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MS Mincho" svg:font-family="'MS Minch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MP0">
      <style:table-properties style:width="28.011cm" fo:margin-left="0.441cm" style:page-number="auto" table:align="left"/>
    </style:style>
    <style:style style:name="Таблица1.A" style:family="table-column">
      <style:table-column-properties style:column-width="1.646cm"/>
    </style:style>
    <style:style style:name="Таблица1.B" style:family="table-column">
      <style:table-column-properties style:column-width="0.6cm"/>
    </style:style>
    <style:style style:name="Таблица1.C" style:family="table-column">
      <style:table-column-properties style:column-width="1.397cm"/>
    </style:style>
    <style:style style:name="Таблица1.D" style:family="table-column">
      <style:table-column-properties style:column-width="0.891cm"/>
    </style:style>
    <style:style style:name="Таблица1.E" style:family="table-column">
      <style:table-column-properties style:column-width="1.127cm"/>
    </style:style>
    <style:style style:name="Таблица1.F" style:family="table-column">
      <style:table-column-properties style:column-width="0.081cm"/>
    </style:style>
    <style:style style:name="Таблица1.G" style:family="table-column">
      <style:table-column-properties style:column-width="1.501cm"/>
    </style:style>
    <style:style style:name="Таблица1.H" style:family="table-column">
      <style:table-column-properties style:column-width="0.57cm"/>
    </style:style>
    <style:style style:name="Таблица1.I" style:family="table-column">
      <style:table-column-properties style:column-width="1.512cm"/>
    </style:style>
    <style:style style:name="Таблица1.J" style:family="table-column">
      <style:table-column-properties style:column-width="0.168cm"/>
    </style:style>
    <style:style style:name="Таблица1.K" style:family="table-column">
      <style:table-column-properties style:column-width="1.254cm"/>
    </style:style>
    <style:style style:name="Таблица1.L" style:family="table-column">
      <style:table-column-properties style:column-width="2.069cm"/>
    </style:style>
    <style:style style:name="Таблица1.M" style:family="table-column">
      <style:table-column-properties style:column-width="0.877cm"/>
    </style:style>
    <style:style style:name="Таблица1.N" style:family="table-column">
      <style:table-column-properties style:column-width="0.425cm"/>
    </style:style>
    <style:style style:name="Таблица1.O" style:family="table-column">
      <style:table-column-properties style:column-width="2.875cm"/>
    </style:style>
    <style:style style:name="Таблица1.P" style:family="table-column">
      <style:table-column-properties style:column-width="2.997cm"/>
    </style:style>
    <style:style style:name="Таблица1.Q" style:family="table-column">
      <style:table-column-properties style:column-width="0.254cm"/>
    </style:style>
    <style:style style:name="Таблица1.R" style:family="table-column">
      <style:table-column-properties style:column-width="0.497cm"/>
    </style:style>
    <style:style style:name="Таблица1.S" style:family="table-column">
      <style:table-column-properties style:column-width="0.601cm"/>
    </style:style>
    <style:style style:name="Таблица1.T" style:family="table-column">
      <style:table-column-properties style:column-width="0.607cm"/>
    </style:style>
    <style:style style:name="Таблица1.U" style:family="table-column">
      <style:table-column-properties style:column-width="0.349cm"/>
    </style:style>
    <style:style style:name="Таблица1.V" style:family="table-column">
      <style:table-column-properties style:column-width="0.196cm"/>
    </style:style>
    <style:style style:name="Таблица1.W" style:family="table-column">
      <style:table-column-properties style:column-width="1.207cm"/>
    </style:style>
    <style:style style:name="Таблица1.X" style:family="table-column">
      <style:table-column-properties style:column-width="0.291cm"/>
    </style:style>
    <style:style style:name="Таблица1.Y" style:family="table-column">
      <style:table-column-properties style:column-width="0.748cm"/>
    </style:style>
    <style:style style:name="Таблица1.Z" style:family="table-column">
      <style:table-column-properties style:column-width="0.053cm"/>
    </style:style>
    <style:style style:name="Таблица1.a" style:family="table-column">
      <style:table-column-properties style:column-width="0.448cm"/>
    </style:style>
    <style:style style:name="Таблица1.b" style:family="table-column">
      <style:table-column-properties style:column-width="0.582cm"/>
    </style:style>
    <style:style style:name="Таблица1.c" style:family="table-column">
      <style:table-column-properties style:column-width="0.332cm"/>
    </style:style>
    <style:style style:name="Таблица1.d" style:family="table-column">
      <style:table-column-properties style:column-width="0.46cm"/>
    </style:style>
    <style:style style:name="Таблица1.f" style:family="table-column">
      <style:table-column-properties style:column-width="0.085cm"/>
    </style:style>
    <style:style style:name="Таблица1.g" style:family="table-column">
      <style:table-column-properties style:column-width="1.021cm"/>
    </style:style>
    <style:style style:name="Таблица1.1" style:family="table-row">
      <style:table-row-properties style:row-height="0.436cm" fo:keep-together="always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R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2" style:family="table-row">
      <style:table-row-properties style:row-height="0.575cm" fo:keep-together="always" style:use-optimal-row-height="false"/>
    </style:style>
    <style:style style:name="Таблица1.H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5" style:family="table-row">
      <style:table-row-properties style:row-height="1.175cm" fo:keep-together="always" style:use-optimal-row-height="false"/>
    </style:style>
    <style:style style:name="Таблица1.A5" style:family="table-cell">
      <style:table-cell-properties fo:padding="0.191cm" fo:border="0.5pt solid #000000" style:writing-mode="lr-tb"/>
    </style:style>
    <style:style style:name="Таблица1.S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6" style:family="table-row">
      <style:table-row-properties style:row-height="1.058cm" fo:keep-together="always" style:use-optimal-row-height="false"/>
    </style:style>
    <style:style style:name="Таблица1.A6" style:family="table-cell">
      <style:table-cell-properties fo:padding="0.191cm" fo:border-left="0.05pt solid #000000" fo:border-right="none" fo:border-top="none" fo:border-bottom="none" style:writing-mode="lr-tb"/>
    </style:style>
    <style:style style:name="Таблица1.K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.N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Q6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1pt solid #000000" style:writing-mode="lr-tb"/>
    </style:style>
    <style:style style:name="Таблица1.Y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.7" style:family="table-row">
      <style:table-row-properties style:row-height="1.014cm" fo:keep-together="always" style:use-optimal-row-height="false"/>
    </style:style>
    <style:style style:name="Таблица1.A7" style:family="table-cell">
      <style:table-cell-properties fo:padding="0.191cm" fo:border-left="0.05pt solid #000000" fo:border-right="none" fo:border-top="none" fo:border-bottom="none" style:writing-mode="lr-tb"/>
    </style:style>
    <style:style style:name="Таблица1.K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Z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f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8" style:family="table-row">
      <style:table-row-properties style:min-row-height="2.223cm" fo:keep-together="always" style:use-optimal-row-height="false"/>
    </style:style>
    <style:style style:name="Таблица1.A8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8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9" style:family="table-row">
      <style:table-row-properties style:min-row-height="0.73cm" fo:keep-together="always" style:use-optimal-row-height="false"/>
    </style:style>
    <style:style style:name="Таблица1.A9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9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10" style:family="table-row">
      <style:table-row-properties style:row-height="0.728cm" fo:keep-together="always" style:use-optimal-row-height="false"/>
    </style:style>
    <style:style style:name="Таблица1.A10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10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A11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11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12" style:family="table-row">
      <style:table-row-properties style:row-height="2.223cm" fo:keep-together="always" style:use-optimal-row-height="false"/>
    </style:style>
    <style:style style:name="Таблица1.A1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X1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.13" style:family="table-row">
      <style:table-row-properties style:min-row-height="5.874cm" fo:keep-together="always" style:use-optimal-row-height="false"/>
    </style:style>
    <style:style style:name="Таблица1.A13" style:family="table-cell">
      <style:table-cell-properties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Таблица1.F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I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M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Q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V13" style:family="table-cell">
      <style:table-cell-properties fo:padding-left="0.191cm" fo:padding-right="0.191cm" fo:padding-top="0cm" fo:padding-bottom="0cm" fo:border-left="none" fo:border-right="0.5pt solid #000000" fo:border-top="none" fo:border-bottom="1pt solid #000000" style:writing-mode="lr-tb"/>
    </style:style>
    <style:style style:name="Таблица1.14" style:family="table-row">
      <style:table-row-properties style:row-height="0.787cm" fo:keep-together="always" style:use-optimal-row-height="false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C14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U14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" style:family="table" style:master-page-name="MP1">
      <style:table-properties style:width="28.261cm" fo:margin-left="0.303cm" fo:margin-right="0.436cm" style:page-number="auto" table:align="margins"/>
    </style:style>
    <style:style style:name="Таблица2.A" style:family="table-column">
      <style:table-column-properties style:column-width="1.12cm" style:rel-column-width="2597*"/>
    </style:style>
    <style:style style:name="Таблица2.B" style:family="table-column">
      <style:table-column-properties style:column-width="0.542cm" style:rel-column-width="1255*"/>
    </style:style>
    <style:style style:name="Таблица2.C" style:family="table-column">
      <style:table-column-properties style:column-width="0.455cm" style:rel-column-width="1055*"/>
    </style:style>
    <style:style style:name="Таблица2.D" style:family="table-column">
      <style:table-column-properties style:column-width="0.157cm" style:rel-column-width="364*"/>
    </style:style>
    <style:style style:name="Таблица2.E" style:family="table-column">
      <style:table-column-properties style:column-width="0.963cm" style:rel-column-width="2233*"/>
    </style:style>
    <style:style style:name="Таблица2.F" style:family="table-column">
      <style:table-column-properties style:column-width="0.647cm" style:rel-column-width="1501*"/>
    </style:style>
    <style:style style:name="Таблица2.G" style:family="table-column">
      <style:table-column-properties style:column-width="0.402cm" style:rel-column-width="932*"/>
    </style:style>
    <style:style style:name="Таблица2.H" style:family="table-column">
      <style:table-column-properties style:column-width="1.363cm" style:rel-column-width="3161*"/>
    </style:style>
    <style:style style:name="Таблица2.I" style:family="table-column">
      <style:table-column-properties style:column-width="0.316cm" style:rel-column-width="732*"/>
    </style:style>
    <style:style style:name="Таблица2.J" style:family="table-column">
      <style:table-column-properties style:column-width="0.122cm" style:rel-column-width="282*"/>
    </style:style>
    <style:style style:name="Таблица2.K" style:family="table-column">
      <style:table-column-properties style:column-width="1.452cm" style:rel-column-width="3366*"/>
    </style:style>
    <style:style style:name="Таблица2.L" style:family="table-column">
      <style:table-column-properties style:column-width="0.7cm" style:rel-column-width="1623*"/>
    </style:style>
    <style:style style:name="Таблица2.M" style:family="table-column">
      <style:table-column-properties style:column-width="1.416cm" style:rel-column-width="3284*"/>
    </style:style>
    <style:style style:name="Таблица2.N" style:family="table-column">
      <style:table-column-properties style:column-width="1.208cm" style:rel-column-width="2801*"/>
    </style:style>
    <style:style style:name="Таблица2.O" style:family="table-column">
      <style:table-column-properties style:column-width="0.734cm" style:rel-column-width="1701*"/>
    </style:style>
    <style:style style:name="Таблица2.P" style:family="table-column">
      <style:table-column-properties style:column-width="0.736cm" style:rel-column-width="1705*"/>
    </style:style>
    <style:style style:name="Таблица2.Q" style:family="table-column">
      <style:table-column-properties style:column-width="1.014cm" style:rel-column-width="2351*"/>
    </style:style>
    <style:style style:name="Таблица2.S" style:family="table-column">
      <style:table-column-properties style:column-width="0.63cm" style:rel-column-width="1460*"/>
    </style:style>
    <style:style style:name="Таблица2.T" style:family="table-column">
      <style:table-column-properties style:column-width="2.152cm" style:rel-column-width="4990*"/>
    </style:style>
    <style:style style:name="Таблица2.U" style:family="table-column">
      <style:table-column-properties style:column-width="0.822cm" style:rel-column-width="1906*"/>
    </style:style>
    <style:style style:name="Таблица2.V" style:family="table-column">
      <style:table-column-properties style:column-width="1.207cm" style:rel-column-width="2797*"/>
    </style:style>
    <style:style style:name="Таблица2.W" style:family="table-column">
      <style:table-column-properties style:column-width="0.508cm" style:rel-column-width="1178*"/>
    </style:style>
    <style:style style:name="Таблица2.X" style:family="table-column">
      <style:table-column-properties style:column-width="0.279cm" style:rel-column-width="646*"/>
    </style:style>
    <style:style style:name="Таблица2.Z" style:family="table-column">
      <style:table-column-properties style:column-width="0.296cm" style:rel-column-width="687*"/>
    </style:style>
    <style:style style:name="Таблица2.a" style:family="table-column">
      <style:table-column-properties style:column-width="0.543cm" style:rel-column-width="1259*"/>
    </style:style>
    <style:style style:name="Таблица2.b" style:family="table-column">
      <style:table-column-properties style:column-width="0.332cm" style:rel-column-width="768*"/>
    </style:style>
    <style:style style:name="Таблица2.d" style:family="table-column">
      <style:table-column-properties style:column-width="0.349cm" style:rel-column-width="809*"/>
    </style:style>
    <style:style style:name="Таблица2.e" style:family="table-column">
      <style:table-column-properties style:column-width="0.665cm" style:rel-column-width="1542*"/>
    </style:style>
    <style:style style:name="Таблица2.g" style:family="table-column">
      <style:table-column-properties style:column-width="0.908cm" style:rel-column-width="2106*"/>
    </style:style>
    <style:style style:name="Таблица2.h" style:family="table-column">
      <style:table-column-properties style:column-width="0.351cm" style:rel-column-width="813*"/>
    </style:style>
    <style:style style:name="Таблица2.j" style:family="table-column">
      <style:table-column-properties style:column-width="1.032cm" style:rel-column-width="2392*"/>
    </style:style>
    <style:style style:name="Таблица2.l" style:family="table-column">
      <style:table-column-properties style:column-width="0.473cm" style:rel-column-width="1096*"/>
    </style:style>
    <style:style style:name="Таблица2.m" style:family="table-column">
      <style:table-column-properties style:column-width="0.961cm" style:rel-column-width="2231*"/>
    </style:style>
    <style:style style:name="Таблица2.1" style:family="table-row">
      <style:table-row-properties style:row-height="0.499cm" fo:keep-together="always" style:use-optimal-row-height="false"/>
    </style:style>
    <style:style style:name="Таблица2.A1" style:family="table-cell">
      <style:table-cell-properties fo:padding="0cm" fo:border="none" style:writing-mode="lr-tb"/>
    </style:style>
    <style:style style:name="Таблица2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2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2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2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2.6" style:family="table-row">
      <style:table-row-properties style:row-height="0.801cm" fo:keep-together="always" style:use-optimal-row-height="false"/>
    </style:style>
    <style:style style:name="Таблица2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2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2.7" style:family="table-row">
      <style:table-row-properties style:row-height="0.425cm" fo:keep-together="always" style:use-optimal-row-height="false"/>
    </style:style>
    <style:style style:name="Таблица2.K7" style:family="table-cell">
      <style:table-cell-properties fo:padding="0cm" fo:border="0.5pt solid #000000" style:writing-mode="lr-tb"/>
    </style:style>
    <style:style style:name="Таблица2.M7" style:family="table-cell">
      <style:table-cell-properties fo:padding="0cm" fo:border="0.5pt solid #000000" style:writing-mode="lr-tb"/>
    </style:style>
    <style:style style:name="Таблица2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2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2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2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2.K8" style:family="table-cell">
      <style:table-cell-properties fo:padding="0cm" fo:border="0.5pt solid #000000" style:writing-mode="lr-tb"/>
    </style:style>
    <style:style style:name="Таблица2.M8" style:family="table-cell">
      <style:table-cell-properties fo:padding="0cm" fo:border="0.5pt solid #000000" style:writing-mode="lr-tb"/>
    </style:style>
    <style:style style:name="Таблица2.K9" style:family="table-cell">
      <style:table-cell-properties fo:padding="0cm" fo:border="0.5pt solid #000000" style:writing-mode="lr-tb"/>
    </style:style>
    <style:style style:name="Таблица2.M9" style:family="table-cell">
      <style:table-cell-properties fo:padding="0cm" fo:border="0.5pt solid #000000" style:writing-mode="lr-tb"/>
    </style:style>
    <style:style style:name="Таблица2.K10" style:family="table-cell">
      <style:table-cell-properties fo:padding="0cm" fo:border="0.5pt solid #000000" style:writing-mode="lr-tb"/>
    </style:style>
    <style:style style:name="Таблица2.M10" style:family="table-cell">
      <style:table-cell-properties fo:padding="0cm" fo:border="0.5pt solid #000000" style:writing-mode="lr-tb"/>
    </style:style>
    <style:style style:name="Таблица2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2.O10" style:family="table-cell">
      <style:table-cell-properties style:vertical-align="middle" fo:padding="0cm" fo:border="0.5pt solid #000000" style:writing-mode="lr-tb"/>
    </style:style>
    <style:style style:name="Таблица2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2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2.A11" style:family="table-cell">
      <style:table-cell-properties fo:padding="0cm" fo:border="0.5pt solid #000000" style:writing-mode="lr-tb"/>
    </style:style>
    <style:style style:name="Таблица2.D11" style:family="table-cell">
      <style:table-cell-properties fo:padding="0cm" fo:border="0.5pt solid #000000" style:writing-mode="lr-tb"/>
    </style:style>
    <style:style style:name="Таблица2.K11" style:family="table-cell">
      <style:table-cell-properties fo:padding="0cm" fo:border="0.5pt solid #000000" style:writing-mode="lr-tb"/>
    </style:style>
    <style:style style:name="Таблица2.M11" style:family="table-cell">
      <style:table-cell-properties fo:padding="0cm" fo:border="0.5pt solid #000000" style:writing-mode="lr-tb"/>
    </style:style>
    <style:style style:name="Таблица2.12" style:family="table-row">
      <style:table-row-properties style:row-height="0.6cm" fo:keep-together="always" style:use-optimal-row-height="false"/>
    </style:style>
    <style:style style:name="Таблица2.A12" style:family="table-cell">
      <style:table-cell-properties fo:padding="0cm" fo:border="0.5pt solid #000000" style:writing-mode="lr-tb"/>
    </style:style>
    <style:style style:name="Таблица2.f12" style:family="table-cell">
      <style:table-cell-properties fo:padding="0cm" fo:border="0.5pt solid #000000" style:writing-mode="lr-tb"/>
    </style:style>
    <style:style style:name="Таблица2.13" style:family="table-row">
      <style:table-row-properties style:min-row-height="0.582cm" fo:keep-together="always" style:use-optimal-row-height="false"/>
    </style:style>
    <style:style style:name="Таблица2.A13" style:family="table-cell">
      <style:table-cell-properties fo:padding="0cm" fo:border="0.5pt solid #000000" style:writing-mode="lr-tb"/>
    </style:style>
    <style:style style:name="Таблица2.f13" style:family="table-cell">
      <style:table-cell-properties fo:padding="0cm" fo:border="0.5pt solid #000000" style:writing-mode="lr-tb"/>
    </style:style>
    <style:style style:name="Таблица2.14" style:family="table-row">
      <style:table-row-properties style:row-height="0.73cm" fo:keep-together="always" style:use-optimal-row-height="false"/>
    </style:style>
    <style:style style:name="Таблица2.31" style:family="table-row">
      <style:table-row-properties style:row-height="0.9cm" fo:keep-together="always" style:use-optimal-row-height="false"/>
    </style:style>
    <style:style style:name="Таблица2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2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Таблица16" style:family="table">
      <style:table-properties style:width="28.099cm" fo:margin-left="0.286cm" fo:margin-right="0.616cm" table:align="margins"/>
    </style:style>
    <style:style style:name="Таблица16.A" style:family="table-column">
      <style:table-column-properties style:column-width="1.166cm" style:rel-column-width="661*"/>
    </style:style>
    <style:style style:name="Таблица16.B" style:family="table-column">
      <style:table-column-properties style:column-width="0.508cm" style:rel-column-width="288*"/>
    </style:style>
    <style:style style:name="Таблица16.C" style:family="table-column">
      <style:table-column-properties style:column-width="0.071cm" style:rel-column-width="40*"/>
    </style:style>
    <style:style style:name="Таблица16.D" style:family="table-column">
      <style:table-column-properties style:column-width="0.455cm" style:rel-column-width="258*"/>
    </style:style>
    <style:style style:name="Таблица16.E" style:family="table-column">
      <style:table-column-properties style:column-width="0.104cm" style:rel-column-width="59*"/>
    </style:style>
    <style:style style:name="Таблица16.G" style:family="table-column">
      <style:table-column-properties style:column-width="0.437cm" style:rel-column-width="248*"/>
    </style:style>
    <style:style style:name="Таблица16.H" style:family="table-column">
      <style:table-column-properties style:column-width="0.628cm" style:rel-column-width="356*"/>
    </style:style>
    <style:style style:name="Таблица16.I" style:family="table-column">
      <style:table-column-properties style:column-width="0.069cm" style:rel-column-width="39*"/>
    </style:style>
    <style:style style:name="Таблица16.J" style:family="table-column">
      <style:table-column-properties style:column-width="0.383cm" style:rel-column-width="217*"/>
    </style:style>
    <style:style style:name="Таблица16.K" style:family="table-column">
      <style:table-column-properties style:column-width="1.498cm" style:rel-column-width="849*"/>
    </style:style>
    <style:style style:name="Таблица16.L" style:family="table-column">
      <style:table-column-properties style:column-width="0.198cm" style:rel-column-width="112*"/>
    </style:style>
    <style:style style:name="Таблица16.M" style:family="table-column">
      <style:table-column-properties style:column-width="0.279cm" style:rel-column-width="158*"/>
    </style:style>
    <style:style style:name="Таблица16.N" style:family="table-column">
      <style:table-column-properties style:column-width="1.277cm" style:rel-column-width="724*"/>
    </style:style>
    <style:style style:name="Таблица16.O" style:family="table-column">
      <style:table-column-properties style:column-width="0.753cm" style:rel-column-width="427*"/>
    </style:style>
    <style:style style:name="Таблица16.P" style:family="table-column">
      <style:table-column-properties style:column-width="1.517cm" style:rel-column-width="860*"/>
    </style:style>
    <style:style style:name="Таблица16.Q" style:family="table-column">
      <style:table-column-properties style:column-width="1.016cm" style:rel-column-width="576*"/>
    </style:style>
    <style:style style:name="Таблица16.R" style:family="table-column">
      <style:table-column-properties style:column-width="0.873cm" style:rel-column-width="495*"/>
    </style:style>
    <style:style style:name="Таблица16.S" style:family="table-column">
      <style:table-column-properties style:column-width="0.192cm" style:rel-column-width="109*"/>
    </style:style>
    <style:style style:name="Таблица16.T" style:family="table-column">
      <style:table-column-properties style:column-width="0.594cm" style:rel-column-width="337*"/>
    </style:style>
    <style:style style:name="Таблица16.U" style:family="table-column">
      <style:table-column-properties style:column-width="1.032cm" style:rel-column-width="585*"/>
    </style:style>
    <style:style style:name="Таблица16.V" style:family="table-column">
      <style:table-column-properties style:column-width="0.7cm" style:rel-column-width="397*"/>
    </style:style>
    <style:style style:name="Таблица16.W" style:family="table-column">
      <style:table-column-properties style:column-width="0.349cm" style:rel-column-width="198*"/>
    </style:style>
    <style:style style:name="Таблица16.X" style:family="table-column">
      <style:table-column-properties style:column-width="1.677cm" style:rel-column-width="951*"/>
    </style:style>
    <style:style style:name="Таблица16.Y" style:family="table-column">
      <style:table-column-properties style:column-width="0.61cm" style:rel-column-width="346*"/>
    </style:style>
    <style:style style:name="Таблица16.Z" style:family="table-column">
      <style:table-column-properties style:column-width="0.822cm" style:rel-column-width="466*"/>
    </style:style>
    <style:style style:name="Таблица16.a" style:family="table-column">
      <style:table-column-properties style:column-width="0.175cm" style:rel-column-width="99*"/>
    </style:style>
    <style:style style:name="Таблица16.b" style:family="table-column">
      <style:table-column-properties style:column-width="1.102cm" style:rel-column-width="625*"/>
    </style:style>
    <style:style style:name="Таблица16.c" style:family="table-column">
      <style:table-column-properties style:column-width="0.49cm" style:rel-column-width="278*"/>
    </style:style>
    <style:style style:name="Таблица16.d" style:family="table-column">
      <style:table-column-properties style:column-width="0.96cm" style:rel-column-width="544*"/>
    </style:style>
    <style:style style:name="Таблица16.e" style:family="table-column">
      <style:table-column-properties style:column-width="0.743cm" style:rel-column-width="421*"/>
    </style:style>
    <style:style style:name="Таблица16.f" style:family="table-column">
      <style:table-column-properties style:column-width="0.323cm" style:rel-column-width="183*"/>
    </style:style>
    <style:style style:name="Таблица16.h" style:family="table-column">
      <style:table-column-properties style:column-width="0.4cm" style:rel-column-width="227*"/>
    </style:style>
    <style:style style:name="Таблица16.i" style:family="table-column">
      <style:table-column-properties style:column-width="0.138cm" style:rel-column-width="78*"/>
    </style:style>
    <style:style style:name="Таблица16.j" style:family="table-column">
      <style:table-column-properties style:column-width="0.683cm" style:rel-column-width="387*"/>
    </style:style>
    <style:style style:name="Таблица16.k" style:family="table-column">
      <style:table-column-properties style:column-width="0.577cm" style:rel-column-width="327*"/>
    </style:style>
    <style:style style:name="Таблица16.l" style:family="table-column">
      <style:table-column-properties style:column-width="1.067cm" style:rel-column-width="605*"/>
    </style:style>
    <style:style style:name="Таблица16.m" style:family="table-column">
      <style:table-column-properties style:column-width="1.328cm" style:rel-column-width="753*"/>
    </style:style>
    <style:style style:name="Таблица16.n" style:family="table-column">
      <style:table-column-properties style:column-width="0.681cm" style:rel-column-width="386*"/>
    </style:style>
    <style:style style:name="Таблица16.o" style:family="table-column">
      <style:table-column-properties style:column-width="1.208cm" style:rel-column-width="685*"/>
    </style:style>
    <style:style style:name="Таблица16.1" style:family="table-row">
      <style:table-row-properties style:row-height="0.425cm" fo:keep-together="always" style:use-optimal-row-height="false"/>
    </style:style>
    <style:style style:name="Таблица16.A1" style:family="table-cell">
      <style:table-cell-properties fo:padding-left="0.018cm" fo:padding-right="0.018cm" fo:padding-top="0cm" fo:padding-bottom="0cm" fo:border="none" style:writing-mode="lr-tb"/>
    </style:style>
    <style:style style:name="Таблица16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6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6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6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6.5" style:family="table-row">
      <style:table-row-properties style:row-height="0.801cm" fo:keep-together="always" style:use-optimal-row-height="false"/>
    </style:style>
    <style:style style:name="Таблица16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6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6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16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16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6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6.9" style:family="table-row">
      <style:table-row-properties style:row-height="0.6cm" fo:keep-together="always" style:use-optimal-row-height="false"/>
    </style:style>
    <style:style style:name="Таблица16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6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6.10" style:family="table-row">
      <style:table-row-properties style:min-row-height="0.582cm" fo:keep-together="always" style:use-optimal-row-height="false"/>
    </style:style>
    <style:style style:name="Таблица16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6.11" style:family="table-row">
      <style:table-row-properties style:row-height="0.771cm" fo:keep-together="always" style:use-optimal-row-height="false"/>
    </style:style>
    <style:style style:name="Таблица16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16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16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6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16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16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16.28" style:family="table-row">
      <style:table-row-properties style:row-height="0.9cm" fo:keep-together="always" style:use-optimal-row-height="false"/>
    </style:style>
    <style:style style:name="Таблица16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6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7" style:family="table">
      <style:table-properties style:width="28.205cm" fo:margin-left="0.286cm" fo:margin-right="0.51cm" table:align="margins"/>
    </style:style>
    <style:style style:name="Таблица17.A" style:family="table-column">
      <style:table-column-properties style:column-width="1.168cm" style:rel-column-width="662*"/>
    </style:style>
    <style:style style:name="Таблица17.B" style:family="table-column">
      <style:table-column-properties style:column-width="0.508cm" style:rel-column-width="288*"/>
    </style:style>
    <style:style style:name="Таблица17.C" style:family="table-column">
      <style:table-column-properties style:column-width="0.071cm" style:rel-column-width="40*"/>
    </style:style>
    <style:style style:name="Таблица17.D" style:family="table-column">
      <style:table-column-properties style:column-width="0.455cm" style:rel-column-width="258*"/>
    </style:style>
    <style:style style:name="Таблица17.E" style:family="table-column">
      <style:table-column-properties style:column-width="0.104cm" style:rel-column-width="59*"/>
    </style:style>
    <style:style style:name="Таблица17.G" style:family="table-column">
      <style:table-column-properties style:column-width="0.437cm" style:rel-column-width="248*"/>
    </style:style>
    <style:style style:name="Таблица17.H" style:family="table-column">
      <style:table-column-properties style:column-width="0.626cm" style:rel-column-width="355*"/>
    </style:style>
    <style:style style:name="Таблица17.I" style:family="table-column">
      <style:table-column-properties style:column-width="0.069cm" style:rel-column-width="39*"/>
    </style:style>
    <style:style style:name="Таблица17.J" style:family="table-column">
      <style:table-column-properties style:column-width="0.386cm" style:rel-column-width="219*"/>
    </style:style>
    <style:style style:name="Таблица17.K" style:family="table-column">
      <style:table-column-properties style:column-width="1.268cm" style:rel-column-width="719*"/>
    </style:style>
    <style:style style:name="Таблица17.L" style:family="table-column">
      <style:table-column-properties style:column-width="0.427cm" style:rel-column-width="242*"/>
    </style:style>
    <style:style style:name="Таблица17.M" style:family="table-column">
      <style:table-column-properties style:column-width="0.277cm" style:rel-column-width="157*"/>
    </style:style>
    <style:style style:name="Таблица17.N" style:family="table-column">
      <style:table-column-properties style:column-width="1.277cm" style:rel-column-width="724*"/>
    </style:style>
    <style:style style:name="Таблица17.O" style:family="table-column">
      <style:table-column-properties style:column-width="0.753cm" style:rel-column-width="427*"/>
    </style:style>
    <style:style style:name="Таблица17.P" style:family="table-column">
      <style:table-column-properties style:column-width="1.52cm" style:rel-column-width="862*"/>
    </style:style>
    <style:style style:name="Таблица17.Q" style:family="table-column">
      <style:table-column-properties style:column-width="1.016cm" style:rel-column-width="576*"/>
    </style:style>
    <style:style style:name="Таблица17.R" style:family="table-column">
      <style:table-column-properties style:column-width="0.873cm" style:rel-column-width="495*"/>
    </style:style>
    <style:style style:name="Таблица17.S" style:family="table-column">
      <style:table-column-properties style:column-width="0.192cm" style:rel-column-width="109*"/>
    </style:style>
    <style:style style:name="Таблица17.T" style:family="table-column">
      <style:table-column-properties style:column-width="0.593cm" style:rel-column-width="336*"/>
    </style:style>
    <style:style style:name="Таблица17.U" style:family="table-column">
      <style:table-column-properties style:column-width="1.032cm" style:rel-column-width="585*"/>
    </style:style>
    <style:style style:name="Таблица17.V" style:family="table-column">
      <style:table-column-properties style:column-width="0.7cm" style:rel-column-width="397*"/>
    </style:style>
    <style:style style:name="Таблица17.W" style:family="table-column">
      <style:table-column-properties style:column-width="0.349cm" style:rel-column-width="198*"/>
    </style:style>
    <style:style style:name="Таблица17.X" style:family="table-column">
      <style:table-column-properties style:column-width="1.679cm" style:rel-column-width="952*"/>
    </style:style>
    <style:style style:name="Таблица17.Y" style:family="table-column">
      <style:table-column-properties style:column-width="0.612cm" style:rel-column-width="347*"/>
    </style:style>
    <style:style style:name="Таблица17.Z" style:family="table-column">
      <style:table-column-properties style:column-width="0.822cm" style:rel-column-width="466*"/>
    </style:style>
    <style:style style:name="Таблица17.a" style:family="table-column">
      <style:table-column-properties style:column-width="0.175cm" style:rel-column-width="99*"/>
    </style:style>
    <style:style style:name="Таблица17.b" style:family="table-column">
      <style:table-column-properties style:column-width="1.102cm" style:rel-column-width="625*"/>
    </style:style>
    <style:style style:name="Таблица17.c" style:family="table-column">
      <style:table-column-properties style:column-width="0.49cm" style:rel-column-width="278*"/>
    </style:style>
    <style:style style:name="Таблица17.d" style:family="table-column">
      <style:table-column-properties style:column-width="0.96cm" style:rel-column-width="544*"/>
    </style:style>
    <style:style style:name="Таблица17.e" style:family="table-column">
      <style:table-column-properties style:column-width="0.769cm" style:rel-column-width="436*"/>
    </style:style>
    <style:style style:name="Таблица17.f" style:family="table-column">
      <style:table-column-properties style:column-width="0.296cm" style:rel-column-width="168*"/>
    </style:style>
    <style:style style:name="Таблица17.h" style:family="table-column">
      <style:table-column-properties style:column-width="0.402cm" style:rel-column-width="228*"/>
    </style:style>
    <style:style style:name="Таблица17.i" style:family="table-column">
      <style:table-column-properties style:column-width="0.138cm" style:rel-column-width="78*"/>
    </style:style>
    <style:style style:name="Таблица17.j" style:family="table-column">
      <style:table-column-properties style:column-width="0.681cm" style:rel-column-width="386*"/>
    </style:style>
    <style:style style:name="Таблица17.k" style:family="table-column">
      <style:table-column-properties style:column-width="0.577cm" style:rel-column-width="327*"/>
    </style:style>
    <style:style style:name="Таблица17.l" style:family="table-column">
      <style:table-column-properties style:column-width="1.067cm" style:rel-column-width="605*"/>
    </style:style>
    <style:style style:name="Таблица17.m" style:family="table-column">
      <style:table-column-properties style:column-width="1.33cm" style:rel-column-width="754*"/>
    </style:style>
    <style:style style:name="Таблица17.n" style:family="table-column">
      <style:table-column-properties style:column-width="0.683cm" style:rel-column-width="387*"/>
    </style:style>
    <style:style style:name="Таблица17.o" style:family="table-column">
      <style:table-column-properties style:column-width="1.304cm" style:rel-column-width="739*"/>
    </style:style>
    <style:style style:name="Таблица17.1" style:family="table-row">
      <style:table-row-properties style:row-height="0.425cm" fo:keep-together="always" style:use-optimal-row-height="false"/>
    </style:style>
    <style:style style:name="Таблица17.A1" style:family="table-cell">
      <style:table-cell-properties fo:padding-left="0.018cm" fo:padding-right="0.018cm" fo:padding-top="0cm" fo:padding-bottom="0cm" fo:border="none" style:writing-mode="lr-tb"/>
    </style:style>
    <style:style style:name="Таблица17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7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7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7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7.5" style:family="table-row">
      <style:table-row-properties style:row-height="0.801cm" fo:keep-together="always" style:use-optimal-row-height="false"/>
    </style:style>
    <style:style style:name="Таблица17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7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7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17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17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7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7.9" style:family="table-row">
      <style:table-row-properties style:row-height="0.6cm" fo:keep-together="always" style:use-optimal-row-height="false"/>
    </style:style>
    <style:style style:name="Таблица17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7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7.10" style:family="table-row">
      <style:table-row-properties style:min-row-height="0.582cm" fo:keep-together="always" style:use-optimal-row-height="false"/>
    </style:style>
    <style:style style:name="Таблица17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7.11" style:family="table-row">
      <style:table-row-properties style:row-height="0.771cm" fo:keep-together="always" style:use-optimal-row-height="false"/>
    </style:style>
    <style:style style:name="Таблица17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17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17.a26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7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17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17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17.28" style:family="table-row">
      <style:table-row-properties style:row-height="0.9cm" fo:keep-together="always" style:use-optimal-row-height="false"/>
    </style:style>
    <style:style style:name="Таблица17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7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0" style:family="table">
      <style:table-properties style:width="28.286cm" fo:margin-left="0.286cm" fo:margin-right="0.429cm" table:align="margins"/>
    </style:style>
    <style:style style:name="Таблица30.A" style:family="table-column">
      <style:table-column-properties style:column-width="1.171cm" style:rel-column-width="2713*"/>
    </style:style>
    <style:style style:name="Таблица30.B" style:family="table-column">
      <style:table-column-properties style:column-width="0.508cm" style:rel-column-width="1176*"/>
    </style:style>
    <style:style style:name="Таблица30.C" style:family="table-column">
      <style:table-column-properties style:column-width="0.071cm" style:rel-column-width="163*"/>
    </style:style>
    <style:style style:name="Таблица30.D" style:family="table-column">
      <style:table-column-properties style:column-width="0.455cm" style:rel-column-width="1054*"/>
    </style:style>
    <style:style style:name="Таблица30.E" style:family="table-column">
      <style:table-column-properties style:column-width="0.104cm" style:rel-column-width="241*"/>
    </style:style>
    <style:style style:name="Таблица30.G" style:family="table-column">
      <style:table-column-properties style:column-width="0.437cm" style:rel-column-width="1013*"/>
    </style:style>
    <style:style style:name="Таблица30.H" style:family="table-column">
      <style:table-column-properties style:column-width="0.63cm" style:rel-column-width="1458*"/>
    </style:style>
    <style:style style:name="Таблица30.I" style:family="table-column">
      <style:table-column-properties style:column-width="0.069cm" style:rel-column-width="159*"/>
    </style:style>
    <style:style style:name="Таблица30.J" style:family="table-column">
      <style:table-column-properties style:column-width="0.386cm" style:rel-column-width="894*"/>
    </style:style>
    <style:style style:name="Таблица30.K" style:family="table-column">
      <style:table-column-properties style:column-width="1.293cm" style:rel-column-width="2995*"/>
    </style:style>
    <style:style style:name="Таблица30.L" style:family="table-column">
      <style:table-column-properties style:column-width="0.402cm" style:rel-column-width="931*"/>
    </style:style>
    <style:style style:name="Таблица30.M" style:family="table-column">
      <style:table-column-properties style:column-width="0.28cm" style:rel-column-width="649*"/>
    </style:style>
    <style:style style:name="Таблица30.N" style:family="table-column">
      <style:table-column-properties style:column-width="1.277cm" style:rel-column-width="2958*"/>
    </style:style>
    <style:style style:name="Таблица30.O" style:family="table-column">
      <style:table-column-properties style:column-width="0.753cm" style:rel-column-width="1745*"/>
    </style:style>
    <style:style style:name="Таблица30.P" style:family="table-column">
      <style:table-column-properties style:column-width="1.52cm" style:rel-column-width="3522*"/>
    </style:style>
    <style:style style:name="Таблица30.Q" style:family="table-column">
      <style:table-column-properties style:column-width="1.016cm" style:rel-column-width="2353*"/>
    </style:style>
    <style:style style:name="Таблица30.R" style:family="table-column">
      <style:table-column-properties style:column-width="0.873cm" style:rel-column-width="2022*"/>
    </style:style>
    <style:style style:name="Таблица30.S" style:family="table-column">
      <style:table-column-properties style:column-width="0.194cm" style:rel-column-width="449*"/>
    </style:style>
    <style:style style:name="Таблица30.T" style:family="table-column">
      <style:table-column-properties style:column-width="0.594cm" style:rel-column-width="1377*"/>
    </style:style>
    <style:style style:name="Таблица30.U" style:family="table-column">
      <style:table-column-properties style:column-width="1.032cm" style:rel-column-width="2390*"/>
    </style:style>
    <style:style style:name="Таблица30.V" style:family="table-column">
      <style:table-column-properties style:column-width="0.7cm" style:rel-column-width="1622*"/>
    </style:style>
    <style:style style:name="Таблица30.W" style:family="table-column">
      <style:table-column-properties style:column-width="0.349cm" style:rel-column-width="809*"/>
    </style:style>
    <style:style style:name="Таблица30.X" style:family="table-column">
      <style:table-column-properties style:column-width="1.679cm" style:rel-column-width="3890*"/>
    </style:style>
    <style:style style:name="Таблица30.Y" style:family="table-column">
      <style:table-column-properties style:column-width="0.612cm" style:rel-column-width="1418*"/>
    </style:style>
    <style:style style:name="Таблица30.Z" style:family="table-column">
      <style:table-column-properties style:column-width="0.822cm" style:rel-column-width="1904*"/>
    </style:style>
    <style:style style:name="Таблица30.a" style:family="table-column">
      <style:table-column-properties style:column-width="0.175cm" style:rel-column-width="404*"/>
    </style:style>
    <style:style style:name="Таблица30.b" style:family="table-column">
      <style:table-column-properties style:column-width="1.102cm" style:rel-column-width="2554*"/>
    </style:style>
    <style:style style:name="Таблица30.c" style:family="table-column">
      <style:table-column-properties style:column-width="0.49cm" style:rel-column-width="1136*"/>
    </style:style>
    <style:style style:name="Таблица30.d" style:family="table-column">
      <style:table-column-properties style:column-width="0.961cm" style:rel-column-width="2227*"/>
    </style:style>
    <style:style style:name="Таблица30.e" style:family="table-column">
      <style:table-column-properties style:column-width="0.771cm" style:rel-column-width="1785*"/>
    </style:style>
    <style:style style:name="Таблица30.f" style:family="table-column">
      <style:table-column-properties style:column-width="0.296cm" style:rel-column-width="686*"/>
    </style:style>
    <style:style style:name="Таблица30.i" style:family="table-column">
      <style:table-column-properties style:column-width="0.139cm" style:rel-column-width="322*"/>
    </style:style>
    <style:style style:name="Таблица30.j" style:family="table-column">
      <style:table-column-properties style:column-width="0.683cm" style:rel-column-width="1581*"/>
    </style:style>
    <style:style style:name="Таблица30.k" style:family="table-column">
      <style:table-column-properties style:column-width="0.577cm" style:rel-column-width="1336*"/>
    </style:style>
    <style:style style:name="Таблица30.l" style:family="table-column">
      <style:table-column-properties style:column-width="1.067cm" style:rel-column-width="2472*"/>
    </style:style>
    <style:style style:name="Таблица30.m" style:family="table-column">
      <style:table-column-properties style:column-width="1.33cm" style:rel-column-width="3081*"/>
    </style:style>
    <style:style style:name="Таблица30.o" style:family="table-column">
      <style:table-column-properties style:column-width="1.374cm" style:rel-column-width="3182*"/>
    </style:style>
    <style:style style:name="Таблица30.1" style:family="table-row">
      <style:table-row-properties style:row-height="0.425cm" fo:keep-together="always" style:use-optimal-row-height="false"/>
    </style:style>
    <style:style style:name="Таблица30.A1" style:family="table-cell">
      <style:table-cell-properties fo:padding-left="0.018cm" fo:padding-right="0.018cm" fo:padding-top="0cm" fo:padding-bottom="0cm" fo:border="none" style:writing-mode="lr-tb"/>
    </style:style>
    <style:style style:name="Таблица30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0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0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0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0.5" style:family="table-row">
      <style:table-row-properties style:row-height="0.801cm" fo:keep-together="always" style:use-optimal-row-height="false"/>
    </style:style>
    <style:style style:name="Таблица30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0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0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0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0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0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0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0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0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0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0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0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0.9" style:family="table-row">
      <style:table-row-properties style:row-height="0.6cm" fo:keep-together="always" style:use-optimal-row-height="false"/>
    </style:style>
    <style:style style:name="Таблица30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0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0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0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0.10" style:family="table-row">
      <style:table-row-properties style:min-row-height="0.582cm" fo:keep-together="always" style:use-optimal-row-height="false"/>
    </style:style>
    <style:style style:name="Таблица30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0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0.11" style:family="table-row">
      <style:table-row-properties style:row-height="0.771cm" fo:keep-together="always" style:use-optimal-row-height="false"/>
    </style:style>
    <style:style style:name="Таблица30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0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0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0.24" style:family="table-row">
      <style:table-row-properties style:row-height="0.755cm" fo:keep-together="always" style:use-optimal-row-height="false"/>
    </style:style>
    <style:style style:name="Таблица30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0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0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0.28" style:family="table-row">
      <style:table-row-properties style:row-height="0.9cm" fo:keep-together="always" style:use-optimal-row-height="false"/>
    </style:style>
    <style:style style:name="Таблица30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0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1" style:family="table">
      <style:table-properties style:width="28.205cm" fo:margin-left="0.286cm" fo:margin-right="0.51cm" table:align="margins"/>
    </style:style>
    <style:style style:name="Таблица31.A" style:family="table-column">
      <style:table-column-properties style:column-width="1.169cm" style:rel-column-width="663*"/>
    </style:style>
    <style:style style:name="Таблица31.B" style:family="table-column">
      <style:table-column-properties style:column-width="0.508cm" style:rel-column-width="288*"/>
    </style:style>
    <style:style style:name="Таблица31.C" style:family="table-column">
      <style:table-column-properties style:column-width="0.071cm" style:rel-column-width="40*"/>
    </style:style>
    <style:style style:name="Таблица31.D" style:family="table-column">
      <style:table-column-properties style:column-width="0.455cm" style:rel-column-width="258*"/>
    </style:style>
    <style:style style:name="Таблица31.E" style:family="table-column">
      <style:table-column-properties style:column-width="0.104cm" style:rel-column-width="59*"/>
    </style:style>
    <style:style style:name="Таблица31.G" style:family="table-column">
      <style:table-column-properties style:column-width="0.437cm" style:rel-column-width="248*"/>
    </style:style>
    <style:style style:name="Таблица31.H" style:family="table-column">
      <style:table-column-properties style:column-width="0.628cm" style:rel-column-width="356*"/>
    </style:style>
    <style:style style:name="Таблица31.I" style:family="table-column">
      <style:table-column-properties style:column-width="0.069cm" style:rel-column-width="39*"/>
    </style:style>
    <style:style style:name="Таблица31.J" style:family="table-column">
      <style:table-column-properties style:column-width="0.386cm" style:rel-column-width="219*"/>
    </style:style>
    <style:style style:name="Таблица31.K" style:family="table-column">
      <style:table-column-properties style:column-width="1.293cm" style:rel-column-width="733*"/>
    </style:style>
    <style:style style:name="Таблица31.L" style:family="table-column">
      <style:table-column-properties style:column-width="0.402cm" style:rel-column-width="228*"/>
    </style:style>
    <style:style style:name="Таблица31.M" style:family="table-column">
      <style:table-column-properties style:column-width="0.279cm" style:rel-column-width="158*"/>
    </style:style>
    <style:style style:name="Таблица31.N" style:family="table-column">
      <style:table-column-properties style:column-width="1.277cm" style:rel-column-width="724*"/>
    </style:style>
    <style:style style:name="Таблица31.O" style:family="table-column">
      <style:table-column-properties style:column-width="0.753cm" style:rel-column-width="427*"/>
    </style:style>
    <style:style style:name="Таблица31.P" style:family="table-column">
      <style:table-column-properties style:column-width="1.52cm" style:rel-column-width="862*"/>
    </style:style>
    <style:style style:name="Таблица31.Q" style:family="table-column">
      <style:table-column-properties style:column-width="1.016cm" style:rel-column-width="576*"/>
    </style:style>
    <style:style style:name="Таблица31.R" style:family="table-column">
      <style:table-column-properties style:column-width="0.873cm" style:rel-column-width="495*"/>
    </style:style>
    <style:style style:name="Таблица31.S" style:family="table-column">
      <style:table-column-properties style:column-width="0.192cm" style:rel-column-width="109*"/>
    </style:style>
    <style:style style:name="Таблица31.T" style:family="table-column">
      <style:table-column-properties style:column-width="0.594cm" style:rel-column-width="337*"/>
    </style:style>
    <style:style style:name="Таблица31.U" style:family="table-column">
      <style:table-column-properties style:column-width="1.032cm" style:rel-column-width="585*"/>
    </style:style>
    <style:style style:name="Таблица31.V" style:family="table-column">
      <style:table-column-properties style:column-width="0.7cm" style:rel-column-width="397*"/>
    </style:style>
    <style:style style:name="Таблица31.W" style:family="table-column">
      <style:table-column-properties style:column-width="0.349cm" style:rel-column-width="198*"/>
    </style:style>
    <style:style style:name="Таблица31.X" style:family="table-column">
      <style:table-column-properties style:column-width="1.679cm" style:rel-column-width="952*"/>
    </style:style>
    <style:style style:name="Таблица31.Y" style:family="table-column">
      <style:table-column-properties style:column-width="0.612cm" style:rel-column-width="347*"/>
    </style:style>
    <style:style style:name="Таблица31.Z" style:family="table-column">
      <style:table-column-properties style:column-width="0.822cm" style:rel-column-width="466*"/>
    </style:style>
    <style:style style:name="Таблица31.a" style:family="table-column">
      <style:table-column-properties style:column-width="0.175cm" style:rel-column-width="99*"/>
    </style:style>
    <style:style style:name="Таблица31.b" style:family="table-column">
      <style:table-column-properties style:column-width="1.102cm" style:rel-column-width="625*"/>
    </style:style>
    <style:style style:name="Таблица31.c" style:family="table-column">
      <style:table-column-properties style:column-width="0.49cm" style:rel-column-width="278*"/>
    </style:style>
    <style:style style:name="Таблица31.d" style:family="table-column">
      <style:table-column-properties style:column-width="0.96cm" style:rel-column-width="544*"/>
    </style:style>
    <style:style style:name="Таблица31.e" style:family="table-column">
      <style:table-column-properties style:column-width="0.771cm" style:rel-column-width="437*"/>
    </style:style>
    <style:style style:name="Таблица31.f" style:family="table-column">
      <style:table-column-properties style:column-width="0.296cm" style:rel-column-width="168*"/>
    </style:style>
    <style:style style:name="Таблица31.i" style:family="table-column">
      <style:table-column-properties style:column-width="0.138cm" style:rel-column-width="78*"/>
    </style:style>
    <style:style style:name="Таблица31.j" style:family="table-column">
      <style:table-column-properties style:column-width="0.683cm" style:rel-column-width="387*"/>
    </style:style>
    <style:style style:name="Таблица31.k" style:family="table-column">
      <style:table-column-properties style:column-width="0.577cm" style:rel-column-width="327*"/>
    </style:style>
    <style:style style:name="Таблица31.l" style:family="table-column">
      <style:table-column-properties style:column-width="1.067cm" style:rel-column-width="605*"/>
    </style:style>
    <style:style style:name="Таблица31.m" style:family="table-column">
      <style:table-column-properties style:column-width="1.33cm" style:rel-column-width="754*"/>
    </style:style>
    <style:style style:name="Таблица31.1" style:family="table-row">
      <style:table-row-properties style:row-height="0.425cm" fo:keep-together="always" style:use-optimal-row-height="false"/>
    </style:style>
    <style:style style:name="Таблица31.A1" style:family="table-cell">
      <style:table-cell-properties fo:padding-left="0.018cm" fo:padding-right="0.018cm" fo:padding-top="0cm" fo:padding-bottom="0cm" fo:border="none" style:writing-mode="lr-tb"/>
    </style:style>
    <style:style style:name="Таблица31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1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1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1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1.5" style:family="table-row">
      <style:table-row-properties style:row-height="0.801cm" fo:keep-together="always" style:use-optimal-row-height="false"/>
    </style:style>
    <style:style style:name="Таблица31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1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1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1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1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1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1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1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1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1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1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1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1.9" style:family="table-row">
      <style:table-row-properties style:row-height="0.6cm" fo:keep-together="always" style:use-optimal-row-height="false"/>
    </style:style>
    <style:style style:name="Таблица31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1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1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1.10" style:family="table-row">
      <style:table-row-properties style:min-row-height="0.582cm" fo:keep-together="always" style:use-optimal-row-height="false"/>
    </style:style>
    <style:style style:name="Таблица31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1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1.11" style:family="table-row">
      <style:table-row-properties style:row-height="0.771cm" fo:keep-together="always" style:use-optimal-row-height="false"/>
    </style:style>
    <style:style style:name="Таблица31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1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1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1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1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1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1.28" style:family="table-row">
      <style:table-row-properties style:row-height="0.9cm" fo:keep-together="always" style:use-optimal-row-height="false"/>
    </style:style>
    <style:style style:name="Таблица31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1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2" style:family="table">
      <style:table-properties style:width="28.286cm" fo:margin-left="0.286cm" fo:margin-right="0.429cm" table:align="margins"/>
    </style:style>
    <style:style style:name="Таблица32.A" style:family="table-column">
      <style:table-column-properties style:column-width="1.169cm" style:rel-column-width="663*"/>
    </style:style>
    <style:style style:name="Таблица32.B" style:family="table-column">
      <style:table-column-properties style:column-width="0.508cm" style:rel-column-width="288*"/>
    </style:style>
    <style:style style:name="Таблица32.C" style:family="table-column">
      <style:table-column-properties style:column-width="0.071cm" style:rel-column-width="40*"/>
    </style:style>
    <style:style style:name="Таблица32.D" style:family="table-column">
      <style:table-column-properties style:column-width="0.455cm" style:rel-column-width="258*"/>
    </style:style>
    <style:style style:name="Таблица32.E" style:family="table-column">
      <style:table-column-properties style:column-width="0.104cm" style:rel-column-width="59*"/>
    </style:style>
    <style:style style:name="Таблица32.G" style:family="table-column">
      <style:table-column-properties style:column-width="0.437cm" style:rel-column-width="248*"/>
    </style:style>
    <style:style style:name="Таблица32.H" style:family="table-column">
      <style:table-column-properties style:column-width="0.628cm" style:rel-column-width="356*"/>
    </style:style>
    <style:style style:name="Таблица32.I" style:family="table-column">
      <style:table-column-properties style:column-width="0.069cm" style:rel-column-width="39*"/>
    </style:style>
    <style:style style:name="Таблица32.J" style:family="table-column">
      <style:table-column-properties style:column-width="0.386cm" style:rel-column-width="219*"/>
    </style:style>
    <style:style style:name="Таблица32.K" style:family="table-column">
      <style:table-column-properties style:column-width="1.293cm" style:rel-column-width="733*"/>
    </style:style>
    <style:style style:name="Таблица32.L" style:family="table-column">
      <style:table-column-properties style:column-width="0.402cm" style:rel-column-width="228*"/>
    </style:style>
    <style:style style:name="Таблица32.M" style:family="table-column">
      <style:table-column-properties style:column-width="0.279cm" style:rel-column-width="158*"/>
    </style:style>
    <style:style style:name="Таблица32.N" style:family="table-column">
      <style:table-column-properties style:column-width="1.277cm" style:rel-column-width="724*"/>
    </style:style>
    <style:style style:name="Таблица32.O" style:family="table-column">
      <style:table-column-properties style:column-width="0.753cm" style:rel-column-width="427*"/>
    </style:style>
    <style:style style:name="Таблица32.P" style:family="table-column">
      <style:table-column-properties style:column-width="1.52cm" style:rel-column-width="862*"/>
    </style:style>
    <style:style style:name="Таблица32.Q" style:family="table-column">
      <style:table-column-properties style:column-width="1.016cm" style:rel-column-width="576*"/>
    </style:style>
    <style:style style:name="Таблица32.R" style:family="table-column">
      <style:table-column-properties style:column-width="0.873cm" style:rel-column-width="495*"/>
    </style:style>
    <style:style style:name="Таблица32.S" style:family="table-column">
      <style:table-column-properties style:column-width="0.192cm" style:rel-column-width="109*"/>
    </style:style>
    <style:style style:name="Таблица32.T" style:family="table-column">
      <style:table-column-properties style:column-width="0.594cm" style:rel-column-width="337*"/>
    </style:style>
    <style:style style:name="Таблица32.U" style:family="table-column">
      <style:table-column-properties style:column-width="1.032cm" style:rel-column-width="585*"/>
    </style:style>
    <style:style style:name="Таблица32.V" style:family="table-column">
      <style:table-column-properties style:column-width="0.7cm" style:rel-column-width="397*"/>
    </style:style>
    <style:style style:name="Таблица32.W" style:family="table-column">
      <style:table-column-properties style:column-width="0.349cm" style:rel-column-width="198*"/>
    </style:style>
    <style:style style:name="Таблица32.X" style:family="table-column">
      <style:table-column-properties style:column-width="1.679cm" style:rel-column-width="952*"/>
    </style:style>
    <style:style style:name="Таблица32.Y" style:family="table-column">
      <style:table-column-properties style:column-width="0.612cm" style:rel-column-width="347*"/>
    </style:style>
    <style:style style:name="Таблица32.Z" style:family="table-column">
      <style:table-column-properties style:column-width="0.822cm" style:rel-column-width="466*"/>
    </style:style>
    <style:style style:name="Таблица32.a" style:family="table-column">
      <style:table-column-properties style:column-width="0.175cm" style:rel-column-width="99*"/>
    </style:style>
    <style:style style:name="Таблица32.b" style:family="table-column">
      <style:table-column-properties style:column-width="1.102cm" style:rel-column-width="625*"/>
    </style:style>
    <style:style style:name="Таблица32.c" style:family="table-column">
      <style:table-column-properties style:column-width="0.598cm" style:rel-column-width="339*"/>
    </style:style>
    <style:style style:name="Таблица32.d" style:family="table-column">
      <style:table-column-properties style:column-width="0.852cm" style:rel-column-width="483*"/>
    </style:style>
    <style:style style:name="Таблица32.e" style:family="table-column">
      <style:table-column-properties style:column-width="0.771cm" style:rel-column-width="437*"/>
    </style:style>
    <style:style style:name="Таблица32.f" style:family="table-column">
      <style:table-column-properties style:column-width="0.296cm" style:rel-column-width="168*"/>
    </style:style>
    <style:style style:name="Таблица32.i" style:family="table-column">
      <style:table-column-properties style:column-width="0.138cm" style:rel-column-width="78*"/>
    </style:style>
    <style:style style:name="Таблица32.j" style:family="table-column">
      <style:table-column-properties style:column-width="0.683cm" style:rel-column-width="387*"/>
    </style:style>
    <style:style style:name="Таблица32.k" style:family="table-column">
      <style:table-column-properties style:column-width="0.577cm" style:rel-column-width="327*"/>
    </style:style>
    <style:style style:name="Таблица32.l" style:family="table-column">
      <style:table-column-properties style:column-width="1.067cm" style:rel-column-width="605*"/>
    </style:style>
    <style:style style:name="Таблица32.m" style:family="table-column">
      <style:table-column-properties style:column-width="1.33cm" style:rel-column-width="754*"/>
    </style:style>
    <style:style style:name="Таблица32.o" style:family="table-column">
      <style:table-column-properties style:column-width="1.374cm" style:rel-column-width="779*"/>
    </style:style>
    <style:style style:name="Таблица32.1" style:family="table-row">
      <style:table-row-properties style:row-height="0.425cm" fo:keep-together="always" style:use-optimal-row-height="false"/>
    </style:style>
    <style:style style:name="Таблица32.A1" style:family="table-cell">
      <style:table-cell-properties fo:padding-left="0.018cm" fo:padding-right="0.018cm" fo:padding-top="0cm" fo:padding-bottom="0cm" fo:border="none" style:writing-mode="lr-tb"/>
    </style:style>
    <style:style style:name="Таблица32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2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2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2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2.5" style:family="table-row">
      <style:table-row-properties style:row-height="0.801cm" fo:keep-together="always" style:use-optimal-row-height="false"/>
    </style:style>
    <style:style style:name="Таблица32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2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2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2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2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2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2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2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2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2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2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2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2.9" style:family="table-row">
      <style:table-row-properties style:row-height="0.6cm" fo:keep-together="always" style:use-optimal-row-height="false"/>
    </style:style>
    <style:style style:name="Таблица3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2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2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2.10" style:family="table-row">
      <style:table-row-properties style:min-row-height="0.582cm" fo:keep-together="always" style:use-optimal-row-height="false"/>
    </style:style>
    <style:style style:name="Таблица3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2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2.11" style:family="table-row">
      <style:table-row-properties style:row-height="0.771cm" fo:keep-together="always" style:use-optimal-row-height="false"/>
    </style:style>
    <style:style style:name="Таблица32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2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2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2.27" style:family="table-row">
      <style:table-row-properties style:row-height="0.841cm" fo:keep-together="always" style:use-optimal-row-height="false"/>
    </style:style>
    <style:style style:name="Таблица32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2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2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2.28" style:family="table-row">
      <style:table-row-properties style:row-height="0.9cm" fo:keep-together="always" style:use-optimal-row-height="false"/>
    </style:style>
    <style:style style:name="Таблица32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2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3" style:family="table">
      <style:table-properties style:width="28.099cm" fo:margin-left="0.286cm" fo:margin-right="0.616cm" table:align="margins"/>
    </style:style>
    <style:style style:name="Таблица33.A" style:family="table-column">
      <style:table-column-properties style:column-width="1.169cm" style:rel-column-width="663*"/>
    </style:style>
    <style:style style:name="Таблица33.B" style:family="table-column">
      <style:table-column-properties style:column-width="0.508cm" style:rel-column-width="288*"/>
    </style:style>
    <style:style style:name="Таблица33.C" style:family="table-column">
      <style:table-column-properties style:column-width="0.071cm" style:rel-column-width="40*"/>
    </style:style>
    <style:style style:name="Таблица33.D" style:family="table-column">
      <style:table-column-properties style:column-width="0.455cm" style:rel-column-width="258*"/>
    </style:style>
    <style:style style:name="Таблица33.E" style:family="table-column">
      <style:table-column-properties style:column-width="0.104cm" style:rel-column-width="59*"/>
    </style:style>
    <style:style style:name="Таблица33.G" style:family="table-column">
      <style:table-column-properties style:column-width="0.437cm" style:rel-column-width="248*"/>
    </style:style>
    <style:style style:name="Таблица33.H" style:family="table-column">
      <style:table-column-properties style:column-width="0.628cm" style:rel-column-width="356*"/>
    </style:style>
    <style:style style:name="Таблица33.I" style:family="table-column">
      <style:table-column-properties style:column-width="0.069cm" style:rel-column-width="39*"/>
    </style:style>
    <style:style style:name="Таблица33.J" style:family="table-column">
      <style:table-column-properties style:column-width="0.386cm" style:rel-column-width="219*"/>
    </style:style>
    <style:style style:name="Таблица33.K" style:family="table-column">
      <style:table-column-properties style:column-width="1.293cm" style:rel-column-width="733*"/>
    </style:style>
    <style:style style:name="Таблица33.L" style:family="table-column">
      <style:table-column-properties style:column-width="0.402cm" style:rel-column-width="228*"/>
    </style:style>
    <style:style style:name="Таблица33.M" style:family="table-column">
      <style:table-column-properties style:column-width="0.279cm" style:rel-column-width="158*"/>
    </style:style>
    <style:style style:name="Таблица33.N" style:family="table-column">
      <style:table-column-properties style:column-width="1.277cm" style:rel-column-width="724*"/>
    </style:style>
    <style:style style:name="Таблица33.O" style:family="table-column">
      <style:table-column-properties style:column-width="0.753cm" style:rel-column-width="427*"/>
    </style:style>
    <style:style style:name="Таблица33.P" style:family="table-column">
      <style:table-column-properties style:column-width="1.52cm" style:rel-column-width="862*"/>
    </style:style>
    <style:style style:name="Таблица33.Q" style:family="table-column">
      <style:table-column-properties style:column-width="1.016cm" style:rel-column-width="576*"/>
    </style:style>
    <style:style style:name="Таблица33.R" style:family="table-column">
      <style:table-column-properties style:column-width="0.873cm" style:rel-column-width="495*"/>
    </style:style>
    <style:style style:name="Таблица33.S" style:family="table-column">
      <style:table-column-properties style:column-width="0.192cm" style:rel-column-width="109*"/>
    </style:style>
    <style:style style:name="Таблица33.T" style:family="table-column">
      <style:table-column-properties style:column-width="0.594cm" style:rel-column-width="337*"/>
    </style:style>
    <style:style style:name="Таблица33.U" style:family="table-column">
      <style:table-column-properties style:column-width="1.032cm" style:rel-column-width="585*"/>
    </style:style>
    <style:style style:name="Таблица33.V" style:family="table-column">
      <style:table-column-properties style:column-width="0.7cm" style:rel-column-width="397*"/>
    </style:style>
    <style:style style:name="Таблица33.W" style:family="table-column">
      <style:table-column-properties style:column-width="0.349cm" style:rel-column-width="198*"/>
    </style:style>
    <style:style style:name="Таблица33.X" style:family="table-column">
      <style:table-column-properties style:column-width="1.679cm" style:rel-column-width="952*"/>
    </style:style>
    <style:style style:name="Таблица33.Y" style:family="table-column">
      <style:table-column-properties style:column-width="0.612cm" style:rel-column-width="347*"/>
    </style:style>
    <style:style style:name="Таблица33.Z" style:family="table-column">
      <style:table-column-properties style:column-width="0.822cm" style:rel-column-width="466*"/>
    </style:style>
    <style:style style:name="Таблица33.a" style:family="table-column">
      <style:table-column-properties style:column-width="0.175cm" style:rel-column-width="99*"/>
    </style:style>
    <style:style style:name="Таблица33.b" style:family="table-column">
      <style:table-column-properties style:column-width="1.102cm" style:rel-column-width="625*"/>
    </style:style>
    <style:style style:name="Таблица33.c" style:family="table-column">
      <style:table-column-properties style:column-width="0.49cm" style:rel-column-width="278*"/>
    </style:style>
    <style:style style:name="Таблица33.d" style:family="table-column">
      <style:table-column-properties style:column-width="0.96cm" style:rel-column-width="544*"/>
    </style:style>
    <style:style style:name="Таблица33.e" style:family="table-column">
      <style:table-column-properties style:column-width="0.771cm" style:rel-column-width="437*"/>
    </style:style>
    <style:style style:name="Таблица33.f" style:family="table-column">
      <style:table-column-properties style:column-width="0.296cm" style:rel-column-width="168*"/>
    </style:style>
    <style:style style:name="Таблица33.i" style:family="table-column">
      <style:table-column-properties style:column-width="0.138cm" style:rel-column-width="78*"/>
    </style:style>
    <style:style style:name="Таблица33.j" style:family="table-column">
      <style:table-column-properties style:column-width="0.737cm" style:rel-column-width="418*"/>
    </style:style>
    <style:style style:name="Таблица33.k" style:family="table-column">
      <style:table-column-properties style:column-width="0.522cm" style:rel-column-width="296*"/>
    </style:style>
    <style:style style:name="Таблица33.l" style:family="table-column">
      <style:table-column-properties style:column-width="1.067cm" style:rel-column-width="605*"/>
    </style:style>
    <style:style style:name="Таблица33.m" style:family="table-column">
      <style:table-column-properties style:column-width="1.33cm" style:rel-column-width="754*"/>
    </style:style>
    <style:style style:name="Таблица33.n" style:family="table-column">
      <style:table-column-properties style:column-width="0.683cm" style:rel-column-width="387*"/>
    </style:style>
    <style:style style:name="Таблица33.o" style:family="table-column">
      <style:table-column-properties style:column-width="1.187cm" style:rel-column-width="673*"/>
    </style:style>
    <style:style style:name="Таблица33.1" style:family="table-row">
      <style:table-row-properties style:row-height="0.425cm" fo:keep-together="always" style:use-optimal-row-height="false"/>
    </style:style>
    <style:style style:name="Таблица33.A1" style:family="table-cell">
      <style:table-cell-properties fo:padding-left="0.018cm" fo:padding-right="0.018cm" fo:padding-top="0cm" fo:padding-bottom="0cm" fo:border="none" style:writing-mode="lr-tb"/>
    </style:style>
    <style:style style:name="Таблица33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3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3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3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3.5" style:family="table-row">
      <style:table-row-properties style:row-height="0.801cm" fo:keep-together="always" style:use-optimal-row-height="false"/>
    </style:style>
    <style:style style:name="Таблица33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3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3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3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3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3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3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3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3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3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3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3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3.9" style:family="table-row">
      <style:table-row-properties style:row-height="0.6cm" fo:keep-together="always" style:use-optimal-row-height="false"/>
    </style:style>
    <style:style style:name="Таблица33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3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3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3.10" style:family="table-row">
      <style:table-row-properties style:min-row-height="0.582cm" fo:keep-together="always" style:use-optimal-row-height="false"/>
    </style:style>
    <style:style style:name="Таблица33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3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3.11" style:family="table-row">
      <style:table-row-properties style:row-height="0.771cm" fo:keep-together="always" style:use-optimal-row-height="false"/>
    </style:style>
    <style:style style:name="Таблица33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3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3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3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3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3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3.28" style:family="table-row">
      <style:table-row-properties style:row-height="0.9cm" fo:keep-together="always" style:use-optimal-row-height="false"/>
    </style:style>
    <style:style style:name="Таблица33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3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4" style:family="table">
      <style:table-properties style:width="28.099cm" fo:margin-left="0.286cm" fo:margin-right="0.616cm" table:align="margins"/>
    </style:style>
    <style:style style:name="Таблица34.A" style:family="table-column">
      <style:table-column-properties style:column-width="1.169cm" style:rel-column-width="663*"/>
    </style:style>
    <style:style style:name="Таблица34.B" style:family="table-column">
      <style:table-column-properties style:column-width="0.127cm" style:rel-column-width="72*"/>
    </style:style>
    <style:style style:name="Таблица34.C" style:family="table-column">
      <style:table-column-properties style:column-width="0.452cm" style:rel-column-width="256*"/>
    </style:style>
    <style:style style:name="Таблица34.D" style:family="table-column">
      <style:table-column-properties style:column-width="0.455cm" style:rel-column-width="258*"/>
    </style:style>
    <style:style style:name="Таблица34.E" style:family="table-column">
      <style:table-column-properties style:column-width="0.104cm" style:rel-column-width="59*"/>
    </style:style>
    <style:style style:name="Таблица34.F" style:family="table-column">
      <style:table-column-properties style:column-width="0.508cm" style:rel-column-width="288*"/>
    </style:style>
    <style:style style:name="Таблица34.G" style:family="table-column">
      <style:table-column-properties style:column-width="0.437cm" style:rel-column-width="248*"/>
    </style:style>
    <style:style style:name="Таблица34.H" style:family="table-column">
      <style:table-column-properties style:column-width="0.628cm" style:rel-column-width="356*"/>
    </style:style>
    <style:style style:name="Таблица34.I" style:family="table-column">
      <style:table-column-properties style:column-width="0.069cm" style:rel-column-width="39*"/>
    </style:style>
    <style:style style:name="Таблица34.J" style:family="table-column">
      <style:table-column-properties style:column-width="0.386cm" style:rel-column-width="219*"/>
    </style:style>
    <style:style style:name="Таблица34.K" style:family="table-column">
      <style:table-column-properties style:column-width="1.293cm" style:rel-column-width="733*"/>
    </style:style>
    <style:style style:name="Таблица34.L" style:family="table-column">
      <style:table-column-properties style:column-width="0.402cm" style:rel-column-width="228*"/>
    </style:style>
    <style:style style:name="Таблица34.M" style:family="table-column">
      <style:table-column-properties style:column-width="0.279cm" style:rel-column-width="158*"/>
    </style:style>
    <style:style style:name="Таблица34.N" style:family="table-column">
      <style:table-column-properties style:column-width="1.277cm" style:rel-column-width="724*"/>
    </style:style>
    <style:style style:name="Таблица34.O" style:family="table-column">
      <style:table-column-properties style:column-width="0.753cm" style:rel-column-width="427*"/>
    </style:style>
    <style:style style:name="Таблица34.P" style:family="table-column">
      <style:table-column-properties style:column-width="1.52cm" style:rel-column-width="862*"/>
    </style:style>
    <style:style style:name="Таблица34.Q" style:family="table-column">
      <style:table-column-properties style:column-width="1.016cm" style:rel-column-width="576*"/>
    </style:style>
    <style:style style:name="Таблица34.R" style:family="table-column">
      <style:table-column-properties style:column-width="0.873cm" style:rel-column-width="495*"/>
    </style:style>
    <style:style style:name="Таблица34.S" style:family="table-column">
      <style:table-column-properties style:column-width="0.192cm" style:rel-column-width="109*"/>
    </style:style>
    <style:style style:name="Таблица34.T" style:family="table-column">
      <style:table-column-properties style:column-width="0.594cm" style:rel-column-width="337*"/>
    </style:style>
    <style:style style:name="Таблица34.U" style:family="table-column">
      <style:table-column-properties style:column-width="1.032cm" style:rel-column-width="585*"/>
    </style:style>
    <style:style style:name="Таблица34.V" style:family="table-column">
      <style:table-column-properties style:column-width="0.7cm" style:rel-column-width="397*"/>
    </style:style>
    <style:style style:name="Таблица34.W" style:family="table-column">
      <style:table-column-properties style:column-width="0.349cm" style:rel-column-width="198*"/>
    </style:style>
    <style:style style:name="Таблица34.X" style:family="table-column">
      <style:table-column-properties style:column-width="1.679cm" style:rel-column-width="952*"/>
    </style:style>
    <style:style style:name="Таблица34.Y" style:family="table-column">
      <style:table-column-properties style:column-width="0.612cm" style:rel-column-width="347*"/>
    </style:style>
    <style:style style:name="Таблица34.Z" style:family="table-column">
      <style:table-column-properties style:column-width="0.822cm" style:rel-column-width="466*"/>
    </style:style>
    <style:style style:name="Таблица34.a" style:family="table-column">
      <style:table-column-properties style:column-width="0.175cm" style:rel-column-width="99*"/>
    </style:style>
    <style:style style:name="Таблица34.b" style:family="table-column">
      <style:table-column-properties style:column-width="1.102cm" style:rel-column-width="625*"/>
    </style:style>
    <style:style style:name="Таблица34.c" style:family="table-column">
      <style:table-column-properties style:column-width="0.49cm" style:rel-column-width="278*"/>
    </style:style>
    <style:style style:name="Таблица34.d" style:family="table-column">
      <style:table-column-properties style:column-width="0.96cm" style:rel-column-width="544*"/>
    </style:style>
    <style:style style:name="Таблица34.e" style:family="table-column">
      <style:table-column-properties style:column-width="0.771cm" style:rel-column-width="437*"/>
    </style:style>
    <style:style style:name="Таблица34.f" style:family="table-column">
      <style:table-column-properties style:column-width="0.296cm" style:rel-column-width="168*"/>
    </style:style>
    <style:style style:name="Таблица34.i" style:family="table-column">
      <style:table-column-properties style:column-width="0.138cm" style:rel-column-width="78*"/>
    </style:style>
    <style:style style:name="Таблица34.j" style:family="table-column">
      <style:table-column-properties style:column-width="0.683cm" style:rel-column-width="387*"/>
    </style:style>
    <style:style style:name="Таблица34.k" style:family="table-column">
      <style:table-column-properties style:column-width="0.577cm" style:rel-column-width="327*"/>
    </style:style>
    <style:style style:name="Таблица34.l" style:family="table-column">
      <style:table-column-properties style:column-width="1.067cm" style:rel-column-width="605*"/>
    </style:style>
    <style:style style:name="Таблица34.m" style:family="table-column">
      <style:table-column-properties style:column-width="1.33cm" style:rel-column-width="754*"/>
    </style:style>
    <style:style style:name="Таблица34.o" style:family="table-column">
      <style:table-column-properties style:column-width="1.187cm" style:rel-column-width="673*"/>
    </style:style>
    <style:style style:name="Таблица34.1" style:family="table-row">
      <style:table-row-properties style:row-height="0.425cm" fo:keep-together="always" style:use-optimal-row-height="false"/>
    </style:style>
    <style:style style:name="Таблица34.A1" style:family="table-cell">
      <style:table-cell-properties fo:padding-left="0.018cm" fo:padding-right="0.018cm" fo:padding-top="0cm" fo:padding-bottom="0cm" fo:border="none" style:writing-mode="lr-tb"/>
    </style:style>
    <style:style style:name="Таблица34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4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4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4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4.5" style:family="table-row">
      <style:table-row-properties style:row-height="0.801cm" fo:keep-together="always" style:use-optimal-row-height="false"/>
    </style:style>
    <style:style style:name="Таблица34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4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4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4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4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4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4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4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4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4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4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4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4.9" style:family="table-row">
      <style:table-row-properties style:row-height="0.6cm" fo:keep-together="always" style:use-optimal-row-height="false"/>
    </style:style>
    <style:style style:name="Таблица34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4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4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4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4.10" style:family="table-row">
      <style:table-row-properties style:min-row-height="0.582cm" fo:keep-together="always" style:use-optimal-row-height="false"/>
    </style:style>
    <style:style style:name="Таблица34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4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4.11" style:family="table-row">
      <style:table-row-properties style:row-height="0.771cm" fo:keep-together="always" style:use-optimal-row-height="false"/>
    </style:style>
    <style:style style:name="Таблица34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4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4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4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4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4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4.28" style:family="table-row">
      <style:table-row-properties style:row-height="0.9cm" fo:keep-together="always" style:use-optimal-row-height="false"/>
    </style:style>
    <style:style style:name="Таблица34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4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5" style:family="table">
      <style:table-properties style:width="28.205cm" fo:margin-left="0.286cm" fo:margin-right="0.51cm" table:align="margins"/>
    </style:style>
    <style:style style:name="Таблица35.A" style:family="table-column">
      <style:table-column-properties style:column-width="1.169cm" style:rel-column-width="663*"/>
    </style:style>
    <style:style style:name="Таблица35.B" style:family="table-column">
      <style:table-column-properties style:column-width="0.508cm" style:rel-column-width="288*"/>
    </style:style>
    <style:style style:name="Таблица35.C" style:family="table-column">
      <style:table-column-properties style:column-width="0.071cm" style:rel-column-width="40*"/>
    </style:style>
    <style:style style:name="Таблица35.D" style:family="table-column">
      <style:table-column-properties style:column-width="0.455cm" style:rel-column-width="258*"/>
    </style:style>
    <style:style style:name="Таблица35.E" style:family="table-column">
      <style:table-column-properties style:column-width="0.104cm" style:rel-column-width="59*"/>
    </style:style>
    <style:style style:name="Таблица35.G" style:family="table-column">
      <style:table-column-properties style:column-width="0.437cm" style:rel-column-width="248*"/>
    </style:style>
    <style:style style:name="Таблица35.H" style:family="table-column">
      <style:table-column-properties style:column-width="0.628cm" style:rel-column-width="356*"/>
    </style:style>
    <style:style style:name="Таблица35.I" style:family="table-column">
      <style:table-column-properties style:column-width="0.069cm" style:rel-column-width="39*"/>
    </style:style>
    <style:style style:name="Таблица35.J" style:family="table-column">
      <style:table-column-properties style:column-width="0.386cm" style:rel-column-width="219*"/>
    </style:style>
    <style:style style:name="Таблица35.K" style:family="table-column">
      <style:table-column-properties style:column-width="1.293cm" style:rel-column-width="733*"/>
    </style:style>
    <style:style style:name="Таблица35.L" style:family="table-column">
      <style:table-column-properties style:column-width="0.402cm" style:rel-column-width="228*"/>
    </style:style>
    <style:style style:name="Таблица35.M" style:family="table-column">
      <style:table-column-properties style:column-width="0.279cm" style:rel-column-width="158*"/>
    </style:style>
    <style:style style:name="Таблица35.N" style:family="table-column">
      <style:table-column-properties style:column-width="1.277cm" style:rel-column-width="724*"/>
    </style:style>
    <style:style style:name="Таблица35.O" style:family="table-column">
      <style:table-column-properties style:column-width="0.753cm" style:rel-column-width="427*"/>
    </style:style>
    <style:style style:name="Таблица35.P" style:family="table-column">
      <style:table-column-properties style:column-width="1.52cm" style:rel-column-width="862*"/>
    </style:style>
    <style:style style:name="Таблица35.Q" style:family="table-column">
      <style:table-column-properties style:column-width="1.016cm" style:rel-column-width="576*"/>
    </style:style>
    <style:style style:name="Таблица35.R" style:family="table-column">
      <style:table-column-properties style:column-width="0.873cm" style:rel-column-width="495*"/>
    </style:style>
    <style:style style:name="Таблица35.S" style:family="table-column">
      <style:table-column-properties style:column-width="0.192cm" style:rel-column-width="109*"/>
    </style:style>
    <style:style style:name="Таблица35.T" style:family="table-column">
      <style:table-column-properties style:column-width="0.594cm" style:rel-column-width="337*"/>
    </style:style>
    <style:style style:name="Таблица35.U" style:family="table-column">
      <style:table-column-properties style:column-width="1.032cm" style:rel-column-width="585*"/>
    </style:style>
    <style:style style:name="Таблица35.V" style:family="table-column">
      <style:table-column-properties style:column-width="0.7cm" style:rel-column-width="397*"/>
    </style:style>
    <style:style style:name="Таблица35.W" style:family="table-column">
      <style:table-column-properties style:column-width="0.349cm" style:rel-column-width="198*"/>
    </style:style>
    <style:style style:name="Таблица35.X" style:family="table-column">
      <style:table-column-properties style:column-width="1.679cm" style:rel-column-width="952*"/>
    </style:style>
    <style:style style:name="Таблица35.Y" style:family="table-column">
      <style:table-column-properties style:column-width="0.612cm" style:rel-column-width="347*"/>
    </style:style>
    <style:style style:name="Таблица35.Z" style:family="table-column">
      <style:table-column-properties style:column-width="0.822cm" style:rel-column-width="466*"/>
    </style:style>
    <style:style style:name="Таблица35.a" style:family="table-column">
      <style:table-column-properties style:column-width="0.175cm" style:rel-column-width="99*"/>
    </style:style>
    <style:style style:name="Таблица35.b" style:family="table-column">
      <style:table-column-properties style:column-width="1.102cm" style:rel-column-width="625*"/>
    </style:style>
    <style:style style:name="Таблица35.c" style:family="table-column">
      <style:table-column-properties style:column-width="0.49cm" style:rel-column-width="278*"/>
    </style:style>
    <style:style style:name="Таблица35.d" style:family="table-column">
      <style:table-column-properties style:column-width="0.96cm" style:rel-column-width="544*"/>
    </style:style>
    <style:style style:name="Таблица35.e" style:family="table-column">
      <style:table-column-properties style:column-width="0.771cm" style:rel-column-width="437*"/>
    </style:style>
    <style:style style:name="Таблица35.f" style:family="table-column">
      <style:table-column-properties style:column-width="0.296cm" style:rel-column-width="168*"/>
    </style:style>
    <style:style style:name="Таблица35.i" style:family="table-column">
      <style:table-column-properties style:column-width="0.138cm" style:rel-column-width="78*"/>
    </style:style>
    <style:style style:name="Таблица35.j" style:family="table-column">
      <style:table-column-properties style:column-width="0.683cm" style:rel-column-width="387*"/>
    </style:style>
    <style:style style:name="Таблица35.k" style:family="table-column">
      <style:table-column-properties style:column-width="0.577cm" style:rel-column-width="327*"/>
    </style:style>
    <style:style style:name="Таблица35.l" style:family="table-column">
      <style:table-column-properties style:column-width="1.067cm" style:rel-column-width="605*"/>
    </style:style>
    <style:style style:name="Таблица35.m" style:family="table-column">
      <style:table-column-properties style:column-width="1.33cm" style:rel-column-width="754*"/>
    </style:style>
    <style:style style:name="Таблица35.1" style:family="table-row">
      <style:table-row-properties style:row-height="0.425cm" fo:keep-together="always" style:use-optimal-row-height="false"/>
    </style:style>
    <style:style style:name="Таблица35.A1" style:family="table-cell">
      <style:table-cell-properties fo:padding-left="0.018cm" fo:padding-right="0.018cm" fo:padding-top="0cm" fo:padding-bottom="0cm" fo:border="none" style:writing-mode="lr-tb"/>
    </style:style>
    <style:style style:name="Таблица35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5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5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5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5.5" style:family="table-row">
      <style:table-row-properties style:row-height="0.801cm" fo:keep-together="always" style:use-optimal-row-height="false"/>
    </style:style>
    <style:style style:name="Таблица35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5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5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5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5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5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5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5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5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5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5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5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5.9" style:family="table-row">
      <style:table-row-properties style:row-height="0.6cm" fo:keep-together="always" style:use-optimal-row-height="false"/>
    </style:style>
    <style:style style:name="Таблица35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5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5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5.10" style:family="table-row">
      <style:table-row-properties style:min-row-height="0.582cm" fo:keep-together="always" style:use-optimal-row-height="false"/>
    </style:style>
    <style:style style:name="Таблица35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5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5.11" style:family="table-row">
      <style:table-row-properties style:row-height="0.771cm" fo:keep-together="always" style:use-optimal-row-height="false"/>
    </style:style>
    <style:style style:name="Таблица35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5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5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5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5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5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5.28" style:family="table-row">
      <style:table-row-properties style:row-height="0.9cm" fo:keep-together="always" style:use-optimal-row-height="false"/>
    </style:style>
    <style:style style:name="Таблица35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5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6" style:family="table">
      <style:table-properties style:width="28.099cm" fo:margin-left="0.286cm" fo:margin-right="0.616cm" table:align="margins"/>
    </style:style>
    <style:style style:name="Таблица36.A" style:family="table-column">
      <style:table-column-properties style:column-width="1.169cm" style:rel-column-width="663*"/>
    </style:style>
    <style:style style:name="Таблица36.B" style:family="table-column">
      <style:table-column-properties style:column-width="0.508cm" style:rel-column-width="288*"/>
    </style:style>
    <style:style style:name="Таблица36.C" style:family="table-column">
      <style:table-column-properties style:column-width="0.071cm" style:rel-column-width="40*"/>
    </style:style>
    <style:style style:name="Таблица36.D" style:family="table-column">
      <style:table-column-properties style:column-width="0.455cm" style:rel-column-width="258*"/>
    </style:style>
    <style:style style:name="Таблица36.E" style:family="table-column">
      <style:table-column-properties style:column-width="0.104cm" style:rel-column-width="59*"/>
    </style:style>
    <style:style style:name="Таблица36.G" style:family="table-column">
      <style:table-column-properties style:column-width="0.437cm" style:rel-column-width="248*"/>
    </style:style>
    <style:style style:name="Таблица36.H" style:family="table-column">
      <style:table-column-properties style:column-width="0.628cm" style:rel-column-width="356*"/>
    </style:style>
    <style:style style:name="Таблица36.I" style:family="table-column">
      <style:table-column-properties style:column-width="0.069cm" style:rel-column-width="39*"/>
    </style:style>
    <style:style style:name="Таблица36.J" style:family="table-column">
      <style:table-column-properties style:column-width="0.386cm" style:rel-column-width="219*"/>
    </style:style>
    <style:style style:name="Таблица36.K" style:family="table-column">
      <style:table-column-properties style:column-width="1.293cm" style:rel-column-width="733*"/>
    </style:style>
    <style:style style:name="Таблица36.L" style:family="table-column">
      <style:table-column-properties style:column-width="0.402cm" style:rel-column-width="228*"/>
    </style:style>
    <style:style style:name="Таблица36.M" style:family="table-column">
      <style:table-column-properties style:column-width="0.279cm" style:rel-column-width="158*"/>
    </style:style>
    <style:style style:name="Таблица36.N" style:family="table-column">
      <style:table-column-properties style:column-width="1.277cm" style:rel-column-width="724*"/>
    </style:style>
    <style:style style:name="Таблица36.O" style:family="table-column">
      <style:table-column-properties style:column-width="0.753cm" style:rel-column-width="427*"/>
    </style:style>
    <style:style style:name="Таблица36.P" style:family="table-column">
      <style:table-column-properties style:column-width="1.52cm" style:rel-column-width="862*"/>
    </style:style>
    <style:style style:name="Таблица36.Q" style:family="table-column">
      <style:table-column-properties style:column-width="1.016cm" style:rel-column-width="576*"/>
    </style:style>
    <style:style style:name="Таблица36.R" style:family="table-column">
      <style:table-column-properties style:column-width="0.873cm" style:rel-column-width="495*"/>
    </style:style>
    <style:style style:name="Таблица36.S" style:family="table-column">
      <style:table-column-properties style:column-width="0.192cm" style:rel-column-width="109*"/>
    </style:style>
    <style:style style:name="Таблица36.T" style:family="table-column">
      <style:table-column-properties style:column-width="0.594cm" style:rel-column-width="337*"/>
    </style:style>
    <style:style style:name="Таблица36.U" style:family="table-column">
      <style:table-column-properties style:column-width="1.032cm" style:rel-column-width="585*"/>
    </style:style>
    <style:style style:name="Таблица36.V" style:family="table-column">
      <style:table-column-properties style:column-width="0.7cm" style:rel-column-width="397*"/>
    </style:style>
    <style:style style:name="Таблица36.W" style:family="table-column">
      <style:table-column-properties style:column-width="0.349cm" style:rel-column-width="198*"/>
    </style:style>
    <style:style style:name="Таблица36.X" style:family="table-column">
      <style:table-column-properties style:column-width="1.679cm" style:rel-column-width="952*"/>
    </style:style>
    <style:style style:name="Таблица36.Y" style:family="table-column">
      <style:table-column-properties style:column-width="0.612cm" style:rel-column-width="347*"/>
    </style:style>
    <style:style style:name="Таблица36.Z" style:family="table-column">
      <style:table-column-properties style:column-width="0.822cm" style:rel-column-width="466*"/>
    </style:style>
    <style:style style:name="Таблица36.a" style:family="table-column">
      <style:table-column-properties style:column-width="0.175cm" style:rel-column-width="99*"/>
    </style:style>
    <style:style style:name="Таблица36.b" style:family="table-column">
      <style:table-column-properties style:column-width="1.102cm" style:rel-column-width="625*"/>
    </style:style>
    <style:style style:name="Таблица36.c" style:family="table-column">
      <style:table-column-properties style:column-width="0.49cm" style:rel-column-width="278*"/>
    </style:style>
    <style:style style:name="Таблица36.d" style:family="table-column">
      <style:table-column-properties style:column-width="0.96cm" style:rel-column-width="544*"/>
    </style:style>
    <style:style style:name="Таблица36.e" style:family="table-column">
      <style:table-column-properties style:column-width="0.771cm" style:rel-column-width="437*"/>
    </style:style>
    <style:style style:name="Таблица36.f" style:family="table-column">
      <style:table-column-properties style:column-width="0.296cm" style:rel-column-width="168*"/>
    </style:style>
    <style:style style:name="Таблица36.i" style:family="table-column">
      <style:table-column-properties style:column-width="0.138cm" style:rel-column-width="78*"/>
    </style:style>
    <style:style style:name="Таблица36.j" style:family="table-column">
      <style:table-column-properties style:column-width="0.683cm" style:rel-column-width="387*"/>
    </style:style>
    <style:style style:name="Таблица36.k" style:family="table-column">
      <style:table-column-properties style:column-width="0.577cm" style:rel-column-width="327*"/>
    </style:style>
    <style:style style:name="Таблица36.l" style:family="table-column">
      <style:table-column-properties style:column-width="1.067cm" style:rel-column-width="605*"/>
    </style:style>
    <style:style style:name="Таблица36.m" style:family="table-column">
      <style:table-column-properties style:column-width="1.33cm" style:rel-column-width="754*"/>
    </style:style>
    <style:style style:name="Таблица36.o" style:family="table-column">
      <style:table-column-properties style:column-width="1.187cm" style:rel-column-width="673*"/>
    </style:style>
    <style:style style:name="Таблица36.1" style:family="table-row">
      <style:table-row-properties style:row-height="0.425cm" fo:keep-together="always" style:use-optimal-row-height="false"/>
    </style:style>
    <style:style style:name="Таблица36.A1" style:family="table-cell">
      <style:table-cell-properties fo:padding-left="0.018cm" fo:padding-right="0.018cm" fo:padding-top="0cm" fo:padding-bottom="0cm" fo:border="none" style:writing-mode="lr-tb"/>
    </style:style>
    <style:style style:name="Таблица36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6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6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6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6.5" style:family="table-row">
      <style:table-row-properties style:row-height="0.801cm" fo:keep-together="always" style:use-optimal-row-height="false"/>
    </style:style>
    <style:style style:name="Таблица36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6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6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6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6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6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6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6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6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6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6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6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6.9" style:family="table-row">
      <style:table-row-properties style:row-height="0.6cm" fo:keep-together="always" style:use-optimal-row-height="false"/>
    </style:style>
    <style:style style:name="Таблица36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6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6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6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6.10" style:family="table-row">
      <style:table-row-properties style:min-row-height="0.582cm" fo:keep-together="always" style:use-optimal-row-height="false"/>
    </style:style>
    <style:style style:name="Таблица36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6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6.11" style:family="table-row">
      <style:table-row-properties style:row-height="0.771cm" fo:keep-together="always" style:use-optimal-row-height="false"/>
    </style:style>
    <style:style style:name="Таблица36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6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6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6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6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6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6.28" style:family="table-row">
      <style:table-row-properties style:row-height="0.9cm" fo:keep-together="always" style:use-optimal-row-height="false"/>
    </style:style>
    <style:style style:name="Таблица36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6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7" style:family="table">
      <style:table-properties style:width="28.205cm" fo:margin-left="0.286cm" fo:margin-right="0.51cm" table:align="margins"/>
    </style:style>
    <style:style style:name="Таблица37.A" style:family="table-column">
      <style:table-column-properties style:column-width="1.169cm" style:rel-column-width="663*"/>
    </style:style>
    <style:style style:name="Таблица37.B" style:family="table-column">
      <style:table-column-properties style:column-width="0.508cm" style:rel-column-width="288*"/>
    </style:style>
    <style:style style:name="Таблица37.C" style:family="table-column">
      <style:table-column-properties style:column-width="0.071cm" style:rel-column-width="40*"/>
    </style:style>
    <style:style style:name="Таблица37.D" style:family="table-column">
      <style:table-column-properties style:column-width="0.455cm" style:rel-column-width="258*"/>
    </style:style>
    <style:style style:name="Таблица37.E" style:family="table-column">
      <style:table-column-properties style:column-width="0.104cm" style:rel-column-width="59*"/>
    </style:style>
    <style:style style:name="Таблица37.G" style:family="table-column">
      <style:table-column-properties style:column-width="0.437cm" style:rel-column-width="248*"/>
    </style:style>
    <style:style style:name="Таблица37.H" style:family="table-column">
      <style:table-column-properties style:column-width="0.628cm" style:rel-column-width="356*"/>
    </style:style>
    <style:style style:name="Таблица37.I" style:family="table-column">
      <style:table-column-properties style:column-width="0.069cm" style:rel-column-width="39*"/>
    </style:style>
    <style:style style:name="Таблица37.J" style:family="table-column">
      <style:table-column-properties style:column-width="0.386cm" style:rel-column-width="219*"/>
    </style:style>
    <style:style style:name="Таблица37.K" style:family="table-column">
      <style:table-column-properties style:column-width="1.293cm" style:rel-column-width="733*"/>
    </style:style>
    <style:style style:name="Таблица37.L" style:family="table-column">
      <style:table-column-properties style:column-width="0.402cm" style:rel-column-width="228*"/>
    </style:style>
    <style:style style:name="Таблица37.M" style:family="table-column">
      <style:table-column-properties style:column-width="0.279cm" style:rel-column-width="158*"/>
    </style:style>
    <style:style style:name="Таблица37.N" style:family="table-column">
      <style:table-column-properties style:column-width="1.277cm" style:rel-column-width="724*"/>
    </style:style>
    <style:style style:name="Таблица37.O" style:family="table-column">
      <style:table-column-properties style:column-width="0.753cm" style:rel-column-width="427*"/>
    </style:style>
    <style:style style:name="Таблица37.P" style:family="table-column">
      <style:table-column-properties style:column-width="1.52cm" style:rel-column-width="862*"/>
    </style:style>
    <style:style style:name="Таблица37.Q" style:family="table-column">
      <style:table-column-properties style:column-width="1.016cm" style:rel-column-width="576*"/>
    </style:style>
    <style:style style:name="Таблица37.R" style:family="table-column">
      <style:table-column-properties style:column-width="0.873cm" style:rel-column-width="495*"/>
    </style:style>
    <style:style style:name="Таблица37.S" style:family="table-column">
      <style:table-column-properties style:column-width="0.192cm" style:rel-column-width="109*"/>
    </style:style>
    <style:style style:name="Таблица37.T" style:family="table-column">
      <style:table-column-properties style:column-width="0.594cm" style:rel-column-width="337*"/>
    </style:style>
    <style:style style:name="Таблица37.U" style:family="table-column">
      <style:table-column-properties style:column-width="1.032cm" style:rel-column-width="585*"/>
    </style:style>
    <style:style style:name="Таблица37.V" style:family="table-column">
      <style:table-column-properties style:column-width="0.7cm" style:rel-column-width="397*"/>
    </style:style>
    <style:style style:name="Таблица37.W" style:family="table-column">
      <style:table-column-properties style:column-width="0.349cm" style:rel-column-width="198*"/>
    </style:style>
    <style:style style:name="Таблица37.X" style:family="table-column">
      <style:table-column-properties style:column-width="1.679cm" style:rel-column-width="952*"/>
    </style:style>
    <style:style style:name="Таблица37.Y" style:family="table-column">
      <style:table-column-properties style:column-width="0.612cm" style:rel-column-width="347*"/>
    </style:style>
    <style:style style:name="Таблица37.Z" style:family="table-column">
      <style:table-column-properties style:column-width="0.822cm" style:rel-column-width="466*"/>
    </style:style>
    <style:style style:name="Таблица37.a" style:family="table-column">
      <style:table-column-properties style:column-width="0.175cm" style:rel-column-width="99*"/>
    </style:style>
    <style:style style:name="Таблица37.b" style:family="table-column">
      <style:table-column-properties style:column-width="1.102cm" style:rel-column-width="625*"/>
    </style:style>
    <style:style style:name="Таблица37.c" style:family="table-column">
      <style:table-column-properties style:column-width="0.49cm" style:rel-column-width="278*"/>
    </style:style>
    <style:style style:name="Таблица37.d" style:family="table-column">
      <style:table-column-properties style:column-width="0.96cm" style:rel-column-width="544*"/>
    </style:style>
    <style:style style:name="Таблица37.e" style:family="table-column">
      <style:table-column-properties style:column-width="0.771cm" style:rel-column-width="437*"/>
    </style:style>
    <style:style style:name="Таблица37.f" style:family="table-column">
      <style:table-column-properties style:column-width="0.296cm" style:rel-column-width="168*"/>
    </style:style>
    <style:style style:name="Таблица37.i" style:family="table-column">
      <style:table-column-properties style:column-width="0.138cm" style:rel-column-width="78*"/>
    </style:style>
    <style:style style:name="Таблица37.j" style:family="table-column">
      <style:table-column-properties style:column-width="0.683cm" style:rel-column-width="387*"/>
    </style:style>
    <style:style style:name="Таблица37.k" style:family="table-column">
      <style:table-column-properties style:column-width="0.577cm" style:rel-column-width="327*"/>
    </style:style>
    <style:style style:name="Таблица37.l" style:family="table-column">
      <style:table-column-properties style:column-width="1.067cm" style:rel-column-width="605*"/>
    </style:style>
    <style:style style:name="Таблица37.m" style:family="table-column">
      <style:table-column-properties style:column-width="1.33cm" style:rel-column-width="754*"/>
    </style:style>
    <style:style style:name="Таблица37.1" style:family="table-row">
      <style:table-row-properties style:row-height="0.425cm" fo:keep-together="always" style:use-optimal-row-height="false"/>
    </style:style>
    <style:style style:name="Таблица37.A1" style:family="table-cell">
      <style:table-cell-properties fo:padding-left="0.018cm" fo:padding-right="0.018cm" fo:padding-top="0cm" fo:padding-bottom="0cm" fo:border="none" style:writing-mode="lr-tb"/>
    </style:style>
    <style:style style:name="Таблица37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7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7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7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7.5" style:family="table-row">
      <style:table-row-properties style:row-height="0.801cm" fo:keep-together="always" style:use-optimal-row-height="false"/>
    </style:style>
    <style:style style:name="Таблица37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7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7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7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7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7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7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7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7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7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7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7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7.9" style:family="table-row">
      <style:table-row-properties style:row-height="0.6cm" fo:keep-together="always" style:use-optimal-row-height="false"/>
    </style:style>
    <style:style style:name="Таблица37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7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7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7.10" style:family="table-row">
      <style:table-row-properties style:min-row-height="0.582cm" fo:keep-together="always" style:use-optimal-row-height="false"/>
    </style:style>
    <style:style style:name="Таблица37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7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7.11" style:family="table-row">
      <style:table-row-properties style:row-height="0.771cm" fo:keep-together="always" style:use-optimal-row-height="false"/>
    </style:style>
    <style:style style:name="Таблица37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7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7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7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7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7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7.28" style:family="table-row">
      <style:table-row-properties style:row-height="0.9cm" fo:keep-together="always" style:use-optimal-row-height="false"/>
    </style:style>
    <style:style style:name="Таблица37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7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8" style:family="table">
      <style:table-properties style:width="28.286cm" fo:margin-left="0.286cm" fo:margin-right="0.429cm" table:align="margins"/>
    </style:style>
    <style:style style:name="Таблица38.A" style:family="table-column">
      <style:table-column-properties style:column-width="1.171cm" style:rel-column-width="2713*"/>
    </style:style>
    <style:style style:name="Таблица38.B" style:family="table-column">
      <style:table-column-properties style:column-width="0.508cm" style:rel-column-width="1176*"/>
    </style:style>
    <style:style style:name="Таблица38.C" style:family="table-column">
      <style:table-column-properties style:column-width="0.071cm" style:rel-column-width="163*"/>
    </style:style>
    <style:style style:name="Таблица38.D" style:family="table-column">
      <style:table-column-properties style:column-width="0.455cm" style:rel-column-width="1054*"/>
    </style:style>
    <style:style style:name="Таблица38.E" style:family="table-column">
      <style:table-column-properties style:column-width="0.104cm" style:rel-column-width="241*"/>
    </style:style>
    <style:style style:name="Таблица38.G" style:family="table-column">
      <style:table-column-properties style:column-width="0.437cm" style:rel-column-width="1013*"/>
    </style:style>
    <style:style style:name="Таблица38.H" style:family="table-column">
      <style:table-column-properties style:column-width="0.63cm" style:rel-column-width="1458*"/>
    </style:style>
    <style:style style:name="Таблица38.I" style:family="table-column">
      <style:table-column-properties style:column-width="0.069cm" style:rel-column-width="159*"/>
    </style:style>
    <style:style style:name="Таблица38.J" style:family="table-column">
      <style:table-column-properties style:column-width="0.386cm" style:rel-column-width="894*"/>
    </style:style>
    <style:style style:name="Таблица38.K" style:family="table-column">
      <style:table-column-properties style:column-width="1.293cm" style:rel-column-width="2995*"/>
    </style:style>
    <style:style style:name="Таблица38.L" style:family="table-column">
      <style:table-column-properties style:column-width="0.402cm" style:rel-column-width="931*"/>
    </style:style>
    <style:style style:name="Таблица38.M" style:family="table-column">
      <style:table-column-properties style:column-width="0.28cm" style:rel-column-width="649*"/>
    </style:style>
    <style:style style:name="Таблица38.N" style:family="table-column">
      <style:table-column-properties style:column-width="1.277cm" style:rel-column-width="2958*"/>
    </style:style>
    <style:style style:name="Таблица38.O" style:family="table-column">
      <style:table-column-properties style:column-width="0.753cm" style:rel-column-width="1745*"/>
    </style:style>
    <style:style style:name="Таблица38.P" style:family="table-column">
      <style:table-column-properties style:column-width="1.52cm" style:rel-column-width="3522*"/>
    </style:style>
    <style:style style:name="Таблица38.Q" style:family="table-column">
      <style:table-column-properties style:column-width="1.016cm" style:rel-column-width="2353*"/>
    </style:style>
    <style:style style:name="Таблица38.R" style:family="table-column">
      <style:table-column-properties style:column-width="0.873cm" style:rel-column-width="2022*"/>
    </style:style>
    <style:style style:name="Таблица38.S" style:family="table-column">
      <style:table-column-properties style:column-width="0.194cm" style:rel-column-width="449*"/>
    </style:style>
    <style:style style:name="Таблица38.T" style:family="table-column">
      <style:table-column-properties style:column-width="0.594cm" style:rel-column-width="1377*"/>
    </style:style>
    <style:style style:name="Таблица38.U" style:family="table-column">
      <style:table-column-properties style:column-width="1.032cm" style:rel-column-width="2390*"/>
    </style:style>
    <style:style style:name="Таблица38.V" style:family="table-column">
      <style:table-column-properties style:column-width="0.7cm" style:rel-column-width="1622*"/>
    </style:style>
    <style:style style:name="Таблица38.W" style:family="table-column">
      <style:table-column-properties style:column-width="0.349cm" style:rel-column-width="809*"/>
    </style:style>
    <style:style style:name="Таблица38.X" style:family="table-column">
      <style:table-column-properties style:column-width="1.679cm" style:rel-column-width="3890*"/>
    </style:style>
    <style:style style:name="Таблица38.Y" style:family="table-column">
      <style:table-column-properties style:column-width="0.612cm" style:rel-column-width="1418*"/>
    </style:style>
    <style:style style:name="Таблица38.Z" style:family="table-column">
      <style:table-column-properties style:column-width="0.822cm" style:rel-column-width="1904*"/>
    </style:style>
    <style:style style:name="Таблица38.a" style:family="table-column">
      <style:table-column-properties style:column-width="0.175cm" style:rel-column-width="404*"/>
    </style:style>
    <style:style style:name="Таблица38.b" style:family="table-column">
      <style:table-column-properties style:column-width="1.102cm" style:rel-column-width="2554*"/>
    </style:style>
    <style:style style:name="Таблица38.c" style:family="table-column">
      <style:table-column-properties style:column-width="0.49cm" style:rel-column-width="1136*"/>
    </style:style>
    <style:style style:name="Таблица38.d" style:family="table-column">
      <style:table-column-properties style:column-width="0.961cm" style:rel-column-width="2227*"/>
    </style:style>
    <style:style style:name="Таблица38.e" style:family="table-column">
      <style:table-column-properties style:column-width="0.771cm" style:rel-column-width="1785*"/>
    </style:style>
    <style:style style:name="Таблица38.f" style:family="table-column">
      <style:table-column-properties style:column-width="0.296cm" style:rel-column-width="686*"/>
    </style:style>
    <style:style style:name="Таблица38.i" style:family="table-column">
      <style:table-column-properties style:column-width="0.139cm" style:rel-column-width="322*"/>
    </style:style>
    <style:style style:name="Таблица38.j" style:family="table-column">
      <style:table-column-properties style:column-width="0.683cm" style:rel-column-width="1581*"/>
    </style:style>
    <style:style style:name="Таблица38.k" style:family="table-column">
      <style:table-column-properties style:column-width="0.577cm" style:rel-column-width="1336*"/>
    </style:style>
    <style:style style:name="Таблица38.l" style:family="table-column">
      <style:table-column-properties style:column-width="1.067cm" style:rel-column-width="2472*"/>
    </style:style>
    <style:style style:name="Таблица38.m" style:family="table-column">
      <style:table-column-properties style:column-width="1.33cm" style:rel-column-width="3081*"/>
    </style:style>
    <style:style style:name="Таблица38.o" style:family="table-column">
      <style:table-column-properties style:column-width="1.374cm" style:rel-column-width="3182*"/>
    </style:style>
    <style:style style:name="Таблица38.1" style:family="table-row">
      <style:table-row-properties style:row-height="0.425cm" fo:keep-together="always" style:use-optimal-row-height="false"/>
    </style:style>
    <style:style style:name="Таблица38.A1" style:family="table-cell">
      <style:table-cell-properties fo:padding-left="0.018cm" fo:padding-right="0.018cm" fo:padding-top="0cm" fo:padding-bottom="0cm" fo:border="none" style:writing-mode="lr-tb"/>
    </style:style>
    <style:style style:name="Таблица38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8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8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8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8.5" style:family="table-row">
      <style:table-row-properties style:row-height="0.801cm" fo:keep-together="always" style:use-optimal-row-height="false"/>
    </style:style>
    <style:style style:name="Таблица38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8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8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8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8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8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8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8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8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8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8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8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8.9" style:family="table-row">
      <style:table-row-properties style:row-height="0.6cm" fo:keep-together="always" style:use-optimal-row-height="false"/>
    </style:style>
    <style:style style:name="Таблица38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8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8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8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8.10" style:family="table-row">
      <style:table-row-properties style:min-row-height="0.582cm" fo:keep-together="always" style:use-optimal-row-height="false"/>
    </style:style>
    <style:style style:name="Таблица38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8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8.11" style:family="table-row">
      <style:table-row-properties style:row-height="0.771cm" fo:keep-together="always" style:use-optimal-row-height="false"/>
    </style:style>
    <style:style style:name="Таблица38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8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8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8.27" style:family="table-row">
      <style:table-row-properties style:row-height="0.935cm" fo:keep-together="always" style:use-optimal-row-height="false"/>
    </style:style>
    <style:style style:name="Таблица38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8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8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8.28" style:family="table-row">
      <style:table-row-properties style:row-height="0.9cm" fo:keep-together="always" style:use-optimal-row-height="false"/>
    </style:style>
    <style:style style:name="Таблица38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8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0" style:family="table">
      <style:table-properties style:width="28.286cm" fo:margin-left="0.286cm" fo:margin-right="0.429cm" table:align="margins"/>
    </style:style>
    <style:style style:name="Таблица40.A" style:family="table-column">
      <style:table-column-properties style:column-width="1.169cm" style:rel-column-width="663*"/>
    </style:style>
    <style:style style:name="Таблица40.B" style:family="table-column">
      <style:table-column-properties style:column-width="0.508cm" style:rel-column-width="288*"/>
    </style:style>
    <style:style style:name="Таблица40.C" style:family="table-column">
      <style:table-column-properties style:column-width="0.071cm" style:rel-column-width="40*"/>
    </style:style>
    <style:style style:name="Таблица40.D" style:family="table-column">
      <style:table-column-properties style:column-width="0.455cm" style:rel-column-width="258*"/>
    </style:style>
    <style:style style:name="Таблица40.E" style:family="table-column">
      <style:table-column-properties style:column-width="0.104cm" style:rel-column-width="59*"/>
    </style:style>
    <style:style style:name="Таблица40.G" style:family="table-column">
      <style:table-column-properties style:column-width="0.437cm" style:rel-column-width="248*"/>
    </style:style>
    <style:style style:name="Таблица40.H" style:family="table-column">
      <style:table-column-properties style:column-width="0.628cm" style:rel-column-width="356*"/>
    </style:style>
    <style:style style:name="Таблица40.I" style:family="table-column">
      <style:table-column-properties style:column-width="0.069cm" style:rel-column-width="39*"/>
    </style:style>
    <style:style style:name="Таблица40.J" style:family="table-column">
      <style:table-column-properties style:column-width="0.386cm" style:rel-column-width="219*"/>
    </style:style>
    <style:style style:name="Таблица40.K" style:family="table-column">
      <style:table-column-properties style:column-width="1.293cm" style:rel-column-width="733*"/>
    </style:style>
    <style:style style:name="Таблица40.L" style:family="table-column">
      <style:table-column-properties style:column-width="0.402cm" style:rel-column-width="228*"/>
    </style:style>
    <style:style style:name="Таблица40.M" style:family="table-column">
      <style:table-column-properties style:column-width="0.279cm" style:rel-column-width="158*"/>
    </style:style>
    <style:style style:name="Таблица40.N" style:family="table-column">
      <style:table-column-properties style:column-width="1.277cm" style:rel-column-width="724*"/>
    </style:style>
    <style:style style:name="Таблица40.O" style:family="table-column">
      <style:table-column-properties style:column-width="0.753cm" style:rel-column-width="427*"/>
    </style:style>
    <style:style style:name="Таблица40.P" style:family="table-column">
      <style:table-column-properties style:column-width="1.52cm" style:rel-column-width="862*"/>
    </style:style>
    <style:style style:name="Таблица40.Q" style:family="table-column">
      <style:table-column-properties style:column-width="1.016cm" style:rel-column-width="576*"/>
    </style:style>
    <style:style style:name="Таблица40.R" style:family="table-column">
      <style:table-column-properties style:column-width="0.873cm" style:rel-column-width="495*"/>
    </style:style>
    <style:style style:name="Таблица40.S" style:family="table-column">
      <style:table-column-properties style:column-width="0.192cm" style:rel-column-width="109*"/>
    </style:style>
    <style:style style:name="Таблица40.T" style:family="table-column">
      <style:table-column-properties style:column-width="0.594cm" style:rel-column-width="337*"/>
    </style:style>
    <style:style style:name="Таблица40.U" style:family="table-column">
      <style:table-column-properties style:column-width="1.032cm" style:rel-column-width="585*"/>
    </style:style>
    <style:style style:name="Таблица40.V" style:family="table-column">
      <style:table-column-properties style:column-width="0.7cm" style:rel-column-width="397*"/>
    </style:style>
    <style:style style:name="Таблица40.W" style:family="table-column">
      <style:table-column-properties style:column-width="0.349cm" style:rel-column-width="198*"/>
    </style:style>
    <style:style style:name="Таблица40.X" style:family="table-column">
      <style:table-column-properties style:column-width="1.679cm" style:rel-column-width="952*"/>
    </style:style>
    <style:style style:name="Таблица40.Y" style:family="table-column">
      <style:table-column-properties style:column-width="0.612cm" style:rel-column-width="347*"/>
    </style:style>
    <style:style style:name="Таблица40.Z" style:family="table-column">
      <style:table-column-properties style:column-width="0.822cm" style:rel-column-width="466*"/>
    </style:style>
    <style:style style:name="Таблица40.a" style:family="table-column">
      <style:table-column-properties style:column-width="0.175cm" style:rel-column-width="99*"/>
    </style:style>
    <style:style style:name="Таблица40.b" style:family="table-column">
      <style:table-column-properties style:column-width="1.102cm" style:rel-column-width="625*"/>
    </style:style>
    <style:style style:name="Таблица40.c" style:family="table-column">
      <style:table-column-properties style:column-width="0.598cm" style:rel-column-width="339*"/>
    </style:style>
    <style:style style:name="Таблица40.d" style:family="table-column">
      <style:table-column-properties style:column-width="0.852cm" style:rel-column-width="483*"/>
    </style:style>
    <style:style style:name="Таблица40.e" style:family="table-column">
      <style:table-column-properties style:column-width="0.771cm" style:rel-column-width="437*"/>
    </style:style>
    <style:style style:name="Таблица40.f" style:family="table-column">
      <style:table-column-properties style:column-width="0.296cm" style:rel-column-width="168*"/>
    </style:style>
    <style:style style:name="Таблица40.i" style:family="table-column">
      <style:table-column-properties style:column-width="0.138cm" style:rel-column-width="78*"/>
    </style:style>
    <style:style style:name="Таблица40.j" style:family="table-column">
      <style:table-column-properties style:column-width="0.683cm" style:rel-column-width="387*"/>
    </style:style>
    <style:style style:name="Таблица40.k" style:family="table-column">
      <style:table-column-properties style:column-width="0.577cm" style:rel-column-width="327*"/>
    </style:style>
    <style:style style:name="Таблица40.l" style:family="table-column">
      <style:table-column-properties style:column-width="1.067cm" style:rel-column-width="605*"/>
    </style:style>
    <style:style style:name="Таблица40.m" style:family="table-column">
      <style:table-column-properties style:column-width="1.33cm" style:rel-column-width="754*"/>
    </style:style>
    <style:style style:name="Таблица40.o" style:family="table-column">
      <style:table-column-properties style:column-width="1.374cm" style:rel-column-width="779*"/>
    </style:style>
    <style:style style:name="Таблица40.1" style:family="table-row">
      <style:table-row-properties style:row-height="0.425cm" fo:keep-together="always" style:use-optimal-row-height="false"/>
    </style:style>
    <style:style style:name="Таблица40.A1" style:family="table-cell">
      <style:table-cell-properties fo:padding-left="0.018cm" fo:padding-right="0.018cm" fo:padding-top="0cm" fo:padding-bottom="0cm" fo:border="none" style:writing-mode="lr-tb"/>
    </style:style>
    <style:style style:name="Таблица40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0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0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0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0.5" style:family="table-row">
      <style:table-row-properties style:row-height="0.801cm" fo:keep-together="always" style:use-optimal-row-height="false"/>
    </style:style>
    <style:style style:name="Таблица40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0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0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0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0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0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0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0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0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0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0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0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0.9" style:family="table-row">
      <style:table-row-properties style:row-height="0.6cm" fo:keep-together="always" style:use-optimal-row-height="false"/>
    </style:style>
    <style:style style:name="Таблица40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0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0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0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0.10" style:family="table-row">
      <style:table-row-properties style:min-row-height="0.582cm" fo:keep-together="always" style:use-optimal-row-height="false"/>
    </style:style>
    <style:style style:name="Таблица40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0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0.11" style:family="table-row">
      <style:table-row-properties style:row-height="0.771cm" fo:keep-together="always" style:use-optimal-row-height="false"/>
    </style:style>
    <style:style style:name="Таблица40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0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0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0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0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0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0.28" style:family="table-row">
      <style:table-row-properties style:row-height="0.9cm" fo:keep-together="always" style:use-optimal-row-height="false"/>
    </style:style>
    <style:style style:name="Таблица40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0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1" style:family="table">
      <style:table-properties style:width="28.286cm" fo:margin-left="0.286cm" fo:margin-right="0.429cm" table:align="margins"/>
    </style:style>
    <style:style style:name="Таблица41.A" style:family="table-column">
      <style:table-column-properties style:column-width="1.171cm" style:rel-column-width="2713*"/>
    </style:style>
    <style:style style:name="Таблица41.B" style:family="table-column">
      <style:table-column-properties style:column-width="0.508cm" style:rel-column-width="1176*"/>
    </style:style>
    <style:style style:name="Таблица41.C" style:family="table-column">
      <style:table-column-properties style:column-width="0.071cm" style:rel-column-width="163*"/>
    </style:style>
    <style:style style:name="Таблица41.D" style:family="table-column">
      <style:table-column-properties style:column-width="0.455cm" style:rel-column-width="1054*"/>
    </style:style>
    <style:style style:name="Таблица41.E" style:family="table-column">
      <style:table-column-properties style:column-width="0.104cm" style:rel-column-width="241*"/>
    </style:style>
    <style:style style:name="Таблица41.G" style:family="table-column">
      <style:table-column-properties style:column-width="0.437cm" style:rel-column-width="1013*"/>
    </style:style>
    <style:style style:name="Таблица41.H" style:family="table-column">
      <style:table-column-properties style:column-width="0.63cm" style:rel-column-width="1458*"/>
    </style:style>
    <style:style style:name="Таблица41.I" style:family="table-column">
      <style:table-column-properties style:column-width="0.069cm" style:rel-column-width="159*"/>
    </style:style>
    <style:style style:name="Таблица41.J" style:family="table-column">
      <style:table-column-properties style:column-width="0.386cm" style:rel-column-width="894*"/>
    </style:style>
    <style:style style:name="Таблица41.K" style:family="table-column">
      <style:table-column-properties style:column-width="1.293cm" style:rel-column-width="2995*"/>
    </style:style>
    <style:style style:name="Таблица41.L" style:family="table-column">
      <style:table-column-properties style:column-width="0.402cm" style:rel-column-width="931*"/>
    </style:style>
    <style:style style:name="Таблица41.M" style:family="table-column">
      <style:table-column-properties style:column-width="0.28cm" style:rel-column-width="649*"/>
    </style:style>
    <style:style style:name="Таблица41.N" style:family="table-column">
      <style:table-column-properties style:column-width="1.277cm" style:rel-column-width="2958*"/>
    </style:style>
    <style:style style:name="Таблица41.O" style:family="table-column">
      <style:table-column-properties style:column-width="0.753cm" style:rel-column-width="1745*"/>
    </style:style>
    <style:style style:name="Таблица41.P" style:family="table-column">
      <style:table-column-properties style:column-width="1.52cm" style:rel-column-width="3522*"/>
    </style:style>
    <style:style style:name="Таблица41.Q" style:family="table-column">
      <style:table-column-properties style:column-width="1.016cm" style:rel-column-width="2353*"/>
    </style:style>
    <style:style style:name="Таблица41.R" style:family="table-column">
      <style:table-column-properties style:column-width="0.873cm" style:rel-column-width="2022*"/>
    </style:style>
    <style:style style:name="Таблица41.S" style:family="table-column">
      <style:table-column-properties style:column-width="0.194cm" style:rel-column-width="449*"/>
    </style:style>
    <style:style style:name="Таблица41.T" style:family="table-column">
      <style:table-column-properties style:column-width="0.594cm" style:rel-column-width="1377*"/>
    </style:style>
    <style:style style:name="Таблица41.U" style:family="table-column">
      <style:table-column-properties style:column-width="1.032cm" style:rel-column-width="2390*"/>
    </style:style>
    <style:style style:name="Таблица41.V" style:family="table-column">
      <style:table-column-properties style:column-width="0.7cm" style:rel-column-width="1622*"/>
    </style:style>
    <style:style style:name="Таблица41.W" style:family="table-column">
      <style:table-column-properties style:column-width="0.349cm" style:rel-column-width="809*"/>
    </style:style>
    <style:style style:name="Таблица41.X" style:family="table-column">
      <style:table-column-properties style:column-width="1.679cm" style:rel-column-width="3890*"/>
    </style:style>
    <style:style style:name="Таблица41.Y" style:family="table-column">
      <style:table-column-properties style:column-width="0.612cm" style:rel-column-width="1418*"/>
    </style:style>
    <style:style style:name="Таблица41.Z" style:family="table-column">
      <style:table-column-properties style:column-width="0.822cm" style:rel-column-width="1904*"/>
    </style:style>
    <style:style style:name="Таблица41.a" style:family="table-column">
      <style:table-column-properties style:column-width="0.175cm" style:rel-column-width="404*"/>
    </style:style>
    <style:style style:name="Таблица41.b" style:family="table-column">
      <style:table-column-properties style:column-width="1.102cm" style:rel-column-width="2554*"/>
    </style:style>
    <style:style style:name="Таблица41.c" style:family="table-column">
      <style:table-column-properties style:column-width="0.49cm" style:rel-column-width="1136*"/>
    </style:style>
    <style:style style:name="Таблица41.d" style:family="table-column">
      <style:table-column-properties style:column-width="0.961cm" style:rel-column-width="2227*"/>
    </style:style>
    <style:style style:name="Таблица41.e" style:family="table-column">
      <style:table-column-properties style:column-width="0.771cm" style:rel-column-width="1785*"/>
    </style:style>
    <style:style style:name="Таблица41.f" style:family="table-column">
      <style:table-column-properties style:column-width="0.296cm" style:rel-column-width="686*"/>
    </style:style>
    <style:style style:name="Таблица41.i" style:family="table-column">
      <style:table-column-properties style:column-width="0.139cm" style:rel-column-width="322*"/>
    </style:style>
    <style:style style:name="Таблица41.j" style:family="table-column">
      <style:table-column-properties style:column-width="0.683cm" style:rel-column-width="1581*"/>
    </style:style>
    <style:style style:name="Таблица41.k" style:family="table-column">
      <style:table-column-properties style:column-width="0.577cm" style:rel-column-width="1336*"/>
    </style:style>
    <style:style style:name="Таблица41.l" style:family="table-column">
      <style:table-column-properties style:column-width="1.067cm" style:rel-column-width="2472*"/>
    </style:style>
    <style:style style:name="Таблица41.m" style:family="table-column">
      <style:table-column-properties style:column-width="1.33cm" style:rel-column-width="3081*"/>
    </style:style>
    <style:style style:name="Таблица41.o" style:family="table-column">
      <style:table-column-properties style:column-width="1.374cm" style:rel-column-width="3182*"/>
    </style:style>
    <style:style style:name="Таблица41.1" style:family="table-row">
      <style:table-row-properties style:row-height="0.425cm" fo:keep-together="always" style:use-optimal-row-height="false"/>
    </style:style>
    <style:style style:name="Таблица41.A1" style:family="table-cell">
      <style:table-cell-properties fo:padding-left="0.018cm" fo:padding-right="0.018cm" fo:padding-top="0cm" fo:padding-bottom="0cm" fo:border="none" style:writing-mode="lr-tb"/>
    </style:style>
    <style:style style:name="Таблица41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1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1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1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1.5" style:family="table-row">
      <style:table-row-properties style:row-height="0.801cm" fo:keep-together="always" style:use-optimal-row-height="false"/>
    </style:style>
    <style:style style:name="Таблица41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1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1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1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1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1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1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1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1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1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1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1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1.9" style:family="table-row">
      <style:table-row-properties style:row-height="0.6cm" fo:keep-together="always" style:use-optimal-row-height="false"/>
    </style:style>
    <style:style style:name="Таблица41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1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1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1.10" style:family="table-row">
      <style:table-row-properties style:min-row-height="0.582cm" fo:keep-together="always" style:use-optimal-row-height="false"/>
    </style:style>
    <style:style style:name="Таблица41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1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1.11" style:family="table-row">
      <style:table-row-properties style:row-height="0.771cm" fo:keep-together="always" style:use-optimal-row-height="false"/>
    </style:style>
    <style:style style:name="Таблица41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1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1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1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1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1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1.28" style:family="table-row">
      <style:table-row-properties style:row-height="0.9cm" fo:keep-together="always" style:use-optimal-row-height="false"/>
    </style:style>
    <style:style style:name="Таблица41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1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2" style:family="table">
      <style:table-properties style:width="28.286cm" fo:margin-left="0.286cm" fo:margin-right="0.429cm" table:align="margins"/>
    </style:style>
    <style:style style:name="Таблица42.A" style:family="table-column">
      <style:table-column-properties style:column-width="1.171cm" style:rel-column-width="2713*"/>
    </style:style>
    <style:style style:name="Таблица42.B" style:family="table-column">
      <style:table-column-properties style:column-width="0.508cm" style:rel-column-width="1176*"/>
    </style:style>
    <style:style style:name="Таблица42.C" style:family="table-column">
      <style:table-column-properties style:column-width="0.071cm" style:rel-column-width="163*"/>
    </style:style>
    <style:style style:name="Таблица42.D" style:family="table-column">
      <style:table-column-properties style:column-width="0.455cm" style:rel-column-width="1054*"/>
    </style:style>
    <style:style style:name="Таблица42.E" style:family="table-column">
      <style:table-column-properties style:column-width="0.104cm" style:rel-column-width="241*"/>
    </style:style>
    <style:style style:name="Таблица42.G" style:family="table-column">
      <style:table-column-properties style:column-width="0.437cm" style:rel-column-width="1013*"/>
    </style:style>
    <style:style style:name="Таблица42.H" style:family="table-column">
      <style:table-column-properties style:column-width="0.63cm" style:rel-column-width="1458*"/>
    </style:style>
    <style:style style:name="Таблица42.I" style:family="table-column">
      <style:table-column-properties style:column-width="0.069cm" style:rel-column-width="159*"/>
    </style:style>
    <style:style style:name="Таблица42.J" style:family="table-column">
      <style:table-column-properties style:column-width="0.386cm" style:rel-column-width="894*"/>
    </style:style>
    <style:style style:name="Таблица42.K" style:family="table-column">
      <style:table-column-properties style:column-width="1.293cm" style:rel-column-width="2995*"/>
    </style:style>
    <style:style style:name="Таблица42.L" style:family="table-column">
      <style:table-column-properties style:column-width="0.402cm" style:rel-column-width="931*"/>
    </style:style>
    <style:style style:name="Таблица42.M" style:family="table-column">
      <style:table-column-properties style:column-width="0.28cm" style:rel-column-width="649*"/>
    </style:style>
    <style:style style:name="Таблица42.N" style:family="table-column">
      <style:table-column-properties style:column-width="1.277cm" style:rel-column-width="2958*"/>
    </style:style>
    <style:style style:name="Таблица42.O" style:family="table-column">
      <style:table-column-properties style:column-width="0.753cm" style:rel-column-width="1745*"/>
    </style:style>
    <style:style style:name="Таблица42.P" style:family="table-column">
      <style:table-column-properties style:column-width="1.52cm" style:rel-column-width="3522*"/>
    </style:style>
    <style:style style:name="Таблица42.Q" style:family="table-column">
      <style:table-column-properties style:column-width="1.016cm" style:rel-column-width="2353*"/>
    </style:style>
    <style:style style:name="Таблица42.R" style:family="table-column">
      <style:table-column-properties style:column-width="0.873cm" style:rel-column-width="2022*"/>
    </style:style>
    <style:style style:name="Таблица42.S" style:family="table-column">
      <style:table-column-properties style:column-width="0.194cm" style:rel-column-width="449*"/>
    </style:style>
    <style:style style:name="Таблица42.T" style:family="table-column">
      <style:table-column-properties style:column-width="0.594cm" style:rel-column-width="1377*"/>
    </style:style>
    <style:style style:name="Таблица42.U" style:family="table-column">
      <style:table-column-properties style:column-width="1.032cm" style:rel-column-width="2390*"/>
    </style:style>
    <style:style style:name="Таблица42.V" style:family="table-column">
      <style:table-column-properties style:column-width="0.7cm" style:rel-column-width="1622*"/>
    </style:style>
    <style:style style:name="Таблица42.W" style:family="table-column">
      <style:table-column-properties style:column-width="0.349cm" style:rel-column-width="809*"/>
    </style:style>
    <style:style style:name="Таблица42.X" style:family="table-column">
      <style:table-column-properties style:column-width="1.679cm" style:rel-column-width="3890*"/>
    </style:style>
    <style:style style:name="Таблица42.Y" style:family="table-column">
      <style:table-column-properties style:column-width="0.612cm" style:rel-column-width="1418*"/>
    </style:style>
    <style:style style:name="Таблица42.Z" style:family="table-column">
      <style:table-column-properties style:column-width="0.822cm" style:rel-column-width="1904*"/>
    </style:style>
    <style:style style:name="Таблица42.a" style:family="table-column">
      <style:table-column-properties style:column-width="0.175cm" style:rel-column-width="404*"/>
    </style:style>
    <style:style style:name="Таблица42.b" style:family="table-column">
      <style:table-column-properties style:column-width="1.102cm" style:rel-column-width="2554*"/>
    </style:style>
    <style:style style:name="Таблица42.c" style:family="table-column">
      <style:table-column-properties style:column-width="0.49cm" style:rel-column-width="1136*"/>
    </style:style>
    <style:style style:name="Таблица42.d" style:family="table-column">
      <style:table-column-properties style:column-width="0.961cm" style:rel-column-width="2227*"/>
    </style:style>
    <style:style style:name="Таблица42.e" style:family="table-column">
      <style:table-column-properties style:column-width="0.771cm" style:rel-column-width="1785*"/>
    </style:style>
    <style:style style:name="Таблица42.f" style:family="table-column">
      <style:table-column-properties style:column-width="0.296cm" style:rel-column-width="686*"/>
    </style:style>
    <style:style style:name="Таблица42.i" style:family="table-column">
      <style:table-column-properties style:column-width="0.139cm" style:rel-column-width="322*"/>
    </style:style>
    <style:style style:name="Таблица42.j" style:family="table-column">
      <style:table-column-properties style:column-width="0.683cm" style:rel-column-width="1581*"/>
    </style:style>
    <style:style style:name="Таблица42.k" style:family="table-column">
      <style:table-column-properties style:column-width="0.577cm" style:rel-column-width="1336*"/>
    </style:style>
    <style:style style:name="Таблица42.l" style:family="table-column">
      <style:table-column-properties style:column-width="1.067cm" style:rel-column-width="2472*"/>
    </style:style>
    <style:style style:name="Таблица42.m" style:family="table-column">
      <style:table-column-properties style:column-width="1.33cm" style:rel-column-width="3081*"/>
    </style:style>
    <style:style style:name="Таблица42.o" style:family="table-column">
      <style:table-column-properties style:column-width="1.374cm" style:rel-column-width="3182*"/>
    </style:style>
    <style:style style:name="Таблица42.1" style:family="table-row">
      <style:table-row-properties style:row-height="0.425cm" fo:keep-together="always" style:use-optimal-row-height="false"/>
    </style:style>
    <style:style style:name="Таблица42.A1" style:family="table-cell">
      <style:table-cell-properties fo:padding-left="0.018cm" fo:padding-right="0.018cm" fo:padding-top="0cm" fo:padding-bottom="0cm" fo:border="none" style:writing-mode="lr-tb"/>
    </style:style>
    <style:style style:name="Таблица42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2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2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2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2.5" style:family="table-row">
      <style:table-row-properties style:row-height="0.801cm" fo:keep-together="always" style:use-optimal-row-height="false"/>
    </style:style>
    <style:style style:name="Таблица42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2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2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2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2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2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2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2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2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2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2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2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2.9" style:family="table-row">
      <style:table-row-properties style:row-height="0.6cm" fo:keep-together="always" style:use-optimal-row-height="false"/>
    </style:style>
    <style:style style:name="Таблица4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2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2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2.10" style:family="table-row">
      <style:table-row-properties style:min-row-height="0.582cm" fo:keep-together="always" style:use-optimal-row-height="false"/>
    </style:style>
    <style:style style:name="Таблица4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2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2.11" style:family="table-row">
      <style:table-row-properties style:row-height="0.771cm" fo:keep-together="always" style:use-optimal-row-height="false"/>
    </style:style>
    <style:style style:name="Таблица42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2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2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2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2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2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2.28" style:family="table-row">
      <style:table-row-properties style:row-height="0.9cm" fo:keep-together="always" style:use-optimal-row-height="false"/>
    </style:style>
    <style:style style:name="Таблица42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2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3" style:family="table">
      <style:table-properties style:width="28.286cm" fo:margin-left="0.286cm" fo:margin-right="0.429cm" table:align="margins"/>
    </style:style>
    <style:style style:name="Таблица43.A" style:family="table-column">
      <style:table-column-properties style:column-width="1.171cm" style:rel-column-width="2713*"/>
    </style:style>
    <style:style style:name="Таблица43.B" style:family="table-column">
      <style:table-column-properties style:column-width="0.508cm" style:rel-column-width="1176*"/>
    </style:style>
    <style:style style:name="Таблица43.C" style:family="table-column">
      <style:table-column-properties style:column-width="0.071cm" style:rel-column-width="163*"/>
    </style:style>
    <style:style style:name="Таблица43.D" style:family="table-column">
      <style:table-column-properties style:column-width="0.455cm" style:rel-column-width="1054*"/>
    </style:style>
    <style:style style:name="Таблица43.E" style:family="table-column">
      <style:table-column-properties style:column-width="0.104cm" style:rel-column-width="241*"/>
    </style:style>
    <style:style style:name="Таблица43.G" style:family="table-column">
      <style:table-column-properties style:column-width="0.437cm" style:rel-column-width="1013*"/>
    </style:style>
    <style:style style:name="Таблица43.H" style:family="table-column">
      <style:table-column-properties style:column-width="0.63cm" style:rel-column-width="1458*"/>
    </style:style>
    <style:style style:name="Таблица43.I" style:family="table-column">
      <style:table-column-properties style:column-width="0.069cm" style:rel-column-width="159*"/>
    </style:style>
    <style:style style:name="Таблица43.J" style:family="table-column">
      <style:table-column-properties style:column-width="0.386cm" style:rel-column-width="894*"/>
    </style:style>
    <style:style style:name="Таблица43.K" style:family="table-column">
      <style:table-column-properties style:column-width="1.293cm" style:rel-column-width="2995*"/>
    </style:style>
    <style:style style:name="Таблица43.L" style:family="table-column">
      <style:table-column-properties style:column-width="0.402cm" style:rel-column-width="931*"/>
    </style:style>
    <style:style style:name="Таблица43.M" style:family="table-column">
      <style:table-column-properties style:column-width="0.28cm" style:rel-column-width="649*"/>
    </style:style>
    <style:style style:name="Таблица43.N" style:family="table-column">
      <style:table-column-properties style:column-width="1.277cm" style:rel-column-width="2958*"/>
    </style:style>
    <style:style style:name="Таблица43.O" style:family="table-column">
      <style:table-column-properties style:column-width="0.753cm" style:rel-column-width="1745*"/>
    </style:style>
    <style:style style:name="Таблица43.P" style:family="table-column">
      <style:table-column-properties style:column-width="1.52cm" style:rel-column-width="3522*"/>
    </style:style>
    <style:style style:name="Таблица43.Q" style:family="table-column">
      <style:table-column-properties style:column-width="1.016cm" style:rel-column-width="2353*"/>
    </style:style>
    <style:style style:name="Таблица43.R" style:family="table-column">
      <style:table-column-properties style:column-width="0.873cm" style:rel-column-width="2022*"/>
    </style:style>
    <style:style style:name="Таблица43.S" style:family="table-column">
      <style:table-column-properties style:column-width="0.194cm" style:rel-column-width="449*"/>
    </style:style>
    <style:style style:name="Таблица43.T" style:family="table-column">
      <style:table-column-properties style:column-width="0.594cm" style:rel-column-width="1377*"/>
    </style:style>
    <style:style style:name="Таблица43.U" style:family="table-column">
      <style:table-column-properties style:column-width="1.032cm" style:rel-column-width="2390*"/>
    </style:style>
    <style:style style:name="Таблица43.V" style:family="table-column">
      <style:table-column-properties style:column-width="0.7cm" style:rel-column-width="1622*"/>
    </style:style>
    <style:style style:name="Таблица43.W" style:family="table-column">
      <style:table-column-properties style:column-width="0.349cm" style:rel-column-width="809*"/>
    </style:style>
    <style:style style:name="Таблица43.X" style:family="table-column">
      <style:table-column-properties style:column-width="1.679cm" style:rel-column-width="3890*"/>
    </style:style>
    <style:style style:name="Таблица43.Y" style:family="table-column">
      <style:table-column-properties style:column-width="0.612cm" style:rel-column-width="1418*"/>
    </style:style>
    <style:style style:name="Таблица43.Z" style:family="table-column">
      <style:table-column-properties style:column-width="0.822cm" style:rel-column-width="1904*"/>
    </style:style>
    <style:style style:name="Таблица43.a" style:family="table-column">
      <style:table-column-properties style:column-width="0.175cm" style:rel-column-width="404*"/>
    </style:style>
    <style:style style:name="Таблица43.b" style:family="table-column">
      <style:table-column-properties style:column-width="1.102cm" style:rel-column-width="2554*"/>
    </style:style>
    <style:style style:name="Таблица43.c" style:family="table-column">
      <style:table-column-properties style:column-width="0.49cm" style:rel-column-width="1136*"/>
    </style:style>
    <style:style style:name="Таблица43.d" style:family="table-column">
      <style:table-column-properties style:column-width="0.961cm" style:rel-column-width="2227*"/>
    </style:style>
    <style:style style:name="Таблица43.e" style:family="table-column">
      <style:table-column-properties style:column-width="0.771cm" style:rel-column-width="1785*"/>
    </style:style>
    <style:style style:name="Таблица43.f" style:family="table-column">
      <style:table-column-properties style:column-width="0.296cm" style:rel-column-width="686*"/>
    </style:style>
    <style:style style:name="Таблица43.i" style:family="table-column">
      <style:table-column-properties style:column-width="0.139cm" style:rel-column-width="322*"/>
    </style:style>
    <style:style style:name="Таблица43.j" style:family="table-column">
      <style:table-column-properties style:column-width="0.683cm" style:rel-column-width="1581*"/>
    </style:style>
    <style:style style:name="Таблица43.k" style:family="table-column">
      <style:table-column-properties style:column-width="0.577cm" style:rel-column-width="1336*"/>
    </style:style>
    <style:style style:name="Таблица43.l" style:family="table-column">
      <style:table-column-properties style:column-width="1.067cm" style:rel-column-width="2472*"/>
    </style:style>
    <style:style style:name="Таблица43.m" style:family="table-column">
      <style:table-column-properties style:column-width="1.33cm" style:rel-column-width="3081*"/>
    </style:style>
    <style:style style:name="Таблица43.o" style:family="table-column">
      <style:table-column-properties style:column-width="1.374cm" style:rel-column-width="3182*"/>
    </style:style>
    <style:style style:name="Таблица43.1" style:family="table-row">
      <style:table-row-properties style:row-height="0.425cm" fo:keep-together="always" style:use-optimal-row-height="false"/>
    </style:style>
    <style:style style:name="Таблица43.A1" style:family="table-cell">
      <style:table-cell-properties fo:padding-left="0.018cm" fo:padding-right="0.018cm" fo:padding-top="0cm" fo:padding-bottom="0cm" fo:border="none" style:writing-mode="lr-tb"/>
    </style:style>
    <style:style style:name="Таблица43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3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3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3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3.5" style:family="table-row">
      <style:table-row-properties style:row-height="0.801cm" fo:keep-together="always" style:use-optimal-row-height="false"/>
    </style:style>
    <style:style style:name="Таблица43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3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3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3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3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3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3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3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3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3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3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3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3.9" style:family="table-row">
      <style:table-row-properties style:row-height="0.6cm" fo:keep-together="always" style:use-optimal-row-height="false"/>
    </style:style>
    <style:style style:name="Таблица43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3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3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3.10" style:family="table-row">
      <style:table-row-properties style:min-row-height="0.582cm" fo:keep-together="always" style:use-optimal-row-height="false"/>
    </style:style>
    <style:style style:name="Таблица43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3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3.11" style:family="table-row">
      <style:table-row-properties style:row-height="0.771cm" fo:keep-together="always" style:use-optimal-row-height="false"/>
    </style:style>
    <style:style style:name="Таблица43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3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3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3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3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3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3.28" style:family="table-row">
      <style:table-row-properties style:row-height="0.9cm" fo:keep-together="always" style:use-optimal-row-height="false"/>
    </style:style>
    <style:style style:name="Таблица43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3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4" style:family="table">
      <style:table-properties style:width="28.286cm" fo:margin-left="0.286cm" fo:margin-right="0.429cm" table:align="margins"/>
    </style:style>
    <style:style style:name="Таблица44.A" style:family="table-column">
      <style:table-column-properties style:column-width="1.171cm" style:rel-column-width="2713*"/>
    </style:style>
    <style:style style:name="Таблица44.B" style:family="table-column">
      <style:table-column-properties style:column-width="0.508cm" style:rel-column-width="1176*"/>
    </style:style>
    <style:style style:name="Таблица44.C" style:family="table-column">
      <style:table-column-properties style:column-width="0.071cm" style:rel-column-width="163*"/>
    </style:style>
    <style:style style:name="Таблица44.D" style:family="table-column">
      <style:table-column-properties style:column-width="0.455cm" style:rel-column-width="1054*"/>
    </style:style>
    <style:style style:name="Таблица44.E" style:family="table-column">
      <style:table-column-properties style:column-width="0.104cm" style:rel-column-width="241*"/>
    </style:style>
    <style:style style:name="Таблица44.G" style:family="table-column">
      <style:table-column-properties style:column-width="0.437cm" style:rel-column-width="1013*"/>
    </style:style>
    <style:style style:name="Таблица44.H" style:family="table-column">
      <style:table-column-properties style:column-width="0.63cm" style:rel-column-width="1458*"/>
    </style:style>
    <style:style style:name="Таблица44.I" style:family="table-column">
      <style:table-column-properties style:column-width="0.069cm" style:rel-column-width="159*"/>
    </style:style>
    <style:style style:name="Таблица44.J" style:family="table-column">
      <style:table-column-properties style:column-width="0.386cm" style:rel-column-width="894*"/>
    </style:style>
    <style:style style:name="Таблица44.K" style:family="table-column">
      <style:table-column-properties style:column-width="1.293cm" style:rel-column-width="2995*"/>
    </style:style>
    <style:style style:name="Таблица44.L" style:family="table-column">
      <style:table-column-properties style:column-width="0.402cm" style:rel-column-width="931*"/>
    </style:style>
    <style:style style:name="Таблица44.M" style:family="table-column">
      <style:table-column-properties style:column-width="0.28cm" style:rel-column-width="649*"/>
    </style:style>
    <style:style style:name="Таблица44.N" style:family="table-column">
      <style:table-column-properties style:column-width="1.277cm" style:rel-column-width="2958*"/>
    </style:style>
    <style:style style:name="Таблица44.O" style:family="table-column">
      <style:table-column-properties style:column-width="0.753cm" style:rel-column-width="1745*"/>
    </style:style>
    <style:style style:name="Таблица44.P" style:family="table-column">
      <style:table-column-properties style:column-width="1.52cm" style:rel-column-width="3522*"/>
    </style:style>
    <style:style style:name="Таблица44.Q" style:family="table-column">
      <style:table-column-properties style:column-width="1.016cm" style:rel-column-width="2353*"/>
    </style:style>
    <style:style style:name="Таблица44.R" style:family="table-column">
      <style:table-column-properties style:column-width="0.873cm" style:rel-column-width="2022*"/>
    </style:style>
    <style:style style:name="Таблица44.S" style:family="table-column">
      <style:table-column-properties style:column-width="0.194cm" style:rel-column-width="449*"/>
    </style:style>
    <style:style style:name="Таблица44.T" style:family="table-column">
      <style:table-column-properties style:column-width="0.594cm" style:rel-column-width="1377*"/>
    </style:style>
    <style:style style:name="Таблица44.U" style:family="table-column">
      <style:table-column-properties style:column-width="1.032cm" style:rel-column-width="2390*"/>
    </style:style>
    <style:style style:name="Таблица44.V" style:family="table-column">
      <style:table-column-properties style:column-width="0.7cm" style:rel-column-width="1622*"/>
    </style:style>
    <style:style style:name="Таблица44.W" style:family="table-column">
      <style:table-column-properties style:column-width="0.349cm" style:rel-column-width="809*"/>
    </style:style>
    <style:style style:name="Таблица44.X" style:family="table-column">
      <style:table-column-properties style:column-width="1.679cm" style:rel-column-width="3890*"/>
    </style:style>
    <style:style style:name="Таблица44.Y" style:family="table-column">
      <style:table-column-properties style:column-width="0.612cm" style:rel-column-width="1418*"/>
    </style:style>
    <style:style style:name="Таблица44.Z" style:family="table-column">
      <style:table-column-properties style:column-width="0.822cm" style:rel-column-width="1904*"/>
    </style:style>
    <style:style style:name="Таблица44.a" style:family="table-column">
      <style:table-column-properties style:column-width="0.175cm" style:rel-column-width="404*"/>
    </style:style>
    <style:style style:name="Таблица44.b" style:family="table-column">
      <style:table-column-properties style:column-width="1.102cm" style:rel-column-width="2554*"/>
    </style:style>
    <style:style style:name="Таблица44.c" style:family="table-column">
      <style:table-column-properties style:column-width="0.49cm" style:rel-column-width="1136*"/>
    </style:style>
    <style:style style:name="Таблица44.d" style:family="table-column">
      <style:table-column-properties style:column-width="0.961cm" style:rel-column-width="2227*"/>
    </style:style>
    <style:style style:name="Таблица44.e" style:family="table-column">
      <style:table-column-properties style:column-width="0.771cm" style:rel-column-width="1785*"/>
    </style:style>
    <style:style style:name="Таблица44.f" style:family="table-column">
      <style:table-column-properties style:column-width="0.296cm" style:rel-column-width="686*"/>
    </style:style>
    <style:style style:name="Таблица44.i" style:family="table-column">
      <style:table-column-properties style:column-width="0.139cm" style:rel-column-width="322*"/>
    </style:style>
    <style:style style:name="Таблица44.j" style:family="table-column">
      <style:table-column-properties style:column-width="0.683cm" style:rel-column-width="1581*"/>
    </style:style>
    <style:style style:name="Таблица44.k" style:family="table-column">
      <style:table-column-properties style:column-width="0.577cm" style:rel-column-width="1336*"/>
    </style:style>
    <style:style style:name="Таблица44.l" style:family="table-column">
      <style:table-column-properties style:column-width="1.067cm" style:rel-column-width="2472*"/>
    </style:style>
    <style:style style:name="Таблица44.m" style:family="table-column">
      <style:table-column-properties style:column-width="1.33cm" style:rel-column-width="3081*"/>
    </style:style>
    <style:style style:name="Таблица44.o" style:family="table-column">
      <style:table-column-properties style:column-width="1.374cm" style:rel-column-width="3182*"/>
    </style:style>
    <style:style style:name="Таблица44.1" style:family="table-row">
      <style:table-row-properties style:row-height="0.425cm" fo:keep-together="always" style:use-optimal-row-height="false"/>
    </style:style>
    <style:style style:name="Таблица44.A1" style:family="table-cell">
      <style:table-cell-properties fo:padding-left="0.018cm" fo:padding-right="0.018cm" fo:padding-top="0cm" fo:padding-bottom="0cm" fo:border="none" style:writing-mode="lr-tb"/>
    </style:style>
    <style:style style:name="Таблица44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4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4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4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4.5" style:family="table-row">
      <style:table-row-properties style:row-height="0.801cm" fo:keep-together="always" style:use-optimal-row-height="false"/>
    </style:style>
    <style:style style:name="Таблица44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4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4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4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4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4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4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4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4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4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4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4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4.9" style:family="table-row">
      <style:table-row-properties style:row-height="0.6cm" fo:keep-together="always" style:use-optimal-row-height="false"/>
    </style:style>
    <style:style style:name="Таблица44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4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4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4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4.10" style:family="table-row">
      <style:table-row-properties style:min-row-height="0.582cm" fo:keep-together="always" style:use-optimal-row-height="false"/>
    </style:style>
    <style:style style:name="Таблица44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4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4.11" style:family="table-row">
      <style:table-row-properties style:row-height="0.771cm" fo:keep-together="always" style:use-optimal-row-height="false"/>
    </style:style>
    <style:style style:name="Таблица44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4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4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4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4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4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4.28" style:family="table-row">
      <style:table-row-properties style:row-height="0.9cm" fo:keep-together="always" style:use-optimal-row-height="false"/>
    </style:style>
    <style:style style:name="Таблица44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4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5" style:family="table">
      <style:table-properties style:width="28.286cm" fo:margin-left="0.286cm" fo:margin-right="0.429cm" table:align="margins"/>
    </style:style>
    <style:style style:name="Таблица45.A" style:family="table-column">
      <style:table-column-properties style:column-width="1.171cm" style:rel-column-width="2713*"/>
    </style:style>
    <style:style style:name="Таблица45.B" style:family="table-column">
      <style:table-column-properties style:column-width="0.508cm" style:rel-column-width="1176*"/>
    </style:style>
    <style:style style:name="Таблица45.C" style:family="table-column">
      <style:table-column-properties style:column-width="0.071cm" style:rel-column-width="163*"/>
    </style:style>
    <style:style style:name="Таблица45.D" style:family="table-column">
      <style:table-column-properties style:column-width="0.455cm" style:rel-column-width="1054*"/>
    </style:style>
    <style:style style:name="Таблица45.E" style:family="table-column">
      <style:table-column-properties style:column-width="0.104cm" style:rel-column-width="241*"/>
    </style:style>
    <style:style style:name="Таблица45.G" style:family="table-column">
      <style:table-column-properties style:column-width="0.437cm" style:rel-column-width="1013*"/>
    </style:style>
    <style:style style:name="Таблица45.H" style:family="table-column">
      <style:table-column-properties style:column-width="0.63cm" style:rel-column-width="1458*"/>
    </style:style>
    <style:style style:name="Таблица45.I" style:family="table-column">
      <style:table-column-properties style:column-width="0.069cm" style:rel-column-width="159*"/>
    </style:style>
    <style:style style:name="Таблица45.J" style:family="table-column">
      <style:table-column-properties style:column-width="0.386cm" style:rel-column-width="894*"/>
    </style:style>
    <style:style style:name="Таблица45.K" style:family="table-column">
      <style:table-column-properties style:column-width="1.293cm" style:rel-column-width="2995*"/>
    </style:style>
    <style:style style:name="Таблица45.L" style:family="table-column">
      <style:table-column-properties style:column-width="0.402cm" style:rel-column-width="931*"/>
    </style:style>
    <style:style style:name="Таблица45.M" style:family="table-column">
      <style:table-column-properties style:column-width="0.28cm" style:rel-column-width="649*"/>
    </style:style>
    <style:style style:name="Таблица45.N" style:family="table-column">
      <style:table-column-properties style:column-width="1.277cm" style:rel-column-width="2958*"/>
    </style:style>
    <style:style style:name="Таблица45.O" style:family="table-column">
      <style:table-column-properties style:column-width="0.753cm" style:rel-column-width="1745*"/>
    </style:style>
    <style:style style:name="Таблица45.P" style:family="table-column">
      <style:table-column-properties style:column-width="1.52cm" style:rel-column-width="3522*"/>
    </style:style>
    <style:style style:name="Таблица45.Q" style:family="table-column">
      <style:table-column-properties style:column-width="1.016cm" style:rel-column-width="2353*"/>
    </style:style>
    <style:style style:name="Таблица45.R" style:family="table-column">
      <style:table-column-properties style:column-width="0.873cm" style:rel-column-width="2022*"/>
    </style:style>
    <style:style style:name="Таблица45.S" style:family="table-column">
      <style:table-column-properties style:column-width="0.194cm" style:rel-column-width="449*"/>
    </style:style>
    <style:style style:name="Таблица45.T" style:family="table-column">
      <style:table-column-properties style:column-width="0.594cm" style:rel-column-width="1377*"/>
    </style:style>
    <style:style style:name="Таблица45.U" style:family="table-column">
      <style:table-column-properties style:column-width="1.032cm" style:rel-column-width="2390*"/>
    </style:style>
    <style:style style:name="Таблица45.V" style:family="table-column">
      <style:table-column-properties style:column-width="0.7cm" style:rel-column-width="1622*"/>
    </style:style>
    <style:style style:name="Таблица45.W" style:family="table-column">
      <style:table-column-properties style:column-width="0.349cm" style:rel-column-width="809*"/>
    </style:style>
    <style:style style:name="Таблица45.X" style:family="table-column">
      <style:table-column-properties style:column-width="1.679cm" style:rel-column-width="3890*"/>
    </style:style>
    <style:style style:name="Таблица45.Y" style:family="table-column">
      <style:table-column-properties style:column-width="0.612cm" style:rel-column-width="1418*"/>
    </style:style>
    <style:style style:name="Таблица45.Z" style:family="table-column">
      <style:table-column-properties style:column-width="0.822cm" style:rel-column-width="1904*"/>
    </style:style>
    <style:style style:name="Таблица45.a" style:family="table-column">
      <style:table-column-properties style:column-width="0.175cm" style:rel-column-width="404*"/>
    </style:style>
    <style:style style:name="Таблица45.b" style:family="table-column">
      <style:table-column-properties style:column-width="1.102cm" style:rel-column-width="2554*"/>
    </style:style>
    <style:style style:name="Таблица45.c" style:family="table-column">
      <style:table-column-properties style:column-width="0.49cm" style:rel-column-width="1136*"/>
    </style:style>
    <style:style style:name="Таблица45.d" style:family="table-column">
      <style:table-column-properties style:column-width="0.961cm" style:rel-column-width="2227*"/>
    </style:style>
    <style:style style:name="Таблица45.e" style:family="table-column">
      <style:table-column-properties style:column-width="0.771cm" style:rel-column-width="1785*"/>
    </style:style>
    <style:style style:name="Таблица45.f" style:family="table-column">
      <style:table-column-properties style:column-width="0.296cm" style:rel-column-width="686*"/>
    </style:style>
    <style:style style:name="Таблица45.i" style:family="table-column">
      <style:table-column-properties style:column-width="0.139cm" style:rel-column-width="322*"/>
    </style:style>
    <style:style style:name="Таблица45.j" style:family="table-column">
      <style:table-column-properties style:column-width="0.683cm" style:rel-column-width="1581*"/>
    </style:style>
    <style:style style:name="Таблица45.k" style:family="table-column">
      <style:table-column-properties style:column-width="0.577cm" style:rel-column-width="1336*"/>
    </style:style>
    <style:style style:name="Таблица45.l" style:family="table-column">
      <style:table-column-properties style:column-width="1.067cm" style:rel-column-width="2472*"/>
    </style:style>
    <style:style style:name="Таблица45.m" style:family="table-column">
      <style:table-column-properties style:column-width="1.33cm" style:rel-column-width="3081*"/>
    </style:style>
    <style:style style:name="Таблица45.o" style:family="table-column">
      <style:table-column-properties style:column-width="1.374cm" style:rel-column-width="3182*"/>
    </style:style>
    <style:style style:name="Таблица45.1" style:family="table-row">
      <style:table-row-properties style:row-height="0.425cm" fo:keep-together="always" style:use-optimal-row-height="false"/>
    </style:style>
    <style:style style:name="Таблица45.A1" style:family="table-cell">
      <style:table-cell-properties fo:padding-left="0.018cm" fo:padding-right="0.018cm" fo:padding-top="0cm" fo:padding-bottom="0cm" fo:border="none" style:writing-mode="lr-tb"/>
    </style:style>
    <style:style style:name="Таблица45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5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5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5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5.5" style:family="table-row">
      <style:table-row-properties style:row-height="0.801cm" fo:keep-together="always" style:use-optimal-row-height="false"/>
    </style:style>
    <style:style style:name="Таблица45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5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5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5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5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5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5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5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5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5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5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5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5.9" style:family="table-row">
      <style:table-row-properties style:row-height="0.6cm" fo:keep-together="always" style:use-optimal-row-height="false"/>
    </style:style>
    <style:style style:name="Таблица45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5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5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5.10" style:family="table-row">
      <style:table-row-properties style:min-row-height="0.582cm" fo:keep-together="always" style:use-optimal-row-height="false"/>
    </style:style>
    <style:style style:name="Таблица45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5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5.11" style:family="table-row">
      <style:table-row-properties style:row-height="0.771cm" fo:keep-together="always" style:use-optimal-row-height="false"/>
    </style:style>
    <style:style style:name="Таблица45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5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5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5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5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5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5.28" style:family="table-row">
      <style:table-row-properties style:row-height="0.9cm" fo:keep-together="always" style:use-optimal-row-height="false"/>
    </style:style>
    <style:style style:name="Таблица45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5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6" style:family="table">
      <style:table-properties style:width="28.286cm" fo:margin-left="0.286cm" fo:margin-right="0.429cm" table:align="margins"/>
    </style:style>
    <style:style style:name="Таблица46.A" style:family="table-column">
      <style:table-column-properties style:column-width="1.169cm" style:rel-column-width="663*"/>
    </style:style>
    <style:style style:name="Таблица46.B" style:family="table-column">
      <style:table-column-properties style:column-width="0.508cm" style:rel-column-width="288*"/>
    </style:style>
    <style:style style:name="Таблица46.C" style:family="table-column">
      <style:table-column-properties style:column-width="0.071cm" style:rel-column-width="40*"/>
    </style:style>
    <style:style style:name="Таблица46.D" style:family="table-column">
      <style:table-column-properties style:column-width="0.455cm" style:rel-column-width="258*"/>
    </style:style>
    <style:style style:name="Таблица46.E" style:family="table-column">
      <style:table-column-properties style:column-width="0.104cm" style:rel-column-width="59*"/>
    </style:style>
    <style:style style:name="Таблица46.G" style:family="table-column">
      <style:table-column-properties style:column-width="0.437cm" style:rel-column-width="248*"/>
    </style:style>
    <style:style style:name="Таблица46.H" style:family="table-column">
      <style:table-column-properties style:column-width="0.628cm" style:rel-column-width="356*"/>
    </style:style>
    <style:style style:name="Таблица46.I" style:family="table-column">
      <style:table-column-properties style:column-width="0.069cm" style:rel-column-width="39*"/>
    </style:style>
    <style:style style:name="Таблица46.J" style:family="table-column">
      <style:table-column-properties style:column-width="0.386cm" style:rel-column-width="219*"/>
    </style:style>
    <style:style style:name="Таблица46.K" style:family="table-column">
      <style:table-column-properties style:column-width="1.293cm" style:rel-column-width="733*"/>
    </style:style>
    <style:style style:name="Таблица46.L" style:family="table-column">
      <style:table-column-properties style:column-width="0.402cm" style:rel-column-width="228*"/>
    </style:style>
    <style:style style:name="Таблица46.M" style:family="table-column">
      <style:table-column-properties style:column-width="0.279cm" style:rel-column-width="158*"/>
    </style:style>
    <style:style style:name="Таблица46.N" style:family="table-column">
      <style:table-column-properties style:column-width="1.277cm" style:rel-column-width="724*"/>
    </style:style>
    <style:style style:name="Таблица46.O" style:family="table-column">
      <style:table-column-properties style:column-width="0.753cm" style:rel-column-width="427*"/>
    </style:style>
    <style:style style:name="Таблица46.P" style:family="table-column">
      <style:table-column-properties style:column-width="1.52cm" style:rel-column-width="862*"/>
    </style:style>
    <style:style style:name="Таблица46.Q" style:family="table-column">
      <style:table-column-properties style:column-width="1.016cm" style:rel-column-width="576*"/>
    </style:style>
    <style:style style:name="Таблица46.R" style:family="table-column">
      <style:table-column-properties style:column-width="0.873cm" style:rel-column-width="495*"/>
    </style:style>
    <style:style style:name="Таблица46.S" style:family="table-column">
      <style:table-column-properties style:column-width="0.192cm" style:rel-column-width="109*"/>
    </style:style>
    <style:style style:name="Таблица46.T" style:family="table-column">
      <style:table-column-properties style:column-width="0.594cm" style:rel-column-width="337*"/>
    </style:style>
    <style:style style:name="Таблица46.U" style:family="table-column">
      <style:table-column-properties style:column-width="1.032cm" style:rel-column-width="585*"/>
    </style:style>
    <style:style style:name="Таблица46.V" style:family="table-column">
      <style:table-column-properties style:column-width="0.7cm" style:rel-column-width="397*"/>
    </style:style>
    <style:style style:name="Таблица46.W" style:family="table-column">
      <style:table-column-properties style:column-width="0.349cm" style:rel-column-width="198*"/>
    </style:style>
    <style:style style:name="Таблица46.X" style:family="table-column">
      <style:table-column-properties style:column-width="1.679cm" style:rel-column-width="952*"/>
    </style:style>
    <style:style style:name="Таблица46.Y" style:family="table-column">
      <style:table-column-properties style:column-width="0.612cm" style:rel-column-width="347*"/>
    </style:style>
    <style:style style:name="Таблица46.Z" style:family="table-column">
      <style:table-column-properties style:column-width="0.822cm" style:rel-column-width="466*"/>
    </style:style>
    <style:style style:name="Таблица46.a" style:family="table-column">
      <style:table-column-properties style:column-width="0.175cm" style:rel-column-width="99*"/>
    </style:style>
    <style:style style:name="Таблица46.b" style:family="table-column">
      <style:table-column-properties style:column-width="1.102cm" style:rel-column-width="625*"/>
    </style:style>
    <style:style style:name="Таблица46.c" style:family="table-column">
      <style:table-column-properties style:column-width="0.783cm" style:rel-column-width="444*"/>
    </style:style>
    <style:style style:name="Таблица46.d" style:family="table-column">
      <style:table-column-properties style:column-width="0.667cm" style:rel-column-width="378*"/>
    </style:style>
    <style:style style:name="Таблица46.e" style:family="table-column">
      <style:table-column-properties style:column-width="0.771cm" style:rel-column-width="437*"/>
    </style:style>
    <style:style style:name="Таблица46.f" style:family="table-column">
      <style:table-column-properties style:column-width="0.296cm" style:rel-column-width="168*"/>
    </style:style>
    <style:style style:name="Таблица46.i" style:family="table-column">
      <style:table-column-properties style:column-width="0.138cm" style:rel-column-width="78*"/>
    </style:style>
    <style:style style:name="Таблица46.j" style:family="table-column">
      <style:table-column-properties style:column-width="0.683cm" style:rel-column-width="387*"/>
    </style:style>
    <style:style style:name="Таблица46.k" style:family="table-column">
      <style:table-column-properties style:column-width="0.577cm" style:rel-column-width="327*"/>
    </style:style>
    <style:style style:name="Таблица46.l" style:family="table-column">
      <style:table-column-properties style:column-width="1.067cm" style:rel-column-width="605*"/>
    </style:style>
    <style:style style:name="Таблица46.m" style:family="table-column">
      <style:table-column-properties style:column-width="1.33cm" style:rel-column-width="754*"/>
    </style:style>
    <style:style style:name="Таблица46.o" style:family="table-column">
      <style:table-column-properties style:column-width="1.374cm" style:rel-column-width="779*"/>
    </style:style>
    <style:style style:name="Таблица46.1" style:family="table-row">
      <style:table-row-properties style:row-height="0.425cm" fo:keep-together="always" style:use-optimal-row-height="false"/>
    </style:style>
    <style:style style:name="Таблица46.A1" style:family="table-cell">
      <style:table-cell-properties fo:padding-left="0.018cm" fo:padding-right="0.018cm" fo:padding-top="0cm" fo:padding-bottom="0cm" fo:border="none" style:writing-mode="lr-tb"/>
    </style:style>
    <style:style style:name="Таблица46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6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6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6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6.5" style:family="table-row">
      <style:table-row-properties style:row-height="0.801cm" fo:keep-together="always" style:use-optimal-row-height="false"/>
    </style:style>
    <style:style style:name="Таблица46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6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6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6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6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6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6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6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6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6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6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6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6.9" style:family="table-row">
      <style:table-row-properties style:row-height="0.6cm" fo:keep-together="always" style:use-optimal-row-height="false"/>
    </style:style>
    <style:style style:name="Таблица46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6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6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6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6.10" style:family="table-row">
      <style:table-row-properties style:min-row-height="0.582cm" fo:keep-together="always" style:use-optimal-row-height="false"/>
    </style:style>
    <style:style style:name="Таблица46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6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6.11" style:family="table-row">
      <style:table-row-properties style:row-height="0.771cm" fo:keep-together="always" style:use-optimal-row-height="false"/>
    </style:style>
    <style:style style:name="Таблица46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6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6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6.26" style:family="table-row">
      <style:table-row-properties style:row-height="0.7cm" fo:keep-together="always" style:use-optimal-row-height="false"/>
    </style:style>
    <style:style style:name="Таблица46.27" style:family="table-row">
      <style:table-row-properties style:row-height="0.714cm" fo:keep-together="always" style:use-optimal-row-height="false"/>
    </style:style>
    <style:style style:name="Таблица46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6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6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6.28" style:family="table-row">
      <style:table-row-properties style:row-height="0.9cm" fo:keep-together="always" style:use-optimal-row-height="false"/>
    </style:style>
    <style:style style:name="Таблица46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6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8" style:family="table">
      <style:table-properties style:width="28.286cm" fo:margin-left="0.286cm" fo:margin-right="0.429cm" table:align="margins"/>
    </style:style>
    <style:style style:name="Таблица48.A" style:family="table-column">
      <style:table-column-properties style:column-width="1.171cm" style:rel-column-width="2713*"/>
    </style:style>
    <style:style style:name="Таблица48.B" style:family="table-column">
      <style:table-column-properties style:column-width="0.508cm" style:rel-column-width="1176*"/>
    </style:style>
    <style:style style:name="Таблица48.C" style:family="table-column">
      <style:table-column-properties style:column-width="0.071cm" style:rel-column-width="163*"/>
    </style:style>
    <style:style style:name="Таблица48.D" style:family="table-column">
      <style:table-column-properties style:column-width="0.455cm" style:rel-column-width="1054*"/>
    </style:style>
    <style:style style:name="Таблица48.E" style:family="table-column">
      <style:table-column-properties style:column-width="0.104cm" style:rel-column-width="241*"/>
    </style:style>
    <style:style style:name="Таблица48.G" style:family="table-column">
      <style:table-column-properties style:column-width="0.437cm" style:rel-column-width="1013*"/>
    </style:style>
    <style:style style:name="Таблица48.H" style:family="table-column">
      <style:table-column-properties style:column-width="0.63cm" style:rel-column-width="1458*"/>
    </style:style>
    <style:style style:name="Таблица48.I" style:family="table-column">
      <style:table-column-properties style:column-width="0.069cm" style:rel-column-width="159*"/>
    </style:style>
    <style:style style:name="Таблица48.J" style:family="table-column">
      <style:table-column-properties style:column-width="0.386cm" style:rel-column-width="894*"/>
    </style:style>
    <style:style style:name="Таблица48.K" style:family="table-column">
      <style:table-column-properties style:column-width="1.293cm" style:rel-column-width="2995*"/>
    </style:style>
    <style:style style:name="Таблица48.L" style:family="table-column">
      <style:table-column-properties style:column-width="0.402cm" style:rel-column-width="931*"/>
    </style:style>
    <style:style style:name="Таблица48.M" style:family="table-column">
      <style:table-column-properties style:column-width="0.28cm" style:rel-column-width="649*"/>
    </style:style>
    <style:style style:name="Таблица48.N" style:family="table-column">
      <style:table-column-properties style:column-width="1.277cm" style:rel-column-width="2958*"/>
    </style:style>
    <style:style style:name="Таблица48.O" style:family="table-column">
      <style:table-column-properties style:column-width="0.753cm" style:rel-column-width="1745*"/>
    </style:style>
    <style:style style:name="Таблица48.P" style:family="table-column">
      <style:table-column-properties style:column-width="1.52cm" style:rel-column-width="3522*"/>
    </style:style>
    <style:style style:name="Таблица48.Q" style:family="table-column">
      <style:table-column-properties style:column-width="1.016cm" style:rel-column-width="2353*"/>
    </style:style>
    <style:style style:name="Таблица48.R" style:family="table-column">
      <style:table-column-properties style:column-width="0.873cm" style:rel-column-width="2022*"/>
    </style:style>
    <style:style style:name="Таблица48.S" style:family="table-column">
      <style:table-column-properties style:column-width="0.194cm" style:rel-column-width="449*"/>
    </style:style>
    <style:style style:name="Таблица48.T" style:family="table-column">
      <style:table-column-properties style:column-width="0.594cm" style:rel-column-width="1377*"/>
    </style:style>
    <style:style style:name="Таблица48.U" style:family="table-column">
      <style:table-column-properties style:column-width="1.032cm" style:rel-column-width="2390*"/>
    </style:style>
    <style:style style:name="Таблица48.V" style:family="table-column">
      <style:table-column-properties style:column-width="0.7cm" style:rel-column-width="1622*"/>
    </style:style>
    <style:style style:name="Таблица48.W" style:family="table-column">
      <style:table-column-properties style:column-width="0.349cm" style:rel-column-width="809*"/>
    </style:style>
    <style:style style:name="Таблица48.X" style:family="table-column">
      <style:table-column-properties style:column-width="1.679cm" style:rel-column-width="3890*"/>
    </style:style>
    <style:style style:name="Таблица48.Y" style:family="table-column">
      <style:table-column-properties style:column-width="0.612cm" style:rel-column-width="1418*"/>
    </style:style>
    <style:style style:name="Таблица48.Z" style:family="table-column">
      <style:table-column-properties style:column-width="0.822cm" style:rel-column-width="1904*"/>
    </style:style>
    <style:style style:name="Таблица48.a" style:family="table-column">
      <style:table-column-properties style:column-width="0.175cm" style:rel-column-width="404*"/>
    </style:style>
    <style:style style:name="Таблица48.b" style:family="table-column">
      <style:table-column-properties style:column-width="1.102cm" style:rel-column-width="2554*"/>
    </style:style>
    <style:style style:name="Таблица48.c" style:family="table-column">
      <style:table-column-properties style:column-width="0.49cm" style:rel-column-width="1136*"/>
    </style:style>
    <style:style style:name="Таблица48.d" style:family="table-column">
      <style:table-column-properties style:column-width="0.961cm" style:rel-column-width="2227*"/>
    </style:style>
    <style:style style:name="Таблица48.e" style:family="table-column">
      <style:table-column-properties style:column-width="0.771cm" style:rel-column-width="1785*"/>
    </style:style>
    <style:style style:name="Таблица48.f" style:family="table-column">
      <style:table-column-properties style:column-width="0.296cm" style:rel-column-width="686*"/>
    </style:style>
    <style:style style:name="Таблица48.i" style:family="table-column">
      <style:table-column-properties style:column-width="0.139cm" style:rel-column-width="322*"/>
    </style:style>
    <style:style style:name="Таблица48.j" style:family="table-column">
      <style:table-column-properties style:column-width="0.683cm" style:rel-column-width="1581*"/>
    </style:style>
    <style:style style:name="Таблица48.k" style:family="table-column">
      <style:table-column-properties style:column-width="0.577cm" style:rel-column-width="1336*"/>
    </style:style>
    <style:style style:name="Таблица48.l" style:family="table-column">
      <style:table-column-properties style:column-width="1.067cm" style:rel-column-width="2472*"/>
    </style:style>
    <style:style style:name="Таблица48.m" style:family="table-column">
      <style:table-column-properties style:column-width="1.33cm" style:rel-column-width="3081*"/>
    </style:style>
    <style:style style:name="Таблица48.o" style:family="table-column">
      <style:table-column-properties style:column-width="1.374cm" style:rel-column-width="3182*"/>
    </style:style>
    <style:style style:name="Таблица48.1" style:family="table-row">
      <style:table-row-properties style:row-height="0.425cm" fo:keep-together="always" style:use-optimal-row-height="false"/>
    </style:style>
    <style:style style:name="Таблица48.A1" style:family="table-cell">
      <style:table-cell-properties fo:padding-left="0.018cm" fo:padding-right="0.018cm" fo:padding-top="0cm" fo:padding-bottom="0cm" fo:border="none" style:writing-mode="lr-tb"/>
    </style:style>
    <style:style style:name="Таблица48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8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8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8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8.5" style:family="table-row">
      <style:table-row-properties style:row-height="0.801cm" fo:keep-together="always" style:use-optimal-row-height="false"/>
    </style:style>
    <style:style style:name="Таблица48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8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8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8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8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8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8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8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8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8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8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8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8.9" style:family="table-row">
      <style:table-row-properties style:row-height="0.6cm" fo:keep-together="always" style:use-optimal-row-height="false"/>
    </style:style>
    <style:style style:name="Таблица48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8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8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8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8.10" style:family="table-row">
      <style:table-row-properties style:min-row-height="0.582cm" fo:keep-together="always" style:use-optimal-row-height="false"/>
    </style:style>
    <style:style style:name="Таблица48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8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8.11" style:family="table-row">
      <style:table-row-properties style:row-height="0.771cm" fo:keep-together="always" style:use-optimal-row-height="false"/>
    </style:style>
    <style:style style:name="Таблица48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8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8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8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8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8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8.28" style:family="table-row">
      <style:table-row-properties style:row-height="0.9cm" fo:keep-together="always" style:use-optimal-row-height="false"/>
    </style:style>
    <style:style style:name="Таблица48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8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9" style:family="table">
      <style:table-properties style:width="28.286cm" fo:margin-left="0.286cm" fo:margin-right="0.429cm" table:align="margins"/>
    </style:style>
    <style:style style:name="Таблица49.A" style:family="table-column">
      <style:table-column-properties style:column-width="1.171cm" style:rel-column-width="2713*"/>
    </style:style>
    <style:style style:name="Таблица49.B" style:family="table-column">
      <style:table-column-properties style:column-width="0.508cm" style:rel-column-width="1176*"/>
    </style:style>
    <style:style style:name="Таблица49.C" style:family="table-column">
      <style:table-column-properties style:column-width="0.071cm" style:rel-column-width="163*"/>
    </style:style>
    <style:style style:name="Таблица49.D" style:family="table-column">
      <style:table-column-properties style:column-width="0.455cm" style:rel-column-width="1054*"/>
    </style:style>
    <style:style style:name="Таблица49.E" style:family="table-column">
      <style:table-column-properties style:column-width="0.104cm" style:rel-column-width="241*"/>
    </style:style>
    <style:style style:name="Таблица49.G" style:family="table-column">
      <style:table-column-properties style:column-width="0.437cm" style:rel-column-width="1013*"/>
    </style:style>
    <style:style style:name="Таблица49.H" style:family="table-column">
      <style:table-column-properties style:column-width="0.63cm" style:rel-column-width="1458*"/>
    </style:style>
    <style:style style:name="Таблица49.I" style:family="table-column">
      <style:table-column-properties style:column-width="0.069cm" style:rel-column-width="159*"/>
    </style:style>
    <style:style style:name="Таблица49.J" style:family="table-column">
      <style:table-column-properties style:column-width="0.386cm" style:rel-column-width="894*"/>
    </style:style>
    <style:style style:name="Таблица49.K" style:family="table-column">
      <style:table-column-properties style:column-width="1.293cm" style:rel-column-width="2995*"/>
    </style:style>
    <style:style style:name="Таблица49.L" style:family="table-column">
      <style:table-column-properties style:column-width="0.402cm" style:rel-column-width="931*"/>
    </style:style>
    <style:style style:name="Таблица49.M" style:family="table-column">
      <style:table-column-properties style:column-width="0.28cm" style:rel-column-width="649*"/>
    </style:style>
    <style:style style:name="Таблица49.N" style:family="table-column">
      <style:table-column-properties style:column-width="1.277cm" style:rel-column-width="2958*"/>
    </style:style>
    <style:style style:name="Таблица49.O" style:family="table-column">
      <style:table-column-properties style:column-width="0.753cm" style:rel-column-width="1745*"/>
    </style:style>
    <style:style style:name="Таблица49.P" style:family="table-column">
      <style:table-column-properties style:column-width="1.52cm" style:rel-column-width="3522*"/>
    </style:style>
    <style:style style:name="Таблица49.Q" style:family="table-column">
      <style:table-column-properties style:column-width="1.016cm" style:rel-column-width="2353*"/>
    </style:style>
    <style:style style:name="Таблица49.R" style:family="table-column">
      <style:table-column-properties style:column-width="0.873cm" style:rel-column-width="2022*"/>
    </style:style>
    <style:style style:name="Таблица49.S" style:family="table-column">
      <style:table-column-properties style:column-width="0.194cm" style:rel-column-width="449*"/>
    </style:style>
    <style:style style:name="Таблица49.T" style:family="table-column">
      <style:table-column-properties style:column-width="0.594cm" style:rel-column-width="1377*"/>
    </style:style>
    <style:style style:name="Таблица49.U" style:family="table-column">
      <style:table-column-properties style:column-width="1.032cm" style:rel-column-width="2390*"/>
    </style:style>
    <style:style style:name="Таблица49.V" style:family="table-column">
      <style:table-column-properties style:column-width="0.7cm" style:rel-column-width="1622*"/>
    </style:style>
    <style:style style:name="Таблица49.W" style:family="table-column">
      <style:table-column-properties style:column-width="0.349cm" style:rel-column-width="809*"/>
    </style:style>
    <style:style style:name="Таблица49.X" style:family="table-column">
      <style:table-column-properties style:column-width="1.679cm" style:rel-column-width="3890*"/>
    </style:style>
    <style:style style:name="Таблица49.Y" style:family="table-column">
      <style:table-column-properties style:column-width="0.612cm" style:rel-column-width="1418*"/>
    </style:style>
    <style:style style:name="Таблица49.Z" style:family="table-column">
      <style:table-column-properties style:column-width="0.822cm" style:rel-column-width="1904*"/>
    </style:style>
    <style:style style:name="Таблица49.a" style:family="table-column">
      <style:table-column-properties style:column-width="0.175cm" style:rel-column-width="404*"/>
    </style:style>
    <style:style style:name="Таблица49.b" style:family="table-column">
      <style:table-column-properties style:column-width="1.102cm" style:rel-column-width="2554*"/>
    </style:style>
    <style:style style:name="Таблица49.c" style:family="table-column">
      <style:table-column-properties style:column-width="0.49cm" style:rel-column-width="1136*"/>
    </style:style>
    <style:style style:name="Таблица49.d" style:family="table-column">
      <style:table-column-properties style:column-width="0.961cm" style:rel-column-width="2227*"/>
    </style:style>
    <style:style style:name="Таблица49.e" style:family="table-column">
      <style:table-column-properties style:column-width="0.771cm" style:rel-column-width="1785*"/>
    </style:style>
    <style:style style:name="Таблица49.f" style:family="table-column">
      <style:table-column-properties style:column-width="0.296cm" style:rel-column-width="686*"/>
    </style:style>
    <style:style style:name="Таблица49.i" style:family="table-column">
      <style:table-column-properties style:column-width="0.139cm" style:rel-column-width="322*"/>
    </style:style>
    <style:style style:name="Таблица49.j" style:family="table-column">
      <style:table-column-properties style:column-width="0.683cm" style:rel-column-width="1581*"/>
    </style:style>
    <style:style style:name="Таблица49.k" style:family="table-column">
      <style:table-column-properties style:column-width="0.577cm" style:rel-column-width="1336*"/>
    </style:style>
    <style:style style:name="Таблица49.l" style:family="table-column">
      <style:table-column-properties style:column-width="1.067cm" style:rel-column-width="2472*"/>
    </style:style>
    <style:style style:name="Таблица49.m" style:family="table-column">
      <style:table-column-properties style:column-width="1.33cm" style:rel-column-width="3081*"/>
    </style:style>
    <style:style style:name="Таблица49.o" style:family="table-column">
      <style:table-column-properties style:column-width="1.374cm" style:rel-column-width="3182*"/>
    </style:style>
    <style:style style:name="Таблица49.1" style:family="table-row">
      <style:table-row-properties style:row-height="0.425cm" fo:keep-together="always" style:use-optimal-row-height="false"/>
    </style:style>
    <style:style style:name="Таблица49.A1" style:family="table-cell">
      <style:table-cell-properties fo:padding-left="0.018cm" fo:padding-right="0.018cm" fo:padding-top="0cm" fo:padding-bottom="0cm" fo:border="none" style:writing-mode="lr-tb"/>
    </style:style>
    <style:style style:name="Таблица49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9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9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49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49.5" style:family="table-row">
      <style:table-row-properties style:row-height="0.801cm" fo:keep-together="always" style:use-optimal-row-height="false"/>
    </style:style>
    <style:style style:name="Таблица49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9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9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9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49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49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9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9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9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9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9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9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49.9" style:family="table-row">
      <style:table-row-properties style:row-height="0.6cm" fo:keep-together="always" style:use-optimal-row-height="false"/>
    </style:style>
    <style:style style:name="Таблица49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9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9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9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9.10" style:family="table-row">
      <style:table-row-properties style:min-row-height="0.582cm" fo:keep-together="always" style:use-optimal-row-height="false"/>
    </style:style>
    <style:style style:name="Таблица49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9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9.11" style:family="table-row">
      <style:table-row-properties style:row-height="0.771cm" fo:keep-together="always" style:use-optimal-row-height="false"/>
    </style:style>
    <style:style style:name="Таблица49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49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49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49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49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49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49.28" style:family="table-row">
      <style:table-row-properties style:row-height="0.9cm" fo:keep-together="always" style:use-optimal-row-height="false"/>
    </style:style>
    <style:style style:name="Таблица49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9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5" style:family="table">
      <style:table-properties style:width="28.425cm" fo:margin-left="0.191cm" table:align="left"/>
    </style:style>
    <style:style style:name="Таблица5.A" style:family="table-column">
      <style:table-column-properties style:column-width="1.743cm"/>
    </style:style>
    <style:style style:name="Таблица5.B" style:family="table-column">
      <style:table-column-properties style:column-width="0.076cm"/>
    </style:style>
    <style:style style:name="Таблица5.C" style:family="table-column">
      <style:table-column-properties style:column-width="0.243cm"/>
    </style:style>
    <style:style style:name="Таблица5.D" style:family="table-column">
      <style:table-column-properties style:column-width="0.806cm"/>
    </style:style>
    <style:style style:name="Таблица5.E" style:family="table-column">
      <style:table-column-properties style:column-width="1.032cm"/>
    </style:style>
    <style:style style:name="Таблица5.F" style:family="table-column">
      <style:table-column-properties style:column-width="0.078cm"/>
    </style:style>
    <style:style style:name="Таблица5.G" style:family="table-column">
      <style:table-column-properties style:column-width="2.021cm"/>
    </style:style>
    <style:style style:name="Таблица5.H" style:family="table-column">
      <style:table-column-properties style:column-width="0.272cm"/>
    </style:style>
    <style:style style:name="Таблица5.I" style:family="table-column">
      <style:table-column-properties style:column-width="1.03cm"/>
    </style:style>
    <style:style style:name="Таблица5.J" style:family="table-column">
      <style:table-column-properties style:column-width="0.305cm"/>
    </style:style>
    <style:style style:name="Таблица5.K" style:family="table-column">
      <style:table-column-properties style:column-width="0.766cm"/>
    </style:style>
    <style:style style:name="Таблица5.L" style:family="table-column">
      <style:table-column-properties style:column-width="1.526cm"/>
    </style:style>
    <style:style style:name="Таблица5.N" style:family="table-column">
      <style:table-column-properties style:column-width="0.885cm"/>
    </style:style>
    <style:style style:name="Таблица5.O" style:family="table-column">
      <style:table-column-properties style:column-width="0.185cm"/>
    </style:style>
    <style:style style:name="Таблица5.P" style:family="table-column">
      <style:table-column-properties style:column-width="0.609cm"/>
    </style:style>
    <style:style style:name="Таблица5.Q" style:family="table-column">
      <style:table-column-properties style:column-width="1.679cm"/>
    </style:style>
    <style:style style:name="Таблица5.S" style:family="table-column">
      <style:table-column-properties style:column-width="1.924cm"/>
    </style:style>
    <style:style style:name="Таблица5.T" style:family="table-column">
      <style:table-column-properties style:column-width="0.138cm"/>
    </style:style>
    <style:style style:name="Таблица5.U" style:family="table-column">
      <style:table-column-properties style:column-width="0.418cm"/>
    </style:style>
    <style:style style:name="Таблица5.V" style:family="table-column">
      <style:table-column-properties style:column-width="1.147cm"/>
    </style:style>
    <style:style style:name="Таблица5.W" style:family="table-column">
      <style:table-column-properties style:column-width="0.36cm"/>
    </style:style>
    <style:style style:name="Таблица5.X" style:family="table-column">
      <style:table-column-properties style:column-width="2.175cm"/>
    </style:style>
    <style:style style:name="Таблица5.Z" style:family="table-column">
      <style:table-column-properties style:column-width="1.468cm"/>
    </style:style>
    <style:style style:name="Таблица5.a" style:family="table-column">
      <style:table-column-properties style:column-width="0.24cm"/>
    </style:style>
    <style:style style:name="Таблица5.b" style:family="table-column">
      <style:table-column-properties style:column-width="1.231cm"/>
    </style:style>
    <style:style style:name="Таблица5.c" style:family="table-column">
      <style:table-column-properties style:column-width="0.337cm"/>
    </style:style>
    <style:style style:name="Таблица5.d" style:family="table-column">
      <style:table-column-properties style:column-width="2.122cm"/>
    </style:style>
    <style:style style:name="Таблица5.e" style:family="table-column">
      <style:table-column-properties style:column-width="0.266cm"/>
    </style:style>
    <style:style style:name="Таблица5.f" style:family="table-column">
      <style:table-column-properties style:column-width="0.716cm"/>
    </style:style>
    <style:style style:name="Таблица5.g" style:family="table-column">
      <style:table-column-properties style:column-width="1.441cm"/>
    </style:style>
    <style:style style:name="Таблица5.1" style:family="table-row">
      <style:table-row-properties style:row-height="0.459cm" fo:keep-together="always" style:use-optimal-row-height="false"/>
    </style:style>
    <style:style style:name="Таблица5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5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K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5.O1" style:family="table-cell">
      <style:table-cell-properties fo:padding-left="0.191cm" fo:padding-right="0.191cm" fo:padding-top="0cm" fo:padding-bottom="0cm" fo:border="none" style:writing-mode="lr-tb"/>
    </style:style>
    <style:style style:name="Таблица5.4" style:family="table-row">
      <style:table-row-properties style:row-height="0.852cm" fo:keep-together="always" style:use-optimal-row-height="false"/>
    </style:style>
    <style:style style:name="Таблица5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5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5.S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U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5.W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5.d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5.U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5.U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5.8" style:family="table-row">
      <style:table-row-properties style:row-height="1cm" fo:keep-together="always" style:use-optimal-row-height="false"/>
    </style:style>
    <style:style style:name="Таблица5.9" style:family="table-row">
      <style:table-row-properties style:min-row-height="1.801cm" fo:keep-together="always" style:use-optimal-row-height="false"/>
    </style:style>
    <style:style style:name="Таблица5.10" style:family="table-row">
      <style:table-row-properties style:row-height="0.771cm" fo:keep-together="always" style:use-optimal-row-height="false"/>
    </style:style>
    <style:style style:name="Таблица5.23" style:family="table-row">
      <style:table-row-properties style:row-height="1.732cm" fo:keep-together="always" style:use-optimal-row-height="false"/>
    </style:style>
    <style:style style:name="Таблица5.24" style:family="table-row">
      <style:table-row-properties style:row-height="0.915cm" fo:keep-together="always" style:use-optimal-row-height="false"/>
    </style:style>
    <style:style style:name="Таблица5.D24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f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6" style:family="table">
      <style:table-properties style:width="28.425cm" fo:margin-left="0.191cm" table:align="left"/>
    </style:style>
    <style:style style:name="Таблица6.A" style:family="table-column">
      <style:table-column-properties style:column-width="1.743cm"/>
    </style:style>
    <style:style style:name="Таблица6.B" style:family="table-column">
      <style:table-column-properties style:column-width="0.076cm"/>
    </style:style>
    <style:style style:name="Таблица6.C" style:family="table-column">
      <style:table-column-properties style:column-width="0.243cm"/>
    </style:style>
    <style:style style:name="Таблица6.D" style:family="table-column">
      <style:table-column-properties style:column-width="0.806cm"/>
    </style:style>
    <style:style style:name="Таблица6.E" style:family="table-column">
      <style:table-column-properties style:column-width="1.032cm"/>
    </style:style>
    <style:style style:name="Таблица6.F" style:family="table-column">
      <style:table-column-properties style:column-width="0.078cm"/>
    </style:style>
    <style:style style:name="Таблица6.G" style:family="table-column">
      <style:table-column-properties style:column-width="2.021cm"/>
    </style:style>
    <style:style style:name="Таблица6.H" style:family="table-column">
      <style:table-column-properties style:column-width="0.272cm"/>
    </style:style>
    <style:style style:name="Таблица6.I" style:family="table-column">
      <style:table-column-properties style:column-width="1.03cm"/>
    </style:style>
    <style:style style:name="Таблица6.J" style:family="table-column">
      <style:table-column-properties style:column-width="0.305cm"/>
    </style:style>
    <style:style style:name="Таблица6.K" style:family="table-column">
      <style:table-column-properties style:column-width="0.766cm"/>
    </style:style>
    <style:style style:name="Таблица6.L" style:family="table-column">
      <style:table-column-properties style:column-width="1.526cm"/>
    </style:style>
    <style:style style:name="Таблица6.N" style:family="table-column">
      <style:table-column-properties style:column-width="0.885cm"/>
    </style:style>
    <style:style style:name="Таблица6.O" style:family="table-column">
      <style:table-column-properties style:column-width="0.185cm"/>
    </style:style>
    <style:style style:name="Таблица6.P" style:family="table-column">
      <style:table-column-properties style:column-width="0.609cm"/>
    </style:style>
    <style:style style:name="Таблица6.Q" style:family="table-column">
      <style:table-column-properties style:column-width="1.679cm"/>
    </style:style>
    <style:style style:name="Таблица6.S" style:family="table-column">
      <style:table-column-properties style:column-width="1.924cm"/>
    </style:style>
    <style:style style:name="Таблица6.T" style:family="table-column">
      <style:table-column-properties style:column-width="0.138cm"/>
    </style:style>
    <style:style style:name="Таблица6.U" style:family="table-column">
      <style:table-column-properties style:column-width="0.418cm"/>
    </style:style>
    <style:style style:name="Таблица6.V" style:family="table-column">
      <style:table-column-properties style:column-width="1.147cm"/>
    </style:style>
    <style:style style:name="Таблица6.W" style:family="table-column">
      <style:table-column-properties style:column-width="0.36cm"/>
    </style:style>
    <style:style style:name="Таблица6.X" style:family="table-column">
      <style:table-column-properties style:column-width="2.175cm"/>
    </style:style>
    <style:style style:name="Таблица6.Z" style:family="table-column">
      <style:table-column-properties style:column-width="1.468cm"/>
    </style:style>
    <style:style style:name="Таблица6.a" style:family="table-column">
      <style:table-column-properties style:column-width="0.24cm"/>
    </style:style>
    <style:style style:name="Таблица6.b" style:family="table-column">
      <style:table-column-properties style:column-width="1.231cm"/>
    </style:style>
    <style:style style:name="Таблица6.c" style:family="table-column">
      <style:table-column-properties style:column-width="0.337cm"/>
    </style:style>
    <style:style style:name="Таблица6.d" style:family="table-column">
      <style:table-column-properties style:column-width="2.122cm"/>
    </style:style>
    <style:style style:name="Таблица6.e" style:family="table-column">
      <style:table-column-properties style:column-width="0.266cm"/>
    </style:style>
    <style:style style:name="Таблица6.f" style:family="table-column">
      <style:table-column-properties style:column-width="0.716cm"/>
    </style:style>
    <style:style style:name="Таблица6.g" style:family="table-column">
      <style:table-column-properties style:column-width="1.441cm"/>
    </style:style>
    <style:style style:name="Таблица6.1" style:family="table-row">
      <style:table-row-properties style:row-height="0.459cm" fo:keep-together="always" style:use-optimal-row-height="false"/>
    </style:style>
    <style:style style:name="Таблица6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6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K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6.O1" style:family="table-cell">
      <style:table-cell-properties fo:padding-left="0.191cm" fo:padding-right="0.191cm" fo:padding-top="0cm" fo:padding-bottom="0cm" fo:border="none" style:writing-mode="lr-tb"/>
    </style:style>
    <style:style style:name="Таблица6.4" style:family="table-row">
      <style:table-row-properties style:row-height="0.852cm" fo:keep-together="always" style:use-optimal-row-height="false"/>
    </style:style>
    <style:style style:name="Таблица6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6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6.S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U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6.W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6.d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6.U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6.U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6.8" style:family="table-row">
      <style:table-row-properties style:row-height="1cm" fo:keep-together="always" style:use-optimal-row-height="false"/>
    </style:style>
    <style:style style:name="Таблица6.9" style:family="table-row">
      <style:table-row-properties style:min-row-height="1.801cm" fo:keep-together="always" style:use-optimal-row-height="false"/>
    </style:style>
    <style:style style:name="Таблица6.10" style:family="table-row">
      <style:table-row-properties style:row-height="0.771cm" fo:keep-together="always" style:use-optimal-row-height="false"/>
    </style:style>
    <style:style style:name="Таблица6.23" style:family="table-row">
      <style:table-row-properties style:row-height="1.697cm" fo:keep-together="always" style:use-optimal-row-height="false"/>
    </style:style>
    <style:style style:name="Таблица6.24" style:family="table-row">
      <style:table-row-properties style:row-height="0.915cm" fo:keep-together="always" style:use-optimal-row-height="false"/>
    </style:style>
    <style:style style:name="Таблица6.D24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6.f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7" style:family="table">
      <style:table-properties style:width="28.51cm" fo:margin-left="0.191cm" table:align="left"/>
    </style:style>
    <style:style style:name="Таблица7.A" style:family="table-column">
      <style:table-column-properties style:column-width="1.483cm"/>
    </style:style>
    <style:style style:name="Таблица7.B" style:family="table-column">
      <style:table-column-properties style:column-width="0.258cm"/>
    </style:style>
    <style:style style:name="Таблица7.C" style:family="table-column">
      <style:table-column-properties style:column-width="0.076cm"/>
    </style:style>
    <style:style style:name="Таблица7.D" style:family="table-column">
      <style:table-column-properties style:column-width="1.051cm"/>
    </style:style>
    <style:style style:name="Таблица7.E" style:family="table-column">
      <style:table-column-properties style:column-width="1.032cm"/>
    </style:style>
    <style:style style:name="Таблица7.F" style:family="table-column">
      <style:table-column-properties style:column-width="0.078cm"/>
    </style:style>
    <style:style style:name="Таблица7.G" style:family="table-column">
      <style:table-column-properties style:column-width="2.021cm"/>
    </style:style>
    <style:style style:name="Таблица7.H" style:family="table-column">
      <style:table-column-properties style:column-width="0.272cm"/>
    </style:style>
    <style:style style:name="Таблица7.I" style:family="table-column">
      <style:table-column-properties style:column-width="1.335cm"/>
    </style:style>
    <style:style style:name="Таблица7.J" style:family="table-column">
      <style:table-column-properties style:column-width="0.764cm"/>
    </style:style>
    <style:style style:name="Таблица7.K" style:family="table-column">
      <style:table-column-properties style:column-width="1.528cm"/>
    </style:style>
    <style:style style:name="Таблица7.L" style:family="table-column">
      <style:table-column-properties style:column-width="0.376cm"/>
    </style:style>
    <style:style style:name="Таблица7.M" style:family="table-column">
      <style:table-column-properties style:column-width="0.656cm"/>
    </style:style>
    <style:style style:name="Таблица7.N" style:family="table-column">
      <style:table-column-properties style:column-width="0.885cm"/>
    </style:style>
    <style:style style:name="Таблица7.O" style:family="table-column">
      <style:table-column-properties style:column-width="0.185cm"/>
    </style:style>
    <style:style style:name="Таблица7.P" style:family="table-column">
      <style:table-column-properties style:column-width="0.609cm"/>
    </style:style>
    <style:style style:name="Таблица7.Q" style:family="table-column">
      <style:table-column-properties style:column-width="1.755cm"/>
    </style:style>
    <style:style style:name="Таблица7.R" style:family="table-column">
      <style:table-column-properties style:column-width="0.512cm"/>
    </style:style>
    <style:style style:name="Таблица7.S" style:family="table-column">
      <style:table-column-properties style:column-width="1.55cm"/>
    </style:style>
    <style:style style:name="Таблица7.T" style:family="table-column">
      <style:table-column-properties style:column-width="0.42cm"/>
    </style:style>
    <style:style style:name="Таблица7.U" style:family="table-column">
      <style:table-column-properties style:column-width="1.147cm"/>
    </style:style>
    <style:style style:name="Таблица7.V" style:family="table-column">
      <style:table-column-properties style:column-width="0.737cm"/>
    </style:style>
    <style:style style:name="Таблица7.W" style:family="table-column">
      <style:table-column-properties style:column-width="1.797cm"/>
    </style:style>
    <style:style style:name="Таблица7.X" style:family="table-column">
      <style:table-column-properties style:column-width="0.051cm"/>
    </style:style>
    <style:style style:name="Таблица7.Y" style:family="table-column">
      <style:table-column-properties style:column-width="1.464cm"/>
    </style:style>
    <style:style style:name="Таблица7.Z" style:family="table-column">
      <style:table-column-properties style:column-width="0.268cm"/>
    </style:style>
    <style:style style:name="Таблица7.a" style:family="table-column">
      <style:table-column-properties style:column-width="0.183cm"/>
    </style:style>
    <style:style style:name="Таблица7.b" style:family="table-column">
      <style:table-column-properties style:column-width="1.385cm"/>
    </style:style>
    <style:style style:name="Таблица7.c" style:family="table-column">
      <style:table-column-properties style:column-width="0.785cm"/>
    </style:style>
    <style:style style:name="Таблица7.d" style:family="table-column">
      <style:table-column-properties style:column-width="1.577cm"/>
    </style:style>
    <style:style style:name="Таблица7.f" style:family="table-column">
      <style:table-column-properties style:column-width="0.473cm"/>
    </style:style>
    <style:style style:name="Таблица7.g" style:family="table-column">
      <style:table-column-properties style:column-width="1.526cm"/>
    </style:style>
    <style:style style:name="Таблица7.1" style:family="table-row">
      <style:table-row-properties style:row-height="0.459cm" fo:keep-together="always" style:use-optimal-row-height="false"/>
    </style:style>
    <style:style style:name="Таблица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7.O1" style:family="table-cell">
      <style:table-cell-properties fo:padding-left="0.191cm" fo:padding-right="0.191cm" fo:padding-top="0cm" fo:padding-bottom="0cm" fo:border="none" style:writing-mode="lr-tb"/>
    </style:style>
    <style:style style:name="Таблица7.4" style:family="table-row">
      <style:table-row-properties style:row-height="0.852cm" fo:keep-together="always" style:use-optimal-row-height="false"/>
    </style:style>
    <style:style style:name="Таблица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.R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T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V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7.c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7.T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T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7.8" style:family="table-row">
      <style:table-row-properties style:row-height="1cm" fo:keep-together="always" style:use-optimal-row-height="false"/>
    </style:style>
    <style:style style:name="Таблица7.9" style:family="table-row">
      <style:table-row-properties style:min-row-height="1.801cm" fo:keep-together="always" style:use-optimal-row-height="false"/>
    </style:style>
    <style:style style:name="Таблица7.G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10" style:family="table-row">
      <style:table-row-properties style:row-height="0.766cm" fo:keep-together="always" style:use-optimal-row-height="false"/>
    </style:style>
    <style:style style:name="Таблица7.G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8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G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M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S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W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Y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b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d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23" style:family="table-row">
      <style:table-row-properties style:row-height="1.732cm" fo:keep-together="always" style:use-optimal-row-height="false"/>
    </style:style>
    <style:style style:name="Таблица7.24" style:family="table-row">
      <style:table-row-properties style:row-height="0.9cm" fo:keep-together="always" style:use-optimal-row-height="false"/>
    </style:style>
    <style:style style:name="Таблица7.B24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e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0" style:family="table">
      <style:table-properties style:width="28.51cm" fo:margin-left="0.191cm" table:align="left"/>
    </style:style>
    <style:style style:name="Таблица10.A" style:family="table-column">
      <style:table-column-properties style:column-width="1.483cm"/>
    </style:style>
    <style:style style:name="Таблица10.B" style:family="table-column">
      <style:table-column-properties style:column-width="0.258cm"/>
    </style:style>
    <style:style style:name="Таблица10.C" style:family="table-column">
      <style:table-column-properties style:column-width="0.076cm"/>
    </style:style>
    <style:style style:name="Таблица10.D" style:family="table-column">
      <style:table-column-properties style:column-width="0.667cm"/>
    </style:style>
    <style:style style:name="Таблица10.E" style:family="table-column">
      <style:table-column-properties style:column-width="0.385cm"/>
    </style:style>
    <style:style style:name="Таблица10.F" style:family="table-column">
      <style:table-column-properties style:column-width="1.032cm"/>
    </style:style>
    <style:style style:name="Таблица10.G" style:family="table-column">
      <style:table-column-properties style:column-width="0.078cm"/>
    </style:style>
    <style:style style:name="Таблица10.H" style:family="table-column">
      <style:table-column-properties style:column-width="2.02cm"/>
    </style:style>
    <style:style style:name="Таблица10.I" style:family="table-column">
      <style:table-column-properties style:column-width="0.272cm"/>
    </style:style>
    <style:style style:name="Таблица10.J" style:family="table-column">
      <style:table-column-properties style:column-width="1.335cm"/>
    </style:style>
    <style:style style:name="Таблица10.K" style:family="table-column">
      <style:table-column-properties style:column-width="0.766cm"/>
    </style:style>
    <style:style style:name="Таблица10.L" style:family="table-column">
      <style:table-column-properties style:column-width="1.528cm"/>
    </style:style>
    <style:style style:name="Таблица10.N" style:family="table-column">
      <style:table-column-properties style:column-width="0.885cm"/>
    </style:style>
    <style:style style:name="Таблица10.O" style:family="table-column">
      <style:table-column-properties style:column-width="0.185cm"/>
    </style:style>
    <style:style style:name="Таблица10.P" style:family="table-column">
      <style:table-column-properties style:column-width="0.607cm"/>
    </style:style>
    <style:style style:name="Таблица10.Q" style:family="table-column">
      <style:table-column-properties style:column-width="1.281cm"/>
    </style:style>
    <style:style style:name="Таблица10.R" style:family="table-column">
      <style:table-column-properties style:column-width="0.476cm"/>
    </style:style>
    <style:style style:name="Таблица10.S" style:family="table-column">
      <style:table-column-properties style:column-width="2.062cm"/>
    </style:style>
    <style:style style:name="Таблица10.T" style:family="table-column">
      <style:table-column-properties style:column-width="0.42cm"/>
    </style:style>
    <style:style style:name="Таблица10.U" style:family="table-column">
      <style:table-column-properties style:column-width="1.147cm"/>
    </style:style>
    <style:style style:name="Таблица10.V" style:family="table-column">
      <style:table-column-properties style:column-width="2.535cm"/>
    </style:style>
    <style:style style:name="Таблица10.W" style:family="table-column">
      <style:table-column-properties style:column-width="1.409cm"/>
    </style:style>
    <style:style style:name="Таблица10.X" style:family="table-column">
      <style:table-column-properties style:column-width="0.374cm"/>
    </style:style>
    <style:style style:name="Таблица10.Y" style:family="table-column">
      <style:table-column-properties style:column-width="1.568cm"/>
    </style:style>
    <style:style style:name="Таблица10.Z" style:family="table-column">
      <style:table-column-properties style:column-width="2.221cm"/>
    </style:style>
    <style:style style:name="Таблица10.b" style:family="table-column">
      <style:table-column-properties style:column-width="1.526cm"/>
    </style:style>
    <style:style style:name="Таблица10.1" style:family="table-row">
      <style:table-row-properties style:row-height="0.459cm" fo:keep-together="always" style:use-optimal-row-height="false"/>
    </style:style>
    <style:style style:name="Таблица10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0.I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K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0.O1" style:family="table-cell">
      <style:table-cell-properties fo:padding-left="0.191cm" fo:padding-right="0.191cm" fo:padding-top="0cm" fo:padding-bottom="0cm" fo:border="none" style:writing-mode="lr-tb"/>
    </style:style>
    <style:style style:name="Таблица10.4" style:family="table-row">
      <style:table-row-properties style:row-height="0.852cm" fo:keep-together="always" style:use-optimal-row-height="false"/>
    </style:style>
    <style:style style:name="Таблица10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0.Y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0.S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T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0.V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10.Z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10.T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0.T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0.8" style:family="table-row">
      <style:table-row-properties style:row-height="1cm" fo:keep-together="always" style:use-optimal-row-height="false"/>
    </style:style>
    <style:style style:name="Таблица10.9" style:family="table-row">
      <style:table-row-properties style:min-row-height="1.801cm" fo:keep-together="always" style:use-optimal-row-height="false"/>
    </style:style>
    <style:style style:name="Таблица10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0.10" style:family="table-row">
      <style:table-row-properties style:row-height="0.831cm" fo:keep-together="always" style:use-optimal-row-height="false"/>
    </style:style>
    <style:style style:name="Таблица10.E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E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R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Y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E1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R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Y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E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2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R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Y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E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22" style:family="table-row">
      <style:table-row-properties style:row-height="1.18cm" fo:keep-together="always" style:use-optimal-row-height="false"/>
    </style:style>
    <style:style style:name="Таблица10.23" style:family="table-row">
      <style:table-row-properties style:row-height="0.9cm" fo:keep-together="always" style:use-optimal-row-height="false"/>
    </style:style>
    <style:style style:name="Таблица10.B23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a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1" style:family="table">
      <style:table-properties style:width="28.513cm" fo:margin-left="0.191cm" table:align="left"/>
    </style:style>
    <style:style style:name="Таблица11.A" style:family="table-column">
      <style:table-column-properties style:column-width="1.485cm"/>
    </style:style>
    <style:style style:name="Таблица11.B" style:family="table-column">
      <style:table-column-properties style:column-width="0.258cm"/>
    </style:style>
    <style:style style:name="Таблица11.C" style:family="table-column">
      <style:table-column-properties style:column-width="0.076cm"/>
    </style:style>
    <style:style style:name="Таблица11.D" style:family="table-column">
      <style:table-column-properties style:column-width="1.051cm"/>
    </style:style>
    <style:style style:name="Таблица11.E" style:family="table-column">
      <style:table-column-properties style:column-width="1.032cm"/>
    </style:style>
    <style:style style:name="Таблица11.F" style:family="table-column">
      <style:table-column-properties style:column-width="0.078cm"/>
    </style:style>
    <style:style style:name="Таблица11.G" style:family="table-column">
      <style:table-column-properties style:column-width="2.021cm"/>
    </style:style>
    <style:style style:name="Таблица11.H" style:family="table-column">
      <style:table-column-properties style:column-width="0.272cm"/>
    </style:style>
    <style:style style:name="Таблица11.I" style:family="table-column">
      <style:table-column-properties style:column-width="1.335cm"/>
    </style:style>
    <style:style style:name="Таблица11.J" style:family="table-column">
      <style:table-column-properties style:column-width="0.766cm"/>
    </style:style>
    <style:style style:name="Таблица11.K" style:family="table-column">
      <style:table-column-properties style:column-width="1.528cm"/>
    </style:style>
    <style:style style:name="Таблица11.M" style:family="table-column">
      <style:table-column-properties style:column-width="0.885cm"/>
    </style:style>
    <style:style style:name="Таблица11.N" style:family="table-column">
      <style:table-column-properties style:column-width="0.185cm"/>
    </style:style>
    <style:style style:name="Таблица11.O" style:family="table-column">
      <style:table-column-properties style:column-width="0.609cm"/>
    </style:style>
    <style:style style:name="Таблица11.P" style:family="table-column">
      <style:table-column-properties style:column-width="1.757cm"/>
    </style:style>
    <style:style style:name="Таблица11.Q" style:family="table-column">
      <style:table-column-properties style:column-width="0.651cm"/>
    </style:style>
    <style:style style:name="Таблица11.R" style:family="table-column">
      <style:table-column-properties style:column-width="1.411cm"/>
    </style:style>
    <style:style style:name="Таблица11.S" style:family="table-column">
      <style:table-column-properties style:column-width="0.42cm"/>
    </style:style>
    <style:style style:name="Таблица11.T" style:family="table-column">
      <style:table-column-properties style:column-width="1.147cm"/>
    </style:style>
    <style:style style:name="Таблица11.U" style:family="table-column">
      <style:table-column-properties style:column-width="0.31cm"/>
    </style:style>
    <style:style style:name="Таблица11.V" style:family="table-column">
      <style:table-column-properties style:column-width="2.224cm"/>
    </style:style>
    <style:style style:name="Таблица11.W" style:family="table-column">
      <style:table-column-properties style:column-width="0.908cm"/>
    </style:style>
    <style:style style:name="Таблица11.X" style:family="table-column">
      <style:table-column-properties style:column-width="0.46cm"/>
    </style:style>
    <style:style style:name="Таблица11.Y" style:family="table-column">
      <style:table-column-properties style:column-width="0.416cm"/>
    </style:style>
    <style:style style:name="Таблица11.Z" style:family="table-column">
      <style:table-column-properties style:column-width="1.568cm"/>
    </style:style>
    <style:style style:name="Таблица11.a" style:family="table-column">
      <style:table-column-properties style:column-width="0.808cm"/>
    </style:style>
    <style:style style:name="Таблица11.b" style:family="table-column">
      <style:table-column-properties style:column-width="1.371cm"/>
    </style:style>
    <style:style style:name="Таблица11.c" style:family="table-column">
      <style:table-column-properties style:column-width="0.928cm"/>
    </style:style>
    <style:style style:name="Таблица11.d" style:family="table-column">
      <style:table-column-properties style:column-width="1.522cm"/>
    </style:style>
    <style:style style:name="Таблица11.1" style:family="table-row">
      <style:table-row-properties style:row-height="0.459cm" fo:keep-together="always" style:use-optimal-row-height="false"/>
    </style:style>
    <style:style style:name="Таблица11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1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1.N1" style:family="table-cell">
      <style:table-cell-properties fo:padding-left="0.191cm" fo:padding-right="0.191cm" fo:padding-top="0cm" fo:padding-bottom="0cm" fo:border="none" style:writing-mode="lr-tb"/>
    </style:style>
    <style:style style:name="Таблица11.4" style:family="table-row">
      <style:table-row-properties style:row-height="0.852cm" fo:keep-together="always" style:use-optimal-row-height="false"/>
    </style:style>
    <style:style style:name="Таблица11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1.Z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1.Q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S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U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11.a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11.S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S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1.8" style:family="table-row">
      <style:table-row-properties style:row-height="1cm" fo:keep-together="always" style:use-optimal-row-height="false"/>
    </style:style>
    <style:style style:name="Таблица11.9" style:family="table-row">
      <style:table-row-properties style:min-row-height="0.801cm" fo:keep-together="always" style:use-optimal-row-height="false"/>
    </style:style>
    <style:style style:name="Таблица11.10" style:family="table-row">
      <style:table-row-properties style:min-row-height="1.351cm" fo:keep-together="always" style:use-optimal-row-height="false"/>
    </style:style>
    <style:style style:name="Таблица11.R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b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1.11" style:family="table-row">
      <style:table-row-properties style:min-row-height="0.79cm" style:use-optimal-row-height="false"/>
    </style:style>
    <style:style style:name="Таблица11.A11" style:family="table-cell">
      <style:table-cell-properties fo:padding="0.097cm" fo:border-left="0.05pt solid #000000" fo:border-right="none" fo:border-top="0.05pt solid #000000" fo:border-bottom="0.5pt solid #000000" style:writing-mode="lr-tb"/>
    </style:style>
    <style:style style:name="Таблица11.R11" style:family="table-cell">
      <style:table-cell-properties fo:padding="0.097cm" fo:border-left="0.05pt solid #000000" fo:border-right="none" fo:border-top="0.05pt solid #000000" fo:border-bottom="0.5pt solid #000000" style:writing-mode="lr-tb"/>
    </style:style>
    <style:style style:name="Таблица11.V11" style:family="table-cell">
      <style:table-cell-properties fo:padding="0.097cm" fo:border-left="0.05pt solid #000000" fo:border-right="none" fo:border-top="0.05pt solid #000000" fo:border-bottom="0.5pt solid #000000" style:writing-mode="lr-tb"/>
    </style:style>
    <style:style style:name="Таблица11.X11" style:family="table-cell">
      <style:table-cell-properties fo:padding="0.097cm" fo:border-left="0.05pt solid #000000" fo:border-right="none" fo:border-top="0.05pt solid #000000" fo:border-bottom="0.5pt solid #000000" style:writing-mode="lr-tb"/>
    </style:style>
    <style:style style:name="Таблица11.b11" style:family="table-cell">
      <style:table-cell-properties fo:padding="0.097cm" fo:border-left="0.05pt solid #000000" fo:border-right="0.05pt solid #000000" fo:border-top="0.05pt solid #000000" fo:border-bottom="0.5pt solid #000000" style:writing-mode="lr-tb"/>
    </style:style>
    <style:style style:name="Таблица11.12" style:family="table-row">
      <style:table-row-properties style:min-row-height="0.79cm" style:use-optimal-row-height="false"/>
    </style:style>
    <style:style style:name="Таблица11.A12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2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2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2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2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3" style:family="table-row">
      <style:table-row-properties style:min-row-height="0.79cm" style:use-optimal-row-height="false"/>
    </style:style>
    <style:style style:name="Таблица11.A13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3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3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3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3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4" style:family="table-row">
      <style:table-row-properties style:min-row-height="0.79cm" style:use-optimal-row-height="false"/>
    </style:style>
    <style:style style:name="Таблица11.A14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4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4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4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4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5" style:family="table-row">
      <style:table-row-properties style:min-row-height="0.79cm" style:use-optimal-row-height="false"/>
    </style:style>
    <style:style style:name="Таблица11.A15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5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5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5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5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6" style:family="table-row">
      <style:table-row-properties style:min-row-height="0.79cm" style:use-optimal-row-height="false"/>
    </style:style>
    <style:style style:name="Таблица11.A16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6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6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6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6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7" style:family="table-row">
      <style:table-row-properties style:min-row-height="0.79cm" style:use-optimal-row-height="false"/>
    </style:style>
    <style:style style:name="Таблица11.A17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7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7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7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7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8" style:family="table-row">
      <style:table-row-properties style:min-row-height="0.79cm" style:use-optimal-row-height="false"/>
    </style:style>
    <style:style style:name="Таблица11.A18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8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8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8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8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9" style:family="table-row">
      <style:table-row-properties style:min-row-height="0.79cm" style:use-optimal-row-height="false"/>
    </style:style>
    <style:style style:name="Таблица11.A19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9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9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9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9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20" style:family="table-row">
      <style:table-row-properties style:min-row-height="0.79cm" style:use-optimal-row-height="false"/>
    </style:style>
    <style:style style:name="Таблица11.A20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20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20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20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20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21" style:family="table-row">
      <style:table-row-properties style:min-row-height="0.79cm" style:use-optimal-row-height="false"/>
    </style:style>
    <style:style style:name="Таблица11.A21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21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21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21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21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22" style:family="table-row">
      <style:table-row-properties style:min-row-height="2.258cm" style:use-optimal-row-height="false"/>
    </style:style>
    <style:style style:name="Таблица11.A2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Таблица11.23" style:family="table-row">
      <style:table-row-properties style:row-height="0.9cm" fo:keep-together="always" style:use-optimal-row-height="false"/>
    </style:style>
    <style:style style:name="Таблица11.B23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c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2" style:family="table">
      <style:table-properties style:width="28.506cm" fo:margin-left="0.191cm" table:align="left"/>
    </style:style>
    <style:style style:name="Таблица12.A" style:family="table-column">
      <style:table-column-properties style:column-width="1.487cm"/>
    </style:style>
    <style:style style:name="Таблица12.B" style:family="table-column">
      <style:table-column-properties style:column-width="0.259cm"/>
    </style:style>
    <style:style style:name="Таблица12.C" style:family="table-column">
      <style:table-column-properties style:column-width="0.078cm"/>
    </style:style>
    <style:style style:name="Таблица12.D" style:family="table-column">
      <style:table-column-properties style:column-width="1.053cm"/>
    </style:style>
    <style:style style:name="Таблица12.E" style:family="table-column">
      <style:table-column-properties style:column-width="1.032cm"/>
    </style:style>
    <style:style style:name="Таблица12.G" style:family="table-column">
      <style:table-column-properties style:column-width="2.021cm"/>
    </style:style>
    <style:style style:name="Таблица12.H" style:family="table-column">
      <style:table-column-properties style:column-width="0.272cm"/>
    </style:style>
    <style:style style:name="Таблица12.I" style:family="table-column">
      <style:table-column-properties style:column-width="1.335cm"/>
    </style:style>
    <style:style style:name="Таблица12.J" style:family="table-column">
      <style:table-column-properties style:column-width="0.766cm"/>
    </style:style>
    <style:style style:name="Таблица12.K" style:family="table-column">
      <style:table-column-properties style:column-width="1.528cm"/>
    </style:style>
    <style:style style:name="Таблица12.M" style:family="table-column">
      <style:table-column-properties style:column-width="0.885cm"/>
    </style:style>
    <style:style style:name="Таблица12.N" style:family="table-column">
      <style:table-column-properties style:column-width="0.185cm"/>
    </style:style>
    <style:style style:name="Таблица12.O" style:family="table-column">
      <style:table-column-properties style:column-width="0.609cm"/>
    </style:style>
    <style:style style:name="Таблица12.P" style:family="table-column">
      <style:table-column-properties style:column-width="1.757cm"/>
    </style:style>
    <style:style style:name="Таблица12.Q" style:family="table-column">
      <style:table-column-properties style:column-width="2.062cm"/>
    </style:style>
    <style:style style:name="Таблица12.R" style:family="table-column">
      <style:table-column-properties style:column-width="0.42cm"/>
    </style:style>
    <style:style style:name="Таблица12.S" style:family="table-column">
      <style:table-column-properties style:column-width="1.147cm"/>
    </style:style>
    <style:style style:name="Таблица12.T" style:family="table-column">
      <style:table-column-properties style:column-width="2.535cm"/>
    </style:style>
    <style:style style:name="Таблица12.U" style:family="table-column">
      <style:table-column-properties style:column-width="1.334cm"/>
    </style:style>
    <style:style style:name="Таблица12.V" style:family="table-column">
      <style:table-column-properties style:column-width="0.452cm"/>
    </style:style>
    <style:style style:name="Таблица12.W" style:family="table-column">
      <style:table-column-properties style:column-width="1.568cm"/>
    </style:style>
    <style:style style:name="Таблица12.X" style:family="table-column">
      <style:table-column-properties style:column-width="2.143cm"/>
    </style:style>
    <style:style style:name="Таблица12.Y" style:family="table-column">
      <style:table-column-properties style:column-width="0.963cm"/>
    </style:style>
    <style:style style:name="Таблица12.Z" style:family="table-column">
      <style:table-column-properties style:column-width="1.508cm"/>
    </style:style>
    <style:style style:name="Таблица12.1" style:family="table-row">
      <style:table-row-properties style:row-height="0.459cm" fo:keep-together="always" style:use-optimal-row-height="false"/>
    </style:style>
    <style:style style:name="Таблица12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2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2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2.N1" style:family="table-cell">
      <style:table-cell-properties fo:padding-left="0.191cm" fo:padding-right="0.191cm" fo:padding-top="0cm" fo:padding-bottom="0cm" fo:border="none" style:writing-mode="lr-tb"/>
    </style:style>
    <style:style style:name="Таблица12.4" style:family="table-row">
      <style:table-row-properties style:row-height="0.953cm" fo:keep-together="always" style:use-optimal-row-height="false"/>
    </style:style>
    <style:style style:name="Таблица12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2.W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2.Q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R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2.T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12.X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12.R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2.C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E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F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I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K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L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M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O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Q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R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8" style:family="table-row">
      <style:table-row-properties style:min-row-height="2.988cm" style:use-optimal-row-height="false"/>
    </style:style>
    <style:style style:name="Таблица12.A8" style:family="table-cell">
      <style:table-cell-properties fo:padding="0.097cm" fo:border="0.05pt solid #000000" style:writing-mode="lr-tb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Таблица12.10" style:family="table-row">
      <style:table-row-properties style:min-row-height="2.956cm" style:use-optimal-row-height="false"/>
    </style:style>
    <style:style style:name="Таблица12.A10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Таблица12.11" style:family="table-row">
      <style:table-row-properties style:min-row-height="4.905cm" style:use-optimal-row-height="false"/>
    </style:style>
    <style:style style:name="Таблица12.A11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Таблица12.12" style:family="table-row">
      <style:table-row-properties style:row-height="0.9cm" fo:keep-together="always" style:use-optimal-row-height="false"/>
    </style:style>
    <style:style style:name="Таблица12.B12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Y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3" style:family="table">
      <style:table-properties style:width="28.425cm" fo:margin-left="0.191cm" table:align="left"/>
    </style:style>
    <style:style style:name="Таблица13.A" style:family="table-column">
      <style:table-column-properties style:column-width="1.778cm"/>
    </style:style>
    <style:style style:name="Таблица13.B" style:family="table-column">
      <style:table-column-properties style:column-width="0.076cm"/>
    </style:style>
    <style:style style:name="Таблица13.C" style:family="table-column">
      <style:table-column-properties style:column-width="0.557cm"/>
    </style:style>
    <style:style style:name="Таблица13.D" style:family="table-column">
      <style:table-column-properties style:column-width="0.538cm"/>
    </style:style>
    <style:style style:name="Таблица13.E" style:family="table-column">
      <style:table-column-properties style:column-width="1.039cm"/>
    </style:style>
    <style:style style:name="Таблица13.F" style:family="table-column">
      <style:table-column-properties style:column-width="0.078cm"/>
    </style:style>
    <style:style style:name="Таблица13.G" style:family="table-column">
      <style:table-column-properties style:column-width="1.997cm"/>
    </style:style>
    <style:style style:name="Таблица13.H" style:family="table-column">
      <style:table-column-properties style:column-width="0.265cm"/>
    </style:style>
    <style:style style:name="Таблица13.I" style:family="table-column">
      <style:table-column-properties style:column-width="1.295cm"/>
    </style:style>
    <style:style style:name="Таблица13.J" style:family="table-column">
      <style:table-column-properties style:column-width="0.743cm"/>
    </style:style>
    <style:style style:name="Таблица13.K" style:family="table-column">
      <style:table-column-properties style:column-width="1.519cm"/>
    </style:style>
    <style:style style:name="Таблица13.L" style:family="table-column">
      <style:table-column-properties style:column-width="0.397cm"/>
    </style:style>
    <style:style style:name="Таблица13.M" style:family="table-column">
      <style:table-column-properties style:column-width="0.642cm"/>
    </style:style>
    <style:style style:name="Таблица13.N" style:family="table-column">
      <style:table-column-properties style:column-width="0.898cm"/>
    </style:style>
    <style:style style:name="Таблица13.O" style:family="table-column">
      <style:table-column-properties style:column-width="0.182cm"/>
    </style:style>
    <style:style style:name="Таблица13.P" style:family="table-column">
      <style:table-column-properties style:column-width="0.63cm"/>
    </style:style>
    <style:style style:name="Таблица13.Q" style:family="table-column">
      <style:table-column-properties style:column-width="0.464cm"/>
    </style:style>
    <style:style style:name="Таблица13.R" style:family="table-column">
      <style:table-column-properties style:column-width="0.575cm"/>
    </style:style>
    <style:style style:name="Таблица13.S" style:family="table-column">
      <style:table-column-properties style:column-width="0.688cm"/>
    </style:style>
    <style:style style:name="Таблица13.T" style:family="table-column">
      <style:table-column-properties style:column-width="0.39cm"/>
    </style:style>
    <style:style style:name="Таблица13.U" style:family="table-column">
      <style:table-column-properties style:column-width="1.686cm"/>
    </style:style>
    <style:style style:name="Таблица13.V" style:family="table-column">
      <style:table-column-properties style:column-width="0.436cm"/>
    </style:style>
    <style:style style:name="Таблица13.W" style:family="table-column">
      <style:table-column-properties style:column-width="0.233cm"/>
    </style:style>
    <style:style style:name="Таблица13.X" style:family="table-column">
      <style:table-column-properties style:column-width="0.767cm"/>
    </style:style>
    <style:style style:name="Таблица13.Y" style:family="table-column">
      <style:table-column-properties style:column-width="0.199cm"/>
    </style:style>
    <style:style style:name="Таблица13.Z" style:family="table-column">
      <style:table-column-properties style:column-width="1.148cm"/>
    </style:style>
    <style:style style:name="Таблица13.a" style:family="table-column">
      <style:table-column-properties style:column-width="1.386cm"/>
    </style:style>
    <style:style style:name="Таблица13.b" style:family="table-column">
      <style:table-column-properties style:column-width="0.499cm"/>
    </style:style>
    <style:style style:name="Таблица13.d" style:family="table-column">
      <style:table-column-properties style:column-width="0.189cm"/>
    </style:style>
    <style:style style:name="Таблица13.e" style:family="table-column">
      <style:table-column-properties style:column-width="0.85cm"/>
    </style:style>
    <style:style style:name="Таблица13.f" style:family="table-column">
      <style:table-column-properties style:column-width="0.196cm"/>
    </style:style>
    <style:style style:name="Таблица13.g" style:family="table-column">
      <style:table-column-properties style:column-width="1.067cm"/>
    </style:style>
    <style:style style:name="Таблица13.h" style:family="table-column">
      <style:table-column-properties style:column-width="0.203cm"/>
    </style:style>
    <style:style style:name="Таблица13.i" style:family="table-column">
      <style:table-column-properties style:column-width="0.891cm"/>
    </style:style>
    <style:style style:name="Таблица13.j" style:family="table-column">
      <style:table-column-properties style:column-width="0.956cm"/>
    </style:style>
    <style:style style:name="Таблица13.l" style:family="table-column">
      <style:table-column-properties style:column-width="1.393cm"/>
    </style:style>
    <style:style style:name="Таблица13.1" style:family="table-row">
      <style:table-row-properties style:row-height="0.459cm" fo:keep-together="always" style:use-optimal-row-height="false"/>
    </style:style>
    <style:style style:name="Таблица13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3.G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3.O1" style:family="table-cell">
      <style:table-cell-properties fo:padding-left="0.191cm" fo:padding-right="0.191cm" fo:padding-top="0cm" fo:padding-bottom="0cm" fo:border="none" style:writing-mode="lr-tb"/>
    </style:style>
    <style:style style:name="Таблица13.j1" style:family="table-cell">
      <style:table-cell-properties fo:padding="0cm" fo:border="none" style:writing-mode="lr-tb"/>
    </style:style>
    <style:style style:name="Таблица13.4" style:family="table-row">
      <style:table-row-properties style:row-height="0.882cm" fo:keep-together="always" style:use-optimal-row-height="false"/>
    </style:style>
    <style:style style:name="Таблица13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3.V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3.Z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13.h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13.V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3.V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3.8" style:family="table-row">
      <style:table-row-properties style:row-height="1.386cm" fo:keep-together="always" style:use-optimal-row-height="false"/>
    </style:style>
    <style:style style:name="Таблица13.9" style:family="table-row">
      <style:table-row-properties style:row-height="1.889cm" fo:keep-together="always" style:use-optimal-row-height="false"/>
    </style:style>
    <style:style style:name="Таблица13.R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10" style:family="table-row">
      <style:table-row-properties style:min-row-height="0.75cm" fo:keep-together="always" style:use-optimal-row-height="false"/>
    </style:style>
    <style:style style:name="Таблица13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R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Y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i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A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R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Y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i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A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R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Y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c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i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20" style:family="table-row">
      <style:table-row-properties style:row-height="2.824cm" fo:keep-together="always" style:use-optimal-row-height="false"/>
    </style:style>
    <style:style style:name="Таблица13.A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M2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1pt solid #000000" style:writing-mode="lr-tb"/>
    </style:style>
    <style:style style:name="Таблица13.21" style:family="table-row">
      <style:table-row-properties style:row-height="0.766cm" fo:keep-together="always" style:use-optimal-row-height="false"/>
    </style:style>
    <style:style style:name="Таблица13.D21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e21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k21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" style:family="table">
      <style:table-properties style:width="29cm" table:align="margins"/>
    </style:style>
    <style:style style:name="Таблица.A" style:family="table-column">
      <style:table-column-properties style:column-width="14.499cm" style:rel-column-width="32767*"/>
    </style:style>
    <style:style style:name="Таблица.B" style:family="table-column">
      <style:table-column-properties style:column-width="14.501cm" style:rel-column-width="32768*"/>
    </style:style>
    <style:style style:name="Таблица.A1" style:family="table-cell">
      <style:table-cell-properties style:writing-mode="page"/>
    </style:style>
    <style:style style:name="Таблица55" style:family="table">
      <style:table-properties style:width="29cm" table:align="margins"/>
    </style:style>
    <style:style style:name="Таблица55.A" style:family="table-column">
      <style:table-column-properties style:column-width="14.499cm" style:rel-column-width="32767*"/>
    </style:style>
    <style:style style:name="Таблица55.B" style:family="table-column">
      <style:table-column-properties style:column-width="14.501cm" style:rel-column-width="32768*"/>
    </style:style>
    <style:style style:name="Таблица55.A1" style:family="table-cell">
      <style:table-cell-properties style:writing-mode="page"/>
    </style:style>
    <style:style style:name="Таблица14" style:family="table">
      <style:table-properties style:width="20.255cm" fo:margin-left="-0.31cm" table:align="left"/>
    </style:style>
    <style:style style:name="Таблица14.A" style:family="table-column">
      <style:table-column-properties style:column-width="2.401cm"/>
    </style:style>
    <style:style style:name="Таблица14.B" style:family="table-column">
      <style:table-column-properties style:column-width="1.199cm"/>
    </style:style>
    <style:style style:name="Таблица14.C" style:family="table-column">
      <style:table-column-properties style:column-width="1cm"/>
    </style:style>
    <style:style style:name="Таблица14.D" style:family="table-column">
      <style:table-column-properties style:column-width="1.9cm"/>
    </style:style>
    <style:style style:name="Таблица14.E" style:family="table-column">
      <style:table-column-properties style:column-width="2.002cm"/>
    </style:style>
    <style:style style:name="Таблица14.F" style:family="table-column">
      <style:table-column-properties style:column-width="0.799cm"/>
    </style:style>
    <style:style style:name="Таблица14.G" style:family="table-column">
      <style:table-column-properties style:column-width="0.85cm"/>
    </style:style>
    <style:style style:name="Таблица14.H" style:family="table-column">
      <style:table-column-properties style:column-width="0.951cm"/>
    </style:style>
    <style:style style:name="Таблица14.I" style:family="table-column">
      <style:table-column-properties style:column-width="3.401cm"/>
    </style:style>
    <style:style style:name="Таблица14.J" style:family="table-column">
      <style:table-column-properties style:column-width="0.6cm"/>
    </style:style>
    <style:style style:name="Таблица14.K" style:family="table-column">
      <style:table-column-properties style:column-width="0.901cm"/>
    </style:style>
    <style:style style:name="Таблица14.M" style:family="table-column">
      <style:table-column-properties style:column-width="2.201cm"/>
    </style:style>
    <style:style style:name="Таблица14.N" style:family="table-column">
      <style:table-column-properties style:column-width="1.251cm"/>
    </style:style>
    <style:style style:name="Таблица14.1" style:family="table-row">
      <style:table-row-properties style:row-height="0.758cm" fo:keep-together="always" style:use-optimal-row-height="false"/>
    </style:style>
    <style:style style:name="Таблица14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4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4.J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B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4.H2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4.L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4.K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none" style:writing-mode="lr-tb"/>
    </style:style>
    <style:style style:name="Таблица14.M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K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none" style:writing-mode="lr-tb"/>
    </style:style>
    <style:style style:name="Таблица14.M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B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C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E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G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I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K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M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36" style:family="table-row">
      <style:table-row-properties style:row-height="0.776cm" fo:keep-together="always" style:use-optimal-row-height="false"/>
    </style:style>
    <style:style style:name="Таблица14.B3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D36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" style:family="table">
      <style:table-properties style:width="28.286cm" fo:margin-left="0.286cm" fo:margin-right="0.429cm" table:align="margins"/>
    </style:style>
    <style:style style:name="Таблица3.A" style:family="table-column">
      <style:table-column-properties style:column-width="1.171cm" style:rel-column-width="2713*"/>
    </style:style>
    <style:style style:name="Таблица3.B" style:family="table-column">
      <style:table-column-properties style:column-width="0.508cm" style:rel-column-width="1176*"/>
    </style:style>
    <style:style style:name="Таблица3.C" style:family="table-column">
      <style:table-column-properties style:column-width="0.071cm" style:rel-column-width="163*"/>
    </style:style>
    <style:style style:name="Таблица3.D" style:family="table-column">
      <style:table-column-properties style:column-width="0.455cm" style:rel-column-width="1054*"/>
    </style:style>
    <style:style style:name="Таблица3.E" style:family="table-column">
      <style:table-column-properties style:column-width="0.104cm" style:rel-column-width="241*"/>
    </style:style>
    <style:style style:name="Таблица3.G" style:family="table-column">
      <style:table-column-properties style:column-width="0.437cm" style:rel-column-width="1013*"/>
    </style:style>
    <style:style style:name="Таблица3.H" style:family="table-column">
      <style:table-column-properties style:column-width="0.63cm" style:rel-column-width="1458*"/>
    </style:style>
    <style:style style:name="Таблица3.I" style:family="table-column">
      <style:table-column-properties style:column-width="0.069cm" style:rel-column-width="159*"/>
    </style:style>
    <style:style style:name="Таблица3.J" style:family="table-column">
      <style:table-column-properties style:column-width="0.386cm" style:rel-column-width="894*"/>
    </style:style>
    <style:style style:name="Таблица3.K" style:family="table-column">
      <style:table-column-properties style:column-width="1.293cm" style:rel-column-width="2995*"/>
    </style:style>
    <style:style style:name="Таблица3.L" style:family="table-column">
      <style:table-column-properties style:column-width="0.402cm" style:rel-column-width="931*"/>
    </style:style>
    <style:style style:name="Таблица3.M" style:family="table-column">
      <style:table-column-properties style:column-width="0.28cm" style:rel-column-width="649*"/>
    </style:style>
    <style:style style:name="Таблица3.N" style:family="table-column">
      <style:table-column-properties style:column-width="1.277cm" style:rel-column-width="2958*"/>
    </style:style>
    <style:style style:name="Таблица3.O" style:family="table-column">
      <style:table-column-properties style:column-width="0.753cm" style:rel-column-width="1745*"/>
    </style:style>
    <style:style style:name="Таблица3.P" style:family="table-column">
      <style:table-column-properties style:column-width="1.52cm" style:rel-column-width="3522*"/>
    </style:style>
    <style:style style:name="Таблица3.Q" style:family="table-column">
      <style:table-column-properties style:column-width="1.016cm" style:rel-column-width="2353*"/>
    </style:style>
    <style:style style:name="Таблица3.R" style:family="table-column">
      <style:table-column-properties style:column-width="0.873cm" style:rel-column-width="2022*"/>
    </style:style>
    <style:style style:name="Таблица3.S" style:family="table-column">
      <style:table-column-properties style:column-width="0.194cm" style:rel-column-width="449*"/>
    </style:style>
    <style:style style:name="Таблица3.T" style:family="table-column">
      <style:table-column-properties style:column-width="0.594cm" style:rel-column-width="1377*"/>
    </style:style>
    <style:style style:name="Таблица3.U" style:family="table-column">
      <style:table-column-properties style:column-width="1.032cm" style:rel-column-width="2390*"/>
    </style:style>
    <style:style style:name="Таблица3.V" style:family="table-column">
      <style:table-column-properties style:column-width="0.7cm" style:rel-column-width="1622*"/>
    </style:style>
    <style:style style:name="Таблица3.W" style:family="table-column">
      <style:table-column-properties style:column-width="0.349cm" style:rel-column-width="809*"/>
    </style:style>
    <style:style style:name="Таблица3.X" style:family="table-column">
      <style:table-column-properties style:column-width="1.679cm" style:rel-column-width="3890*"/>
    </style:style>
    <style:style style:name="Таблица3.Y" style:family="table-column">
      <style:table-column-properties style:column-width="0.612cm" style:rel-column-width="1418*"/>
    </style:style>
    <style:style style:name="Таблица3.Z" style:family="table-column">
      <style:table-column-properties style:column-width="0.822cm" style:rel-column-width="1904*"/>
    </style:style>
    <style:style style:name="Таблица3.a" style:family="table-column">
      <style:table-column-properties style:column-width="0.175cm" style:rel-column-width="404*"/>
    </style:style>
    <style:style style:name="Таблица3.b" style:family="table-column">
      <style:table-column-properties style:column-width="1.102cm" style:rel-column-width="2554*"/>
    </style:style>
    <style:style style:name="Таблица3.c" style:family="table-column">
      <style:table-column-properties style:column-width="0.49cm" style:rel-column-width="1136*"/>
    </style:style>
    <style:style style:name="Таблица3.d" style:family="table-column">
      <style:table-column-properties style:column-width="0.961cm" style:rel-column-width="2227*"/>
    </style:style>
    <style:style style:name="Таблица3.e" style:family="table-column">
      <style:table-column-properties style:column-width="0.771cm" style:rel-column-width="1785*"/>
    </style:style>
    <style:style style:name="Таблица3.f" style:family="table-column">
      <style:table-column-properties style:column-width="0.296cm" style:rel-column-width="686*"/>
    </style:style>
    <style:style style:name="Таблица3.i" style:family="table-column">
      <style:table-column-properties style:column-width="0.139cm" style:rel-column-width="322*"/>
    </style:style>
    <style:style style:name="Таблица3.j" style:family="table-column">
      <style:table-column-properties style:column-width="0.683cm" style:rel-column-width="1581*"/>
    </style:style>
    <style:style style:name="Таблица3.k" style:family="table-column">
      <style:table-column-properties style:column-width="0.577cm" style:rel-column-width="1336*"/>
    </style:style>
    <style:style style:name="Таблица3.l" style:family="table-column">
      <style:table-column-properties style:column-width="1.067cm" style:rel-column-width="2472*"/>
    </style:style>
    <style:style style:name="Таблица3.m" style:family="table-column">
      <style:table-column-properties style:column-width="1.33cm" style:rel-column-width="3081*"/>
    </style:style>
    <style:style style:name="Таблица3.o" style:family="table-column">
      <style:table-column-properties style:column-width="1.374cm" style:rel-column-width="3182*"/>
    </style:style>
    <style:style style:name="Таблица3.1" style:family="table-row">
      <style:table-row-properties style:row-height="0.425cm" fo:keep-together="always" style:use-optimal-row-height="false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3.e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.O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.S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O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3.5" style:family="table-row">
      <style:table-row-properties style:row-height="0.801cm" fo:keep-together="always" style:use-optimal-row-height="false"/>
    </style:style>
    <style:style style:name="Таблица3.i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.W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Y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.b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none" style:writing-mode="lr-tb"/>
    </style:style>
    <style:style style:name="Таблица3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Таблица3.W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Y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Y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3.9" style:family="table-row">
      <style:table-row-properties style:row-height="0.6cm" fo:keep-together="always" style:use-optimal-row-height="false"/>
    </style:style>
    <style:style style:name="Таблица3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.k9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.10" style:family="table-row">
      <style:table-row-properties style:min-row-height="0.582cm" fo:keep-together="always" style:use-optimal-row-height="false"/>
    </style:style>
    <style:style style:name="Таблица3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k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.11" style:family="table-row">
      <style:table-row-properties style:row-height="0.771cm" fo:keep-together="always" style:use-optimal-row-height="false"/>
    </style:style>
    <style:style style:name="Таблица3.E1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none" style:writing-mode="lr-tb"/>
    </style:style>
    <style:style style:name="Таблица3.L1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0.5pt solid #000000" fo:border-bottom="none" style:writing-mode="lr-tb"/>
    </style:style>
    <style:style style:name="Таблица3.a1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3.A27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Таблица3.a27" style:family="table-cell">
      <style:table-cell-properties style:vertical-align="bottom" fo:padding="0.097cm" fo:border-left="0.5pt solid #000000" fo:border-right="0.5pt solid #000000" fo:border-top="0.5pt solid #000000" fo:border-bottom="none" style:writing-mode="lr-tb"/>
    </style:style>
    <style:style style:name="Таблица3.k27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Таблица3.28" style:family="table-row">
      <style:table-row-properties style:row-height="0.9cm" fo:keep-together="always" style:use-optimal-row-height="false"/>
    </style:style>
    <style:style style:name="Таблица3.F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n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P1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</style:style>
    <style:style style:name="P2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3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18692"/>
    </style:style>
    <style:style style:name="P4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5743e"/>
    </style:style>
    <style:style style:name="P5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6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201b18"/>
    </style:style>
    <style:style style:name="P7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210939"/>
    </style:style>
    <style:style style:name="P8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  <style:text-properties fo:font-size="10.5pt" officeooo:paragraph-rsid="00118692" style:font-size-asian="9.14999961853027pt" style:font-size-complex="10.5pt"/>
    </style:style>
    <style:style style:name="P9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style:font-size-complex="14pt"/>
    </style:style>
    <style:style style:name="P10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5743e" style:font-size-complex="14pt"/>
    </style:style>
    <style:style style:name="P11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 style:font-size-complex="14pt"/>
    </style:style>
    <style:style style:name="P12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3c1060" style:font-size-complex="14pt"/>
    </style:style>
    <style:style style:name="P13" style:family="paragraph" style:parent-style-name="Header">
      <style:paragraph-properties fo:line-height="0.769cm" fo:text-align="start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rsid="001b6acb" officeooo:paragraph-rsid="001b6acb" style:font-size-complex="14pt"/>
    </style:style>
    <style:style style:name="P14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15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18692"/>
    </style:style>
    <style:style style:name="P16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5743e"/>
    </style:style>
    <style:style style:name="P17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18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19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18692"/>
    </style:style>
    <style:style style:name="P20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5743e"/>
    </style:style>
    <style:style style:name="P21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22" style:family="paragraph" style:parent-style-name="Header">
      <style:paragraph-properties fo:line-height="150%" fo:text-align="justify" style:justify-single-word="false" style:snap-to-layout-grid="false"/>
      <style:text-properties fo:font-size="14pt" officeooo:paragraph-rsid="001b6acb" fo:background-color="#ffffff" style:font-size-asian="14pt" style:font-size-complex="14pt"/>
    </style:style>
    <style:style style:name="P23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rsid="003f8968" officeooo:paragraph-rsid="003f8968"/>
    </style:style>
    <style:style style:name="P24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5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snap-to-layout-grid="false"/>
      <style:text-properties fo:font-size="14pt" officeooo:paragraph-rsid="001997e2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snap-to-layout-grid="false"/>
      <style:text-properties fo:font-size="14pt" officeooo:paragraph-rsid="001b6acb" style:font-size-asian="14pt" style:font-size-complex="14pt"/>
    </style:style>
    <style:style style:name="P27" style:family="paragraph" style:parent-style-name="Header">
      <style:paragraph-properties fo:margin-left="0cm" fo:margin-right="0cm" fo:line-height="150%" fo:text-align="justify" style:justify-single-word="false" fo:orphans="2" fo:widows="2" fo:text-indent="0cm" style:auto-text-indent="false" style:snap-to-layout-grid="false"/>
      <style:text-properties fo:font-size="14pt" officeooo:paragraph-rsid="001b6acb" style:font-size-asian="14pt" style:font-size-complex="14pt"/>
    </style:style>
    <style:style style:name="P28" style:family="paragraph" style:parent-style-name="Header">
      <style:paragraph-properties fo:margin-left="0cm" fo:margin-right="0cm" fo:line-height="150%" fo:text-align="justify" style:justify-single-word="false" fo:orphans="2" fo:widows="2" fo:text-indent="0cm" style:auto-text-indent="false" style:snap-to-layout-grid="false"/>
      <style:text-properties fo:font-size="14pt" officeooo:paragraph-rsid="001b6acb" fo:background-color="#ffffff" style:font-size-asian="14pt" style:font-size-complex="14pt"/>
    </style:style>
    <style:style style:name="P2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4pt" officeooo:paragraph-rsid="001b6acb" style:font-size-asian="14pt" style:font-size-complex="14pt"/>
    </style:style>
    <style:style style:name="P3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4pt" officeooo:rsid="004e3e6b" style:font-size-asian="14pt" style:font-size-complex="14pt"/>
    </style:style>
    <style:style style:name="P3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4pt" officeooo:paragraph-rsid="001b6acb" fo:background-color="#ffffff" style:font-size-asian="14pt" style:font-size-complex="14pt"/>
    </style:style>
    <style:style style:name="P3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4pt" officeooo:paragraph-rsid="001b6acb" fo:background-color="transparent" style:font-size-asian="14pt" style:font-size-complex="14pt"/>
    </style:style>
    <style:style style:name="P3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</style:style>
    <style:style style:name="P3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1b6acb"/>
    </style:style>
    <style:style style:name="P3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fo:language="ru" fo:country="RU" officeooo:paragraph-rsid="001b6acb" style:font-name-asian="Times New Roman" style:font-size-asian="14pt" style:font-name-complex="Times New Roman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snap-to-layout-grid="false"/>
      <style:text-properties style:text-position="0% 100%" fo:font-size="11pt" fo:language="ru" fo:country="RU" fo:font-style="normal" fo:font-weight="normal" officeooo:rsid="0183657e" officeooo:paragraph-rsid="0183657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style:text-position="0% 100%" style:font-name="Times New Roman" fo:font-size="11pt" fo:letter-spacing="normal" fo:language="en" fo:country="US" style:text-underline-style="none" fo:font-weight="normal" officeooo:rsid="00dd1814" officeooo:paragraph-rsid="00b86257" fo:background-color="transparent" style:font-name-asian="Times New Roman" style:font-size-asian="11pt" style:font-weight-asian="normal" style:font-name-complex="Times New Roman" style:font-size-complex="11pt" style:font-weight-complex="normal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fo:orphans="2" fo:widows="2" fo:break-before="page"/>
    </style:style>
    <style:style style:name="P40" style:family="paragraph" style:parent-style-name="Обычный">
      <style:paragraph-properties fo:orphans="2" fo:widows="2"/>
    </style:style>
    <style:style style:name="P41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</style:style>
    <style:style style:name="P42" style:family="paragraph" style:parent-style-name="Обычный">
      <style:paragraph-properties fo:orphans="2" fo:widows="2"/>
      <style:text-properties officeooo:paragraph-rsid="00118692"/>
    </style:style>
    <style:style style:name="P43" style:family="paragraph" style:parent-style-name="Обычный">
      <style:paragraph-properties fo:orphans="2" fo:widows="2"/>
      <style:text-properties officeooo:paragraph-rsid="0015743e"/>
    </style:style>
    <style:style style:name="P44" style:family="paragraph" style:parent-style-name="Обычный">
      <style:paragraph-properties fo:orphans="2" fo:widows="2"/>
      <style:text-properties officeooo:paragraph-rsid="0017798d"/>
    </style:style>
    <style:style style:name="P45" style:family="paragraph" style:parent-style-name="Обычный">
      <style:paragraph-properties fo:orphans="2" fo:widows="2"/>
      <style:text-properties officeooo:paragraph-rsid="00201b18"/>
    </style:style>
    <style:style style:name="P46" style:family="paragraph" style:parent-style-name="Обычный">
      <style:paragraph-properties fo:orphans="2" fo:widows="2"/>
      <style:text-properties officeooo:paragraph-rsid="00210939"/>
    </style:style>
    <style:style style:name="P47" style:family="paragraph" style:parent-style-name="Обычный">
      <style:paragraph-properties fo:orphans="2" fo:widows="2"/>
      <style:text-properties officeooo:paragraph-rsid="0024333c"/>
    </style:style>
    <style:style style:name="P48" style:family="paragraph" style:parent-style-name="Обычный">
      <style:paragraph-properties fo:orphans="2" fo:widows="2"/>
      <style:text-properties officeooo:paragraph-rsid="004a082a"/>
    </style:style>
    <style:style style:name="P49" style:family="paragraph" style:parent-style-name="Обычный">
      <style:text-properties style:font-size-complex="14pt"/>
    </style:style>
    <style:style style:name="P50" style:family="paragraph" style:parent-style-name="Обычный">
      <style:paragraph-properties fo:line-height="0.769cm" fo:text-align="justify" style:justify-single-word="false" fo:orphans="2" fo:widows="2"/>
      <style:text-properties style:font-size-complex="14pt"/>
    </style:style>
    <style:style style:name="P51" style:family="paragraph" style:parent-style-name="Обычный">
      <style:paragraph-properties fo:orphans="2" fo:widows="2"/>
      <style:text-properties style:font-size-complex="14pt"/>
    </style:style>
    <style:style style:name="P52" style:family="paragraph" style:parent-style-name="Обычный">
      <style:paragraph-properties fo:orphans="2" fo:widows="2"/>
      <style:text-properties officeooo:paragraph-rsid="00118692" style:font-size-complex="14pt"/>
    </style:style>
    <style:style style:name="P53" style:family="paragraph" style:parent-style-name="Обычный">
      <style:paragraph-properties fo:orphans="2" fo:widows="2"/>
      <style:text-properties officeooo:paragraph-rsid="0015743e" style:font-size-complex="14pt"/>
    </style:style>
    <style:style style:name="P54" style:family="paragraph" style:parent-style-name="Обычный">
      <style:paragraph-properties fo:orphans="2" fo:widows="2"/>
      <style:text-properties officeooo:paragraph-rsid="0017798d" style:font-size-complex="14pt"/>
    </style:style>
    <style:style style:name="P55" style:family="paragraph" style:parent-style-name="Обычный">
      <style:paragraph-properties fo:text-align="center" style:justify-single-word="false" fo:orphans="2" fo:widows="2"/>
      <style:text-properties style:font-size-complex="14pt"/>
    </style:style>
    <style:style style:name="P56" style:family="paragraph" style:parent-style-name="Обычный">
      <style:paragraph-properties fo:line-height="0.741cm" fo:orphans="2" fo:widows="2"/>
      <style:text-properties style:font-size-complex="14pt"/>
    </style:style>
    <style:style style:name="P57" style:family="paragraph" style:parent-style-name="Обычный">
      <style:paragraph-properties fo:line-height="0.758cm" fo:orphans="2" fo:widows="2"/>
      <style:text-properties style:font-size-complex="14pt"/>
    </style:style>
    <style:style style:name="P58" style:family="paragraph" style:parent-style-name="Обычный">
      <style:paragraph-properties fo:text-align="center" style:justify-single-word="false" fo:orphans="2" fo:widows="2"/>
      <style:text-properties officeooo:rsid="000e2d38" officeooo:paragraph-rsid="0045943b" style:font-size-complex="14pt"/>
    </style:style>
    <style:style style:name="P59" style:family="paragraph" style:parent-style-name="Обычный">
      <style:paragraph-properties fo:orphans="2" fo:widows="2"/>
      <style:text-properties officeooo:rsid="001050e1" officeooo:paragraph-rsid="001050e1" style:font-size-complex="14pt"/>
    </style:style>
    <style:style style:name="P60" style:family="paragraph" style:parent-style-name="Обычный">
      <style:paragraph-properties fo:text-align="center" style:justify-single-word="false" fo:orphans="2" fo:widows="2"/>
      <style:text-properties officeooo:rsid="0013c420" officeooo:paragraph-rsid="0013c420" style:font-size-complex="14pt"/>
    </style:style>
    <style:style style:name="P61" style:family="paragraph" style:parent-style-name="Обычный">
      <style:paragraph-properties fo:text-align="center" style:justify-single-word="false" fo:orphans="2" fo:widows="2"/>
      <style:text-properties officeooo:rsid="00170116" officeooo:paragraph-rsid="00170116" style:font-size-complex="14pt"/>
    </style:style>
    <style:style style:name="P62" style:family="paragraph" style:parent-style-name="Обычный">
      <style:text-properties officeooo:paragraph-rsid="0015743e" style:font-size-complex="14pt"/>
    </style:style>
    <style:style style:name="P63" style:family="paragraph" style:parent-style-name="Обычный">
      <style:text-properties officeooo:paragraph-rsid="0017798d" style:font-size-complex="14pt"/>
    </style:style>
    <style:style style:name="P64" style:family="paragraph" style:parent-style-name="Обычный">
      <style:paragraph-properties fo:text-align="center" style:justify-single-word="false" fo:orphans="2" fo:widows="2"/>
      <style:text-properties officeooo:rsid="0017798d" officeooo:paragraph-rsid="0017798d" style:font-size-complex="14pt"/>
    </style:style>
    <style:style style:name="P65" style:family="paragraph" style:parent-style-name="Обычный">
      <style:paragraph-properties fo:text-align="center" style:justify-single-word="false" fo:orphans="2" fo:widows="2"/>
      <style:text-properties officeooo:rsid="00191c9b" officeooo:paragraph-rsid="00191c9b" style:font-size-complex="14pt"/>
    </style:style>
    <style:style style:name="P66" style:family="paragraph" style:parent-style-name="Обычный">
      <style:paragraph-properties fo:orphans="2" fo:widows="2"/>
      <style:text-properties officeooo:rsid="001997e2" officeooo:paragraph-rsid="001997e2" style:font-size-complex="14pt"/>
    </style:style>
    <style:style style:name="P67" style:family="paragraph" style:parent-style-name="Обычный">
      <style:paragraph-properties fo:text-align="center" style:justify-single-word="false" fo:orphans="2" fo:widows="2"/>
      <style:text-properties officeooo:rsid="001997e2" officeooo:paragraph-rsid="001997e2" style:font-size-complex="14pt"/>
    </style:style>
    <style:style style:name="P68" style:family="paragraph" style:parent-style-name="Обычный">
      <style:paragraph-properties fo:text-align="center" style:justify-single-word="false" fo:orphans="2" fo:widows="2"/>
      <style:text-properties officeooo:rsid="001b6acb" officeooo:paragraph-rsid="001b6acb" style:font-size-complex="14pt"/>
    </style:style>
    <style:style style:name="P69" style:family="paragraph" style:parent-style-name="Обычный">
      <style:text-properties officeooo:rsid="001b6acb" officeooo:paragraph-rsid="001b6acb" style:font-size-complex="14pt"/>
    </style:style>
    <style:style style:name="P70" style:family="paragraph" style:parent-style-name="Обычный">
      <style:paragraph-properties fo:text-align="center" style:justify-single-word="false" fo:orphans="2" fo:widows="2"/>
      <style:text-properties officeooo:rsid="00201b18" officeooo:paragraph-rsid="00201b18" style:font-size-complex="14pt"/>
    </style:style>
    <style:style style:name="P71" style:family="paragraph" style:parent-style-name="Обычный">
      <style:paragraph-properties fo:text-align="center" style:justify-single-word="false" fo:orphans="2" fo:widows="2"/>
      <style:text-properties officeooo:rsid="0022ca4e" officeooo:paragraph-rsid="00201b18" style:font-size-complex="14pt"/>
    </style:style>
    <style:style style:name="P72" style:family="paragraph" style:parent-style-name="Обычный">
      <style:paragraph-properties fo:text-align="center" style:justify-single-word="false" fo:orphans="2" fo:widows="2"/>
      <style:text-properties officeooo:rsid="0024333c" officeooo:paragraph-rsid="0024333c" style:font-size-complex="14pt"/>
    </style:style>
    <style:style style:name="P73" style:family="paragraph" style:parent-style-name="Обычный">
      <style:text-properties officeooo:paragraph-rsid="003c1060" style:font-size-complex="14pt"/>
    </style:style>
    <style:style style:name="P74" style:family="paragraph" style:parent-style-name="Обычный">
      <style:paragraph-properties fo:orphans="2" fo:widows="2"/>
      <style:text-properties officeooo:rsid="004a082a" style:font-size-complex="14pt"/>
    </style:style>
    <style:style style:name="P75" style:family="paragraph" style:parent-style-name="Обычный">
      <style:paragraph-properties fo:orphans="2" fo:widows="2"/>
      <style:text-properties officeooo:rsid="004a082a" officeooo:paragraph-rsid="004a082a" style:font-size-complex="14pt"/>
    </style:style>
    <style:style style:name="P76" style:family="paragraph" style:parent-style-name="Обычный">
      <style:paragraph-properties fo:text-align="center" style:justify-single-word="false" fo:orphans="2" fo:widows="2"/>
      <style:text-properties officeooo:rsid="004af43f" officeooo:paragraph-rsid="004af43f" style:font-size-complex="14pt"/>
    </style:style>
    <style:style style:name="P77" style:family="paragraph" style:parent-style-name="Обычный">
      <style:paragraph-properties fo:orphans="2" fo:widows="2"/>
      <style:text-properties fo:font-weight="bold" style:font-weight-asian="bold" style:font-weight-complex="bold"/>
    </style:style>
    <style:style style:name="P78" style:family="paragraph" style:parent-style-name="Обычный">
      <style:paragraph-properties fo:orphans="2" fo:widows="2"/>
      <style:text-properties fo:font-weight="bold" style:font-weight-asian="bold" style:font-size-complex="14pt" style:font-weight-complex="bold"/>
    </style:style>
    <style:style style:name="P79" style:family="paragraph" style:parent-style-name="Обычный">
      <style:paragraph-properties fo:text-align="center" style:justify-single-word="false" fo:orphans="2" fo:widows="2"/>
    </style:style>
    <style:style style:name="P80" style:family="paragraph" style:parent-style-name="Обычный">
      <style:paragraph-properties fo:orphans="2" fo:widows="2"/>
      <style:text-properties fo:font-size="10pt" style:font-size-asian="10pt"/>
    </style:style>
    <style:style style:name="P81" style:family="paragraph" style:parent-style-name="Обычный">
      <style:paragraph-properties fo:orphans="2" fo:widows="2"/>
      <style:text-properties fo:font-size="10pt" officeooo:paragraph-rsid="00118692" style:font-size-asian="10pt"/>
    </style:style>
    <style:style style:name="P82" style:family="paragraph" style:parent-style-name="Обычный">
      <style:paragraph-properties fo:orphans="2" fo:widows="2"/>
      <style:text-properties fo:font-size="10pt" officeooo:paragraph-rsid="0015743e" style:font-size-asian="10pt"/>
    </style:style>
    <style:style style:name="P83" style:family="paragraph" style:parent-style-name="Обычный">
      <style:paragraph-properties fo:orphans="2" fo:widows="2"/>
      <style:text-properties fo:font-size="10pt" officeooo:paragraph-rsid="0017798d" style:font-size-asian="10pt"/>
    </style:style>
    <style:style style:name="P84" style:family="paragraph" style:parent-style-name="Обычный">
      <style:paragraph-properties fo:orphans="2" fo:widows="2"/>
      <style:text-properties fo:font-size="10pt" officeooo:paragraph-rsid="00201b18" style:font-size-asian="10pt"/>
    </style:style>
    <style:style style:name="P85" style:family="paragraph" style:parent-style-name="Обычный">
      <style:paragraph-properties fo:orphans="2" fo:widows="2"/>
      <style:text-properties fo:font-size="10pt" officeooo:paragraph-rsid="00210939" style:font-size-asian="10pt"/>
    </style:style>
    <style:style style:name="P86" style:family="paragraph" style:parent-style-name="Обычный">
      <style:paragraph-properties fo:text-align="center" style:justify-single-word="false" fo:orphans="2" fo:widows="2"/>
      <style:text-properties fo:font-size="10pt" style:font-size-asian="10pt"/>
    </style:style>
    <style:style style:name="P87" style:family="paragraph" style:parent-style-name="Обычный">
      <style:paragraph-properties fo:text-align="center" style:justify-single-word="false" fo:orphans="2" fo:widows="2"/>
      <style:text-properties fo:font-size="10pt" officeooo:paragraph-rsid="00118692" style:font-size-asian="10pt"/>
    </style:style>
    <style:style style:name="P88" style:family="paragraph" style:parent-style-name="Обычный">
      <style:paragraph-properties fo:text-align="center" style:justify-single-word="false" fo:orphans="2" fo:widows="2"/>
      <style:text-properties fo:font-size="10pt" officeooo:paragraph-rsid="0015743e" style:font-size-asian="10pt"/>
    </style:style>
    <style:style style:name="P89" style:family="paragraph" style:parent-style-name="Обычный">
      <style:paragraph-properties fo:text-align="center" style:justify-single-word="false" fo:orphans="2" fo:widows="2"/>
      <style:text-properties fo:font-size="10pt" officeooo:paragraph-rsid="0017798d" style:font-size-asian="10pt"/>
    </style:style>
    <style:style style:name="P90" style:family="paragraph" style:parent-style-name="Обычный">
      <style:paragraph-properties fo:text-align="center" style:justify-single-word="false" fo:orphans="2" fo:widows="2"/>
      <style:text-properties fo:font-size="10pt" officeooo:paragraph-rsid="00201b18" style:font-size-asian="10pt"/>
    </style:style>
    <style:style style:name="P91" style:family="paragraph" style:parent-style-name="Обычный">
      <style:paragraph-properties fo:text-align="center" style:justify-single-word="false" fo:orphans="2" fo:widows="2"/>
      <style:text-properties fo:font-size="10pt" officeooo:paragraph-rsid="00210939" style:font-size-asian="10pt"/>
    </style:style>
    <style:style style:name="P92" style:family="paragraph" style:parent-style-name="Обычный">
      <style:paragraph-properties fo:line-height="0.741cm" fo:text-align="center" style:justify-single-word="false" fo:orphans="2" fo:widows="2"/>
      <style:text-properties fo:font-size="10pt" style:font-size-asian="10pt"/>
    </style:style>
    <style:style style:name="P93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118692" style:font-size-asian="10pt"/>
    </style:style>
    <style:style style:name="P94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15743e" style:font-size-asian="10pt"/>
    </style:style>
    <style:style style:name="P95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17798d" style:font-size-asian="10pt"/>
    </style:style>
    <style:style style:name="P96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201b18" style:font-size-asian="10pt"/>
    </style:style>
    <style:style style:name="P97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210939" style:font-size-asian="10pt"/>
    </style:style>
    <style:style style:name="P98" style:family="paragraph" style:parent-style-name="Обычный">
      <style:paragraph-properties fo:line-height="150%" fo:text-align="center" style:justify-single-word="false" fo:orphans="2" fo:widows="2"/>
      <style:text-properties fo:font-size="10pt" style:font-size-asian="10pt"/>
    </style:style>
    <style:style style:name="P99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118692" style:font-size-asian="10pt"/>
    </style:style>
    <style:style style:name="P100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15743e" style:font-size-asian="10pt"/>
    </style:style>
    <style:style style:name="P101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17798d" style:font-size-asian="10pt"/>
    </style:style>
    <style:style style:name="P102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201b18" style:font-size-asian="10pt"/>
    </style:style>
    <style:style style:name="P103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210939" style:font-size-asian="10pt"/>
    </style:style>
    <style:style style:name="P104" style:family="paragraph" style:parent-style-name="Обычный">
      <style:paragraph-properties fo:line-height="0.741cm" fo:text-align="center" style:justify-single-word="false" fo:orphans="2" fo:widows="2"/>
      <style:text-properties fo:font-size="10pt" officeooo:rsid="0029f467" officeooo:paragraph-rsid="0029f467" style:font-size-asian="10pt"/>
    </style:style>
    <style:style style:name="P105" style:family="paragraph" style:parent-style-name="Обычный">
      <style:paragraph-properties fo:orphans="2" fo:widows="2"/>
      <style:text-properties fo:font-size="12pt" style:font-size-asian="12pt"/>
    </style:style>
    <style:style style:name="P106" style:family="paragraph" style:parent-style-name="Обычный">
      <style:paragraph-properties fo:orphans="2" fo:widows="2"/>
      <style:text-properties fo:font-size="12pt" officeooo:paragraph-rsid="00118692" style:font-size-asian="12pt"/>
    </style:style>
    <style:style style:name="P107" style:family="paragraph" style:parent-style-name="Обычный">
      <style:paragraph-properties fo:orphans="2" fo:widows="2"/>
      <style:text-properties fo:font-size="12pt" officeooo:paragraph-rsid="0015743e" style:font-size-asian="12pt"/>
    </style:style>
    <style:style style:name="P108" style:family="paragraph" style:parent-style-name="Обычный">
      <style:paragraph-properties fo:orphans="2" fo:widows="2"/>
      <style:text-properties fo:font-size="12pt" officeooo:paragraph-rsid="0017798d" style:font-size-asian="12pt"/>
    </style:style>
    <style:style style:name="P109" style:family="paragraph" style:parent-style-name="Обычный">
      <style:paragraph-properties fo:orphans="2" fo:widows="2"/>
      <style:text-properties fo:font-size="12pt" officeooo:paragraph-rsid="00201b18" style:font-size-asian="12pt"/>
    </style:style>
    <style:style style:name="P110" style:family="paragraph" style:parent-style-name="Обычный">
      <style:paragraph-properties fo:orphans="2" fo:widows="2"/>
      <style:text-properties fo:font-size="12pt" officeooo:paragraph-rsid="00210939" style:font-size-asian="12pt"/>
    </style:style>
    <style:style style:name="P111" style:family="paragraph" style:parent-style-name="Обычный">
      <style:paragraph-properties fo:text-align="center" style:justify-single-word="false" fo:orphans="2" fo:widows="2"/>
      <style:text-properties fo:font-size="12pt" style:font-size-asian="12pt"/>
    </style:style>
    <style:style style:name="P112" style:family="paragraph" style:parent-style-name="Обычный">
      <style:paragraph-properties fo:orphans="2" fo:widows="2"/>
      <style:text-properties fo:font-size="12pt" style:font-size-asian="12pt" style:font-size-complex="12pt"/>
    </style:style>
    <style:style style:name="P113" style:family="paragraph" style:parent-style-name="Обычный">
      <style:paragraph-properties fo:orphans="2" fo:widows="2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14" style:family="paragraph" style:parent-style-name="Обычный">
      <style:paragraph-properties fo:orphans="2" fo:widows="2"/>
      <style:text-properties fo:font-size="8pt" style:font-size-asian="8pt"/>
    </style:style>
    <style:style style:name="P115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8pt" style:font-size-asian="8pt"/>
    </style:style>
    <style:style style:name="P116" style:family="paragraph" style:parent-style-name="Обычный">
      <style:paragraph-properties fo:text-align="center" style:justify-single-word="false" fo:orphans="2" fo:widows="2"/>
      <style:text-properties fo:font-size="16pt" style:font-size-asian="16pt" style:font-size-complex="16pt"/>
    </style:style>
    <style:style style:name="P117" style:family="paragraph" style:parent-style-name="Обычный">
      <style:paragraph-properties fo:text-align="center" style:justify-single-word="false" fo:orphans="2" fo:widows="2"/>
      <style:text-properties fo:font-size="16pt" officeooo:rsid="002eecac" officeooo:paragraph-rsid="002eecac" style:font-size-asian="16pt" style:font-size-complex="16pt"/>
    </style:style>
    <style:style style:name="P118" style:family="paragraph" style:parent-style-name="Обычный">
      <style:paragraph-properties fo:text-align="center" style:justify-single-word="false" fo:orphans="2" fo:widows="2"/>
      <style:text-properties fo:font-size="16pt" officeooo:rsid="00333aba" officeooo:paragraph-rsid="00333aba" style:font-size-asian="16pt" style:font-size-complex="16pt"/>
    </style:style>
    <style:style style:name="P119" style:family="paragraph" style:parent-style-name="Обычный">
      <style:paragraph-properties fo:orphans="2" fo:widows="2"/>
      <style:text-properties fo:font-size="16pt" style:font-size-asian="16pt" style:font-size-complex="16pt"/>
    </style:style>
    <style:style style:name="P120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16pt" style:font-size-asian="16pt" style:font-size-complex="16pt"/>
    </style:style>
    <style:style style:name="P121" style:family="paragraph" style:parent-style-name="Обычный">
      <style:paragraph-properties fo:orphans="2" fo:widows="2"/>
      <style:text-properties fo:font-size="16pt" officeooo:paragraph-rsid="00457cf6" style:font-size-asian="16pt" style:font-size-complex="16pt"/>
    </style:style>
    <style:style style:name="P122" style:family="paragraph" style:parent-style-name="Обычный">
      <style:paragraph-properties fo:text-align="center" style:justify-single-word="false" fo:orphans="2" fo:widows="2"/>
      <style:text-properties fo:font-size="16pt" style:font-size-asian="16pt"/>
    </style:style>
    <style:style style:name="P123" style:family="paragraph" style:parent-style-name="Обычный">
      <style:paragraph-properties fo:orphans="2" fo:widows="2"/>
      <style:text-properties fo:font-size="16pt" style:font-size-asian="14pt" style:font-size-complex="16pt"/>
    </style:style>
    <style:style style:name="P124" style:family="paragraph" style:parent-style-name="Обычный">
      <style:paragraph-properties fo:orphans="2" fo:widows="2"/>
      <style:text-properties fo:font-size="18pt" style:font-size-asian="18pt"/>
    </style:style>
    <style:style style:name="P125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P126" style:family="paragraph" style:parent-style-name="Обычный">
      <style:paragraph-properties fo:text-align="center" style:justify-single-word="false" fo:orphans="2" fo:widows="2"/>
      <style:text-properties fo:font-size="18pt" style:font-size-asian="18pt"/>
    </style:style>
    <style:style style:name="P127" style:family="paragraph" style:parent-style-name="Обычный">
      <style:paragraph-properties fo:text-align="center" style:justify-single-word="false" fo:orphans="2" fo:widows="2"/>
      <style:text-properties fo:font-size="18pt" officeooo:paragraph-rsid="00118692" style:font-size-asian="18pt"/>
    </style:style>
    <style:style style:name="P128" style:family="paragraph" style:parent-style-name="Обычный">
      <style:paragraph-properties fo:text-align="center" style:justify-single-word="false" fo:orphans="2" fo:widows="2"/>
      <style:text-properties fo:font-size="18pt" officeooo:paragraph-rsid="0015743e" style:font-size-asian="18pt"/>
    </style:style>
    <style:style style:name="P129" style:family="paragraph" style:parent-style-name="Обычный">
      <style:paragraph-properties fo:text-align="center" style:justify-single-word="false" fo:orphans="2" fo:widows="2"/>
      <style:text-properties fo:font-size="18pt" officeooo:paragraph-rsid="0017798d" style:font-size-asian="18pt"/>
    </style:style>
    <style:style style:name="P130" style:family="paragraph" style:parent-style-name="Обычный">
      <style:paragraph-properties fo:text-align="center" style:justify-single-word="false" fo:orphans="2" fo:widows="2"/>
      <style:text-properties fo:font-size="18pt" officeooo:paragraph-rsid="00201b18" style:font-size-asian="18pt"/>
    </style:style>
    <style:style style:name="P131" style:family="paragraph" style:parent-style-name="Обычный">
      <style:paragraph-properties fo:text-align="center" style:justify-single-word="false" fo:orphans="2" fo:widows="2"/>
      <style:text-properties fo:font-size="18pt" officeooo:paragraph-rsid="00210939" style:font-size-asian="18pt"/>
    </style:style>
    <style:style style:name="P132" style:family="paragraph" style:parent-style-name="Обычный">
      <style:paragraph-properties fo:line-height="0.741cm" fo:orphans="2" fo:widows="2"/>
      <style:text-properties fo:font-size="18pt" style:font-size-asian="18pt"/>
    </style:style>
    <style:style style:name="P133" style:family="paragraph" style:parent-style-name="Обычный">
      <style:paragraph-properties fo:line-height="0.758cm" fo:orphans="2" fo:widows="2"/>
      <style:text-properties fo:font-size="18pt" style:font-size-asian="18pt"/>
    </style:style>
    <style:style style:name="P134" style:family="paragraph" style:parent-style-name="Обычный">
      <style:paragraph-properties fo:orphans="2" fo:widows="2"/>
      <style:text-properties fo:font-size="11pt" style:font-size-asian="11pt"/>
    </style:style>
    <style:style style:name="P135" style:family="paragraph" style:parent-style-name="Обычный">
      <style:paragraph-properties fo:text-align="center" style:justify-single-word="false" fo:orphans="2" fo:widows="2"/>
      <style:text-properties fo:font-size="11pt" style:font-size-asian="11pt"/>
    </style:style>
    <style:style style:name="P136" style:family="paragraph" style:parent-style-name="Обычный">
      <style:paragraph-properties fo:text-align="center" style:justify-single-word="false" fo:orphans="2" fo:widows="2"/>
      <style:text-properties fo:font-size="11pt" officeooo:paragraph-rsid="00118692" style:font-size-asian="11pt"/>
    </style:style>
    <style:style style:name="P137" style:family="paragraph" style:parent-style-name="Обычный">
      <style:paragraph-properties fo:text-align="center" style:justify-single-word="false" fo:orphans="2" fo:widows="2"/>
      <style:text-properties fo:font-size="11pt" officeooo:paragraph-rsid="0015743e" style:font-size-asian="11pt"/>
    </style:style>
    <style:style style:name="P138" style:family="paragraph" style:parent-style-name="Обычный">
      <style:paragraph-properties fo:text-align="center" style:justify-single-word="false" fo:orphans="2" fo:widows="2"/>
      <style:text-properties fo:font-size="11pt" officeooo:paragraph-rsid="0017798d" style:font-size-asian="11pt"/>
    </style:style>
    <style:style style:name="P139" style:family="paragraph" style:parent-style-name="Обычный">
      <style:paragraph-properties fo:text-align="center" style:justify-single-word="false" fo:orphans="2" fo:widows="2"/>
      <style:text-properties fo:font-size="11pt" officeooo:paragraph-rsid="00201b18" style:font-size-asian="11pt"/>
    </style:style>
    <style:style style:name="P140" style:family="paragraph" style:parent-style-name="Обычный">
      <style:paragraph-properties fo:text-align="center" style:justify-single-word="false" fo:orphans="2" fo:widows="2"/>
      <style:text-properties fo:font-size="11pt" officeooo:paragraph-rsid="00210939" style:font-size-asian="11pt"/>
    </style:style>
    <style:style style:name="P141" style:family="paragraph" style:parent-style-name="Обычный">
      <style:paragraph-properties fo:text-align="center" style:justify-single-word="false" fo:orphans="2" fo:widows="2"/>
      <style:text-properties fo:font-size="11pt" style:font-size-asian="11pt" style:font-size-complex="11pt"/>
    </style:style>
    <style:style style:name="P142" style:family="paragraph" style:parent-style-name="Обычный">
      <style:paragraph-properties fo:text-align="center" style:justify-single-word="false" fo:orphans="2" fo:widows="2"/>
      <style:text-properties fo:font-size="11pt" officeooo:paragraph-rsid="00201b18" style:font-size-asian="11pt" style:font-size-complex="11pt"/>
    </style:style>
    <style:style style:name="P143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0018c" style:font-size-asian="11pt" style:font-size-complex="11pt"/>
    </style:style>
    <style:style style:name="P144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18692" style:font-size-asian="11pt" style:font-size-complex="11pt"/>
    </style:style>
    <style:style style:name="P145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5743e" style:font-size-asian="11pt" style:font-size-complex="11pt"/>
    </style:style>
    <style:style style:name="P146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7798d" style:font-size-asian="11pt" style:font-size-complex="11pt"/>
    </style:style>
    <style:style style:name="P147" style:family="paragraph" style:parent-style-name="Обычный">
      <style:paragraph-properties fo:orphans="2" fo:widows="2"/>
      <style:text-properties fo:font-size="11pt" officeooo:rsid="0010018c" officeooo:paragraph-rsid="0010018c" style:font-size-asian="11pt" style:font-size-complex="11pt"/>
    </style:style>
    <style:style style:name="P148" style:family="paragraph" style:parent-style-name="Обычный">
      <style:paragraph-properties fo:orphans="2" fo:widows="2"/>
      <style:text-properties fo:font-size="11pt" officeooo:rsid="0010018c" officeooo:paragraph-rsid="00118692" style:font-size-asian="11pt" style:font-size-complex="11pt"/>
    </style:style>
    <style:style style:name="P149" style:family="paragraph" style:parent-style-name="Обычный">
      <style:paragraph-properties fo:orphans="2" fo:widows="2"/>
      <style:text-properties fo:font-size="11pt" officeooo:rsid="0010018c" officeooo:paragraph-rsid="0015743e" style:font-size-asian="11pt" style:font-size-complex="11pt"/>
    </style:style>
    <style:style style:name="P150" style:family="paragraph" style:parent-style-name="Обычный">
      <style:paragraph-properties fo:orphans="2" fo:widows="2"/>
      <style:text-properties fo:font-size="11pt" officeooo:rsid="0010018c" officeooo:paragraph-rsid="0017798d" style:font-size-asian="11pt" style:font-size-complex="11pt"/>
    </style:style>
    <style:style style:name="P151" style:family="paragraph" style:parent-style-name="Обычный">
      <style:paragraph-properties fo:text-align="center" style:justify-single-word="false" fo:orphans="2" fo:widows="2"/>
      <style:text-properties fo:font-size="11pt" officeooo:rsid="001b6acb" officeooo:paragraph-rsid="001b6acb" style:font-size-asian="11pt" style:font-size-complex="11pt"/>
    </style:style>
    <style:style style:name="P152" style:family="paragraph" style:parent-style-name="Обычный">
      <style:paragraph-properties fo:text-align="center" style:justify-single-word="false" fo:orphans="2" fo:widows="2"/>
      <style:text-properties fo:font-size="11pt" officeooo:rsid="0024333c" officeooo:paragraph-rsid="0024333c" style:font-size-asian="11pt" style:font-size-complex="11pt"/>
    </style:style>
    <style:style style:name="P153" style:family="paragraph" style:parent-style-name="Обычный">
      <style:paragraph-properties fo:orphans="2" fo:widows="2"/>
      <style:text-properties fo:font-size="11pt" officeooo:rsid="0031d2a4" officeooo:paragraph-rsid="0031d2a4" style:font-size-asian="11pt" style:font-size-complex="11pt"/>
    </style:style>
    <style:style style:name="P154" style:family="paragraph" style:parent-style-name="Обычный">
      <style:paragraph-properties fo:text-align="center" style:justify-single-word="false" fo:orphans="2" fo:widows="2"/>
      <style:text-properties fo:font-size="11pt" officeooo:rsid="0031d2a4" officeooo:paragraph-rsid="0031d2a4" style:font-size-asian="11pt" style:font-size-complex="11pt"/>
    </style:style>
    <style:style style:name="P155" style:family="paragraph" style:parent-style-name="Обычный">
      <style:paragraph-properties fo:orphans="2" fo:widows="2"/>
      <style:text-properties fo:font-size="11pt" officeooo:rsid="0037b722" officeooo:paragraph-rsid="0031d2a4" style:font-size-asian="11pt" style:font-size-complex="11pt"/>
    </style:style>
    <style:style style:name="P156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10018c" officeooo:paragraph-rsid="0010018c" style:font-size-asian="11pt" style:font-size-complex="11pt"/>
    </style:style>
    <style:style style:name="P157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10018c" officeooo:paragraph-rsid="00118692" style:font-size-asian="11pt" style:font-size-complex="11pt"/>
    </style:style>
    <style:style style:name="P158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10018c" officeooo:paragraph-rsid="0015743e" style:font-size-asian="11pt" style:font-size-complex="11pt"/>
    </style:style>
    <style:style style:name="P159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10018c" officeooo:paragraph-rsid="0017798d" style:font-size-asian="11pt" style:font-size-complex="11pt"/>
    </style:style>
    <style:style style:name="P160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24b8fe" officeooo:paragraph-rsid="0024b8fe" style:font-size-asian="11pt" style:font-size-complex="11pt"/>
    </style:style>
    <style:style style:name="P161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28302c" officeooo:paragraph-rsid="0028302c" style:font-size-asian="11pt" style:font-size-complex="11pt"/>
    </style:style>
    <style:style style:name="P162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31d2a4" officeooo:paragraph-rsid="0031d2a4" style:font-size-asian="11pt" style:font-size-complex="11pt"/>
    </style:style>
    <style:style style:name="P163" style:family="paragraph" style:parent-style-name="Обычный">
      <style:paragraph-properties fo:line-height="0.39cm" fo:text-align="center" style:justify-single-word="false" fo:orphans="2" fo:widows="2"/>
      <style:text-properties fo:font-size="13pt" style:font-size-asian="13pt" style:font-size-complex="13pt"/>
    </style:style>
    <style:style style:name="P164" style:family="paragraph" style:parent-style-name="Обычный">
      <style:paragraph-properties fo:text-align="center" style:justify-single-word="false" fo:orphans="2" fo:widows="2"/>
      <style:text-properties fo:font-size="15pt" style:font-size-asian="15pt" style:font-size-complex="15pt"/>
    </style:style>
    <style:style style:name="P165" style:family="paragraph" style:parent-style-name="Обычный">
      <style:paragraph-properties fo:text-align="center" style:justify-single-word="false" fo:orphans="2" fo:widows="2"/>
      <style:text-properties fo:font-size="14.5pt" style:font-size-asian="14.5pt" style:font-size-complex="16.5pt"/>
    </style:style>
    <style:style style:name="P166" style:family="paragraph" style:parent-style-name="Обычный">
      <style:paragraph-properties fo:orphans="2" fo:widows="2"/>
      <style:text-properties fo:font-size="11.5pt" style:font-size-asian="11.5pt" style:font-size-complex="13pt"/>
    </style:style>
    <style:style style:name="P167" style:family="paragraph" style:parent-style-name="Обычный">
      <style:paragraph-properties fo:orphans="2" fo:widows="2"/>
      <style:text-properties fo:font-size="11.5pt" officeooo:paragraph-rsid="00201b18" style:font-size-asian="11.5pt" style:font-size-complex="13pt"/>
    </style:style>
    <style:style style:name="P168" style:family="paragraph" style:parent-style-name="Обычный">
      <style:paragraph-properties fo:line-height="0.741cm" fo:orphans="2" fo:widows="2"/>
    </style:style>
    <style:style style:name="P169" style:family="paragraph" style:parent-style-name="Обычный">
      <style:paragraph-properties fo:line-height="0.741cm" fo:text-align="center" style:justify-single-word="false" fo:orphans="2" fo:widows="2"/>
    </style:style>
    <style:style style:name="P170" style:family="paragraph" style:parent-style-name="Обычный">
      <style:paragraph-properties fo:text-align="center" style:justify-single-word="false" fo:orphans="2" fo:widows="2"/>
      <style:text-properties fo:font-size="20pt" style:font-size-asian="20pt"/>
    </style:style>
    <style:style style:name="P171" style:family="paragraph" style:parent-style-name="Обычный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172" style:family="paragraph" style:parent-style-name="Обычный">
      <style:paragraph-properties fo:orphans="2" fo:widows="2"/>
      <style:text-properties fo:font-size="14pt" style:font-size-asian="14pt" style:font-size-complex="14pt"/>
    </style:style>
    <style:style style:name="P173" style:family="paragraph" style:parent-style-name="Обычный">
      <style:paragraph-properties fo:orphans="2" fo:widows="2"/>
      <style:text-properties officeooo:rsid="0029f467" officeooo:paragraph-rsid="0029f467"/>
    </style:style>
    <style:style style:name="P174" style:family="paragraph" style:parent-style-name="Обычный">
      <style:paragraph-properties fo:text-align="center" style:justify-single-word="false" fo:orphans="2" fo:widows="2"/>
      <style:text-properties fo:language="en" fo:country="US" officeooo:rsid="000e2d38" officeooo:paragraph-rsid="004a082a" style:font-size-complex="14pt"/>
    </style:style>
    <style:style style:name="P175" style:family="paragraph" style:parent-style-name="Обычный">
      <style:paragraph-properties fo:margin-left="0cm" fo:margin-right="0.318cm" fo:orphans="2" fo:widows="2" fo:text-indent="0cm" style:auto-text-indent="false"/>
    </style:style>
    <style:style style:name="P176" style:family="paragraph" style:parent-style-name="Text_20_body">
      <style:paragraph-properties fo:margin-left="0cm" fo:margin-right="0.353cm" fo:orphans="2" fo:widows="2" fo:text-indent="0cm" style:auto-text-indent="false"/>
    </style:style>
    <style:style style:name="P177" style:family="paragraph" style:parent-style-name="Обычный">
      <style:paragraph-properties fo:margin-left="0cm" fo:margin-right="0.353cm" fo:text-align="end" style:justify-single-word="false" fo:orphans="2" fo:widows="2" fo:text-indent="0cm" style:auto-text-indent="false"/>
    </style:style>
    <style:style style:name="P178" style:family="paragraph" style:parent-style-name="Standard">
      <style:paragraph-properties fo:orphans="2" fo:widows="2"/>
      <style:text-properties officeooo:paragraph-rsid="0015743e"/>
    </style:style>
    <style:style style:name="P179" style:family="paragraph" style:parent-style-name="Standard">
      <style:paragraph-properties fo:orphans="2" fo:widows="2"/>
      <style:text-properties officeooo:paragraph-rsid="0017798d"/>
    </style:style>
    <style:style style:name="P180" style:family="paragraph" style:parent-style-name="Standard">
      <style:paragraph-properties fo:orphans="2" fo:widows="2">
        <style:tab-stops>
          <style:tab-stop style:position="0cm"/>
        </style:tab-stops>
      </style:paragraph-properties>
      <style:text-properties officeooo:paragraph-rsid="001d3b2a"/>
    </style:style>
    <style:style style:name="P181" style:family="paragraph" style:parent-style-name="Standard">
      <style:paragraph-properties fo:orphans="2" fo:widows="2">
        <style:tab-stops>
          <style:tab-stop style:position="0cm"/>
        </style:tab-stops>
      </style:paragraph-properties>
      <style:text-properties officeooo:paragraph-rsid="00201b18"/>
    </style:style>
    <style:style style:name="P182" style:family="paragraph" style:parent-style-name="Standard">
      <style:text-properties fo:font-size="10pt" style:font-size-asian="10pt"/>
    </style:style>
    <style:style style:name="P183" style:family="paragraph" style:parent-style-name="Standard">
      <style:text-properties fo:font-size="14pt" style:font-size-asian="14pt" style:font-size-complex="14pt"/>
    </style:style>
    <style:style style:name="P184" style:family="paragraph" style:parent-style-name="Standard">
      <style:text-properties officeooo:paragraph-rsid="00118692"/>
    </style:style>
    <style:style style:name="P185" style:family="paragraph" style:parent-style-name="Standard">
      <style:text-properties officeooo:paragraph-rsid="0015743e"/>
    </style:style>
    <style:style style:name="P186" style:family="paragraph" style:parent-style-name="Standard">
      <style:text-properties officeooo:paragraph-rsid="0017798d"/>
    </style:style>
    <style:style style:name="P187" style:family="paragraph" style:parent-style-name="Standard">
      <style:text-properties officeooo:paragraph-rsid="00201b18"/>
    </style:style>
    <style:style style:name="P188" style:family="paragraph" style:parent-style-name="Standard">
      <style:text-properties officeooo:paragraph-rsid="00210939"/>
    </style:style>
    <style:style style:name="P189" style:family="paragraph" style:parent-style-name="Standard">
      <style:text-properties officeooo:paragraph-rsid="001d3b2a"/>
    </style:style>
    <style:style style:name="P190" style:family="paragraph" style:parent-style-name="Standard">
      <style:paragraph-properties fo:orphans="2" fo:widows="2"/>
      <style:text-properties officeooo:rsid="00118692" officeooo:paragraph-rsid="0015743e"/>
    </style:style>
    <style:style style:name="P191" style:family="paragraph" style:parent-style-name="Standard">
      <style:text-properties fo:font-size="16pt" style:font-size-asian="14pt" style:font-size-complex="16pt"/>
    </style:style>
    <style:style style:name="P192" style:family="paragraph" style:parent-style-name="Standard">
      <style:paragraph-properties fo:text-align="center" style:justify-single-word="false" fo:orphans="2" fo:widows="2"/>
      <style:text-properties fo:font-size="16pt" fo:font-weight="normal" officeooo:rsid="01a2d3df" officeooo:paragraph-rsid="004a082a" style:font-size-asian="16pt" style:font-weight-asian="normal" style:font-size-complex="16pt" style:font-weight-complex="normal"/>
    </style:style>
    <style:style style:name="P193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" fo:font-size="18pt" fo:language="ru" fo:country="RU" officeooo:rsid="0013c9f4" officeooo:paragraph-rsid="004a082a" style:font-name-asian="Times New Roman" style:font-size-asian="18pt" style:language-asian="zh" style:country-asian="CN" style:font-name-complex="Times New Roman" style:font-size-complex="18pt" style:language-complex="ar" style:country-complex="SA"/>
    </style:style>
    <style:style style:name="P194" style:family="paragraph" style:parent-style-name="Standard">
      <style:paragraph-properties style:snap-to-layout-grid="false"/>
      <style:text-properties fo:font-size="15pt" style:font-size-asian="15pt" style:font-size-complex="15pt"/>
    </style:style>
    <style:style style:name="P195" style:family="paragraph" style:parent-style-name="Standard">
      <style:paragraph-properties style:snap-to-layout-grid="false"/>
      <style:text-properties fo:font-size="15pt" officeooo:paragraph-rsid="01e404f8" style:font-size-asian="15pt" style:font-size-complex="15pt"/>
    </style:style>
    <style:style style:name="P196" style:family="paragraph" style:parent-style-name="Standard">
      <style:text-properties fo:font-style="italic" officeooo:paragraph-rsid="004675ea" style:font-style-asian="italic" style:font-style-complex="italic"/>
    </style:style>
    <style:style style:name="P197" style:family="paragraph" style:parent-style-name="Standard">
      <style:paragraph-properties fo:text-align="start" style:justify-single-word="false" style:snap-to-layout-grid="false"/>
      <style:text-properties style:font-size-complex="14pt"/>
    </style:style>
    <style:style style:name="P198" style:family="paragraph" style:parent-style-name="Standard">
      <style:paragraph-properties fo:text-align="justify" style:justify-single-word="false"/>
    </style:style>
    <style:style style:name="P199" style:family="paragraph" style:parent-style-name="Standard">
      <style:paragraph-properties fo:text-align="justify" style:justify-single-word="false"/>
      <style:text-properties officeooo:paragraph-rsid="004ce090"/>
    </style:style>
    <style:style style:name="P200" style:family="paragraph" style:parent-style-name="Standard">
      <style:paragraph-properties fo:text-align="start" style:justify-single-word="false"/>
    </style:style>
    <style:style style:name="P201" style:family="paragraph" style:parent-style-name="Standard">
      <style:paragraph-properties fo:text-align="start" style:justify-single-word="false" style:snap-to-layout-grid="false"/>
    </style:style>
    <style:style style:name="P202" style:family="paragraph" style:parent-style-name="Standard" style:master-page-name="">
      <style:paragraph-properties fo:orphans="2" fo:widows="2" style:page-number="auto">
        <style:tab-stops>
          <style:tab-stop style:position="0cm"/>
        </style:tab-stops>
      </style:paragraph-properties>
      <style:text-properties officeooo:paragraph-rsid="00201b18"/>
    </style:style>
    <style:style style:name="P203" style:family="paragraph" style:parent-style-name="Table_20_Contents">
      <style:text-properties fo:font-size="10.5pt" officeooo:paragraph-rsid="00210939" style:font-size-asian="9.14999961853027pt" style:font-size-complex="10.5pt"/>
    </style:style>
    <style:style style:name="P204" style:family="paragraph" style:parent-style-name="Table_20_Contents">
      <style:text-properties officeooo:paragraph-rsid="001d3b2a" style:font-size-complex="14pt"/>
    </style:style>
    <style:style style:name="P205" style:family="paragraph" style:parent-style-name="Table_20_Contents">
      <style:text-properties officeooo:paragraph-rsid="00201b18" style:font-size-complex="14pt"/>
    </style:style>
    <style:style style:name="P206" style:family="paragraph" style:parent-style-name="Table_20_Contents">
      <style:text-properties officeooo:paragraph-rsid="00210939" style:font-size-complex="14pt"/>
    </style:style>
    <style:style style:name="P207" style:family="paragraph" style:parent-style-name="Table_20_Contents">
      <style:text-properties style:font-name="Arial" officeooo:rsid="001d3b2a" officeooo:paragraph-rsid="001d3b2a"/>
    </style:style>
    <style:style style:name="P208" style:family="paragraph" style:parent-style-name="Table_20_Contents">
      <style:text-properties style:font-name="Arial" officeooo:rsid="001d3b2a" officeooo:paragraph-rsid="00201b18"/>
    </style:style>
    <style:style style:name="P209" style:family="paragraph" style:parent-style-name="Table_20_Contents">
      <style:text-properties style:font-name="Arial" officeooo:rsid="001d3b2a" officeooo:paragraph-rsid="00210939"/>
    </style:style>
    <style:style style:name="P210" style:family="paragraph" style:parent-style-name="Table_20_Contents">
      <style:text-properties style:font-name="Arial" style:text-underline-style="none" officeooo:rsid="001d3b2a" officeooo:paragraph-rsid="001d3b2a"/>
    </style:style>
    <style:style style:name="P211" style:family="paragraph" style:parent-style-name="Table_20_Contents">
      <style:text-properties style:font-name="Arial" style:text-underline-style="none" officeooo:rsid="001d3b2a" officeooo:paragraph-rsid="00201b18"/>
    </style:style>
    <style:style style:name="P212" style:family="paragraph" style:parent-style-name="Table_20_Contents">
      <style:text-properties style:font-name="Arial" style:text-underline-style="none" officeooo:rsid="001d3b2a" officeooo:paragraph-rsid="00210939"/>
    </style:style>
    <style:style style:name="P213" style:family="paragraph" style:parent-style-name="Table_20_Contents">
      <style:text-properties style:font-name="Arial" officeooo:paragraph-rsid="001d3b2a"/>
    </style:style>
    <style:style style:name="P214" style:family="paragraph" style:parent-style-name="Table_20_Contents">
      <style:text-properties style:font-name="Arial" officeooo:paragraph-rsid="00201b18"/>
    </style:style>
    <style:style style:name="P215" style:family="paragraph" style:parent-style-name="Table_20_Contents">
      <style:text-properties style:font-name="Arial" officeooo:paragraph-rsid="00210939"/>
    </style:style>
    <style:style style:name="P216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style:font-size-complex="14pt"/>
    </style:style>
    <style:style style:name="P217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officeooo:paragraph-rsid="00118692" style:font-size-complex="14pt"/>
    </style:style>
    <style:style style:name="P218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officeooo:paragraph-rsid="0015743e" style:font-size-complex="14pt"/>
    </style:style>
    <style:style style:name="P219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officeooo:paragraph-rsid="0017798d" style:font-size-complex="14pt"/>
    </style:style>
    <style:style style:name="P220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style:font-size-complex="14pt"/>
    </style:style>
    <style:style style:name="P221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officeooo:paragraph-rsid="00118692" style:font-size-complex="14pt"/>
    </style:style>
    <style:style style:name="P222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officeooo:paragraph-rsid="0015743e" style:font-size-complex="14pt"/>
    </style:style>
    <style:style style:name="P223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officeooo:paragraph-rsid="0017798d" style:font-size-complex="14pt"/>
    </style:style>
    <style:style style:name="P224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style:font-size-complex="14pt"/>
    </style:style>
    <style:style style:name="P225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officeooo:paragraph-rsid="00118692" style:font-size-complex="14pt"/>
    </style:style>
    <style:style style:name="P226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officeooo:paragraph-rsid="0015743e" style:font-size-complex="14pt"/>
    </style:style>
    <style:style style:name="P227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officeooo:paragraph-rsid="0017798d" style:font-size-complex="14pt"/>
    </style:style>
    <style:style style:name="P228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style:font-size-complex="14pt"/>
    </style:style>
    <style:style style:name="P229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18692" style:font-size-complex="14pt"/>
    </style:style>
    <style:style style:name="P230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5743e" style:font-size-complex="14pt"/>
    </style:style>
    <style:style style:name="P231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7798d" style:font-size-complex="14pt"/>
    </style:style>
    <style:style style:name="P232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style:font-size-complex="14pt"/>
    </style:style>
    <style:style style:name="P233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118692" style:font-size-complex="14pt"/>
    </style:style>
    <style:style style:name="P234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15743e" style:font-size-complex="14pt"/>
    </style:style>
    <style:style style:name="P235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17798d" style:font-size-complex="14pt"/>
    </style:style>
    <style:style style:name="P236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15743e" style:font-size-complex="14pt"/>
    </style:style>
    <style:style style:name="P237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1b6acb" style:font-size-complex="14pt"/>
    </style:style>
    <style:style style:name="P238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271300" style:font-size-complex="14pt"/>
    </style:style>
    <style:style style:name="P23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240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1b6acb" style:font-size-complex="14pt"/>
    </style:style>
    <style:style style:name="P241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rsid="0010018c" officeooo:paragraph-rsid="0013c420" style:font-size-complex="14pt"/>
    </style:style>
    <style:style style:name="P242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3c420" officeooo:paragraph-rsid="0013c420" style:font-size-complex="14pt"/>
    </style:style>
    <style:style style:name="P243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70116" officeooo:paragraph-rsid="00170116" style:font-size-complex="14pt"/>
    </style:style>
    <style:style style:name="P244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7798d" officeooo:paragraph-rsid="0017798d" style:font-size-complex="14pt"/>
    </style:style>
    <style:style style:name="P245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rsid="00271300" officeooo:paragraph-rsid="00271300" style:font-size-complex="14pt"/>
    </style:style>
    <style:style style:name="P246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rsid="002da83a" style:font-size-complex="14pt"/>
    </style:style>
    <style:style style:name="P247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paragraph-rsid="001b6acb" style:font-size-complex="14pt"/>
    </style:style>
    <style:style style:name="P248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paragraph-rsid="00271300" style:font-size-complex="14pt"/>
    </style:style>
    <style:style style:name="P24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3c420" officeooo:paragraph-rsid="0013c420" style:font-size-complex="14pt"/>
    </style:style>
    <style:style style:name="P250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3c420" officeooo:paragraph-rsid="00170116" style:font-size-complex="14pt"/>
    </style:style>
    <style:style style:name="P25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70116" officeooo:paragraph-rsid="00170116" style:font-size-complex="14pt"/>
    </style:style>
    <style:style style:name="P252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70116" officeooo:paragraph-rsid="0017798d" style:font-size-complex="14pt"/>
    </style:style>
    <style:style style:name="P253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7798d" officeooo:paragraph-rsid="0017798d" style:font-size-complex="14pt"/>
    </style:style>
    <style:style style:name="P254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2674b9" officeooo:paragraph-rsid="0026cc8d" style:font-size-complex="14pt"/>
    </style:style>
    <style:style style:name="P255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fo:font-size="14pt" officeooo:paragraph-rsid="00191c9b" style:font-size-asian="14pt" style:font-size-complex="14pt"/>
    </style:style>
    <style:style style:name="P256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fo:font-size="14pt" officeooo:paragraph-rsid="001997e2" style:font-size-asian="14pt" style:font-size-complex="14pt"/>
    </style:style>
    <style:style style:name="P257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fo:font-size="14pt" officeooo:paragraph-rsid="001b6acb" style:font-size-asian="14pt" style:font-size-complex="14pt"/>
    </style:style>
    <style:style style:name="P258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style:text-position="sub 58%" style:font-name="Times New Roman1" fo:font-size="20pt" officeooo:rsid="002674b9" officeooo:paragraph-rsid="0026cc8d" style:font-size-asian="20pt" style:font-name-complex="Times New Roman1" style:font-size-complex="20pt"/>
    </style:style>
    <style:style style:name="P25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font-size="14pt" officeooo:paragraph-rsid="00191c9b" style:font-size-asian="14pt" style:font-size-complex="14pt"/>
    </style:style>
    <style:style style:name="P260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font-size="14pt" officeooo:paragraph-rsid="001997e2" style:font-size-asian="14pt" style:font-size-complex="14pt"/>
    </style:style>
    <style:style style:name="P26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font-size="14pt" officeooo:paragraph-rsid="001b6acb" style:font-size-asian="14pt" style:font-size-complex="14pt"/>
    </style:style>
    <style:style style:name="P262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fo:font-size="14pt" officeooo:paragraph-rsid="00191c9b" style:font-size-asian="14pt" style:font-size-complex="14pt"/>
    </style:style>
    <style:style style:name="P263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3c1060"/>
    </style:style>
    <style:style style:name="P264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rsid="0010018c" officeooo:paragraph-rsid="0010018c" style:font-size-complex="14pt"/>
    </style:style>
    <style:style style:name="P265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rsid="00170116" officeooo:paragraph-rsid="00170116" style:font-size-complex="14pt"/>
    </style:style>
    <style:style style:name="P266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5743e" style:font-size-complex="14pt"/>
    </style:style>
    <style:style style:name="P267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rsid="00271300" officeooo:paragraph-rsid="00271300" style:font-size-complex="14pt"/>
    </style:style>
    <style:style style:name="P268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fo:font-size="14pt" officeooo:paragraph-rsid="00191c9b" style:font-size-asian="14pt" style:font-size-complex="14pt"/>
    </style:style>
    <style:style style:name="P269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style:font-size-complex="14pt"/>
    </style:style>
    <style:style style:name="P270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paragraph-rsid="0015743e" style:font-size-complex="14pt"/>
    </style:style>
    <style:style style:name="P271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paragraph-rsid="0017798d" style:font-size-complex="14pt"/>
    </style:style>
    <style:style style:name="P272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rsid="0010018c" officeooo:paragraph-rsid="0010018c" style:font-size-complex="14pt"/>
    </style:style>
    <style:style style:name="P273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style:font-size-complex="14pt"/>
    </style:style>
    <style:style style:name="P274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118692" style:font-size-complex="14pt"/>
    </style:style>
    <style:style style:name="P275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15743e" style:font-size-complex="14pt"/>
    </style:style>
    <style:style style:name="P276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17798d" style:font-size-complex="14pt"/>
    </style:style>
    <style:style style:name="P277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278" style:family="paragraph" style:parent-style-name="Обычный">
      <style:paragraph-properties fo:margin-left="-0.106cm" fo:margin-right="-0.004cm" fo:text-align="start" style:justify-single-word="false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279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17c66" officeooo:paragraph-rsid="00117c66" style:font-size-complex="14pt"/>
    </style:style>
    <style:style style:name="P280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3c420" officeooo:paragraph-rsid="0013c420" style:font-size-complex="14pt"/>
    </style:style>
    <style:style style:name="P281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70116" officeooo:paragraph-rsid="00170116" style:font-size-complex="14pt"/>
    </style:style>
    <style:style style:name="P282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7798d" officeooo:paragraph-rsid="0017798d" style:font-size-complex="14pt"/>
    </style:style>
    <style:style style:name="P283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91c9b" officeooo:paragraph-rsid="00191c9b" style:font-size-complex="14pt"/>
    </style:style>
    <style:style style:name="P284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997e2" officeooo:paragraph-rsid="001997e2" style:font-size-complex="14pt"/>
    </style:style>
    <style:style style:name="P285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b6acb" officeooo:paragraph-rsid="001b6acb" style:font-size-complex="14pt"/>
    </style:style>
    <style:style style:name="P286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4e3e6b" officeooo:paragraph-rsid="004e3e6b" style:font-size-complex="14pt"/>
    </style:style>
    <style:style style:name="P287" style:family="paragraph" style:parent-style-name="Обычный">
      <style:paragraph-properties fo:margin-left="-0.004cm" fo:margin-right="-0.004cm" fo:orphans="2" fo:widows="2" fo:text-indent="0.018cm" style:auto-text-indent="false">
        <style:tab-stops/>
      </style:paragraph-properties>
      <style:text-properties officeooo:paragraph-rsid="001d3b2a" style:font-size-complex="14pt"/>
    </style:style>
    <style:style style:name="P288" style:family="paragraph" style:parent-style-name="Обычный">
      <style:paragraph-properties fo:margin-left="-0.004cm" fo:margin-right="-0.004cm" fo:orphans="2" fo:widows="2" fo:text-indent="0.018cm" style:auto-text-indent="false">
        <style:tab-stops/>
      </style:paragraph-properties>
      <style:text-properties officeooo:paragraph-rsid="00201b18" style:font-size-complex="14pt"/>
    </style:style>
    <style:style style:name="P289" style:family="paragraph" style:parent-style-name="Обычный">
      <style:paragraph-properties fo:margin-left="-0.004cm" fo:margin-right="-0.004cm" fo:orphans="2" fo:widows="2" fo:text-indent="0.018cm" style:auto-text-indent="false">
        <style:tab-stops/>
      </style:paragraph-properties>
      <style:text-properties officeooo:paragraph-rsid="00210939" style:font-size-complex="14pt"/>
    </style:style>
    <style:style style:name="P290" style:family="paragraph" style:parent-style-name="Обычный">
      <style:paragraph-properties fo:margin-left="-0.004cm" fo:margin-right="-0.004cm" fo:orphans="2" fo:widows="2" fo:text-indent="0.018cm" style:auto-text-indent="false">
        <style:tab-stops/>
      </style:paragraph-properties>
      <style:text-properties officeooo:paragraph-rsid="0022ca4e" style:font-size-complex="14pt"/>
    </style:style>
    <style:style style:name="P291" style:family="paragraph" style:parent-style-name="Обычный">
      <style:paragraph-properties fo:margin-left="-0.004cm" fo:margin-right="-0.004cm" fo:orphans="2" fo:widows="2" fo:text-indent="0.018cm" style:auto-text-indent="false">
        <style:tab-stops/>
      </style:paragraph-properties>
      <style:text-properties officeooo:paragraph-rsid="0024333c" style:font-size-complex="14pt"/>
    </style:style>
    <style:style style:name="P292" style:family="paragraph" style:parent-style-name="Обычный">
      <style:paragraph-properties fo:margin-left="-0.004cm" fo:margin-right="-0.004cm" fo:orphans="2" fo:widows="2" fo:text-indent="0.018cm" style:auto-text-indent="false">
        <style:tab-stops/>
      </style:paragraph-properties>
      <style:text-properties fo:font-size="14pt" officeooo:paragraph-rsid="00201b18" style:font-size-asian="14pt" style:font-size-complex="14pt"/>
    </style:style>
    <style:style style:name="P293" style:family="paragraph" style:parent-style-name="Обычный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</style:style>
    <style:style style:name="P294" style:family="paragraph" style:parent-style-name="Обычный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  <style:text-properties fo:font-size="14pt" style:font-size-asian="14pt" style:font-size-complex="14pt"/>
    </style:style>
    <style:style style:name="P295" style:family="paragraph" style:parent-style-name="Text_20_body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  <style:text-properties fo:font-size="14pt" style:font-size-asian="14pt" style:font-size-complex="14pt"/>
    </style:style>
    <style:style style:name="P296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style:font-size-asian="10pt"/>
    </style:style>
    <style:style style:name="P297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118692" style:font-size-asian="10pt"/>
    </style:style>
    <style:style style:name="P298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15743e" style:font-size-asian="10pt"/>
    </style:style>
    <style:style style:name="P299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17798d" style:font-size-asian="10pt"/>
    </style:style>
    <style:style style:name="P300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201b18" style:font-size-asian="10pt"/>
    </style:style>
    <style:style style:name="P301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210939" style:font-size-asian="10pt"/>
    </style:style>
    <style:style style:name="P302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style:font-size-asian="11pt"/>
    </style:style>
    <style:style style:name="P303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118692" style:font-size-asian="11pt"/>
    </style:style>
    <style:style style:name="P304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15743e" style:font-size-asian="11pt"/>
    </style:style>
    <style:style style:name="P305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17798d" style:font-size-asian="11pt"/>
    </style:style>
    <style:style style:name="P306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201b18" style:font-size-asian="11pt"/>
    </style:style>
    <style:style style:name="P307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210939" style:font-size-asian="11pt"/>
    </style:style>
    <style:style style:name="P308" style:family="paragraph" style:parent-style-name="Text_20_body">
      <style:paragraph-properties fo:text-align="center" style:justify-single-word="false" fo:orphans="2" fo:widows="2"/>
      <style:text-properties fo:color="#000000" loext:opacity="100%" fo:font-size="14pt" style:font-size-asian="14pt" style:font-size-complex="14pt"/>
    </style:style>
    <style:style style:name="P309" style:family="paragraph" style:parent-style-name="Text_20_body">
      <style:text-properties fo:font-size="14pt" style:font-size-asian="14pt" style:font-size-complex="14pt"/>
    </style:style>
    <style:style style:name="P310" style:family="paragraph" style:parent-style-name="Text_20_body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311" style:family="paragraph" style:parent-style-name="Text_20_body">
      <style:paragraph-properties fo:line-height="200%"/>
      <style:text-properties fo:font-size="14pt" style:font-size-asian="14pt" style:font-size-complex="14pt"/>
    </style:style>
    <style:style style:name="P312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313" style:family="paragraph" style:parent-style-name="Text_20_body">
      <style:paragraph-properties fo:margin-left="0cm" fo:margin-right="0.282cm" fo:orphans="2" fo:widows="2" fo:text-indent="0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14" style:family="paragraph" style:parent-style-name="Text_20_body">
      <style:paragraph-properties fo:margin-top="0cm" fo:margin-bottom="0cm" style:contextual-spacing="false" fo:line-height="100%"/>
      <style:text-properties fo:font-size="14pt" style:font-size-asian="14pt" style:font-size-complex="14pt"/>
    </style:style>
    <style:style style:name="P315" style:family="paragraph" style:parent-style-name="Text_20_body">
      <style:paragraph-properties fo:margin-top="0cm" fo:margin-bottom="0cm" style:contextual-spacing="false" fo:line-height="100%"/>
    </style:style>
    <style:style style:name="P316" style:family="paragraph" style:parent-style-name="Text_20_body">
      <style:paragraph-properties fo:margin-top="0cm" fo:margin-bottom="0cm" style:contextual-spacing="false" fo:line-height="150%"/>
    </style:style>
    <style:style style:name="P317" style:family="paragraph" style:parent-style-name="Table_20_Contents">
      <loext:graphic-properties draw:fill="none"/>
      <style:paragraph-properties fo:margin-left="-1.6cm" fo:margin-right="0.101cm" fo:hyphenation-ladder-count="no-limit" fo:text-indent="0cm" style:auto-text-indent="false" fo:background-color="transparent" text:number-lines="false" text:line-number="0"/>
      <style:text-properties style:font-name="Arial" style:text-underline-style="none" officeooo:rsid="001d3b2a" officeooo:paragraph-rsid="001d3b2a" fo:hyphenate="false" loext:hyphenation-no-caps="false"/>
    </style:style>
    <style:style style:name="P318" style:family="paragraph" style:parent-style-name="Table_20_Contents">
      <loext:graphic-properties draw:fill="none"/>
      <style:paragraph-properties fo:margin-left="-1.6cm" fo:margin-right="-1.199cm" fo:hyphenation-ladder-count="no-limit" fo:text-indent="0cm" style:auto-text-indent="false" fo:background-color="transparent" text:number-lines="false" text:line-number="0"/>
      <style:text-properties style:font-name="Arial" style:text-underline-style="none" officeooo:rsid="001d3b2a" officeooo:paragraph-rsid="00201b18" fo:hyphenate="false" loext:hyphenation-no-caps="false"/>
    </style:style>
    <style:style style:name="P319" style:family="paragraph" style:parent-style-name="Table_20_Contents">
      <loext:graphic-properties draw:fill="none"/>
      <style:paragraph-properties fo:margin-left="-1.6cm" fo:margin-right="-1.199cm" fo:hyphenation-ladder-count="no-limit" fo:text-indent="0cm" style:auto-text-indent="false" fo:background-color="transparent" text:number-lines="false" text:line-number="0"/>
      <style:text-properties style:font-name="Arial" style:text-underline-style="none" officeooo:rsid="001d3b2a" officeooo:paragraph-rsid="00210939" fo:hyphenate="false" loext:hyphenation-no-caps="false"/>
    </style:style>
    <style:style style:name="P320" style:family="paragraph" style:parent-style-name="Table_20_Contents">
      <loext:graphic-properties draw:fill="none"/>
      <style:paragraph-properties fo:margin-left="3cm" fo:margin-right="3cm" fo:hyphenation-ladder-count="no-limit" fo:text-indent="0cm" style:auto-text-indent="false" fo:background-color="transparent" text:number-lines="false" text:line-number="0"/>
      <style:text-properties style:font-name="Arial" officeooo:paragraph-rsid="00201b18" fo:hyphenate="false" loext:hyphenation-no-caps="false"/>
    </style:style>
    <style:style style:name="P321" style:family="paragraph" style:parent-style-name="Table_20_Contents">
      <loext:graphic-properties draw:fill="none"/>
      <style:paragraph-properties fo:margin-left="3cm" fo:margin-right="3cm" fo:hyphenation-ladder-count="no-limit" fo:text-indent="0cm" style:auto-text-indent="false" fo:background-color="transparent" text:number-lines="false" text:line-number="0"/>
      <style:text-properties style:font-name="Arial" officeooo:paragraph-rsid="00210939" fo:hyphenate="false" loext:hyphenation-no-caps="false"/>
    </style:style>
    <style:style style:name="P322" style:family="paragraph" style:parent-style-name="Table_20_Contents">
      <loext:graphic-properties draw:fill="none"/>
      <style:paragraph-properties fo:margin-left="0.4cm" fo:margin-right="0.4cm" fo:text-align="center" style:justify-single-word="false" fo:hyphenation-ladder-count="no-limit" fo:text-indent="0cm" style:auto-text-indent="false" fo:background-color="transparent" text:number-lines="false" text:line-number="0"/>
      <style:text-properties style:font-name="Arial" officeooo:rsid="00201b18" officeooo:paragraph-rsid="00201b18" fo:hyphenate="false" loext:hyphenation-no-caps="false"/>
    </style:style>
    <style:style style:name="P323" style:family="paragraph" style:parent-style-name="Table_20_Contents">
      <loext:graphic-properties draw:fill="none"/>
      <style:paragraph-properties fo:margin-left="0.4cm" fo:margin-right="0.4cm" fo:text-align="center" style:justify-single-word="false" fo:hyphenation-ladder-count="no-limit" fo:text-indent="0cm" style:auto-text-indent="false" fo:background-color="transparent" text:number-lines="false" text:line-number="0"/>
      <style:text-properties style:font-name="Arial" officeooo:rsid="00201b18" officeooo:paragraph-rsid="00210939" fo:hyphenate="false" loext:hyphenation-no-caps="false"/>
    </style:style>
    <style:style style:name="P324" style:family="paragraph" style:parent-style-name="Обычный">
      <style:paragraph-properties fo:margin-left="0cm" fo:margin-right="0.012cm" fo:orphans="2" fo:widows="2" fo:text-indent="0cm" style:auto-text-indent="false">
        <style:tab-stops/>
      </style:paragraph-properties>
      <style:text-properties officeooo:paragraph-rsid="00271300" style:font-size-complex="14pt"/>
    </style:style>
    <style:style style:name="P325" style:family="paragraph" style:parent-style-name="Обычный">
      <style:paragraph-properties fo:margin-left="0cm" fo:margin-right="0.012cm" fo:line-height="0.769cm" fo:orphans="2" fo:widows="2" fo:text-indent="0cm" style:auto-text-indent="false">
        <style:tab-stops/>
      </style:paragraph-properties>
      <style:text-properties officeooo:rsid="0028302c" style:font-size-complex="14pt"/>
    </style:style>
    <style:style style:name="P326" style:family="paragraph" style:parent-style-name="Обычный">
      <style:paragraph-properties fo:margin-left="0cm" fo:margin-right="0.012cm" fo:line-height="0.769cm" fo:text-align="start" style:justify-single-word="false" fo:orphans="2" fo:widows="2" fo:text-indent="0cm" style:auto-text-indent="false">
        <style:tab-stops/>
      </style:paragraph-properties>
      <style:text-properties fo:font-size="8pt" officeooo:rsid="0028302c" officeooo:paragraph-rsid="0028302c" style:font-size-asian="7pt" style:font-size-complex="8pt"/>
    </style:style>
    <style:style style:name="P327" style:family="paragraph" style:parent-style-name="Обычный">
      <style:paragraph-properties fo:margin-left="0cm" fo:margin-right="0.012cm" fo:line-height="0.769cm" fo:text-align="start" style:justify-single-word="false" fo:orphans="2" fo:widows="2" fo:text-indent="0cm" style:auto-text-indent="false">
        <style:tab-stops/>
      </style:paragraph-properties>
      <style:text-properties fo:font-size="8pt" officeooo:rsid="0028302c" officeooo:paragraph-rsid="0029f467" style:font-size-asian="7pt" style:font-size-complex="8pt"/>
    </style:style>
    <style:style style:name="P328" style:family="paragraph" style:parent-style-name="Header">
      <style:paragraph-properties fo:margin-left="0cm" fo:margin-right="0.347cm" fo:line-height="0.76cm" fo:orphans="2" fo:widows="2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8pt" officeooo:rsid="0038671d" officeooo:paragraph-rsid="005057cb" fo:background-color="#ffffff" style:font-size-asian="18pt" style:font-size-complex="18pt"/>
    </style:style>
    <style:style style:name="P329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330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3c1060" style:font-size-complex="14pt"/>
    </style:style>
    <style:style style:name="P331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 style:font-size-complex="14pt"/>
    </style:style>
    <style:style style:name="P332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333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334" style:family="paragraph" style:parent-style-name="Header">
      <style:paragraph-properties fo:margin-left="0cm" fo:margin-right="0.347cm" fo:line-height="0.76cm" fo:orphans="2" fo:widows="2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8pt" officeooo:rsid="0038671d" officeooo:paragraph-rsid="005057cb" fo:background-color="#ffffff" style:font-size-asian="18pt" style:font-size-complex="18pt"/>
    </style:style>
    <style:style style:name="P335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rsid="0010018c" officeooo:paragraph-rsid="0010018c" style:font-size-complex="14pt"/>
    </style:style>
    <style:style style:name="P336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style:font-size-complex="14pt"/>
    </style:style>
    <style:style style:name="P337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7798d" style:font-size-complex="14pt"/>
    </style:style>
    <style:style style:name="P338" style:family="paragraph" style:parent-style-name="Heading_20_3">
      <style:text-properties fo:font-weight="bold" style:font-weight-asian="bold" style:font-size-complex="20pt"/>
    </style:style>
    <style:style style:name="P339" style:family="paragraph" style:parent-style-name="Heading_20_6">
      <style:text-properties officeooo:paragraph-rsid="00118692"/>
    </style:style>
    <style:style style:name="P340" style:family="paragraph" style:parent-style-name="Heading_20_6">
      <style:text-properties officeooo:paragraph-rsid="0015743e"/>
    </style:style>
    <style:style style:name="P341" style:family="paragraph" style:parent-style-name="Heading_20_6">
      <style:text-properties officeooo:paragraph-rsid="0017798d"/>
    </style:style>
    <style:style style:name="P342" style:family="paragraph" style:parent-style-name="Heading_20_6">
      <style:text-properties officeooo:paragraph-rsid="00210939"/>
    </style:style>
    <style:style style:name="P343" style:family="paragraph" style:parent-style-name="Heading_20_6">
      <style:text-properties officeooo:paragraph-rsid="00201b18"/>
    </style:style>
    <style:style style:name="P344" style:family="paragraph" style:parent-style-name="Heading_20_7">
      <style:text-properties fo:font-size="14pt" style:font-size-asian="14pt" style:font-size-complex="14pt"/>
    </style:style>
    <style:style style:name="P345" style:family="paragraph" style:parent-style-name="Heading_20_7">
      <style:text-properties fo:font-size="14pt" officeooo:rsid="000e2d38" officeooo:paragraph-rsid="000e2d38" style:font-size-asian="14pt" style:font-size-complex="14pt"/>
    </style:style>
    <style:style style:name="P346" style:family="paragraph" style:parent-style-name="Heading_20_7">
      <style:text-properties fo:font-size="14pt" officeooo:rsid="000e2d38" officeooo:paragraph-rsid="00118692" style:font-size-asian="14pt" style:font-size-complex="14pt"/>
    </style:style>
    <style:style style:name="P347" style:family="paragraph" style:parent-style-name="Heading_20_7">
      <style:text-properties fo:font-size="14pt" officeooo:rsid="000e2d38" officeooo:paragraph-rsid="0015743e" style:font-size-asian="14pt" style:font-size-complex="14pt"/>
    </style:style>
    <style:style style:name="P348" style:family="paragraph" style:parent-style-name="Heading_20_7">
      <style:text-properties fo:font-size="14pt" officeooo:rsid="000e2d38" officeooo:paragraph-rsid="0017798d" style:font-size-asian="14pt" style:font-size-complex="14pt"/>
    </style:style>
    <style:style style:name="P349" style:family="paragraph" style:parent-style-name="Heading_20_7">
      <style:text-properties fo:font-size="14pt" officeooo:rsid="000e2d38" officeooo:paragraph-rsid="00210939" style:font-size-asian="14pt" style:font-size-complex="14pt"/>
    </style:style>
    <style:style style:name="P350" style:family="paragraph" style:parent-style-name="Heading_20_7">
      <style:text-properties fo:font-size="14pt" officeooo:rsid="000e2d38" officeooo:paragraph-rsid="00201b18" style:font-size-asian="14pt" style:font-size-complex="14pt"/>
    </style:style>
    <style:style style:name="P351" style:family="paragraph" style:parent-style-name="Heading_20_7">
      <style:text-properties fo:font-size="16pt" style:font-size-asian="16pt" style:font-size-complex="16pt"/>
    </style:style>
    <style:style style:name="P352" style:family="paragraph" style:parent-style-name="Heading_20_7">
      <style:text-properties fo:font-size="16pt" officeooo:paragraph-rsid="000e2d38" style:font-size-asian="16pt" style:font-size-complex="16pt"/>
    </style:style>
    <style:style style:name="P353" style:family="paragraph" style:parent-style-name="Heading_20_7">
      <style:paragraph-properties fo:text-align="center" style:justify-single-word="false"/>
      <style:text-properties fo:font-size="16pt" officeooo:rsid="000e2d38" officeooo:paragraph-rsid="0045943b" style:font-size-asian="16pt" style:font-size-complex="16pt"/>
    </style:style>
    <style:style style:name="P354" style:family="paragraph" style:parent-style-name="Heading_20_7">
      <style:text-properties fo:font-size="11pt" style:font-size-asian="11pt" style:font-size-complex="11pt"/>
    </style:style>
    <style:style style:name="P355" style:family="paragraph" style:parent-style-name="Heading_20_8">
      <style:paragraph-properties fo:text-align="center" style:justify-single-word="false"/>
      <style:text-properties fo:font-size="14pt" officeooo:rsid="000e2d38" officeooo:paragraph-rsid="0017798d" style:font-size-asian="14pt" style:font-size-complex="14pt"/>
    </style:style>
    <style:style style:name="P356" style:family="paragraph" style:parent-style-name="Heading_20_8">
      <style:paragraph-properties fo:text-align="center" style:justify-single-word="false"/>
      <style:text-properties fo:font-size="14pt" officeooo:rsid="000e2d38" officeooo:paragraph-rsid="000e2d38" style:font-size-asian="14pt" style:font-size-complex="14pt"/>
    </style:style>
    <style:style style:name="P357" style:family="paragraph" style:parent-style-name="Heading_20_8">
      <style:paragraph-properties fo:text-align="center" style:justify-single-word="false"/>
      <style:text-properties fo:font-size="14pt" officeooo:rsid="000e2d38" officeooo:paragraph-rsid="00210939" style:font-size-asian="14pt" style:font-size-complex="14pt"/>
    </style:style>
    <style:style style:name="P358" style:family="paragraph" style:parent-style-name="Heading_20_8">
      <style:paragraph-properties fo:text-align="center" style:justify-single-word="false"/>
      <style:text-properties fo:font-size="14pt" officeooo:rsid="000e2d38" officeooo:paragraph-rsid="00201b18" style:font-size-asian="14pt" style:font-size-complex="14pt"/>
    </style:style>
    <style:style style:name="P359" style:family="paragraph" style:parent-style-name="Heading_20_8">
      <style:paragraph-properties fo:text-align="center" style:justify-single-word="false"/>
      <style:text-properties fo:font-size="14pt" style:font-size-asian="14pt" style:font-size-complex="14pt"/>
    </style:style>
    <style:style style:name="P360" style:family="paragraph" style:parent-style-name="Heading_20_8">
      <style:paragraph-properties fo:text-align="center" style:justify-single-word="false"/>
    </style:style>
    <style:style style:name="P361" style:family="paragraph" style:parent-style-name="Heading_20_9">
      <style:paragraph-properties fo:text-align="center" style:justify-single-word="false"/>
      <style:text-properties fo:font-size="16pt" officeooo:rsid="004a082a" officeooo:paragraph-rsid="004a082a" style:font-size-asian="16pt" style:font-size-complex="16pt"/>
    </style:style>
    <style:style style:name="P362" style:family="paragraph" style:parent-style-name="Heading_20_9">
      <style:paragraph-properties fo:text-align="center" style:justify-single-word="false"/>
      <style:text-properties fo:font-size="16pt" officeooo:paragraph-rsid="005b27a4" style:font-size-asian="16pt" style:font-size-complex="16pt"/>
    </style:style>
    <style:style style:name="P363" style:family="paragraph" style:parent-style-name="Heading_20_9">
      <style:paragraph-properties fo:text-align="center" style:justify-single-word="false"/>
      <style:text-properties fo:font-size="14pt" officeooo:rsid="000e2d38" officeooo:paragraph-rsid="0017798d" style:font-size-asian="14pt" style:font-size-complex="14pt"/>
    </style:style>
    <style:style style:name="P364" style:family="paragraph" style:parent-style-name="Heading_20_9">
      <style:paragraph-properties fo:text-align="center" style:justify-single-word="false"/>
      <style:text-properties fo:font-size="14pt" officeooo:rsid="000e2d38" officeooo:paragraph-rsid="000e2d38" style:font-size-asian="14pt" style:font-size-complex="14pt"/>
    </style:style>
    <style:style style:name="P365" style:family="paragraph" style:parent-style-name="Heading_20_9">
      <style:paragraph-properties fo:text-align="center" style:justify-single-word="false"/>
      <style:text-properties fo:font-size="14pt" officeooo:rsid="000e2d38" officeooo:paragraph-rsid="00210939" style:font-size-asian="14pt" style:font-size-complex="14pt"/>
    </style:style>
    <style:style style:name="P366" style:family="paragraph" style:parent-style-name="Heading_20_9">
      <style:paragraph-properties fo:text-align="center" style:justify-single-word="false"/>
      <style:text-properties fo:font-size="14pt" officeooo:rsid="000e2d38" officeooo:paragraph-rsid="00201b18" style:font-size-asian="14pt" style:font-size-complex="14pt"/>
    </style:style>
    <style:style style:name="P367" style:family="paragraph" style:parent-style-name="Heading_20_9">
      <style:paragraph-properties fo:text-align="center" style:justify-single-word="false"/>
      <style:text-properties fo:font-size="14pt" style:font-size-asian="14pt" style:font-size-complex="14pt"/>
    </style:style>
    <style:style style:name="P368" style:family="paragraph" style:parent-style-name="Heading_20_9">
      <style:paragraph-properties fo:line-height="150%"/>
      <style:text-properties fo:font-size="14pt" style:font-size-asian="14pt"/>
    </style:style>
    <style:style style:name="P369" style:family="paragraph" style:parent-style-name="Heading_20_9">
      <style:text-properties fo:font-size="14pt" fo:font-weight="bold" style:font-size-asian="14pt" style:font-weight-asian="bold" style:font-size-complex="14pt" style:font-weight-complex="bold"/>
    </style:style>
    <style:style style:name="P370" style:family="paragraph" style:parent-style-name="Heading_20_9">
      <style:text-properties fo:font-size="14pt" fo:font-weight="bold" style:font-size-asian="14pt" style:font-weight-asian="bold" style:font-weight-complex="bold"/>
    </style:style>
    <style:style style:name="P371" style:family="paragraph" style:parent-style-name="Heading_20_9">
      <style:paragraph-properties fo:text-align="center" style:justify-single-word="false"/>
      <style:text-properties officeooo:paragraph-rsid="004a082a"/>
    </style:style>
    <style:style style:name="P372" style:family="paragraph" style:parent-style-name="Heading_20_9">
      <style:paragraph-properties fo:text-align="center" style:justify-single-word="false"/>
      <style:text-properties officeooo:paragraph-rsid="005b27a4"/>
    </style:style>
    <style:style style:name="P373" style:family="paragraph" style:parent-style-name="Normal" style:master-page-name="H_5f_ID0EQ2PO">
      <style:paragraph-properties fo:margin-left="0cm" fo:margin-right="0cm" fo:margin-top="0cm" fo:margin-bottom="0cm" style:contextual-spacing="false" fo:orphans="2" fo:widows="2" fo:text-indent="0cm" style:auto-text-indent="false" style:page-number="auto"/>
      <style:text-properties fo:font-size="12pt" officeooo:paragraph-rsid="002fabf8" style:font-size-asian="12pt" style:font-size-complex="12pt"/>
    </style:style>
    <style:style style:name="P374" style:family="paragraph" style:parent-style-name="Normal" style:master-page-name="H_5f_ID0EQ2PO">
      <style:paragraph-properties fo:margin-left="0cm" fo:margin-right="0cm" fo:margin-top="0cm" fo:margin-bottom="0cm" style:contextual-spacing="false" fo:orphans="2" fo:widows="2" fo:text-indent="0cm" style:auto-text-indent="false" style:page-number="auto">
        <style:tab-stops/>
      </style:paragraph-properties>
      <style:text-properties fo:font-size="12pt" officeooo:rsid="0010018c" officeooo:paragraph-rsid="0029f467" style:font-size-asian="12pt" style:font-size-complex="12pt"/>
    </style:style>
    <style:style style:name="P37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4pt" style:font-size-complex="14pt"/>
    </style:style>
    <style:style style:name="P37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4pt" officeooo:paragraph-rsid="001b6acb" style:font-size-asian="14pt" style:font-size-complex="14pt"/>
    </style:style>
    <style:style style:name="P37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</style:style>
    <style:style style:name="P37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4ce090"/>
    </style:style>
    <style:style style:name="P379" style:family="paragraph" style:parent-style-name="Standard" style:master-page-name="H_5f_ID0EQ2PO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style:snap-to-layout-grid="false">
        <style:tab-stops/>
      </style:paragraph-properties>
      <style:text-properties style:text-position="0% 100%" style:font-name="Times New Roman" fo:font-size="14pt" fo:language="ru" fo:country="RU" officeooo:rsid="0010018c" officeooo:paragraph-rsid="0035919e" style:font-size-asian="14pt" style:font-size-complex="14pt"/>
    </style:style>
    <style:style style:name="P38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style:text-position="0% 100%" style:font-name="Times New Roman" fo:font-size="11pt" fo:letter-spacing="normal" fo:language="ru" fo:country="RU" style:text-underline-style="none" fo:font-weight="normal" officeooo:rsid="0183657e" officeooo:paragraph-rsid="00b86257" fo:background-color="transparent" style:font-name-asian="Times New Roman" style:font-size-asian="11pt" style:font-weight-asian="normal" style:font-name-complex="Times New Roman" style:font-size-complex="11pt" style:font-weight-complex="normal"/>
    </style:style>
    <style:style style:name="P38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style:text-position="0% 100%" style:font-name="Times New Roman" fo:font-size="11pt" fo:letter-spacing="normal" fo:language="en" fo:country="US" style:text-underline-style="none" fo:font-weight="normal" officeooo:rsid="00dd1814" officeooo:paragraph-rsid="00b86257" fo:background-color="transparent" style:font-name-asian="Times New Roman" style:font-size-asian="11pt" style:font-weight-asian="normal" style:font-name-complex="Times New Roman" style:font-size-complex="11pt" style:font-weight-complex="normal"/>
    </style:style>
    <style:style style:name="P38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snap-to-layout-grid="false"/>
      <style:text-properties style:text-position="0% 100%" fo:font-size="11pt" fo:language="ru" fo:country="RU" fo:font-style="normal" fo:font-weight="normal" officeooo:rsid="0183657e" officeooo:paragraph-rsid="0183657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snap-to-layout-grid="false"/>
      <style:text-properties style:text-position="0% 100%" style:font-name="Times New Roman" fo:font-size="14pt" fo:letter-spacing="normal" fo:language="ru" fo:country="RU" style:text-underline-style="none" fo:background-color="#ffffff" style:font-name-asian="Times New Roman" style:font-size-asian="14pt" style:font-name-complex="Times New Roman" style:font-size-complex="14pt"/>
    </style:style>
    <style:style style:name="P38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snap-to-layout-grid="false">
        <style:tab-stops/>
      </style:paragraph-properties>
      <style:text-properties style:text-position="0% 100%" style:font-name="Times New Roman" fo:font-size="14pt" fo:language="ru" fo:country="RU" style:text-underline-style="none" officeooo:paragraph-rsid="001b6acb" style:font-name-asian="Times New Roman" style:font-size-asian="14pt" style:font-name-complex="Times New Roman" style:font-size-complex="14pt"/>
    </style:style>
    <style:style style:name="P385" style:family="paragraph" style:parent-style-name="Standard">
      <style:paragraph-properties fo:margin-left="0cm" fo:margin-right="0cm" fo:line-height="0.755cm" fo:text-align="start" style:justify-single-word="false" fo:orphans="2" fo:widows="2" fo:text-indent="0cm" style:auto-text-indent="false" style:snap-to-layout-grid="false">
        <style:tab-stops/>
      </style:paragraph-properties>
      <style:text-properties style:text-position="0% 100%" style:font-name="Times New Roman" fo:font-size="16pt" fo:language="ru" fo:country="RU" style:text-underline-style="none" officeooo:paragraph-rsid="00191c9b" style:font-name-asian="Times New Roman" style:font-size-asian="16pt" style:font-name-complex="Times New Roman" style:font-size-complex="16pt"/>
    </style:style>
    <style:style style:name="P386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snap-to-layout-grid="false"/>
      <style:text-properties style:font-name="Times New Roman" fo:font-size="14pt" fo:letter-spacing="normal" fo:language="ru" fo:country="RU" officeooo:paragraph-rsid="001b6acb" style:font-name-asian="Times New Roman" style:font-size-asian="14pt" style:font-name-complex="Times New Roman" style:font-size-complex="14pt"/>
    </style:style>
    <style:style style:name="P387" style:family="paragraph" style:parent-style-name="Standard">
      <style:text-properties style:use-window-font-color="true" loext:opacity="0%" style:font-name="Times New Roman" fo:font-size="16pt" fo:language="ru" fo:country="RU" officeooo:rsid="01e065bc" style:font-name-asian="Times New Roman" style:font-size-asian="16pt" style:language-asian="zh" style:country-asian="CN" style:font-name-complex="Times New Roman" style:font-size-complex="16pt" style:language-complex="ar" style:country-complex="SA"/>
    </style:style>
    <style:style style:name="P388" style:family="paragraph" style:parent-style-name="Standard">
      <style:paragraph-properties fo:text-align="justify" style:justify-single-word="false"/>
    </style:style>
    <style:style style:name="P389" style:family="paragraph" style:parent-style-name="Standard">
      <style:paragraph-properties fo:text-align="justify" style:justify-single-word="false"/>
      <style:text-properties officeooo:paragraph-rsid="004ce090"/>
    </style:style>
    <style:style style:name="P390" style:family="paragraph" style:parent-style-name="Standard">
      <style:paragraph-properties fo:text-align="justify" style:justify-single-word="false"/>
      <style:text-properties officeooo:paragraph-rsid="004db500"/>
    </style:style>
    <style:style style:name="P391" style:family="paragraph" style:parent-style-name="Standard">
      <style:paragraph-properties fo:text-align="start" style:justify-single-word="false" style:snap-to-layout-grid="false"/>
      <style:text-properties style:font-size-complex="14pt"/>
    </style:style>
    <style:style style:name="P392" style:family="paragraph" style:parent-style-name="Standard">
      <style:paragraph-properties fo:text-align="center" style:justify-single-word="false" style:snap-to-layout-grid="false"/>
      <style:text-properties style:font-size-complex="14pt"/>
    </style:style>
    <style:style style:name="P393" style:family="paragraph" style:parent-style-name="Standard">
      <style:paragraph-properties fo:text-align="start" style:justify-single-word="false"/>
    </style:style>
    <style:style style:name="P394" style:family="paragraph" style:parent-style-name="Standard">
      <style:paragraph-properties fo:text-align="start" style:justify-single-word="false" style:snap-to-layout-grid="false"/>
    </style:style>
    <style:style style:name="P395" style:family="paragraph" style:parent-style-name="Standard">
      <style:paragraph-properties fo:text-align="center" style:justify-single-word="false" style:snap-to-layout-grid="false"/>
    </style:style>
    <style:style style:name="P396" style:family="paragraph" style:parent-style-name="Standard">
      <style:text-properties officeooo:paragraph-rsid="0017798d"/>
    </style:style>
    <style:style style:name="P397" style:family="paragraph" style:parent-style-name="Standard">
      <style:paragraph-properties fo:orphans="2" fo:widows="2" fo:break-before="page"/>
    </style:style>
    <style:style style:name="P398" style:family="paragraph" style:parent-style-name="Standard" style:master-page-name="">
      <style:paragraph-properties fo:orphans="2" fo:widows="2" style:page-number="auto" fo:break-before="page">
        <style:tab-stops>
          <style:tab-stop style:position="0cm"/>
        </style:tab-stops>
      </style:paragraph-properties>
      <style:text-properties officeooo:paragraph-rsid="00201b18"/>
    </style:style>
    <style:style style:name="P39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523cd9" style:font-size-complex="14pt"/>
    </style:style>
    <style:style style:name="P400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40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1b6acb" style:font-size-complex="14pt"/>
    </style:style>
    <style:style style:name="P402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rsid="00271300" officeooo:paragraph-rsid="00271300" style:font-size-complex="14pt"/>
    </style:style>
    <style:style style:name="P403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17798d" style:font-size-complex="14pt"/>
    </style:style>
    <style:style style:name="P404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271300" style:font-size-complex="14pt"/>
    </style:style>
    <style:style style:name="P405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1b6acb" style:font-size-complex="14pt"/>
    </style:style>
    <style:style style:name="P406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2674b9" officeooo:paragraph-rsid="00271300" style:font-size-complex="14pt"/>
    </style:style>
    <style:style style:name="P407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paragraph-rsid="001b6acb" style:font-size-complex="14pt"/>
    </style:style>
    <style:style style:name="P408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style:text-position="0% 100%" style:font-name="Times New Roman" fo:font-size="14pt" fo:letter-spacing="normal" fo:language="ru" fo:country="RU" style:text-underline-style="none" officeooo:paragraph-rsid="00191c9b" fo:background-color="#ffffff" style:font-name-asian="Times New Roman" style:font-size-asian="14pt" style:font-name-complex="Times New Roman" style:font-size-complex="14pt"/>
    </style:style>
    <style:style style:name="P40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style:text-position="0% 100%" style:font-name="Times New Roman" fo:font-size="14pt" fo:language="ru" fo:country="RU" style:text-underline-style="none" officeooo:paragraph-rsid="00191c9b" style:font-name-asian="Times New Roman" style:font-size-asian="14pt" style:font-name-complex="Times New Roman" style:font-size-complex="14pt"/>
    </style:style>
    <style:style style:name="P410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3c1060"/>
    </style:style>
    <style:style style:name="P41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35919e"/>
    </style:style>
    <style:style style:name="P412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10018c"/>
    </style:style>
    <style:style style:name="P413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2da83a" officeooo:paragraph-rsid="002da83a" style:font-size-complex="14pt"/>
    </style:style>
    <style:style style:name="P414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style:font-size-complex="14pt"/>
    </style:style>
    <style:style style:name="P415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15743e" style:font-size-complex="14pt"/>
    </style:style>
    <style:style style:name="P416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17798d" style:font-size-complex="14pt"/>
    </style:style>
    <style:style style:name="P417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0018c" officeooo:paragraph-rsid="003c1060" style:font-size-complex="14pt"/>
    </style:style>
    <style:style style:name="P418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419" style:family="paragraph" style:parent-style-name="Обычный">
      <style:paragraph-properties fo:margin-left="-0.106cm" fo:margin-right="-0.004cm" fo:text-align="start" style:justify-single-word="false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420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4e3e6b" officeooo:paragraph-rsid="004e3e6b" style:font-size-complex="14pt"/>
    </style:style>
    <style:style style:name="P421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91c9b" officeooo:paragraph-rsid="00191c9b" style:font-size-complex="14pt"/>
    </style:style>
    <style:style style:name="P422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b6acb" officeooo:paragraph-rsid="001b6acb" style:font-size-complex="14pt"/>
    </style:style>
    <style:style style:name="P423" style:family="paragraph" style:parent-style-name="Обычный">
      <style:paragraph-properties fo:orphans="2" fo:widows="2"/>
      <style:text-properties officeooo:rsid="004a082a" style:font-size-complex="14pt"/>
    </style:style>
    <style:style style:name="P424" style:family="paragraph" style:parent-style-name="Обычный">
      <style:paragraph-properties fo:orphans="2" fo:widows="2"/>
      <style:text-properties officeooo:rsid="004a082a" officeooo:paragraph-rsid="004a082a" style:font-size-complex="14pt"/>
    </style:style>
    <style:style style:name="P425" style:family="paragraph" style:parent-style-name="Обычный">
      <style:paragraph-properties fo:orphans="2" fo:widows="2"/>
      <style:text-properties style:font-size-complex="14pt"/>
    </style:style>
    <style:style style:name="P426" style:family="paragraph" style:parent-style-name="Обычный">
      <style:paragraph-properties fo:orphans="2" fo:widows="2"/>
      <style:text-properties officeooo:paragraph-rsid="0017798d" style:font-size-complex="14pt"/>
    </style:style>
    <style:style style:name="P427" style:family="paragraph" style:parent-style-name="Обычный">
      <style:text-properties officeooo:paragraph-rsid="003c1060" style:font-size-complex="14pt"/>
    </style:style>
    <style:style style:name="P428" style:family="paragraph" style:parent-style-name="Обычный">
      <style:paragraph-properties fo:orphans="2" fo:widows="2"/>
      <style:text-properties officeooo:rsid="001050e1" officeooo:paragraph-rsid="001050e1" style:font-size-complex="14pt"/>
    </style:style>
    <style:style style:name="P429" style:family="paragraph" style:parent-style-name="Обычный">
      <style:paragraph-properties fo:text-align="center" style:justify-single-word="false" fo:orphans="2" fo:widows="2"/>
      <style:text-properties officeooo:rsid="001b6acb" officeooo:paragraph-rsid="001b6acb" style:font-size-complex="14pt"/>
    </style:style>
    <style:style style:name="P430" style:family="paragraph" style:parent-style-name="Обычный">
      <style:text-properties officeooo:paragraph-rsid="0017798d" style:font-size-complex="14pt"/>
    </style:style>
    <style:style style:name="P431" style:family="paragraph" style:parent-style-name="Обычный">
      <style:paragraph-properties fo:orphans="2" fo:widows="2"/>
    </style:style>
    <style:style style:name="P432" style:family="paragraph" style:parent-style-name="Обычный">
      <style:paragraph-properties fo:orphans="2" fo:widows="2"/>
      <style:text-properties officeooo:paragraph-rsid="004a082a"/>
    </style:style>
    <style:style style:name="P433" style:family="paragraph" style:parent-style-name="Обычный">
      <style:paragraph-properties fo:orphans="2" fo:widows="2"/>
      <style:text-properties officeooo:paragraph-rsid="0017798d"/>
    </style:style>
    <style:style style:name="P434" style:family="paragraph" style:parent-style-name="Обычный">
      <style:paragraph-properties fo:orphans="2" fo:widows="2"/>
      <style:text-properties fo:font-size="16pt" officeooo:paragraph-rsid="00457cf6" style:font-size-asian="16pt" style:font-size-complex="16pt"/>
    </style:style>
    <style:style style:name="P435" style:family="paragraph" style:parent-style-name="Обычный">
      <style:paragraph-properties fo:line-height="0.769cm" fo:text-align="justify" style:justify-single-word="false" fo:orphans="2" fo:widows="2"/>
    </style:style>
    <style:style style:name="P436" style:family="paragraph" style:parent-style-name="Обычный">
      <style:paragraph-properties fo:orphans="2" fo:widows="2"/>
      <style:text-properties fo:font-size="10pt" officeooo:paragraph-rsid="0017798d" style:font-size-asian="10pt"/>
    </style:style>
    <style:style style:name="P437" style:family="paragraph" style:parent-style-name="Обычный">
      <style:paragraph-properties fo:text-align="center" style:justify-single-word="false" fo:orphans="2" fo:widows="2"/>
      <style:text-properties fo:font-size="10pt" officeooo:paragraph-rsid="0017798d" style:font-size-asian="10pt"/>
    </style:style>
    <style:style style:name="P438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17798d" style:font-size-asian="10pt"/>
    </style:style>
    <style:style style:name="P439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17798d" style:font-size-asian="10pt"/>
    </style:style>
    <style:style style:name="P440" style:family="paragraph" style:parent-style-name="Обычный">
      <style:paragraph-properties fo:line-height="0.741cm" fo:text-align="center" style:justify-single-word="false" fo:orphans="2" fo:widows="2"/>
      <style:text-properties fo:font-size="10pt" officeooo:rsid="006346a9" officeooo:paragraph-rsid="006346a9" style:font-size-asian="10pt"/>
    </style:style>
    <style:style style:name="P441" style:family="paragraph" style:parent-style-name="Обычный">
      <style:paragraph-properties fo:orphans="2" fo:widows="2"/>
      <style:text-properties fo:font-size="12pt" officeooo:paragraph-rsid="0017798d" style:font-size-asian="12pt"/>
    </style:style>
    <style:style style:name="P442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10018c" officeooo:paragraph-rsid="0017798d" style:font-size-asian="11pt" style:font-size-complex="11pt"/>
    </style:style>
    <style:style style:name="P443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7798d" style:font-size-asian="11pt" style:font-size-complex="11pt"/>
    </style:style>
    <style:style style:name="P444" style:family="paragraph" style:parent-style-name="Обычный">
      <style:paragraph-properties fo:orphans="2" fo:widows="2"/>
      <style:text-properties fo:font-size="11pt" officeooo:rsid="0010018c" officeooo:paragraph-rsid="0017798d" style:font-size-asian="11pt" style:font-size-complex="11pt"/>
    </style:style>
    <style:style style:name="P445" style:family="paragraph" style:parent-style-name="Обычный">
      <style:paragraph-properties fo:text-align="center" style:justify-single-word="false" fo:orphans="2" fo:widows="2"/>
      <style:text-properties fo:font-size="11pt" officeooo:paragraph-rsid="0017798d" style:font-size-asian="11pt"/>
    </style:style>
    <style:style style:name="P446" style:family="paragraph" style:parent-style-name="Обычный">
      <style:paragraph-properties fo:text-align="center" style:justify-single-word="false" fo:orphans="2" fo:widows="2"/>
      <style:text-properties fo:font-size="18pt" officeooo:paragraph-rsid="0017798d" style:font-size-asian="18pt"/>
    </style:style>
    <style:style style:name="P447" style:family="paragraph" style:parent-style-name="Обычный">
      <style:paragraph-properties fo:margin-left="0cm" fo:margin-right="0.012cm" fo:orphans="2" fo:widows="2" fo:text-indent="0cm" style:auto-text-indent="false">
        <style:tab-stops/>
      </style:paragraph-properties>
      <style:text-properties fo:color="#000000" loext:opacity="100%" officeooo:rsid="002674b9" officeooo:paragraph-rsid="00271300" style:font-size-complex="14pt"/>
    </style:style>
    <style:style style:name="P448" style:family="paragraph" style:parent-style-name="Обычный">
      <style:paragraph-properties fo:margin-left="0cm" fo:margin-right="0.012cm" fo:orphans="2" fo:widows="2" fo:text-indent="0cm" style:auto-text-indent="false">
        <style:tab-stops/>
      </style:paragraph-properties>
      <style:text-properties officeooo:paragraph-rsid="00271300" style:font-size-complex="14pt"/>
    </style:style>
    <style:style style:name="P449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17798d" style:font-size-asian="11pt"/>
    </style:style>
    <style:style style:name="P450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17798d" style:font-size-asian="10pt"/>
    </style:style>
    <style:style style:name="P451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officeooo:paragraph-rsid="0017798d" style:font-size-complex="14pt"/>
    </style:style>
    <style:style style:name="P452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officeooo:paragraph-rsid="0017798d" style:font-size-complex="14pt"/>
    </style:style>
    <style:style style:name="P453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officeooo:paragraph-rsid="0017798d" style:font-size-complex="14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/>
    </style:style>
    <style:style style:name="T4" style:family="text">
      <style:text-properties style:font-size-complex="14pt"/>
    </style:style>
    <style:style style:name="T5" style:family="text">
      <style:text-properties officeooo:rsid="0045943b" style:font-size-complex="14pt"/>
    </style:style>
    <style:style style:name="T6" style:family="text">
      <style:text-properties officeooo:rsid="004a082a" style:font-size-complex="14pt"/>
    </style:style>
    <style:style style:name="T7" style:family="text">
      <style:text-properties officeooo:rsid="0010018c" style:font-size-complex="14pt"/>
    </style:style>
    <style:style style:name="T8" style:family="text">
      <style:text-properties officeooo:rsid="004af43f" style:font-size-complex="14pt"/>
    </style:style>
    <style:style style:name="T9" style:family="text">
      <style:text-properties officeooo:rsid="004db500" style:font-size-complex="14pt"/>
    </style:style>
    <style:style style:name="T10" style:family="text">
      <style:text-properties officeooo:rsid="004e3e6b" style:font-size-complex="14pt"/>
    </style:style>
    <style:style style:name="T11" style:family="text">
      <style:text-properties officeooo:rsid="00523cd9" style:font-size-complex="14pt"/>
    </style:style>
    <style:style style:name="T12" style:family="text">
      <style:text-properties fo:font-weight="normal" style:font-weight-asian="normal"/>
    </style:style>
    <style:style style:name="T13" style:family="text">
      <style:text-properties fo:font-size="16pt" style:font-size-asian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1a2d3df" style:font-size-asian="16pt" style:font-size-complex="16pt"/>
    </style:style>
    <style:style style:name="T16" style:family="text">
      <style:text-properties fo:font-size="16pt" officeooo:rsid="004a082a" style:font-size-asian="16pt" style:font-size-complex="16pt"/>
    </style:style>
    <style:style style:name="T17" style:family="text">
      <style:text-properties fo:font-size="16pt" officeooo:rsid="006346a9" style:font-size-asian="16pt" style:font-size-complex="16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officeooo:rsid="002da83a" style:font-size-asian="10pt"/>
    </style:style>
    <style:style style:name="T20" style:family="text">
      <style:text-properties fo:font-size="10pt" officeooo:rsid="002f431f" style:font-size-asian="10pt"/>
    </style:style>
    <style:style style:name="T21" style:family="text">
      <style:text-properties fo:font-size="14pt" fo:font-weight="normal" style:font-size-asian="14pt" style:font-weight-asian="normal" style:font-size-complex="14pt"/>
    </style:style>
    <style:style style:name="T22" style:family="text">
      <style:text-properties fo:font-size="14pt" style:font-size-asian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4ce090" style:font-size-asian="14pt" style:font-size-complex="14pt"/>
    </style:style>
    <style:style style:name="T25" style:family="text">
      <style:text-properties fo:font-size="14pt" officeooo:rsid="004e3e6b" style:font-size-asian="14pt" style:font-size-complex="14pt"/>
    </style:style>
    <style:style style:name="T26" style:family="text">
      <style:text-properties fo:font-size="14pt" officeooo:rsid="00523cd9" style:font-size-asian="14pt" style:font-size-complex="14pt"/>
    </style:style>
    <style:style style:name="T27" style:family="text">
      <style:text-properties fo:font-size="14pt" officeooo:rsid="0059590d" style:font-size-asian="14pt" style:font-size-complex="14pt"/>
    </style:style>
    <style:style style:name="T28" style:family="text">
      <style:text-properties fo:font-size="14pt" officeooo:rsid="00382f89" style:font-size-asian="14pt"/>
    </style:style>
    <style:style style:name="T29" style:family="text">
      <style:text-properties fo:font-size="14pt" officeooo:rsid="0022ca4e" style:font-size-asian="14pt"/>
    </style:style>
    <style:style style:name="T30" style:family="text"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1" style:family="text">
      <style:text-properties fo:font-size="14pt" fo:language="ru" fo:country="RU" fo:font-style="normal" style:text-underline-style="none" style:font-size-asian="14pt" style:font-style-asian="normal" style:font-style-complex="normal"/>
    </style:style>
    <style:style style:name="T32" style:family="text">
      <style:text-properties fo:font-size="14pt" fo:language="ru" fo:country="RU" fo:font-style="normal" style:text-underline-style="none" officeooo:rsid="001b6acb" style:font-size-asian="14pt" style:font-style-asian="normal" style:font-style-complex="normal"/>
    </style:style>
    <style:style style:name="T33" style:family="text">
      <style:text-properties fo:font-size="14pt" fo:language="ru" fo:country="RU" fo:font-style="normal" style:text-underline-style="none" officeooo:rsid="00d2731d" style:font-size-asian="14pt" style:font-style-asian="normal" style:font-style-complex="normal"/>
    </style:style>
    <style:style style:name="T34" style:family="text">
      <style:text-properties fo:font-size="14pt" fo:language="ru" fo:country="RU" fo:font-style="normal" style:text-underline-style="none" officeooo:rsid="01bb3574" style:font-size-asian="14pt" style:font-style-asian="normal" style:font-style-complex="normal"/>
    </style:style>
    <style:style style:name="T35" style:family="text">
      <style:text-properties fo:font-size="14pt" fo:language="ru" fo:country="RU" fo:font-style="normal" style:text-underline-style="none" officeooo:rsid="01bb7cc4" style:font-size-asian="14pt" style:font-style-asian="normal" style:font-style-complex="normal"/>
    </style:style>
    <style:style style:name="T36" style:family="text">
      <style:text-properties fo:font-size="14pt" fo:language="ru" fo:country="RU" style:font-size-asian="14pt" style:font-size-complex="14pt"/>
    </style:style>
    <style:style style:name="T37" style:family="text">
      <style:text-properties fo:font-size="14pt" fo:language="ru" fo:country="RU" officeooo:rsid="00523cd9" style:font-size-asian="14pt" style:font-size-complex="14pt"/>
    </style:style>
    <style:style style:name="T38" style:family="text">
      <style:text-properties fo:font-size="14pt" fo:language="ru" fo:country="RU" officeooo:rsid="004e3e6b" style:font-size-asian="14pt" style:font-size-complex="14pt"/>
    </style:style>
    <style:style style:name="T39" style:family="text">
      <style:text-properties style:text-position="0% 100%" style:font-name="Times New Roman" fo:font-size="14pt" fo:letter-spacing="normal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40" style:family="text">
      <style:text-properties style:text-position="0% 100%" style:font-name="Times New Roman" fo:font-size="14pt" fo:letter-spacing="normal" fo:language="ru" fo:country="RU" fo:font-style="normal" style:text-underline-style="none" fo:font-weight="normal" officeooo:rsid="001e046f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41" style:family="text">
      <style:text-properties style:text-position="0% 100%" style:font-name="Times New Roman" fo:font-size="14pt" fo:letter-spacing="normal" fo:language="ru" fo:country="RU" fo:font-style="normal" style:text-underline-style="none" fo:font-weight="normal" officeooo:rsid="001b6acb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42" style:family="text">
      <style:text-properties style:text-position="0% 100%" style:font-name="Times New Roman" fo:font-size="14pt" fo:letter-spacing="normal" fo:language="ru" fo:country="RU" fo:font-style="normal" style:text-underline-style="none" fo:font-weight="normal" officeooo:rsid="01443a7b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43" style:family="text">
      <style:text-properties style:text-position="0% 100%" style:font-name="Times New Roman" fo:font-size="14pt" fo:letter-spacing="normal" fo:language="ru" fo:country="RU" fo:font-style="normal" style:text-underline-style="none" fo:font-weight="normal" fo:background-color="#ffffff" loext:char-shading-value="0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44" style:family="text">
      <style:text-properties style:text-position="0% 100%" style:font-name="Times New Roman" fo:font-size="14pt" fo:letter-spacing="normal" fo:language="ru" fo:country="RU" style:text-underline-style="none" officeooo:rsid="0028302c" style:font-name-asian="Times New Roman" style:font-size-asian="14pt" style:font-name-complex="Times New Roman" style:font-size-complex="14pt"/>
    </style:style>
    <style:style style:name="T45" style:family="text">
      <style:text-properties style:text-position="0% 100%" style:font-name="Times New Roman" fo:font-size="14pt" fo:letter-spacing="normal" fo:language="ru" fo:country="RU" style:text-underline-style="none" officeooo:rsid="00523cd9" style:font-name-asian="Times New Roman" style:font-size-asian="14pt" style:font-name-complex="Times New Roman" style:font-size-complex="14pt"/>
    </style:style>
    <style:style style:name="T46" style:family="text">
      <style:text-properties style:text-position="0% 100%" style:font-name="Times New Roman" fo:font-size="14pt" fo:letter-spacing="normal" fo:language="ru" fo:country="RU" style:text-underline-style="none" officeooo:rsid="004ce090" style:font-name-asian="Times New Roman" style:font-size-asian="14pt" style:font-name-complex="Times New Roman" style:font-size-complex="14pt"/>
    </style:style>
    <style:style style:name="T47" style:family="text">
      <style:text-properties style:text-position="0% 100%" style:font-name="Times New Roman" fo:font-size="14pt" fo:language="ru" fo:country="RU" style:text-underline-style="none" style:font-name-asian="Times New Roman" style:font-size-asian="14pt" style:font-name-complex="Times New Roman"/>
    </style:style>
    <style:style style:name="T48" style:family="text">
      <style:text-properties style:text-position="0% 100%" style:font-name="Times New Roman" fo:font-size="14pt" fo:language="ru" fo:country="RU" style:text-underline-style="none" officeooo:rsid="00db805a" style:font-name-asian="Times New Roman" style:font-size-asian="14pt" style:font-name-complex="Times New Roman"/>
    </style:style>
    <style:style style:name="T49" style:family="text">
      <style:text-properties style:text-position="0% 100%" style:font-name="Times New Roman" fo:font-size="14pt" fo:language="ru" fo:country="RU" style:text-underline-style="none" officeooo:rsid="00d28972" style:font-name-asian="Times New Roman" style:font-size-asian="14pt" style:font-name-complex="Times New Roman"/>
    </style:style>
    <style:style style:name="T50" style:family="text">
      <style:text-properties style:text-position="0% 100%" style:font-name="Times New Roman" fo:font-size="14pt" fo:language="ru" fo:country="RU" style:text-underline-style="none" officeooo:rsid="01ecc48e" style:font-name-asian="Times New Roman" style:font-size-asian="14pt" style:font-name-complex="Times New Roman"/>
    </style:style>
    <style:style style:name="T51" style:family="text">
      <style:text-properties style:text-position="0% 100%" style:font-name="Times New Roman" fo:font-size="14pt" fo:language="ru" fo:country="RU" style:text-underline-style="none" officeooo:rsid="01bb7cc4" style:font-name-asian="Times New Roman" style:font-size-asian="14pt" style:font-name-complex="Times New Roman"/>
    </style:style>
    <style:style style:name="T52" style:family="text">
      <style:text-properties style:text-position="0% 100%" style:font-name="Times New Roman" fo:font-size="14pt" fo:language="ru" fo:country="RU" style:text-underline-style="none" fo:background-color="transparent" loext:char-shading-value="0" style:font-name-asian="Times New Roman" style:font-size-asian="14pt" style:font-name-complex="Times New Roman"/>
    </style:style>
    <style:style style:name="T53" style:family="text">
      <style:text-properties style:text-position="0% 100%" style:font-name="Times New Roman" fo:font-size="14pt" fo:language="ru" fo:country="RU" style:text-underline-style="none" officeooo:rsid="00d28972" fo:background-color="transparent" loext:char-shading-value="0" style:font-name-asian="Times New Roman" style:font-size-asian="14pt" style:font-name-complex="Times New Roman"/>
    </style:style>
    <style:style style:name="T54" style:family="text">
      <style:text-properties style:text-position="0% 100%" style:font-name="Times New Roman" fo:font-size="14pt" fo:language="ru" fo:country="RU" style:text-underline-style="none" officeooo:rsid="01bb3574" fo:background-color="transparent" loext:char-shading-value="0" style:font-name-asian="Times New Roman" style:font-size-asian="14pt" style:font-name-complex="Times New Roman"/>
    </style:style>
    <style:style style:name="T55" style:family="text">
      <style:text-properties style:text-position="0% 100%" style:font-name="Times New Roman" fo:font-size="14pt" fo:language="ru" fo:country="RU" style:text-underline-style="none" officeooo:rsid="01ec0516" fo:background-color="transparent" loext:char-shading-value="0" style:font-name-asian="Times New Roman" style:font-size-asian="14pt" style:font-name-complex="Times New Roman"/>
    </style:style>
    <style:style style:name="T56" style:family="text">
      <style:text-properties style:text-position="0% 100%" style:font-name="Times New Roman" fo:font-size="14pt" fo:language="ru" fo:country="RU" fo:font-style="normal" style:text-underline-style="none" fo:font-weight="normal" fo:background-color="#ffffff" loext:char-shading-value="0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style:text-position="0% 100%" style:font-name="Times New Roman" fo:font-size="14pt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style:text-position="0% 100%" style:font-name="Times New Roman" fo:font-size="14pt" fo:language="ru" fo:country="RU" officeooo:rsid="0010018c" style:font-size-asian="14pt" style:font-size-complex="14pt"/>
    </style:style>
    <style:style style:name="T59" style:family="text">
      <style:text-properties style:text-position="0% 100%" style:font-name="Times New Roman" fo:font-size="14pt" fo:language="ru" fo:country="RU" officeooo:rsid="00523cd9" style:font-size-asian="14pt" style:font-size-complex="14pt"/>
    </style:style>
    <style:style style:name="T60" style:family="text">
      <style:text-properties style:text-position="0% 100%" style:font-name="Times New Roman" fo:letter-spacing="normal" fo:language="ru" fo:country="RU" style:text-underline-style="none" style:font-name-asian="Times New Roman" style:font-name-complex="Times New Roman"/>
    </style:style>
    <style:style style:name="T61" style:family="text">
      <style:text-properties style:text-position="0% 100%" style:font-name="Times New Roman" fo:letter-spacing="normal" fo:language="ru" fo:country="RU" style:text-underline-style="none" officeooo:rsid="01a1502c" style:font-name-asian="Times New Roman" style:font-name-complex="Times New Roman"/>
    </style:style>
    <style:style style:name="T62" style:family="text">
      <style:text-properties style:text-position="0% 100%" style:font-name="Times New Roman" fo:letter-spacing="normal" fo:language="ru" fo:country="RU" style:text-underline-style="none" officeooo:rsid="01bcd5fe" style:font-name-asian="Times New Roman" style:font-name-complex="Times New Roman"/>
    </style:style>
    <style:style style:name="T63" style:family="text">
      <style:text-properties style:text-position="0% 100%" style:font-name="Times New Roman" fo:letter-spacing="normal" fo:language="ru" fo:country="RU" style:text-underline-style="none" officeooo:rsid="01f0cff0" style:font-name-asian="Times New Roman" style:font-name-complex="Times New Roman"/>
    </style:style>
    <style:style style:name="T64" style:family="text">
      <style:text-properties style:text-position="0% 100%" style:font-name="Times New Roman" fo:letter-spacing="normal" fo:language="ru" fo:country="RU" style:text-underline-style="none" officeooo:rsid="01a83ffd" style:font-name-asian="Times New Roman" style:font-name-complex="Times New Roman"/>
    </style:style>
    <style:style style:name="T65" style:family="text">
      <style:text-properties style:text-position="0% 100%" style:font-name="Times New Roman" fo:letter-spacing="normal" fo:language="ru" fo:country="RU" style:text-underline-style="none" fo:background-color="#ffffff" loext:char-shading-value="0" style:font-name-asian="Times New Roman" style:font-name-complex="Times New Roman"/>
    </style:style>
    <style:style style:name="T66" style:family="text">
      <style:text-properties style:text-position="0% 100%" style:font-name="Times New Roman" fo:letter-spacing="normal" fo:language="ru" fo:country="RU" style:text-underline-style="none" fo:background-color="transparent" loext:char-shading-value="0" style:font-name-asian="Times New Roman" style:font-name-complex="Times New Roman"/>
    </style:style>
    <style:style style:name="T67" style:family="text">
      <style:text-properties style:text-position="0% 100%" style:font-name="Times New Roman" fo:letter-spacing="normal" fo:language="ru" fo:country="RU" style:text-underline-style="none" officeooo:rsid="0589514b" fo:background-color="transparent" loext:char-shading-value="0" style:font-name-asian="Times New Roman" style:font-name-complex="Times New Roman"/>
    </style:style>
    <style:style style:name="T68" style:family="text">
      <style:text-properties style:text-position="0% 100%" style:font-name="Times New Roman" fo:letter-spacing="normal" fo:language="ru" fo:country="RU" style:text-underline-style="none" officeooo:rsid="001997e2" fo:background-color="transparent" loext:char-shading-value="0" style:font-name-asian="Times New Roman" style:font-name-complex="Times New Roman"/>
    </style:style>
    <style:style style:name="T69" style:family="text">
      <style:text-properties style:text-position="0% 100%" style:font-name="Times New Roman" fo:letter-spacing="normal" fo:language="ru" fo:country="RU" style:font-name-asian="Times New Roman" style:font-name-complex="Times New Roman"/>
    </style:style>
    <style:style style:name="T70" style:family="text">
      <style:text-properties style:text-position="0% 100%" style:font-name="Times New Roman" fo:letter-spacing="normal" fo:language="ru" fo:country="RU" officeooo:rsid="00cda3a5" style:font-name-asian="Times New Roman" style:font-name-complex="Times New Roman"/>
    </style:style>
    <style:style style:name="T71" style:family="text">
      <style:text-properties style:text-position="0% 100%" style:font-name="Times New Roman" fo:letter-spacing="normal" fo:language="ru" fo:country="RU" officeooo:rsid="01bcd5fe" style:font-name-asian="Times New Roman" style:font-name-complex="Times New Roman"/>
    </style:style>
    <style:style style:name="T72" style:family="text">
      <style:text-properties style:text-position="0% 100%" style:font-name="Times New Roman" fo:letter-spacing="normal" fo:language="ru" fo:country="RU" officeooo:rsid="01e488a8" style:font-name-asian="Times New Roman" style:font-name-complex="Times New Roman"/>
    </style:style>
    <style:style style:name="T73" style:family="text">
      <style:text-properties style:text-position="0% 100%" style:font-name="Times New Roman" fo:letter-spacing="normal" fo:language="ru" fo:country="RU" officeooo:rsid="019d9724" style:font-name-asian="Times New Roman" style:font-name-complex="Times New Roman"/>
    </style:style>
    <style:style style:name="T74" style:family="text">
      <style:text-properties style:text-position="0% 100%" style:font-name="Times New Roman" fo:letter-spacing="normal" fo:language="ru" fo:country="RU" fo:font-style="normal" style:text-underline-style="none" fo:font-weight="normal" officeooo:rsid="012178ce" fo:background-color="#ffffff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75" style:family="text">
      <style:text-properties style:text-position="0% 100%" style:font-name="Times New Roman" fo:letter-spacing="normal" fo:language="ru" fo:country="RU" fo:background-color="transparent" loext:char-shading-value="0" style:font-name-asian="Times New Roman" style:font-name-complex="Times New Roman"/>
    </style:style>
    <style:style style:name="T76" style:family="text">
      <style:text-properties style:text-position="0% 100%" style:font-name="Times New Roman" fo:letter-spacing="normal" fo:language="ru" fo:country="RU" officeooo:rsid="00cda3a5" fo:background-color="transparent" loext:char-shading-value="0" style:font-name-asian="Times New Roman" style:font-name-complex="Times New Roman"/>
    </style:style>
    <style:style style:name="T77" style:family="text">
      <style:text-properties style:text-position="0% 100%" style:font-name="Times New Roman" fo:letter-spacing="normal" fo:language="ru" fo:country="RU" officeooo:rsid="01bcd5fe" fo:background-color="transparent" loext:char-shading-value="0" style:font-name-asian="Times New Roman" style:font-name-complex="Times New Roman"/>
    </style:style>
    <style:style style:name="T78" style:family="text">
      <style:text-properties style:text-position="0% 100%" style:font-name="Times New Roman" fo:letter-spacing="normal" fo:language="ru" fo:country="RU" officeooo:rsid="012d6771" fo:background-color="transparent" loext:char-shading-value="0" style:font-name-asian="Times New Roman" style:font-name-complex="Times New Roman"/>
    </style:style>
    <style:style style:name="T79" style:family="text">
      <style:text-properties style:text-position="0% 100%" style:font-name="Times New Roman" fo:letter-spacing="normal" fo:language="ru" fo:country="RU" officeooo:rsid="01e488a8" fo:background-color="transparent" loext:char-shading-value="0" style:font-name-asian="Times New Roman" style:font-name-complex="Times New Roman"/>
    </style:style>
    <style:style style:name="T80" style:family="text">
      <style:text-properties style:text-position="0% 100%" style:font-name="Times New Roman" fo:letter-spacing="normal" fo:language="ru" fo:country="RU" officeooo:rsid="019d9724" fo:background-color="transparent" loext:char-shading-value="0" style:font-name-asian="Times New Roman" style:font-name-complex="Times New Roman"/>
    </style:style>
    <style:style style:name="T81" style:family="text">
      <style:text-properties style:text-position="0% 100%" style:font-name="Times New Roman" fo:language="ru" fo:country="RU" style:text-underline-style="none" style:font-name-asian="Times New Roman" style:font-name-complex="Times New Roman"/>
    </style:style>
    <style:style style:name="T82" style:family="text">
      <style:text-properties style:text-position="0% 100%" style:font-name="Times New Roman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style:text-position="0% 100%" style:font-name="Times New Roman" fo:language="ru" fo:country="RU" fo:font-style="normal" style:text-underline-style="none" fo:font-weight="normal" officeooo:rsid="001b6acb" style:font-name-asian="Times New Roman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style:text-position="0% 100%" style:font-name="Times New Roman" fo:language="ru" fo:country="RU" fo:font-style="normal" style:text-underline-style="none" fo:font-weight="normal" fo:background-color="#ffffff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style:text-position="0% 100%" style:font-name="Times New Roman" fo:language="ru" fo:country="RU" fo:font-style="normal" style:text-underline-style="none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style:text-position="0% 100%" style:font-name="Times New Roman" fo:language="ru" fo:country="RU" fo:font-style="normal" style:text-underline-style="none" fo:font-weight="normal" officeooo:rsid="001b6acb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style:text-position="0% 100%" style:font-name="Times New Roman" fo:font-size="15pt" officeooo:rsid="00536b73" style:font-size-asian="15pt" style:font-size-complex="15pt"/>
    </style:style>
    <style:style style:name="T88" style:family="text">
      <style:text-properties style:text-position="0% 100%" style:font-name="Times New Roman" fo:font-size="15pt" officeooo:rsid="004e3e6b" style:font-size-asian="15pt" style:font-size-complex="15pt"/>
    </style:style>
    <style:style style:name="T89" style:family="text">
      <style:text-properties style:text-position="0% 100%" style:font-name="Times New Roman1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style:text-position="0% 100%" style:font-name="Times New Roman1" fo:language="ru" fo:country="RU" fo:font-style="normal" style:text-underline-style="none" fo:font-weight="normal" officeooo:rsid="001b6acb" style:font-name-asian="Times New Roman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style:text-position="0% 100%" style:font-name="Times New Roman1" fo:font-size="14pt" fo:language="ru" fo:country="RU" style:text-underline-style="none" style:font-name-asian="Times New Roman" style:font-size-asian="14pt" style:font-name-complex="Times New Roman"/>
    </style:style>
    <style:style style:name="T92" style:family="text">
      <style:text-properties style:text-position="0% 100%" style:font-name="Times New Roman1" fo:font-size="14pt" fo:letter-spacing="normal" fo:language="ru" fo:country="RU" fo:font-style="normal" style:text-underline-style="none" fo:font-weight="normal" fo:background-color="#ffffff" loext:char-shading-value="0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style:text-position="0% 100%" style:font-name="Times New Roman1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style:text-underline-style="none" fo:font-weight="normal" officeooo:rsid="01c89412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97" style:family="text">
      <style:text-properties style:text-position="0% 100%" fo:letter-spacing="normal"/>
    </style:style>
    <style:style style:name="T98" style:family="text">
      <style:text-properties style:text-position="0% 100%" fo:letter-spacing="normal" officeooo:rsid="00cda3a5"/>
    </style:style>
    <style:style style:name="T99" style:family="text">
      <style:text-properties style:text-position="0% 100%" fo:letter-spacing="normal" officeooo:rsid="01bcd5fe"/>
    </style:style>
    <style:style style:name="T100" style:family="text">
      <style:text-properties style:text-position="0% 100%" fo:letter-spacing="normal" officeooo:rsid="012d6771"/>
    </style:style>
    <style:style style:name="T101" style:family="text">
      <style:text-properties style:text-position="0% 100%" fo:letter-spacing="normal" officeooo:rsid="01e488a8"/>
    </style:style>
    <style:style style:name="T102" style:family="text">
      <style:text-properties style:text-position="0% 100%" fo:letter-spacing="normal" officeooo:rsid="019d9724"/>
    </style:style>
    <style:style style:name="T103" style:family="text">
      <style:text-properties style:text-position="sub 58%" style:font-name="Times New Roman" fo:language="ru" fo:country="RU" style:text-underline-style="none" officeooo:rsid="0589514b" fo:background-color="transparent" loext:char-shading-value="0" style:font-name-asian="Times New Roman" style:font-name-complex="Times New Roman"/>
    </style:style>
    <style:style style:name="T104" style:family="text">
      <style:text-properties officeooo:rsid="00117c66"/>
    </style:style>
    <style:style style:name="T105" style:family="text">
      <style:text-properties style:font-name="Times New Roman" fo:letter-spacing="normal" fo:language="ru" fo:country="RU" style:font-name-asian="Times New Roman" style:font-name-complex="Times New Roman"/>
    </style:style>
    <style:style style:name="T106" style:family="text">
      <style:text-properties style:font-name="Times New Roman" fo:letter-spacing="normal" fo:language="ru" fo:country="RU" officeooo:rsid="012d6771" style:font-name-asian="Times New Roman" style:font-name-complex="Times New Roman"/>
    </style:style>
    <style:style style:name="T107" style:family="text">
      <style:text-properties style:font-name="Times New Roman" fo:letter-spacing="normal" fo:language="ru" fo:country="RU" officeooo:rsid="01bcd5fe" style:font-name-asian="Times New Roman" style:font-name-complex="Times New Roman"/>
    </style:style>
    <style:style style:name="T108" style:family="text">
      <style:text-properties style:font-name="Times New Roman" fo:letter-spacing="normal" fo:language="ru" fo:country="RU" officeooo:rsid="01e488a8" style:font-name-asian="Times New Roman" style:font-name-complex="Times New Roman"/>
    </style:style>
    <style:style style:name="T109" style:family="text">
      <style:text-properties style:font-name="Times New Roman" fo:letter-spacing="normal" fo:language="ru" fo:country="RU" officeooo:rsid="001b6acb" style:font-name-asian="Times New Roman" style:font-name-complex="Times New Roman"/>
    </style:style>
    <style:style style:name="T110" style:family="text">
      <style:text-properties style:font-name="Times New Roman" fo:language="ru" fo:country="RU" style:font-name-asian="Times New Roman" style:font-name-complex="Times New Roman"/>
    </style:style>
    <style:style style:name="T111" style:family="text">
      <style:text-properties style:font-name="Times New Roman" fo:language="ru" fo:country="RU" officeooo:rsid="00cda3a5" style:font-name-asian="Times New Roman" style:font-name-complex="Times New Roman"/>
    </style:style>
    <style:style style:name="T112" style:family="text">
      <style:text-properties style:font-name="Times New Roman" fo:language="ru" fo:country="RU" officeooo:rsid="01bcd5fe" style:font-name-asian="Times New Roman" style:font-name-complex="Times New Roman"/>
    </style:style>
    <style:style style:name="T113" style:family="text">
      <style:text-properties style:font-name="Times New Roman" fo:language="ru" fo:country="RU" officeooo:rsid="019d9724" style:font-name-asian="Times New Roman" style:font-name-complex="Times New Roman"/>
    </style:style>
    <style:style style:name="T114" style:family="text">
      <style:text-properties style:font-name="Times New Roman" fo:language="ru" fo:country="RU" fo:background-color="transparent" loext:char-shading-value="0" style:font-name-asian="Times New Roman" style:font-name-complex="Times New Roman"/>
    </style:style>
    <style:style style:name="T115" style:family="text">
      <style:text-properties style:font-name="Times New Roman" fo:font-size="14pt" fo:letter-spacing="normal" fo:language="ru" fo:country="RU" style:font-name-asian="Times New Roman" style:font-size-asian="14pt" style:font-name-complex="Times New Roman"/>
    </style:style>
    <style:style style:name="T116" style:family="text">
      <style:text-properties style:font-name="Times New Roman" fo:font-size="14pt" fo:letter-spacing="normal" fo:language="ru" fo:country="RU" officeooo:rsid="002b814f" style:font-name-asian="Times New Roman" style:font-size-asian="14pt" style:font-name-complex="Times New Roman"/>
    </style:style>
    <style:style style:name="T117" style:family="text">
      <style:text-properties style:font-name="Times New Roman1"/>
    </style:style>
    <style:style style:name="T118" style:family="text">
      <style:text-properties officeooo:rsid="00118692"/>
    </style:style>
    <style:style style:name="T119" style:family="text">
      <style:text-properties officeooo:rsid="0013c420"/>
    </style:style>
    <style:style style:name="T120" style:family="text">
      <style:text-properties officeooo:rsid="00170116"/>
    </style:style>
    <style:style style:name="T121" style:family="text">
      <style:text-properties officeooo:rsid="0017798d"/>
    </style:style>
    <style:style style:name="T122" style:family="text">
      <style:text-properties officeooo:rsid="00191c9b"/>
    </style:style>
    <style:style style:name="T123" style:family="text">
      <style:text-properties fo:language="ru" fo:country="RU"/>
    </style:style>
    <style:style style:name="T124" style:family="text">
      <style:text-properties fo:language="ru" fo:country="RU" officeooo:rsid="0183657e"/>
    </style:style>
    <style:style style:name="T125" style:family="text">
      <style:text-properties fo:language="ru" fo:country="RU" officeooo:rsid="00191c9b"/>
    </style:style>
    <style:style style:name="T126" style:family="text">
      <style:text-properties fo:language="ru" fo:country="RU" fo:font-style="normal" style:text-underline-style="none" style:font-style-asian="normal" style:font-style-complex="normal"/>
    </style:style>
    <style:style style:name="T127" style:family="text">
      <style:text-properties fo:language="ru" fo:country="RU" fo:font-style="normal" style:text-underline-style="none" officeooo:rsid="00d2731d" style:font-style-asian="normal" style:font-style-complex="normal"/>
    </style:style>
    <style:style style:name="T128" style:family="text">
      <style:text-properties fo:language="ru" fo:country="RU" fo:font-style="normal" style:text-underline-style="none" officeooo:rsid="01bb7cc4" style:font-style-asian="normal" style:font-style-complex="normal"/>
    </style:style>
    <style:style style:name="T129" style:family="text">
      <style:text-properties fo:language="ru" fo:country="RU" fo:font-style="normal" style:text-underline-style="none" officeooo:rsid="01ecc48e" style:font-style-asian="normal" style:font-style-complex="normal"/>
    </style:style>
    <style:style style:name="T130" style:family="text">
      <style:text-properties fo:language="ru" fo:country="RU" fo:font-style="normal" style:text-underline-style="none" officeooo:rsid="001b6acb" fo:background-color="transparent" loext:char-shading-value="0" style:font-style-asian="normal" style:font-style-complex="normal"/>
    </style:style>
    <style:style style:name="T131" style:family="text">
      <style:text-properties fo:language="ru" fo:country="RU" officeooo:rsid="020a95c7"/>
    </style:style>
    <style:style style:name="T132" style:family="text">
      <style:text-properties fo:language="ru" fo:country="RU" officeooo:rsid="001b6acb"/>
    </style:style>
    <style:style style:name="T133" style:family="text">
      <style:text-properties fo:language="ru" fo:country="RU" fo:background-color="transparent" loext:char-shading-value="0"/>
    </style:style>
    <style:style style:name="T134" style:family="text">
      <style:text-properties fo:language="ru" fo:country="RU" officeooo:rsid="012d6771" fo:background-color="transparent" loext:char-shading-value="0"/>
    </style:style>
    <style:style style:name="T135" style:family="text">
      <style:text-properties fo:language="ru" fo:country="RU" officeooo:rsid="01e488a8" fo:background-color="transparent" loext:char-shading-value="0"/>
    </style:style>
    <style:style style:name="T136" style:family="text">
      <style:text-properties fo:language="ru" fo:country="RU" officeooo:rsid="004a082a"/>
    </style:style>
    <style:style style:name="T137" style:family="text">
      <style:text-properties officeooo:rsid="001997e2"/>
    </style:style>
    <style:style style:name="T138" style:family="text">
      <style:text-properties officeooo:rsid="001b6acb"/>
    </style:style>
    <style:style style:name="T139" style:family="text">
      <style:text-properties officeooo:rsid="00d28972"/>
    </style:style>
    <style:style style:name="T140" style:family="text">
      <style:text-properties officeooo:rsid="002b814f"/>
    </style:style>
    <style:style style:name="T141" style:family="text">
      <style:text-properties officeooo:rsid="012a6cac"/>
    </style:style>
    <style:style style:name="T142" style:family="text">
      <style:text-properties officeooo:rsid="01a83ffd"/>
    </style:style>
    <style:style style:name="T143" style:family="text">
      <style:text-properties officeooo:rsid="00382f89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style:text-underline-style="none"/>
    </style:style>
    <style:style style:name="T146" style:family="text">
      <style:text-properties officeooo:rsid="00201b18"/>
    </style:style>
    <style:style style:name="T147" style:family="text">
      <style:text-properties officeooo:rsid="0022ca4e"/>
    </style:style>
    <style:style style:name="T148" style:family="text">
      <style:text-properties officeooo:rsid="0024b8fe"/>
    </style:style>
    <style:style style:name="T149" style:family="text">
      <style:text-properties fo:color="#000000" loext:opacity="100%" officeooo:rsid="002674b9"/>
    </style:style>
    <style:style style:name="T150" style:family="text">
      <style:text-properties fo:color="#000000" loext:opacity="100%" style:text-position="sub 58%" style:font-name="Times New Roman1" fo:font-size="20pt" officeooo:rsid="002674b9" style:font-size-asian="20pt" style:font-name-complex="Times New Roman1" style:font-size-complex="20pt"/>
    </style:style>
    <style:style style:name="T151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35eb9d" style:letter-kerning="tru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2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4ce090" style:letter-kerning="tru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3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4db500" style:letter-kerning="tru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4" style:family="text">
      <style:text-properties fo:color="#000000" loext:opacity="100%" style:text-position="0% 100%" style:font-name="Times New Roman1" fo:font-size="14pt" fo:letter-spacing="-0.004cm" fo:language="ru" fo:country="RU" fo:font-style="normal" style:text-underline-style="none" fo:font-weight="normal" officeooo:rsid="00523cd9" style:letter-kerning="tru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5" style:family="text">
      <style:text-properties officeooo:rsid="00271300"/>
    </style:style>
    <style:style style:name="T156" style:family="text">
      <style:text-properties fo:font-size="11pt" style:font-size-asian="11pt" style:font-size-complex="11pt"/>
    </style:style>
    <style:style style:name="T157" style:family="text">
      <style:text-properties officeooo:rsid="00457cf6"/>
    </style:style>
    <style:style style:name="T158" style:family="text">
      <style:text-properties style:use-window-font-color="true" loext:opacity="0%" style:font-name="Times New Roman" fo:font-size="18pt" fo:language="ru" fo:country="RU" officeooo:rsid="0013c9f4" style:font-name-asian="Times New Roman" style:font-size-asian="18pt" style:language-asian="zh" style:country-asian="CN" style:font-name-complex="Times New Roman" style:font-size-complex="18pt" style:language-complex="ar" style:country-complex="SA"/>
    </style:style>
    <style:style style:name="T159" style:family="text">
      <style:text-properties style:use-window-font-color="true" loext:opacity="0%" style:font-name="Times New Roman" fo:font-size="18pt" fo:language="ru" fo:country="RU" officeooo:rsid="01e065bc" style:font-name-asian="Times New Roman" style:font-size-asian="18pt" style:language-asian="zh" style:country-asian="CN" style:font-name-complex="Times New Roman" style:font-size-complex="18pt" style:language-complex="ar" style:country-complex="SA"/>
    </style:style>
    <style:style style:name="T160" style:family="text">
      <style:text-properties style:use-window-font-color="true" loext:opacity="0%" style:font-name="Times New Roman" fo:font-size="18pt" fo:language="ru" fo:country="RU" officeooo:rsid="0038671d" fo:background-color="#ffffff" loext:char-shading-value="0" style:font-name-asian="Times New Roman" style:font-size-asian="18pt" style:language-asian="zh" style:country-asian="CN" style:font-name-complex="Times New Roman" style:font-size-complex="18pt" style:language-complex="ar" style:country-complex="SA"/>
    </style:style>
    <style:style style:name="T161" style:family="text">
      <style:text-properties officeooo:rsid="01a2d3df"/>
    </style:style>
    <style:style style:name="T162" style:family="text">
      <style:text-properties officeooo:rsid="0045943b"/>
    </style:style>
    <style:style style:name="T163" style:family="text">
      <style:text-properties officeooo:rsid="004675ea"/>
    </style:style>
    <style:style style:name="T164" style:family="text">
      <style:text-properties officeooo:rsid="004a082a"/>
    </style:style>
    <style:style style:name="T165" style:family="text">
      <style:text-properties officeooo:rsid="01e065b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officeooo:rsid="01e065bc" style:font-style-asian="italic" style:font-style-complex="italic"/>
    </style:style>
    <style:style style:name="T168" style:family="text">
      <style:text-properties fo:font-style="italic" officeooo:rsid="01e404f8" style:font-style-asian="italic" style:font-style-complex="italic"/>
    </style:style>
    <style:style style:name="T169" style:family="text">
      <style:text-properties fo:font-style="italic" style:font-style-asian="italic" style:font-size-complex="14pt" style:font-style-complex="italic"/>
    </style:style>
    <style:style style:name="T170" style:family="text">
      <style:text-properties fo:font-style="italic" officeooo:rsid="0045943b" style:font-style-asian="italic" style:font-size-complex="14pt" style:font-style-complex="italic"/>
    </style:style>
    <style:style style:name="T171" style:family="text">
      <style:text-properties fo:font-style="italic" officeooo:rsid="004a082a" style:font-style-asian="italic" style:font-size-complex="14pt" style:font-style-complex="italic"/>
    </style:style>
    <style:style style:name="T172" style:family="text">
      <style:text-properties fo:font-style="italic" officeooo:rsid="006346a9" style:font-style-asian="italic" style:font-size-complex="14pt" style:font-style-complex="italic"/>
    </style:style>
    <style:style style:name="T173" style:family="text">
      <style:text-properties fo:font-size="18pt" officeooo:rsid="0015d9c0" fo:background-color="#ffffff" loext:char-shading-value="0" style:font-size-asian="18pt" style:font-size-complex="18pt"/>
    </style:style>
    <style:style style:name="T174" style:family="text">
      <style:text-properties officeooo:rsid="004af43f"/>
    </style:style>
    <style:style style:name="T175" style:family="text">
      <style:text-properties officeooo:rsid="00523cd9"/>
    </style:style>
    <style:style style:name="T176" style:family="text">
      <style:text-properties officeooo:rsid="006346a9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X"/>
        <table:table-column table:style-name="Таблица1.f"/>
        <table:table-column table:style-name="Таблица1.g"/>
        <table:table-row table:style-name="Таблица1.1">
          <table:table-cell table:style-name="Таблица1.A1" table:number-columns-spanned="7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195"><text:s text:c="3"/><text:span text:style-name="T167">К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0"/>
          </table:table-cell>
          <table:covered-table-cell/>
          <table:table-cell table:style-name="Таблица1.R1" table:number-columns-spanned="3" office:value-type="string">
            <text:p text:style-name="P40"/>
          </table:table-cell>
          <table:covered-table-cell/>
          <table:covered-table-cell/>
          <table:table-cell table:style-name="Таблица1.R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0"/>
          </table:table-cell>
        </table:table-row>
        <table:table-row table:style-name="Таблица1.2">
          <table:table-cell table:style-name="Таблица1.R1" office:value-type="string">
            <text:p text:style-name="P80">Дубл.</text:p>
            <text:p text:style-name="P80"/>
          </table:table-cell>
          <table:table-cell table:style-name="Таблица1.R1" table:number-columns-spanned="2" office:value-type="string">
            <text:p text:style-name="P40"/>
            <text:p text:style-name="P40"/>
          </table:table-cell>
          <table:covered-table-cell/>
          <table:table-cell table:style-name="Таблица1.R1" table:number-columns-spanned="3" office:value-type="string">
            <text:p text:style-name="P40"/>
          </table:table-cell>
          <table:covered-table-cell/>
          <table:covered-table-cell/>
          <table:table-cell table:style-name="Таблица1.R1" office:value-type="string">
            <text:p text:style-name="P40"/>
            <text:p text:style-name="P40"/>
          </table:table-cell>
          <table:table-cell table:style-name="Таблица1.H2" table:number-columns-spanned="10" office:value-type="string">
            <text:p text:style-name="P194"><text:s text:c="2"/><text:span text:style-name="T166"><text:s/></text:span><text:span text:style-name="T168">А.Г.Данильченк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0"/>
            <text:p text:style-name="P40"/>
          </table:table-cell>
          <table:covered-table-cell/>
          <table:table-cell table:style-name="Таблица1.R1" table:number-columns-spanned="3" office:value-type="string">
            <text:p text:style-name="P40"/>
          </table:table-cell>
          <table:covered-table-cell/>
          <table:covered-table-cell/>
          <table:table-cell table:style-name="Таблица1.R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0"/>
          </table:table-cell>
        </table:table-row>
        <table:table-row table:style-name="Таблица1.1">
          <table:table-cell table:style-name="Таблица1.R1" office:value-type="string">
            <text:p text:style-name="P80">Взам.</text:p>
          </table:table-cell>
          <table:table-cell table:style-name="Таблица1.R1" table:number-columns-spanned="2" office:value-type="string">
            <text:p text:style-name="P40"/>
          </table:table-cell>
          <table:covered-table-cell/>
          <table:table-cell table:style-name="Таблица1.R1" table:number-columns-spanned="3" office:value-type="string">
            <text:p text:style-name="P40"/>
          </table:table-cell>
          <table:covered-table-cell/>
          <table:covered-table-cell/>
          <table:table-cell table:style-name="Таблица1.R1" office:value-type="string">
            <text:p text:style-name="P40"/>
          </table:table-cell>
          <table:table-cell table:style-name="Таблица1.H2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0"/>
          </table:table-cell>
          <table:covered-table-cell/>
          <table:table-cell table:style-name="Таблица1.R1" table:number-columns-spanned="3" office:value-type="string">
            <text:p text:style-name="P40"/>
          </table:table-cell>
          <table:covered-table-cell/>
          <table:covered-table-cell/>
          <table:table-cell table:style-name="Таблица1.R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0"/>
          </table:table-cell>
        </table:table-row>
        <table:table-row table:style-name="Таблица1.1">
          <table:table-cell table:style-name="Таблица1.R1" office:value-type="string">
            <text:p text:style-name="P80">Подл.</text:p>
          </table:table-cell>
          <table:table-cell table:style-name="Таблица1.R1" table:number-columns-spanned="2" office:value-type="string">
            <text:p text:style-name="P105"/>
          </table:table-cell>
          <table:covered-table-cell/>
          <table:table-cell table:style-name="Таблица1.R1" table:number-columns-spanned="3" office:value-type="string">
            <text:p text:style-name="P105"/>
          </table:table-cell>
          <table:covered-table-cell/>
          <table:covered-table-cell/>
          <table:table-cell table:style-name="Таблица1.R1" office:value-type="string">
            <text:p text:style-name="P114"/>
          </table:table-cell>
          <table:table-cell table:style-name="Таблица1.H2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80"/>
          </table:table-cell>
          <table:covered-table-cell/>
          <table:table-cell table:style-name="Таблица1.R1" table:number-columns-spanned="3" office:value-type="string">
            <text:p text:style-name="P80"/>
          </table:table-cell>
          <table:covered-table-cell/>
          <table:covered-table-cell/>
          <table:table-cell table:style-name="Таблица1.R1" table:number-columns-spanned="4" office:value-type="string">
            <text:p text:style-name="P80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80"/>
          </table:table-cell>
        </table:table-row>
        <table:table-row table:style-name="Таблица1.5">
          <table:table-cell table:style-name="Таблица1.A5" table:number-columns-spanned="1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5" table:number-columns-spanned="9" office:value-type="string">
            <text:h text:style-name="P344" text:outline-level="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5" table:number-columns-spanned="3" office:value-type="string">
            <text:p text:style-name="P40"/>
          </table:table-cell>
          <table:covered-table-cell/>
          <table:covered-table-cell/>
          <table:table-cell table:style-name="Таблица1.S5" table:number-columns-spanned="3" office:value-type="string">
            <text:p text:style-name="P116">1</text:p>
          </table:table-cell>
          <table:covered-table-cell/>
          <table:covered-table-cell/>
        </table:table-row>
        <table:table-row table:style-name="Таблица1.6">
          <table:table-cell table:style-name="Таблица1.A7" table:number-rows-spanned="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6" table:number-columns-spanned="3" office:value-type="string">
            <text:p text:style-name="P55">АО «Авангард»</text:p>
            <text:p text:style-name="P105"/>
          </table:table-cell>
          <table:covered-table-cell/>
          <table:covered-table-cell/>
          <table:table-cell table:style-name="Таблица1.N6" table:number-columns-spanned="3" office:value-type="string">
            <text:p text:style-name="P192">ЮЕЛИ.333349.001</text:p>
          </table:table-cell>
          <table:covered-table-cell/>
          <table:covered-table-cell/>
          <table:table-cell table:style-name="Таблица1.Q6" table:number-columns-spanned="8" office:value-type="string">
            <text:p text:style-name="P5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Y6" table:number-columns-spanned="9" office:value-type="string">
            <text:h text:style-name="P371" text:outline-level="9"><text:span text:style-name="T16">ПТ-0</text:span><text:span text:style-name="T17">0</text:span><text:span text:style-name="T16">-2024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7" office:value-type="string">
            <text:p text:style-name="P51"/>
            <text:p text:style-name="P51"/>
            <text:p text:style-name="P51"/>
          </table:table-cell>
          <table:table-cell table:style-name="Таблица1.L7" table:number-columns-spanned="14" office:value-type="string">
            <text:p text:style-name="P193">Гидроцикл <text:span text:style-name="T165">мощность двигателя 150 л.с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7" table:number-columns-spanned="3" office:value-type="string">
            <text:p text:style-name="P55"/>
          </table:table-cell>
          <table:covered-table-cell/>
          <table:covered-table-cell/>
          <table:table-cell table:style-name="Таблица1.c7" table:number-columns-spanned="3" office:value-type="string">
            <text:p text:style-name="P79"><text:span text:style-name="Основной_20_шрифт_20_абзаца"/></text:p>
          </table:table-cell>
          <table:covered-table-cell/>
          <table:covered-table-cell/>
          <table:table-cell table:style-name="Таблица1.f7" table:number-columns-spanned="2" office:value-type="string">
            <text:p text:style-name="P51"/>
          </table:table-cell>
          <table:covered-table-cell/>
        </table:table-row>
        <table:table-row table:style-name="Таблица1.8">
          <table:table-cell table:style-name="Таблица1.A11" table:number-rows-spanned="4" table:number-columns-spanned="9" office:value-type="string">
            <text:p text:style-name="P40"/>
            <text:p text:style-name="P40"/>
            <text:p text:style-name="P40"/>
            <text:p text:style-name="P40"/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40"/>
            <text:p text:style-name="P40"/>
            <text:p text:style-name="P2"/>
            <text:p text:style-name="P40"/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40"/>
            <text:p text:style-name="Standard"/>
            <text:p text:style-name="P41"/>
            <text:p text:style-name="P115"/>
          </table:table-cell>
          <table:table-cell table:style-name="Таблица1.P11" table:number-rows-spanned="4" table:number-columns-spanned="18" office:value-type="string">
            <text:p text:style-name="P125"/>
            <text:p text:style-name="P125">УТВЕРЖДАЮ</text:p>
            <text:p text:style-name="P120">Главный конструктор</text:p>
            <text:p text:style-name="P120">___________ <text:s/></text:p>
            <text:p text:style-name="P120">«___» __________ 20<text:span text:style-name="T157">24</text:span>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.E12" table:number-columns-spanned="19" office:value-type="string">
            <text:h text:style-name="P338" text:outline-level="3">ПАСПОРТ <text:s text:c="2"/>ТЕХНОЛОГИЧЕСКИ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12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3" table:number-columns-spanned="5" office:value-type="string">
            <text:p text:style-name="P123"/>
            <text:p text:style-name="P119">Начальник ОТК</text:p>
            <text:p text:style-name="P119"/>
            <text:p text:style-name="P119">Начальник цеха <text:span text:style-name="T157">03</text:span></text:p>
          </table:table-cell>
          <table:covered-table-cell/>
          <table:covered-table-cell/>
          <table:covered-table-cell/>
          <table:covered-table-cell/>
          <table:table-cell table:style-name="Таблица1.F13" table:number-columns-spanned="3" office:value-type="string">
            <text:p text:style-name="P172"/>
          </table:table-cell>
          <table:covered-table-cell/>
          <table:covered-table-cell/>
          <table:table-cell table:style-name="Таблица1.I13" table:number-columns-spanned="4" office:value-type="string">
            <text:p text:style-name="P191"/>
            <text:p text:style-name="P387"><text:s/></text:p>
          </table:table-cell>
          <table:covered-table-cell/>
          <table:covered-table-cell/>
          <table:covered-table-cell/>
          <table:table-cell table:style-name="Таблица1.M13" table:number-columns-spanned="4" office:value-type="string">
            <text:p text:style-name="P121"><text:s/></text:p>
            <text:p text:style-name="P121"><text:s text:c="2"/>Главный технолог</text:p>
            <text:p text:style-name="P119"/>
            <text:p text:style-name="P119"><text:s text:c="2"/><text:span text:style-name="T157">Начальник СМиС</text:span></text:p>
            <text:p text:style-name="P119"/>
            <text:p text:style-name="P119"><text:s text:c="2"/>Начальник ОСТД и С</text:p>
          </table:table-cell>
          <table:covered-table-cell/>
          <table:covered-table-cell/>
          <table:covered-table-cell/>
          <table:table-cell table:style-name="Таблица1.Q13" table:number-columns-spanned="5" office:value-type="string">
            <text:p text:style-name="P119"/>
          </table:table-cell>
          <table:covered-table-cell/>
          <table:covered-table-cell/>
          <table:covered-table-cell/>
          <table:covered-table-cell/>
          <table:table-cell table:style-name="Таблица1.V13" table:number-columns-spanned="12" office:value-type="string">
            <text:p text:style-name="P119"/>
            <text:p text:style-name="P12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4" table:number-columns-spanned="2" office:value-type="string">
            <text:p text:style-name="P126">ТЛ</text:p>
          </table:table-cell>
          <table:covered-table-cell/>
          <table:table-cell table:style-name="Таблица1.C14" table:number-columns-spanned="18" office:value-type="string">
            <text:p text:style-name="P40"/>
            <text:p text:style-name="P40"/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14" table:number-columns-spanned="9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C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P"/>
        <table:table-column table:style-name="Таблица2.Z"/>
        <table:table-column table:style-name="Таблица2.a"/>
        <table:table-column table:style-name="Таблица2.b"/>
        <table:table-column table:style-name="Таблица2.L"/>
        <table:table-column table:style-name="Таблица2.d"/>
        <table:table-column table:style-name="Таблица2.e"/>
        <table:table-column table:style-name="Таблица2.P"/>
        <table:table-column table:style-name="Таблица2.g"/>
        <table:table-column table:style-name="Таблица2.h"/>
        <table:table-column table:style-name="Таблица2.D"/>
        <table:table-column table:style-name="Таблица2.j"/>
        <table:table-column table:style-name="Таблица2.S"/>
        <table:table-column table:style-name="Таблица2.l"/>
        <table:table-column table:style-name="Таблица2.m"/>
        <table:table-row table:style-name="Таблица2.1">
          <table:table-cell table:style-name="Таблица2.A1" table:number-columns-spanned="39" office:value-type="string">
            <text:p text:style-name="P38"><text:s text:c="170"/><text:span text:style-name="T156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table:number-columns-spanned="2" office:value-type="string">
            <text:p text:style-name="Standard"/>
          </table:table-cell>
          <table:covered-table-cell/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Z2" table:number-columns-spanned="3" office:value-type="string">
            <text:p text:style-name="P80"/>
          </table:table-cell>
          <table:covered-table-cell/>
          <table:covered-table-cell/>
          <table:table-cell table:style-name="Таблица2.Z2" table:number-columns-spanned="2" office:value-type="string">
            <text:p text:style-name="P80"/>
          </table:table-cell>
          <table:covered-table-cell/>
          <table:table-cell table:style-name="Таблица2.Z2" table:number-columns-spanned="3" office:value-type="string">
            <text:p text:style-name="P80"/>
          </table:table-cell>
          <table:covered-table-cell/>
          <table:covered-table-cell/>
          <table:table-cell table:style-name="Таблица2.Z2" table:number-columns-spanned="4" office:value-type="string">
            <text:p text:style-name="P80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80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80">Дубл.</text:p>
          </table:table-cell>
          <table:covered-table-cell/>
          <table:table-cell table:style-name="Таблица2.Z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L3" table:number-columns-spanned="4" office:value-type="string">
            <text:p text:style-name="P40"><text:s text:c="15"/></text:p>
          </table:table-cell>
          <table:covered-table-cell/>
          <table:covered-table-cell/>
          <table:covered-table-cell/>
          <table:table-cell table:style-name="Таблица2.P3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2"/>
          </table:table-cell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80">Взам.</text:p>
          </table:table-cell>
          <table:covered-table-cell/>
          <table:table-cell table:style-name="Таблица2.Z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L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Таблица2.Z2" office:value-type="string">
            <text:p text:style-name="P40"/>
          </table:table-cell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Z2" office:value-type="string">
            <text:p text:style-name="P40"/>
          </table:table-cell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80">Подл.</text:p>
          </table:table-cell>
          <table:covered-table-cell/>
          <table:table-cell table:style-name="Таблица2.Z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L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Таблица2.Z2" office:value-type="string">
            <text:p text:style-name="P40"/>
          </table:table-cell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Z2" office:value-type="string">
            <text:p text:style-name="P40"/>
          </table:table-cell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  <table:table-cell table:style-name="Таблица2.Z2" table:number-columns-spanned="3" office:value-type="string">
            <text:p text:style-name="P40"/>
          </table:table-cell>
          <table:covered-table-cell/>
          <table:covered-table-cell/>
          <table:table-cell table:style-name="Таблица2.Z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0"/>
          </table:table-cell>
          <table:covered-table-cell/>
        </table:table-row>
        <table:table-row table:style-name="Таблица2.6">
          <table:table-cell table:style-name="Таблица2.A6" table:number-columns-spanned="2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8" office:value-type="string">
            <text:h text:style-name="P345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3" office:value-type="string">
            <text:p text:style-name="P55"/>
          </table:table-cell>
          <table:covered-table-cell/>
          <table:covered-table-cell/>
          <table:table-cell table:style-name="Таблица2.a6" table:number-columns-spanned="2" office:value-type="string">
            <text:p text:style-name="P55"/>
          </table:table-cell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134">Разработал</text:p>
          </table:table-cell>
          <table:covered-table-cell/>
          <table:covered-table-cell/>
          <table:table-cell table:style-name="Таблица2.Z2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1" table:number-columns-spanned="2" office:value-type="string">
            <text:p text:style-name="P40"/>
          </table:table-cell>
          <table:covered-table-cell/>
          <table:table-cell table:style-name="Таблица2.M11" office:value-type="string">
            <text:p text:style-name="P40"/>
          </table:table-cell>
          <table:table-cell table:style-name="Таблица2.N7" table:number-rows-spanned="3" table:number-columns-spanned="5" office:value-type="string">
            <text:p text:style-name="P163">АО</text:p>
            <text:p text:style-name="P163">«Авангард»</text:p>
          </table:table-cell>
          <table:covered-table-cell/>
          <table:covered-table-cell/>
          <table:covered-table-cell/>
          <table:covered-table-cell/>
          <table:table-cell table:style-name="Таблица2.S7" table:number-rows-spanned="3" table:number-columns-spanned="6" office:value-type="string">
            <text:p text:style-name="P58"><text:s/><text:span text:style-name="T15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7" table:number-rows-spanned="3" table:number-columns-spanned="8" office:value-type="string">
            <text:p text:style-name="P51"/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g7" table:number-rows-spanned="3" table:number-columns-spanned="7" office:value-type="string">
            <text:h text:style-name="P361" text:outline-level="9">ПТ- ...-2024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134">Проверил</text:p>
          </table:table-cell>
          <table:covered-table-cell/>
          <table:covered-table-cell/>
          <table:table-cell table:style-name="Таблица2.Z2" table:number-columns-spanned="7" office:value-type="string">
            <text:p text:style-name="P105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1" table:number-columns-spanned="2" office:value-type="string">
            <text:p text:style-name="P40"/>
          </table:table-cell>
          <table:covered-table-cell/>
          <table:table-cell table:style-name="Таблица2.M11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134"/>
          </table:table-cell>
          <table:covered-table-cell/>
          <table:covered-table-cell/>
          <table:table-cell table:style-name="Таблица2.Z2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1" table:number-columns-spanned="2" office:value-type="string">
            <text:p text:style-name="P40"/>
          </table:table-cell>
          <table:covered-table-cell/>
          <table:table-cell table:style-name="Таблица2.M11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134"/>
          </table:table-cell>
          <table:covered-table-cell/>
          <table:covered-table-cell/>
          <table:table-cell table:style-name="Таблица2.Z2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1" table:number-columns-spanned="2" office:value-type="string">
            <text:p text:style-name="P40"/>
          </table:table-cell>
          <table:covered-table-cell/>
          <table:table-cell table:style-name="Таблица2.M11" office:value-type="string">
            <text:p text:style-name="P40"/>
          </table:table-cell>
          <table:table-cell table:style-name="Таблица2.N10" table:number-rows-spanned="2" office:value-type="string">
            <text:p text:style-name="P55"/>
          </table:table-cell>
          <table:table-cell table:style-name="Таблица2.O10" table:number-rows-spanned="2" table:number-columns-spanned="21" office:value-type="string">
            <text:p text:style-name="P174"><text:span text:style-name="T136">Г</text:span><text:span text:style-name="T158">идроцикл </text:span><text:span text:style-name="T159">мощность двигателя 150 л.с.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j10" table:number-rows-spanned="2" office:value-type="string">
            <text:p text:style-name="P164"/>
          </table:table-cell>
          <table:table-cell table:style-name="Таблица2.k10" table:number-rows-spanned="2" table:number-columns-spanned="2" office:value-type="string">
            <text:p text:style-name="P124"/>
          </table:table-cell>
          <table:covered-table-cell/>
          <table:table-cell table:style-name="Таблица2.k10" table:number-rows-spanned="2" office:value-type="string">
            <text:p text:style-name="P124"/>
          </table:table-cell>
        </table:table-row>
        <table:table-row table:style-name="Таблица2.7">
          <table:table-cell table:style-name="Таблица2.A11" table:number-columns-spanned="3" office:value-type="string">
            <text:p text:style-name="P134">Н.контр.</text:p>
          </table:table-cell>
          <table:covered-table-cell/>
          <table:covered-table-cell/>
          <table:table-cell table:style-name="Таблица2.D11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1" table:number-columns-spanned="2" office:value-type="string">
            <text:p text:style-name="P40"/>
          </table:table-cell>
          <table:covered-table-cell/>
          <table:table-cell table:style-name="Таблица2.M11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A13" table:number-rows-spanned="2" office:value-type="string">
            <text:p text:style-name="P86"/>
          </table:table-cell>
          <table:table-cell table:style-name="Таблица2.O10" table:number-rows-spanned="2" table:number-columns-spanned="2" office:value-type="string">
            <text:p text:style-name="P302">Цех</text:p>
          </table:table-cell>
          <table:covered-table-cell/>
          <table:table-cell table:style-name="Таблица2.O10" table:number-rows-spanned="2" table:number-columns-spanned="2" office:value-type="string">
            <text:p text:style-name="P135">Уч.</text:p>
          </table:table-cell>
          <table:covered-table-cell/>
          <table:table-cell table:style-name="Таблица2.O10" table:number-rows-spanned="2" table:number-columns-spanned="2" office:value-type="string">
            <text:p text:style-name="P135">РМ</text:p>
          </table:table-cell>
          <table:covered-table-cell/>
          <table:table-cell table:style-name="Таблица2.A6" table:number-rows-spanned="2" office:value-type="string">
            <text:p text:style-name="P135">Опер</text:p>
          </table:table-cell>
          <table:table-cell table:style-name="Таблица2.A6" table:number-rows-spanned="2" table:number-columns-spanned="13" office:value-type="string">
            <text:h text:style-name="Heading_20_6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10" office:value-type="string">
            <text:p text:style-name="P135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f13" table:number-rows-spanned="2" table:number-columns-spanned="8" office:value-type="string">
            <text:p text:style-name="P135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2" office:value-type="string">
            <text:p text:style-name="P86">Исполн.</text:p>
          </table:table-cell>
          <table:covered-table-cell/>
          <table:table-cell table:style-name="Таблица2.O10" table:number-columns-spanned="4" office:value-type="string">
            <text:p text:style-name="P86">Рук. уч.</text:p>
          </table:table-cell>
          <table:covered-table-cell/>
          <table:covered-table-cell/>
          <table:covered-table-cell/>
          <table:table-cell table:style-name="Таблица2.O10" table:number-columns-spanned="4" office:value-type="string">
            <text:p text:style-name="P296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1</text:p>
          </table:table-cell>
          <table:table-cell table:style-name="Таблица2.A6" table:number-columns-spanned="2" office:value-type="string">
            <text:p text:style-name="P50"/>
          </table:table-cell>
          <table:covered-table-cell/>
          <table:table-cell table:style-name="Таблица2.A6" table:number-columns-spanned="2" office:value-type="string">
            <text:p text:style-name="P50"/>
          </table:table-cell>
          <table:covered-table-cell/>
          <table:table-cell table:style-name="Таблица2.A6" table:number-columns-spanned="2" office:value-type="string">
            <text:p text:style-name="P50"/>
          </table:table-cell>
          <table:covered-table-cell/>
          <table:table-cell table:style-name="Таблица2.A6" office:value-type="string">
            <text:p text:style-name="P50"/>
          </table:table-cell>
          <table:table-cell table:style-name="Таблица2.A6" table:number-columns-spanned="13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49"/>
          </table:table-cell>
          <table:covered-table-cell/>
          <table:table-cell table:style-name="Таблица2.A6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2</text:p>
          </table:table-cell>
          <table:table-cell table:style-name="Таблица2.A6" table:number-columns-spanned="2" office:value-type="string">
            <text:p text:style-name="P50"/>
          </table:table-cell>
          <table:covered-table-cell/>
          <table:table-cell table:style-name="Таблица2.A6" table:number-columns-spanned="2" office:value-type="string">
            <text:p text:style-name="P50"/>
          </table:table-cell>
          <table:covered-table-cell/>
          <table:table-cell table:style-name="Таблица2.A6" table:number-columns-spanned="2" office:value-type="string">
            <text:p text:style-name="P50"/>
          </table:table-cell>
          <table:covered-table-cell/>
          <table:table-cell table:style-name="Таблица2.A6" office:value-type="string">
            <text:p text:style-name="P50"/>
          </table:table-cell>
          <table:table-cell table:style-name="Таблица2.A6" table:number-columns-spanned="13" office:value-type="string">
            <text:p text:style-name="P435"><text:span text:style-name="T169"><text:s/></text:span><text:span text:style-name="T170">Паспорт <text:s/>ПТ-</text:span><text:span text:style-name="T171">0</text:span><text:span text:style-name="T172">0</text:span><text:span text:style-name="T170">-2024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9"/>
          </table:table-cell>
          <table:covered-table-cell/>
          <table:table-cell table:style-name="Таблица2.Z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3</text:p>
          </table:table-cell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office:value-type="string">
            <text:p text:style-name="Standard"/>
          </table:table-cell>
          <table:table-cell table:style-name="Таблица2.A6" table:number-columns-spanned="13" office:value-type="string">
            <text:p text:style-name="P196"><text:s/><text:span text:style-name="T5">картой </text:span><text:span text:style-name="T162">технологического процесса </text:span><text:span text:style-name="T163">К.50288…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Standard"/>
          </table:table-cell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4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51"/>
          </table:table-cell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5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51"/>
          </table:table-cell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6</text:p>
          </table:table-cell>
          <table:table-cell table:style-name="Таблица2.A6" table:number-columns-spanned="2" office:value-type="string">
            <text:p text:style-name="P76">03</text:p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328"><text:s text:c="14"/>Нижняя часть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272"/>
          </table:table-cell>
          <table:covered-table-cell/>
          <table:table-cell table:style-name="Таблица2.Z2" table:number-columns-spanned="4" office:value-type="string">
            <text:p text:style-name="P272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269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7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399"><text:span text:style-name="T173"><text:s text:c="17"/>ЮЕЛИ.301116.12</text:span><text:span text:style-name="T160">6</text:span><text:span text:style-name="T175"> <text:s text:c="1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13"/>
          </table:table-cell>
          <table:covered-table-cell/>
          <table:table-cell table:style-name="Таблица2.Z2" table:number-columns-spanned="4" office:value-type="string">
            <text:p text:style-name="P413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413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8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273"/>
          </table:table-cell>
          <table:covered-table-cell/>
          <table:table-cell table:style-name="Таблица2.Z2" table:number-columns-spanned="4" office:value-type="string">
            <text:p text:style-name="P273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273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09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51"><text:s text:c="6"/><text:span text:style-name="T164">1 Обрезка технологического припуска, зачистка п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51"/>
          </table:table-cell>
          <table:covered-table-cell/>
          <table:table-cell table:style-name="Таблица2.Z2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<text:span text:style-name="T174">О</text:span>10</text:p>
          </table:table-cell>
          <table:table-cell table:style-name="Таблица2.A6" table:number-columns-spanned="2" office:value-type="string">
            <text:p text:style-name="P51"><text:s text:c="3"/><text:span text:style-name="T164"><text:s text:c="4"/></text:span></text:p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40"><text:span text:style-name="T4"><text:s/></text:span><text:span text:style-name="T6">контуру <text:s text:c="53"/>пер.1,2 <text:s text:c="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74">и</text:p>
          </table:table-cell>
          <table:covered-table-cell/>
          <table:table-cell table:style-name="Таблица2.A6" table:number-columns-spanned="4" office:value-type="string">
            <text:p text:style-name="P75">м</text:p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75">к</text:p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11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12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51"><text:s text:c="6"/><text:span text:style-name="T164">2 Вырезка места технологических припуск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13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48"><text:span text:style-name="T4"><text:s text:c="69"/></text:span><text:span text:style-name="T8">п</text:span><text:span text:style-name="T6">ер.3,4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74">и</text:p>
          </table:table-cell>
          <table:covered-table-cell/>
          <table:table-cell table:style-name="Таблица2.A6" table:number-columns-spanned="4" office:value-type="string">
            <text:p text:style-name="P75">м</text:p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75">к</text:p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<text:span text:style-name="T174">О</text:span>14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74"/>
          </table:table-cell>
          <table:covered-table-cell/>
          <table:table-cell table:style-name="Таблица2.A6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92">15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48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74"/>
          </table:table-cell>
          <table:covered-table-cell/>
          <table:table-cell table:style-name="Таблица2.A6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75"><text:s/></text:p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04">16</text:p>
          </table:table-cell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table:number-columns-spanned="2" office:value-type="string">
            <text:p text:style-name="P51"><text:s text:c="2"/></text:p>
          </table:table-cell>
          <table:covered-table-cell/>
          <table:table-cell table:style-name="Таблица2.A6" table:number-columns-spanned="2" office:value-type="string">
            <text:p text:style-name="P51"/>
          </table:table-cell>
          <table:covered-table-cell/>
          <table:table-cell table:style-name="Таблица2.A6" office:value-type="string">
            <text:p text:style-name="P51"/>
          </table:table-cell>
          <table:table-cell table:style-name="Таблица2.A6" table:number-columns-spanned="13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51"/>
          </table:table-cell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9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1">
          <table:table-cell table:style-name="Таблица2.A31" table:number-columns-spanned="4" office:value-type="string">
            <text:p text:style-name="P126">ПТ</text:p>
          </table:table-cell>
          <table:covered-table-cell/>
          <table:covered-table-cell/>
          <table:covered-table-cell/>
          <table:table-cell table:style-name="Таблица2.E31" table:number-columns-spanned="25" office:value-type="string">
            <text:p text:style-name="P126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E31" table:number-columns-spanned="7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1" table:number-columns-spanned="3" office:value-type="string">
            <text:p text:style-name="P126"/>
          </table:table-cell>
          <table:covered-table-cell/>
          <table:covered-table-cell/>
        </table:table-row>
      </table:table>
      <text:p text:style-name="P39"><text:s text:c="173"/><text:span text:style-name="T156">Р 50-609-38-88 <text:s text:c="4"/>Форма 1а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B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column table:style-name="Таблица16.P"/>
        <table:table-column table:style-name="Таблица16.Q"/>
        <table:table-column table:style-name="Таблица16.R"/>
        <table:table-column table:style-name="Таблица16.S"/>
        <table:table-column table:style-name="Таблица16.T"/>
        <table:table-column table:style-name="Таблица16.U"/>
        <table:table-column table:style-name="Таблица16.V"/>
        <table:table-column table:style-name="Таблица16.W"/>
        <table:table-column table:style-name="Таблица16.X"/>
        <table:table-column table:style-name="Таблица16.Y"/>
        <table:table-column table:style-name="Таблица16.Z"/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B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row table:style-name="Таблица16.1"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A1" office:value-type="string">
            <text:p text:style-name="Standard"/>
          </table:table-cell>
          <table:table-cell table:style-name="Таблица16.e1" table:number-columns-spanned="2" office:value-type="string">
            <text:p text:style-name="P80"/>
          </table:table-cell>
          <table:covered-table-cell/>
          <table:table-cell table:style-name="Таблица16.e1" table:number-columns-spanned="3" office:value-type="string">
            <text:p text:style-name="P80"/>
          </table:table-cell>
          <table:covered-table-cell/>
          <table:covered-table-cell/>
          <table:table-cell table:style-name="Таблица16.e1" table:number-columns-spanned="3" office:value-type="string">
            <text:p text:style-name="P80"/>
          </table:table-cell>
          <table:covered-table-cell/>
          <table:covered-table-cell/>
          <table:table-cell table:style-name="Таблица16.e1" table:number-columns-spanned="2" office:value-type="string">
            <text:p text:style-name="P80"/>
          </table:table-cell>
          <table:covered-table-cell/>
          <table:table-cell table:style-name="Таблица16.e1" office:value-type="string">
            <text:p text:style-name="P80"/>
          </table:table-cell>
        </table:table-row>
        <table:table-row table:style-name="Таблица16.1">
          <table:table-cell table:style-name="Таблица16.e1" table:number-columns-spanned="3" office:value-type="string">
            <text:p text:style-name="P80">Дубл.</text:p>
          </table:table-cell>
          <table:covered-table-cell/>
          <table:covered-table-cell/>
          <table:table-cell table:style-name="Таблица16.e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O2" table:number-columns-spanned="4" office:value-type="string">
            <text:p text:style-name="P40"><text:s text:c="15"/></text:p>
          </table:table-cell>
          <table:covered-table-cell/>
          <table:covered-table-cell/>
          <table:covered-table-cell/>
          <table:table-cell table:style-name="Таблица16.S2" table:number-columns-spanned="1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2"/>
          </table:table-cell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office:value-type="string">
            <text:p text:style-name="P40"/>
          </table:table-cell>
        </table:table-row>
        <table:table-row table:style-name="Таблица16.1">
          <table:table-cell table:style-name="Таблица16.e1" table:number-columns-spanned="3" office:value-type="string">
            <text:p text:style-name="P80">Взам.</text:p>
          </table:table-cell>
          <table:covered-table-cell/>
          <table:covered-table-cell/>
          <table:table-cell table:style-name="Таблица16.e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O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e1" office:value-type="string">
            <text:p text:style-name="P40"/>
          </table:table-cell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office:value-type="string">
            <text:p text:style-name="P40"/>
          </table:table-cell>
        </table:table-row>
        <table:table-row table:style-name="Таблица16.1">
          <table:table-cell table:style-name="Таблица16.e1" table:number-columns-spanned="3" office:value-type="string">
            <text:p text:style-name="P80">Подл.</text:p>
          </table:table-cell>
          <table:covered-table-cell/>
          <table:covered-table-cell/>
          <table:table-cell table:style-name="Таблица16.e1" table:number-columns-spanned="6" office:value-type="string">
            <text:p text:style-name="P373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O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e1" office:value-type="string">
            <text:p text:style-name="P40"/>
          </table:table-cell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office:value-type="string">
            <text:p text:style-name="P40"/>
          </table:table-cell>
        </table:table-row>
        <table:table-row table:style-name="Таблица16.5">
          <table:table-cell table:style-name="Таблица16.e1" table:number-columns-spanned="34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i5" table:number-columns-spanned="6" office:value-type="string">
            <text:h text:style-name="P352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i5" office:value-type="string">
            <text:p text:style-name="P117"/>
          </table:table-cell>
        </table:table-row>
        <table:table-row table:style-name="Таблица16.1">
          <table:table-cell table:style-name="Таблица16.e1" table:number-rows-spanned="3" table:number-columns-spanned="2" office:value-type="string">
            <text:p text:style-name="P105"/>
          </table:table-cell>
          <table:covered-table-cell/>
          <table:table-cell table:style-name="Таблица16.e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office:value-type="string">
            <text:p text:style-name="P40"/>
          </table:table-cell>
          <table:table-cell table:style-name="Таблица16.e1" office:value-type="string">
            <text:p text:style-name="P40"/>
          </table:table-cell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W6" table:number-columns-spanned="2" office:value-type="string">
            <text:p text:style-name="P40"/>
          </table:table-cell>
          <table:covered-table-cell/>
          <table:table-cell table:style-name="Таблица16.Y6" table:number-columns-spanned="3" office:value-type="string">
            <text:p text:style-name="P40"/>
          </table:table-cell>
          <table:covered-table-cell/>
          <table:covered-table-cell/>
          <table:table-cell table:style-name="Таблица16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l6" table:number-rows-spanned="3" table:number-columns-spanned="4" office:value-type="string">
            <text:h text:style-name="P362" text:outline-level="9"><text:span text:style-name="T164">ПТ-...-2024</text:span> </text:h>
          </table:table-cell>
          <table:covered-table-cell/>
          <table:covered-table-cell/>
          <table:covered-table-cell/>
        </table:table-row>
        <table:table-row table:style-name="Таблица16.1">
          <table:covered-table-cell/>
          <table:covered-table-cell/>
          <table:table-cell table:style-name="Таблица16.e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office:value-type="string">
            <text:p text:style-name="P40"/>
          </table:table-cell>
          <table:table-cell table:style-name="Таблица16.e1" office:value-type="string">
            <text:p text:style-name="P40"/>
          </table:table-cell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W7" table:number-columns-spanned="2" office:value-type="string">
            <text:p text:style-name="P40"/>
          </table:table-cell>
          <table:covered-table-cell/>
          <table:table-cell table:style-name="Таблица16.Y7" table:number-columns-spanned="3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covered-table-cell/>
          <table:covered-table-cell/>
          <table:table-cell table:style-name="Таблица16.C8" table:number-columns-spanned="4" office:value-type="string">
            <text:p text:style-name="P161"/>
          </table:table-cell>
          <table:covered-table-cell/>
          <table:covered-table-cell/>
          <table:covered-table-cell/>
          <table:table-cell table:style-name="Таблица16.G8" table:number-columns-spanned="2" office:value-type="string">
            <text:p text:style-name="P143"/>
          </table:table-cell>
          <table:covered-table-cell/>
          <table:table-cell table:style-name="Таблица16.I8" table:number-columns-spanned="5" office:value-type="string">
            <text:p text:style-name="P147"><text:s/></text:p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P8" office:value-type="string">
            <text:p text:style-name="P40"/>
          </table:table-cell>
          <table:table-cell table:style-name="Таблица16.e1" office:value-type="string">
            <text:p text:style-name="P40"/>
          </table:table-cell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e1" table:number-columns-spanned="3" office:value-type="string">
            <text:p text:style-name="P40"/>
          </table:table-cell>
          <table:covered-table-cell/>
          <table:covered-table-cell/>
          <table:table-cell table:style-name="Таблица16.e1" table:number-columns-spanned="2" office:value-type="string">
            <text:p text:style-name="P40"/>
          </table:table-cell>
          <table:covered-table-cell/>
          <table:table-cell table:style-name="Таблица16.Y8" table:number-columns-spanned="3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9">
          <table:table-cell table:style-name="Таблица16.A10" table:number-rows-spanned="2" office:value-type="string">
            <text:p text:style-name="P86"/>
          </table:table-cell>
          <table:table-cell table:style-name="Таблица16.B9" table:number-rows-spanned="2" table:number-columns-spanned="3" office:value-type="string">
            <text:p text:style-name="P302">Цех</text:p>
          </table:table-cell>
          <table:covered-table-cell/>
          <table:covered-table-cell/>
          <table:table-cell table:style-name="Таблица16.B9" table:number-rows-spanned="2" table:number-columns-spanned="3" office:value-type="string">
            <text:p text:style-name="P135">Уч.</text:p>
          </table:table-cell>
          <table:covered-table-cell/>
          <table:covered-table-cell/>
          <table:table-cell table:style-name="Таблица16.B9" table:number-rows-spanned="2" table:number-columns-spanned="3" office:value-type="string">
            <text:p text:style-name="P135">РМ</text:p>
          </table:table-cell>
          <table:covered-table-cell/>
          <table:covered-table-cell/>
          <table:table-cell table:style-name="Таблица16.K9" table:number-rows-spanned="2" office:value-type="string">
            <text:p text:style-name="P135">Опер</text:p>
          </table:table-cell>
          <table:table-cell table:style-name="Таблица16.K9" table:number-rows-spanned="2" table:number-columns-spanned="15" office:value-type="string">
            <text:h text:style-name="Heading_20_6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B9" table:number-columns-spanned="10" office:value-type="string">
            <text:p text:style-name="P135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k9" table:number-rows-spanned="2" table:number-columns-spanned="5" office:value-type="string">
            <text:p text:style-name="P135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16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B9" table:number-columns-spanned="3" office:value-type="string">
            <text:p text:style-name="P86">Исполн.</text:p>
          </table:table-cell>
          <table:covered-table-cell/>
          <table:covered-table-cell/>
          <table:table-cell table:style-name="Таблица16.B9" table:number-columns-spanned="2" office:value-type="string">
            <text:p text:style-name="P86">Рук. уч.</text:p>
          </table:table-cell>
          <table:covered-table-cell/>
          <table:table-cell table:style-name="Таблица16.B9" table:number-columns-spanned="5" office:value-type="string">
            <text:p text:style-name="P296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169"><text:span text:style-name="T19"><text:s/></text:span><text:span text:style-name="T18">01</text:span></text:p>
          </table:table-cell>
          <table:table-cell table:style-name="Таблица16.K9" table:number-columns-spanned="3" office:value-type="string">
            <text:p text:style-name="P327"/>
          </table:table-cell>
          <table:covered-table-cell/>
          <table:covered-table-cell/>
          <table:table-cell table:style-name="Таблица16.E11" table:number-columns-spanned="3" office:value-type="string">
            <text:p text:style-name="P216"/>
          </table:table-cell>
          <table:covered-table-cell/>
          <table:covered-table-cell/>
          <table:table-cell table:style-name="Таблица16.E11" table:number-columns-spanned="3" office:value-type="string">
            <text:p text:style-name="P216"/>
          </table:table-cell>
          <table:covered-table-cell/>
          <table:covered-table-cell/>
          <table:table-cell table:style-name="Таблица16.E11" office:value-type="string">
            <text:p text:style-name="P246"/>
          </table:table-cell>
          <table:table-cell table:style-name="Таблица16.L11" table:number-columns-spanned="15" office:value-type="string">
            <text:p text:style-name="P3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K9" table:number-columns-spanned="3" office:value-type="string">
            <text:p text:style-name="P272"/>
          </table:table-cell>
          <table:covered-table-cell/>
          <table:covered-table-cell/>
          <table:table-cell table:style-name="Таблица16.K9" table:number-columns-spanned="2" office:value-type="string">
            <text:p text:style-name="P272"/>
          </table:table-cell>
          <table:covered-table-cell/>
          <table:table-cell table:style-name="Таблица16.K9" table:number-columns-spanned="5" office:value-type="string">
            <text:p text:style-name="P269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<text:span text:style-name="T176">О</text:span>02</text:p>
          </table:table-cell>
          <table:table-cell table:style-name="Таблица16.K9" table:number-columns-spanned="3" office:value-type="string">
            <text:p text:style-name="P228"/>
          </table:table-cell>
          <table:covered-table-cell/>
          <table:covered-table-cell/>
          <table:table-cell table:style-name="Таблица16.E11" table:number-columns-spanned="3" office:value-type="string">
            <text:p text:style-name="P228"/>
          </table:table-cell>
          <table:covered-table-cell/>
          <table:covered-table-cell/>
          <table:table-cell table:style-name="Таблица16.E11" table:number-columns-spanned="3" office:value-type="string">
            <text:p text:style-name="P228"/>
          </table:table-cell>
          <table:covered-table-cell/>
          <table:covered-table-cell/>
          <table:table-cell table:style-name="Таблица16.E11" office:value-type="string">
            <text:p text:style-name="P228"/>
          </table:table-cell>
          <table:table-cell table:style-name="Таблица16.L11" table:number-columns-spanned="15" office:value-type="string">
            <text:p text:style-name="P263"><text:span text:style-name="T44"><text:s text:c="5"/></text:span><text:span text:style-name="T45">3</text:span><text:span text:style-name="T46"> Нанесение на механически обработанные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73"/>
          </table:table-cell>
          <table:covered-table-cell/>
          <table:covered-table-cell/>
          <table:table-cell table:style-name="Таблица16.a12" table:number-columns-spanned="2" office:value-type="string">
            <text:p text:style-name="P12"/>
          </table:table-cell>
          <table:covered-table-cell/>
          <table:table-cell table:style-name="Таблица16.a1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<text:s/>03</text:p>
          </table:table-cell>
          <table:table-cell table:style-name="Таблица16.K9" table:number-columns-spanned="3" office:value-type="string">
            <text:p text:style-name="P25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54"/>
          </table:table-cell>
          <table:table-cell table:style-name="Таблица16.L11" table:number-columns-spanned="15" office:value-type="string">
            <text:p text:style-name="P378"><text:span text:style-name="T23"><text:s/></text:span><text:span text:style-name="T24">поверхности <text:s/></text:span><text:span text:style-name="Основной_20_шрифт_20_абзаца"><text:span text:style-name="T151">верхней части корпуса </text:span></text:span><text:span text:style-name="Основной_20_шрифт_20_абзаца"><text:span text:style-name="T152">связующег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K9" table:number-columns-spanned="3" office:value-type="string">
            <text:p text:style-name="P417"/>
          </table:table-cell>
          <table:covered-table-cell/>
          <table:covered-table-cell/>
          <table:table-cell table:style-name="Таблица16.K9" table:number-columns-spanned="2" office:value-type="string">
            <text:p text:style-name="P417"/>
          </table:table-cell>
          <table:covered-table-cell/>
          <table:table-cell table:style-name="Таблица16.K9" table:number-columns-spanned="5" office:value-type="string">
            <text:p text:style-name="P417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04</text:p>
          </table:table-cell>
          <table:table-cell table:style-name="Таблица16.K9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20"/>
          </table:table-cell>
          <table:table-cell table:style-name="Таблица16.L11" table:number-columns-spanned="15" office:value-type="string">
            <text:p text:style-name="P198"><text:span text:style-name="T4"><text:s text:c="65"/>пер. </text:span><text:span text:style-name="T11">5</text:span><text:span text:style-name="T4">, </text:span><text:span text:style-name="T11">6</text:span><text:span text:style-name="T4">, </text:span><text:span text:style-name="T11">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K9" table:number-columns-spanned="3" office:value-type="string">
            <text:p text:style-name="P197">и</text:p>
          </table:table-cell>
          <table:covered-table-cell/>
          <table:covered-table-cell/>
          <table:table-cell table:style-name="Таблица16.K9" table:number-columns-spanned="2" office:value-type="string">
            <text:p text:style-name="P197">м</text:p>
          </table:table-cell>
          <table:covered-table-cell/>
          <table:table-cell table:style-name="Таблица16.K9" table:number-columns-spanned="5" office:value-type="string">
            <text:p text:style-name="P197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05</text:p>
          </table:table-cell>
          <table:table-cell table:style-name="Таблица16.K9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20"/>
          </table:table-cell>
          <table:table-cell table:style-name="Таблица16.L11" table:number-columns-spanned="15" office:value-type="string">
            <text:p text:style-name="Standard"><text:s text:c="65"/>пер. <text:span text:style-name="T175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197">и</text:p>
          </table:table-cell>
          <table:covered-table-cell/>
          <table:covered-table-cell/>
          <table:table-cell table:style-name="Таблица16.a12" table:number-columns-spanned="2" office:value-type="string">
            <text:p text:style-name="P197">м</text:p>
          </table:table-cell>
          <table:covered-table-cell/>
          <table:table-cell table:style-name="Таблица16.a12" table:number-columns-spanned="5" office:value-type="string">
            <text:p text:style-name="P197">к</text:p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<text:s/>06</text:p>
          </table:table-cell>
          <table:table-cell table:style-name="Таблица16.K9" table:number-columns-spanned="3" office:value-type="string">
            <text:p text:style-name="P327"/>
          </table:table-cell>
          <table:covered-table-cell/>
          <table:covered-table-cell/>
          <table:table-cell table:style-name="Таблица16.E11" table:number-columns-spanned="3" office:value-type="string">
            <text:p text:style-name="P216"/>
          </table:table-cell>
          <table:covered-table-cell/>
          <table:covered-table-cell/>
          <table:table-cell table:style-name="Таблица16.E11" table:number-columns-spanned="3" office:value-type="string">
            <text:p text:style-name="P216"/>
          </table:table-cell>
          <table:covered-table-cell/>
          <table:covered-table-cell/>
          <table:table-cell table:style-name="Таблица16.E11" office:value-type="string">
            <text:p text:style-name="P246"/>
          </table:table-cell>
          <table:table-cell table:style-name="Таблица16.L11" table:number-columns-spanned="15" office:value-type="string">
            <text:p text:style-name="P199"><text:s/>Образец-свидетель <text:span text:style-name="T4"><text:s/></text:span><text:span text:style-name="Основной_20_шрифт_20_абзаца"><text:span text:style-name="T152">связующег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201"/>
          </table:table-cell>
          <table:covered-table-cell/>
          <table:covered-table-cell/>
          <table:table-cell table:style-name="Таблица16.a12" table:number-columns-spanned="2" office:value-type="string">
            <text:p text:style-name="P201"/>
          </table:table-cell>
          <table:covered-table-cell/>
          <table:table-cell table:style-name="Таблица16.a12" table:number-columns-spanned="5" office:value-type="string">
            <text:p text:style-name="P201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07</text:p>
          </table:table-cell>
          <table:table-cell table:style-name="Таблица16.K9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office:value-type="string">
            <text:p text:style-name="P224"/>
          </table:table-cell>
          <table:table-cell table:style-name="Таблица16.L11" table:number-columns-spanned="15" office:value-type="string">
            <text:p text:style-name="P198"><text:s/>Начало отвержд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200">и</text:p>
          </table:table-cell>
          <table:covered-table-cell/>
          <table:covered-table-cell/>
          <table:table-cell table:style-name="Таблица16.a12" table:number-columns-spanned="2" office:value-type="string">
            <text:p text:style-name="P200">м</text:p>
          </table:table-cell>
          <table:covered-table-cell/>
          <table:table-cell table:style-name="Таблица16.a12" table:number-columns-spanned="5" office:value-type="string">
            <text:p text:style-name="P200">к</text:p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<text:s/>08</text:p>
          </table:table-cell>
          <table:table-cell table:style-name="Таблица16.K9" table:number-columns-spanned="3" office:value-type="string">
            <text:p text:style-name="P25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54"/>
          </table:table-cell>
          <table:table-cell table:style-name="Таблица16.L11" table:number-columns-spanned="15" office:value-type="string">
            <text:p text:style-name="P198"><text:s/>Конец отвержд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K9" table:number-columns-spanned="3" office:value-type="string">
            <text:p text:style-name="P200">и</text:p>
          </table:table-cell>
          <table:covered-table-cell/>
          <table:covered-table-cell/>
          <table:table-cell table:style-name="Таблица16.K9" table:number-columns-spanned="2" office:value-type="string">
            <text:p text:style-name="P200">м</text:p>
          </table:table-cell>
          <table:covered-table-cell/>
          <table:table-cell table:style-name="Таблица16.K9" table:number-columns-spanned="5" office:value-type="string">
            <text:p text:style-name="P200">к</text:p>
          </table:table-cell>
          <table:covered-table-cell/>
          <table:covered-table-cell/>
          <table:covered-table-cell/>
          <table:covered-table-cell/>
          <table:table-cell table:style-name="Таблица16.K9" table:number-columns-spanned="5" office:value-type="string">
            <text:p text:style-name="P173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09</text:p>
          </table:table-cell>
          <table:table-cell table:style-name="Таблица16.K9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20"/>
          </table:table-cell>
          <table:table-cell table:style-name="Таблица1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59"/>
          </table:table-cell>
          <table:covered-table-cell/>
          <table:covered-table-cell/>
          <table:table-cell table:style-name="Таблица16.a12" table:number-columns-spanned="2" office:value-type="string">
            <text:p text:style-name="P59"/>
          </table:table-cell>
          <table:covered-table-cell/>
          <table:table-cell table:style-name="Таблица16.a12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10</text:p>
          </table:table-cell>
          <table:table-cell table:style-name="Таблица16.K9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20"/>
          </table:table-cell>
          <table:table-cell table:style-name="Таблица16.L11" table:number-columns-spanned="15" office:value-type="string">
            <text:p text:style-name="P263"><text:span text:style-name="T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73"/>
          </table:table-cell>
          <table:covered-table-cell/>
          <table:covered-table-cell/>
          <table:table-cell table:style-name="Таблица16.a12" table:number-columns-spanned="2" office:value-type="string">
            <text:p text:style-name="P12"/>
          </table:table-cell>
          <table:covered-table-cell/>
          <table:table-cell table:style-name="Таблица16.a1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<text:span text:style-name="T176">О</text:span>11</text:p>
          </table:table-cell>
          <table:table-cell table:style-name="Таблица16.K9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office:value-type="string">
            <text:p text:style-name="P224"/>
          </table:table-cell>
          <table:table-cell table:style-name="Таблица16.L11" table:number-columns-spanned="15" office:value-type="string">
            <text:p text:style-name="P33"><text:span text:style-name="T23"><text:s text:c="5"/></text:span><text:span text:style-name="T26">4</text:span><text:span text:style-name="T24"> Контроль поверхности </text:span><text:span text:style-name="T26">Н нижней</text:span><text:span text:style-name="T24"> части корпу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278"/>
          </table:table-cell>
          <table:covered-table-cell/>
          <table:covered-table-cell/>
          <table:table-cell table:style-name="Таблица16.a12" table:number-columns-spanned="2" office:value-type="string">
            <text:p text:style-name="P278"/>
          </table:table-cell>
          <table:covered-table-cell/>
          <table:table-cell table:style-name="Таблица16.a12" table:number-columns-spanned="5" office:value-type="string">
            <text:p text:style-name="P278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<text:s/>06</text:p>
          </table:table-cell>
          <table:table-cell table:style-name="Таблица16.K9" table:number-columns-spanned="3" office:value-type="string">
            <text:p text:style-name="P327"/>
          </table:table-cell>
          <table:covered-table-cell/>
          <table:covered-table-cell/>
          <table:table-cell table:style-name="Таблица16.E11" table:number-columns-spanned="3" office:value-type="string">
            <text:p text:style-name="P216"/>
          </table:table-cell>
          <table:covered-table-cell/>
          <table:covered-table-cell/>
          <table:table-cell table:style-name="Таблица16.E11" table:number-columns-spanned="3" office:value-type="string">
            <text:p text:style-name="P216"/>
          </table:table-cell>
          <table:covered-table-cell/>
          <table:covered-table-cell/>
          <table:table-cell table:style-name="Таблица16.E11" office:value-type="string">
            <text:p text:style-name="P246"/>
          </table:table-cell>
          <table:table-cell table:style-name="Таблица16.L11" table:number-columns-spanned="15" office:value-type="string">
            <text:p text:style-name="Standard"><text:s text:c="81"/>пер. <text:span text:style-name="T175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197">и</text:p>
          </table:table-cell>
          <table:covered-table-cell/>
          <table:covered-table-cell/>
          <table:table-cell table:style-name="Таблица16.a12" table:number-columns-spanned="2" office:value-type="string">
            <text:p text:style-name="P197">м</text:p>
          </table:table-cell>
          <table:covered-table-cell/>
          <table:table-cell table:style-name="Таблица16.a12" table:number-columns-spanned="5" office:value-type="string">
            <text:p text:style-name="P197">к</text:p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13</text:p>
          </table:table-cell>
          <table:table-cell table:style-name="Таблица16.K9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office:value-type="string">
            <text:p text:style-name="P224"/>
          </table:table-cell>
          <table:table-cell table:style-name="Таблица16.L11" table:number-columns-spanned="1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197"/>
          </table:table-cell>
          <table:covered-table-cell/>
          <table:covered-table-cell/>
          <table:table-cell table:style-name="Таблица16.a12" table:number-columns-spanned="2" office:value-type="string">
            <text:p text:style-name="P197"/>
          </table:table-cell>
          <table:covered-table-cell/>
          <table:table-cell table:style-name="Таблица16.a12" table:number-columns-spanned="5" office:value-type="string">
            <text:p text:style-name="P197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169"><text:span text:style-name="T20"><text:s/></text:span><text:span text:style-name="T18">14</text:span></text:p>
          </table:table-cell>
          <table:table-cell table:style-name="Таблица16.K9" table:number-columns-spanned="3" office:value-type="string">
            <text:p text:style-name="P25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54"/>
          </table:table-cell>
          <table:table-cell table:style-name="Таблица16.L11" table:number-columns-spanned="15" office:value-type="string">
            <text:p text:style-name="P199"><text:span text:style-name="Основной_20_шрифт_20_абзаца"><text:span text:style-name="T15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201"/>
          </table:table-cell>
          <table:covered-table-cell/>
          <table:covered-table-cell/>
          <table:table-cell table:style-name="Таблица16.a12" table:number-columns-spanned="2" office:value-type="string">
            <text:p text:style-name="P201"/>
          </table:table-cell>
          <table:covered-table-cell/>
          <table:table-cell table:style-name="Таблица16.a12" table:number-columns-spanned="5" office:value-type="string">
            <text:p text:style-name="P201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15</text:p>
          </table:table-cell>
          <table:table-cell table:style-name="Таблица16.K9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20"/>
          </table:table-cell>
          <table:table-cell table:style-name="Таблица16.L11" table:number-columns-spanned="15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200"/>
          </table:table-cell>
          <table:covered-table-cell/>
          <table:covered-table-cell/>
          <table:table-cell table:style-name="Таблица16.a12" table:number-columns-spanned="2" office:value-type="string">
            <text:p text:style-name="P200"/>
          </table:table-cell>
          <table:covered-table-cell/>
          <table:table-cell table:style-name="Таблица16.a12" table:number-columns-spanned="5" office:value-type="string">
            <text:p text:style-name="P200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K9" office:value-type="string">
            <text:p text:style-name="P92">16</text:p>
            <text:p text:style-name="P92"/>
          </table:table-cell>
          <table:table-cell table:style-name="Таблица16.K9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table:number-columns-spanned="3" office:value-type="string">
            <text:p text:style-name="P224"/>
          </table:table-cell>
          <table:covered-table-cell/>
          <table:covered-table-cell/>
          <table:table-cell table:style-name="Таблица16.E11" office:value-type="string">
            <text:p text:style-name="P224"/>
          </table:table-cell>
          <table:table-cell table:style-name="Таблица16.L11" table:number-columns-spanned="15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12" table:number-columns-spanned="3" office:value-type="string">
            <text:p text:style-name="P200"/>
          </table:table-cell>
          <table:covered-table-cell/>
          <table:covered-table-cell/>
          <table:table-cell table:style-name="Таблица16.a12" table:number-columns-spanned="2" office:value-type="string">
            <text:p text:style-name="P200"/>
          </table:table-cell>
          <table:covered-table-cell/>
          <table:table-cell table:style-name="Таблица16.a12" table:number-columns-spanned="5" office:value-type="string">
            <text:p text:style-name="P200"/>
          </table:table-cell>
          <table:covered-table-cell/>
          <table:covered-table-cell/>
          <table:covered-table-cell/>
          <table:covered-table-cell/>
          <table:table-cell table:style-name="Таблица16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6.11">
          <table:table-cell table:style-name="Таблица16.A27" office:value-type="string">
            <text:p text:style-name="P98">17</text:p>
          </table:table-cell>
          <table:table-cell table:style-name="Таблица16.A27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table:number-columns-spanned="3" office:value-type="string">
            <text:p text:style-name="P220"/>
          </table:table-cell>
          <table:covered-table-cell/>
          <table:covered-table-cell/>
          <table:table-cell table:style-name="Таблица16.E11" office:value-type="string">
            <text:p text:style-name="P220"/>
          </table:table-cell>
          <table:table-cell table:style-name="Таблица1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27" table:number-columns-spanned="3" office:value-type="string">
            <text:p text:style-name="P59"/>
          </table:table-cell>
          <table:covered-table-cell/>
          <table:covered-table-cell/>
          <table:table-cell table:style-name="Таблица16.a27" table:number-columns-spanned="2" office:value-type="string">
            <text:p text:style-name="P59"/>
          </table:table-cell>
          <table:covered-table-cell/>
          <table:table-cell table:style-name="Таблица16.a27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  <table:table-cell table:style-name="Таблица16.k27" table:number-columns-spanned="5" office:value-type="string">
            <text:p text:style-name="P40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16.28">
          <table:table-cell table:style-name="Таблица16.B9" table:number-columns-spanned="5" office:value-type="string">
            <text:p text:style-name="P126">ПТ</text:p>
          </table:table-cell>
          <table:covered-table-cell/>
          <table:covered-table-cell/>
          <table:covered-table-cell/>
          <table:covered-table-cell/>
          <table:table-cell table:style-name="Таблица16.F28" table:number-columns-spanned="28" office:value-type="string">
            <text:p text:style-name="P126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F28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6.n28" table:number-columns-spanned="2" office:value-type="string">
            <text:p text:style-name="P126"/>
          </table:table-cell>
          <table:covered-table-cell/>
        </table:table-row>
      </table:table>
      <text:p text:style-name="P39"><text:s text:c="174"/><text:span text:style-name="T156"><text:s/>Р 50-609-38-88 <text:s text:c="4"/>Форма 1а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B"/>
        <table:table-column table:style-name="Таблица17.G"/>
        <table:table-column table:style-name="Таблица17.H"/>
        <table:table-column table:style-name="Таблица17.I"/>
        <table:table-column table:style-name="Таблица17.J"/>
        <table:table-column table:style-name="Таблица17.K"/>
        <table:table-column table:style-name="Таблица17.L"/>
        <table:table-column table:style-name="Таблица17.M"/>
        <table:table-column table:style-name="Таблица17.N"/>
        <table:table-column table:style-name="Таблица17.O"/>
        <table:table-column table:style-name="Таблица17.P"/>
        <table:table-column table:style-name="Таблица17.Q"/>
        <table:table-column table:style-name="Таблица17.R"/>
        <table:table-column table:style-name="Таблица17.S"/>
        <table:table-column table:style-name="Таблица17.T"/>
        <table:table-column table:style-name="Таблица17.U"/>
        <table:table-column table:style-name="Таблица17.V"/>
        <table:table-column table:style-name="Таблица17.W"/>
        <table:table-column table:style-name="Таблица17.X"/>
        <table:table-column table:style-name="Таблица17.Y"/>
        <table:table-column table:style-name="Таблица17.Z"/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column table:style-name="Таблица17.B"/>
        <table:table-column table:style-name="Таблица17.h"/>
        <table:table-column table:style-name="Таблица17.i"/>
        <table:table-column table:style-name="Таблица17.j"/>
        <table:table-column table:style-name="Таблица17.k"/>
        <table:table-column table:style-name="Таблица17.l"/>
        <table:table-column table:style-name="Таблица17.m"/>
        <table:table-column table:style-name="Таблица17.n"/>
        <table:table-column table:style-name="Таблица17.o"/>
        <table:table-row table:style-name="Таблица17.1"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A1" office:value-type="string">
            <text:p text:style-name="Standard"/>
          </table:table-cell>
          <table:table-cell table:style-name="Таблица17.e1" table:number-columns-spanned="2" office:value-type="string">
            <text:p text:style-name="P80"/>
          </table:table-cell>
          <table:covered-table-cell/>
          <table:table-cell table:style-name="Таблица17.e1" table:number-columns-spanned="3" office:value-type="string">
            <text:p text:style-name="P80"/>
          </table:table-cell>
          <table:covered-table-cell/>
          <table:covered-table-cell/>
          <table:table-cell table:style-name="Таблица17.e1" table:number-columns-spanned="3" office:value-type="string">
            <text:p text:style-name="P80"/>
          </table:table-cell>
          <table:covered-table-cell/>
          <table:covered-table-cell/>
          <table:table-cell table:style-name="Таблица17.e1" table:number-columns-spanned="2" office:value-type="string">
            <text:p text:style-name="P80"/>
          </table:table-cell>
          <table:covered-table-cell/>
          <table:table-cell table:style-name="Таблица17.e1" office:value-type="string">
            <text:p text:style-name="P80"/>
          </table:table-cell>
        </table:table-row>
        <table:table-row table:style-name="Таблица17.1">
          <table:table-cell table:style-name="Таблица17.e1" table:number-columns-spanned="3" office:value-type="string">
            <text:p text:style-name="P80">Дубл.</text:p>
          </table:table-cell>
          <table:covered-table-cell/>
          <table:covered-table-cell/>
          <table:table-cell table:style-name="Таблица17.e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O2" table:number-columns-spanned="4" office:value-type="string">
            <text:p text:style-name="P40"><text:s text:c="15"/></text:p>
          </table:table-cell>
          <table:covered-table-cell/>
          <table:covered-table-cell/>
          <table:covered-table-cell/>
          <table:table-cell table:style-name="Таблица17.S2" table:number-columns-spanned="1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2"/>
          </table:table-cell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office:value-type="string">
            <text:p text:style-name="P40"/>
          </table:table-cell>
        </table:table-row>
        <table:table-row table:style-name="Таблица17.1">
          <table:table-cell table:style-name="Таблица17.e1" table:number-columns-spanned="3" office:value-type="string">
            <text:p text:style-name="P80">Взам.</text:p>
          </table:table-cell>
          <table:covered-table-cell/>
          <table:covered-table-cell/>
          <table:table-cell table:style-name="Таблица17.e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O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e1" office:value-type="string">
            <text:p text:style-name="P40"/>
          </table:table-cell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office:value-type="string">
            <text:p text:style-name="P40"/>
          </table:table-cell>
        </table:table-row>
        <table:table-row table:style-name="Таблица17.1">
          <table:table-cell table:style-name="Таблица17.e1" table:number-columns-spanned="3" office:value-type="string">
            <text:p text:style-name="P80">Подл.</text:p>
          </table:table-cell>
          <table:covered-table-cell/>
          <table:covered-table-cell/>
          <table:table-cell table:style-name="Таблица17.e1" table:number-columns-spanned="6" office:value-type="string">
            <text:p text:style-name="P155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O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e1" office:value-type="string">
            <text:p text:style-name="P40"/>
          </table:table-cell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office:value-type="string">
            <text:p text:style-name="P40"/>
          </table:table-cell>
        </table:table-row>
        <table:table-row table:style-name="Таблица17.5">
          <table:table-cell table:style-name="Таблица17.e1" table:number-columns-spanned="34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i5" table:number-columns-spanned="6" office:value-type="string">
            <text:h text:style-name="P352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i5" office:value-type="string">
            <text:p text:style-name="P118"/>
          </table:table-cell>
        </table:table-row>
        <table:table-row table:style-name="Таблица17.1">
          <table:table-cell table:style-name="Таблица17.e1" table:number-rows-spanned="3" table:number-columns-spanned="2" office:value-type="string">
            <text:p text:style-name="P105"/>
          </table:table-cell>
          <table:covered-table-cell/>
          <table:table-cell table:style-name="Таблица17.e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office:value-type="string">
            <text:p text:style-name="P40"/>
          </table:table-cell>
          <table:table-cell table:style-name="Таблица17.e1" office:value-type="string">
            <text:p text:style-name="P40"/>
          </table:table-cell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W6" table:number-columns-spanned="2" office:value-type="string">
            <text:p text:style-name="P40"/>
          </table:table-cell>
          <table:covered-table-cell/>
          <table:table-cell table:style-name="Таблица17.Y6" table:number-columns-spanned="3" office:value-type="string">
            <text:p text:style-name="P40"/>
          </table:table-cell>
          <table:covered-table-cell/>
          <table:covered-table-cell/>
          <table:table-cell table:style-name="Таблица17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l6" table:number-rows-spanned="3" table:number-columns-spanned="4" office:value-type="string">
            <text:h text:style-name="P372" text:outline-level="9"><text:span text:style-name="T16">ПТ-</text:span><text:span text:style-name="T17"> ...</text:span><text:span text:style-name="T16">-2024</text:span><text:span text:style-name="T14"> </text:span></text:h>
          </table:table-cell>
          <table:covered-table-cell/>
          <table:covered-table-cell/>
          <table:covered-table-cell/>
        </table:table-row>
        <table:table-row table:style-name="Таблица17.1">
          <table:covered-table-cell/>
          <table:covered-table-cell/>
          <table:table-cell table:style-name="Таблица17.e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5" office:value-type="string">
            <text:p text:style-name="P40"><text:s/></text:p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office:value-type="string">
            <text:p text:style-name="P40"/>
          </table:table-cell>
          <table:table-cell table:style-name="Таблица17.e1" office:value-type="string">
            <text:p text:style-name="P40"/>
          </table:table-cell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W7" table:number-columns-spanned="2" office:value-type="string">
            <text:p text:style-name="P40"/>
          </table:table-cell>
          <table:covered-table-cell/>
          <table:table-cell table:style-name="Таблица17.Y7" table:number-columns-spanned="3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">
          <table:covered-table-cell/>
          <table:covered-table-cell/>
          <table:table-cell table:style-name="Таблица17.C8" table:number-columns-spanned="4" office:value-type="string">
            <text:p text:style-name="P162"/>
          </table:table-cell>
          <table:covered-table-cell/>
          <table:covered-table-cell/>
          <table:covered-table-cell/>
          <table:table-cell table:style-name="Таблица17.G8" table:number-columns-spanned="2" office:value-type="string">
            <text:p text:style-name="P154"/>
          </table:table-cell>
          <table:covered-table-cell/>
          <table:table-cell table:style-name="Таблица17.I8" table:number-columns-spanned="5" office:value-type="string">
            <text:p text:style-name="P153"><text:s/></text:p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P8" office:value-type="string">
            <text:p text:style-name="P40"/>
          </table:table-cell>
          <table:table-cell table:style-name="Таблица17.e1" office:value-type="string">
            <text:p text:style-name="P40"/>
          </table:table-cell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e1" table:number-columns-spanned="3" office:value-type="string">
            <text:p text:style-name="P40"/>
          </table:table-cell>
          <table:covered-table-cell/>
          <table:covered-table-cell/>
          <table:table-cell table:style-name="Таблица17.e1" table:number-columns-spanned="2" office:value-type="string">
            <text:p text:style-name="P40"/>
          </table:table-cell>
          <table:covered-table-cell/>
          <table:table-cell table:style-name="Таблица17.Y8" table:number-columns-spanned="3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9">
          <table:table-cell table:style-name="Таблица17.A10" table:number-rows-spanned="2" office:value-type="string">
            <text:p text:style-name="P86"/>
          </table:table-cell>
          <table:table-cell table:style-name="Таблица17.B9" table:number-rows-spanned="2" table:number-columns-spanned="3" office:value-type="string">
            <text:p text:style-name="P302">Цех</text:p>
          </table:table-cell>
          <table:covered-table-cell/>
          <table:covered-table-cell/>
          <table:table-cell table:style-name="Таблица17.B9" table:number-rows-spanned="2" table:number-columns-spanned="3" office:value-type="string">
            <text:p text:style-name="P135">Уч.</text:p>
          </table:table-cell>
          <table:covered-table-cell/>
          <table:covered-table-cell/>
          <table:table-cell table:style-name="Таблица17.B9" table:number-rows-spanned="2" table:number-columns-spanned="3" office:value-type="string">
            <text:p text:style-name="P135">РМ</text:p>
          </table:table-cell>
          <table:covered-table-cell/>
          <table:covered-table-cell/>
          <table:table-cell table:style-name="Таблица17.K9" table:number-rows-spanned="2" office:value-type="string">
            <text:p text:style-name="P135">Опер</text:p>
          </table:table-cell>
          <table:table-cell table:style-name="Таблица17.K9" table:number-rows-spanned="2" table:number-columns-spanned="15" office:value-type="string">
            <text:h text:style-name="Heading_20_6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B9" table:number-columns-spanned="10" office:value-type="string">
            <text:p text:style-name="P135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rows-spanned="2" table:number-columns-spanned="5" office:value-type="string">
            <text:p text:style-name="P135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B9" table:number-columns-spanned="3" office:value-type="string">
            <text:p text:style-name="P86">Исполн.</text:p>
          </table:table-cell>
          <table:covered-table-cell/>
          <table:covered-table-cell/>
          <table:table-cell table:style-name="Таблица17.B9" table:number-columns-spanned="2" office:value-type="string">
            <text:p text:style-name="P86">Рук. уч.</text:p>
          </table:table-cell>
          <table:covered-table-cell/>
          <table:table-cell table:style-name="Таблица17.B9" table:number-columns-spanned="5" office:value-type="string">
            <text:p text:style-name="P296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/>01</text:p>
          </table:table-cell>
          <table:table-cell table:style-name="Таблица17.K9" table:number-columns-spanned="3" office:value-type="string">
            <text:p text:style-name="P326"/>
          </table:table-cell>
          <table:covered-table-cell/>
          <table:covered-table-cell/>
          <table:table-cell table:style-name="Таблица17.E11" table:number-columns-spanned="3" office:value-type="string">
            <text:p text:style-name="P216"/>
          </table:table-cell>
          <table:covered-table-cell/>
          <table:covered-table-cell/>
          <table:table-cell table:style-name="Таблица17.E11" table:number-columns-spanned="3" office:value-type="string">
            <text:p text:style-name="P216"/>
          </table:table-cell>
          <table:covered-table-cell/>
          <table:covered-table-cell/>
          <table:table-cell table:style-name="Таблица17.E11" office:value-type="string">
            <text:p text:style-name="P325"/>
          </table:table-cell>
          <table:table-cell table:style-name="Таблица17.L11" table:number-columns-spanned="15" office:value-type="string">
            <text:p text:style-name="P33"><text:span text:style-name="T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8"/>
          </table:table-cell>
          <table:covered-table-cell/>
          <table:covered-table-cell/>
          <table:table-cell table:style-name="Таблица17.K9" table:number-columns-spanned="2" office:value-type="string">
            <text:p text:style-name="P278"/>
          </table:table-cell>
          <table:covered-table-cell/>
          <table:table-cell table:style-name="Таблица17.K9" table:number-columns-spanned="5" office:value-type="string">
            <text:p text:style-name="P278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pan text:style-name="T176">О</text:span>02</text:p>
          </table:table-cell>
          <table:table-cell table:style-name="Таблица17.K9" table:number-columns-spanned="3" office:value-type="string">
            <text:p text:style-name="P228"/>
          </table:table-cell>
          <table:covered-table-cell/>
          <table:covered-table-cell/>
          <table:table-cell table:style-name="Таблица17.E11" table:number-columns-spanned="3" office:value-type="string">
            <text:p text:style-name="P228"/>
          </table:table-cell>
          <table:covered-table-cell/>
          <table:covered-table-cell/>
          <table:table-cell table:style-name="Таблица17.E11" table:number-columns-spanned="3" office:value-type="string">
            <text:p text:style-name="P228"/>
          </table:table-cell>
          <table:covered-table-cell/>
          <table:covered-table-cell/>
          <table:table-cell table:style-name="Таблица17.E11" office:value-type="string">
            <text:p text:style-name="P228"/>
          </table:table-cell>
          <table:table-cell table:style-name="Таблица17.L11" table:number-columns-spanned="15" office:value-type="string">
            <text:p text:style-name="P390"><text:s text:c="5"/><text:span text:style-name="T175">5</text:span> <text:s/>Контроль массы <text:span text:style-name="T4"><text:s text:c="2"/></text:span><text:span text:style-name="Основной_20_шрифт_20_абзаца"><text:span text:style-name="T154">нижней</text:span></text:span><text:span text:style-name="Основной_20_шрифт_20_абзаца"><text:span text:style-name="T151"> части корпуса <text:s text:c="3"/></text:span></text:span><text:span text:style-name="Основной_20_шрифт_20_абзаца"><text:span text:style-name="T153">пер.1</text:span></text:span><text:span text:style-name="Основной_20_шрифт_20_абзаца"><text:span text:style-name="T154">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392"/>
          </table:table-cell>
          <table:covered-table-cell/>
          <table:covered-table-cell/>
          <table:table-cell table:style-name="Таблица17.K9" table:number-columns-spanned="2" office:value-type="string">
            <text:p text:style-name="P392"/>
          </table:table-cell>
          <table:covered-table-cell/>
          <table:table-cell table:style-name="Таблица17.K9" table:number-columns-spanned="5" office:value-type="string">
            <text:p text:style-name="P392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/>03</text:p>
          </table:table-cell>
          <table:table-cell table:style-name="Таблица17.K9" table:number-columns-spanned="3" office:value-type="string">
            <text:p text:style-name="P25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54"/>
          </table:table-cell>
          <table:table-cell table:style-name="Таблица17.L11" table:number-columns-spanned="15" office:value-type="string">
            <text:p text:style-name="Standard"><text:s text:c="29"/>Масса по черт. <text:s text:c="2"/><text:span text:style-name="T4">(</text:span><text:span text:style-name="T11">43</text:span><text:span text:style-name="T4">±</text:span><text:span text:style-name="T11">6,4</text:span><text:span text:style-name="T9">5</text:span><text:span text:style-name="T4">) <text:s text:c="2"/>кг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395"/>
          </table:table-cell>
          <table:covered-table-cell/>
          <table:covered-table-cell/>
          <table:table-cell table:style-name="Таблица17.K9" table:number-columns-spanned="2" office:value-type="string">
            <text:p text:style-name="P395"/>
          </table:table-cell>
          <table:covered-table-cell/>
          <table:table-cell table:style-name="Таблица17.K9" table:number-columns-spanned="5" office:value-type="string">
            <text:p text:style-name="P395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/>04</text:p>
          </table:table-cell>
          <table:table-cell table:style-name="Таблица17.K9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20"/>
          </table:table-cell>
          <table:table-cell table:style-name="Таблица17.L11" table:number-columns-spanned="15" office:value-type="string">
            <text:p text:style-name="Standard"><text:s text:c="29"/>Масса фактич. <text:s text:c="19"/>к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01">и</text:p>
          </table:table-cell>
          <table:covered-table-cell/>
          <table:covered-table-cell/>
          <table:table-cell table:style-name="Таблица17.K9" table:number-columns-spanned="2" office:value-type="string">
            <text:p text:style-name="P201">м</text:p>
          </table:table-cell>
          <table:covered-table-cell/>
          <table:table-cell table:style-name="Таблица17.K9" table:number-columns-spanned="5" office:value-type="string">
            <text:p text:style-name="P201">к</text:p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/>05</text:p>
          </table:table-cell>
          <table:table-cell table:style-name="Таблица17.K9" table:number-columns-spanned="3" office:value-type="string">
            <text:p text:style-name="P25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54"/>
          </table:table-cell>
          <table:table-cell table:style-name="Таблица1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3"/>
          </table:table-cell>
          <table:covered-table-cell/>
          <table:covered-table-cell/>
          <table:table-cell table:style-name="Таблица17.K9" table:number-columns-spanned="2" office:value-type="string">
            <text:p text:style-name="P273"/>
          </table:table-cell>
          <table:covered-table-cell/>
          <table:table-cell table:style-name="Таблица17.K9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pan text:style-name="T176">О</text:span>06</text:p>
          </table:table-cell>
          <table:table-cell table:style-name="Таблица17.K9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20"/>
          </table:table-cell>
          <table:table-cell table:style-name="Таблица17.L11" table:number-columns-spanned="15" office:value-type="string">
            <text:p text:style-name="P379"><text:s text:c="5"/><text:span text:style-name="T175">6 Маркирование Ч корпуса на бирк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7"/>
          </table:table-cell>
          <table:covered-table-cell/>
          <table:covered-table-cell/>
          <table:table-cell table:style-name="Таблица17.K9" table:number-columns-spanned="2" office:value-type="string">
            <text:p text:style-name="P277"/>
          </table:table-cell>
          <table:covered-table-cell/>
          <table:table-cell table:style-name="Таблица17.K9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07</text:p>
          </table:table-cell>
          <table:table-cell table:style-name="Таблица17.K9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office:value-type="string">
            <text:p text:style-name="P224"/>
          </table:table-cell>
          <table:table-cell table:style-name="Таблица17.L11" table:number-columns-spanned="15" office:value-type="string">
            <text:p text:style-name="P411"><text:span text:style-name="T58"><text:s text:c="81"/></text:span><text:span text:style-name="T59">пер.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01">и</text:p>
          </table:table-cell>
          <table:covered-table-cell/>
          <table:covered-table-cell/>
          <table:table-cell table:style-name="Таблица17.K9" table:number-columns-spanned="2" office:value-type="string">
            <text:p text:style-name="P201">м</text:p>
          </table:table-cell>
          <table:covered-table-cell/>
          <table:table-cell table:style-name="Таблица17.K9" table:number-columns-spanned="5" office:value-type="string">
            <text:p text:style-name="P201">к</text:p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 text:c="2"/>08</text:p>
          </table:table-cell>
          <table:table-cell table:style-name="Таблица17.K9" table:number-columns-spanned="3" office:value-type="string">
            <text:p text:style-name="P25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54"/>
          </table:table-cell>
          <table:table-cell table:style-name="Таблица1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3"/>
          </table:table-cell>
          <table:covered-table-cell/>
          <table:covered-table-cell/>
          <table:table-cell table:style-name="Таблица17.K9" table:number-columns-spanned="2" office:value-type="string">
            <text:p text:style-name="P273"/>
          </table:table-cell>
          <table:covered-table-cell/>
          <table:table-cell table:style-name="Таблица17.K9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pan text:style-name="T176">О</text:span>09</text:p>
          </table:table-cell>
          <table:table-cell table:style-name="Таблица17.K9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20"/>
          </table:table-cell>
          <table:table-cell table:style-name="Таблица17.L11" table:number-columns-spanned="15" office:value-type="string">
            <text:p text:style-name="P412"><text:span text:style-name="T7"><text:s text:c="5"/></text:span><text:span text:style-name="T11">7</text:span><text:span text:style-name="T7"> </text:span><text:span text:style-name="T10">Сдача <text:s/>корпуса на отсутствие механически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7"/>
          </table:table-cell>
          <table:covered-table-cell/>
          <table:covered-table-cell/>
          <table:table-cell table:style-name="Таблица17.K9" table:number-columns-spanned="2" office:value-type="string">
            <text:p text:style-name="P277"/>
          </table:table-cell>
          <table:covered-table-cell/>
          <table:table-cell table:style-name="Таблица17.K9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10</text:p>
          </table:table-cell>
          <table:table-cell table:style-name="Таблица17.K9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20"/>
          </table:table-cell>
          <table:table-cell table:style-name="Таблица17.L11" table:number-columns-spanned="15" office:value-type="string">
            <text:p text:style-name="P374"><text:span text:style-name="Основной_20_шрифт_20_абзаца"><text:span text:style-name="T87"><text:s/></text:span></text:span><text:span text:style-name="Основной_20_шрифт_20_абзаца"><text:span text:style-name="T88">повреждений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3"/>
          </table:table-cell>
          <table:covered-table-cell/>
          <table:covered-table-cell/>
          <table:table-cell table:style-name="Таблица17.K9" table:number-columns-spanned="2" office:value-type="string">
            <text:p text:style-name="P273"/>
          </table:table-cell>
          <table:covered-table-cell/>
          <table:table-cell table:style-name="Таблица17.K9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 text:c="2"/>11</text:p>
          </table:table-cell>
          <table:table-cell table:style-name="Таблица17.K9" table:number-columns-spanned="3" office:value-type="string">
            <text:p text:style-name="P25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54"/>
          </table:table-cell>
          <table:table-cell table:style-name="Таблица17.L11" table:number-columns-spanned="15" office:value-type="string">
            <text:p text:style-name="P412"><text:span text:style-name="T7"><text:s text:c="81"/></text:span><text:span text:style-name="T10">пер.1</text:span><text:span text:style-name="T11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00">и</text:p>
          </table:table-cell>
          <table:covered-table-cell/>
          <table:covered-table-cell/>
          <table:table-cell table:style-name="Таблица17.K9" table:number-columns-spanned="2" office:value-type="string">
            <text:p text:style-name="P200">м</text:p>
          </table:table-cell>
          <table:covered-table-cell/>
          <table:table-cell table:style-name="Таблица17.K9" table:number-columns-spanned="5" office:value-type="string">
            <text:p text:style-name="P200">к</text:p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12</text:p>
          </table:table-cell>
          <table:table-cell table:style-name="Таблица17.K9" table:number-columns-spanned="3" office:value-type="string">
            <text:p text:style-name="P258"/>
          </table:table-cell>
          <table:covered-table-cell/>
          <table:covered-table-cell/>
          <table:table-cell table:style-name="Таблица17.E11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office:value-type="string">
            <text:p text:style-name="P224"/>
          </table:table-cell>
          <table:table-cell table:style-name="Таблица17.L11" table:number-columns-spanned="15" office:value-type="string">
            <text:p text:style-name="P3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7"/>
          </table:table-cell>
          <table:covered-table-cell/>
          <table:covered-table-cell/>
          <table:table-cell table:style-name="Таблица17.K9" table:number-columns-spanned="2" office:value-type="string">
            <text:p text:style-name="P277"/>
          </table:table-cell>
          <table:covered-table-cell/>
          <table:table-cell table:style-name="Таблица17.K9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pan text:style-name="T176">О</text:span>13</text:p>
          </table:table-cell>
          <table:table-cell table:style-name="Таблица17.K9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office:value-type="string">
            <text:p text:style-name="P224"/>
          </table:table-cell>
          <table:table-cell table:style-name="Таблица17.L11" table:number-columns-spanned="15" office:value-type="string">
            <text:p text:style-name="P33"><text:span text:style-name="T36"><text:s text:c="5"/></text:span><text:span text:style-name="T37">8</text:span><text:span text:style-name="T38"> Клеймение К корпуса на бирк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7"/>
          </table:table-cell>
          <table:covered-table-cell/>
          <table:covered-table-cell/>
          <table:table-cell table:style-name="Таблица17.K9" table:number-columns-spanned="2" office:value-type="string">
            <text:p text:style-name="P277"/>
          </table:table-cell>
          <table:covered-table-cell/>
          <table:table-cell table:style-name="Таблица17.K9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/>14</text:p>
          </table:table-cell>
          <table:table-cell table:style-name="Таблица17.K9" table:number-columns-spanned="3" office:value-type="string">
            <text:p text:style-name="P25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54"/>
          </table:table-cell>
          <table:table-cell table:style-name="Таблица17.L11" table:number-columns-spanned="15" office:value-type="string">
            <text:p text:style-name="P33"><text:span text:style-name="T23"><text:s text:c="81"/></text:span><text:span text:style-name="T25">пер.1</text:span><text:span text:style-name="T2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7"/>
          </table:table-cell>
          <table:covered-table-cell/>
          <table:covered-table-cell/>
          <table:table-cell table:style-name="Таблица17.K9" table:number-columns-spanned="2" office:value-type="string">
            <text:p text:style-name="P277"/>
          </table:table-cell>
          <table:covered-table-cell/>
          <table:table-cell table:style-name="Таблица17.K9" table:number-columns-spanned="5" office:value-type="string">
            <text:p text:style-name="P286">к</text:p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<text:s/>15</text:p>
          </table:table-cell>
          <table:table-cell table:style-name="Таблица17.K9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20"/>
          </table:table-cell>
          <table:table-cell table:style-name="Таблица17.L11" table:number-columns-spanned="15" office:value-type="string">
            <text:p text:style-name="P33"><text:span text:style-name="T3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K9" table:number-columns-spanned="3" office:value-type="string">
            <text:p text:style-name="P277"/>
          </table:table-cell>
          <table:covered-table-cell/>
          <table:covered-table-cell/>
          <table:table-cell table:style-name="Таблица17.K9" table:number-columns-spanned="2" office:value-type="string">
            <text:p text:style-name="P277"/>
          </table:table-cell>
          <table:covered-table-cell/>
          <table:table-cell table:style-name="Таблица17.K9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K9" office:value-type="string">
            <text:p text:style-name="P92">16</text:p>
            <text:p text:style-name="P92"/>
          </table:table-cell>
          <table:table-cell table:style-name="Таблица17.K9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table:number-columns-spanned="3" office:value-type="string">
            <text:p text:style-name="P224"/>
          </table:table-cell>
          <table:covered-table-cell/>
          <table:covered-table-cell/>
          <table:table-cell table:style-name="Таблица17.E11" office:value-type="string">
            <text:p text:style-name="P224"/>
          </table:table-cell>
          <table:table-cell table:style-name="Таблица17.L11" table:number-columns-spanned="15" office:value-type="string">
            <text:p text:style-name="P33"><text:span text:style-name="T2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a26" table:number-columns-spanned="3" office:value-type="string">
            <text:p text:style-name="P277"/>
          </table:table-cell>
          <table:covered-table-cell/>
          <table:covered-table-cell/>
          <table:table-cell table:style-name="Таблица17.a26" table:number-columns-spanned="2" office:value-type="string">
            <text:p text:style-name="P277"/>
          </table:table-cell>
          <table:covered-table-cell/>
          <table:table-cell table:style-name="Таблица17.a26" table:number-columns-spanned="5" office:value-type="string">
            <text:p text:style-name="P286"/>
          </table:table-cell>
          <table:covered-table-cell/>
          <table:covered-table-cell/>
          <table:covered-table-cell/>
          <table:covered-table-cell/>
          <table:table-cell table:style-name="Таблица17.e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11">
          <table:table-cell table:style-name="Таблица17.A27" office:value-type="string">
            <text:p text:style-name="P98">17</text:p>
          </table:table-cell>
          <table:table-cell table:style-name="Таблица17.A27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table:number-columns-spanned="3" office:value-type="string">
            <text:p text:style-name="P220"/>
          </table:table-cell>
          <table:covered-table-cell/>
          <table:covered-table-cell/>
          <table:table-cell table:style-name="Таблица17.E11" office:value-type="string">
            <text:p text:style-name="P220"/>
          </table:table-cell>
          <table:table-cell table:style-name="Таблица17.L11" table:number-columns-spanned="15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a27" table:number-columns-spanned="3" office:value-type="string">
            <text:p text:style-name="P277"/>
          </table:table-cell>
          <table:covered-table-cell/>
          <table:covered-table-cell/>
          <table:table-cell table:style-name="Таблица17.a27" table:number-columns-spanned="2" office:value-type="string">
            <text:p text:style-name="P277"/>
          </table:table-cell>
          <table:covered-table-cell/>
          <table:table-cell table:style-name="Таблица17.a27" table:number-columns-spanned="5" office:value-type="string">
            <text:p text:style-name="P286"/>
          </table:table-cell>
          <table:covered-table-cell/>
          <table:covered-table-cell/>
          <table:covered-table-cell/>
          <table:covered-table-cell/>
          <table:table-cell table:style-name="Таблица17.k27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Таблица17.28">
          <table:table-cell table:style-name="Таблица17.B9" table:number-columns-spanned="5" office:value-type="string">
            <text:p text:style-name="P126">ПТ</text:p>
          </table:table-cell>
          <table:covered-table-cell/>
          <table:covered-table-cell/>
          <table:covered-table-cell/>
          <table:covered-table-cell/>
          <table:table-cell table:style-name="Таблица17.F28" table:number-columns-spanned="28" office:value-type="string">
            <text:p text:style-name="P126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F28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7.n28" table:number-columns-spanned="2" office:value-type="string">
            <text:p text:style-name="P126"/>
          </table:table-cell>
          <table:covered-table-cell/>
        </table:table-row>
      </table:table>
      <text:p text:style-name="P39"><text:s text:c="2"/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B"/>
        <table:table-column table:style-name="Таблица30.G"/>
        <table:table-column table:style-name="Таблица30.H"/>
        <table:table-column table:style-name="Таблица30.I"/>
        <table:table-column table:style-name="Таблица30.J"/>
        <table:table-column table:style-name="Таблица30.K"/>
        <table:table-column table:style-name="Таблица30.L"/>
        <table:table-column table:style-name="Таблица30.M"/>
        <table:table-column table:style-name="Таблица30.N"/>
        <table:table-column table:style-name="Таблица30.O"/>
        <table:table-column table:style-name="Таблица30.P"/>
        <table:table-column table:style-name="Таблица30.Q"/>
        <table:table-column table:style-name="Таблица30.R"/>
        <table:table-column table:style-name="Таблица30.S"/>
        <table:table-column table:style-name="Таблица30.T"/>
        <table:table-column table:style-name="Таблица30.U"/>
        <table:table-column table:style-name="Таблица30.V"/>
        <table:table-column table:style-name="Таблица30.W"/>
        <table:table-column table:style-name="Таблица30.X"/>
        <table:table-column table:style-name="Таблица30.Y"/>
        <table:table-column table:style-name="Таблица30.Z"/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B"/>
        <table:table-column table:style-name="Таблица30.L"/>
        <table:table-column table:style-name="Таблица30.i"/>
        <table:table-column table:style-name="Таблица30.j"/>
        <table:table-column table:style-name="Таблица30.k"/>
        <table:table-column table:style-name="Таблица30.l"/>
        <table:table-column table:style-name="Таблица30.m"/>
        <table:table-column table:style-name="Таблица30.j"/>
        <table:table-column table:style-name="Таблица30.o"/>
        <table:table-row table:style-name="Таблица30.1"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  <text:p text:style-name="P184"/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A1" office:value-type="string">
            <text:p text:style-name="P184"/>
          </table:table-cell>
          <table:table-cell table:style-name="Таблица30.e1" table:number-columns-spanned="2" office:value-type="string">
            <text:p text:style-name="P81"/>
          </table:table-cell>
          <table:covered-table-cell/>
          <table:table-cell table:style-name="Таблица30.e1" table:number-columns-spanned="3" office:value-type="string">
            <text:p text:style-name="P81"/>
          </table:table-cell>
          <table:covered-table-cell/>
          <table:covered-table-cell/>
          <table:table-cell table:style-name="Таблица30.e1" table:number-columns-spanned="3" office:value-type="string">
            <text:p text:style-name="P81"/>
          </table:table-cell>
          <table:covered-table-cell/>
          <table:covered-table-cell/>
          <table:table-cell table:style-name="Таблица30.e1" table:number-columns-spanned="2" office:value-type="string">
            <text:p text:style-name="P81"/>
          </table:table-cell>
          <table:covered-table-cell/>
          <table:table-cell table:style-name="Таблица30.e1" office:value-type="string">
            <text:p text:style-name="P81"/>
          </table:table-cell>
        </table:table-row>
        <table:table-row table:style-name="Таблица30.1">
          <table:table-cell table:style-name="Таблица30.e1" table:number-columns-spanned="3" office:value-type="string">
            <text:p text:style-name="P81">Дубл.</text:p>
          </table:table-cell>
          <table:covered-table-cell/>
          <table:covered-table-cell/>
          <table:table-cell table:style-name="Таблица30.e1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O2" table:number-columns-spanned="4" office:value-type="string">
            <text:p text:style-name="P42"><text:s text:c="15"/></text:p>
          </table:table-cell>
          <table:covered-table-cell/>
          <table:covered-table-cell/>
          <table:covered-table-cell/>
          <table:table-cell table:style-name="Таблица30.S2" table:number-columns-spanned="12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e1" table:number-columns-spanned="2" office:value-type="string">
            <text:p text:style-name="P3"/>
          </table:table-cell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office:value-type="string">
            <text:p text:style-name="P42"/>
          </table:table-cell>
        </table:table-row>
        <table:table-row table:style-name="Таблица30.1">
          <table:table-cell table:style-name="Таблица30.e1" table:number-columns-spanned="3" office:value-type="string">
            <text:p text:style-name="P81">Взам.</text:p>
          </table:table-cell>
          <table:covered-table-cell/>
          <table:covered-table-cell/>
          <table:table-cell table:style-name="Таблица30.e1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O3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e1" office:value-type="string">
            <text:p text:style-name="P42"/>
          </table:table-cell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office:value-type="string">
            <text:p text:style-name="P42"/>
          </table:table-cell>
        </table:table-row>
        <table:table-row table:style-name="Таблица30.1">
          <table:table-cell table:style-name="Таблица30.e1" table:number-columns-spanned="3" office:value-type="string">
            <text:p text:style-name="P81">Подл.</text:p>
          </table:table-cell>
          <table:covered-table-cell/>
          <table:covered-table-cell/>
          <table:table-cell table:style-name="Таблица30.e1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O3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e1" office:value-type="string">
            <text:p text:style-name="P42"/>
          </table:table-cell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office:value-type="string">
            <text:p text:style-name="P42"/>
          </table:table-cell>
        </table:table-row>
        <table:table-row table:style-name="Таблица30.5">
          <table:table-cell table:style-name="Таблица30.e1" table:number-columns-spanned="34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i5" table:number-columns-spanned="6" office:value-type="string">
            <text:h text:style-name="P346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i5" office:value-type="string">
            <text:p text:style-name="P60"><text:s/></text:p>
          </table:table-cell>
        </table:table-row>
        <table:table-row table:style-name="Таблица30.1">
          <table:table-cell table:style-name="Таблица30.e1" table:number-rows-spanned="3" table:number-columns-spanned="2" office:value-type="string">
            <text:p text:style-name="P106"/>
          </table:table-cell>
          <table:covered-table-cell/>
          <table:table-cell table:style-name="Таблица30.e1" table:number-columns-spanned="4" office:value-type="string">
            <text:p text:style-name="P42"/>
          </table:table-cell>
          <table:covered-table-cell/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office:value-type="string">
            <text:p text:style-name="P42"/>
          </table:table-cell>
          <table:table-cell table:style-name="Таблица30.e1" office:value-type="string">
            <text:p text:style-name="P42"/>
          </table:table-cell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W7" table:number-columns-spanned="2" office:value-type="string">
            <text:p text:style-name="P42"/>
          </table:table-cell>
          <table:covered-table-cell/>
          <table:table-cell table:style-name="Таблица30.Y7" table:number-columns-spanned="3" office:value-type="string">
            <text:p text:style-name="P42"/>
          </table:table-cell>
          <table:covered-table-cell/>
          <table:covered-table-cell/>
          <table:table-cell table:style-name="Таблица30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l6" table:number-rows-spanned="3" table:number-columns-spanned="4" office:value-type="string">
            <text:h text:style-name="P362" text:outline-level="9"><text:span text:style-name="T164">ПТ-03-2024</text:span> </text:h>
          </table:table-cell>
          <table:covered-table-cell/>
          <table:covered-table-cell/>
          <table:covered-table-cell/>
        </table:table-row>
        <table:table-row table:style-name="Таблица30.1">
          <table:covered-table-cell/>
          <table:covered-table-cell/>
          <table:table-cell table:style-name="Таблица30.e1" table:number-columns-spanned="4" office:value-type="string">
            <text:p text:style-name="P42"/>
          </table:table-cell>
          <table:covered-table-cell/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office:value-type="string">
            <text:p text:style-name="P42"/>
          </table:table-cell>
          <table:table-cell table:style-name="Таблица30.e1" office:value-type="string">
            <text:p text:style-name="P42"/>
          </table:table-cell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W7" table:number-columns-spanned="2" office:value-type="string">
            <text:p text:style-name="P42"/>
          </table:table-cell>
          <table:covered-table-cell/>
          <table:table-cell table:style-name="Таблица30.Y7" table:number-columns-spanned="3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1">
          <table:covered-table-cell/>
          <table:covered-table-cell/>
          <table:table-cell table:style-name="Таблица30.C8" table:number-columns-spanned="4" office:value-type="string">
            <text:p text:style-name="P157"/>
          </table:table-cell>
          <table:covered-table-cell/>
          <table:covered-table-cell/>
          <table:covered-table-cell/>
          <table:table-cell table:style-name="Таблица30.G8" table:number-columns-spanned="2" office:value-type="string">
            <text:p text:style-name="P144"/>
          </table:table-cell>
          <table:covered-table-cell/>
          <table:table-cell table:style-name="Таблица30.I8" table:number-columns-spanned="5" office:value-type="string">
            <text:p text:style-name="P148"><text:s/></text:p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P8" office:value-type="string">
            <text:p text:style-name="P42"/>
          </table:table-cell>
          <table:table-cell table:style-name="Таблица30.e1" office:value-type="string">
            <text:p text:style-name="P42"/>
          </table:table-cell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e1" table:number-columns-spanned="3" office:value-type="string">
            <text:p text:style-name="P42"/>
          </table:table-cell>
          <table:covered-table-cell/>
          <table:covered-table-cell/>
          <table:table-cell table:style-name="Таблица30.e1" table:number-columns-spanned="2" office:value-type="string">
            <text:p text:style-name="P42"/>
          </table:table-cell>
          <table:covered-table-cell/>
          <table:table-cell table:style-name="Таблица30.Y8" table:number-columns-spanned="3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9">
          <table:table-cell table:style-name="Таблица30.A10" table:number-rows-spanned="2" office:value-type="string">
            <text:p text:style-name="P87"/>
          </table:table-cell>
          <table:table-cell table:style-name="Таблица30.B9" table:number-rows-spanned="2" table:number-columns-spanned="3" office:value-type="string">
            <text:p text:style-name="P303">Цех</text:p>
          </table:table-cell>
          <table:covered-table-cell/>
          <table:covered-table-cell/>
          <table:table-cell table:style-name="Таблица30.B9" table:number-rows-spanned="2" table:number-columns-spanned="3" office:value-type="string">
            <text:p text:style-name="P136">Уч.</text:p>
          </table:table-cell>
          <table:covered-table-cell/>
          <table:covered-table-cell/>
          <table:table-cell table:style-name="Таблица30.B9" table:number-rows-spanned="2" table:number-columns-spanned="3" office:value-type="string">
            <text:p text:style-name="P136">РМ</text:p>
          </table:table-cell>
          <table:covered-table-cell/>
          <table:covered-table-cell/>
          <table:table-cell table:style-name="Таблица30.K9" table:number-rows-spanned="2" office:value-type="string">
            <text:p text:style-name="P136">Опер</text:p>
          </table:table-cell>
          <table:table-cell table:style-name="Таблица30.K9" table:number-rows-spanned="2" table:number-columns-spanned="15" office:value-type="string">
            <text:h text:style-name="P339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B9" table:number-columns-spanned="10" office:value-type="string">
            <text:p text:style-name="P136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k10" table:number-rows-spanned="2" table:number-columns-spanned="5" office:value-type="string">
            <text:p text:style-name="P136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0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B9" table:number-columns-spanned="3" office:value-type="string">
            <text:p text:style-name="P87">Исполн.</text:p>
          </table:table-cell>
          <table:covered-table-cell/>
          <table:covered-table-cell/>
          <table:table-cell table:style-name="Таблица30.B9" table:number-columns-spanned="2" office:value-type="string">
            <text:p text:style-name="P87">Рук. уч.</text:p>
          </table:table-cell>
          <table:covered-table-cell/>
          <table:table-cell table:style-name="Таблица30.B9" table:number-columns-spanned="5" office:value-type="string">
            <text:p text:style-name="P297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01</text:p>
          </table:table-cell>
          <table:table-cell table:style-name="Таблица30.K9" table:number-columns-spanned="3" office:value-type="string">
            <text:p text:style-name="P245"/>
          </table:table-cell>
          <table:covered-table-cell/>
          <table:covered-table-cell/>
          <table:table-cell table:style-name="Таблица30.E11" table:number-columns-spanned="3" office:value-type="string">
            <text:p text:style-name="P217"/>
          </table:table-cell>
          <table:covered-table-cell/>
          <table:covered-table-cell/>
          <table:table-cell table:style-name="Таблица30.E11" table:number-columns-spanned="3" office:value-type="string">
            <text:p text:style-name="P217"/>
          </table:table-cell>
          <table:covered-table-cell/>
          <table:covered-table-cell/>
          <table:table-cell table:style-name="Таблица30.E11" office:value-type="string">
            <text:p text:style-name="P233"/>
          </table:table-cell>
          <table:table-cell table:style-name="Таблица3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K9" table:number-columns-spanned="3" office:value-type="string">
            <text:p text:style-name="P273"/>
          </table:table-cell>
          <table:covered-table-cell/>
          <table:covered-table-cell/>
          <table:table-cell table:style-name="Таблица30.K9" table:number-columns-spanned="2" office:value-type="string">
            <text:p text:style-name="P273"/>
          </table:table-cell>
          <table:covered-table-cell/>
          <table:table-cell table:style-name="Таблица30.K9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02</text:p>
          </table:table-cell>
          <table:table-cell table:style-name="Таблица30.K9" table:number-columns-spanned="3" office:value-type="string">
            <text:p text:style-name="P229"/>
          </table:table-cell>
          <table:covered-table-cell/>
          <table:covered-table-cell/>
          <table:table-cell table:style-name="Таблица30.E11" table:number-columns-spanned="3" office:value-type="string">
            <text:p text:style-name="P229"/>
          </table:table-cell>
          <table:covered-table-cell/>
          <table:covered-table-cell/>
          <table:table-cell table:style-name="Таблица30.E11" table:number-columns-spanned="3" office:value-type="string">
            <text:p text:style-name="P229"/>
          </table:table-cell>
          <table:covered-table-cell/>
          <table:covered-table-cell/>
          <table:table-cell table:style-name="Таблица30.E11" office:value-type="string">
            <text:p text:style-name="P229"/>
          </table:table-cell>
          <table:table-cell table:style-name="Таблица3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7"/>
          </table:table-cell>
          <table:covered-table-cell/>
          <table:covered-table-cell/>
          <table:table-cell table:style-name="Таблица30.a12" table:number-columns-spanned="2" office:value-type="string">
            <text:p text:style-name="P277"/>
          </table:table-cell>
          <table:covered-table-cell/>
          <table:table-cell table:style-name="Таблица30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03</text:p>
          </table:table-cell>
          <table:table-cell table:style-name="Таблица30.K9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221"/>
          </table:table-cell>
          <table:table-cell table:style-name="Таблица3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7"/>
          </table:table-cell>
          <table:covered-table-cell/>
          <table:covered-table-cell/>
          <table:table-cell table:style-name="Таблица30.a12" table:number-columns-spanned="2" office:value-type="string">
            <text:p text:style-name="P277"/>
          </table:table-cell>
          <table:covered-table-cell/>
          <table:table-cell table:style-name="Таблица30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04</text:p>
          </table:table-cell>
          <table:table-cell table:style-name="Таблица30.K9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221"/>
          </table:table-cell>
          <table:table-cell table:style-name="Таблица30.L11" table:number-columns-spanned="15" office:value-type="string">
            <text:p text:style-name="P2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4"/>
          </table:table-cell>
          <table:covered-table-cell/>
          <table:covered-table-cell/>
          <table:table-cell table:style-name="Таблица30.a12" table:number-columns-spanned="2" office:value-type="string">
            <text:p text:style-name="P274"/>
          </table:table-cell>
          <table:covered-table-cell/>
          <table:table-cell table:style-name="Таблица30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<text:span text:style-name="T119">О</text:span>05</text:p>
          </table:table-cell>
          <table:table-cell table:style-name="Таблица30.K9" table:number-columns-spanned="3" office:value-type="string">
            <text:p text:style-name="P447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406"/>
          </table:table-cell>
          <table:table-cell table:style-name="Таблица30.L11" table:number-columns-spanned="15" office:value-type="string">
            <text:p text:style-name="P2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4"/>
          </table:table-cell>
          <table:covered-table-cell/>
          <table:covered-table-cell/>
          <table:table-cell table:style-name="Таблица30.a12" table:number-columns-spanned="2" office:value-type="string">
            <text:p text:style-name="P274"/>
          </table:table-cell>
          <table:covered-table-cell/>
          <table:table-cell table:style-name="Таблица30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06</text:p>
          </table:table-cell>
          <table:table-cell table:style-name="Таблица30.K9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221"/>
          </table:table-cell>
          <table:table-cell table:style-name="Таблица30.L11" table:number-columns-spanned="15" office:value-type="string">
            <text:p text:style-name="P2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4"/>
          </table:table-cell>
          <table:covered-table-cell/>
          <table:covered-table-cell/>
          <table:table-cell table:style-name="Таблица30.a12" table:number-columns-spanned="2" office:value-type="string">
            <text:p text:style-name="P274"/>
          </table:table-cell>
          <table:covered-table-cell/>
          <table:table-cell table:style-name="Таблица30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07</text:p>
          </table:table-cell>
          <table:table-cell table:style-name="Таблица30.K9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office:value-type="string">
            <text:p text:style-name="P225"/>
          </table:table-cell>
          <table:table-cell table:style-name="Таблица30.L11" table:number-columns-spanned="15" office:value-type="string">
            <text:p text:style-name="P2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4"/>
          </table:table-cell>
          <table:covered-table-cell/>
          <table:covered-table-cell/>
          <table:table-cell table:style-name="Таблица30.a12" table:number-columns-spanned="2" office:value-type="string">
            <text:p text:style-name="P274"/>
          </table:table-cell>
          <table:covered-table-cell/>
          <table:table-cell table:style-name="Таблица30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08</text:p>
          </table:table-cell>
          <table:table-cell table:style-name="Таблица30.K9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office:value-type="string">
            <text:p text:style-name="P225"/>
          </table:table-cell>
          <table:table-cell table:style-name="Таблица30.L11" table:number-columns-spanned="15" office:value-type="string">
            <text:p text:style-name="P2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80"/>
          </table:table-cell>
          <table:covered-table-cell/>
          <table:covered-table-cell/>
          <table:table-cell table:style-name="Таблица30.a12" table:number-columns-spanned="2" office:value-type="string">
            <text:p text:style-name="P280"/>
          </table:table-cell>
          <table:covered-table-cell/>
          <table:table-cell table:style-name="Таблица30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09</text:p>
          </table:table-cell>
          <table:table-cell table:style-name="Таблица30.K9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221"/>
          </table:table-cell>
          <table:table-cell table:style-name="Таблица30.L11" table:number-columns-spanned="15" office:value-type="string">
            <text:p text:style-name="P2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80"/>
          </table:table-cell>
          <table:covered-table-cell/>
          <table:covered-table-cell/>
          <table:table-cell table:style-name="Таблица30.a12" table:number-columns-spanned="2" office:value-type="string">
            <text:p text:style-name="P280"/>
          </table:table-cell>
          <table:covered-table-cell/>
          <table:table-cell table:style-name="Таблица30.a12" table:number-columns-spanned="5" office:value-type="string">
            <text:p text:style-name="P280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10</text:p>
          </table:table-cell>
          <table:table-cell table:style-name="Таблица30.K9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221"/>
          </table:table-cell>
          <table:table-cell table:style-name="Таблица30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4"/>
          </table:table-cell>
          <table:covered-table-cell/>
          <table:covered-table-cell/>
          <table:table-cell table:style-name="Таблица30.a12" table:number-columns-spanned="2" office:value-type="string">
            <text:p text:style-name="P274"/>
          </table:table-cell>
          <table:covered-table-cell/>
          <table:table-cell table:style-name="Таблица30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11</text:p>
          </table:table-cell>
          <table:table-cell table:style-name="Таблица30.K9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office:value-type="string">
            <text:p text:style-name="P225"/>
          </table:table-cell>
          <table:table-cell table:style-name="Таблица30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9"/>
          </table:table-cell>
          <table:covered-table-cell/>
          <table:covered-table-cell/>
          <table:table-cell table:style-name="Таблица30.a12" table:number-columns-spanned="2" office:value-type="string">
            <text:p text:style-name="P279"/>
          </table:table-cell>
          <table:covered-table-cell/>
          <table:table-cell table:style-name="Таблица30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12</text:p>
          </table:table-cell>
          <table:table-cell table:style-name="Таблица30.K9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office:value-type="string">
            <text:p text:style-name="P225"/>
          </table:table-cell>
          <table:table-cell table:style-name="Таблица3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9"/>
          </table:table-cell>
          <table:covered-table-cell/>
          <table:covered-table-cell/>
          <table:table-cell table:style-name="Таблица30.a12" table:number-columns-spanned="2" office:value-type="string">
            <text:p text:style-name="P279"/>
          </table:table-cell>
          <table:covered-table-cell/>
          <table:table-cell table:style-name="Таблица30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13</text:p>
          </table:table-cell>
          <table:table-cell table:style-name="Таблица30.K9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office:value-type="string">
            <text:p text:style-name="P225"/>
          </table:table-cell>
          <table:table-cell table:style-name="Таблица3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3"/>
          </table:table-cell>
          <table:covered-table-cell/>
          <table:covered-table-cell/>
          <table:table-cell table:style-name="Таблица30.a12" table:number-columns-spanned="2" office:value-type="string">
            <text:p text:style-name="P273"/>
          </table:table-cell>
          <table:covered-table-cell/>
          <table:table-cell table:style-name="Таблица30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24">
          <table:table-cell table:style-name="Таблица30.K9" office:value-type="string">
            <text:p text:style-name="P93">14</text:p>
          </table:table-cell>
          <table:table-cell table:style-name="Таблица30.K9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221"/>
          </table:table-cell>
          <table:table-cell table:style-name="Таблица3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9"/>
          </table:table-cell>
          <table:covered-table-cell/>
          <table:covered-table-cell/>
          <table:table-cell table:style-name="Таблица30.a12" table:number-columns-spanned="2" office:value-type="string">
            <text:p text:style-name="P279"/>
          </table:table-cell>
          <table:covered-table-cell/>
          <table:table-cell table:style-name="Таблица30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15</text:p>
          </table:table-cell>
          <table:table-cell table:style-name="Таблица30.K9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221"/>
          </table:table-cell>
          <table:table-cell table:style-name="Таблица3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9"/>
          </table:table-cell>
          <table:covered-table-cell/>
          <table:covered-table-cell/>
          <table:table-cell table:style-name="Таблица30.a12" table:number-columns-spanned="2" office:value-type="string">
            <text:p text:style-name="P279"/>
          </table:table-cell>
          <table:covered-table-cell/>
          <table:table-cell table:style-name="Таблица30.a12" table:number-columns-spanned="5" office:value-type="string">
            <text:p text:style-name="P279"><text:s/></text:p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K9" office:value-type="string">
            <text:p text:style-name="P93">16</text:p>
            <text:p text:style-name="P93"/>
          </table:table-cell>
          <table:table-cell table:style-name="Таблица30.K9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table:number-columns-spanned="3" office:value-type="string">
            <text:p text:style-name="P225"/>
          </table:table-cell>
          <table:covered-table-cell/>
          <table:covered-table-cell/>
          <table:table-cell table:style-name="Таблица30.E11" office:value-type="string">
            <text:p text:style-name="P225"/>
          </table:table-cell>
          <table:table-cell table:style-name="Таблица30.L11" table:number-columns-spanned="15" office:value-type="string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12" table:number-columns-spanned="3" office:value-type="string">
            <text:p text:style-name="P274"/>
          </table:table-cell>
          <table:covered-table-cell/>
          <table:covered-table-cell/>
          <table:table-cell table:style-name="Таблица30.a12" table:number-columns-spanned="2" office:value-type="string">
            <text:p text:style-name="P274"/>
          </table:table-cell>
          <table:covered-table-cell/>
          <table:table-cell table:style-name="Таблица30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0.e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11">
          <table:table-cell table:style-name="Таблица30.A27" office:value-type="string">
            <text:p text:style-name="P99">17</text:p>
          </table:table-cell>
          <table:table-cell table:style-name="Таблица30.A27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table:number-columns-spanned="3" office:value-type="string">
            <text:p text:style-name="P221"/>
          </table:table-cell>
          <table:covered-table-cell/>
          <table:covered-table-cell/>
          <table:table-cell table:style-name="Таблица30.E11" office:value-type="string">
            <text:p text:style-name="P221"/>
          </table:table-cell>
          <table:table-cell table:style-name="Таблица30.L11" table:number-columns-spanned="15" office:value-type="string">
            <text:p text:style-name="P2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a27" table:number-columns-spanned="3" office:value-type="string">
            <text:p text:style-name="P52"/>
          </table:table-cell>
          <table:covered-table-cell/>
          <table:covered-table-cell/>
          <table:table-cell table:style-name="Таблица30.a27" table:number-columns-spanned="2" office:value-type="string">
            <text:p text:style-name="P52"/>
          </table:table-cell>
          <table:covered-table-cell/>
          <table:table-cell table:style-name="Таблица30.a27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30.k27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Таблица30.28">
          <table:table-cell table:style-name="Таблица30.B9" table:number-columns-spanned="5" office:value-type="string">
            <text:p text:style-name="P127">ПТ</text:p>
          </table:table-cell>
          <table:covered-table-cell/>
          <table:covered-table-cell/>
          <table:covered-table-cell/>
          <table:covered-table-cell/>
          <table:table-cell table:style-name="Таблица30.F28" table:number-columns-spanned="28" office:value-type="string">
            <text:p text:style-name="P127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F28" table:number-columns-spanned="6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0.n28" table:number-columns-spanned="2" office:value-type="string">
            <text:p text:style-name="P127"/>
          </table:table-cell>
          <table:covered-table-cell/>
        </table:table-row>
      </table:table>
      <text:p text:style-name="P178"><text:soft-page-break/><text:s text:c="2"/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B"/>
        <table:table-column table:style-name="Таблица31.G"/>
        <table:table-column table:style-name="Таблица31.H"/>
        <table:table-column table:style-name="Таблица31.I"/>
        <table:table-column table:style-name="Таблица31.J"/>
        <table:table-column table:style-name="Таблица31.K"/>
        <table:table-column table:style-name="Таблица31.L"/>
        <table:table-column table:style-name="Таблица31.M"/>
        <table:table-column table:style-name="Таблица31.N"/>
        <table:table-column table:style-name="Таблица31.O"/>
        <table:table-column table:style-name="Таблица31.P"/>
        <table:table-column table:style-name="Таблица31.Q"/>
        <table:table-column table:style-name="Таблица31.R"/>
        <table:table-column table:style-name="Таблица31.S"/>
        <table:table-column table:style-name="Таблица31.T"/>
        <table:table-column table:style-name="Таблица31.U"/>
        <table:table-column table:style-name="Таблица31.V"/>
        <table:table-column table:style-name="Таблица31.W"/>
        <table:table-column table:style-name="Таблица31.X"/>
        <table:table-column table:style-name="Таблица31.Y"/>
        <table:table-column table:style-name="Таблица31.Z"/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B"/>
        <table:table-column table:style-name="Таблица31.L"/>
        <table:table-column table:style-name="Таблица31.i"/>
        <table:table-column table:style-name="Таблица31.j"/>
        <table:table-column table:style-name="Таблица31.k"/>
        <table:table-column table:style-name="Таблица31.l"/>
        <table:table-column table:style-name="Таблица31.m"/>
        <table:table-column table:style-name="Таблица31.j"/>
        <table:table-column table:style-name="Таблица31.K"/>
        <table:table-row table:style-name="Таблица31.1">
          <table:table-cell table:style-name="Таблица31.A1" office:value-type="string">
            <text:p text:style-name="P185"/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A1" office:value-type="string">
            <text:p text:style-name="P185"/>
          </table:table-cell>
          <table:table-cell table:style-name="Таблица31.e1" table:number-columns-spanned="2" office:value-type="string">
            <text:p text:style-name="P82"/>
          </table:table-cell>
          <table:covered-table-cell/>
          <table:table-cell table:style-name="Таблица31.e1" table:number-columns-spanned="3" office:value-type="string">
            <text:p text:style-name="P82"/>
          </table:table-cell>
          <table:covered-table-cell/>
          <table:covered-table-cell/>
          <table:table-cell table:style-name="Таблица31.e1" table:number-columns-spanned="3" office:value-type="string">
            <text:p text:style-name="P82"/>
          </table:table-cell>
          <table:covered-table-cell/>
          <table:covered-table-cell/>
          <table:table-cell table:style-name="Таблица31.e1" table:number-columns-spanned="2" office:value-type="string">
            <text:p text:style-name="P82"/>
          </table:table-cell>
          <table:covered-table-cell/>
          <table:table-cell table:style-name="Таблица31.e1" office:value-type="string">
            <text:p text:style-name="P82"/>
          </table:table-cell>
        </table:table-row>
        <table:table-row table:style-name="Таблица31.1">
          <table:table-cell table:style-name="Таблица31.e1" table:number-columns-spanned="3" office:value-type="string">
            <text:p text:style-name="P82">Дубл.</text:p>
          </table:table-cell>
          <table:covered-table-cell/>
          <table:covered-table-cell/>
          <table:table-cell table:style-name="Таблица31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O2" table:number-columns-spanned="4" office:value-type="string">
            <text:p text:style-name="P43"><text:s text:c="15"/></text:p>
          </table:table-cell>
          <table:covered-table-cell/>
          <table:covered-table-cell/>
          <table:covered-table-cell/>
          <table:table-cell table:style-name="Таблица31.S2" table:number-columns-spanned="12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e1" table:number-columns-spanned="2" office:value-type="string">
            <text:p text:style-name="P4"/>
          </table:table-cell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office:value-type="string">
            <text:p text:style-name="P43"/>
          </table:table-cell>
        </table:table-row>
        <table:table-row table:style-name="Таблица31.1">
          <table:table-cell table:style-name="Таблица31.e1" table:number-columns-spanned="3" office:value-type="string">
            <text:p text:style-name="P82">Взам.</text:p>
          </table:table-cell>
          <table:covered-table-cell/>
          <table:covered-table-cell/>
          <table:table-cell table:style-name="Таблица31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e1" office:value-type="string">
            <text:p text:style-name="P43"/>
          </table:table-cell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office:value-type="string">
            <text:p text:style-name="P43"/>
          </table:table-cell>
        </table:table-row>
        <table:table-row table:style-name="Таблица31.1">
          <table:table-cell table:style-name="Таблица31.e1" table:number-columns-spanned="3" office:value-type="string">
            <text:p text:style-name="P82">Подл.</text:p>
          </table:table-cell>
          <table:covered-table-cell/>
          <table:covered-table-cell/>
          <table:table-cell table:style-name="Таблица31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e1" office:value-type="string">
            <text:p text:style-name="P43"/>
          </table:table-cell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office:value-type="string">
            <text:p text:style-name="P43"/>
          </table:table-cell>
        </table:table-row>
        <table:table-row table:style-name="Таблица31.5">
          <table:table-cell table:style-name="Таблица31.e1" table:number-columns-spanned="3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i5" table:number-columns-spanned="6" office:value-type="string">
            <text:h text:style-name="P347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i5" office:value-type="string">
            <text:p text:style-name="P61"><text:s/></text:p>
          </table:table-cell>
        </table:table-row>
        <table:table-row table:style-name="Таблица31.1">
          <table:table-cell table:style-name="Таблица31.e1" table:number-rows-spanned="3" table:number-columns-spanned="2" office:value-type="string">
            <text:p text:style-name="P107"/>
          </table:table-cell>
          <table:covered-table-cell/>
          <table:table-cell table:style-name="Таблица31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office:value-type="string">
            <text:p text:style-name="P43"/>
          </table:table-cell>
          <table:table-cell table:style-name="Таблица31.e1" office:value-type="string">
            <text:p text:style-name="P43"/>
          </table:table-cell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W6" table:number-columns-spanned="2" office:value-type="string">
            <text:p text:style-name="P43"/>
          </table:table-cell>
          <table:covered-table-cell/>
          <table:table-cell table:style-name="Таблица31.Y6" table:number-columns-spanned="3" office:value-type="string">
            <text:p text:style-name="P43"/>
          </table:table-cell>
          <table:covered-table-cell/>
          <table:covered-table-cell/>
          <table:table-cell table:style-name="Таблица31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l6" table:number-rows-spanned="3" table:number-columns-spanned="4" office:value-type="string">
            <text:h text:style-name="P362" text:outline-level="9"><text:span text:style-name="T164">ПТ-0 <text:s/>-2024</text:span> </text:h>
          </table:table-cell>
          <table:covered-table-cell/>
          <table:covered-table-cell/>
          <table:covered-table-cell/>
        </table:table-row>
        <table:table-row table:style-name="Таблица31.1">
          <table:covered-table-cell/>
          <table:covered-table-cell/>
          <table:table-cell table:style-name="Таблица31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office:value-type="string">
            <text:p text:style-name="P43"/>
          </table:table-cell>
          <table:table-cell table:style-name="Таблица31.e1" office:value-type="string">
            <text:p text:style-name="P43"/>
          </table:table-cell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W7" table:number-columns-spanned="2" office:value-type="string">
            <text:p text:style-name="P43"/>
          </table:table-cell>
          <table:covered-table-cell/>
          <table:table-cell table:style-name="Таблица31.Y7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1.1">
          <table:covered-table-cell/>
          <table:covered-table-cell/>
          <table:table-cell table:style-name="Таблица31.C8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31.G8" table:number-columns-spanned="2" office:value-type="string">
            <text:p text:style-name="P145"/>
          </table:table-cell>
          <table:covered-table-cell/>
          <table:table-cell table:style-name="Таблица31.I8" table:number-columns-spanned="5" office:value-type="string">
            <text:p text:style-name="P149"><text:s/></text:p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P8" office:value-type="string">
            <text:p text:style-name="P43"/>
          </table:table-cell>
          <table:table-cell table:style-name="Таблица31.e1" office:value-type="string">
            <text:p text:style-name="P43"/>
          </table:table-cell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e1" table:number-columns-spanned="3" office:value-type="string">
            <text:p text:style-name="P43"/>
          </table:table-cell>
          <table:covered-table-cell/>
          <table:covered-table-cell/>
          <table:table-cell table:style-name="Таблица31.e1" table:number-columns-spanned="2" office:value-type="string">
            <text:p text:style-name="P43"/>
          </table:table-cell>
          <table:covered-table-cell/>
          <table:table-cell table:style-name="Таблица31.Y8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1.9">
          <table:table-cell table:style-name="Таблица31.A10" table:number-rows-spanned="2" office:value-type="string">
            <text:p text:style-name="P88"/>
          </table:table-cell>
          <table:table-cell table:style-name="Таблица31.B9" table:number-rows-spanned="2" table:number-columns-spanned="3" office:value-type="string">
            <text:p text:style-name="P304">Цех</text:p>
          </table:table-cell>
          <table:covered-table-cell/>
          <table:covered-table-cell/>
          <table:table-cell table:style-name="Таблица31.B9" table:number-rows-spanned="2" table:number-columns-spanned="3" office:value-type="string">
            <text:p text:style-name="P137">Уч.</text:p>
          </table:table-cell>
          <table:covered-table-cell/>
          <table:covered-table-cell/>
          <table:table-cell table:style-name="Таблица31.B9" table:number-rows-spanned="2" table:number-columns-spanned="3" office:value-type="string">
            <text:p text:style-name="P137">РМ</text:p>
          </table:table-cell>
          <table:covered-table-cell/>
          <table:covered-table-cell/>
          <table:table-cell table:style-name="Таблица31.K9" table:number-rows-spanned="2" office:value-type="string">
            <text:p text:style-name="P137">Опер</text:p>
          </table:table-cell>
          <table:table-cell table:style-name="Таблица31.K9" table:number-rows-spanned="2" table:number-columns-spanned="15" office:value-type="string">
            <text:h text:style-name="P340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B9" table:number-columns-spanned="10" office:value-type="string">
            <text:p text:style-name="P13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k9" table:number-rows-spanned="2" table:number-columns-spanned="5" office:value-type="string">
            <text:p text:style-name="P137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B9" table:number-columns-spanned="3" office:value-type="string">
            <text:p text:style-name="P88">Исполн.</text:p>
          </table:table-cell>
          <table:covered-table-cell/>
          <table:covered-table-cell/>
          <table:table-cell table:style-name="Таблица31.B9" table:number-columns-spanned="2" office:value-type="string">
            <text:p text:style-name="P88">Рук. уч.</text:p>
          </table:table-cell>
          <table:covered-table-cell/>
          <table:table-cell table:style-name="Таблица31.B9" table:number-columns-spanned="5" office:value-type="string">
            <text:p text:style-name="P298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01</text:p>
          </table:table-cell>
          <table:table-cell table:style-name="Таблица31.K9" table:number-columns-spanned="3" office:value-type="string">
            <text:p text:style-name="P218"/>
          </table:table-cell>
          <table:covered-table-cell/>
          <table:covered-table-cell/>
          <table:table-cell table:style-name="Таблица31.E11" table:number-columns-spanned="3" office:value-type="string">
            <text:p text:style-name="P218"/>
          </table:table-cell>
          <table:covered-table-cell/>
          <table:covered-table-cell/>
          <table:table-cell table:style-name="Таблица31.E11" table:number-columns-spanned="3" office:value-type="string">
            <text:p text:style-name="P218"/>
          </table:table-cell>
          <table:covered-table-cell/>
          <table:covered-table-cell/>
          <table:table-cell table:style-name="Таблица31.E11" office:value-type="string">
            <text:p text:style-name="P218"/>
          </table:table-cell>
          <table:table-cell table:style-name="Таблица31.L11" table:number-columns-spanned="15" office:value-type="string">
            <text:p text:style-name="P2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K9" table:number-columns-spanned="3" office:value-type="string">
            <text:p text:style-name="P62"/>
          </table:table-cell>
          <table:covered-table-cell/>
          <table:covered-table-cell/>
          <table:table-cell table:style-name="Таблица31.K9" table:number-columns-spanned="2" office:value-type="string">
            <text:p text:style-name="P10"/>
          </table:table-cell>
          <table:covered-table-cell/>
          <table:table-cell table:style-name="Таблица31.K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<text:span text:style-name="T120">О</text:span>02</text:p>
          </table:table-cell>
          <table:table-cell table:style-name="Таблица31.K9" table:number-columns-spanned="3" office:value-type="string">
            <text:p text:style-name="P267"/>
          </table:table-cell>
          <table:covered-table-cell/>
          <table:covered-table-cell/>
          <table:table-cell table:style-name="Таблица31.E11" table:number-columns-spanned="3" office:value-type="string">
            <text:p text:style-name="P230"/>
          </table:table-cell>
          <table:covered-table-cell/>
          <table:covered-table-cell/>
          <table:table-cell table:style-name="Таблица31.E11" table:number-columns-spanned="3" office:value-type="string">
            <text:p text:style-name="P230"/>
          </table:table-cell>
          <table:covered-table-cell/>
          <table:covered-table-cell/>
          <table:table-cell table:style-name="Таблица31.E11" office:value-type="string">
            <text:p text:style-name="P266"/>
          </table:table-cell>
          <table:table-cell table:style-name="Таблица31.L11" table:number-columns-spanned="15" office:value-type="string">
            <text:p text:style-name="P2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62"/>
          </table:table-cell>
          <table:covered-table-cell/>
          <table:covered-table-cell/>
          <table:table-cell table:style-name="Таблица31.a12" table:number-columns-spanned="2" office:value-type="string">
            <text:p text:style-name="P10"/>
          </table:table-cell>
          <table:covered-table-cell/>
          <table:table-cell table:style-name="Таблица31.a1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03</text:p>
          </table:table-cell>
          <table:table-cell table:style-name="Таблица31.K9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0"/>
          </table:table-cell>
          <table:covered-table-cell/>
          <table:covered-table-cell/>
          <table:table-cell table:style-name="Таблица31.a12" table:number-columns-spanned="2" office:value-type="string">
            <text:p text:style-name="P270"/>
          </table:table-cell>
          <table:covered-table-cell/>
          <table:table-cell table:style-name="Таблица31.a12" table:number-columns-spanned="5" office:value-type="string">
            <text:p text:style-name="P270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04</text:p>
          </table:table-cell>
          <table:table-cell table:style-name="Таблица31.K9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5"/>
          </table:table-cell>
          <table:covered-table-cell/>
          <table:covered-table-cell/>
          <table:table-cell table:style-name="Таблица31.a12" table:number-columns-spanned="2" office:value-type="string">
            <text:p text:style-name="P275"/>
          </table:table-cell>
          <table:covered-table-cell/>
          <table:table-cell table:style-name="Таблица31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05</text:p>
          </table:table-cell>
          <table:table-cell table:style-name="Таблица31.K9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81"/>
          </table:table-cell>
          <table:covered-table-cell/>
          <table:covered-table-cell/>
          <table:table-cell table:style-name="Таблица31.a12" table:number-columns-spanned="2" office:value-type="string">
            <text:p text:style-name="P281"/>
          </table:table-cell>
          <table:covered-table-cell/>
          <table:table-cell table:style-name="Таблица31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06</text:p>
          </table:table-cell>
          <table:table-cell table:style-name="Таблица31.K9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81"/>
          </table:table-cell>
          <table:covered-table-cell/>
          <table:covered-table-cell/>
          <table:table-cell table:style-name="Таблица31.a12" table:number-columns-spanned="2" office:value-type="string">
            <text:p text:style-name="P281"/>
          </table:table-cell>
          <table:covered-table-cell/>
          <table:table-cell table:style-name="Таблица31.a12" table:number-columns-spanned="5" office:value-type="string">
            <text:p text:style-name="P281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07</text:p>
          </table:table-cell>
          <table:table-cell table:style-name="Таблица31.K9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office:value-type="string">
            <text:p text:style-name="P226"/>
          </table:table-cell>
          <table:table-cell table:style-name="Таблица31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4"/>
          </table:table-cell>
          <table:covered-table-cell/>
          <table:covered-table-cell/>
          <table:table-cell table:style-name="Таблица31.a12" table:number-columns-spanned="2" office:value-type="string">
            <text:p text:style-name="P274"/>
          </table:table-cell>
          <table:covered-table-cell/>
          <table:table-cell table:style-name="Таблица31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08</text:p>
          </table:table-cell>
          <table:table-cell table:style-name="Таблица31.K9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office:value-type="string">
            <text:p text:style-name="P226"/>
          </table:table-cell>
          <table:table-cell table:style-name="Таблица31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9"/>
          </table:table-cell>
          <table:covered-table-cell/>
          <table:covered-table-cell/>
          <table:table-cell table:style-name="Таблица31.a12" table:number-columns-spanned="2" office:value-type="string">
            <text:p text:style-name="P279"/>
          </table:table-cell>
          <table:covered-table-cell/>
          <table:table-cell table:style-name="Таблица31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09</text:p>
          </table:table-cell>
          <table:table-cell table:style-name="Таблица31.K9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9"/>
          </table:table-cell>
          <table:covered-table-cell/>
          <table:covered-table-cell/>
          <table:table-cell table:style-name="Таблица31.a12" table:number-columns-spanned="2" office:value-type="string">
            <text:p text:style-name="P279"/>
          </table:table-cell>
          <table:covered-table-cell/>
          <table:table-cell table:style-name="Таблица31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10</text:p>
          </table:table-cell>
          <table:table-cell table:style-name="Таблица31.K9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3"/>
          </table:table-cell>
          <table:covered-table-cell/>
          <table:covered-table-cell/>
          <table:table-cell table:style-name="Таблица31.a12" table:number-columns-spanned="2" office:value-type="string">
            <text:p text:style-name="P273"/>
          </table:table-cell>
          <table:covered-table-cell/>
          <table:table-cell table:style-name="Таблица31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11</text:p>
          </table:table-cell>
          <table:table-cell table:style-name="Таблица31.K9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office:value-type="string">
            <text:p text:style-name="P226"/>
          </table:table-cell>
          <table:table-cell table:style-name="Таблица3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9"/>
          </table:table-cell>
          <table:covered-table-cell/>
          <table:covered-table-cell/>
          <table:table-cell table:style-name="Таблица31.a12" table:number-columns-spanned="2" office:value-type="string">
            <text:p text:style-name="P279"/>
          </table:table-cell>
          <table:covered-table-cell/>
          <table:table-cell table:style-name="Таблица31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12</text:p>
          </table:table-cell>
          <table:table-cell table:style-name="Таблица31.K9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office:value-type="string">
            <text:p text:style-name="P226"/>
          </table:table-cell>
          <table:table-cell table:style-name="Таблица3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9"/>
          </table:table-cell>
          <table:covered-table-cell/>
          <table:covered-table-cell/>
          <table:table-cell table:style-name="Таблица31.a12" table:number-columns-spanned="2" office:value-type="string">
            <text:p text:style-name="P279"/>
          </table:table-cell>
          <table:covered-table-cell/>
          <table:table-cell table:style-name="Таблица31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13</text:p>
          </table:table-cell>
          <table:table-cell table:style-name="Таблица31.K9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office:value-type="string">
            <text:p text:style-name="P226"/>
          </table:table-cell>
          <table:table-cell table:style-name="Таблица3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3"/>
          </table:table-cell>
          <table:covered-table-cell/>
          <table:covered-table-cell/>
          <table:table-cell table:style-name="Таблица31.a12" table:number-columns-spanned="2" office:value-type="string">
            <text:p text:style-name="P273"/>
          </table:table-cell>
          <table:covered-table-cell/>
          <table:table-cell table:style-name="Таблица31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14</text:p>
          </table:table-cell>
          <table:table-cell table:style-name="Таблица31.K9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7"/>
          </table:table-cell>
          <table:covered-table-cell/>
          <table:covered-table-cell/>
          <table:table-cell table:style-name="Таблица31.a12" table:number-columns-spanned="2" office:value-type="string">
            <text:p text:style-name="P277"/>
          </table:table-cell>
          <table:covered-table-cell/>
          <table:table-cell table:style-name="Таблица31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15</text:p>
          </table:table-cell>
          <table:table-cell table:style-name="Таблица31.K9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7"/>
          </table:table-cell>
          <table:covered-table-cell/>
          <table:covered-table-cell/>
          <table:table-cell table:style-name="Таблица31.a12" table:number-columns-spanned="2" office:value-type="string">
            <text:p text:style-name="P277"/>
          </table:table-cell>
          <table:covered-table-cell/>
          <table:table-cell table:style-name="Таблица31.a12" table:number-columns-spanned="5" office:value-type="string">
            <text:p text:style-name="P277"><text:s/></text:p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K9" office:value-type="string">
            <text:p text:style-name="P94">16</text:p>
            <text:p text:style-name="P94"/>
          </table:table-cell>
          <table:table-cell table:style-name="Таблица31.K9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table:number-columns-spanned="3" office:value-type="string">
            <text:p text:style-name="P226"/>
          </table:table-cell>
          <table:covered-table-cell/>
          <table:covered-table-cell/>
          <table:table-cell table:style-name="Таблица31.E11" office:value-type="string">
            <text:p text:style-name="P226"/>
          </table:table-cell>
          <table:table-cell table:style-name="Таблица31.L11" table:number-columns-spanned="15" office:value-type="string">
            <text:p text:style-name="P2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12" table:number-columns-spanned="3" office:value-type="string">
            <text:p text:style-name="P275"/>
          </table:table-cell>
          <table:covered-table-cell/>
          <table:covered-table-cell/>
          <table:table-cell table:style-name="Таблица31.a12" table:number-columns-spanned="2" office:value-type="string">
            <text:p text:style-name="P275"/>
          </table:table-cell>
          <table:covered-table-cell/>
          <table:table-cell table:style-name="Таблица31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1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11">
          <table:table-cell table:style-name="Таблица31.A27" office:value-type="string">
            <text:p text:style-name="P100">17</text:p>
          </table:table-cell>
          <table:table-cell table:style-name="Таблица31.A27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table:number-columns-spanned="3" office:value-type="string">
            <text:p text:style-name="P222"/>
          </table:table-cell>
          <table:covered-table-cell/>
          <table:covered-table-cell/>
          <table:table-cell table:style-name="Таблица31.E11" office:value-type="string">
            <text:p text:style-name="P222"/>
          </table:table-cell>
          <table:table-cell table:style-name="Таблица31.L11" table:number-columns-spanned="15" office:value-type="string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a27" table:number-columns-spanned="3" office:value-type="string">
            <text:p text:style-name="P53"/>
          </table:table-cell>
          <table:covered-table-cell/>
          <table:covered-table-cell/>
          <table:table-cell table:style-name="Таблица31.a27" table:number-columns-spanned="2" office:value-type="string">
            <text:p text:style-name="P53"/>
          </table:table-cell>
          <table:covered-table-cell/>
          <table:table-cell table:style-name="Таблица31.a27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Таблица31.k27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1.28">
          <table:table-cell table:style-name="Таблица31.B9" table:number-columns-spanned="5" office:value-type="string">
            <text:p text:style-name="P128">ПТ</text:p>
          </table:table-cell>
          <table:covered-table-cell/>
          <table:covered-table-cell/>
          <table:covered-table-cell/>
          <table:covered-table-cell/>
          <table:table-cell table:style-name="Таблица31.F28" table:number-columns-spanned="28" office:value-type="string">
            <text:p text:style-name="P12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1.F2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1.n28" table:number-columns-spanned="2" office:value-type="string">
            <text:p text:style-name="P128"/>
          </table:table-cell>
          <table:covered-table-cell/>
        </table:table-row>
      </table:table>
      <text:p text:style-name="P178"><text:soft-page-break/><text:s text:c="2"/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B"/>
        <table:table-column table:style-name="Таблица32.G"/>
        <table:table-column table:style-name="Таблица32.H"/>
        <table:table-column table:style-name="Таблица32.I"/>
        <table:table-column table:style-name="Таблица32.J"/>
        <table:table-column table:style-name="Таблица32.K"/>
        <table:table-column table:style-name="Таблица32.L"/>
        <table:table-column table:style-name="Таблица32.M"/>
        <table:table-column table:style-name="Таблица32.N"/>
        <table:table-column table:style-name="Таблица32.O"/>
        <table:table-column table:style-name="Таблица32.P"/>
        <table:table-column table:style-name="Таблица32.Q"/>
        <table:table-column table:style-name="Таблица32.R"/>
        <table:table-column table:style-name="Таблица32.S"/>
        <table:table-column table:style-name="Таблица32.T"/>
        <table:table-column table:style-name="Таблица32.U"/>
        <table:table-column table:style-name="Таблица32.V"/>
        <table:table-column table:style-name="Таблица32.W"/>
        <table:table-column table:style-name="Таблица32.X"/>
        <table:table-column table:style-name="Таблица32.Y"/>
        <table:table-column table:style-name="Таблица32.Z"/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B"/>
        <table:table-column table:style-name="Таблица32.L"/>
        <table:table-column table:style-name="Таблица32.i"/>
        <table:table-column table:style-name="Таблица32.j"/>
        <table:table-column table:style-name="Таблица32.k"/>
        <table:table-column table:style-name="Таблица32.l"/>
        <table:table-column table:style-name="Таблица32.m"/>
        <table:table-column table:style-name="Таблица32.j"/>
        <table:table-column table:style-name="Таблица32.o"/>
        <table:table-row table:style-name="Таблица32.1"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A1" office:value-type="string">
            <text:p text:style-name="P185"/>
          </table:table-cell>
          <table:table-cell table:style-name="Таблица32.e1" table:number-columns-spanned="2" office:value-type="string">
            <text:p text:style-name="P82"/>
          </table:table-cell>
          <table:covered-table-cell/>
          <table:table-cell table:style-name="Таблица32.e1" table:number-columns-spanned="3" office:value-type="string">
            <text:p text:style-name="P82"/>
          </table:table-cell>
          <table:covered-table-cell/>
          <table:covered-table-cell/>
          <table:table-cell table:style-name="Таблица32.e1" table:number-columns-spanned="3" office:value-type="string">
            <text:p text:style-name="P82"/>
          </table:table-cell>
          <table:covered-table-cell/>
          <table:covered-table-cell/>
          <table:table-cell table:style-name="Таблица32.e1" table:number-columns-spanned="2" office:value-type="string">
            <text:p text:style-name="P82"/>
          </table:table-cell>
          <table:covered-table-cell/>
          <table:table-cell table:style-name="Таблица32.e1" office:value-type="string">
            <text:p text:style-name="P82"/>
          </table:table-cell>
        </table:table-row>
        <table:table-row table:style-name="Таблица32.1">
          <table:table-cell table:style-name="Таблица32.e1" table:number-columns-spanned="3" office:value-type="string">
            <text:p text:style-name="P82">Дубл.</text:p>
          </table:table-cell>
          <table:covered-table-cell/>
          <table:covered-table-cell/>
          <table:table-cell table:style-name="Таблица32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O2" table:number-columns-spanned="4" office:value-type="string">
            <text:p text:style-name="P43"><text:s text:c="15"/></text:p>
          </table:table-cell>
          <table:covered-table-cell/>
          <table:covered-table-cell/>
          <table:covered-table-cell/>
          <table:table-cell table:style-name="Таблица32.S2" table:number-columns-spanned="12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e1" table:number-columns-spanned="2" office:value-type="string">
            <text:p text:style-name="P4"/>
          </table:table-cell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office:value-type="string">
            <text:p text:style-name="P43"/>
          </table:table-cell>
        </table:table-row>
        <table:table-row table:style-name="Таблица32.1">
          <table:table-cell table:style-name="Таблица32.e1" table:number-columns-spanned="3" office:value-type="string">
            <text:p text:style-name="P82">Взам.</text:p>
          </table:table-cell>
          <table:covered-table-cell/>
          <table:covered-table-cell/>
          <table:table-cell table:style-name="Таблица32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e1" office:value-type="string">
            <text:p text:style-name="P43"/>
          </table:table-cell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office:value-type="string">
            <text:p text:style-name="P43"/>
          </table:table-cell>
        </table:table-row>
        <table:table-row table:style-name="Таблица32.1">
          <table:table-cell table:style-name="Таблица32.e1" table:number-columns-spanned="3" office:value-type="string">
            <text:p text:style-name="P82">Подл.</text:p>
          </table:table-cell>
          <table:covered-table-cell/>
          <table:covered-table-cell/>
          <table:table-cell table:style-name="Таблица32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e1" office:value-type="string">
            <text:p text:style-name="P43"/>
          </table:table-cell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office:value-type="string">
            <text:p text:style-name="P43"/>
          </table:table-cell>
        </table:table-row>
        <table:table-row table:style-name="Таблица32.5">
          <table:table-cell table:style-name="Таблица32.e1" table:number-columns-spanned="3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i5" table:number-columns-spanned="6" office:value-type="string">
            <text:h text:style-name="P347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i5" office:value-type="string">
            <text:p text:style-name="P61"><text:s/></text:p>
          </table:table-cell>
        </table:table-row>
        <table:table-row table:style-name="Таблица32.1">
          <table:table-cell table:style-name="Таблица32.e1" table:number-rows-spanned="3" table:number-columns-spanned="2" office:value-type="string">
            <text:p text:style-name="P107"/>
          </table:table-cell>
          <table:covered-table-cell/>
          <table:table-cell table:style-name="Таблица32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office:value-type="string">
            <text:p text:style-name="P43"/>
          </table:table-cell>
          <table:table-cell table:style-name="Таблица32.e1" office:value-type="string">
            <text:p text:style-name="P43"/>
          </table:table-cell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W6" table:number-columns-spanned="2" office:value-type="string">
            <text:p text:style-name="P43"/>
          </table:table-cell>
          <table:covered-table-cell/>
          <table:table-cell table:style-name="Таблица32.Y6" table:number-columns-spanned="3" office:value-type="string">
            <text:p text:style-name="P43"/>
          </table:table-cell>
          <table:covered-table-cell/>
          <table:covered-table-cell/>
          <table:table-cell table:style-name="Таблица32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l6" table:number-rows-spanned="3" table:number-columns-spanned="4" office:value-type="string">
            <text:h text:style-name="P362" text:outline-level="9"><text:span text:style-name="T164">ПТ-0 -2024</text:span> </text:h>
          </table:table-cell>
          <table:covered-table-cell/>
          <table:covered-table-cell/>
          <table:covered-table-cell/>
        </table:table-row>
        <table:table-row table:style-name="Таблица32.1">
          <table:covered-table-cell/>
          <table:covered-table-cell/>
          <table:table-cell table:style-name="Таблица32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office:value-type="string">
            <text:p text:style-name="P43"/>
          </table:table-cell>
          <table:table-cell table:style-name="Таблица32.e1" office:value-type="string">
            <text:p text:style-name="P43"/>
          </table:table-cell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W7" table:number-columns-spanned="2" office:value-type="string">
            <text:p text:style-name="P43"/>
          </table:table-cell>
          <table:covered-table-cell/>
          <table:table-cell table:style-name="Таблица32.Y7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2.1">
          <table:covered-table-cell/>
          <table:covered-table-cell/>
          <table:table-cell table:style-name="Таблица32.C8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32.G8" table:number-columns-spanned="2" office:value-type="string">
            <text:p text:style-name="P145"/>
          </table:table-cell>
          <table:covered-table-cell/>
          <table:table-cell table:style-name="Таблица32.I8" table:number-columns-spanned="5" office:value-type="string">
            <text:p text:style-name="P149"><text:s/></text:p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P8" office:value-type="string">
            <text:p text:style-name="P43"/>
          </table:table-cell>
          <table:table-cell table:style-name="Таблица32.e1" office:value-type="string">
            <text:p text:style-name="P43"/>
          </table:table-cell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e1" table:number-columns-spanned="3" office:value-type="string">
            <text:p text:style-name="P43"/>
          </table:table-cell>
          <table:covered-table-cell/>
          <table:covered-table-cell/>
          <table:table-cell table:style-name="Таблица32.e1" table:number-columns-spanned="2" office:value-type="string">
            <text:p text:style-name="P43"/>
          </table:table-cell>
          <table:covered-table-cell/>
          <table:table-cell table:style-name="Таблица32.Y8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2.9">
          <table:table-cell table:style-name="Таблица32.A10" table:number-rows-spanned="2" office:value-type="string">
            <text:p text:style-name="P88"/>
          </table:table-cell>
          <table:table-cell table:style-name="Таблица32.B9" table:number-rows-spanned="2" table:number-columns-spanned="3" office:value-type="string">
            <text:p text:style-name="P304">Цех</text:p>
          </table:table-cell>
          <table:covered-table-cell/>
          <table:covered-table-cell/>
          <table:table-cell table:style-name="Таблица32.B9" table:number-rows-spanned="2" table:number-columns-spanned="3" office:value-type="string">
            <text:p text:style-name="P137">Уч.</text:p>
          </table:table-cell>
          <table:covered-table-cell/>
          <table:covered-table-cell/>
          <table:table-cell table:style-name="Таблица32.B9" table:number-rows-spanned="2" table:number-columns-spanned="3" office:value-type="string">
            <text:p text:style-name="P137">РМ</text:p>
          </table:table-cell>
          <table:covered-table-cell/>
          <table:covered-table-cell/>
          <table:table-cell table:style-name="Таблица32.K9" table:number-rows-spanned="2" office:value-type="string">
            <text:p text:style-name="P137">Опер</text:p>
          </table:table-cell>
          <table:table-cell table:style-name="Таблица32.K9" table:number-rows-spanned="2" table:number-columns-spanned="15" office:value-type="string">
            <text:h text:style-name="P340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B9" table:number-columns-spanned="10" office:value-type="string">
            <text:p text:style-name="P13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k9" table:number-rows-spanned="2" table:number-columns-spanned="5" office:value-type="string">
            <text:p text:style-name="P137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2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B9" table:number-columns-spanned="3" office:value-type="string">
            <text:p text:style-name="P88">Исполн.</text:p>
          </table:table-cell>
          <table:covered-table-cell/>
          <table:covered-table-cell/>
          <table:table-cell table:style-name="Таблица32.B9" table:number-columns-spanned="2" office:value-type="string">
            <text:p text:style-name="P88">Рук. уч.</text:p>
          </table:table-cell>
          <table:covered-table-cell/>
          <table:table-cell table:style-name="Таблица32.B9" table:number-columns-spanned="5" office:value-type="string">
            <text:p text:style-name="P298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<text:span text:style-name="T120">О</text:span>01</text:p>
          </table:table-cell>
          <table:table-cell table:style-name="Таблица32.K9" table:number-columns-spanned="3" office:value-type="string">
            <text:p text:style-name="P245"/>
          </table:table-cell>
          <table:covered-table-cell/>
          <table:covered-table-cell/>
          <table:table-cell table:style-name="Таблица32.E11" table:number-columns-spanned="3" office:value-type="string">
            <text:p text:style-name="P218"/>
          </table:table-cell>
          <table:covered-table-cell/>
          <table:covered-table-cell/>
          <table:table-cell table:style-name="Таблица32.E11" table:number-columns-spanned="3" office:value-type="string">
            <text:p text:style-name="P218"/>
          </table:table-cell>
          <table:covered-table-cell/>
          <table:covered-table-cell/>
          <table:table-cell table:style-name="Таблица32.E11" office:value-type="string">
            <text:p text:style-name="P234"/>
          </table:table-cell>
          <table:table-cell table:style-name="Таблица32.L11" table:number-columns-spanned="15" office:value-type="string">
            <text:p text:style-name="P2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K9" table:number-columns-spanned="3" office:value-type="string">
            <text:p text:style-name="P62"/>
          </table:table-cell>
          <table:covered-table-cell/>
          <table:covered-table-cell/>
          <table:table-cell table:style-name="Таблица32.K9" table:number-columns-spanned="2" office:value-type="string">
            <text:p text:style-name="P10"/>
          </table:table-cell>
          <table:covered-table-cell/>
          <table:table-cell table:style-name="Таблица32.K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02</text:p>
          </table:table-cell>
          <table:table-cell table:style-name="Таблица32.K9" table:number-columns-spanned="3" office:value-type="string">
            <text:p text:style-name="P230"/>
          </table:table-cell>
          <table:covered-table-cell/>
          <table:covered-table-cell/>
          <table:table-cell table:style-name="Таблица32.E11" table:number-columns-spanned="3" office:value-type="string">
            <text:p text:style-name="P230"/>
          </table:table-cell>
          <table:covered-table-cell/>
          <table:covered-table-cell/>
          <table:table-cell table:style-name="Таблица32.E11" table:number-columns-spanned="3" office:value-type="string">
            <text:p text:style-name="P230"/>
          </table:table-cell>
          <table:covered-table-cell/>
          <table:covered-table-cell/>
          <table:table-cell table:style-name="Таблица32.E11" office:value-type="string">
            <text:p text:style-name="P230"/>
          </table:table-cell>
          <table:table-cell table:style-name="Таблица32.L11" table:number-columns-spanned="15" office:value-type="string">
            <text:p text:style-name="P2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0"/>
          </table:table-cell>
          <table:covered-table-cell/>
          <table:covered-table-cell/>
          <table:table-cell table:style-name="Таблица32.a12" table:number-columns-spanned="2" office:value-type="string">
            <text:p text:style-name="P270"/>
          </table:table-cell>
          <table:covered-table-cell/>
          <table:table-cell table:style-name="Таблица32.a12" table:number-columns-spanned="5" office:value-type="string">
            <text:p text:style-name="P270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03</text:p>
          </table:table-cell>
          <table:table-cell table:style-name="Таблица32.K9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81"/>
          </table:table-cell>
          <table:covered-table-cell/>
          <table:covered-table-cell/>
          <table:table-cell table:style-name="Таблица32.a12" table:number-columns-spanned="2" office:value-type="string">
            <text:p text:style-name="P281"/>
          </table:table-cell>
          <table:covered-table-cell/>
          <table:table-cell table:style-name="Таблица32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04</text:p>
          </table:table-cell>
          <table:table-cell table:style-name="Таблица32.K9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81"/>
          </table:table-cell>
          <table:covered-table-cell/>
          <table:covered-table-cell/>
          <table:table-cell table:style-name="Таблица32.a12" table:number-columns-spanned="2" office:value-type="string">
            <text:p text:style-name="P281"/>
          </table:table-cell>
          <table:covered-table-cell/>
          <table:table-cell table:style-name="Таблица32.a12" table:number-columns-spanned="5" office:value-type="string">
            <text:p text:style-name="P281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05</text:p>
          </table:table-cell>
          <table:table-cell table:style-name="Таблица32.K9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4"/>
          </table:table-cell>
          <table:covered-table-cell/>
          <table:covered-table-cell/>
          <table:table-cell table:style-name="Таблица32.a12" table:number-columns-spanned="2" office:value-type="string">
            <text:p text:style-name="P274"/>
          </table:table-cell>
          <table:covered-table-cell/>
          <table:table-cell table:style-name="Таблица32.a12" table:number-columns-spanned="5" office:value-type="string">
            <text:p text:style-name="P274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06</text:p>
          </table:table-cell>
          <table:table-cell table:style-name="Таблица32.K9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9"/>
          </table:table-cell>
          <table:covered-table-cell/>
          <table:covered-table-cell/>
          <table:table-cell table:style-name="Таблица32.a12" table:number-columns-spanned="2" office:value-type="string">
            <text:p text:style-name="P279"/>
          </table:table-cell>
          <table:covered-table-cell/>
          <table:table-cell table:style-name="Таблица32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07</text:p>
          </table:table-cell>
          <table:table-cell table:style-name="Таблица32.K9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office:value-type="string">
            <text:p text:style-name="P226"/>
          </table:table-cell>
          <table:table-cell table:style-name="Таблица3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9"/>
          </table:table-cell>
          <table:covered-table-cell/>
          <table:covered-table-cell/>
          <table:table-cell table:style-name="Таблица32.a12" table:number-columns-spanned="2" office:value-type="string">
            <text:p text:style-name="P279"/>
          </table:table-cell>
          <table:covered-table-cell/>
          <table:table-cell table:style-name="Таблица32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08</text:p>
          </table:table-cell>
          <table:table-cell table:style-name="Таблица32.K9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office:value-type="string">
            <text:p text:style-name="P226"/>
          </table:table-cell>
          <table:table-cell table:style-name="Таблица3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3"/>
          </table:table-cell>
          <table:covered-table-cell/>
          <table:covered-table-cell/>
          <table:table-cell table:style-name="Таблица32.a12" table:number-columns-spanned="2" office:value-type="string">
            <text:p text:style-name="P273"/>
          </table:table-cell>
          <table:covered-table-cell/>
          <table:table-cell table:style-name="Таблица32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09</text:p>
          </table:table-cell>
          <table:table-cell table:style-name="Таблица32.K9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9"/>
          </table:table-cell>
          <table:covered-table-cell/>
          <table:covered-table-cell/>
          <table:table-cell table:style-name="Таблица32.a12" table:number-columns-spanned="2" office:value-type="string">
            <text:p text:style-name="P279"/>
          </table:table-cell>
          <table:covered-table-cell/>
          <table:table-cell table:style-name="Таблица32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10</text:p>
          </table:table-cell>
          <table:table-cell table:style-name="Таблица32.K9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9"/>
          </table:table-cell>
          <table:covered-table-cell/>
          <table:covered-table-cell/>
          <table:table-cell table:style-name="Таблица32.a12" table:number-columns-spanned="2" office:value-type="string">
            <text:p text:style-name="P279"/>
          </table:table-cell>
          <table:covered-table-cell/>
          <table:table-cell table:style-name="Таблица32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11</text:p>
          </table:table-cell>
          <table:table-cell table:style-name="Таблица32.K9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office:value-type="string">
            <text:p text:style-name="P226"/>
          </table:table-cell>
          <table:table-cell table:style-name="Таблица32.L11" table:number-columns-spanned="15" office:value-type="string">
            <text:p text:style-name="P2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5"/>
          </table:table-cell>
          <table:covered-table-cell/>
          <table:covered-table-cell/>
          <table:table-cell table:style-name="Таблица32.a12" table:number-columns-spanned="2" office:value-type="string">
            <text:p text:style-name="P275"/>
          </table:table-cell>
          <table:covered-table-cell/>
          <table:table-cell table:style-name="Таблица32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<text:span text:style-name="T121">О</text:span>12</text:p>
          </table:table-cell>
          <table:table-cell table:style-name="Таблица32.K9" table:number-columns-spanned="3" office:value-type="string">
            <text:p text:style-name="P324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office:value-type="string">
            <text:p text:style-name="P248"/>
          </table:table-cell>
          <table:table-cell table:style-name="Таблица32.L11" table:number-columns-spanned="15" office:value-type="string">
            <text:p text:style-name="P2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5"/>
          </table:table-cell>
          <table:covered-table-cell/>
          <table:covered-table-cell/>
          <table:table-cell table:style-name="Таблица32.a12" table:number-columns-spanned="2" office:value-type="string">
            <text:p text:style-name="P275"/>
          </table:table-cell>
          <table:covered-table-cell/>
          <table:table-cell table:style-name="Таблица32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13</text:p>
          </table:table-cell>
          <table:table-cell table:style-name="Таблица32.K9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office:value-type="string">
            <text:p text:style-name="P226"/>
          </table:table-cell>
          <table:table-cell table:style-name="Таблица32.L11" table:number-columns-spanned="15" office:value-type="string">
            <text:p text:style-name="P2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5"/>
          </table:table-cell>
          <table:covered-table-cell/>
          <table:covered-table-cell/>
          <table:table-cell table:style-name="Таблица32.a12" table:number-columns-spanned="2" office:value-type="string">
            <text:p text:style-name="P275"/>
          </table:table-cell>
          <table:covered-table-cell/>
          <table:table-cell table:style-name="Таблица32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14</text:p>
          </table:table-cell>
          <table:table-cell table:style-name="Таблица32.K9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81"/>
          </table:table-cell>
          <table:covered-table-cell/>
          <table:covered-table-cell/>
          <table:table-cell table:style-name="Таблица32.a12" table:number-columns-spanned="2" office:value-type="string">
            <text:p text:style-name="P281"/>
          </table:table-cell>
          <table:covered-table-cell/>
          <table:table-cell table:style-name="Таблица32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15</text:p>
          </table:table-cell>
          <table:table-cell table:style-name="Таблица32.K9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81"/>
          </table:table-cell>
          <table:covered-table-cell/>
          <table:covered-table-cell/>
          <table:table-cell table:style-name="Таблица32.a12" table:number-columns-spanned="2" office:value-type="string">
            <text:p text:style-name="P281"/>
          </table:table-cell>
          <table:covered-table-cell/>
          <table:table-cell table:style-name="Таблица32.a12" table:number-columns-spanned="5" office:value-type="string">
            <text:p text:style-name="P281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11">
          <table:table-cell table:style-name="Таблица32.K9" office:value-type="string">
            <text:p text:style-name="P94">16</text:p>
            <text:p text:style-name="P94"/>
          </table:table-cell>
          <table:table-cell table:style-name="Таблица32.K9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table:number-columns-spanned="3" office:value-type="string">
            <text:p text:style-name="P226"/>
          </table:table-cell>
          <table:covered-table-cell/>
          <table:covered-table-cell/>
          <table:table-cell table:style-name="Таблица32.E11" office:value-type="string">
            <text:p text:style-name="P226"/>
          </table:table-cell>
          <table:table-cell table:style-name="Таблица32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12" table:number-columns-spanned="3" office:value-type="string">
            <text:p text:style-name="P274"/>
          </table:table-cell>
          <table:covered-table-cell/>
          <table:covered-table-cell/>
          <table:table-cell table:style-name="Таблица32.a12" table:number-columns-spanned="2" office:value-type="string">
            <text:p text:style-name="P274"/>
          </table:table-cell>
          <table:covered-table-cell/>
          <table:table-cell table:style-name="Таблица32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2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27">
          <table:table-cell table:style-name="Таблица32.A27" office:value-type="string">
            <text:p text:style-name="P100">17</text:p>
          </table:table-cell>
          <table:table-cell table:style-name="Таблица32.A27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table:number-columns-spanned="3" office:value-type="string">
            <text:p text:style-name="P222"/>
          </table:table-cell>
          <table:covered-table-cell/>
          <table:covered-table-cell/>
          <table:table-cell table:style-name="Таблица32.E11" office:value-type="string">
            <text:p text:style-name="P222"/>
          </table:table-cell>
          <table:table-cell table:style-name="Таблица32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a27" table:number-columns-spanned="3" office:value-type="string">
            <text:p text:style-name="P279"/>
          </table:table-cell>
          <table:covered-table-cell/>
          <table:covered-table-cell/>
          <table:table-cell table:style-name="Таблица32.a27" table:number-columns-spanned="2" office:value-type="string">
            <text:p text:style-name="P279"/>
          </table:table-cell>
          <table:covered-table-cell/>
          <table:table-cell table:style-name="Таблица32.a27" table:number-columns-spanned="5" office:value-type="string">
            <text:p text:style-name="P53"><text:s/></text:p>
          </table:table-cell>
          <table:covered-table-cell/>
          <table:covered-table-cell/>
          <table:covered-table-cell/>
          <table:covered-table-cell/>
          <table:table-cell table:style-name="Таблица32.k27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2.28">
          <table:table-cell table:style-name="Таблица32.B9" table:number-columns-spanned="5" office:value-type="string">
            <text:p text:style-name="P128">ПТ</text:p>
          </table:table-cell>
          <table:covered-table-cell/>
          <table:covered-table-cell/>
          <table:covered-table-cell/>
          <table:covered-table-cell/>
          <table:table-cell table:style-name="Таблица32.F28" table:number-columns-spanned="28" office:value-type="string">
            <text:p text:style-name="P12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2.F2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2.n28" table:number-columns-spanned="2" office:value-type="string">
            <text:p text:style-name="P128"/>
          </table:table-cell>
          <table:covered-table-cell/>
        </table:table-row>
      </table:table>
      <text:p text:style-name="P190"><text:soft-page-break/><text:s text:c="2"/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column table:style-name="Таблица33.B"/>
        <table:table-column table:style-name="Таблица33.G"/>
        <table:table-column table:style-name="Таблица33.H"/>
        <table:table-column table:style-name="Таблица33.I"/>
        <table:table-column table:style-name="Таблица33.J"/>
        <table:table-column table:style-name="Таблица33.K"/>
        <table:table-column table:style-name="Таблица33.L"/>
        <table:table-column table:style-name="Таблица33.M"/>
        <table:table-column table:style-name="Таблица33.N"/>
        <table:table-column table:style-name="Таблица33.O"/>
        <table:table-column table:style-name="Таблица33.P"/>
        <table:table-column table:style-name="Таблица33.Q"/>
        <table:table-column table:style-name="Таблица33.R"/>
        <table:table-column table:style-name="Таблица33.S"/>
        <table:table-column table:style-name="Таблица33.T"/>
        <table:table-column table:style-name="Таблица33.U"/>
        <table:table-column table:style-name="Таблица33.V"/>
        <table:table-column table:style-name="Таблица33.W"/>
        <table:table-column table:style-name="Таблица33.X"/>
        <table:table-column table:style-name="Таблица33.Y"/>
        <table:table-column table:style-name="Таблица33.Z"/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column table:style-name="Таблица33.f"/>
        <table:table-column table:style-name="Таблица33.B"/>
        <table:table-column table:style-name="Таблица33.L"/>
        <table:table-column table:style-name="Таблица33.i"/>
        <table:table-column table:style-name="Таблица33.j"/>
        <table:table-column table:style-name="Таблица33.k"/>
        <table:table-column table:style-name="Таблица33.l"/>
        <table:table-column table:style-name="Таблица33.m"/>
        <table:table-column table:style-name="Таблица33.n"/>
        <table:table-column table:style-name="Таблица33.o"/>
        <table:table-row table:style-name="Таблица33.1"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A1" office:value-type="string">
            <text:p text:style-name="P185"/>
          </table:table-cell>
          <table:table-cell table:style-name="Таблица33.e1" table:number-columns-spanned="2" office:value-type="string">
            <text:p text:style-name="P82"/>
          </table:table-cell>
          <table:covered-table-cell/>
          <table:table-cell table:style-name="Таблица33.e1" table:number-columns-spanned="3" office:value-type="string">
            <text:p text:style-name="P82"/>
          </table:table-cell>
          <table:covered-table-cell/>
          <table:covered-table-cell/>
          <table:table-cell table:style-name="Таблица33.e1" table:number-columns-spanned="3" office:value-type="string">
            <text:p text:style-name="P82"/>
          </table:table-cell>
          <table:covered-table-cell/>
          <table:covered-table-cell/>
          <table:table-cell table:style-name="Таблица33.e1" table:number-columns-spanned="2" office:value-type="string">
            <text:p text:style-name="P82"/>
          </table:table-cell>
          <table:covered-table-cell/>
          <table:table-cell table:style-name="Таблица33.e1" office:value-type="string">
            <text:p text:style-name="P82"/>
          </table:table-cell>
        </table:table-row>
        <table:table-row table:style-name="Таблица33.1">
          <table:table-cell table:style-name="Таблица33.e1" table:number-columns-spanned="3" office:value-type="string">
            <text:p text:style-name="P82">Дубл.</text:p>
          </table:table-cell>
          <table:covered-table-cell/>
          <table:covered-table-cell/>
          <table:table-cell table:style-name="Таблица33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O2" table:number-columns-spanned="4" office:value-type="string">
            <text:p text:style-name="P43"><text:s text:c="15"/></text:p>
          </table:table-cell>
          <table:covered-table-cell/>
          <table:covered-table-cell/>
          <table:covered-table-cell/>
          <table:table-cell table:style-name="Таблица33.S2" table:number-columns-spanned="12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e1" table:number-columns-spanned="2" office:value-type="string">
            <text:p text:style-name="P4"/>
          </table:table-cell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office:value-type="string">
            <text:p text:style-name="P43"/>
          </table:table-cell>
        </table:table-row>
        <table:table-row table:style-name="Таблица33.1">
          <table:table-cell table:style-name="Таблица33.e1" table:number-columns-spanned="3" office:value-type="string">
            <text:p text:style-name="P82">Взам.</text:p>
          </table:table-cell>
          <table:covered-table-cell/>
          <table:covered-table-cell/>
          <table:table-cell table:style-name="Таблица33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e1" office:value-type="string">
            <text:p text:style-name="P43"/>
          </table:table-cell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office:value-type="string">
            <text:p text:style-name="P43"/>
          </table:table-cell>
        </table:table-row>
        <table:table-row table:style-name="Таблица33.1">
          <table:table-cell table:style-name="Таблица33.e1" table:number-columns-spanned="3" office:value-type="string">
            <text:p text:style-name="P82">Подл.</text:p>
          </table:table-cell>
          <table:covered-table-cell/>
          <table:covered-table-cell/>
          <table:table-cell table:style-name="Таблица33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e1" office:value-type="string">
            <text:p text:style-name="P43"/>
          </table:table-cell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office:value-type="string">
            <text:p text:style-name="P43"/>
          </table:table-cell>
        </table:table-row>
        <table:table-row table:style-name="Таблица33.5">
          <table:table-cell table:style-name="Таблица33.e1" table:number-columns-spanned="3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i5" table:number-columns-spanned="6" office:value-type="string">
            <text:h text:style-name="P347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i5" office:value-type="string">
            <text:p text:style-name="P61"><text:s/></text:p>
          </table:table-cell>
        </table:table-row>
        <table:table-row table:style-name="Таблица33.1">
          <table:table-cell table:style-name="Таблица33.e1" table:number-rows-spanned="3" table:number-columns-spanned="2" office:value-type="string">
            <text:p text:style-name="P107"/>
          </table:table-cell>
          <table:covered-table-cell/>
          <table:table-cell table:style-name="Таблица33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office:value-type="string">
            <text:p text:style-name="P43"/>
          </table:table-cell>
          <table:table-cell table:style-name="Таблица33.e1" office:value-type="string">
            <text:p text:style-name="P43"/>
          </table:table-cell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W6" table:number-columns-spanned="2" office:value-type="string">
            <text:p text:style-name="P43"/>
          </table:table-cell>
          <table:covered-table-cell/>
          <table:table-cell table:style-name="Таблица33.Y6" table:number-columns-spanned="3" office:value-type="string">
            <text:p text:style-name="P43"/>
          </table:table-cell>
          <table:covered-table-cell/>
          <table:covered-table-cell/>
          <table:table-cell table:style-name="Таблица33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l6" table:number-rows-spanned="3" table:number-columns-spanned="4" office:value-type="string">
            <text:h text:style-name="P362" text:outline-level="9"><text:span text:style-name="T164">ПТ-0 -2024</text:span> </text:h>
          </table:table-cell>
          <table:covered-table-cell/>
          <table:covered-table-cell/>
          <table:covered-table-cell/>
        </table:table-row>
        <table:table-row table:style-name="Таблица33.1">
          <table:covered-table-cell/>
          <table:covered-table-cell/>
          <table:table-cell table:style-name="Таблица33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office:value-type="string">
            <text:p text:style-name="P43"/>
          </table:table-cell>
          <table:table-cell table:style-name="Таблица33.e1" office:value-type="string">
            <text:p text:style-name="P43"/>
          </table:table-cell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W7" table:number-columns-spanned="2" office:value-type="string">
            <text:p text:style-name="P43"/>
          </table:table-cell>
          <table:covered-table-cell/>
          <table:table-cell table:style-name="Таблица33.Y7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3.1">
          <table:covered-table-cell/>
          <table:covered-table-cell/>
          <table:table-cell table:style-name="Таблица33.C8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33.G8" table:number-columns-spanned="2" office:value-type="string">
            <text:p text:style-name="P145"/>
          </table:table-cell>
          <table:covered-table-cell/>
          <table:table-cell table:style-name="Таблица33.I8" table:number-columns-spanned="5" office:value-type="string">
            <text:p text:style-name="P149"><text:s/></text:p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P8" office:value-type="string">
            <text:p text:style-name="P43"/>
          </table:table-cell>
          <table:table-cell table:style-name="Таблица33.e1" office:value-type="string">
            <text:p text:style-name="P43"/>
          </table:table-cell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e1" table:number-columns-spanned="3" office:value-type="string">
            <text:p text:style-name="P43"/>
          </table:table-cell>
          <table:covered-table-cell/>
          <table:covered-table-cell/>
          <table:table-cell table:style-name="Таблица33.e1" table:number-columns-spanned="2" office:value-type="string">
            <text:p text:style-name="P43"/>
          </table:table-cell>
          <table:covered-table-cell/>
          <table:table-cell table:style-name="Таблица33.Y8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3.9">
          <table:table-cell table:style-name="Таблица33.A10" table:number-rows-spanned="2" office:value-type="string">
            <text:p text:style-name="P88"/>
          </table:table-cell>
          <table:table-cell table:style-name="Таблица33.B9" table:number-rows-spanned="2" table:number-columns-spanned="3" office:value-type="string">
            <text:p text:style-name="P304">Цех</text:p>
          </table:table-cell>
          <table:covered-table-cell/>
          <table:covered-table-cell/>
          <table:table-cell table:style-name="Таблица33.B9" table:number-rows-spanned="2" table:number-columns-spanned="3" office:value-type="string">
            <text:p text:style-name="P137">Уч.</text:p>
          </table:table-cell>
          <table:covered-table-cell/>
          <table:covered-table-cell/>
          <table:table-cell table:style-name="Таблица33.B9" table:number-rows-spanned="2" table:number-columns-spanned="3" office:value-type="string">
            <text:p text:style-name="P137">РМ</text:p>
          </table:table-cell>
          <table:covered-table-cell/>
          <table:covered-table-cell/>
          <table:table-cell table:style-name="Таблица33.K9" table:number-rows-spanned="2" office:value-type="string">
            <text:p text:style-name="P137">Опер</text:p>
          </table:table-cell>
          <table:table-cell table:style-name="Таблица33.K9" table:number-rows-spanned="2" table:number-columns-spanned="15" office:value-type="string">
            <text:h text:style-name="P340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B9" table:number-columns-spanned="10" office:value-type="string">
            <text:p text:style-name="P13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k9" table:number-rows-spanned="2" table:number-columns-spanned="5" office:value-type="string">
            <text:p text:style-name="P137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B9" table:number-columns-spanned="3" office:value-type="string">
            <text:p text:style-name="P88">Исполн.</text:p>
          </table:table-cell>
          <table:covered-table-cell/>
          <table:covered-table-cell/>
          <table:table-cell table:style-name="Таблица33.B9" table:number-columns-spanned="2" office:value-type="string">
            <text:p text:style-name="P88">Рук. уч.</text:p>
          </table:table-cell>
          <table:covered-table-cell/>
          <table:table-cell table:style-name="Таблица33.B9" table:number-columns-spanned="5" office:value-type="string">
            <text:p text:style-name="P298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01</text:p>
          </table:table-cell>
          <table:table-cell table:style-name="Таблица33.K9" table:number-columns-spanned="3" office:value-type="string">
            <text:p text:style-name="P245"/>
          </table:table-cell>
          <table:covered-table-cell/>
          <table:covered-table-cell/>
          <table:table-cell table:style-name="Таблица33.E11" table:number-columns-spanned="3" office:value-type="string">
            <text:p text:style-name="P218"/>
          </table:table-cell>
          <table:covered-table-cell/>
          <table:covered-table-cell/>
          <table:table-cell table:style-name="Таблица33.E11" table:number-columns-spanned="3" office:value-type="string">
            <text:p text:style-name="P218"/>
          </table:table-cell>
          <table:covered-table-cell/>
          <table:covered-table-cell/>
          <table:table-cell table:style-name="Таблица33.E11" office:value-type="string">
            <text:p text:style-name="P234"/>
          </table:table-cell>
          <table:table-cell table:style-name="Таблица3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K9" table:number-columns-spanned="3" office:value-type="string">
            <text:p text:style-name="P279"/>
          </table:table-cell>
          <table:covered-table-cell/>
          <table:covered-table-cell/>
          <table:table-cell table:style-name="Таблица33.K9" table:number-columns-spanned="2" office:value-type="string">
            <text:p text:style-name="P279"/>
          </table:table-cell>
          <table:covered-table-cell/>
          <table:table-cell table:style-name="Таблица33.K9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02</text:p>
          </table:table-cell>
          <table:table-cell table:style-name="Таблица33.K9" table:number-columns-spanned="3" office:value-type="string">
            <text:p text:style-name="P230"/>
          </table:table-cell>
          <table:covered-table-cell/>
          <table:covered-table-cell/>
          <table:table-cell table:style-name="Таблица33.E11" table:number-columns-spanned="3" office:value-type="string">
            <text:p text:style-name="P230"/>
          </table:table-cell>
          <table:covered-table-cell/>
          <table:covered-table-cell/>
          <table:table-cell table:style-name="Таблица33.E11" table:number-columns-spanned="3" office:value-type="string">
            <text:p text:style-name="P230"/>
          </table:table-cell>
          <table:covered-table-cell/>
          <table:covered-table-cell/>
          <table:table-cell table:style-name="Таблица33.E11" office:value-type="string">
            <text:p text:style-name="P230"/>
          </table:table-cell>
          <table:table-cell table:style-name="Таблица3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3"/>
          </table:table-cell>
          <table:covered-table-cell/>
          <table:covered-table-cell/>
          <table:table-cell table:style-name="Таблица33.a12" table:number-columns-spanned="2" office:value-type="string">
            <text:p text:style-name="P273"/>
          </table:table-cell>
          <table:covered-table-cell/>
          <table:table-cell table:style-name="Таблица33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03</text:p>
          </table:table-cell>
          <table:table-cell table:style-name="Таблица33.K9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222"/>
          </table:table-cell>
          <table:table-cell table:style-name="Таблица3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9"/>
          </table:table-cell>
          <table:covered-table-cell/>
          <table:covered-table-cell/>
          <table:table-cell table:style-name="Таблица33.a12" table:number-columns-spanned="2" office:value-type="string">
            <text:p text:style-name="P279"/>
          </table:table-cell>
          <table:covered-table-cell/>
          <table:table-cell table:style-name="Таблица33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04</text:p>
          </table:table-cell>
          <table:table-cell table:style-name="Таблица33.K9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222"/>
          </table:table-cell>
          <table:table-cell table:style-name="Таблица3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9"/>
          </table:table-cell>
          <table:covered-table-cell/>
          <table:covered-table-cell/>
          <table:table-cell table:style-name="Таблица33.a12" table:number-columns-spanned="2" office:value-type="string">
            <text:p text:style-name="P279"/>
          </table:table-cell>
          <table:covered-table-cell/>
          <table:table-cell table:style-name="Таблица33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05</text:p>
          </table:table-cell>
          <table:table-cell table:style-name="Таблица33.K9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222"/>
          </table:table-cell>
          <table:table-cell table:style-name="Таблица3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3"/>
          </table:table-cell>
          <table:covered-table-cell/>
          <table:covered-table-cell/>
          <table:table-cell table:style-name="Таблица33.a12" table:number-columns-spanned="2" office:value-type="string">
            <text:p text:style-name="P273"/>
          </table:table-cell>
          <table:covered-table-cell/>
          <table:table-cell table:style-name="Таблица33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06</text:p>
          </table:table-cell>
          <table:table-cell table:style-name="Таблица33.K9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222"/>
          </table:table-cell>
          <table:table-cell table:style-name="Таблица3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7"/>
          </table:table-cell>
          <table:covered-table-cell/>
          <table:covered-table-cell/>
          <table:table-cell table:style-name="Таблица33.a12" table:number-columns-spanned="2" office:value-type="string">
            <text:p text:style-name="P277"/>
          </table:table-cell>
          <table:covered-table-cell/>
          <table:table-cell table:style-name="Таблица33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07</text:p>
          </table:table-cell>
          <table:table-cell table:style-name="Таблица33.K9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office:value-type="string">
            <text:p text:style-name="P226"/>
          </table:table-cell>
          <table:table-cell table:style-name="Таблица3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7"/>
          </table:table-cell>
          <table:covered-table-cell/>
          <table:covered-table-cell/>
          <table:table-cell table:style-name="Таблица33.a12" table:number-columns-spanned="2" office:value-type="string">
            <text:p text:style-name="P277"/>
          </table:table-cell>
          <table:covered-table-cell/>
          <table:table-cell table:style-name="Таблица33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08</text:p>
          </table:table-cell>
          <table:table-cell table:style-name="Таблица33.K9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office:value-type="string">
            <text:p text:style-name="P226"/>
          </table:table-cell>
          <table:table-cell table:style-name="Таблица33.L11" table:number-columns-spanned="15" office:value-type="string">
            <text:p text:style-name="P2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5"/>
          </table:table-cell>
          <table:covered-table-cell/>
          <table:covered-table-cell/>
          <table:table-cell table:style-name="Таблица33.a12" table:number-columns-spanned="2" office:value-type="string">
            <text:p text:style-name="P275"/>
          </table:table-cell>
          <table:covered-table-cell/>
          <table:table-cell table:style-name="Таблица3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<text:span text:style-name="T121">О</text:span>09</text:p>
          </table:table-cell>
          <table:table-cell table:style-name="Таблица33.K9" table:number-columns-spanned="3" office:value-type="string">
            <text:p text:style-name="P447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406"/>
          </table:table-cell>
          <table:table-cell table:style-name="Таблица33.L11" table:number-columns-spanned="15" office:value-type="string">
            <text:p text:style-name="P2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5"/>
          </table:table-cell>
          <table:covered-table-cell/>
          <table:covered-table-cell/>
          <table:table-cell table:style-name="Таблица33.a12" table:number-columns-spanned="2" office:value-type="string">
            <text:p text:style-name="P275"/>
          </table:table-cell>
          <table:covered-table-cell/>
          <table:table-cell table:style-name="Таблица3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10</text:p>
          </table:table-cell>
          <table:table-cell table:style-name="Таблица33.K9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222"/>
          </table:table-cell>
          <table:table-cell table:style-name="Таблица33.L11" table:number-columns-spanned="15" office:value-type="string">
            <text:p text:style-name="P2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5"/>
          </table:table-cell>
          <table:covered-table-cell/>
          <table:covered-table-cell/>
          <table:table-cell table:style-name="Таблица33.a12" table:number-columns-spanned="2" office:value-type="string">
            <text:p text:style-name="P275"/>
          </table:table-cell>
          <table:covered-table-cell/>
          <table:table-cell table:style-name="Таблица3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11</text:p>
          </table:table-cell>
          <table:table-cell table:style-name="Таблица33.K9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office:value-type="string">
            <text:p text:style-name="P226"/>
          </table:table-cell>
          <table:table-cell table:style-name="Таблица33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5"/>
          </table:table-cell>
          <table:covered-table-cell/>
          <table:covered-table-cell/>
          <table:table-cell table:style-name="Таблица33.a12" table:number-columns-spanned="2" office:value-type="string">
            <text:p text:style-name="P275"/>
          </table:table-cell>
          <table:covered-table-cell/>
          <table:table-cell table:style-name="Таблица3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12</text:p>
          </table:table-cell>
          <table:table-cell table:style-name="Таблица33.K9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office:value-type="string">
            <text:p text:style-name="P226"/>
          </table:table-cell>
          <table:table-cell table:style-name="Таблица33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82"/>
          </table:table-cell>
          <table:covered-table-cell/>
          <table:covered-table-cell/>
          <table:table-cell table:style-name="Таблица33.a12" table:number-columns-spanned="2" office:value-type="string">
            <text:p text:style-name="P282"/>
          </table:table-cell>
          <table:covered-table-cell/>
          <table:table-cell table:style-name="Таблица3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13</text:p>
          </table:table-cell>
          <table:table-cell table:style-name="Таблица33.K9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office:value-type="string">
            <text:p text:style-name="P226"/>
          </table:table-cell>
          <table:table-cell table:style-name="Таблица33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82"/>
          </table:table-cell>
          <table:covered-table-cell/>
          <table:covered-table-cell/>
          <table:table-cell table:style-name="Таблица33.a12" table:number-columns-spanned="2" office:value-type="string">
            <text:p text:style-name="P282"/>
          </table:table-cell>
          <table:covered-table-cell/>
          <table:table-cell table:style-name="Таблица33.a12" table:number-columns-spanned="5" office:value-type="string">
            <text:p text:style-name="P282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14</text:p>
          </table:table-cell>
          <table:table-cell table:style-name="Таблица33.K9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222"/>
          </table:table-cell>
          <table:table-cell table:style-name="Таблица33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4"/>
          </table:table-cell>
          <table:covered-table-cell/>
          <table:covered-table-cell/>
          <table:table-cell table:style-name="Таблица33.a12" table:number-columns-spanned="2" office:value-type="string">
            <text:p text:style-name="P274"/>
          </table:table-cell>
          <table:covered-table-cell/>
          <table:table-cell table:style-name="Таблица3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15</text:p>
          </table:table-cell>
          <table:table-cell table:style-name="Таблица33.K9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222"/>
          </table:table-cell>
          <table:table-cell table:style-name="Таблица33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9"/>
          </table:table-cell>
          <table:covered-table-cell/>
          <table:covered-table-cell/>
          <table:table-cell table:style-name="Таблица33.a12" table:number-columns-spanned="2" office:value-type="string">
            <text:p text:style-name="P279"/>
          </table:table-cell>
          <table:covered-table-cell/>
          <table:table-cell table:style-name="Таблица3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K9" office:value-type="string">
            <text:p text:style-name="P94">16</text:p>
            <text:p text:style-name="P94"/>
          </table:table-cell>
          <table:table-cell table:style-name="Таблица33.K9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table:number-columns-spanned="3" office:value-type="string">
            <text:p text:style-name="P226"/>
          </table:table-cell>
          <table:covered-table-cell/>
          <table:covered-table-cell/>
          <table:table-cell table:style-name="Таблица33.E11" office:value-type="string">
            <text:p text:style-name="P226"/>
          </table:table-cell>
          <table:table-cell table:style-name="Таблица3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12" table:number-columns-spanned="3" office:value-type="string">
            <text:p text:style-name="P279"/>
          </table:table-cell>
          <table:covered-table-cell/>
          <table:covered-table-cell/>
          <table:table-cell table:style-name="Таблица33.a12" table:number-columns-spanned="2" office:value-type="string">
            <text:p text:style-name="P279"/>
          </table:table-cell>
          <table:covered-table-cell/>
          <table:table-cell table:style-name="Таблица33.a12" table:number-columns-spanned="5" office:value-type="string">
            <text:p text:style-name="P275"><text:s/></text:p>
          </table:table-cell>
          <table:covered-table-cell/>
          <table:covered-table-cell/>
          <table:covered-table-cell/>
          <table:covered-table-cell/>
          <table:table-cell table:style-name="Таблица33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11">
          <table:table-cell table:style-name="Таблица33.A27" office:value-type="string">
            <text:p text:style-name="P100">17</text:p>
          </table:table-cell>
          <table:table-cell table:style-name="Таблица33.A27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table:number-columns-spanned="3" office:value-type="string">
            <text:p text:style-name="P222"/>
          </table:table-cell>
          <table:covered-table-cell/>
          <table:covered-table-cell/>
          <table:table-cell table:style-name="Таблица33.E11" office:value-type="string">
            <text:p text:style-name="P222"/>
          </table:table-cell>
          <table:table-cell table:style-name="Таблица33.L11" table:number-columns-spanned="15" office:value-type="string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a27" table:number-columns-spanned="3" office:value-type="string">
            <text:p text:style-name="P53"/>
          </table:table-cell>
          <table:covered-table-cell/>
          <table:covered-table-cell/>
          <table:table-cell table:style-name="Таблица33.a27" table:number-columns-spanned="2" office:value-type="string">
            <text:p text:style-name="P53"/>
          </table:table-cell>
          <table:covered-table-cell/>
          <table:table-cell table:style-name="Таблица33.a27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Таблица33.k27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3.28">
          <table:table-cell table:style-name="Таблица33.B9" table:number-columns-spanned="5" office:value-type="string">
            <text:p text:style-name="P128">ПТ</text:p>
          </table:table-cell>
          <table:covered-table-cell/>
          <table:covered-table-cell/>
          <table:covered-table-cell/>
          <table:covered-table-cell/>
          <table:table-cell table:style-name="Таблица33.F28" table:number-columns-spanned="28" office:value-type="string">
            <text:p text:style-name="P12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F2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n28" table:number-columns-spanned="2" office:value-type="string">
            <text:p text:style-name="P128"/>
          </table:table-cell>
          <table:covered-table-cell/>
        </table:table-row>
      </table:table>
      <text:p text:style-name="P190"><text:soft-page-break/><text:s/>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column table:style-name="Таблица34.G"/>
        <table:table-column table:style-name="Таблица34.H"/>
        <table:table-column table:style-name="Таблица34.I"/>
        <table:table-column table:style-name="Таблица34.J"/>
        <table:table-column table:style-name="Таблица34.K"/>
        <table:table-column table:style-name="Таблица34.L"/>
        <table:table-column table:style-name="Таблица34.M"/>
        <table:table-column table:style-name="Таблица34.N"/>
        <table:table-column table:style-name="Таблица34.O"/>
        <table:table-column table:style-name="Таблица34.P"/>
        <table:table-column table:style-name="Таблица34.Q"/>
        <table:table-column table:style-name="Таблица34.R"/>
        <table:table-column table:style-name="Таблица34.S"/>
        <table:table-column table:style-name="Таблица34.T"/>
        <table:table-column table:style-name="Таблица34.U"/>
        <table:table-column table:style-name="Таблица34.V"/>
        <table:table-column table:style-name="Таблица34.W"/>
        <table:table-column table:style-name="Таблица34.X"/>
        <table:table-column table:style-name="Таблица34.Y"/>
        <table:table-column table:style-name="Таблица34.Z"/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column table:style-name="Таблица34.F"/>
        <table:table-column table:style-name="Таблица34.L"/>
        <table:table-column table:style-name="Таблица34.i"/>
        <table:table-column table:style-name="Таблица34.j"/>
        <table:table-column table:style-name="Таблица34.k"/>
        <table:table-column table:style-name="Таблица34.l"/>
        <table:table-column table:style-name="Таблица34.m"/>
        <table:table-column table:style-name="Таблица34.j"/>
        <table:table-column table:style-name="Таблица34.o"/>
        <table:table-row table:style-name="Таблица34.1"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A1" office:value-type="string">
            <text:p text:style-name="P185"/>
          </table:table-cell>
          <table:table-cell table:style-name="Таблица34.e1" table:number-columns-spanned="2" office:value-type="string">
            <text:p text:style-name="P82"/>
          </table:table-cell>
          <table:covered-table-cell/>
          <table:table-cell table:style-name="Таблица34.e1" table:number-columns-spanned="3" office:value-type="string">
            <text:p text:style-name="P82"/>
          </table:table-cell>
          <table:covered-table-cell/>
          <table:covered-table-cell/>
          <table:table-cell table:style-name="Таблица34.e1" table:number-columns-spanned="3" office:value-type="string">
            <text:p text:style-name="P82"/>
          </table:table-cell>
          <table:covered-table-cell/>
          <table:covered-table-cell/>
          <table:table-cell table:style-name="Таблица34.e1" table:number-columns-spanned="2" office:value-type="string">
            <text:p text:style-name="P82"/>
          </table:table-cell>
          <table:covered-table-cell/>
          <table:table-cell table:style-name="Таблица34.e1" office:value-type="string">
            <text:p text:style-name="P82"/>
          </table:table-cell>
        </table:table-row>
        <table:table-row table:style-name="Таблица34.1">
          <table:table-cell table:style-name="Таблица34.e1" table:number-columns-spanned="3" office:value-type="string">
            <text:p text:style-name="P82">Дубл.</text:p>
          </table:table-cell>
          <table:covered-table-cell/>
          <table:covered-table-cell/>
          <table:table-cell table:style-name="Таблица34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O2" table:number-columns-spanned="4" office:value-type="string">
            <text:p text:style-name="P43"><text:s text:c="15"/></text:p>
          </table:table-cell>
          <table:covered-table-cell/>
          <table:covered-table-cell/>
          <table:covered-table-cell/>
          <table:table-cell table:style-name="Таблица34.S2" table:number-columns-spanned="12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e1" table:number-columns-spanned="2" office:value-type="string">
            <text:p text:style-name="P4"/>
          </table:table-cell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office:value-type="string">
            <text:p text:style-name="P43"/>
          </table:table-cell>
        </table:table-row>
        <table:table-row table:style-name="Таблица34.1">
          <table:table-cell table:style-name="Таблица34.e1" table:number-columns-spanned="3" office:value-type="string">
            <text:p text:style-name="P82">Взам.</text:p>
          </table:table-cell>
          <table:covered-table-cell/>
          <table:covered-table-cell/>
          <table:table-cell table:style-name="Таблица34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e1" office:value-type="string">
            <text:p text:style-name="P43"/>
          </table:table-cell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office:value-type="string">
            <text:p text:style-name="P43"/>
          </table:table-cell>
        </table:table-row>
        <table:table-row table:style-name="Таблица34.1">
          <table:table-cell table:style-name="Таблица34.e1" table:number-columns-spanned="3" office:value-type="string">
            <text:p text:style-name="P82">Подл.</text:p>
          </table:table-cell>
          <table:covered-table-cell/>
          <table:covered-table-cell/>
          <table:table-cell table:style-name="Таблица34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e1" office:value-type="string">
            <text:p text:style-name="P43"/>
          </table:table-cell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office:value-type="string">
            <text:p text:style-name="P43"/>
          </table:table-cell>
        </table:table-row>
        <table:table-row table:style-name="Таблица34.5">
          <table:table-cell table:style-name="Таблица34.e1" table:number-columns-spanned="3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i5" table:number-columns-spanned="6" office:value-type="string">
            <text:h text:style-name="P347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i5" office:value-type="string">
            <text:p text:style-name="P64"><text:s/></text:p>
          </table:table-cell>
        </table:table-row>
        <table:table-row table:style-name="Таблица34.1">
          <table:table-cell table:style-name="Таблица34.e1" table:number-rows-spanned="3" table:number-columns-spanned="2" office:value-type="string">
            <text:p text:style-name="P107"/>
          </table:table-cell>
          <table:covered-table-cell/>
          <table:table-cell table:style-name="Таблица34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office:value-type="string">
            <text:p text:style-name="P43"/>
          </table:table-cell>
          <table:table-cell table:style-name="Таблица34.e1" office:value-type="string">
            <text:p text:style-name="P43"/>
          </table:table-cell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W6" table:number-columns-spanned="2" office:value-type="string">
            <text:p text:style-name="P43"/>
          </table:table-cell>
          <table:covered-table-cell/>
          <table:table-cell table:style-name="Таблица34.Y6" table:number-columns-spanned="3" office:value-type="string">
            <text:p text:style-name="P43"/>
          </table:table-cell>
          <table:covered-table-cell/>
          <table:covered-table-cell/>
          <table:table-cell table:style-name="Таблица34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l6" table:number-rows-spanned="3" table:number-columns-spanned="4" office:value-type="string">
            <text:h text:style-name="P362" text:outline-level="9"><text:span text:style-name="T164">ПТ-0 -2024</text:span> </text:h>
          </table:table-cell>
          <table:covered-table-cell/>
          <table:covered-table-cell/>
          <table:covered-table-cell/>
        </table:table-row>
        <table:table-row table:style-name="Таблица34.1">
          <table:covered-table-cell/>
          <table:covered-table-cell/>
          <table:table-cell table:style-name="Таблица34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office:value-type="string">
            <text:p text:style-name="P43"/>
          </table:table-cell>
          <table:table-cell table:style-name="Таблица34.e1" office:value-type="string">
            <text:p text:style-name="P43"/>
          </table:table-cell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W7" table:number-columns-spanned="2" office:value-type="string">
            <text:p text:style-name="P43"/>
          </table:table-cell>
          <table:covered-table-cell/>
          <table:table-cell table:style-name="Таблица34.Y7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4.1">
          <table:covered-table-cell/>
          <table:covered-table-cell/>
          <table:table-cell table:style-name="Таблица34.C8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34.G8" table:number-columns-spanned="2" office:value-type="string">
            <text:p text:style-name="P145"/>
          </table:table-cell>
          <table:covered-table-cell/>
          <table:table-cell table:style-name="Таблица34.I8" table:number-columns-spanned="5" office:value-type="string">
            <text:p text:style-name="P149"><text:s/></text:p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P8" office:value-type="string">
            <text:p text:style-name="P43"/>
          </table:table-cell>
          <table:table-cell table:style-name="Таблица34.e1" office:value-type="string">
            <text:p text:style-name="P43"/>
          </table:table-cell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e1" table:number-columns-spanned="3" office:value-type="string">
            <text:p text:style-name="P43"/>
          </table:table-cell>
          <table:covered-table-cell/>
          <table:covered-table-cell/>
          <table:table-cell table:style-name="Таблица34.e1" table:number-columns-spanned="2" office:value-type="string">
            <text:p text:style-name="P43"/>
          </table:table-cell>
          <table:covered-table-cell/>
          <table:table-cell table:style-name="Таблица34.Y8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4.9">
          <table:table-cell table:style-name="Таблица34.A10" table:number-rows-spanned="2" office:value-type="string">
            <text:p text:style-name="P88"/>
          </table:table-cell>
          <table:table-cell table:style-name="Таблица34.B9" table:number-rows-spanned="2" table:number-columns-spanned="3" office:value-type="string">
            <text:p text:style-name="P304">Цех</text:p>
          </table:table-cell>
          <table:covered-table-cell/>
          <table:covered-table-cell/>
          <table:table-cell table:style-name="Таблица34.B9" table:number-rows-spanned="2" table:number-columns-spanned="3" office:value-type="string">
            <text:p text:style-name="P137">Уч.</text:p>
          </table:table-cell>
          <table:covered-table-cell/>
          <table:covered-table-cell/>
          <table:table-cell table:style-name="Таблица34.B9" table:number-rows-spanned="2" table:number-columns-spanned="3" office:value-type="string">
            <text:p text:style-name="P137">РМ</text:p>
          </table:table-cell>
          <table:covered-table-cell/>
          <table:covered-table-cell/>
          <table:table-cell table:style-name="Таблица34.K9" table:number-rows-spanned="2" office:value-type="string">
            <text:p text:style-name="P137">Опер</text:p>
          </table:table-cell>
          <table:table-cell table:style-name="Таблица34.K9" table:number-rows-spanned="2" table:number-columns-spanned="15" office:value-type="string">
            <text:h text:style-name="P340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B9" table:number-columns-spanned="10" office:value-type="string">
            <text:p text:style-name="P13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k9" table:number-rows-spanned="2" table:number-columns-spanned="5" office:value-type="string">
            <text:p text:style-name="P137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B9" table:number-columns-spanned="3" office:value-type="string">
            <text:p text:style-name="P88">Исполн.</text:p>
          </table:table-cell>
          <table:covered-table-cell/>
          <table:covered-table-cell/>
          <table:table-cell table:style-name="Таблица34.B9" table:number-columns-spanned="2" office:value-type="string">
            <text:p text:style-name="P88">Рук. уч.</text:p>
          </table:table-cell>
          <table:covered-table-cell/>
          <table:table-cell table:style-name="Таблица34.B9" table:number-columns-spanned="5" office:value-type="string">
            <text:p text:style-name="P298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01</text:p>
          </table:table-cell>
          <table:table-cell table:style-name="Таблица34.K9" table:number-columns-spanned="3" office:value-type="string">
            <text:p text:style-name="P245"/>
          </table:table-cell>
          <table:covered-table-cell/>
          <table:covered-table-cell/>
          <table:table-cell table:style-name="Таблица34.E11" table:number-columns-spanned="3" office:value-type="string">
            <text:p text:style-name="P218"/>
          </table:table-cell>
          <table:covered-table-cell/>
          <table:covered-table-cell/>
          <table:table-cell table:style-name="Таблица34.E11" table:number-columns-spanned="3" office:value-type="string">
            <text:p text:style-name="P218"/>
          </table:table-cell>
          <table:covered-table-cell/>
          <table:covered-table-cell/>
          <table:table-cell table:style-name="Таблица34.E11" office:value-type="string">
            <text:p text:style-name="P234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K9" table:number-columns-spanned="3" office:value-type="string">
            <text:p text:style-name="P273"/>
          </table:table-cell>
          <table:covered-table-cell/>
          <table:covered-table-cell/>
          <table:table-cell table:style-name="Таблица34.K9" table:number-columns-spanned="2" office:value-type="string">
            <text:p text:style-name="P273"/>
          </table:table-cell>
          <table:covered-table-cell/>
          <table:table-cell table:style-name="Таблица34.K9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02</text:p>
          </table:table-cell>
          <table:table-cell table:style-name="Таблица34.K9" table:number-columns-spanned="3" office:value-type="string">
            <text:p text:style-name="P230"/>
          </table:table-cell>
          <table:covered-table-cell/>
          <table:covered-table-cell/>
          <table:table-cell table:style-name="Таблица34.E11" table:number-columns-spanned="3" office:value-type="string">
            <text:p text:style-name="P230"/>
          </table:table-cell>
          <table:covered-table-cell/>
          <table:covered-table-cell/>
          <table:table-cell table:style-name="Таблица34.E11" table:number-columns-spanned="3" office:value-type="string">
            <text:p text:style-name="P230"/>
          </table:table-cell>
          <table:covered-table-cell/>
          <table:covered-table-cell/>
          <table:table-cell table:style-name="Таблица34.E11" office:value-type="string">
            <text:p text:style-name="P230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9"/>
          </table:table-cell>
          <table:covered-table-cell/>
          <table:covered-table-cell/>
          <table:table-cell table:style-name="Таблица34.a12" table:number-columns-spanned="2" office:value-type="string">
            <text:p text:style-name="P279"/>
          </table:table-cell>
          <table:covered-table-cell/>
          <table:table-cell table:style-name="Таблица34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03</text:p>
          </table:table-cell>
          <table:table-cell table:style-name="Таблица34.K9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9"/>
          </table:table-cell>
          <table:covered-table-cell/>
          <table:covered-table-cell/>
          <table:table-cell table:style-name="Таблица34.a12" table:number-columns-spanned="2" office:value-type="string">
            <text:p text:style-name="P279"/>
          </table:table-cell>
          <table:covered-table-cell/>
          <table:table-cell table:style-name="Таблица34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04</text:p>
          </table:table-cell>
          <table:table-cell table:style-name="Таблица34.K9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3"/>
          </table:table-cell>
          <table:covered-table-cell/>
          <table:covered-table-cell/>
          <table:table-cell table:style-name="Таблица34.a12" table:number-columns-spanned="2" office:value-type="string">
            <text:p text:style-name="P273"/>
          </table:table-cell>
          <table:covered-table-cell/>
          <table:table-cell table:style-name="Таблица34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05</text:p>
          </table:table-cell>
          <table:table-cell table:style-name="Таблица34.K9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7"/>
          </table:table-cell>
          <table:covered-table-cell/>
          <table:covered-table-cell/>
          <table:table-cell table:style-name="Таблица34.a12" table:number-columns-spanned="2" office:value-type="string">
            <text:p text:style-name="P277"/>
          </table:table-cell>
          <table:covered-table-cell/>
          <table:table-cell table:style-name="Таблица34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06</text:p>
          </table:table-cell>
          <table:table-cell table:style-name="Таблица34.K9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7"/>
          </table:table-cell>
          <table:covered-table-cell/>
          <table:covered-table-cell/>
          <table:table-cell table:style-name="Таблица34.a12" table:number-columns-spanned="2" office:value-type="string">
            <text:p text:style-name="P277"/>
          </table:table-cell>
          <table:covered-table-cell/>
          <table:table-cell table:style-name="Таблица34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07</text:p>
          </table:table-cell>
          <table:table-cell table:style-name="Таблица34.K9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office:value-type="string">
            <text:p text:style-name="P226"/>
          </table:table-cell>
          <table:table-cell table:style-name="Таблица34.L11" table:number-columns-spanned="15" office:value-type="string">
            <text:p text:style-name="P2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5"/>
          </table:table-cell>
          <table:covered-table-cell/>
          <table:covered-table-cell/>
          <table:table-cell table:style-name="Таблица34.a12" table:number-columns-spanned="2" office:value-type="string">
            <text:p text:style-name="P275"/>
          </table:table-cell>
          <table:covered-table-cell/>
          <table:table-cell table:style-name="Таблица34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<text:span text:style-name="T121">О</text:span>08</text:p>
          </table:table-cell>
          <table:table-cell table:style-name="Таблица34.K9" table:number-columns-spanned="3" office:value-type="string">
            <text:p text:style-name="P324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office:value-type="string">
            <text:p text:style-name="P248"/>
          </table:table-cell>
          <table:table-cell table:style-name="Таблица34.L11" table:number-columns-spanned="15" office:value-type="string">
            <text:p text:style-name="P2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5"/>
          </table:table-cell>
          <table:covered-table-cell/>
          <table:covered-table-cell/>
          <table:table-cell table:style-name="Таблица34.a12" table:number-columns-spanned="2" office:value-type="string">
            <text:p text:style-name="P275"/>
          </table:table-cell>
          <table:covered-table-cell/>
          <table:table-cell table:style-name="Таблица34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09</text:p>
          </table:table-cell>
          <table:table-cell table:style-name="Таблица34.K9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5"/>
          </table:table-cell>
          <table:covered-table-cell/>
          <table:covered-table-cell/>
          <table:table-cell table:style-name="Таблица34.a12" table:number-columns-spanned="2" office:value-type="string">
            <text:p text:style-name="P275"/>
          </table:table-cell>
          <table:covered-table-cell/>
          <table:table-cell table:style-name="Таблица34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10</text:p>
          </table:table-cell>
          <table:table-cell table:style-name="Таблица34.K9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82"/>
          </table:table-cell>
          <table:covered-table-cell/>
          <table:covered-table-cell/>
          <table:table-cell table:style-name="Таблица34.a12" table:number-columns-spanned="2" office:value-type="string">
            <text:p text:style-name="P282"/>
          </table:table-cell>
          <table:covered-table-cell/>
          <table:table-cell table:style-name="Таблица34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11</text:p>
          </table:table-cell>
          <table:table-cell table:style-name="Таблица34.K9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office:value-type="string">
            <text:p text:style-name="P226"/>
          </table:table-cell>
          <table:table-cell table:style-name="Таблица34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82"/>
          </table:table-cell>
          <table:covered-table-cell/>
          <table:covered-table-cell/>
          <table:table-cell table:style-name="Таблица34.a12" table:number-columns-spanned="2" office:value-type="string">
            <text:p text:style-name="P282"/>
          </table:table-cell>
          <table:covered-table-cell/>
          <table:table-cell table:style-name="Таблица34.a12" table:number-columns-spanned="5" office:value-type="string">
            <text:p text:style-name="P282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12</text:p>
          </table:table-cell>
          <table:table-cell table:style-name="Таблица34.K9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office:value-type="string">
            <text:p text:style-name="P226"/>
          </table:table-cell>
          <table:table-cell table:style-name="Таблица34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4"/>
          </table:table-cell>
          <table:covered-table-cell/>
          <table:covered-table-cell/>
          <table:table-cell table:style-name="Таблица34.a12" table:number-columns-spanned="2" office:value-type="string">
            <text:p text:style-name="P274"/>
          </table:table-cell>
          <table:covered-table-cell/>
          <table:table-cell table:style-name="Таблица34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13</text:p>
          </table:table-cell>
          <table:table-cell table:style-name="Таблица34.K9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office:value-type="string">
            <text:p text:style-name="P226"/>
          </table:table-cell>
          <table:table-cell table:style-name="Таблица34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9"/>
          </table:table-cell>
          <table:covered-table-cell/>
          <table:covered-table-cell/>
          <table:table-cell table:style-name="Таблица34.a12" table:number-columns-spanned="2" office:value-type="string">
            <text:p text:style-name="P279"/>
          </table:table-cell>
          <table:covered-table-cell/>
          <table:table-cell table:style-name="Таблица34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14</text:p>
          </table:table-cell>
          <table:table-cell table:style-name="Таблица34.K9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9"/>
          </table:table-cell>
          <table:covered-table-cell/>
          <table:covered-table-cell/>
          <table:table-cell table:style-name="Таблица34.a12" table:number-columns-spanned="2" office:value-type="string">
            <text:p text:style-name="P279"/>
          </table:table-cell>
          <table:covered-table-cell/>
          <table:table-cell table:style-name="Таблица34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15</text:p>
          </table:table-cell>
          <table:table-cell table:style-name="Таблица34.K9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3"/>
          </table:table-cell>
          <table:covered-table-cell/>
          <table:covered-table-cell/>
          <table:table-cell table:style-name="Таблица34.a12" table:number-columns-spanned="2" office:value-type="string">
            <text:p text:style-name="P273"/>
          </table:table-cell>
          <table:covered-table-cell/>
          <table:table-cell table:style-name="Таблица34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K9" office:value-type="string">
            <text:p text:style-name="P94">16</text:p>
            <text:p text:style-name="P94"/>
          </table:table-cell>
          <table:table-cell table:style-name="Таблица34.K9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table:number-columns-spanned="3" office:value-type="string">
            <text:p text:style-name="P226"/>
          </table:table-cell>
          <table:covered-table-cell/>
          <table:covered-table-cell/>
          <table:table-cell table:style-name="Таблица34.E11" office:value-type="string">
            <text:p text:style-name="P226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12" table:number-columns-spanned="3" office:value-type="string">
            <text:p text:style-name="P279"/>
          </table:table-cell>
          <table:covered-table-cell/>
          <table:covered-table-cell/>
          <table:table-cell table:style-name="Таблица34.a12" table:number-columns-spanned="2" office:value-type="string">
            <text:p text:style-name="P279"/>
          </table:table-cell>
          <table:covered-table-cell/>
          <table:table-cell table:style-name="Таблица34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4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11">
          <table:table-cell table:style-name="Таблица34.A27" office:value-type="string">
            <text:p text:style-name="P100">17</text:p>
          </table:table-cell>
          <table:table-cell table:style-name="Таблица34.A27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table:number-columns-spanned="3" office:value-type="string">
            <text:p text:style-name="P222"/>
          </table:table-cell>
          <table:covered-table-cell/>
          <table:covered-table-cell/>
          <table:table-cell table:style-name="Таблица34.E11" office:value-type="string">
            <text:p text:style-name="P222"/>
          </table:table-cell>
          <table:table-cell table:style-name="Таблица3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a27" table:number-columns-spanned="3" office:value-type="string">
            <text:p text:style-name="P279"/>
          </table:table-cell>
          <table:covered-table-cell/>
          <table:covered-table-cell/>
          <table:table-cell table:style-name="Таблица34.a27" table:number-columns-spanned="2" office:value-type="string">
            <text:p text:style-name="P279"/>
          </table:table-cell>
          <table:covered-table-cell/>
          <table:table-cell table:style-name="Таблица34.a27" table:number-columns-spanned="5" office:value-type="string">
            <text:p text:style-name="P279"><text:s/></text:p>
          </table:table-cell>
          <table:covered-table-cell/>
          <table:covered-table-cell/>
          <table:covered-table-cell/>
          <table:covered-table-cell/>
          <table:table-cell table:style-name="Таблица34.k27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4.28">
          <table:table-cell table:style-name="Таблица34.B9" table:number-columns-spanned="5" office:value-type="string">
            <text:p text:style-name="P128">ПТ</text:p>
          </table:table-cell>
          <table:covered-table-cell/>
          <table:covered-table-cell/>
          <table:covered-table-cell/>
          <table:covered-table-cell/>
          <table:table-cell table:style-name="Таблица34.F28" table:number-columns-spanned="28" office:value-type="string">
            <text:p text:style-name="P12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F2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4.n28" table:number-columns-spanned="2" office:value-type="string">
            <text:p text:style-name="P128"/>
          </table:table-cell>
          <table:covered-table-cell/>
        </table:table-row>
      </table:table>
      <text:p text:style-name="P190"><text:soft-page-break/><text:s/>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column table:style-name="Таблица35.B"/>
        <table:table-column table:style-name="Таблица35.G"/>
        <table:table-column table:style-name="Таблица35.H"/>
        <table:table-column table:style-name="Таблица35.I"/>
        <table:table-column table:style-name="Таблица35.J"/>
        <table:table-column table:style-name="Таблица35.K"/>
        <table:table-column table:style-name="Таблица35.L"/>
        <table:table-column table:style-name="Таблица35.M"/>
        <table:table-column table:style-name="Таблица35.N"/>
        <table:table-column table:style-name="Таблица35.O"/>
        <table:table-column table:style-name="Таблица35.P"/>
        <table:table-column table:style-name="Таблица35.Q"/>
        <table:table-column table:style-name="Таблица35.R"/>
        <table:table-column table:style-name="Таблица35.S"/>
        <table:table-column table:style-name="Таблица35.T"/>
        <table:table-column table:style-name="Таблица35.U"/>
        <table:table-column table:style-name="Таблица35.V"/>
        <table:table-column table:style-name="Таблица35.W"/>
        <table:table-column table:style-name="Таблица35.X"/>
        <table:table-column table:style-name="Таблица35.Y"/>
        <table:table-column table:style-name="Таблица35.Z"/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column table:style-name="Таблица35.f"/>
        <table:table-column table:style-name="Таблица35.B"/>
        <table:table-column table:style-name="Таблица35.L"/>
        <table:table-column table:style-name="Таблица35.i"/>
        <table:table-column table:style-name="Таблица35.j"/>
        <table:table-column table:style-name="Таблица35.k"/>
        <table:table-column table:style-name="Таблица35.l"/>
        <table:table-column table:style-name="Таблица35.m"/>
        <table:table-column table:style-name="Таблица35.j"/>
        <table:table-column table:style-name="Таблица35.K"/>
        <table:table-row table:style-name="Таблица35.1"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A1" office:value-type="string">
            <text:p text:style-name="P185"/>
          </table:table-cell>
          <table:table-cell table:style-name="Таблица35.e1" table:number-columns-spanned="2" office:value-type="string">
            <text:p text:style-name="P82"/>
          </table:table-cell>
          <table:covered-table-cell/>
          <table:table-cell table:style-name="Таблица35.e1" table:number-columns-spanned="3" office:value-type="string">
            <text:p text:style-name="P82"/>
          </table:table-cell>
          <table:covered-table-cell/>
          <table:covered-table-cell/>
          <table:table-cell table:style-name="Таблица35.e1" table:number-columns-spanned="3" office:value-type="string">
            <text:p text:style-name="P82"/>
          </table:table-cell>
          <table:covered-table-cell/>
          <table:covered-table-cell/>
          <table:table-cell table:style-name="Таблица35.e1" table:number-columns-spanned="2" office:value-type="string">
            <text:p text:style-name="P82"/>
          </table:table-cell>
          <table:covered-table-cell/>
          <table:table-cell table:style-name="Таблица35.e1" office:value-type="string">
            <text:p text:style-name="P82"/>
          </table:table-cell>
        </table:table-row>
        <table:table-row table:style-name="Таблица35.1">
          <table:table-cell table:style-name="Таблица35.e1" table:number-columns-spanned="3" office:value-type="string">
            <text:p text:style-name="P82">Дубл.</text:p>
          </table:table-cell>
          <table:covered-table-cell/>
          <table:covered-table-cell/>
          <table:table-cell table:style-name="Таблица35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O2" table:number-columns-spanned="4" office:value-type="string">
            <text:p text:style-name="P43"><text:s text:c="15"/></text:p>
          </table:table-cell>
          <table:covered-table-cell/>
          <table:covered-table-cell/>
          <table:covered-table-cell/>
          <table:table-cell table:style-name="Таблица35.S2" table:number-columns-spanned="12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e1" table:number-columns-spanned="2" office:value-type="string">
            <text:p text:style-name="P4"/>
          </table:table-cell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office:value-type="string">
            <text:p text:style-name="P43"/>
          </table:table-cell>
        </table:table-row>
        <table:table-row table:style-name="Таблица35.1">
          <table:table-cell table:style-name="Таблица35.e1" table:number-columns-spanned="3" office:value-type="string">
            <text:p text:style-name="P82">Взам.</text:p>
          </table:table-cell>
          <table:covered-table-cell/>
          <table:covered-table-cell/>
          <table:table-cell table:style-name="Таблица35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5.e1" office:value-type="string">
            <text:p text:style-name="P43"/>
          </table:table-cell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office:value-type="string">
            <text:p text:style-name="P43"/>
          </table:table-cell>
        </table:table-row>
        <table:table-row table:style-name="Таблица35.1">
          <table:table-cell table:style-name="Таблица35.e1" table:number-columns-spanned="3" office:value-type="string">
            <text:p text:style-name="P82">Подл.</text:p>
          </table:table-cell>
          <table:covered-table-cell/>
          <table:covered-table-cell/>
          <table:table-cell table:style-name="Таблица35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5.e1" office:value-type="string">
            <text:p text:style-name="P43"/>
          </table:table-cell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office:value-type="string">
            <text:p text:style-name="P43"/>
          </table:table-cell>
        </table:table-row>
        <table:table-row table:style-name="Таблица35.5">
          <table:table-cell table:style-name="Таблица35.e1" table:number-columns-spanned="3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i5" table:number-columns-spanned="6" office:value-type="string">
            <text:h text:style-name="P347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5.i5" office:value-type="string">
            <text:p text:style-name="P64"><text:s/></text:p>
          </table:table-cell>
        </table:table-row>
        <table:table-row table:style-name="Таблица35.1">
          <table:table-cell table:style-name="Таблица35.e1" table:number-rows-spanned="3" table:number-columns-spanned="2" office:value-type="string">
            <text:p text:style-name="P107"/>
          </table:table-cell>
          <table:covered-table-cell/>
          <table:table-cell table:style-name="Таблица35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office:value-type="string">
            <text:p text:style-name="P43"/>
          </table:table-cell>
          <table:table-cell table:style-name="Таблица35.e1" office:value-type="string">
            <text:p text:style-name="P43"/>
          </table:table-cell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W6" table:number-columns-spanned="2" office:value-type="string">
            <text:p text:style-name="P43"/>
          </table:table-cell>
          <table:covered-table-cell/>
          <table:table-cell table:style-name="Таблица35.Y6" table:number-columns-spanned="3" office:value-type="string">
            <text:p text:style-name="P43"/>
          </table:table-cell>
          <table:covered-table-cell/>
          <table:covered-table-cell/>
          <table:table-cell table:style-name="Таблица35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l6" table:number-rows-spanned="3" table:number-columns-spanned="4" office:value-type="string">
            <text:h text:style-name="P362" text:outline-level="9"><text:span text:style-name="T164">ПТ-...-2024</text:span> </text:h>
          </table:table-cell>
          <table:covered-table-cell/>
          <table:covered-table-cell/>
          <table:covered-table-cell/>
        </table:table-row>
        <table:table-row table:style-name="Таблица35.1">
          <table:covered-table-cell/>
          <table:covered-table-cell/>
          <table:table-cell table:style-name="Таблица35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office:value-type="string">
            <text:p text:style-name="P43"/>
          </table:table-cell>
          <table:table-cell table:style-name="Таблица35.e1" office:value-type="string">
            <text:p text:style-name="P43"/>
          </table:table-cell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W7" table:number-columns-spanned="2" office:value-type="string">
            <text:p text:style-name="P43"/>
          </table:table-cell>
          <table:covered-table-cell/>
          <table:table-cell table:style-name="Таблица35.Y7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5.1">
          <table:covered-table-cell/>
          <table:covered-table-cell/>
          <table:table-cell table:style-name="Таблица35.C8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35.G8" table:number-columns-spanned="2" office:value-type="string">
            <text:p text:style-name="P145"/>
          </table:table-cell>
          <table:covered-table-cell/>
          <table:table-cell table:style-name="Таблица35.I8" table:number-columns-spanned="5" office:value-type="string">
            <text:p text:style-name="P149"><text:s/></text:p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P8" office:value-type="string">
            <text:p text:style-name="P43"/>
          </table:table-cell>
          <table:table-cell table:style-name="Таблица35.e1" office:value-type="string">
            <text:p text:style-name="P43"/>
          </table:table-cell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e1" table:number-columns-spanned="3" office:value-type="string">
            <text:p text:style-name="P43"/>
          </table:table-cell>
          <table:covered-table-cell/>
          <table:covered-table-cell/>
          <table:table-cell table:style-name="Таблица35.e1" table:number-columns-spanned="2" office:value-type="string">
            <text:p text:style-name="P43"/>
          </table:table-cell>
          <table:covered-table-cell/>
          <table:table-cell table:style-name="Таблица35.Y8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5.9">
          <table:table-cell table:style-name="Таблица35.A10" table:number-rows-spanned="2" office:value-type="string">
            <text:p text:style-name="P88"/>
          </table:table-cell>
          <table:table-cell table:style-name="Таблица35.B9" table:number-rows-spanned="2" table:number-columns-spanned="3" office:value-type="string">
            <text:p text:style-name="P304">Цех</text:p>
          </table:table-cell>
          <table:covered-table-cell/>
          <table:covered-table-cell/>
          <table:table-cell table:style-name="Таблица35.B9" table:number-rows-spanned="2" table:number-columns-spanned="3" office:value-type="string">
            <text:p text:style-name="P137">Уч.</text:p>
          </table:table-cell>
          <table:covered-table-cell/>
          <table:covered-table-cell/>
          <table:table-cell table:style-name="Таблица35.B9" table:number-rows-spanned="2" table:number-columns-spanned="3" office:value-type="string">
            <text:p text:style-name="P137">РМ</text:p>
          </table:table-cell>
          <table:covered-table-cell/>
          <table:covered-table-cell/>
          <table:table-cell table:style-name="Таблица35.K9" table:number-rows-spanned="2" office:value-type="string">
            <text:p text:style-name="P137">Опер</text:p>
          </table:table-cell>
          <table:table-cell table:style-name="Таблица35.K9" table:number-rows-spanned="2" table:number-columns-spanned="15" office:value-type="string">
            <text:h text:style-name="P340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B9" table:number-columns-spanned="10" office:value-type="string">
            <text:p text:style-name="P13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k9" table:number-rows-spanned="2" table:number-columns-spanned="5" office:value-type="string">
            <text:p text:style-name="P137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5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B9" table:number-columns-spanned="3" office:value-type="string">
            <text:p text:style-name="P88">Исполн.</text:p>
          </table:table-cell>
          <table:covered-table-cell/>
          <table:covered-table-cell/>
          <table:table-cell table:style-name="Таблица35.B9" table:number-columns-spanned="2" office:value-type="string">
            <text:p text:style-name="P88">Рук. уч.</text:p>
          </table:table-cell>
          <table:covered-table-cell/>
          <table:table-cell table:style-name="Таблица35.B9" table:number-columns-spanned="5" office:value-type="string">
            <text:p text:style-name="P298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01</text:p>
          </table:table-cell>
          <table:table-cell table:style-name="Таблица35.K9" table:number-columns-spanned="3" office:value-type="string">
            <text:p text:style-name="P245"/>
          </table:table-cell>
          <table:covered-table-cell/>
          <table:covered-table-cell/>
          <table:table-cell table:style-name="Таблица35.E11" table:number-columns-spanned="3" office:value-type="string">
            <text:p text:style-name="P218"/>
          </table:table-cell>
          <table:covered-table-cell/>
          <table:covered-table-cell/>
          <table:table-cell table:style-name="Таблица35.E11" table:number-columns-spanned="3" office:value-type="string">
            <text:p text:style-name="P218"/>
          </table:table-cell>
          <table:covered-table-cell/>
          <table:covered-table-cell/>
          <table:table-cell table:style-name="Таблица35.E11" office:value-type="string">
            <text:p text:style-name="P234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K9" table:number-columns-spanned="3" office:value-type="string">
            <text:p text:style-name="P273"/>
          </table:table-cell>
          <table:covered-table-cell/>
          <table:covered-table-cell/>
          <table:table-cell table:style-name="Таблица35.K9" table:number-columns-spanned="2" office:value-type="string">
            <text:p text:style-name="P273"/>
          </table:table-cell>
          <table:covered-table-cell/>
          <table:table-cell table:style-name="Таблица35.K9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02</text:p>
          </table:table-cell>
          <table:table-cell table:style-name="Таблица35.K9" table:number-columns-spanned="3" office:value-type="string">
            <text:p text:style-name="P230"/>
          </table:table-cell>
          <table:covered-table-cell/>
          <table:covered-table-cell/>
          <table:table-cell table:style-name="Таблица35.E11" table:number-columns-spanned="3" office:value-type="string">
            <text:p text:style-name="P230"/>
          </table:table-cell>
          <table:covered-table-cell/>
          <table:covered-table-cell/>
          <table:table-cell table:style-name="Таблица35.E11" table:number-columns-spanned="3" office:value-type="string">
            <text:p text:style-name="P230"/>
          </table:table-cell>
          <table:covered-table-cell/>
          <table:covered-table-cell/>
          <table:table-cell table:style-name="Таблица35.E11" office:value-type="string">
            <text:p text:style-name="P230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7"/>
          </table:table-cell>
          <table:covered-table-cell/>
          <table:covered-table-cell/>
          <table:table-cell table:style-name="Таблица35.a12" table:number-columns-spanned="2" office:value-type="string">
            <text:p text:style-name="P277"/>
          </table:table-cell>
          <table:covered-table-cell/>
          <table:table-cell table:style-name="Таблица35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03</text:p>
          </table:table-cell>
          <table:table-cell table:style-name="Таблица35.K9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222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7"/>
          </table:table-cell>
          <table:covered-table-cell/>
          <table:covered-table-cell/>
          <table:table-cell table:style-name="Таблица35.a12" table:number-columns-spanned="2" office:value-type="string">
            <text:p text:style-name="P277"/>
          </table:table-cell>
          <table:covered-table-cell/>
          <table:table-cell table:style-name="Таблица35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04</text:p>
          </table:table-cell>
          <table:table-cell table:style-name="Таблица35.K9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222"/>
          </table:table-cell>
          <table:table-cell table:style-name="Таблица35.L11" table:number-columns-spanned="15" office:value-type="string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5"/>
          </table:table-cell>
          <table:covered-table-cell/>
          <table:covered-table-cell/>
          <table:table-cell table:style-name="Таблица35.a12" table:number-columns-spanned="2" office:value-type="string">
            <text:p text:style-name="P275"/>
          </table:table-cell>
          <table:covered-table-cell/>
          <table:table-cell table:style-name="Таблица3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<text:s/>05</text:p>
          </table:table-cell>
          <table:table-cell table:style-name="Таблица35.K9" table:number-columns-spanned="3" office:value-type="string">
            <text:p text:style-name="P447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406"/>
          </table:table-cell>
          <table:table-cell table:style-name="Таблица35.L11" table:number-columns-spanned="15" office:value-type="string">
            <text:p text:style-name="P2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5"/>
          </table:table-cell>
          <table:covered-table-cell/>
          <table:covered-table-cell/>
          <table:table-cell table:style-name="Таблица35.a12" table:number-columns-spanned="2" office:value-type="string">
            <text:p text:style-name="P275"/>
          </table:table-cell>
          <table:covered-table-cell/>
          <table:table-cell table:style-name="Таблица3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06</text:p>
          </table:table-cell>
          <table:table-cell table:style-name="Таблица35.K9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222"/>
          </table:table-cell>
          <table:table-cell table:style-name="Таблица35.L11" table:number-columns-spanned="15" office:value-type="string">
            <text:p text:style-name="P2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5"/>
          </table:table-cell>
          <table:covered-table-cell/>
          <table:covered-table-cell/>
          <table:table-cell table:style-name="Таблица35.a12" table:number-columns-spanned="2" office:value-type="string">
            <text:p text:style-name="P275"/>
          </table:table-cell>
          <table:covered-table-cell/>
          <table:table-cell table:style-name="Таблица3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07</text:p>
          </table:table-cell>
          <table:table-cell table:style-name="Таблица35.K9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office:value-type="string">
            <text:p text:style-name="P226"/>
          </table:table-cell>
          <table:table-cell table:style-name="Таблица35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5"/>
          </table:table-cell>
          <table:covered-table-cell/>
          <table:covered-table-cell/>
          <table:table-cell table:style-name="Таблица35.a12" table:number-columns-spanned="2" office:value-type="string">
            <text:p text:style-name="P275"/>
          </table:table-cell>
          <table:covered-table-cell/>
          <table:table-cell table:style-name="Таблица3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08</text:p>
          </table:table-cell>
          <table:table-cell table:style-name="Таблица35.K9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office:value-type="string">
            <text:p text:style-name="P226"/>
          </table:table-cell>
          <table:table-cell table:style-name="Таблица35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82"/>
          </table:table-cell>
          <table:covered-table-cell/>
          <table:covered-table-cell/>
          <table:table-cell table:style-name="Таблица35.a12" table:number-columns-spanned="2" office:value-type="string">
            <text:p text:style-name="P282"/>
          </table:table-cell>
          <table:covered-table-cell/>
          <table:table-cell table:style-name="Таблица3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09</text:p>
          </table:table-cell>
          <table:table-cell table:style-name="Таблица35.K9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222"/>
          </table:table-cell>
          <table:table-cell table:style-name="Таблица35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82"/>
          </table:table-cell>
          <table:covered-table-cell/>
          <table:covered-table-cell/>
          <table:table-cell table:style-name="Таблица35.a12" table:number-columns-spanned="2" office:value-type="string">
            <text:p text:style-name="P282"/>
          </table:table-cell>
          <table:covered-table-cell/>
          <table:table-cell table:style-name="Таблица35.a12" table:number-columns-spanned="5" office:value-type="string">
            <text:p text:style-name="P282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10</text:p>
          </table:table-cell>
          <table:table-cell table:style-name="Таблица35.K9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222"/>
          </table:table-cell>
          <table:table-cell table:style-name="Таблица35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4"/>
          </table:table-cell>
          <table:covered-table-cell/>
          <table:covered-table-cell/>
          <table:table-cell table:style-name="Таблица35.a12" table:number-columns-spanned="2" office:value-type="string">
            <text:p text:style-name="P274"/>
          </table:table-cell>
          <table:covered-table-cell/>
          <table:table-cell table:style-name="Таблица3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11</text:p>
          </table:table-cell>
          <table:table-cell table:style-name="Таблица35.K9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office:value-type="string">
            <text:p text:style-name="P226"/>
          </table:table-cell>
          <table:table-cell table:style-name="Таблица35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9"/>
          </table:table-cell>
          <table:covered-table-cell/>
          <table:covered-table-cell/>
          <table:table-cell table:style-name="Таблица35.a12" table:number-columns-spanned="2" office:value-type="string">
            <text:p text:style-name="P279"/>
          </table:table-cell>
          <table:covered-table-cell/>
          <table:table-cell table:style-name="Таблица3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12</text:p>
          </table:table-cell>
          <table:table-cell table:style-name="Таблица35.K9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office:value-type="string">
            <text:p text:style-name="P226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9"/>
          </table:table-cell>
          <table:covered-table-cell/>
          <table:covered-table-cell/>
          <table:table-cell table:style-name="Таблица35.a12" table:number-columns-spanned="2" office:value-type="string">
            <text:p text:style-name="P279"/>
          </table:table-cell>
          <table:covered-table-cell/>
          <table:table-cell table:style-name="Таблица3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13</text:p>
          </table:table-cell>
          <table:table-cell table:style-name="Таблица35.K9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office:value-type="string">
            <text:p text:style-name="P226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3"/>
          </table:table-cell>
          <table:covered-table-cell/>
          <table:covered-table-cell/>
          <table:table-cell table:style-name="Таблица35.a12" table:number-columns-spanned="2" office:value-type="string">
            <text:p text:style-name="P273"/>
          </table:table-cell>
          <table:covered-table-cell/>
          <table:table-cell table:style-name="Таблица35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14</text:p>
          </table:table-cell>
          <table:table-cell table:style-name="Таблица35.K9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222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9"/>
          </table:table-cell>
          <table:covered-table-cell/>
          <table:covered-table-cell/>
          <table:table-cell table:style-name="Таблица35.a12" table:number-columns-spanned="2" office:value-type="string">
            <text:p text:style-name="P279"/>
          </table:table-cell>
          <table:covered-table-cell/>
          <table:table-cell table:style-name="Таблица35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15</text:p>
          </table:table-cell>
          <table:table-cell table:style-name="Таблица35.K9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222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9"/>
          </table:table-cell>
          <table:covered-table-cell/>
          <table:covered-table-cell/>
          <table:table-cell table:style-name="Таблица35.a12" table:number-columns-spanned="2" office:value-type="string">
            <text:p text:style-name="P279"/>
          </table:table-cell>
          <table:covered-table-cell/>
          <table:table-cell table:style-name="Таблица35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K9" office:value-type="string">
            <text:p text:style-name="P94">16</text:p>
            <text:p text:style-name="P94"/>
          </table:table-cell>
          <table:table-cell table:style-name="Таблица35.K9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table:number-columns-spanned="3" office:value-type="string">
            <text:p text:style-name="P226"/>
          </table:table-cell>
          <table:covered-table-cell/>
          <table:covered-table-cell/>
          <table:table-cell table:style-name="Таблица35.E11" office:value-type="string">
            <text:p text:style-name="P226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12" table:number-columns-spanned="3" office:value-type="string">
            <text:p text:style-name="P273"/>
          </table:table-cell>
          <table:covered-table-cell/>
          <table:covered-table-cell/>
          <table:table-cell table:style-name="Таблица35.a12" table:number-columns-spanned="2" office:value-type="string">
            <text:p text:style-name="P273"/>
          </table:table-cell>
          <table:covered-table-cell/>
          <table:table-cell table:style-name="Таблица35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5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11">
          <table:table-cell table:style-name="Таблица35.A27" office:value-type="string">
            <text:p text:style-name="P100">17</text:p>
          </table:table-cell>
          <table:table-cell table:style-name="Таблица35.A27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table:number-columns-spanned="3" office:value-type="string">
            <text:p text:style-name="P222"/>
          </table:table-cell>
          <table:covered-table-cell/>
          <table:covered-table-cell/>
          <table:table-cell table:style-name="Таблица35.E11" office:value-type="string">
            <text:p text:style-name="P222"/>
          </table:table-cell>
          <table:table-cell table:style-name="Таблица3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a27" table:number-columns-spanned="3" office:value-type="string">
            <text:p text:style-name="P277"/>
          </table:table-cell>
          <table:covered-table-cell/>
          <table:covered-table-cell/>
          <table:table-cell table:style-name="Таблица35.a27" table:number-columns-spanned="2" office:value-type="string">
            <text:p text:style-name="P277"/>
          </table:table-cell>
          <table:covered-table-cell/>
          <table:table-cell table:style-name="Таблица35.a27" table:number-columns-spanned="5" office:value-type="string">
            <text:p text:style-name="P277"><text:s/></text:p>
          </table:table-cell>
          <table:covered-table-cell/>
          <table:covered-table-cell/>
          <table:covered-table-cell/>
          <table:covered-table-cell/>
          <table:table-cell table:style-name="Таблица35.k27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5.28">
          <table:table-cell table:style-name="Таблица35.B9" table:number-columns-spanned="5" office:value-type="string">
            <text:p text:style-name="P128">ПТ</text:p>
          </table:table-cell>
          <table:covered-table-cell/>
          <table:covered-table-cell/>
          <table:covered-table-cell/>
          <table:covered-table-cell/>
          <table:table-cell table:style-name="Таблица35.F28" table:number-columns-spanned="28" office:value-type="string">
            <text:p text:style-name="P12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5.F2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5.n28" table:number-columns-spanned="2" office:value-type="string">
            <text:p text:style-name="P128"/>
          </table:table-cell>
          <table:covered-table-cell/>
        </table:table-row>
      </table:table>
      <text:p text:style-name="P190"><text:soft-page-break/><text:s/>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B"/>
        <table:table-column table:style-name="Таблица36.G"/>
        <table:table-column table:style-name="Таблица36.H"/>
        <table:table-column table:style-name="Таблица36.I"/>
        <table:table-column table:style-name="Таблица36.J"/>
        <table:table-column table:style-name="Таблица36.K"/>
        <table:table-column table:style-name="Таблица36.L"/>
        <table:table-column table:style-name="Таблица36.M"/>
        <table:table-column table:style-name="Таблица36.N"/>
        <table:table-column table:style-name="Таблица36.O"/>
        <table:table-column table:style-name="Таблица36.P"/>
        <table:table-column table:style-name="Таблица36.Q"/>
        <table:table-column table:style-name="Таблица36.R"/>
        <table:table-column table:style-name="Таблица36.S"/>
        <table:table-column table:style-name="Таблица36.T"/>
        <table:table-column table:style-name="Таблица36.U"/>
        <table:table-column table:style-name="Таблица36.V"/>
        <table:table-column table:style-name="Таблица36.W"/>
        <table:table-column table:style-name="Таблица36.X"/>
        <table:table-column table:style-name="Таблица36.Y"/>
        <table:table-column table:style-name="Таблица36.Z"/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column table:style-name="Таблица36.B"/>
        <table:table-column table:style-name="Таблица36.L"/>
        <table:table-column table:style-name="Таблица36.i"/>
        <table:table-column table:style-name="Таблица36.j"/>
        <table:table-column table:style-name="Таблица36.k"/>
        <table:table-column table:style-name="Таблица36.l"/>
        <table:table-column table:style-name="Таблица36.m"/>
        <table:table-column table:style-name="Таблица36.j"/>
        <table:table-column table:style-name="Таблица36.o"/>
        <table:table-row table:style-name="Таблица36.1"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A1" office:value-type="string">
            <text:p text:style-name="P185"/>
          </table:table-cell>
          <table:table-cell table:style-name="Таблица36.e1" table:number-columns-spanned="2" office:value-type="string">
            <text:p text:style-name="P82"/>
          </table:table-cell>
          <table:covered-table-cell/>
          <table:table-cell table:style-name="Таблица36.e1" table:number-columns-spanned="3" office:value-type="string">
            <text:p text:style-name="P82"/>
          </table:table-cell>
          <table:covered-table-cell/>
          <table:covered-table-cell/>
          <table:table-cell table:style-name="Таблица36.e1" table:number-columns-spanned="3" office:value-type="string">
            <text:p text:style-name="P82"/>
          </table:table-cell>
          <table:covered-table-cell/>
          <table:covered-table-cell/>
          <table:table-cell table:style-name="Таблица36.e1" table:number-columns-spanned="2" office:value-type="string">
            <text:p text:style-name="P82"/>
          </table:table-cell>
          <table:covered-table-cell/>
          <table:table-cell table:style-name="Таблица36.e1" office:value-type="string">
            <text:p text:style-name="P82"/>
          </table:table-cell>
        </table:table-row>
        <table:table-row table:style-name="Таблица36.1">
          <table:table-cell table:style-name="Таблица36.e1" table:number-columns-spanned="3" office:value-type="string">
            <text:p text:style-name="P82">Дубл.</text:p>
          </table:table-cell>
          <table:covered-table-cell/>
          <table:covered-table-cell/>
          <table:table-cell table:style-name="Таблица36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O2" table:number-columns-spanned="4" office:value-type="string">
            <text:p text:style-name="P43"><text:s text:c="15"/></text:p>
          </table:table-cell>
          <table:covered-table-cell/>
          <table:covered-table-cell/>
          <table:covered-table-cell/>
          <table:table-cell table:style-name="Таблица36.S2" table:number-columns-spanned="12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e1" table:number-columns-spanned="2" office:value-type="string">
            <text:p text:style-name="P4"/>
          </table:table-cell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office:value-type="string">
            <text:p text:style-name="P43"/>
          </table:table-cell>
        </table:table-row>
        <table:table-row table:style-name="Таблица36.1">
          <table:table-cell table:style-name="Таблица36.e1" table:number-columns-spanned="3" office:value-type="string">
            <text:p text:style-name="P82">Взам.</text:p>
          </table:table-cell>
          <table:covered-table-cell/>
          <table:covered-table-cell/>
          <table:table-cell table:style-name="Таблица36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e1" office:value-type="string">
            <text:p text:style-name="P43"/>
          </table:table-cell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office:value-type="string">
            <text:p text:style-name="P43"/>
          </table:table-cell>
        </table:table-row>
        <table:table-row table:style-name="Таблица36.1">
          <table:table-cell table:style-name="Таблица36.e1" table:number-columns-spanned="3" office:value-type="string">
            <text:p text:style-name="P82">Подл.</text:p>
          </table:table-cell>
          <table:covered-table-cell/>
          <table:covered-table-cell/>
          <table:table-cell table:style-name="Таблица36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e1" office:value-type="string">
            <text:p text:style-name="P43"/>
          </table:table-cell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office:value-type="string">
            <text:p text:style-name="P43"/>
          </table:table-cell>
        </table:table-row>
        <table:table-row table:style-name="Таблица36.5">
          <table:table-cell table:style-name="Таблица36.e1" table:number-columns-spanned="3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i5" table:number-columns-spanned="6" office:value-type="string">
            <text:h text:style-name="P347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i5" office:value-type="string">
            <text:p text:style-name="P64"><text:s/></text:p>
          </table:table-cell>
        </table:table-row>
        <table:table-row table:style-name="Таблица36.1">
          <table:table-cell table:style-name="Таблица36.e1" table:number-rows-spanned="3" table:number-columns-spanned="2" office:value-type="string">
            <text:p text:style-name="P107"/>
          </table:table-cell>
          <table:covered-table-cell/>
          <table:table-cell table:style-name="Таблица36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office:value-type="string">
            <text:p text:style-name="P43"/>
          </table:table-cell>
          <table:table-cell table:style-name="Таблица36.e1" office:value-type="string">
            <text:p text:style-name="P43"/>
          </table:table-cell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W6" table:number-columns-spanned="2" office:value-type="string">
            <text:p text:style-name="P43"/>
          </table:table-cell>
          <table:covered-table-cell/>
          <table:table-cell table:style-name="Таблица36.Y6" table:number-columns-spanned="3" office:value-type="string">
            <text:p text:style-name="P43"/>
          </table:table-cell>
          <table:covered-table-cell/>
          <table:covered-table-cell/>
          <table:table-cell table:style-name="Таблица36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l6" table:number-rows-spanned="3" table:number-columns-spanned="4" office:value-type="string">
            <text:h text:style-name="P362" text:outline-level="9"><text:span text:style-name="T164">ПТ-0.-2024</text:span> </text:h>
          </table:table-cell>
          <table:covered-table-cell/>
          <table:covered-table-cell/>
          <table:covered-table-cell/>
        </table:table-row>
        <table:table-row table:style-name="Таблица36.1">
          <table:covered-table-cell/>
          <table:covered-table-cell/>
          <table:table-cell table:style-name="Таблица36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office:value-type="string">
            <text:p text:style-name="P43"/>
          </table:table-cell>
          <table:table-cell table:style-name="Таблица36.e1" office:value-type="string">
            <text:p text:style-name="P43"/>
          </table:table-cell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W7" table:number-columns-spanned="2" office:value-type="string">
            <text:p text:style-name="P43"/>
          </table:table-cell>
          <table:covered-table-cell/>
          <table:table-cell table:style-name="Таблица36.Y7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">
          <table:covered-table-cell/>
          <table:covered-table-cell/>
          <table:table-cell table:style-name="Таблица36.C8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36.G8" table:number-columns-spanned="2" office:value-type="string">
            <text:p text:style-name="P145"/>
          </table:table-cell>
          <table:covered-table-cell/>
          <table:table-cell table:style-name="Таблица36.I8" table:number-columns-spanned="5" office:value-type="string">
            <text:p text:style-name="P149"><text:s/></text:p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P8" office:value-type="string">
            <text:p text:style-name="P43"/>
          </table:table-cell>
          <table:table-cell table:style-name="Таблица36.e1" office:value-type="string">
            <text:p text:style-name="P43"/>
          </table:table-cell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e1" table:number-columns-spanned="3" office:value-type="string">
            <text:p text:style-name="P43"/>
          </table:table-cell>
          <table:covered-table-cell/>
          <table:covered-table-cell/>
          <table:table-cell table:style-name="Таблица36.e1" table:number-columns-spanned="2" office:value-type="string">
            <text:p text:style-name="P43"/>
          </table:table-cell>
          <table:covered-table-cell/>
          <table:table-cell table:style-name="Таблица36.Y8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9">
          <table:table-cell table:style-name="Таблица36.A10" table:number-rows-spanned="2" office:value-type="string">
            <text:p text:style-name="P88"/>
          </table:table-cell>
          <table:table-cell table:style-name="Таблица36.B9" table:number-rows-spanned="2" table:number-columns-spanned="3" office:value-type="string">
            <text:p text:style-name="P304">Цех</text:p>
          </table:table-cell>
          <table:covered-table-cell/>
          <table:covered-table-cell/>
          <table:table-cell table:style-name="Таблица36.B9" table:number-rows-spanned="2" table:number-columns-spanned="3" office:value-type="string">
            <text:p text:style-name="P137">Уч.</text:p>
          </table:table-cell>
          <table:covered-table-cell/>
          <table:covered-table-cell/>
          <table:table-cell table:style-name="Таблица36.B9" table:number-rows-spanned="2" table:number-columns-spanned="3" office:value-type="string">
            <text:p text:style-name="P137">РМ</text:p>
          </table:table-cell>
          <table:covered-table-cell/>
          <table:covered-table-cell/>
          <table:table-cell table:style-name="Таблица36.K9" table:number-rows-spanned="2" office:value-type="string">
            <text:p text:style-name="P137">Опер</text:p>
          </table:table-cell>
          <table:table-cell table:style-name="Таблица36.K9" table:number-rows-spanned="2" table:number-columns-spanned="15" office:value-type="string">
            <text:h text:style-name="P340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B9" table:number-columns-spanned="10" office:value-type="string">
            <text:p text:style-name="P13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k9" table:number-rows-spanned="2" table:number-columns-spanned="5" office:value-type="string">
            <text:p text:style-name="P137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6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B9" table:number-columns-spanned="3" office:value-type="string">
            <text:p text:style-name="P88">Исполн.</text:p>
          </table:table-cell>
          <table:covered-table-cell/>
          <table:covered-table-cell/>
          <table:table-cell table:style-name="Таблица36.B9" table:number-columns-spanned="2" office:value-type="string">
            <text:p text:style-name="P88">Рук. уч.</text:p>
          </table:table-cell>
          <table:covered-table-cell/>
          <table:table-cell table:style-name="Таблица36.B9" table:number-columns-spanned="5" office:value-type="string">
            <text:p text:style-name="P298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01</text:p>
          </table:table-cell>
          <table:table-cell table:style-name="Таблица36.K9" table:number-columns-spanned="3" office:value-type="string">
            <text:p text:style-name="P245"/>
          </table:table-cell>
          <table:covered-table-cell/>
          <table:covered-table-cell/>
          <table:table-cell table:style-name="Таблица36.E11" table:number-columns-spanned="3" office:value-type="string">
            <text:p text:style-name="P218"/>
          </table:table-cell>
          <table:covered-table-cell/>
          <table:covered-table-cell/>
          <table:table-cell table:style-name="Таблица36.E11" table:number-columns-spanned="3" office:value-type="string">
            <text:p text:style-name="P218"/>
          </table:table-cell>
          <table:covered-table-cell/>
          <table:covered-table-cell/>
          <table:table-cell table:style-name="Таблица36.E11" office:value-type="string">
            <text:p text:style-name="P234"/>
          </table:table-cell>
          <table:table-cell table:style-name="Таблица3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K9" table:number-columns-spanned="3" office:value-type="string">
            <text:p text:style-name="P277"/>
          </table:table-cell>
          <table:covered-table-cell/>
          <table:covered-table-cell/>
          <table:table-cell table:style-name="Таблица36.K9" table:number-columns-spanned="2" office:value-type="string">
            <text:p text:style-name="P277"/>
          </table:table-cell>
          <table:covered-table-cell/>
          <table:table-cell table:style-name="Таблица36.K9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02</text:p>
          </table:table-cell>
          <table:table-cell table:style-name="Таблица36.K9" table:number-columns-spanned="3" office:value-type="string">
            <text:p text:style-name="P230"/>
          </table:table-cell>
          <table:covered-table-cell/>
          <table:covered-table-cell/>
          <table:table-cell table:style-name="Таблица36.E11" table:number-columns-spanned="3" office:value-type="string">
            <text:p text:style-name="P230"/>
          </table:table-cell>
          <table:covered-table-cell/>
          <table:covered-table-cell/>
          <table:table-cell table:style-name="Таблица36.E11" table:number-columns-spanned="3" office:value-type="string">
            <text:p text:style-name="P230"/>
          </table:table-cell>
          <table:covered-table-cell/>
          <table:covered-table-cell/>
          <table:table-cell table:style-name="Таблица36.E11" office:value-type="string">
            <text:p text:style-name="P230"/>
          </table:table-cell>
          <table:table-cell table:style-name="Таблица36.L11" table:number-columns-spanned="15" office:value-type="string">
            <text:p text:style-name="P2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0"/>
          </table:table-cell>
          <table:covered-table-cell/>
          <table:covered-table-cell/>
          <table:table-cell table:style-name="Таблица36.a12" table:number-columns-spanned="2" office:value-type="string">
            <text:p text:style-name="P270"/>
          </table:table-cell>
          <table:covered-table-cell/>
          <table:table-cell table:style-name="Таблица36.a12" table:number-columns-spanned="5" office:value-type="string">
            <text:p text:style-name="P270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<text:span text:style-name="T122">О</text:span>03</text:p>
          </table:table-cell>
          <table:table-cell table:style-name="Таблица36.K9" table:number-columns-spanned="3" office:value-type="string">
            <text:p text:style-name="P447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406"/>
          </table:table-cell>
          <table:table-cell table:style-name="Таблица36.L11" table:number-columns-spanned="15" office:value-type="string">
            <text:p text:style-name="P2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5"/>
          </table:table-cell>
          <table:covered-table-cell/>
          <table:covered-table-cell/>
          <table:table-cell table:style-name="Таблица36.a12" table:number-columns-spanned="2" office:value-type="string">
            <text:p text:style-name="P275"/>
          </table:table-cell>
          <table:covered-table-cell/>
          <table:table-cell table:style-name="Таблица36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04</text:p>
          </table:table-cell>
          <table:table-cell table:style-name="Таблица36.K9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222"/>
          </table:table-cell>
          <table:table-cell table:style-name="Таблица36.L11" table:number-columns-spanned="15" office:value-type="string">
            <text:p text:style-name="P2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5"/>
          </table:table-cell>
          <table:covered-table-cell/>
          <table:covered-table-cell/>
          <table:table-cell table:style-name="Таблица36.a12" table:number-columns-spanned="2" office:value-type="string">
            <text:p text:style-name="P275"/>
          </table:table-cell>
          <table:covered-table-cell/>
          <table:table-cell table:style-name="Таблица36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05</text:p>
          </table:table-cell>
          <table:table-cell table:style-name="Таблица36.K9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222"/>
          </table:table-cell>
          <table:table-cell table:style-name="Таблица36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5"/>
          </table:table-cell>
          <table:covered-table-cell/>
          <table:covered-table-cell/>
          <table:table-cell table:style-name="Таблица36.a12" table:number-columns-spanned="2" office:value-type="string">
            <text:p text:style-name="P275"/>
          </table:table-cell>
          <table:covered-table-cell/>
          <table:table-cell table:style-name="Таблица36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06</text:p>
          </table:table-cell>
          <table:table-cell table:style-name="Таблица36.K9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222"/>
          </table:table-cell>
          <table:table-cell table:style-name="Таблица36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82"/>
          </table:table-cell>
          <table:covered-table-cell/>
          <table:covered-table-cell/>
          <table:table-cell table:style-name="Таблица36.a12" table:number-columns-spanned="2" office:value-type="string">
            <text:p text:style-name="P282"/>
          </table:table-cell>
          <table:covered-table-cell/>
          <table:table-cell table:style-name="Таблица36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07</text:p>
          </table:table-cell>
          <table:table-cell table:style-name="Таблица36.K9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office:value-type="string">
            <text:p text:style-name="P226"/>
          </table:table-cell>
          <table:table-cell table:style-name="Таблица36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82"/>
          </table:table-cell>
          <table:covered-table-cell/>
          <table:covered-table-cell/>
          <table:table-cell table:style-name="Таблица36.a12" table:number-columns-spanned="2" office:value-type="string">
            <text:p text:style-name="P282"/>
          </table:table-cell>
          <table:covered-table-cell/>
          <table:table-cell table:style-name="Таблица36.a12" table:number-columns-spanned="5" office:value-type="string">
            <text:p text:style-name="P282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08</text:p>
          </table:table-cell>
          <table:table-cell table:style-name="Таблица36.K9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office:value-type="string">
            <text:p text:style-name="P226"/>
          </table:table-cell>
          <table:table-cell table:style-name="Таблица36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4"/>
          </table:table-cell>
          <table:covered-table-cell/>
          <table:covered-table-cell/>
          <table:table-cell table:style-name="Таблица36.a12" table:number-columns-spanned="2" office:value-type="string">
            <text:p text:style-name="P274"/>
          </table:table-cell>
          <table:covered-table-cell/>
          <table:table-cell table:style-name="Таблица36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09</text:p>
          </table:table-cell>
          <table:table-cell table:style-name="Таблица36.K9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222"/>
          </table:table-cell>
          <table:table-cell table:style-name="Таблица36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9"/>
          </table:table-cell>
          <table:covered-table-cell/>
          <table:covered-table-cell/>
          <table:table-cell table:style-name="Таблица36.a12" table:number-columns-spanned="2" office:value-type="string">
            <text:p text:style-name="P279"/>
          </table:table-cell>
          <table:covered-table-cell/>
          <table:table-cell table:style-name="Таблица36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10</text:p>
          </table:table-cell>
          <table:table-cell table:style-name="Таблица36.K9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222"/>
          </table:table-cell>
          <table:table-cell table:style-name="Таблица3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9"/>
          </table:table-cell>
          <table:covered-table-cell/>
          <table:covered-table-cell/>
          <table:table-cell table:style-name="Таблица36.a12" table:number-columns-spanned="2" office:value-type="string">
            <text:p text:style-name="P279"/>
          </table:table-cell>
          <table:covered-table-cell/>
          <table:table-cell table:style-name="Таблица36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11</text:p>
          </table:table-cell>
          <table:table-cell table:style-name="Таблица36.K9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office:value-type="string">
            <text:p text:style-name="P226"/>
          </table:table-cell>
          <table:table-cell table:style-name="Таблица3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3"/>
          </table:table-cell>
          <table:covered-table-cell/>
          <table:covered-table-cell/>
          <table:table-cell table:style-name="Таблица36.a12" table:number-columns-spanned="2" office:value-type="string">
            <text:p text:style-name="P273"/>
          </table:table-cell>
          <table:covered-table-cell/>
          <table:table-cell table:style-name="Таблица36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12</text:p>
          </table:table-cell>
          <table:table-cell table:style-name="Таблица36.K9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office:value-type="string">
            <text:p text:style-name="P226"/>
          </table:table-cell>
          <table:table-cell table:style-name="Таблица3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9"/>
          </table:table-cell>
          <table:covered-table-cell/>
          <table:covered-table-cell/>
          <table:table-cell table:style-name="Таблица36.a12" table:number-columns-spanned="2" office:value-type="string">
            <text:p text:style-name="P279"/>
          </table:table-cell>
          <table:covered-table-cell/>
          <table:table-cell table:style-name="Таблица36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13</text:p>
          </table:table-cell>
          <table:table-cell table:style-name="Таблица36.K9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office:value-type="string">
            <text:p text:style-name="P226"/>
          </table:table-cell>
          <table:table-cell table:style-name="Таблица3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9"/>
          </table:table-cell>
          <table:covered-table-cell/>
          <table:covered-table-cell/>
          <table:table-cell table:style-name="Таблица36.a12" table:number-columns-spanned="2" office:value-type="string">
            <text:p text:style-name="P279"/>
          </table:table-cell>
          <table:covered-table-cell/>
          <table:table-cell table:style-name="Таблица36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14</text:p>
          </table:table-cell>
          <table:table-cell table:style-name="Таблица36.K9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222"/>
          </table:table-cell>
          <table:table-cell table:style-name="Таблица3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3"/>
          </table:table-cell>
          <table:covered-table-cell/>
          <table:covered-table-cell/>
          <table:table-cell table:style-name="Таблица36.a12" table:number-columns-spanned="2" office:value-type="string">
            <text:p text:style-name="P273"/>
          </table:table-cell>
          <table:covered-table-cell/>
          <table:table-cell table:style-name="Таблица36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15</text:p>
          </table:table-cell>
          <table:table-cell table:style-name="Таблица36.K9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222"/>
          </table:table-cell>
          <table:table-cell table:style-name="Таблица3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7"/>
          </table:table-cell>
          <table:covered-table-cell/>
          <table:covered-table-cell/>
          <table:table-cell table:style-name="Таблица36.a12" table:number-columns-spanned="2" office:value-type="string">
            <text:p text:style-name="P277"/>
          </table:table-cell>
          <table:covered-table-cell/>
          <table:table-cell table:style-name="Таблица36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K9" office:value-type="string">
            <text:p text:style-name="P94">16</text:p>
            <text:p text:style-name="P94"/>
          </table:table-cell>
          <table:table-cell table:style-name="Таблица36.K9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table:number-columns-spanned="3" office:value-type="string">
            <text:p text:style-name="P226"/>
          </table:table-cell>
          <table:covered-table-cell/>
          <table:covered-table-cell/>
          <table:table-cell table:style-name="Таблица36.E11" office:value-type="string">
            <text:p text:style-name="P226"/>
          </table:table-cell>
          <table:table-cell table:style-name="Таблица3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12" table:number-columns-spanned="3" office:value-type="string">
            <text:p text:style-name="P277"/>
          </table:table-cell>
          <table:covered-table-cell/>
          <table:covered-table-cell/>
          <table:table-cell table:style-name="Таблица36.a12" table:number-columns-spanned="2" office:value-type="string">
            <text:p text:style-name="P277"/>
          </table:table-cell>
          <table:covered-table-cell/>
          <table:table-cell table:style-name="Таблица36.a12" table:number-columns-spanned="5" office:value-type="string">
            <text:p text:style-name="P277"><text:s/></text:p>
          </table:table-cell>
          <table:covered-table-cell/>
          <table:covered-table-cell/>
          <table:covered-table-cell/>
          <table:covered-table-cell/>
          <table:table-cell table:style-name="Таблица36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11">
          <table:table-cell table:style-name="Таблица36.A27" office:value-type="string">
            <text:p text:style-name="P100">17</text:p>
          </table:table-cell>
          <table:table-cell table:style-name="Таблица36.A27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table:number-columns-spanned="3" office:value-type="string">
            <text:p text:style-name="P222"/>
          </table:table-cell>
          <table:covered-table-cell/>
          <table:covered-table-cell/>
          <table:table-cell table:style-name="Таблица36.E11" office:value-type="string">
            <text:p text:style-name="P222"/>
          </table:table-cell>
          <table:table-cell table:style-name="Таблица36.L11" table:number-columns-spanned="15" office:value-type="string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a27" table:number-columns-spanned="3" office:value-type="string">
            <text:p text:style-name="P53"/>
          </table:table-cell>
          <table:covered-table-cell/>
          <table:covered-table-cell/>
          <table:table-cell table:style-name="Таблица36.a27" table:number-columns-spanned="2" office:value-type="string">
            <text:p text:style-name="P53"/>
          </table:table-cell>
          <table:covered-table-cell/>
          <table:table-cell table:style-name="Таблица36.a27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Таблица36.k27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6.28">
          <table:table-cell table:style-name="Таблица36.B9" table:number-columns-spanned="5" office:value-type="string">
            <text:p text:style-name="P128">ПТ</text:p>
          </table:table-cell>
          <table:covered-table-cell/>
          <table:covered-table-cell/>
          <table:covered-table-cell/>
          <table:covered-table-cell/>
          <table:table-cell table:style-name="Таблица36.F28" table:number-columns-spanned="28" office:value-type="string">
            <text:p text:style-name="P12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F2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6.n28" table:number-columns-spanned="2" office:value-type="string">
            <text:p text:style-name="P128"/>
          </table:table-cell>
          <table:covered-table-cell/>
        </table:table-row>
      </table:table>
      <text:p text:style-name="P190"><text:soft-page-break/><text:s/>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column table:style-name="Таблица37.B"/>
        <table:table-column table:style-name="Таблица37.G"/>
        <table:table-column table:style-name="Таблица37.H"/>
        <table:table-column table:style-name="Таблица37.I"/>
        <table:table-column table:style-name="Таблица37.J"/>
        <table:table-column table:style-name="Таблица37.K"/>
        <table:table-column table:style-name="Таблица37.L"/>
        <table:table-column table:style-name="Таблица37.M"/>
        <table:table-column table:style-name="Таблица37.N"/>
        <table:table-column table:style-name="Таблица37.O"/>
        <table:table-column table:style-name="Таблица37.P"/>
        <table:table-column table:style-name="Таблица37.Q"/>
        <table:table-column table:style-name="Таблица37.R"/>
        <table:table-column table:style-name="Таблица37.S"/>
        <table:table-column table:style-name="Таблица37.T"/>
        <table:table-column table:style-name="Таблица37.U"/>
        <table:table-column table:style-name="Таблица37.V"/>
        <table:table-column table:style-name="Таблица37.W"/>
        <table:table-column table:style-name="Таблица37.X"/>
        <table:table-column table:style-name="Таблица37.Y"/>
        <table:table-column table:style-name="Таблица37.Z"/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column table:style-name="Таблица37.f"/>
        <table:table-column table:style-name="Таблица37.B"/>
        <table:table-column table:style-name="Таблица37.L"/>
        <table:table-column table:style-name="Таблица37.i"/>
        <table:table-column table:style-name="Таблица37.j"/>
        <table:table-column table:style-name="Таблица37.k"/>
        <table:table-column table:style-name="Таблица37.l"/>
        <table:table-column table:style-name="Таблица37.m"/>
        <table:table-column table:style-name="Таблица37.j"/>
        <table:table-column table:style-name="Таблица37.K"/>
        <table:table-row table:style-name="Таблица37.1"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A1" office:value-type="string">
            <text:p text:style-name="P185"/>
          </table:table-cell>
          <table:table-cell table:style-name="Таблица37.e1" table:number-columns-spanned="2" office:value-type="string">
            <text:p text:style-name="P82"/>
          </table:table-cell>
          <table:covered-table-cell/>
          <table:table-cell table:style-name="Таблица37.e1" table:number-columns-spanned="3" office:value-type="string">
            <text:p text:style-name="P82"/>
          </table:table-cell>
          <table:covered-table-cell/>
          <table:covered-table-cell/>
          <table:table-cell table:style-name="Таблица37.e1" table:number-columns-spanned="3" office:value-type="string">
            <text:p text:style-name="P82"/>
          </table:table-cell>
          <table:covered-table-cell/>
          <table:covered-table-cell/>
          <table:table-cell table:style-name="Таблица37.e1" table:number-columns-spanned="2" office:value-type="string">
            <text:p text:style-name="P82"/>
          </table:table-cell>
          <table:covered-table-cell/>
          <table:table-cell table:style-name="Таблица37.e1" office:value-type="string">
            <text:p text:style-name="P82"/>
          </table:table-cell>
        </table:table-row>
        <table:table-row table:style-name="Таблица37.1">
          <table:table-cell table:style-name="Таблица37.e1" table:number-columns-spanned="3" office:value-type="string">
            <text:p text:style-name="P82">Дубл.</text:p>
          </table:table-cell>
          <table:covered-table-cell/>
          <table:covered-table-cell/>
          <table:table-cell table:style-name="Таблица37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O2" table:number-columns-spanned="4" office:value-type="string">
            <text:p text:style-name="P43"><text:s text:c="15"/></text:p>
          </table:table-cell>
          <table:covered-table-cell/>
          <table:covered-table-cell/>
          <table:covered-table-cell/>
          <table:table-cell table:style-name="Таблица37.S2" table:number-columns-spanned="12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e1" table:number-columns-spanned="2" office:value-type="string">
            <text:p text:style-name="P4"/>
          </table:table-cell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office:value-type="string">
            <text:p text:style-name="P43"/>
          </table:table-cell>
        </table:table-row>
        <table:table-row table:style-name="Таблица37.1">
          <table:table-cell table:style-name="Таблица37.e1" table:number-columns-spanned="3" office:value-type="string">
            <text:p text:style-name="P82">Взам.</text:p>
          </table:table-cell>
          <table:covered-table-cell/>
          <table:covered-table-cell/>
          <table:table-cell table:style-name="Таблица37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e1" office:value-type="string">
            <text:p text:style-name="P43"/>
          </table:table-cell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office:value-type="string">
            <text:p text:style-name="P43"/>
          </table:table-cell>
        </table:table-row>
        <table:table-row table:style-name="Таблица37.1">
          <table:table-cell table:style-name="Таблица37.e1" table:number-columns-spanned="3" office:value-type="string">
            <text:p text:style-name="P82">Подл.</text:p>
          </table:table-cell>
          <table:covered-table-cell/>
          <table:covered-table-cell/>
          <table:table-cell table:style-name="Таблица37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e1" office:value-type="string">
            <text:p text:style-name="P43"/>
          </table:table-cell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office:value-type="string">
            <text:p text:style-name="P43"/>
          </table:table-cell>
        </table:table-row>
        <table:table-row table:style-name="Таблица37.5">
          <table:table-cell table:style-name="Таблица37.e1" table:number-columns-spanned="3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i5" table:number-columns-spanned="6" office:value-type="string">
            <text:h text:style-name="P347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i5" office:value-type="string">
            <text:p text:style-name="P64"/>
          </table:table-cell>
        </table:table-row>
        <table:table-row table:style-name="Таблица37.1">
          <table:table-cell table:style-name="Таблица37.e1" table:number-rows-spanned="3" table:number-columns-spanned="2" office:value-type="string">
            <text:p text:style-name="P107"/>
          </table:table-cell>
          <table:covered-table-cell/>
          <table:table-cell table:style-name="Таблица37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office:value-type="string">
            <text:p text:style-name="P43"/>
          </table:table-cell>
          <table:table-cell table:style-name="Таблица37.e1" office:value-type="string">
            <text:p text:style-name="P43"/>
          </table:table-cell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W6" table:number-columns-spanned="2" office:value-type="string">
            <text:p text:style-name="P43"/>
          </table:table-cell>
          <table:covered-table-cell/>
          <table:table-cell table:style-name="Таблица37.Y6" table:number-columns-spanned="3" office:value-type="string">
            <text:p text:style-name="P43"/>
          </table:table-cell>
          <table:covered-table-cell/>
          <table:covered-table-cell/>
          <table:table-cell table:style-name="Таблица37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l6" table:number-rows-spanned="3" table:number-columns-spanned="4" office:value-type="string">
            <text:h text:style-name="P362" text:outline-level="9"><text:span text:style-name="T164">ПТ-03-2024</text:span> </text:h>
          </table:table-cell>
          <table:covered-table-cell/>
          <table:covered-table-cell/>
          <table:covered-table-cell/>
        </table:table-row>
        <table:table-row table:style-name="Таблица37.1">
          <table:covered-table-cell/>
          <table:covered-table-cell/>
          <table:table-cell table:style-name="Таблица37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office:value-type="string">
            <text:p text:style-name="P43"/>
          </table:table-cell>
          <table:table-cell table:style-name="Таблица37.e1" office:value-type="string">
            <text:p text:style-name="P43"/>
          </table:table-cell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W7" table:number-columns-spanned="2" office:value-type="string">
            <text:p text:style-name="P43"/>
          </table:table-cell>
          <table:covered-table-cell/>
          <table:table-cell table:style-name="Таблица37.Y7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7.1">
          <table:covered-table-cell/>
          <table:covered-table-cell/>
          <table:table-cell table:style-name="Таблица37.C8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37.G8" table:number-columns-spanned="2" office:value-type="string">
            <text:p text:style-name="P145"/>
          </table:table-cell>
          <table:covered-table-cell/>
          <table:table-cell table:style-name="Таблица37.I8" table:number-columns-spanned="5" office:value-type="string">
            <text:p text:style-name="P149"><text:s/></text:p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P8" office:value-type="string">
            <text:p text:style-name="P43"/>
          </table:table-cell>
          <table:table-cell table:style-name="Таблица37.e1" office:value-type="string">
            <text:p text:style-name="P43"/>
          </table:table-cell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e1" table:number-columns-spanned="3" office:value-type="string">
            <text:p text:style-name="P43"/>
          </table:table-cell>
          <table:covered-table-cell/>
          <table:covered-table-cell/>
          <table:table-cell table:style-name="Таблица37.e1" table:number-columns-spanned="2" office:value-type="string">
            <text:p text:style-name="P43"/>
          </table:table-cell>
          <table:covered-table-cell/>
          <table:table-cell table:style-name="Таблица37.Y8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7.9">
          <table:table-cell table:style-name="Таблица37.A10" table:number-rows-spanned="2" office:value-type="string">
            <text:p text:style-name="P88"/>
          </table:table-cell>
          <table:table-cell table:style-name="Таблица37.B9" table:number-rows-spanned="2" table:number-columns-spanned="3" office:value-type="string">
            <text:p text:style-name="P304">Цех</text:p>
          </table:table-cell>
          <table:covered-table-cell/>
          <table:covered-table-cell/>
          <table:table-cell table:style-name="Таблица37.B9" table:number-rows-spanned="2" table:number-columns-spanned="3" office:value-type="string">
            <text:p text:style-name="P137">Уч.</text:p>
          </table:table-cell>
          <table:covered-table-cell/>
          <table:covered-table-cell/>
          <table:table-cell table:style-name="Таблица37.B9" table:number-rows-spanned="2" table:number-columns-spanned="3" office:value-type="string">
            <text:p text:style-name="P137">РМ</text:p>
          </table:table-cell>
          <table:covered-table-cell/>
          <table:covered-table-cell/>
          <table:table-cell table:style-name="Таблица37.K9" table:number-rows-spanned="2" office:value-type="string">
            <text:p text:style-name="P137">Опер</text:p>
          </table:table-cell>
          <table:table-cell table:style-name="Таблица37.K9" table:number-rows-spanned="2" table:number-columns-spanned="15" office:value-type="string">
            <text:h text:style-name="P340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B9" table:number-columns-spanned="10" office:value-type="string">
            <text:p text:style-name="P13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k9" table:number-rows-spanned="2" table:number-columns-spanned="5" office:value-type="string">
            <text:p text:style-name="P137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7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B9" table:number-columns-spanned="3" office:value-type="string">
            <text:p text:style-name="P88">Исполн.</text:p>
          </table:table-cell>
          <table:covered-table-cell/>
          <table:covered-table-cell/>
          <table:table-cell table:style-name="Таблица37.B9" table:number-columns-spanned="2" office:value-type="string">
            <text:p text:style-name="P88">Рук. уч.</text:p>
          </table:table-cell>
          <table:covered-table-cell/>
          <table:table-cell table:style-name="Таблица37.B9" table:number-columns-spanned="5" office:value-type="string">
            <text:p text:style-name="P298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<text:span text:style-name="T122">О</text:span>01</text:p>
          </table:table-cell>
          <table:table-cell table:style-name="Таблица37.K9" table:number-columns-spanned="3" office:value-type="string">
            <text:p text:style-name="P245"/>
          </table:table-cell>
          <table:covered-table-cell/>
          <table:covered-table-cell/>
          <table:table-cell table:style-name="Таблица37.E11" table:number-columns-spanned="3" office:value-type="string">
            <text:p text:style-name="P218"/>
          </table:table-cell>
          <table:covered-table-cell/>
          <table:covered-table-cell/>
          <table:table-cell table:style-name="Таблица37.E11" table:number-columns-spanned="3" office:value-type="string">
            <text:p text:style-name="P218"/>
          </table:table-cell>
          <table:covered-table-cell/>
          <table:covered-table-cell/>
          <table:table-cell table:style-name="Таблица37.E11" office:value-type="string">
            <text:p text:style-name="P234"/>
          </table:table-cell>
          <table:table-cell table:style-name="Таблица37.L11" table:number-columns-spanned="15" office:value-type="string">
            <text:p text:style-name="P2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K9" table:number-columns-spanned="3" office:value-type="string">
            <text:p text:style-name="P275"/>
          </table:table-cell>
          <table:covered-table-cell/>
          <table:covered-table-cell/>
          <table:table-cell table:style-name="Таблица37.K9" table:number-columns-spanned="2" office:value-type="string">
            <text:p text:style-name="P275"/>
          </table:table-cell>
          <table:covered-table-cell/>
          <table:table-cell table:style-name="Таблица37.K9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02</text:p>
          </table:table-cell>
          <table:table-cell table:style-name="Таблица37.K9" table:number-columns-spanned="3" office:value-type="string">
            <text:p text:style-name="P230"/>
          </table:table-cell>
          <table:covered-table-cell/>
          <table:covered-table-cell/>
          <table:table-cell table:style-name="Таблица37.E11" table:number-columns-spanned="3" office:value-type="string">
            <text:p text:style-name="P230"/>
          </table:table-cell>
          <table:covered-table-cell/>
          <table:covered-table-cell/>
          <table:table-cell table:style-name="Таблица37.E11" table:number-columns-spanned="3" office:value-type="string">
            <text:p text:style-name="P230"/>
          </table:table-cell>
          <table:covered-table-cell/>
          <table:covered-table-cell/>
          <table:table-cell table:style-name="Таблица37.E11" office:value-type="string">
            <text:p text:style-name="P230"/>
          </table:table-cell>
          <table:table-cell table:style-name="Таблица37.L11" table:number-columns-spanned="15" office:value-type="string">
            <text:p text:style-name="P2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5"/>
          </table:table-cell>
          <table:covered-table-cell/>
          <table:covered-table-cell/>
          <table:table-cell table:style-name="Таблица37.a12" table:number-columns-spanned="2" office:value-type="string">
            <text:p text:style-name="P275"/>
          </table:table-cell>
          <table:covered-table-cell/>
          <table:table-cell table:style-name="Таблица37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03</text:p>
          </table:table-cell>
          <table:table-cell table:style-name="Таблица37.K9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5"/>
          </table:table-cell>
          <table:covered-table-cell/>
          <table:covered-table-cell/>
          <table:table-cell table:style-name="Таблица37.a12" table:number-columns-spanned="2" office:value-type="string">
            <text:p text:style-name="P275"/>
          </table:table-cell>
          <table:covered-table-cell/>
          <table:table-cell table:style-name="Таблица37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04</text:p>
          </table:table-cell>
          <table:table-cell table:style-name="Таблица37.K9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82"/>
          </table:table-cell>
          <table:covered-table-cell/>
          <table:covered-table-cell/>
          <table:table-cell table:style-name="Таблица37.a12" table:number-columns-spanned="2" office:value-type="string">
            <text:p text:style-name="P282"/>
          </table:table-cell>
          <table:covered-table-cell/>
          <table:table-cell table:style-name="Таблица37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05</text:p>
          </table:table-cell>
          <table:table-cell table:style-name="Таблица37.K9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82"/>
          </table:table-cell>
          <table:covered-table-cell/>
          <table:covered-table-cell/>
          <table:table-cell table:style-name="Таблица37.a12" table:number-columns-spanned="2" office:value-type="string">
            <text:p text:style-name="P282"/>
          </table:table-cell>
          <table:covered-table-cell/>
          <table:table-cell table:style-name="Таблица37.a12" table:number-columns-spanned="5" office:value-type="string">
            <text:p text:style-name="P282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06</text:p>
          </table:table-cell>
          <table:table-cell table:style-name="Таблица37.K9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4"/>
          </table:table-cell>
          <table:covered-table-cell/>
          <table:covered-table-cell/>
          <table:table-cell table:style-name="Таблица37.a12" table:number-columns-spanned="2" office:value-type="string">
            <text:p text:style-name="P274"/>
          </table:table-cell>
          <table:covered-table-cell/>
          <table:table-cell table:style-name="Таблица37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07</text:p>
          </table:table-cell>
          <table:table-cell table:style-name="Таблица37.K9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office:value-type="string">
            <text:p text:style-name="P226"/>
          </table:table-cell>
          <table:table-cell table:style-name="Таблица37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9"/>
          </table:table-cell>
          <table:covered-table-cell/>
          <table:covered-table-cell/>
          <table:table-cell table:style-name="Таблица37.a12" table:number-columns-spanned="2" office:value-type="string">
            <text:p text:style-name="P279"/>
          </table:table-cell>
          <table:covered-table-cell/>
          <table:table-cell table:style-name="Таблица37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08</text:p>
          </table:table-cell>
          <table:table-cell table:style-name="Таблица37.K9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office:value-type="string">
            <text:p text:style-name="P226"/>
          </table:table-cell>
          <table:table-cell table:style-name="Таблица3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9"/>
          </table:table-cell>
          <table:covered-table-cell/>
          <table:covered-table-cell/>
          <table:table-cell table:style-name="Таблица37.a12" table:number-columns-spanned="2" office:value-type="string">
            <text:p text:style-name="P279"/>
          </table:table-cell>
          <table:covered-table-cell/>
          <table:table-cell table:style-name="Таблица37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09</text:p>
          </table:table-cell>
          <table:table-cell table:style-name="Таблица37.K9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3"/>
          </table:table-cell>
          <table:covered-table-cell/>
          <table:covered-table-cell/>
          <table:table-cell table:style-name="Таблица37.a12" table:number-columns-spanned="2" office:value-type="string">
            <text:p text:style-name="P273"/>
          </table:table-cell>
          <table:covered-table-cell/>
          <table:table-cell table:style-name="Таблица37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10</text:p>
          </table:table-cell>
          <table:table-cell table:style-name="Таблица37.K9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9"/>
          </table:table-cell>
          <table:covered-table-cell/>
          <table:covered-table-cell/>
          <table:table-cell table:style-name="Таблица37.a12" table:number-columns-spanned="2" office:value-type="string">
            <text:p text:style-name="P279"/>
          </table:table-cell>
          <table:covered-table-cell/>
          <table:table-cell table:style-name="Таблица37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11</text:p>
          </table:table-cell>
          <table:table-cell table:style-name="Таблица37.K9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office:value-type="string">
            <text:p text:style-name="P226"/>
          </table:table-cell>
          <table:table-cell table:style-name="Таблица3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9"/>
          </table:table-cell>
          <table:covered-table-cell/>
          <table:covered-table-cell/>
          <table:table-cell table:style-name="Таблица37.a12" table:number-columns-spanned="2" office:value-type="string">
            <text:p text:style-name="P279"/>
          </table:table-cell>
          <table:covered-table-cell/>
          <table:table-cell table:style-name="Таблица37.a12" table:number-columns-spanned="5" office:value-type="string">
            <text:p text:style-name="P279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12</text:p>
          </table:table-cell>
          <table:table-cell table:style-name="Таблица37.K9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office:value-type="string">
            <text:p text:style-name="P226"/>
          </table:table-cell>
          <table:table-cell table:style-name="Таблица3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3"/>
          </table:table-cell>
          <table:covered-table-cell/>
          <table:covered-table-cell/>
          <table:table-cell table:style-name="Таблица37.a12" table:number-columns-spanned="2" office:value-type="string">
            <text:p text:style-name="P273"/>
          </table:table-cell>
          <table:covered-table-cell/>
          <table:table-cell table:style-name="Таблица37.a12" table:number-columns-spanned="5" office:value-type="string">
            <text:p text:style-name="P273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13</text:p>
          </table:table-cell>
          <table:table-cell table:style-name="Таблица37.K9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office:value-type="string">
            <text:p text:style-name="P226"/>
          </table:table-cell>
          <table:table-cell table:style-name="Таблица3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7"/>
          </table:table-cell>
          <table:covered-table-cell/>
          <table:covered-table-cell/>
          <table:table-cell table:style-name="Таблица37.a12" table:number-columns-spanned="2" office:value-type="string">
            <text:p text:style-name="P277"/>
          </table:table-cell>
          <table:covered-table-cell/>
          <table:table-cell table:style-name="Таблица37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14</text:p>
          </table:table-cell>
          <table:table-cell table:style-name="Таблица37.K9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7"/>
          </table:table-cell>
          <table:covered-table-cell/>
          <table:covered-table-cell/>
          <table:table-cell table:style-name="Таблица37.a12" table:number-columns-spanned="2" office:value-type="string">
            <text:p text:style-name="P277"/>
          </table:table-cell>
          <table:covered-table-cell/>
          <table:table-cell table:style-name="Таблица37.a12" table:number-columns-spanned="5" office:value-type="string">
            <text:p text:style-name="P277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15</text:p>
          </table:table-cell>
          <table:table-cell table:style-name="Таблица37.K9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5"/>
          </table:table-cell>
          <table:covered-table-cell/>
          <table:covered-table-cell/>
          <table:table-cell table:style-name="Таблица37.a12" table:number-columns-spanned="2" office:value-type="string">
            <text:p text:style-name="P275"/>
          </table:table-cell>
          <table:covered-table-cell/>
          <table:table-cell table:style-name="Таблица37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K9" office:value-type="string">
            <text:p text:style-name="P94">16</text:p>
            <text:p text:style-name="P94"/>
          </table:table-cell>
          <table:table-cell table:style-name="Таблица37.K9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table:number-columns-spanned="3" office:value-type="string">
            <text:p text:style-name="P226"/>
          </table:table-cell>
          <table:covered-table-cell/>
          <table:covered-table-cell/>
          <table:table-cell table:style-name="Таблица37.E11" office:value-type="string">
            <text:p text:style-name="P226"/>
          </table:table-cell>
          <table:table-cell table:style-name="Таблица37.L11" table:number-columns-spanned="15" office:value-type="string">
            <text:p text:style-name="P2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12" table:number-columns-spanned="3" office:value-type="string">
            <text:p text:style-name="P275"/>
          </table:table-cell>
          <table:covered-table-cell/>
          <table:covered-table-cell/>
          <table:table-cell table:style-name="Таблица37.a12" table:number-columns-spanned="2" office:value-type="string">
            <text:p text:style-name="P275"/>
          </table:table-cell>
          <table:covered-table-cell/>
          <table:table-cell table:style-name="Таблица37.a12" table:number-columns-spanned="5" office:value-type="string">
            <text:p text:style-name="P275"><text:s/></text:p>
          </table:table-cell>
          <table:covered-table-cell/>
          <table:covered-table-cell/>
          <table:covered-table-cell/>
          <table:covered-table-cell/>
          <table:table-cell table:style-name="Таблица37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11">
          <table:table-cell table:style-name="Таблица37.A27" office:value-type="string">
            <text:p text:style-name="P100">17</text:p>
          </table:table-cell>
          <table:table-cell table:style-name="Таблица37.A27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table:number-columns-spanned="3" office:value-type="string">
            <text:p text:style-name="P222"/>
          </table:table-cell>
          <table:covered-table-cell/>
          <table:covered-table-cell/>
          <table:table-cell table:style-name="Таблица37.E11" office:value-type="string">
            <text:p text:style-name="P222"/>
          </table:table-cell>
          <table:table-cell table:style-name="Таблица37.L11" table:number-columns-spanned="15" office:value-type="string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a27" table:number-columns-spanned="3" office:value-type="string">
            <text:p text:style-name="P53"/>
          </table:table-cell>
          <table:covered-table-cell/>
          <table:covered-table-cell/>
          <table:table-cell table:style-name="Таблица37.a27" table:number-columns-spanned="2" office:value-type="string">
            <text:p text:style-name="P53"/>
          </table:table-cell>
          <table:covered-table-cell/>
          <table:table-cell table:style-name="Таблица37.a27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Таблица37.k27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7.28">
          <table:table-cell table:style-name="Таблица37.B9" table:number-columns-spanned="5" office:value-type="string">
            <text:p text:style-name="P128">ПТ</text:p>
          </table:table-cell>
          <table:covered-table-cell/>
          <table:covered-table-cell/>
          <table:covered-table-cell/>
          <table:covered-table-cell/>
          <table:table-cell table:style-name="Таблица37.F28" table:number-columns-spanned="28" office:value-type="string">
            <text:p text:style-name="P12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7.F2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7.n28" table:number-columns-spanned="2" office:value-type="string">
            <text:p text:style-name="P128"/>
          </table:table-cell>
          <table:covered-table-cell/>
        </table:table-row>
      </table:table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B"/>
        <table:table-column table:style-name="Таблица38.G"/>
        <table:table-column table:style-name="Таблица38.H"/>
        <table:table-column table:style-name="Таблица38.I"/>
        <table:table-column table:style-name="Таблица38.J"/>
        <table:table-column table:style-name="Таблица38.K"/>
        <table:table-column table:style-name="Таблица38.L"/>
        <table:table-column table:style-name="Таблица38.M"/>
        <table:table-column table:style-name="Таблица38.N"/>
        <table:table-column table:style-name="Таблица38.O"/>
        <table:table-column table:style-name="Таблица38.P"/>
        <table:table-column table:style-name="Таблица38.Q"/>
        <table:table-column table:style-name="Таблица38.R"/>
        <table:table-column table:style-name="Таблица38.S"/>
        <table:table-column table:style-name="Таблица38.T"/>
        <table:table-column table:style-name="Таблица38.U"/>
        <table:table-column table:style-name="Таблица38.V"/>
        <table:table-column table:style-name="Таблица38.W"/>
        <table:table-column table:style-name="Таблица38.X"/>
        <table:table-column table:style-name="Таблица38.Y"/>
        <table:table-column table:style-name="Таблица38.Z"/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column table:style-name="Таблица38.B"/>
        <table:table-column table:style-name="Таблица38.L"/>
        <table:table-column table:style-name="Таблица38.i"/>
        <table:table-column table:style-name="Таблица38.j"/>
        <table:table-column table:style-name="Таблица38.k"/>
        <table:table-column table:style-name="Таблица38.l"/>
        <table:table-column table:style-name="Таблица38.m"/>
        <table:table-column table:style-name="Таблица38.j"/>
        <table:table-column table:style-name="Таблица38.o"/>
        <text:soft-page-break/>
        <table:table-row table:style-name="Таблица38.1"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A1" office:value-type="string">
            <text:p text:style-name="P185"/>
          </table:table-cell>
          <table:table-cell table:style-name="Таблица38.e1" table:number-columns-spanned="2" office:value-type="string">
            <text:p text:style-name="P82"/>
          </table:table-cell>
          <table:covered-table-cell/>
          <table:table-cell table:style-name="Таблица38.e1" table:number-columns-spanned="3" office:value-type="string">
            <text:p text:style-name="P82"/>
          </table:table-cell>
          <table:covered-table-cell/>
          <table:covered-table-cell/>
          <table:table-cell table:style-name="Таблица38.e1" table:number-columns-spanned="3" office:value-type="string">
            <text:p text:style-name="P82"/>
          </table:table-cell>
          <table:covered-table-cell/>
          <table:covered-table-cell/>
          <table:table-cell table:style-name="Таблица38.e1" table:number-columns-spanned="2" office:value-type="string">
            <text:p text:style-name="P82"/>
          </table:table-cell>
          <table:covered-table-cell/>
          <table:table-cell table:style-name="Таблица38.e1" office:value-type="string">
            <text:p text:style-name="P82"/>
          </table:table-cell>
        </table:table-row>
        <table:table-row table:style-name="Таблица38.1">
          <table:table-cell table:style-name="Таблица38.e1" table:number-columns-spanned="3" office:value-type="string">
            <text:p text:style-name="P82">Дубл.</text:p>
          </table:table-cell>
          <table:covered-table-cell/>
          <table:covered-table-cell/>
          <table:table-cell table:style-name="Таблица38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O2" table:number-columns-spanned="4" office:value-type="string">
            <text:p text:style-name="P43"><text:s text:c="15"/></text:p>
          </table:table-cell>
          <table:covered-table-cell/>
          <table:covered-table-cell/>
          <table:covered-table-cell/>
          <table:table-cell table:style-name="Таблица38.S2" table:number-columns-spanned="12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e1" table:number-columns-spanned="2" office:value-type="string">
            <text:p text:style-name="P4"/>
          </table:table-cell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office:value-type="string">
            <text:p text:style-name="P43"/>
          </table:table-cell>
        </table:table-row>
        <table:table-row table:style-name="Таблица38.1">
          <table:table-cell table:style-name="Таблица38.e1" table:number-columns-spanned="3" office:value-type="string">
            <text:p text:style-name="P82">Взам.</text:p>
          </table:table-cell>
          <table:covered-table-cell/>
          <table:covered-table-cell/>
          <table:table-cell table:style-name="Таблица38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e1" office:value-type="string">
            <text:p text:style-name="P43"/>
          </table:table-cell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office:value-type="string">
            <text:p text:style-name="P43"/>
          </table:table-cell>
        </table:table-row>
        <table:table-row table:style-name="Таблица38.1">
          <table:table-cell table:style-name="Таблица38.e1" table:number-columns-spanned="3" office:value-type="string">
            <text:p text:style-name="P82">Подл.</text:p>
          </table:table-cell>
          <table:covered-table-cell/>
          <table:covered-table-cell/>
          <table:table-cell table:style-name="Таблица38.e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O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e1" office:value-type="string">
            <text:p text:style-name="P43"/>
          </table:table-cell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office:value-type="string">
            <text:p text:style-name="P43"/>
          </table:table-cell>
        </table:table-row>
        <table:table-row table:style-name="Таблица38.5">
          <table:table-cell table:style-name="Таблица38.e1" table:number-columns-spanned="3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i5" table:number-columns-spanned="6" office:value-type="string">
            <text:h text:style-name="P347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i5" office:value-type="string">
            <text:p text:style-name="P65"/>
          </table:table-cell>
        </table:table-row>
        <table:table-row table:style-name="Таблица38.1">
          <table:table-cell table:style-name="Таблица38.e1" table:number-rows-spanned="3" table:number-columns-spanned="2" office:value-type="string">
            <text:p text:style-name="P107"/>
          </table:table-cell>
          <table:covered-table-cell/>
          <table:table-cell table:style-name="Таблица38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office:value-type="string">
            <text:p text:style-name="P43"/>
          </table:table-cell>
          <table:table-cell table:style-name="Таблица38.e1" office:value-type="string">
            <text:p text:style-name="P43"/>
          </table:table-cell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W7" table:number-columns-spanned="2" office:value-type="string">
            <text:p text:style-name="P43"/>
          </table:table-cell>
          <table:covered-table-cell/>
          <table:table-cell table:style-name="Таблица38.Y7" table:number-columns-spanned="3" office:value-type="string">
            <text:p text:style-name="P43"/>
          </table:table-cell>
          <table:covered-table-cell/>
          <table:covered-table-cell/>
          <table:table-cell table:style-name="Таблица38.b6" table:number-rows-spanned="3" table:number-columns-spanned="10" office:value-type="string">
            <text:h text:style-name="P353" text:outline-level="7"><text:span text:style-name="T161">ЮЕЛИ.333349.001</text:span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l6" table:number-rows-spanned="3" table:number-columns-spanned="4" office:value-type="string">
            <text:h text:style-name="P362" text:outline-level="9"><text:span text:style-name="T164">ПТ-03-2024</text:span> </text:h>
          </table:table-cell>
          <table:covered-table-cell/>
          <table:covered-table-cell/>
          <table:covered-table-cell/>
        </table:table-row>
        <table:table-row table:style-name="Таблица38.1">
          <table:covered-table-cell/>
          <table:covered-table-cell/>
          <table:table-cell table:style-name="Таблица38.e1" table:number-columns-spanned="4" office:value-type="string">
            <text:p text:style-name="P43"/>
          </table:table-cell>
          <table:covered-table-cell/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office:value-type="string">
            <text:p text:style-name="P43"/>
          </table:table-cell>
          <table:table-cell table:style-name="Таблица38.e1" office:value-type="string">
            <text:p text:style-name="P43"/>
          </table:table-cell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W7" table:number-columns-spanned="2" office:value-type="string">
            <text:p text:style-name="P43"/>
          </table:table-cell>
          <table:covered-table-cell/>
          <table:table-cell table:style-name="Таблица38.Y7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8.1">
          <table:covered-table-cell/>
          <table:covered-table-cell/>
          <table:table-cell table:style-name="Таблица38.C8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38.G8" table:number-columns-spanned="2" office:value-type="string">
            <text:p text:style-name="P145"/>
          </table:table-cell>
          <table:covered-table-cell/>
          <table:table-cell table:style-name="Таблица38.I8" table:number-columns-spanned="5" office:value-type="string">
            <text:p text:style-name="P149"><text:s/></text:p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P8" office:value-type="string">
            <text:p text:style-name="P43"/>
          </table:table-cell>
          <table:table-cell table:style-name="Таблица38.e1" office:value-type="string">
            <text:p text:style-name="P43"/>
          </table:table-cell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e1" table:number-columns-spanned="3" office:value-type="string">
            <text:p text:style-name="P43"/>
          </table:table-cell>
          <table:covered-table-cell/>
          <table:covered-table-cell/>
          <table:table-cell table:style-name="Таблица38.e1" table:number-columns-spanned="2" office:value-type="string">
            <text:p text:style-name="P43"/>
          </table:table-cell>
          <table:covered-table-cell/>
          <table:table-cell table:style-name="Таблица38.Y8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8.9">
          <table:table-cell table:style-name="Таблица38.A10" table:number-rows-spanned="2" office:value-type="string">
            <text:p text:style-name="P88"/>
          </table:table-cell>
          <table:table-cell table:style-name="Таблица38.B9" table:number-rows-spanned="2" table:number-columns-spanned="3" office:value-type="string">
            <text:p text:style-name="P304">Цех</text:p>
          </table:table-cell>
          <table:covered-table-cell/>
          <table:covered-table-cell/>
          <table:table-cell table:style-name="Таблица38.B9" table:number-rows-spanned="2" table:number-columns-spanned="3" office:value-type="string">
            <text:p text:style-name="P137">Уч.</text:p>
          </table:table-cell>
          <table:covered-table-cell/>
          <table:covered-table-cell/>
          <table:table-cell table:style-name="Таблица38.B9" table:number-rows-spanned="2" table:number-columns-spanned="3" office:value-type="string">
            <text:p text:style-name="P137">РМ</text:p>
          </table:table-cell>
          <table:covered-table-cell/>
          <table:covered-table-cell/>
          <table:table-cell table:style-name="Таблица38.K9" table:number-rows-spanned="2" office:value-type="string">
            <text:p text:style-name="P137">Опер</text:p>
          </table:table-cell>
          <table:table-cell table:style-name="Таблица38.K9" table:number-rows-spanned="2" table:number-columns-spanned="15" office:value-type="string">
            <text:h text:style-name="P340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B9" table:number-columns-spanned="10" office:value-type="string">
            <text:p text:style-name="P137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k10" table:number-rows-spanned="2" table:number-columns-spanned="5" office:value-type="string">
            <text:p text:style-name="P137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8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B9" table:number-columns-spanned="3" office:value-type="string">
            <text:p text:style-name="P88">Исполн.</text:p>
          </table:table-cell>
          <table:covered-table-cell/>
          <table:covered-table-cell/>
          <table:table-cell table:style-name="Таблица38.B9" table:number-columns-spanned="2" office:value-type="string">
            <text:p text:style-name="P88">Рук. уч.</text:p>
          </table:table-cell>
          <table:covered-table-cell/>
          <table:table-cell table:style-name="Таблица38.B9" table:number-columns-spanned="5" office:value-type="string">
            <text:p text:style-name="P298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<text:span text:style-name="T122">О</text:span>01</text:p>
          </table:table-cell>
          <table:table-cell table:style-name="Таблица38.K9" table:number-columns-spanned="3" office:value-type="string">
            <text:p text:style-name="P245"/>
          </table:table-cell>
          <table:covered-table-cell/>
          <table:covered-table-cell/>
          <table:table-cell table:style-name="Таблица38.E11" table:number-columns-spanned="3" office:value-type="string">
            <text:p text:style-name="P218"/>
          </table:table-cell>
          <table:covered-table-cell/>
          <table:covered-table-cell/>
          <table:table-cell table:style-name="Таблица38.E11" table:number-columns-spanned="3" office:value-type="string">
            <text:p text:style-name="P218"/>
          </table:table-cell>
          <table:covered-table-cell/>
          <table:covered-table-cell/>
          <table:table-cell table:style-name="Таблица38.E11" office:value-type="string">
            <text:p text:style-name="P234"/>
          </table:table-cell>
          <table:table-cell table:style-name="Таблица38.L11" table:number-columns-spanned="15" office:value-type="string">
            <text:p text:style-name="P3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K9" table:number-columns-spanned="3" office:value-type="string">
            <text:p text:style-name="P62"/>
          </table:table-cell>
          <table:covered-table-cell/>
          <table:covered-table-cell/>
          <table:table-cell table:style-name="Таблица38.K9" table:number-columns-spanned="2" office:value-type="string">
            <text:p text:style-name="P10"/>
          </table:table-cell>
          <table:covered-table-cell/>
          <table:table-cell table:style-name="Таблица38.K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02</text:p>
          </table:table-cell>
          <table:table-cell table:style-name="Таблица38.K9" table:number-columns-spanned="3" office:value-type="string">
            <text:p text:style-name="P230"/>
          </table:table-cell>
          <table:covered-table-cell/>
          <table:covered-table-cell/>
          <table:table-cell table:style-name="Таблица38.E11" table:number-columns-spanned="3" office:value-type="string">
            <text:p text:style-name="P230"/>
          </table:table-cell>
          <table:covered-table-cell/>
          <table:covered-table-cell/>
          <table:table-cell table:style-name="Таблица38.E11" table:number-columns-spanned="3" office:value-type="string">
            <text:p text:style-name="P230"/>
          </table:table-cell>
          <table:covered-table-cell/>
          <table:covered-table-cell/>
          <table:table-cell table:style-name="Таблица38.E11" office:value-type="string">
            <text:p text:style-name="P230"/>
          </table:table-cell>
          <table:table-cell table:style-name="Таблица38.L11" table:number-columns-spanned="15" office:value-type="string">
            <text:p text:style-name="P3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70"/>
          </table:table-cell>
          <table:covered-table-cell/>
          <table:covered-table-cell/>
          <table:table-cell table:style-name="Таблица38.a12" table:number-columns-spanned="2" office:value-type="string">
            <text:p text:style-name="P270"/>
          </table:table-cell>
          <table:covered-table-cell/>
          <table:table-cell table:style-name="Таблица38.a12" table:number-columns-spanned="5" office:value-type="string">
            <text:p text:style-name="P270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380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03</text:p>
          </table:table-cell>
          <table:table-cell table:style-name="Таблица38.K9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83"/>
          </table:table-cell>
          <table:covered-table-cell/>
          <table:covered-table-cell/>
          <table:table-cell table:style-name="Таблица38.a12" table:number-columns-spanned="2" office:value-type="string">
            <text:p text:style-name="P283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04</text:p>
          </table:table-cell>
          <table:table-cell table:style-name="Таблица38.K9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83"/>
          </table:table-cell>
          <table:covered-table-cell/>
          <table:covered-table-cell/>
          <table:table-cell table:style-name="Таблица38.a12" table:number-columns-spanned="2" office:value-type="string">
            <text:p text:style-name="P283"/>
          </table:table-cell>
          <table:covered-table-cell/>
          <table:table-cell table:style-name="Таблица38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05</text:p>
          </table:table-cell>
          <table:table-cell table:style-name="Таблица38.K9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75"/>
          </table:table-cell>
          <table:covered-table-cell/>
          <table:covered-table-cell/>
          <table:table-cell table:style-name="Таблица38.a12" table:number-columns-spanned="2" office:value-type="string">
            <text:p text:style-name="P275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06</text:p>
          </table:table-cell>
          <table:table-cell table:style-name="Таблица38.K9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83"/>
          </table:table-cell>
          <table:covered-table-cell/>
          <table:covered-table-cell/>
          <table:table-cell table:style-name="Таблица38.a12" table:number-columns-spanned="2" office:value-type="string">
            <text:p text:style-name="P283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07</text:p>
          </table:table-cell>
          <table:table-cell table:style-name="Таблица38.K9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office:value-type="string">
            <text:p text:style-name="P226"/>
          </table:table-cell>
          <table:table-cell table:style-name="Таблица3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83"/>
          </table:table-cell>
          <table:covered-table-cell/>
          <table:covered-table-cell/>
          <table:table-cell table:style-name="Таблица38.a12" table:number-columns-spanned="2" office:value-type="string">
            <text:p text:style-name="P283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08</text:p>
          </table:table-cell>
          <table:table-cell table:style-name="Таблица38.K9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office:value-type="string">
            <text:p text:style-name="P226"/>
          </table:table-cell>
          <table:table-cell table:style-name="Таблица3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75"/>
          </table:table-cell>
          <table:covered-table-cell/>
          <table:covered-table-cell/>
          <table:table-cell table:style-name="Таблица38.a12" table:number-columns-spanned="2" office:value-type="string">
            <text:p text:style-name="P275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09</text:p>
          </table:table-cell>
          <table:table-cell table:style-name="Таблица38.K9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83"/>
          </table:table-cell>
          <table:covered-table-cell/>
          <table:covered-table-cell/>
          <table:table-cell table:style-name="Таблица38.a12" table:number-columns-spanned="2" office:value-type="string">
            <text:p text:style-name="P283"/>
          </table:table-cell>
          <table:covered-table-cell/>
          <table:table-cell table:style-name="Таблица38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10</text:p>
          </table:table-cell>
          <table:table-cell table:style-name="Таблица38.K9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83"/>
          </table:table-cell>
          <table:covered-table-cell/>
          <table:covered-table-cell/>
          <table:table-cell table:style-name="Таблица38.a12" table:number-columns-spanned="2" office:value-type="string">
            <text:p text:style-name="P283"/>
          </table:table-cell>
          <table:covered-table-cell/>
          <table:table-cell table:style-name="Таблица38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11</text:p>
          </table:table-cell>
          <table:table-cell table:style-name="Таблица38.K9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office:value-type="string">
            <text:p text:style-name="P226"/>
          </table:table-cell>
          <table:table-cell table:style-name="Таблица38.L11" table:number-columns-spanned="15" office:value-type="string">
            <text:p text:style-name="P2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75"/>
          </table:table-cell>
          <table:covered-table-cell/>
          <table:covered-table-cell/>
          <table:table-cell table:style-name="Таблица38.a12" table:number-columns-spanned="2" office:value-type="string">
            <text:p text:style-name="P275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<text:span text:style-name="T137">О</text:span>12</text:p>
          </table:table-cell>
          <table:table-cell table:style-name="Таблица38.K9" table:number-columns-spanned="3" office:value-type="string">
            <text:p text:style-name="P324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office:value-type="string">
            <text:p text:style-name="P248"/>
          </table:table-cell>
          <table:table-cell table:style-name="Таблица38.L11" table:number-columns-spanned="15" office:value-type="string">
            <text:p text:style-name="P4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75"/>
          </table:table-cell>
          <table:covered-table-cell/>
          <table:covered-table-cell/>
          <table:table-cell table:style-name="Таблица38.a12" table:number-columns-spanned="2" office:value-type="string">
            <text:p text:style-name="P275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13</text:p>
          </table:table-cell>
          <table:table-cell table:style-name="Таблица38.K9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office:value-type="string">
            <text:p text:style-name="P226"/>
          </table:table-cell>
          <table:table-cell table:style-name="Таблица38.L11" table:number-columns-spanned="15" office:value-type="string">
            <text:p text:style-name="P4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75"/>
          </table:table-cell>
          <table:covered-table-cell/>
          <table:covered-table-cell/>
          <table:table-cell table:style-name="Таблица38.a12" table:number-columns-spanned="2" office:value-type="string">
            <text:p text:style-name="P275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380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14</text:p>
          </table:table-cell>
          <table:table-cell table:style-name="Таблица38.K9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83"/>
          </table:table-cell>
          <table:covered-table-cell/>
          <table:covered-table-cell/>
          <table:table-cell table:style-name="Таблица38.a12" table:number-columns-spanned="2" office:value-type="string">
            <text:p text:style-name="P283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15</text:p>
          </table:table-cell>
          <table:table-cell table:style-name="Таблица38.K9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83"/>
          </table:table-cell>
          <table:covered-table-cell/>
          <table:covered-table-cell/>
          <table:table-cell table:style-name="Таблица38.a12" table:number-columns-spanned="2" office:value-type="string">
            <text:p text:style-name="P283"/>
          </table:table-cell>
          <table:covered-table-cell/>
          <table:table-cell table:style-name="Таблица38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11">
          <table:table-cell table:style-name="Таблица38.K9" office:value-type="string">
            <text:p text:style-name="P94">16</text:p>
            <text:p text:style-name="P94"/>
          </table:table-cell>
          <table:table-cell table:style-name="Таблица38.K9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table:number-columns-spanned="3" office:value-type="string">
            <text:p text:style-name="P226"/>
          </table:table-cell>
          <table:covered-table-cell/>
          <table:covered-table-cell/>
          <table:table-cell table:style-name="Таблица38.E11" office:value-type="string">
            <text:p text:style-name="P226"/>
          </table:table-cell>
          <table:table-cell table:style-name="Таблица38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12" table:number-columns-spanned="3" office:value-type="string">
            <text:p text:style-name="P275"/>
          </table:table-cell>
          <table:covered-table-cell/>
          <table:covered-table-cell/>
          <table:table-cell table:style-name="Таблица38.a12" table:number-columns-spanned="2" office:value-type="string">
            <text:p text:style-name="P275"/>
          </table:table-cell>
          <table:covered-table-cell/>
          <table:table-cell table:style-name="Таблица3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8.e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Таблица38.27">
          <table:table-cell table:style-name="Таблица38.A27" office:value-type="string">
            <text:p text:style-name="P100">17</text:p>
          </table:table-cell>
          <table:table-cell table:style-name="Таблица38.A27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table:number-columns-spanned="3" office:value-type="string">
            <text:p text:style-name="P222"/>
          </table:table-cell>
          <table:covered-table-cell/>
          <table:covered-table-cell/>
          <table:table-cell table:style-name="Таблица38.E11" office:value-type="string">
            <text:p text:style-name="P222"/>
          </table:table-cell>
          <table:table-cell table:style-name="Таблица38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a27" table:number-columns-spanned="3" office:value-type="string">
            <text:p text:style-name="P283"/>
          </table:table-cell>
          <table:covered-table-cell/>
          <table:covered-table-cell/>
          <table:table-cell table:style-name="Таблица38.a27" table:number-columns-spanned="2" office:value-type="string">
            <text:p text:style-name="P283"/>
          </table:table-cell>
          <table:covered-table-cell/>
          <table:table-cell table:style-name="Таблица38.a27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  <table:table-cell table:style-name="Таблица38.k27" table:number-columns-spanned="5" office:value-type="string">
            <text:p text:style-name="P43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38.28">
          <table:table-cell table:style-name="Таблица38.B9" table:number-columns-spanned="5" office:value-type="string">
            <text:p text:style-name="P128">ПТ</text:p>
          </table:table-cell>
          <table:covered-table-cell/>
          <table:covered-table-cell/>
          <table:covered-table-cell/>
          <table:covered-table-cell/>
          <table:table-cell table:style-name="Таблица38.F28" table:number-columns-spanned="28" office:value-type="string">
            <text:p text:style-name="P12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8.F2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8.n28" table:number-columns-spanned="2" office:value-type="string">
            <text:p text:style-name="P128"/>
          </table:table-cell>
          <table:covered-table-cell/>
        </table:table-row>
      </table:table>
      <text:p text:style-name="P179"/>
      <text:p text:style-name="P179"><text:soft-page-break/>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B"/>
        <table:table-column table:style-name="Таблица40.G"/>
        <table:table-column table:style-name="Таблица40.H"/>
        <table:table-column table:style-name="Таблица40.I"/>
        <table:table-column table:style-name="Таблица40.J"/>
        <table:table-column table:style-name="Таблица40.K"/>
        <table:table-column table:style-name="Таблица40.L"/>
        <table:table-column table:style-name="Таблица40.M"/>
        <table:table-column table:style-name="Таблица40.N"/>
        <table:table-column table:style-name="Таблица40.O"/>
        <table:table-column table:style-name="Таблица40.P"/>
        <table:table-column table:style-name="Таблица40.Q"/>
        <table:table-column table:style-name="Таблица40.R"/>
        <table:table-column table:style-name="Таблица40.S"/>
        <table:table-column table:style-name="Таблица40.T"/>
        <table:table-column table:style-name="Таблица40.U"/>
        <table:table-column table:style-name="Таблица40.V"/>
        <table:table-column table:style-name="Таблица40.W"/>
        <table:table-column table:style-name="Таблица40.X"/>
        <table:table-column table:style-name="Таблица40.Y"/>
        <table:table-column table:style-name="Таблица40.Z"/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B"/>
        <table:table-column table:style-name="Таблица40.L"/>
        <table:table-column table:style-name="Таблица40.i"/>
        <table:table-column table:style-name="Таблица40.j"/>
        <table:table-column table:style-name="Таблица40.k"/>
        <table:table-column table:style-name="Таблица40.l"/>
        <table:table-column table:style-name="Таблица40.m"/>
        <table:table-column table:style-name="Таблица40.j"/>
        <table:table-column table:style-name="Таблица40.o"/>
        <table:table-row table:style-name="Таблица40.1">
          <table:table-cell table:style-name="Таблица40.A1" office:value-type="string">
            <text:p text:style-name="P186"/>
            <text:p text:style-name="P186"/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A1" office:value-type="string">
            <text:p text:style-name="P186"/>
          </table:table-cell>
          <table:table-cell table:style-name="Таблица40.e1" table:number-columns-spanned="2" office:value-type="string">
            <text:p text:style-name="P83"/>
          </table:table-cell>
          <table:covered-table-cell/>
          <table:table-cell table:style-name="Таблица40.e1" table:number-columns-spanned="3" office:value-type="string">
            <text:p text:style-name="P83"/>
          </table:table-cell>
          <table:covered-table-cell/>
          <table:covered-table-cell/>
          <table:table-cell table:style-name="Таблица40.e1" table:number-columns-spanned="3" office:value-type="string">
            <text:p text:style-name="P83"/>
          </table:table-cell>
          <table:covered-table-cell/>
          <table:covered-table-cell/>
          <table:table-cell table:style-name="Таблица40.e1" table:number-columns-spanned="2" office:value-type="string">
            <text:p text:style-name="P83"/>
          </table:table-cell>
          <table:covered-table-cell/>
          <table:table-cell table:style-name="Таблица40.e1" office:value-type="string">
            <text:p text:style-name="P83"/>
          </table:table-cell>
        </table:table-row>
        <table:table-row table:style-name="Таблица40.1">
          <table:table-cell table:style-name="Таблица40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0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0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e1" table:number-columns-spanned="2" office:value-type="string">
            <text:p text:style-name="P5"/>
          </table:table-cell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office:value-type="string">
            <text:p text:style-name="P44"/>
          </table:table-cell>
        </table:table-row>
        <table:table-row table:style-name="Таблица40.1">
          <table:table-cell table:style-name="Таблица40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0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e1" office:value-type="string">
            <text:p text:style-name="P44"/>
          </table:table-cell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office:value-type="string">
            <text:p text:style-name="P44"/>
          </table:table-cell>
        </table:table-row>
        <table:table-row table:style-name="Таблица40.1">
          <table:table-cell table:style-name="Таблица40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0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e1" office:value-type="string">
            <text:p text:style-name="P44"/>
          </table:table-cell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office:value-type="string">
            <text:p text:style-name="P44"/>
          </table:table-cell>
        </table:table-row>
        <table:table-row table:style-name="Таблица40.5">
          <table:table-cell table:style-name="Таблица40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i5" office:value-type="string">
            <text:p text:style-name="P65"/>
          </table:table-cell>
        </table:table-row>
        <table:table-row table:style-name="Таблица40.1">
          <table:table-cell table:style-name="Таблица40.e1" table:number-rows-spanned="3" table:number-columns-spanned="2" office:value-type="string">
            <text:p text:style-name="P108"/>
          </table:table-cell>
          <table:covered-table-cell/>
          <table:table-cell table:style-name="Таблица40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office:value-type="string">
            <text:p text:style-name="P44"/>
          </table:table-cell>
          <table:table-cell table:style-name="Таблица40.e1" office:value-type="string">
            <text:p text:style-name="P44"/>
          </table:table-cell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W6" table:number-columns-spanned="2" office:value-type="string">
            <text:p text:style-name="P44"/>
          </table:table-cell>
          <table:covered-table-cell/>
          <table:table-cell table:style-name="Таблица40.Y6" table:number-columns-spanned="3" office:value-type="string">
            <text:p text:style-name="P44"/>
          </table:table-cell>
          <table:covered-table-cell/>
          <table:covered-table-cell/>
          <table:table-cell table:style-name="Таблица40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0.1">
          <table:covered-table-cell/>
          <table:covered-table-cell/>
          <table:table-cell table:style-name="Таблица40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office:value-type="string">
            <text:p text:style-name="P44"/>
          </table:table-cell>
          <table:table-cell table:style-name="Таблица40.e1" office:value-type="string">
            <text:p text:style-name="P44"/>
          </table:table-cell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W7" table:number-columns-spanned="2" office:value-type="string">
            <text:p text:style-name="P44"/>
          </table:table-cell>
          <table:covered-table-cell/>
          <table:table-cell table:style-name="Таблица40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">
          <table:covered-table-cell/>
          <table:covered-table-cell/>
          <table:table-cell table:style-name="Таблица40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0.G8" table:number-columns-spanned="2" office:value-type="string">
            <text:p text:style-name="P146"/>
          </table:table-cell>
          <table:covered-table-cell/>
          <table:table-cell table:style-name="Таблица40.I8" table:number-columns-spanned="5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P8" office:value-type="string">
            <text:p text:style-name="P44"/>
          </table:table-cell>
          <table:table-cell table:style-name="Таблица40.e1" office:value-type="string">
            <text:p text:style-name="P44"/>
          </table:table-cell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e1" table:number-columns-spanned="3" office:value-type="string">
            <text:p text:style-name="P44"/>
          </table:table-cell>
          <table:covered-table-cell/>
          <table:covered-table-cell/>
          <table:table-cell table:style-name="Таблица40.e1" table:number-columns-spanned="2" office:value-type="string">
            <text:p text:style-name="P44"/>
          </table:table-cell>
          <table:covered-table-cell/>
          <table:table-cell table:style-name="Таблица40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9">
          <table:table-cell table:style-name="Таблица40.A10" table:number-rows-spanned="2" office:value-type="string">
            <text:p text:style-name="P89"/>
          </table:table-cell>
          <table:table-cell table:style-name="Таблица40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0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0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0.K9" table:number-rows-spanned="2" office:value-type="string">
            <text:p text:style-name="P138">Опер</text:p>
          </table:table-cell>
          <table:table-cell table:style-name="Таблица40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k9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0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0.B9" table:number-columns-spanned="2" office:value-type="string">
            <text:p text:style-name="P89">Рук. уч.</text:p>
          </table:table-cell>
          <table:covered-table-cell/>
          <table:table-cell table:style-name="Таблица40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01</text:p>
          </table:table-cell>
          <table:table-cell table:style-name="Таблица40.K9" table:number-columns-spanned="3" office:value-type="string">
            <text:p text:style-name="P245"/>
          </table:table-cell>
          <table:covered-table-cell/>
          <table:covered-table-cell/>
          <table:table-cell table:style-name="Таблица40.E11" table:number-columns-spanned="3" office:value-type="string">
            <text:p text:style-name="P219"/>
          </table:table-cell>
          <table:covered-table-cell/>
          <table:covered-table-cell/>
          <table:table-cell table:style-name="Таблица40.E11" table:number-columns-spanned="3" office:value-type="string">
            <text:p text:style-name="P219"/>
          </table:table-cell>
          <table:covered-table-cell/>
          <table:covered-table-cell/>
          <table:table-cell table:style-name="Таблица40.E11" office:value-type="string">
            <text:p text:style-name="P235"/>
          </table:table-cell>
          <table:table-cell table:style-name="Таблица4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K9" table:number-columns-spanned="3" office:value-type="string">
            <text:p text:style-name="P283"/>
          </table:table-cell>
          <table:covered-table-cell/>
          <table:covered-table-cell/>
          <table:table-cell table:style-name="Таблица40.K9" table:number-columns-spanned="2" office:value-type="string">
            <text:p text:style-name="P283"/>
          </table:table-cell>
          <table:covered-table-cell/>
          <table:table-cell table:style-name="Таблица40.K9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02</text:p>
          </table:table-cell>
          <table:table-cell table:style-name="Таблица40.K9" table:number-columns-spanned="3" office:value-type="string">
            <text:p text:style-name="P231"/>
          </table:table-cell>
          <table:covered-table-cell/>
          <table:covered-table-cell/>
          <table:table-cell table:style-name="Таблица40.E11" table:number-columns-spanned="3" office:value-type="string">
            <text:p text:style-name="P231"/>
          </table:table-cell>
          <table:covered-table-cell/>
          <table:covered-table-cell/>
          <table:table-cell table:style-name="Таблица40.E11" table:number-columns-spanned="3" office:value-type="string">
            <text:p text:style-name="P231"/>
          </table:table-cell>
          <table:covered-table-cell/>
          <table:covered-table-cell/>
          <table:table-cell table:style-name="Таблица40.E11" office:value-type="string">
            <text:p text:style-name="P231"/>
          </table:table-cell>
          <table:table-cell table:style-name="Таблица4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75"/>
          </table:table-cell>
          <table:covered-table-cell/>
          <table:covered-table-cell/>
          <table:table-cell table:style-name="Таблица40.a12" table:number-columns-spanned="2" office:value-type="string">
            <text:p text:style-name="P275"/>
          </table:table-cell>
          <table:covered-table-cell/>
          <table:table-cell table:style-name="Таблица40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03</text:p>
          </table:table-cell>
          <table:table-cell table:style-name="Таблица40.K9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23"/>
          </table:table-cell>
          <table:table-cell table:style-name="Таблица4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83"/>
          </table:table-cell>
          <table:covered-table-cell/>
          <table:covered-table-cell/>
          <table:table-cell table:style-name="Таблица40.a12" table:number-columns-spanned="2" office:value-type="string">
            <text:p text:style-name="P283"/>
          </table:table-cell>
          <table:covered-table-cell/>
          <table:table-cell table:style-name="Таблица40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04</text:p>
          </table:table-cell>
          <table:table-cell table:style-name="Таблица40.K9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23"/>
          </table:table-cell>
          <table:table-cell table:style-name="Таблица4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83"/>
          </table:table-cell>
          <table:covered-table-cell/>
          <table:covered-table-cell/>
          <table:table-cell table:style-name="Таблица40.a12" table:number-columns-spanned="2" office:value-type="string">
            <text:p text:style-name="P283"/>
          </table:table-cell>
          <table:covered-table-cell/>
          <table:table-cell table:style-name="Таблица40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05</text:p>
          </table:table-cell>
          <table:table-cell table:style-name="Таблица40.K9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23"/>
          </table:table-cell>
          <table:table-cell table:style-name="Таблица40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76"/>
          </table:table-cell>
          <table:covered-table-cell/>
          <table:covered-table-cell/>
          <table:table-cell table:style-name="Таблица40.a12" table:number-columns-spanned="2" office:value-type="string">
            <text:p text:style-name="P276"/>
          </table:table-cell>
          <table:covered-table-cell/>
          <table:table-cell table:style-name="Таблица40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<text:span text:style-name="T137">О</text:span>06</text:p>
          </table:table-cell>
          <table:table-cell table:style-name="Таблица40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38"><text:span text:style-name="T149"/></text:p>
          </table:table-cell>
          <table:table-cell table:style-name="Таблица40.L11" table:number-columns-spanned="15" office:value-type="string">
            <text:p text:style-name="P259"><text:span text:style-name="T6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76"/>
          </table:table-cell>
          <table:covered-table-cell/>
          <table:covered-table-cell/>
          <table:table-cell table:style-name="Таблица40.a12" table:number-columns-spanned="2" office:value-type="string">
            <text:p text:style-name="P276"/>
          </table:table-cell>
          <table:covered-table-cell/>
          <table:table-cell table:style-name="Таблица40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07</text:p>
          </table:table-cell>
          <table:table-cell table:style-name="Таблица40.K9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office:value-type="string">
            <text:p text:style-name="P227"/>
          </table:table-cell>
          <table:table-cell table:style-name="Таблица40.L11" table:number-columns-spanned="15" office:value-type="string">
            <text:p text:style-name="P255"><text:span text:style-name="T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76"/>
          </table:table-cell>
          <table:covered-table-cell/>
          <table:covered-table-cell/>
          <table:table-cell table:style-name="Таблица40.a12" table:number-columns-spanned="2" office:value-type="string">
            <text:p text:style-name="P276"/>
          </table:table-cell>
          <table:covered-table-cell/>
          <table:table-cell table:style-name="Таблица40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08</text:p>
          </table:table-cell>
          <table:table-cell table:style-name="Таблица40.K9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office:value-type="string">
            <text:p text:style-name="P227"/>
          </table:table-cell>
          <table:table-cell table:style-name="Таблица40.L11" table:number-columns-spanned="15" office:value-type="string">
            <text:p text:style-name="P255"><text:span text:style-name="T1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83"/>
          </table:table-cell>
          <table:covered-table-cell/>
          <table:covered-table-cell/>
          <table:table-cell table:style-name="Таблица40.a12" table:number-columns-spanned="2" office:value-type="string">
            <text:p text:style-name="P283"/>
          </table:table-cell>
          <table:covered-table-cell/>
          <table:table-cell table:style-name="Таблица40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09</text:p>
          </table:table-cell>
          <table:table-cell table:style-name="Таблица40.K9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23"/>
          </table:table-cell>
          <table:table-cell table:style-name="Таблица40.L11" table:number-columns-spanned="15" office:value-type="string">
            <text:p text:style-name="P259"><text:span text:style-name="T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83"/>
          </table:table-cell>
          <table:covered-table-cell/>
          <table:covered-table-cell/>
          <table:table-cell table:style-name="Таблица40.a12" table:number-columns-spanned="2" office:value-type="string">
            <text:p text:style-name="P283"/>
          </table:table-cell>
          <table:covered-table-cell/>
          <table:table-cell table:style-name="Таблица40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10</text:p>
          </table:table-cell>
          <table:table-cell table:style-name="Таблица40.K9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23"/>
          </table:table-cell>
          <table:table-cell table:style-name="Таблица40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75"/>
          </table:table-cell>
          <table:covered-table-cell/>
          <table:covered-table-cell/>
          <table:table-cell table:style-name="Таблица40.a12" table:number-columns-spanned="2" office:value-type="string">
            <text:p text:style-name="P275"/>
          </table:table-cell>
          <table:covered-table-cell/>
          <table:table-cell table:style-name="Таблица40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11</text:p>
          </table:table-cell>
          <table:table-cell table:style-name="Таблица40.K9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office:value-type="string">
            <text:p text:style-name="P227"/>
          </table:table-cell>
          <table:table-cell table:style-name="Таблица40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83"/>
          </table:table-cell>
          <table:covered-table-cell/>
          <table:covered-table-cell/>
          <table:table-cell table:style-name="Таблица40.a12" table:number-columns-spanned="2" office:value-type="string">
            <text:p text:style-name="P283"/>
          </table:table-cell>
          <table:covered-table-cell/>
          <table:table-cell table:style-name="Таблица40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12</text:p>
          </table:table-cell>
          <table:table-cell table:style-name="Таблица40.K9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office:value-type="string">
            <text:p text:style-name="P227"/>
          </table:table-cell>
          <table:table-cell table:style-name="Таблица4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83"/>
          </table:table-cell>
          <table:covered-table-cell/>
          <table:covered-table-cell/>
          <table:table-cell table:style-name="Таблица40.a12" table:number-columns-spanned="2" office:value-type="string">
            <text:p text:style-name="P283"/>
          </table:table-cell>
          <table:covered-table-cell/>
          <table:table-cell table:style-name="Таблица40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13</text:p>
          </table:table-cell>
          <table:table-cell table:style-name="Таблица40.K9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office:value-type="string">
            <text:p text:style-name="P227"/>
          </table:table-cell>
          <table:table-cell table:style-name="Таблица4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75"/>
          </table:table-cell>
          <table:covered-table-cell/>
          <table:covered-table-cell/>
          <table:table-cell table:style-name="Таблица40.a12" table:number-columns-spanned="2" office:value-type="string">
            <text:p text:style-name="P275"/>
          </table:table-cell>
          <table:covered-table-cell/>
          <table:table-cell table:style-name="Таблица40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14</text:p>
          </table:table-cell>
          <table:table-cell table:style-name="Таблица40.K9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23"/>
          </table:table-cell>
          <table:table-cell table:style-name="Таблица4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83"/>
          </table:table-cell>
          <table:covered-table-cell/>
          <table:covered-table-cell/>
          <table:table-cell table:style-name="Таблица40.a12" table:number-columns-spanned="2" office:value-type="string">
            <text:p text:style-name="P283"/>
          </table:table-cell>
          <table:covered-table-cell/>
          <table:table-cell table:style-name="Таблица40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15</text:p>
          </table:table-cell>
          <table:table-cell table:style-name="Таблица40.K9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23"/>
          </table:table-cell>
          <table:table-cell table:style-name="Таблица40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83"/>
          </table:table-cell>
          <table:covered-table-cell/>
          <table:covered-table-cell/>
          <table:table-cell table:style-name="Таблица40.a12" table:number-columns-spanned="2" office:value-type="string">
            <text:p text:style-name="P283"/>
          </table:table-cell>
          <table:covered-table-cell/>
          <table:table-cell table:style-name="Таблица40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K9" office:value-type="string">
            <text:p text:style-name="P95">16</text:p>
            <text:p text:style-name="P95"/>
          </table:table-cell>
          <table:table-cell table:style-name="Таблица40.K9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table:number-columns-spanned="3" office:value-type="string">
            <text:p text:style-name="P227"/>
          </table:table-cell>
          <table:covered-table-cell/>
          <table:covered-table-cell/>
          <table:table-cell table:style-name="Таблица40.E11" office:value-type="string">
            <text:p text:style-name="P227"/>
          </table:table-cell>
          <table:table-cell table:style-name="Таблица40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12" table:number-columns-spanned="3" office:value-type="string">
            <text:p text:style-name="P276"/>
          </table:table-cell>
          <table:covered-table-cell/>
          <table:covered-table-cell/>
          <table:table-cell table:style-name="Таблица40.a12" table:number-columns-spanned="2" office:value-type="string">
            <text:p text:style-name="P276"/>
          </table:table-cell>
          <table:covered-table-cell/>
          <table:table-cell table:style-name="Таблица40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0.e1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40.11">
          <table:table-cell table:style-name="Таблица40.A27" office:value-type="string">
            <text:p text:style-name="P101">17</text:p>
          </table:table-cell>
          <table:table-cell table:style-name="Таблица40.A27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table:number-columns-spanned="3" office:value-type="string">
            <text:p text:style-name="P223"/>
          </table:table-cell>
          <table:covered-table-cell/>
          <table:covered-table-cell/>
          <table:table-cell table:style-name="Таблица40.E11" office:value-type="string">
            <text:p text:style-name="P223"/>
          </table:table-cell>
          <table:table-cell table:style-name="Таблица40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a27" table:number-columns-spanned="3" office:value-type="string">
            <text:p text:style-name="P54"/>
          </table:table-cell>
          <table:covered-table-cell/>
          <table:covered-table-cell/>
          <table:table-cell table:style-name="Таблица40.a27" table:number-columns-spanned="2" office:value-type="string">
            <text:p text:style-name="P54"/>
          </table:table-cell>
          <table:covered-table-cell/>
          <table:table-cell table:style-name="Таблица40.a27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40.k27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0.28">
          <table:table-cell table:style-name="Таблица40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0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0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0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column table:style-name="Таблица41.B"/>
        <table:table-column table:style-name="Таблица41.G"/>
        <table:table-column table:style-name="Таблица41.H"/>
        <table:table-column table:style-name="Таблица41.I"/>
        <table:table-column table:style-name="Таблица41.J"/>
        <table:table-column table:style-name="Таблица41.K"/>
        <table:table-column table:style-name="Таблица41.L"/>
        <table:table-column table:style-name="Таблица41.M"/>
        <table:table-column table:style-name="Таблица41.N"/>
        <table:table-column table:style-name="Таблица41.O"/>
        <table:table-column table:style-name="Таблица41.P"/>
        <table:table-column table:style-name="Таблица41.Q"/>
        <table:table-column table:style-name="Таблица41.R"/>
        <table:table-column table:style-name="Таблица41.S"/>
        <table:table-column table:style-name="Таблица41.T"/>
        <table:table-column table:style-name="Таблица41.U"/>
        <table:table-column table:style-name="Таблица41.V"/>
        <table:table-column table:style-name="Таблица41.W"/>
        <table:table-column table:style-name="Таблица41.X"/>
        <table:table-column table:style-name="Таблица41.Y"/>
        <table:table-column table:style-name="Таблица41.Z"/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column table:style-name="Таблица41.f"/>
        <table:table-column table:style-name="Таблица41.B"/>
        <table:table-column table:style-name="Таблица41.L"/>
        <table:table-column table:style-name="Таблица41.i"/>
        <table:table-column table:style-name="Таблица41.j"/>
        <table:table-column table:style-name="Таблица41.k"/>
        <table:table-column table:style-name="Таблица41.l"/>
        <table:table-column table:style-name="Таблица41.m"/>
        <table:table-column table:style-name="Таблица41.j"/>
        <table:table-column table:style-name="Таблица41.o"/>
        <table:table-row table:style-name="Таблица41.1"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A1" office:value-type="string">
            <text:p text:style-name="P186"/>
          </table:table-cell>
          <table:table-cell table:style-name="Таблица41.e1" table:number-columns-spanned="2" office:value-type="string">
            <text:p text:style-name="P83"/>
          </table:table-cell>
          <table:covered-table-cell/>
          <table:table-cell table:style-name="Таблица41.e1" table:number-columns-spanned="3" office:value-type="string">
            <text:p text:style-name="P83"/>
          </table:table-cell>
          <table:covered-table-cell/>
          <table:covered-table-cell/>
          <table:table-cell table:style-name="Таблица41.e1" table:number-columns-spanned="3" office:value-type="string">
            <text:p text:style-name="P83"/>
          </table:table-cell>
          <table:covered-table-cell/>
          <table:covered-table-cell/>
          <table:table-cell table:style-name="Таблица41.e1" table:number-columns-spanned="2" office:value-type="string">
            <text:p text:style-name="P83"/>
          </table:table-cell>
          <table:covered-table-cell/>
          <table:table-cell table:style-name="Таблица41.e1" office:value-type="string">
            <text:p text:style-name="P83"/>
          </table:table-cell>
        </table:table-row>
        <table:table-row table:style-name="Таблица41.1">
          <table:table-cell table:style-name="Таблица41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1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1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e1" table:number-columns-spanned="2" office:value-type="string">
            <text:p text:style-name="P5"/>
          </table:table-cell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office:value-type="string">
            <text:p text:style-name="P44"/>
          </table:table-cell>
        </table:table-row>
        <table:table-row table:style-name="Таблица41.1">
          <table:table-cell table:style-name="Таблица41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1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1.e1" office:value-type="string">
            <text:p text:style-name="P44"/>
          </table:table-cell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office:value-type="string">
            <text:p text:style-name="P44"/>
          </table:table-cell>
        </table:table-row>
        <table:table-row table:style-name="Таблица41.1">
          <table:table-cell table:style-name="Таблица41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1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1.e1" office:value-type="string">
            <text:p text:style-name="P44"/>
          </table:table-cell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office:value-type="string">
            <text:p text:style-name="P44"/>
          </table:table-cell>
        </table:table-row>
        <table:table-row table:style-name="Таблица41.5">
          <table:table-cell table:style-name="Таблица41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1.i5" office:value-type="string">
            <text:p text:style-name="P65"/>
          </table:table-cell>
        </table:table-row>
        <table:table-row table:style-name="Таблица41.1">
          <table:table-cell table:style-name="Таблица41.e1" table:number-rows-spanned="3" table:number-columns-spanned="2" office:value-type="string">
            <text:p text:style-name="P108"/>
          </table:table-cell>
          <table:covered-table-cell/>
          <table:table-cell table:style-name="Таблица41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office:value-type="string">
            <text:p text:style-name="P44"/>
          </table:table-cell>
          <table:table-cell table:style-name="Таблица41.e1" office:value-type="string">
            <text:p text:style-name="P44"/>
          </table:table-cell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W7" table:number-columns-spanned="2" office:value-type="string">
            <text:p text:style-name="P44"/>
          </table:table-cell>
          <table:covered-table-cell/>
          <table:table-cell table:style-name="Таблица41.Y7" table:number-columns-spanned="3" office:value-type="string">
            <text:p text:style-name="P44"/>
          </table:table-cell>
          <table:covered-table-cell/>
          <table:covered-table-cell/>
          <table:table-cell table:style-name="Таблица41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1.1">
          <table:covered-table-cell/>
          <table:covered-table-cell/>
          <table:table-cell table:style-name="Таблица41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office:value-type="string">
            <text:p text:style-name="P44"/>
          </table:table-cell>
          <table:table-cell table:style-name="Таблица41.e1" office:value-type="string">
            <text:p text:style-name="P44"/>
          </table:table-cell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W7" table:number-columns-spanned="2" office:value-type="string">
            <text:p text:style-name="P44"/>
          </table:table-cell>
          <table:covered-table-cell/>
          <table:table-cell table:style-name="Таблица41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1.1">
          <table:covered-table-cell/>
          <table:covered-table-cell/>
          <table:table-cell table:style-name="Таблица41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1.G8" table:number-columns-spanned="2" office:value-type="string">
            <text:p text:style-name="P146"/>
          </table:table-cell>
          <table:covered-table-cell/>
          <table:table-cell table:style-name="Таблица41.I8" table:number-columns-spanned="5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P8" office:value-type="string">
            <text:p text:style-name="P44"/>
          </table:table-cell>
          <table:table-cell table:style-name="Таблица41.e1" office:value-type="string">
            <text:p text:style-name="P44"/>
          </table:table-cell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e1" table:number-columns-spanned="3" office:value-type="string">
            <text:p text:style-name="P44"/>
          </table:table-cell>
          <table:covered-table-cell/>
          <table:covered-table-cell/>
          <table:table-cell table:style-name="Таблица41.e1" table:number-columns-spanned="2" office:value-type="string">
            <text:p text:style-name="P44"/>
          </table:table-cell>
          <table:covered-table-cell/>
          <table:table-cell table:style-name="Таблица41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1.9">
          <table:table-cell table:style-name="Таблица41.A10" table:number-rows-spanned="2" office:value-type="string">
            <text:p text:style-name="P89"/>
          </table:table-cell>
          <table:table-cell table:style-name="Таблица41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1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1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1.K9" table:number-rows-spanned="2" office:value-type="string">
            <text:p text:style-name="P138">Опер</text:p>
          </table:table-cell>
          <table:table-cell table:style-name="Таблица41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k10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1.B9" table:number-columns-spanned="2" office:value-type="string">
            <text:p text:style-name="P89">Рук. уч.</text:p>
          </table:table-cell>
          <table:covered-table-cell/>
          <table:table-cell table:style-name="Таблица41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<text:span text:style-name="T137">О</text:span>01</text:p>
          </table:table-cell>
          <table:table-cell table:style-name="Таблица41.K9" table:number-columns-spanned="3" office:value-type="string">
            <text:p text:style-name="P245"/>
          </table:table-cell>
          <table:covered-table-cell/>
          <table:covered-table-cell/>
          <table:table-cell table:style-name="Таблица41.E11" table:number-columns-spanned="3" office:value-type="string">
            <text:p text:style-name="P219"/>
          </table:table-cell>
          <table:covered-table-cell/>
          <table:covered-table-cell/>
          <table:table-cell table:style-name="Таблица41.E11" table:number-columns-spanned="3" office:value-type="string">
            <text:p text:style-name="P219"/>
          </table:table-cell>
          <table:covered-table-cell/>
          <table:covered-table-cell/>
          <table:table-cell table:style-name="Таблица41.E11" office:value-type="string">
            <text:p text:style-name="P235"/>
          </table:table-cell>
          <table:table-cell table:style-name="Таблица41.L11" table:number-columns-spanned="15" office:value-type="string">
            <text:p text:style-name="P262"><text:span text:style-name="T6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K9" table:number-columns-spanned="3" office:value-type="string">
            <text:p text:style-name="P63"/>
          </table:table-cell>
          <table:covered-table-cell/>
          <table:covered-table-cell/>
          <table:table-cell table:style-name="Таблица41.K9" table:number-columns-spanned="2" office:value-type="string">
            <text:p text:style-name="P11"/>
          </table:table-cell>
          <table:covered-table-cell/>
          <table:table-cell table:style-name="Таблица41.K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02</text:p>
          </table:table-cell>
          <table:table-cell table:style-name="Таблица41.K9" table:number-columns-spanned="3" office:value-type="string">
            <text:p text:style-name="P231"/>
          </table:table-cell>
          <table:covered-table-cell/>
          <table:covered-table-cell/>
          <table:table-cell table:style-name="Таблица41.E11" table:number-columns-spanned="3" office:value-type="string">
            <text:p text:style-name="P231"/>
          </table:table-cell>
          <table:covered-table-cell/>
          <table:covered-table-cell/>
          <table:table-cell table:style-name="Таблица41.E11" table:number-columns-spanned="3" office:value-type="string">
            <text:p text:style-name="P231"/>
          </table:table-cell>
          <table:covered-table-cell/>
          <table:covered-table-cell/>
          <table:table-cell table:style-name="Таблица41.E11" office:value-type="string">
            <text:p text:style-name="P231"/>
          </table:table-cell>
          <table:table-cell table:style-name="Таблица41.L11" table:number-columns-spanned="15" office:value-type="string">
            <text:p text:style-name="P268"><text:span text:style-name="T6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71"/>
          </table:table-cell>
          <table:covered-table-cell/>
          <table:covered-table-cell/>
          <table:table-cell table:style-name="Таблица41.a12" table:number-columns-spanned="2" office:value-type="string">
            <text:p text:style-name="P271"/>
          </table:table-cell>
          <table:covered-table-cell/>
          <table:table-cell table:style-name="Таблица41.a12" table:number-columns-spanned="5" office:value-type="string">
            <text:p text:style-name="P271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03</text:p>
          </table:table-cell>
          <table:table-cell table:style-name="Таблица41.K9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23"/>
          </table:table-cell>
          <table:table-cell table:style-name="Таблица41.L11" table:number-columns-spanned="15" office:value-type="string">
            <text:p text:style-name="P259"><text:span text:style-name="T10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76"/>
          </table:table-cell>
          <table:covered-table-cell/>
          <table:covered-table-cell/>
          <table:table-cell table:style-name="Таблица41.a12" table:number-columns-spanned="2" office:value-type="string">
            <text:p text:style-name="P276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04</text:p>
          </table:table-cell>
          <table:table-cell table:style-name="Таблица41.K9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23"/>
          </table:table-cell>
          <table:table-cell table:style-name="Таблица41.L11" table:number-columns-spanned="15" office:value-type="string">
            <text:p text:style-name="P260"><text:span text:style-name="T6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76"/>
          </table:table-cell>
          <table:covered-table-cell/>
          <table:covered-table-cell/>
          <table:table-cell table:style-name="Таблица41.a12" table:number-columns-spanned="2" office:value-type="string">
            <text:p text:style-name="P276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05</text:p>
          </table:table-cell>
          <table:table-cell table:style-name="Таблица41.K9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23"/>
          </table:table-cell>
          <table:table-cell table:style-name="Таблица41.L11" table:number-columns-spanned="15" office:value-type="string">
            <text:p text:style-name="P260"><text:span text:style-name="T1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84"/>
          </table:table-cell>
          <table:covered-table-cell/>
          <table:covered-table-cell/>
          <table:table-cell table:style-name="Таблица41.a12" table:number-columns-spanned="2" office:value-type="string">
            <text:p text:style-name="P284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06</text:p>
          </table:table-cell>
          <table:table-cell table:style-name="Таблица41.K9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23"/>
          </table:table-cell>
          <table:table-cell table:style-name="Таблица41.L11" table:number-columns-spanned="15" office:value-type="string">
            <text:p text:style-name="P260"><text:span text:style-name="T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84"/>
          </table:table-cell>
          <table:covered-table-cell/>
          <table:covered-table-cell/>
          <table:table-cell table:style-name="Таблица41.a12" table:number-columns-spanned="2" office:value-type="string">
            <text:p text:style-name="P284"/>
          </table:table-cell>
          <table:covered-table-cell/>
          <table:table-cell table:style-name="Таблица41.a12" table:number-columns-spanned="5" office:value-type="string">
            <text:p text:style-name="P284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07</text:p>
          </table:table-cell>
          <table:table-cell table:style-name="Таблица41.K9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office:value-type="string">
            <text:p text:style-name="P227"/>
          </table:table-cell>
          <table:table-cell table:style-name="Таблица41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75"/>
          </table:table-cell>
          <table:covered-table-cell/>
          <table:covered-table-cell/>
          <table:table-cell table:style-name="Таблица41.a12" table:number-columns-spanned="2" office:value-type="string">
            <text:p text:style-name="P275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08</text:p>
          </table:table-cell>
          <table:table-cell table:style-name="Таблица41.K9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office:value-type="string">
            <text:p text:style-name="P227"/>
          </table:table-cell>
          <table:table-cell table:style-name="Таблица41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83"/>
          </table:table-cell>
          <table:covered-table-cell/>
          <table:covered-table-cell/>
          <table:table-cell table:style-name="Таблица41.a12" table:number-columns-spanned="2" office:value-type="string">
            <text:p text:style-name="P283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09</text:p>
          </table:table-cell>
          <table:table-cell table:style-name="Таблица41.K9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23"/>
          </table:table-cell>
          <table:table-cell table:style-name="Таблица4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83"/>
          </table:table-cell>
          <table:covered-table-cell/>
          <table:covered-table-cell/>
          <table:table-cell table:style-name="Таблица41.a12" table:number-columns-spanned="2" office:value-type="string">
            <text:p text:style-name="P283"/>
          </table:table-cell>
          <table:covered-table-cell/>
          <table:table-cell table:style-name="Таблица41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10</text:p>
          </table:table-cell>
          <table:table-cell table:style-name="Таблица41.K9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23"/>
          </table:table-cell>
          <table:table-cell table:style-name="Таблица4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75"/>
          </table:table-cell>
          <table:covered-table-cell/>
          <table:covered-table-cell/>
          <table:table-cell table:style-name="Таблица41.a12" table:number-columns-spanned="2" office:value-type="string">
            <text:p text:style-name="P275"/>
          </table:table-cell>
          <table:covered-table-cell/>
          <table:table-cell table:style-name="Таблица41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11</text:p>
          </table:table-cell>
          <table:table-cell table:style-name="Таблица41.K9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office:value-type="string">
            <text:p text:style-name="P227"/>
          </table:table-cell>
          <table:table-cell table:style-name="Таблица4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83"/>
          </table:table-cell>
          <table:covered-table-cell/>
          <table:covered-table-cell/>
          <table:table-cell table:style-name="Таблица41.a12" table:number-columns-spanned="2" office:value-type="string">
            <text:p text:style-name="P283"/>
          </table:table-cell>
          <table:covered-table-cell/>
          <table:table-cell table:style-name="Таблица41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12</text:p>
          </table:table-cell>
          <table:table-cell table:style-name="Таблица41.K9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office:value-type="string">
            <text:p text:style-name="P227"/>
          </table:table-cell>
          <table:table-cell table:style-name="Таблица41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83"/>
          </table:table-cell>
          <table:covered-table-cell/>
          <table:covered-table-cell/>
          <table:table-cell table:style-name="Таблица41.a12" table:number-columns-spanned="2" office:value-type="string">
            <text:p text:style-name="P283"/>
          </table:table-cell>
          <table:covered-table-cell/>
          <table:table-cell table:style-name="Таблица41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13</text:p>
          </table:table-cell>
          <table:table-cell table:style-name="Таблица41.K9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office:value-type="string">
            <text:p text:style-name="P227"/>
          </table:table-cell>
          <table:table-cell table:style-name="Таблица41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76"/>
          </table:table-cell>
          <table:covered-table-cell/>
          <table:covered-table-cell/>
          <table:table-cell table:style-name="Таблица41.a12" table:number-columns-spanned="2" office:value-type="string">
            <text:p text:style-name="P276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<text:span text:style-name="T137">О</text:span>14</text:p>
          </table:table-cell>
          <table:table-cell table:style-name="Таблица41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38"/>
          </table:table-cell>
          <table:table-cell table:style-name="Таблица41.L11" table:number-columns-spanned="15" office:value-type="string">
            <text:p text:style-name="P25"><text:span text:style-name="T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76"/>
          </table:table-cell>
          <table:covered-table-cell/>
          <table:covered-table-cell/>
          <table:table-cell table:style-name="Таблица41.a12" table:number-columns-spanned="2" office:value-type="string">
            <text:p text:style-name="P276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15</text:p>
          </table:table-cell>
          <table:table-cell table:style-name="Таблица41.K9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23"/>
          </table:table-cell>
          <table:table-cell table:style-name="Таблица41.L11" table:number-columns-spanned="15" office:value-type="string">
            <text:p text:style-name="P260"><text:span text:style-name="T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76"/>
          </table:table-cell>
          <table:covered-table-cell/>
          <table:covered-table-cell/>
          <table:table-cell table:style-name="Таблица41.a12" table:number-columns-spanned="2" office:value-type="string">
            <text:p text:style-name="P276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K9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K9" office:value-type="string">
            <text:p text:style-name="P95">16</text:p>
            <text:p text:style-name="P95"/>
          </table:table-cell>
          <table:table-cell table:style-name="Таблица41.K9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table:number-columns-spanned="3" office:value-type="string">
            <text:p text:style-name="P227"/>
          </table:table-cell>
          <table:covered-table-cell/>
          <table:covered-table-cell/>
          <table:table-cell table:style-name="Таблица41.E11" office:value-type="string">
            <text:p text:style-name="P227"/>
          </table:table-cell>
          <table:table-cell table:style-name="Таблица41.L11" table:number-columns-spanned="15" office:value-type="string">
            <text:p text:style-name="P256"><text:span text:style-name="T1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12" table:number-columns-spanned="3" office:value-type="string">
            <text:p text:style-name="P284"/>
          </table:table-cell>
          <table:covered-table-cell/>
          <table:covered-table-cell/>
          <table:table-cell table:style-name="Таблица41.a12" table:number-columns-spanned="2" office:value-type="string">
            <text:p text:style-name="P284"/>
          </table:table-cell>
          <table:covered-table-cell/>
          <table:table-cell table:style-name="Таблица41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1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1.11">
          <table:table-cell table:style-name="Таблица41.A27" office:value-type="string">
            <text:p text:style-name="P101">17</text:p>
          </table:table-cell>
          <table:table-cell table:style-name="Таблица41.A27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table:number-columns-spanned="3" office:value-type="string">
            <text:p text:style-name="P223"/>
          </table:table-cell>
          <table:covered-table-cell/>
          <table:covered-table-cell/>
          <table:table-cell table:style-name="Таблица41.E11" office:value-type="string">
            <text:p text:style-name="P223"/>
          </table:table-cell>
          <table:table-cell table:style-name="Таблица41.L11" table:number-columns-spanned="15" office:value-type="string">
            <text:p text:style-name="P260"><text:span text:style-name="T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a27" table:number-columns-spanned="3" office:value-type="string">
            <text:p text:style-name="P66"/>
          </table:table-cell>
          <table:covered-table-cell/>
          <table:covered-table-cell/>
          <table:table-cell table:style-name="Таблица41.a27" table:number-columns-spanned="2" office:value-type="string">
            <text:p text:style-name="P66"/>
          </table:table-cell>
          <table:covered-table-cell/>
          <table:table-cell table:style-name="Таблица41.a27" table:number-columns-spanned="5" office:value-type="string">
            <text:p text:style-name="P66"/>
          </table:table-cell>
          <table:covered-table-cell/>
          <table:covered-table-cell/>
          <table:covered-table-cell/>
          <table:covered-table-cell/>
          <table:table-cell table:style-name="Таблица41.k27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41.28">
          <table:table-cell table:style-name="Таблица41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1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1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1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B"/>
        <table:table-column table:style-name="Таблица42.G"/>
        <table:table-column table:style-name="Таблица42.H"/>
        <table:table-column table:style-name="Таблица42.I"/>
        <table:table-column table:style-name="Таблица42.J"/>
        <table:table-column table:style-name="Таблица42.K"/>
        <table:table-column table:style-name="Таблица42.L"/>
        <table:table-column table:style-name="Таблица42.M"/>
        <table:table-column table:style-name="Таблица42.N"/>
        <table:table-column table:style-name="Таблица42.O"/>
        <table:table-column table:style-name="Таблица42.P"/>
        <table:table-column table:style-name="Таблица42.Q"/>
        <table:table-column table:style-name="Таблица42.R"/>
        <table:table-column table:style-name="Таблица42.S"/>
        <table:table-column table:style-name="Таблица42.T"/>
        <table:table-column table:style-name="Таблица42.U"/>
        <table:table-column table:style-name="Таблица42.V"/>
        <table:table-column table:style-name="Таблица42.W"/>
        <table:table-column table:style-name="Таблица42.X"/>
        <table:table-column table:style-name="Таблица42.Y"/>
        <table:table-column table:style-name="Таблица42.Z"/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column table:style-name="Таблица42.B"/>
        <table:table-column table:style-name="Таблица42.L"/>
        <table:table-column table:style-name="Таблица42.i"/>
        <table:table-column table:style-name="Таблица42.j"/>
        <table:table-column table:style-name="Таблица42.k"/>
        <table:table-column table:style-name="Таблица42.l"/>
        <table:table-column table:style-name="Таблица42.m"/>
        <table:table-column table:style-name="Таблица42.j"/>
        <table:table-column table:style-name="Таблица42.o"/>
        <table:table-row table:style-name="Таблица42.1"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A1" office:value-type="string">
            <text:p text:style-name="P186"/>
          </table:table-cell>
          <table:table-cell table:style-name="Таблица42.e1" table:number-columns-spanned="2" office:value-type="string">
            <text:p text:style-name="P83"/>
          </table:table-cell>
          <table:covered-table-cell/>
          <table:table-cell table:style-name="Таблица42.e1" table:number-columns-spanned="3" office:value-type="string">
            <text:p text:style-name="P83"/>
          </table:table-cell>
          <table:covered-table-cell/>
          <table:covered-table-cell/>
          <table:table-cell table:style-name="Таблица42.e1" table:number-columns-spanned="3" office:value-type="string">
            <text:p text:style-name="P83"/>
          </table:table-cell>
          <table:covered-table-cell/>
          <table:covered-table-cell/>
          <table:table-cell table:style-name="Таблица42.e1" table:number-columns-spanned="2" office:value-type="string">
            <text:p text:style-name="P83"/>
          </table:table-cell>
          <table:covered-table-cell/>
          <table:table-cell table:style-name="Таблица42.e1" office:value-type="string">
            <text:p text:style-name="P83"/>
          </table:table-cell>
        </table:table-row>
        <table:table-row table:style-name="Таблица42.1">
          <table:table-cell table:style-name="Таблица42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2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2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e1" table:number-columns-spanned="2" office:value-type="string">
            <text:p text:style-name="P5"/>
          </table:table-cell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office:value-type="string">
            <text:p text:style-name="P44"/>
          </table:table-cell>
        </table:table-row>
        <table:table-row table:style-name="Таблица42.1">
          <table:table-cell table:style-name="Таблица42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2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e1" office:value-type="string">
            <text:p text:style-name="P44"/>
          </table:table-cell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office:value-type="string">
            <text:p text:style-name="P44"/>
          </table:table-cell>
        </table:table-row>
        <table:table-row table:style-name="Таблица42.1">
          <table:table-cell table:style-name="Таблица42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2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e1" office:value-type="string">
            <text:p text:style-name="P44"/>
          </table:table-cell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office:value-type="string">
            <text:p text:style-name="P44"/>
          </table:table-cell>
        </table:table-row>
        <table:table-row table:style-name="Таблица42.5">
          <table:table-cell table:style-name="Таблица42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i5" office:value-type="string">
            <text:p text:style-name="P67"/>
          </table:table-cell>
        </table:table-row>
        <table:table-row table:style-name="Таблица42.1">
          <table:table-cell table:style-name="Таблица42.e1" table:number-rows-spanned="3" table:number-columns-spanned="2" office:value-type="string">
            <text:p text:style-name="P108"/>
          </table:table-cell>
          <table:covered-table-cell/>
          <table:table-cell table:style-name="Таблица42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office:value-type="string">
            <text:p text:style-name="P44"/>
          </table:table-cell>
          <table:table-cell table:style-name="Таблица42.e1" office:value-type="string">
            <text:p text:style-name="P44"/>
          </table:table-cell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W7" table:number-columns-spanned="2" office:value-type="string">
            <text:p text:style-name="P44"/>
          </table:table-cell>
          <table:covered-table-cell/>
          <table:table-cell table:style-name="Таблица42.Y7" table:number-columns-spanned="3" office:value-type="string">
            <text:p text:style-name="P44"/>
          </table:table-cell>
          <table:covered-table-cell/>
          <table:covered-table-cell/>
          <table:table-cell table:style-name="Таблица42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2.1">
          <table:covered-table-cell/>
          <table:covered-table-cell/>
          <table:table-cell table:style-name="Таблица42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office:value-type="string">
            <text:p text:style-name="P44"/>
          </table:table-cell>
          <table:table-cell table:style-name="Таблица42.e1" office:value-type="string">
            <text:p text:style-name="P44"/>
          </table:table-cell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W7" table:number-columns-spanned="2" office:value-type="string">
            <text:p text:style-name="P44"/>
          </table:table-cell>
          <table:covered-table-cell/>
          <table:table-cell table:style-name="Таблица42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1">
          <table:covered-table-cell/>
          <table:covered-table-cell/>
          <table:table-cell table:style-name="Таблица42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2.G8" table:number-columns-spanned="2" office:value-type="string">
            <text:p text:style-name="P146"/>
          </table:table-cell>
          <table:covered-table-cell/>
          <table:table-cell table:style-name="Таблица42.I8" table:number-columns-spanned="5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P8" office:value-type="string">
            <text:p text:style-name="P44"/>
          </table:table-cell>
          <table:table-cell table:style-name="Таблица42.e1" office:value-type="string">
            <text:p text:style-name="P44"/>
          </table:table-cell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e1" table:number-columns-spanned="3" office:value-type="string">
            <text:p text:style-name="P44"/>
          </table:table-cell>
          <table:covered-table-cell/>
          <table:covered-table-cell/>
          <table:table-cell table:style-name="Таблица42.e1" table:number-columns-spanned="2" office:value-type="string">
            <text:p text:style-name="P44"/>
          </table:table-cell>
          <table:covered-table-cell/>
          <table:table-cell table:style-name="Таблица42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9">
          <table:table-cell table:style-name="Таблица42.A10" table:number-rows-spanned="2" office:value-type="string">
            <text:p text:style-name="P89"/>
          </table:table-cell>
          <table:table-cell table:style-name="Таблица42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2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2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2.K9" table:number-rows-spanned="2" office:value-type="string">
            <text:p text:style-name="P138">Опер</text:p>
          </table:table-cell>
          <table:table-cell table:style-name="Таблица42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k10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2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2.B9" table:number-columns-spanned="2" office:value-type="string">
            <text:p text:style-name="P89">Рук. уч.</text:p>
          </table:table-cell>
          <table:covered-table-cell/>
          <table:table-cell table:style-name="Таблица42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01</text:p>
          </table:table-cell>
          <table:table-cell table:style-name="Таблица42.K9" table:number-columns-spanned="3" office:value-type="string">
            <text:p text:style-name="P245"/>
          </table:table-cell>
          <table:covered-table-cell/>
          <table:covered-table-cell/>
          <table:table-cell table:style-name="Таблица42.E11" table:number-columns-spanned="3" office:value-type="string">
            <text:p text:style-name="P219"/>
          </table:table-cell>
          <table:covered-table-cell/>
          <table:covered-table-cell/>
          <table:table-cell table:style-name="Таблица42.E11" table:number-columns-spanned="3" office:value-type="string">
            <text:p text:style-name="P219"/>
          </table:table-cell>
          <table:covered-table-cell/>
          <table:covered-table-cell/>
          <table:table-cell table:style-name="Таблица42.E11" office:value-type="string">
            <text:p text:style-name="P235"/>
          </table:table-cell>
          <table:table-cell table:style-name="Таблица42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K9" table:number-columns-spanned="3" office:value-type="string">
            <text:p text:style-name="P275"/>
          </table:table-cell>
          <table:covered-table-cell/>
          <table:covered-table-cell/>
          <table:table-cell table:style-name="Таблица42.K9" table:number-columns-spanned="2" office:value-type="string">
            <text:p text:style-name="P275"/>
          </table:table-cell>
          <table:covered-table-cell/>
          <table:table-cell table:style-name="Таблица42.K9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02</text:p>
          </table:table-cell>
          <table:table-cell table:style-name="Таблица42.K9" table:number-columns-spanned="3" office:value-type="string">
            <text:p text:style-name="P231"/>
          </table:table-cell>
          <table:covered-table-cell/>
          <table:covered-table-cell/>
          <table:table-cell table:style-name="Таблица42.E11" table:number-columns-spanned="3" office:value-type="string">
            <text:p text:style-name="P231"/>
          </table:table-cell>
          <table:covered-table-cell/>
          <table:covered-table-cell/>
          <table:table-cell table:style-name="Таблица42.E11" table:number-columns-spanned="3" office:value-type="string">
            <text:p text:style-name="P231"/>
          </table:table-cell>
          <table:covered-table-cell/>
          <table:covered-table-cell/>
          <table:table-cell table:style-name="Таблица42.E11" office:value-type="string">
            <text:p text:style-name="P231"/>
          </table:table-cell>
          <table:table-cell table:style-name="Таблица42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83"/>
          </table:table-cell>
          <table:covered-table-cell/>
          <table:covered-table-cell/>
          <table:table-cell table:style-name="Таблица42.a12" table:number-columns-spanned="2" office:value-type="string">
            <text:p text:style-name="P283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03</text:p>
          </table:table-cell>
          <table:table-cell table:style-name="Таблица42.K9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83"/>
          </table:table-cell>
          <table:covered-table-cell/>
          <table:covered-table-cell/>
          <table:table-cell table:style-name="Таблица42.a12" table:number-columns-spanned="2" office:value-type="string">
            <text:p text:style-name="P283"/>
          </table:table-cell>
          <table:covered-table-cell/>
          <table:table-cell table:style-name="Таблица42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04</text:p>
          </table:table-cell>
          <table:table-cell table:style-name="Таблица42.K9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75"/>
          </table:table-cell>
          <table:covered-table-cell/>
          <table:covered-table-cell/>
          <table:table-cell table:style-name="Таблица42.a12" table:number-columns-spanned="2" office:value-type="string">
            <text:p text:style-name="P275"/>
          </table:table-cell>
          <table:covered-table-cell/>
          <table:table-cell table:style-name="Таблица42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05</text:p>
          </table:table-cell>
          <table:table-cell table:style-name="Таблица42.K9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83"/>
          </table:table-cell>
          <table:covered-table-cell/>
          <table:covered-table-cell/>
          <table:table-cell table:style-name="Таблица42.a12" table:number-columns-spanned="2" office:value-type="string">
            <text:p text:style-name="P283"/>
          </table:table-cell>
          <table:covered-table-cell/>
          <table:table-cell table:style-name="Таблица42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06</text:p>
          </table:table-cell>
          <table:table-cell table:style-name="Таблица42.K9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83"/>
          </table:table-cell>
          <table:covered-table-cell/>
          <table:covered-table-cell/>
          <table:table-cell table:style-name="Таблица42.a12" table:number-columns-spanned="2" office:value-type="string">
            <text:p text:style-name="P283"/>
          </table:table-cell>
          <table:covered-table-cell/>
          <table:table-cell table:style-name="Таблица42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07</text:p>
          </table:table-cell>
          <table:table-cell table:style-name="Таблица42.K9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office:value-type="string">
            <text:p text:style-name="P227"/>
          </table:table-cell>
          <table:table-cell table:style-name="Таблица42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76"/>
          </table:table-cell>
          <table:covered-table-cell/>
          <table:covered-table-cell/>
          <table:table-cell table:style-name="Таблица42.a12" table:number-columns-spanned="2" office:value-type="string">
            <text:p text:style-name="P276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<text:span text:style-name="T138">О</text:span>08</text:p>
          </table:table-cell>
          <table:table-cell table:style-name="Таблица42.K9" table:number-columns-spanned="3" office:value-type="string">
            <text:p text:style-name="P324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office:value-type="string">
            <text:p text:style-name="P248"/>
          </table:table-cell>
          <table:table-cell table:style-name="Таблица42.L11" table:number-columns-spanned="15" office:value-type="string">
            <text:p text:style-name="P256"><text:span text:style-name="T7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76"/>
          </table:table-cell>
          <table:covered-table-cell/>
          <table:covered-table-cell/>
          <table:table-cell table:style-name="Таблица42.a12" table:number-columns-spanned="2" office:value-type="string">
            <text:p text:style-name="P276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09</text:p>
          </table:table-cell>
          <table:table-cell table:style-name="Таблица42.K9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60"><text:span text:style-name="T7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84"/>
          </table:table-cell>
          <table:covered-table-cell/>
          <table:covered-table-cell/>
          <table:table-cell table:style-name="Таблица42.a12" table:number-columns-spanned="2" office:value-type="string">
            <text:p text:style-name="P284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10</text:p>
          </table:table-cell>
          <table:table-cell table:style-name="Таблица42.K9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76"/>
          </table:table-cell>
          <table:covered-table-cell/>
          <table:covered-table-cell/>
          <table:table-cell table:style-name="Таблица42.a12" table:number-columns-spanned="2" office:value-type="string">
            <text:p text:style-name="P276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<text:span text:style-name="T138">О</text:span>11</text:p>
          </table:table-cell>
          <table:table-cell table:style-name="Таблица42.K9" table:number-columns-spanned="3" office:value-type="string">
            <text:p text:style-name="P324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office:value-type="string">
            <text:p text:style-name="P248"/>
          </table:table-cell>
          <table:table-cell table:style-name="Таблица42.L11" table:number-columns-spanned="15" office:value-type="string">
            <text:p text:style-name="P256"><text:span text:style-name="T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76"/>
          </table:table-cell>
          <table:covered-table-cell/>
          <table:covered-table-cell/>
          <table:table-cell table:style-name="Таблица42.a12" table:number-columns-spanned="2" office:value-type="string">
            <text:p text:style-name="P276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12</text:p>
          </table:table-cell>
          <table:table-cell table:style-name="Таблица42.K9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office:value-type="string">
            <text:p text:style-name="P227"/>
          </table:table-cell>
          <table:table-cell table:style-name="Таблица42.L11" table:number-columns-spanned="15" office:value-type="string">
            <text:p text:style-name="P256"><text:span text:style-name="T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76"/>
          </table:table-cell>
          <table:covered-table-cell/>
          <table:covered-table-cell/>
          <table:table-cell table:style-name="Таблица42.a12" table:number-columns-spanned="2" office:value-type="string">
            <text:p text:style-name="P276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13</text:p>
          </table:table-cell>
          <table:table-cell table:style-name="Таблица42.K9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office:value-type="string">
            <text:p text:style-name="P227"/>
          </table:table-cell>
          <table:table-cell table:style-name="Таблица42.L11" table:number-columns-spanned="15" office:value-type="string">
            <text:p text:style-name="P256"><text:span text:style-name="T1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84"/>
          </table:table-cell>
          <table:covered-table-cell/>
          <table:covered-table-cell/>
          <table:table-cell table:style-name="Таблица42.a12" table:number-columns-spanned="2" office:value-type="string">
            <text:p text:style-name="P284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14</text:p>
          </table:table-cell>
          <table:table-cell table:style-name="Таблица42.K9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60"><text:span text:style-name="T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84"/>
          </table:table-cell>
          <table:covered-table-cell/>
          <table:covered-table-cell/>
          <table:table-cell table:style-name="Таблица42.a12" table:number-columns-spanned="2" office:value-type="string">
            <text:p text:style-name="P284"/>
          </table:table-cell>
          <table:covered-table-cell/>
          <table:table-cell table:style-name="Таблица42.a12" table:number-columns-spanned="5" office:value-type="string">
            <text:p text:style-name="P284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15</text:p>
          </table:table-cell>
          <table:table-cell table:style-name="Таблица42.K9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75"/>
          </table:table-cell>
          <table:covered-table-cell/>
          <table:covered-table-cell/>
          <table:table-cell table:style-name="Таблица42.a12" table:number-columns-spanned="2" office:value-type="string">
            <text:p text:style-name="P275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K9" office:value-type="string">
            <text:p text:style-name="P95">16</text:p>
            <text:p text:style-name="P95"/>
          </table:table-cell>
          <table:table-cell table:style-name="Таблица42.K9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table:number-columns-spanned="3" office:value-type="string">
            <text:p text:style-name="P227"/>
          </table:table-cell>
          <table:covered-table-cell/>
          <table:covered-table-cell/>
          <table:table-cell table:style-name="Таблица42.E11" office:value-type="string">
            <text:p text:style-name="P227"/>
          </table:table-cell>
          <table:table-cell table:style-name="Таблица42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12" table:number-columns-spanned="3" office:value-type="string">
            <text:p text:style-name="P283"/>
          </table:table-cell>
          <table:covered-table-cell/>
          <table:covered-table-cell/>
          <table:table-cell table:style-name="Таблица42.a12" table:number-columns-spanned="2" office:value-type="string">
            <text:p text:style-name="P283"/>
          </table:table-cell>
          <table:covered-table-cell/>
          <table:table-cell table:style-name="Таблица42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2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11">
          <table:table-cell table:style-name="Таблица42.A27" office:value-type="string">
            <text:p text:style-name="P101">17</text:p>
          </table:table-cell>
          <table:table-cell table:style-name="Таблица42.A27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table:number-columns-spanned="3" office:value-type="string">
            <text:p text:style-name="P223"/>
          </table:table-cell>
          <table:covered-table-cell/>
          <table:covered-table-cell/>
          <table:table-cell table:style-name="Таблица42.E11" office:value-type="string">
            <text:p text:style-name="P223"/>
          </table:table-cell>
          <table:table-cell table:style-name="Таблица42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a27" table:number-columns-spanned="3" office:value-type="string">
            <text:p text:style-name="P283"/>
          </table:table-cell>
          <table:covered-table-cell/>
          <table:covered-table-cell/>
          <table:table-cell table:style-name="Таблица42.a27" table:number-columns-spanned="2" office:value-type="string">
            <text:p text:style-name="P283"><text:s/></text:p>
          </table:table-cell>
          <table:covered-table-cell/>
          <table:table-cell table:style-name="Таблица42.a27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42.k27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2.28">
          <table:table-cell table:style-name="Таблица42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2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2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column table:style-name="Таблица43.B"/>
        <table:table-column table:style-name="Таблица43.G"/>
        <table:table-column table:style-name="Таблица43.H"/>
        <table:table-column table:style-name="Таблица43.I"/>
        <table:table-column table:style-name="Таблица43.J"/>
        <table:table-column table:style-name="Таблица43.K"/>
        <table:table-column table:style-name="Таблица43.L"/>
        <table:table-column table:style-name="Таблица43.M"/>
        <table:table-column table:style-name="Таблица43.N"/>
        <table:table-column table:style-name="Таблица43.O"/>
        <table:table-column table:style-name="Таблица43.P"/>
        <table:table-column table:style-name="Таблица43.Q"/>
        <table:table-column table:style-name="Таблица43.R"/>
        <table:table-column table:style-name="Таблица43.S"/>
        <table:table-column table:style-name="Таблица43.T"/>
        <table:table-column table:style-name="Таблица43.U"/>
        <table:table-column table:style-name="Таблица43.V"/>
        <table:table-column table:style-name="Таблица43.W"/>
        <table:table-column table:style-name="Таблица43.X"/>
        <table:table-column table:style-name="Таблица43.Y"/>
        <table:table-column table:style-name="Таблица43.Z"/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column table:style-name="Таблица43.f"/>
        <table:table-column table:style-name="Таблица43.B"/>
        <table:table-column table:style-name="Таблица43.L"/>
        <table:table-column table:style-name="Таблица43.i"/>
        <table:table-column table:style-name="Таблица43.j"/>
        <table:table-column table:style-name="Таблица43.k"/>
        <table:table-column table:style-name="Таблица43.l"/>
        <table:table-column table:style-name="Таблица43.m"/>
        <table:table-column table:style-name="Таблица43.j"/>
        <table:table-column table:style-name="Таблица43.o"/>
        <table:table-row table:style-name="Таблица43.1"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A1" office:value-type="string">
            <text:p text:style-name="P186"/>
          </table:table-cell>
          <table:table-cell table:style-name="Таблица43.e1" table:number-columns-spanned="2" office:value-type="string">
            <text:p text:style-name="P83"/>
          </table:table-cell>
          <table:covered-table-cell/>
          <table:table-cell table:style-name="Таблица43.e1" table:number-columns-spanned="3" office:value-type="string">
            <text:p text:style-name="P83"/>
          </table:table-cell>
          <table:covered-table-cell/>
          <table:covered-table-cell/>
          <table:table-cell table:style-name="Таблица43.e1" table:number-columns-spanned="3" office:value-type="string">
            <text:p text:style-name="P83"/>
          </table:table-cell>
          <table:covered-table-cell/>
          <table:covered-table-cell/>
          <table:table-cell table:style-name="Таблица43.e1" table:number-columns-spanned="2" office:value-type="string">
            <text:p text:style-name="P83"/>
          </table:table-cell>
          <table:covered-table-cell/>
          <table:table-cell table:style-name="Таблица43.e1" office:value-type="string">
            <text:p text:style-name="P83"/>
          </table:table-cell>
        </table:table-row>
        <table:table-row table:style-name="Таблица43.1">
          <table:table-cell table:style-name="Таблица43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3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3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e1" table:number-columns-spanned="2" office:value-type="string">
            <text:p text:style-name="P5"/>
          </table:table-cell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office:value-type="string">
            <text:p text:style-name="P44"/>
          </table:table-cell>
        </table:table-row>
        <table:table-row table:style-name="Таблица43.1">
          <table:table-cell table:style-name="Таблица43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3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e1" office:value-type="string">
            <text:p text:style-name="P44"/>
          </table:table-cell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office:value-type="string">
            <text:p text:style-name="P44"/>
          </table:table-cell>
        </table:table-row>
        <table:table-row table:style-name="Таблица43.1">
          <table:table-cell table:style-name="Таблица43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3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e1" office:value-type="string">
            <text:p text:style-name="P44"/>
          </table:table-cell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office:value-type="string">
            <text:p text:style-name="P44"/>
          </table:table-cell>
        </table:table-row>
        <table:table-row table:style-name="Таблица43.5">
          <table:table-cell table:style-name="Таблица43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i5" office:value-type="string">
            <text:p text:style-name="P67"/>
          </table:table-cell>
        </table:table-row>
        <table:table-row table:style-name="Таблица43.1">
          <table:table-cell table:style-name="Таблица43.e1" table:number-rows-spanned="3" table:number-columns-spanned="2" office:value-type="string">
            <text:p text:style-name="P108"/>
          </table:table-cell>
          <table:covered-table-cell/>
          <table:table-cell table:style-name="Таблица43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office:value-type="string">
            <text:p text:style-name="P44"/>
          </table:table-cell>
          <table:table-cell table:style-name="Таблица43.e1" office:value-type="string">
            <text:p text:style-name="P44"/>
          </table:table-cell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W7" table:number-columns-spanned="2" office:value-type="string">
            <text:p text:style-name="P44"/>
          </table:table-cell>
          <table:covered-table-cell/>
          <table:table-cell table:style-name="Таблица43.Y7" table:number-columns-spanned="3" office:value-type="string">
            <text:p text:style-name="P44"/>
          </table:table-cell>
          <table:covered-table-cell/>
          <table:covered-table-cell/>
          <table:table-cell table:style-name="Таблица43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3.1">
          <table:covered-table-cell/>
          <table:covered-table-cell/>
          <table:table-cell table:style-name="Таблица43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office:value-type="string">
            <text:p text:style-name="P44"/>
          </table:table-cell>
          <table:table-cell table:style-name="Таблица43.e1" office:value-type="string">
            <text:p text:style-name="P44"/>
          </table:table-cell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W7" table:number-columns-spanned="2" office:value-type="string">
            <text:p text:style-name="P44"/>
          </table:table-cell>
          <table:covered-table-cell/>
          <table:table-cell table:style-name="Таблица43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3.1">
          <table:covered-table-cell/>
          <table:covered-table-cell/>
          <table:table-cell table:style-name="Таблица43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3.G8" table:number-columns-spanned="2" office:value-type="string">
            <text:p text:style-name="P146"/>
          </table:table-cell>
          <table:covered-table-cell/>
          <table:table-cell table:style-name="Таблица43.I8" table:number-columns-spanned="5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P8" office:value-type="string">
            <text:p text:style-name="P44"/>
          </table:table-cell>
          <table:table-cell table:style-name="Таблица43.e1" office:value-type="string">
            <text:p text:style-name="P44"/>
          </table:table-cell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e1" table:number-columns-spanned="3" office:value-type="string">
            <text:p text:style-name="P44"/>
          </table:table-cell>
          <table:covered-table-cell/>
          <table:covered-table-cell/>
          <table:table-cell table:style-name="Таблица43.e1" table:number-columns-spanned="2" office:value-type="string">
            <text:p text:style-name="P44"/>
          </table:table-cell>
          <table:covered-table-cell/>
          <table:table-cell table:style-name="Таблица43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3.9">
          <table:table-cell table:style-name="Таблица43.A10" table:number-rows-spanned="2" office:value-type="string">
            <text:p text:style-name="P89"/>
          </table:table-cell>
          <table:table-cell table:style-name="Таблица43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3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3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3.K9" table:number-rows-spanned="2" office:value-type="string">
            <text:p text:style-name="P138">Опер</text:p>
          </table:table-cell>
          <table:table-cell table:style-name="Таблица43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k10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3.B9" table:number-columns-spanned="2" office:value-type="string">
            <text:p text:style-name="P89">Рук. уч.</text:p>
          </table:table-cell>
          <table:covered-table-cell/>
          <table:table-cell table:style-name="Таблица43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01</text:p>
          </table:table-cell>
          <table:table-cell table:style-name="Таблица43.K9" table:number-columns-spanned="3" office:value-type="string">
            <text:p text:style-name="P245"/>
          </table:table-cell>
          <table:covered-table-cell/>
          <table:covered-table-cell/>
          <table:table-cell table:style-name="Таблица43.E11" table:number-columns-spanned="3" office:value-type="string">
            <text:p text:style-name="P219"/>
          </table:table-cell>
          <table:covered-table-cell/>
          <table:covered-table-cell/>
          <table:table-cell table:style-name="Таблица43.E11" table:number-columns-spanned="3" office:value-type="string">
            <text:p text:style-name="P219"/>
          </table:table-cell>
          <table:covered-table-cell/>
          <table:covered-table-cell/>
          <table:table-cell table:style-name="Таблица43.E11" office:value-type="string">
            <text:p text:style-name="P235"/>
          </table:table-cell>
          <table:table-cell table:style-name="Таблица4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K9" table:number-columns-spanned="3" office:value-type="string">
            <text:p text:style-name="P275"/>
          </table:table-cell>
          <table:covered-table-cell/>
          <table:covered-table-cell/>
          <table:table-cell table:style-name="Таблица43.K9" table:number-columns-spanned="2" office:value-type="string">
            <text:p text:style-name="P275"/>
          </table:table-cell>
          <table:covered-table-cell/>
          <table:table-cell table:style-name="Таблица43.K9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02</text:p>
          </table:table-cell>
          <table:table-cell table:style-name="Таблица43.K9" table:number-columns-spanned="3" office:value-type="string">
            <text:p text:style-name="P231"/>
          </table:table-cell>
          <table:covered-table-cell/>
          <table:covered-table-cell/>
          <table:table-cell table:style-name="Таблица43.E11" table:number-columns-spanned="3" office:value-type="string">
            <text:p text:style-name="P231"/>
          </table:table-cell>
          <table:covered-table-cell/>
          <table:covered-table-cell/>
          <table:table-cell table:style-name="Таблица43.E11" table:number-columns-spanned="3" office:value-type="string">
            <text:p text:style-name="P231"/>
          </table:table-cell>
          <table:covered-table-cell/>
          <table:covered-table-cell/>
          <table:table-cell table:style-name="Таблица43.E11" office:value-type="string">
            <text:p text:style-name="P231"/>
          </table:table-cell>
          <table:table-cell table:style-name="Таблица4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83"/>
          </table:table-cell>
          <table:covered-table-cell/>
          <table:covered-table-cell/>
          <table:table-cell table:style-name="Таблица43.a12" table:number-columns-spanned="2" office:value-type="string">
            <text:p text:style-name="P283"/>
          </table:table-cell>
          <table:covered-table-cell/>
          <table:table-cell table:style-name="Таблица43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03</text:p>
          </table:table-cell>
          <table:table-cell table:style-name="Таблица43.K9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23"/>
          </table:table-cell>
          <table:table-cell table:style-name="Таблица4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83"/>
          </table:table-cell>
          <table:covered-table-cell/>
          <table:covered-table-cell/>
          <table:table-cell table:style-name="Таблица43.a12" table:number-columns-spanned="2" office:value-type="string">
            <text:p text:style-name="P283"/>
          </table:table-cell>
          <table:covered-table-cell/>
          <table:table-cell table:style-name="Таблица43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04</text:p>
          </table:table-cell>
          <table:table-cell table:style-name="Таблица43.K9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23"/>
          </table:table-cell>
          <table:table-cell table:style-name="Таблица43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76"/>
          </table:table-cell>
          <table:covered-table-cell/>
          <table:covered-table-cell/>
          <table:table-cell table:style-name="Таблица43.a12" table:number-columns-spanned="2" office:value-type="string">
            <text:p text:style-name="P276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<text:span text:style-name="T138">О</text:span>05</text:p>
          </table:table-cell>
          <table:table-cell table:style-name="Таблица43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38"><text:span text:style-name="T149"/></text:p>
          </table:table-cell>
          <table:table-cell table:style-name="Таблица43.L11" table:number-columns-spanned="15" office:value-type="string">
            <text:p text:style-name="P261"><text:span text:style-name="T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76"/>
          </table:table-cell>
          <table:covered-table-cell/>
          <table:covered-table-cell/>
          <table:table-cell table:style-name="Таблица43.a12" table:number-columns-spanned="2" office:value-type="string">
            <text:p text:style-name="P276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06</text:p>
          </table:table-cell>
          <table:table-cell table:style-name="Таблица43.K9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23"/>
          </table:table-cell>
          <table:table-cell table:style-name="Таблица43.L11" table:number-columns-spanned="15" office:value-type="string">
            <text:p text:style-name="P261"><text:span text:style-name="T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85"/>
          </table:table-cell>
          <table:covered-table-cell/>
          <table:covered-table-cell/>
          <table:table-cell table:style-name="Таблица43.a12" table:number-columns-spanned="2" office:value-type="string">
            <text:p text:style-name="P285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07</text:p>
          </table:table-cell>
          <table:table-cell table:style-name="Таблица43.K9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office:value-type="string">
            <text:p text:style-name="P227"/>
          </table:table-cell>
          <table:table-cell table:style-name="Таблица43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76"/>
          </table:table-cell>
          <table:covered-table-cell/>
          <table:covered-table-cell/>
          <table:table-cell table:style-name="Таблица43.a12" table:number-columns-spanned="2" office:value-type="string">
            <text:p text:style-name="P276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<text:span text:style-name="T138">О</text:span>08</text:p>
          </table:table-cell>
          <table:table-cell table:style-name="Таблица43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38"><text:span text:style-name="T149"/></text:p>
          </table:table-cell>
          <table:table-cell table:style-name="Таблица43.L11" table:number-columns-spanned="15" office:value-type="string">
            <text:p text:style-name="P34"><text:span text:style-name="T3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76"/>
          </table:table-cell>
          <table:covered-table-cell/>
          <table:covered-table-cell/>
          <table:table-cell table:style-name="Таблица43.a12" table:number-columns-spanned="2" office:value-type="string">
            <text:p text:style-name="P276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09</text:p>
          </table:table-cell>
          <table:table-cell table:style-name="Таблица43.K9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23"/>
          </table:table-cell>
          <table:table-cell table:style-name="Таблица43.L11" table:number-columns-spanned="15" office:value-type="string">
            <text:p text:style-name="P29"><text:span text:style-name="T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76"/>
          </table:table-cell>
          <table:covered-table-cell/>
          <table:covered-table-cell/>
          <table:table-cell table:style-name="Таблица43.a12" table:number-columns-spanned="2" office:value-type="string">
            <text:p text:style-name="P276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K9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10</text:p>
          </table:table-cell>
          <table:table-cell table:style-name="Таблица43.K9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23"/>
          </table:table-cell>
          <table:table-cell table:style-name="Таблица43.L11" table:number-columns-spanned="15" office:value-type="string">
            <text:p text:style-name="P261"><text:span text:style-name="T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85"/>
          </table:table-cell>
          <table:covered-table-cell/>
          <table:covered-table-cell/>
          <table:table-cell table:style-name="Таблица43.a12" table:number-columns-spanned="2" office:value-type="string">
            <text:p text:style-name="P285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11</text:p>
          </table:table-cell>
          <table:table-cell table:style-name="Таблица43.K9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office:value-type="string">
            <text:p text:style-name="P227"/>
          </table:table-cell>
          <table:table-cell table:style-name="Таблица43.L11" table:number-columns-spanned="15" office:value-type="string">
            <text:p text:style-name="P257"><text:span text:style-name="T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85"/>
          </table:table-cell>
          <table:covered-table-cell/>
          <table:covered-table-cell/>
          <table:table-cell table:style-name="Таблица43.a12" table:number-columns-spanned="2" office:value-type="string">
            <text:p text:style-name="P285"/>
          </table:table-cell>
          <table:covered-table-cell/>
          <table:table-cell table:style-name="Таблица43.a12" table:number-columns-spanned="5" office:value-type="string">
            <text:p text:style-name="P285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12</text:p>
          </table:table-cell>
          <table:table-cell table:style-name="Таблица43.K9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office:value-type="string">
            <text:p text:style-name="P227"/>
          </table:table-cell>
          <table:table-cell table:style-name="Таблица43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75"/>
          </table:table-cell>
          <table:covered-table-cell/>
          <table:covered-table-cell/>
          <table:table-cell table:style-name="Таблица43.a12" table:number-columns-spanned="2" office:value-type="string">
            <text:p text:style-name="P275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13</text:p>
          </table:table-cell>
          <table:table-cell table:style-name="Таблица43.K9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office:value-type="string">
            <text:p text:style-name="P227"/>
          </table:table-cell>
          <table:table-cell table:style-name="Таблица43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83"/>
          </table:table-cell>
          <table:covered-table-cell/>
          <table:covered-table-cell/>
          <table:table-cell table:style-name="Таблица43.a12" table:number-columns-spanned="2" office:value-type="string">
            <text:p text:style-name="P283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14</text:p>
          </table:table-cell>
          <table:table-cell table:style-name="Таблица43.K9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23"/>
          </table:table-cell>
          <table:table-cell table:style-name="Таблица4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83"/>
          </table:table-cell>
          <table:covered-table-cell/>
          <table:covered-table-cell/>
          <table:table-cell table:style-name="Таблица43.a12" table:number-columns-spanned="2" office:value-type="string">
            <text:p text:style-name="P283"/>
          </table:table-cell>
          <table:covered-table-cell/>
          <table:table-cell table:style-name="Таблица4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15</text:p>
          </table:table-cell>
          <table:table-cell table:style-name="Таблица43.K9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23"/>
          </table:table-cell>
          <table:table-cell table:style-name="Таблица4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75"/>
          </table:table-cell>
          <table:covered-table-cell/>
          <table:covered-table-cell/>
          <table:table-cell table:style-name="Таблица43.a12" table:number-columns-spanned="2" office:value-type="string">
            <text:p text:style-name="P275"/>
          </table:table-cell>
          <table:covered-table-cell/>
          <table:table-cell table:style-name="Таблица4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K9" office:value-type="string">
            <text:p text:style-name="P95">16</text:p>
            <text:p text:style-name="P95"/>
          </table:table-cell>
          <table:table-cell table:style-name="Таблица43.K9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table:number-columns-spanned="3" office:value-type="string">
            <text:p text:style-name="P227"/>
          </table:table-cell>
          <table:covered-table-cell/>
          <table:covered-table-cell/>
          <table:table-cell table:style-name="Таблица43.E11" office:value-type="string">
            <text:p text:style-name="P227"/>
          </table:table-cell>
          <table:table-cell table:style-name="Таблица4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12" table:number-columns-spanned="3" office:value-type="string">
            <text:p text:style-name="P283"/>
          </table:table-cell>
          <table:covered-table-cell/>
          <table:covered-table-cell/>
          <table:table-cell table:style-name="Таблица43.a12" table:number-columns-spanned="2" office:value-type="string">
            <text:p text:style-name="P283"/>
          </table:table-cell>
          <table:covered-table-cell/>
          <table:table-cell table:style-name="Таблица43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3.11">
          <table:table-cell table:style-name="Таблица43.A27" office:value-type="string">
            <text:p text:style-name="P101">17</text:p>
          </table:table-cell>
          <table:table-cell table:style-name="Таблица43.A27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table:number-columns-spanned="3" office:value-type="string">
            <text:p text:style-name="P223"/>
          </table:table-cell>
          <table:covered-table-cell/>
          <table:covered-table-cell/>
          <table:table-cell table:style-name="Таблица43.E11" office:value-type="string">
            <text:p text:style-name="P223"/>
          </table:table-cell>
          <table:table-cell table:style-name="Таблица4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a27" table:number-columns-spanned="3" office:value-type="string">
            <text:p text:style-name="P283"/>
          </table:table-cell>
          <table:covered-table-cell/>
          <table:covered-table-cell/>
          <table:table-cell table:style-name="Таблица43.a27" table:number-columns-spanned="2" office:value-type="string">
            <text:p text:style-name="P283"/>
          </table:table-cell>
          <table:covered-table-cell/>
          <table:table-cell table:style-name="Таблица43.a27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3.k27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43.28">
          <table:table-cell table:style-name="Таблица43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3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3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3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B"/>
        <table:table-column table:style-name="Таблица44.G"/>
        <table:table-column table:style-name="Таблица44.H"/>
        <table:table-column table:style-name="Таблица44.I"/>
        <table:table-column table:style-name="Таблица44.J"/>
        <table:table-column table:style-name="Таблица44.K"/>
        <table:table-column table:style-name="Таблица44.L"/>
        <table:table-column table:style-name="Таблица44.M"/>
        <table:table-column table:style-name="Таблица44.N"/>
        <table:table-column table:style-name="Таблица44.O"/>
        <table:table-column table:style-name="Таблица44.P"/>
        <table:table-column table:style-name="Таблица44.Q"/>
        <table:table-column table:style-name="Таблица44.R"/>
        <table:table-column table:style-name="Таблица44.S"/>
        <table:table-column table:style-name="Таблица44.T"/>
        <table:table-column table:style-name="Таблица44.U"/>
        <table:table-column table:style-name="Таблица44.V"/>
        <table:table-column table:style-name="Таблица44.W"/>
        <table:table-column table:style-name="Таблица44.X"/>
        <table:table-column table:style-name="Таблица44.Y"/>
        <table:table-column table:style-name="Таблица44.Z"/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column table:style-name="Таблица44.B"/>
        <table:table-column table:style-name="Таблица44.L"/>
        <table:table-column table:style-name="Таблица44.i"/>
        <table:table-column table:style-name="Таблица44.j"/>
        <table:table-column table:style-name="Таблица44.k"/>
        <table:table-column table:style-name="Таблица44.l"/>
        <table:table-column table:style-name="Таблица44.m"/>
        <table:table-column table:style-name="Таблица44.j"/>
        <table:table-column table:style-name="Таблица44.o"/>
        <table:table-row table:style-name="Таблица44.1"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A1" office:value-type="string">
            <text:p text:style-name="P186"/>
          </table:table-cell>
          <table:table-cell table:style-name="Таблица44.e1" table:number-columns-spanned="2" office:value-type="string">
            <text:p text:style-name="P83"/>
          </table:table-cell>
          <table:covered-table-cell/>
          <table:table-cell table:style-name="Таблица44.e1" table:number-columns-spanned="3" office:value-type="string">
            <text:p text:style-name="P83"/>
          </table:table-cell>
          <table:covered-table-cell/>
          <table:covered-table-cell/>
          <table:table-cell table:style-name="Таблица44.e1" table:number-columns-spanned="3" office:value-type="string">
            <text:p text:style-name="P83"/>
          </table:table-cell>
          <table:covered-table-cell/>
          <table:covered-table-cell/>
          <table:table-cell table:style-name="Таблица44.e1" table:number-columns-spanned="2" office:value-type="string">
            <text:p text:style-name="P83"/>
          </table:table-cell>
          <table:covered-table-cell/>
          <table:table-cell table:style-name="Таблица44.e1" office:value-type="string">
            <text:p text:style-name="P83"/>
          </table:table-cell>
        </table:table-row>
        <table:table-row table:style-name="Таблица44.1">
          <table:table-cell table:style-name="Таблица44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4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4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e1" table:number-columns-spanned="2" office:value-type="string">
            <text:p text:style-name="P5"/>
          </table:table-cell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office:value-type="string">
            <text:p text:style-name="P44"/>
          </table:table-cell>
        </table:table-row>
        <table:table-row table:style-name="Таблица44.1">
          <table:table-cell table:style-name="Таблица44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4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4.e1" office:value-type="string">
            <text:p text:style-name="P44"/>
          </table:table-cell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office:value-type="string">
            <text:p text:style-name="P44"/>
          </table:table-cell>
        </table:table-row>
        <table:table-row table:style-name="Таблица44.1">
          <table:table-cell table:style-name="Таблица44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4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4.e1" office:value-type="string">
            <text:p text:style-name="P44"/>
          </table:table-cell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office:value-type="string">
            <text:p text:style-name="P44"/>
          </table:table-cell>
        </table:table-row>
        <table:table-row table:style-name="Таблица44.5">
          <table:table-cell table:style-name="Таблица44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4.i5" office:value-type="string">
            <text:p text:style-name="P68"><text:s/></text:p>
          </table:table-cell>
        </table:table-row>
        <table:table-row table:style-name="Таблица44.1">
          <table:table-cell table:style-name="Таблица44.e1" table:number-rows-spanned="3" table:number-columns-spanned="2" office:value-type="string">
            <text:p text:style-name="P108"/>
          </table:table-cell>
          <table:covered-table-cell/>
          <table:table-cell table:style-name="Таблица44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office:value-type="string">
            <text:p text:style-name="P44"/>
          </table:table-cell>
          <table:table-cell table:style-name="Таблица44.e1" office:value-type="string">
            <text:p text:style-name="P44"/>
          </table:table-cell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W7" table:number-columns-spanned="2" office:value-type="string">
            <text:p text:style-name="P44"/>
          </table:table-cell>
          <table:covered-table-cell/>
          <table:table-cell table:style-name="Таблица44.Y7" table:number-columns-spanned="3" office:value-type="string">
            <text:p text:style-name="P44"/>
          </table:table-cell>
          <table:covered-table-cell/>
          <table:covered-table-cell/>
          <table:table-cell table:style-name="Таблица44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4.1">
          <table:covered-table-cell/>
          <table:covered-table-cell/>
          <table:table-cell table:style-name="Таблица44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office:value-type="string">
            <text:p text:style-name="P44"/>
          </table:table-cell>
          <table:table-cell table:style-name="Таблица44.e1" office:value-type="string">
            <text:p text:style-name="P44"/>
          </table:table-cell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W7" table:number-columns-spanned="2" office:value-type="string">
            <text:p text:style-name="P44"/>
          </table:table-cell>
          <table:covered-table-cell/>
          <table:table-cell table:style-name="Таблица44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4.1">
          <table:covered-table-cell/>
          <table:covered-table-cell/>
          <table:table-cell table:style-name="Таблица44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4.G8" table:number-columns-spanned="2" office:value-type="string">
            <text:p text:style-name="P151"/>
          </table:table-cell>
          <table:covered-table-cell/>
          <table:table-cell table:style-name="Таблица44.I8" table:number-columns-spanned="5" office:value-type="string">
            <text:p text:style-name="P150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P8" office:value-type="string">
            <text:p text:style-name="P44"/>
          </table:table-cell>
          <table:table-cell table:style-name="Таблица44.e1" office:value-type="string">
            <text:p text:style-name="P44"/>
          </table:table-cell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e1" table:number-columns-spanned="3" office:value-type="string">
            <text:p text:style-name="P44"/>
          </table:table-cell>
          <table:covered-table-cell/>
          <table:covered-table-cell/>
          <table:table-cell table:style-name="Таблица44.e1" table:number-columns-spanned="2" office:value-type="string">
            <text:p text:style-name="P44"/>
          </table:table-cell>
          <table:covered-table-cell/>
          <table:table-cell table:style-name="Таблица44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4.9">
          <table:table-cell table:style-name="Таблица44.A10" table:number-rows-spanned="2" office:value-type="string">
            <text:p text:style-name="P89"/>
          </table:table-cell>
          <table:table-cell table:style-name="Таблица44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4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4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4.K9" table:number-rows-spanned="2" office:value-type="string">
            <text:p text:style-name="P138">Опер</text:p>
          </table:table-cell>
          <table:table-cell table:style-name="Таблица44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k10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4.B9" table:number-columns-spanned="2" office:value-type="string">
            <text:p text:style-name="P89">Рук. уч.</text:p>
          </table:table-cell>
          <table:covered-table-cell/>
          <table:table-cell table:style-name="Таблица44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01</text:p>
          </table:table-cell>
          <table:table-cell table:style-name="Таблица44.K9" table:number-columns-spanned="3" office:value-type="string">
            <text:p text:style-name="P245"/>
          </table:table-cell>
          <table:covered-table-cell/>
          <table:covered-table-cell/>
          <table:table-cell table:style-name="Таблица44.E11" table:number-columns-spanned="3" office:value-type="string">
            <text:p text:style-name="P219"/>
          </table:table-cell>
          <table:covered-table-cell/>
          <table:covered-table-cell/>
          <table:table-cell table:style-name="Таблица44.E11" table:number-columns-spanned="3" office:value-type="string">
            <text:p text:style-name="P219"/>
          </table:table-cell>
          <table:covered-table-cell/>
          <table:covered-table-cell/>
          <table:table-cell table:style-name="Таблица44.E11" office:value-type="string">
            <text:p text:style-name="P235"/>
          </table:table-cell>
          <table:table-cell table:style-name="Таблица4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K9" table:number-columns-spanned="3" office:value-type="string">
            <text:p text:style-name="P275"/>
          </table:table-cell>
          <table:covered-table-cell/>
          <table:covered-table-cell/>
          <table:table-cell table:style-name="Таблица44.K9" table:number-columns-spanned="2" office:value-type="string">
            <text:p text:style-name="P275"/>
          </table:table-cell>
          <table:covered-table-cell/>
          <table:table-cell table:style-name="Таблица44.K9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02</text:p>
          </table:table-cell>
          <table:table-cell table:style-name="Таблица44.K9" table:number-columns-spanned="3" office:value-type="string">
            <text:p text:style-name="P231"/>
          </table:table-cell>
          <table:covered-table-cell/>
          <table:covered-table-cell/>
          <table:table-cell table:style-name="Таблица44.E11" table:number-columns-spanned="3" office:value-type="string">
            <text:p text:style-name="P231"/>
          </table:table-cell>
          <table:covered-table-cell/>
          <table:covered-table-cell/>
          <table:table-cell table:style-name="Таблица44.E11" table:number-columns-spanned="3" office:value-type="string">
            <text:p text:style-name="P231"/>
          </table:table-cell>
          <table:covered-table-cell/>
          <table:covered-table-cell/>
          <table:table-cell table:style-name="Таблица44.E11" office:value-type="string">
            <text:p text:style-name="P231"/>
          </table:table-cell>
          <table:table-cell table:style-name="Таблица4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83"/>
          </table:table-cell>
          <table:covered-table-cell/>
          <table:covered-table-cell/>
          <table:table-cell table:style-name="Таблица44.a12" table:number-columns-spanned="2" office:value-type="string">
            <text:p text:style-name="P283"/>
          </table:table-cell>
          <table:covered-table-cell/>
          <table:table-cell table:style-name="Таблица44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03</text:p>
          </table:table-cell>
          <table:table-cell table:style-name="Таблица44.K9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23"/>
          </table:table-cell>
          <table:table-cell table:style-name="Таблица4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83"/>
          </table:table-cell>
          <table:covered-table-cell/>
          <table:covered-table-cell/>
          <table:table-cell table:style-name="Таблица44.a12" table:number-columns-spanned="2" office:value-type="string">
            <text:p text:style-name="P283"/>
          </table:table-cell>
          <table:covered-table-cell/>
          <table:table-cell table:style-name="Таблица44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04</text:p>
          </table:table-cell>
          <table:table-cell table:style-name="Таблица44.K9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23"/>
          </table:table-cell>
          <table:table-cell table:style-name="Таблица44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76"/>
          </table:table-cell>
          <table:covered-table-cell/>
          <table:covered-table-cell/>
          <table:table-cell table:style-name="Таблица44.a12" table:number-columns-spanned="2" office:value-type="string">
            <text:p text:style-name="P276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<text:span text:style-name="T138">О</text:span>05</text:p>
          </table:table-cell>
          <table:table-cell table:style-name="Таблица44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38"><text:span text:style-name="T149"/></text:p>
          </table:table-cell>
          <table:table-cell table:style-name="Таблица44.L11" table:number-columns-spanned="15" office:value-type="string">
            <text:p text:style-name="P261"><text:span text:style-name="T9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85"/>
          </table:table-cell>
          <table:covered-table-cell/>
          <table:covered-table-cell/>
          <table:table-cell table:style-name="Таблица44.a12" table:number-columns-spanned="2" office:value-type="string">
            <text:p text:style-name="P285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06</text:p>
          </table:table-cell>
          <table:table-cell table:style-name="Таблица44.K9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23"/>
          </table:table-cell>
          <table:table-cell table:style-name="Таблица44.L11" table:number-columns-spanned="15" office:value-type="string">
            <text:p text:style-name="P261"><text:span text:style-name="T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76"/>
          </table:table-cell>
          <table:covered-table-cell/>
          <table:covered-table-cell/>
          <table:table-cell table:style-name="Таблица44.a12" table:number-columns-spanned="2" office:value-type="string">
            <text:p text:style-name="P276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07</text:p>
          </table:table-cell>
          <table:table-cell table:style-name="Таблица44.K9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office:value-type="string">
            <text:p text:style-name="P227"/>
          </table:table-cell>
          <table:table-cell table:style-name="Таблица44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76"/>
          </table:table-cell>
          <table:covered-table-cell/>
          <table:covered-table-cell/>
          <table:table-cell table:style-name="Таблица44.a12" table:number-columns-spanned="2" office:value-type="string">
            <text:p text:style-name="P276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<text:span text:style-name="T138">О</text:span>08</text:p>
          </table:table-cell>
          <table:table-cell table:style-name="Таблица44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38"><text:span text:style-name="T149"/></text:p>
          </table:table-cell>
          <table:table-cell table:style-name="Таблица44.L11" table:number-columns-spanned="15" office:value-type="string">
            <text:p text:style-name="P257"><text:span text:style-name="T13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76"/>
          </table:table-cell>
          <table:covered-table-cell/>
          <table:covered-table-cell/>
          <table:table-cell table:style-name="Таблица44.a12" table:number-columns-spanned="2" office:value-type="string">
            <text:p text:style-name="P276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09</text:p>
          </table:table-cell>
          <table:table-cell table:style-name="Таблица44.K9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23"/>
          </table:table-cell>
          <table:table-cell table:style-name="Таблица44.L11" table:number-columns-spanned="15" office:value-type="string">
            <text:p text:style-name="P261"><text:span text:style-name="T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76"/>
          </table:table-cell>
          <table:covered-table-cell/>
          <table:covered-table-cell/>
          <table:table-cell table:style-name="Таблица44.a12" table:number-columns-spanned="2" office:value-type="string">
            <text:p text:style-name="P276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10</text:p>
          </table:table-cell>
          <table:table-cell table:style-name="Таблица44.K9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23"/>
          </table:table-cell>
          <table:table-cell table:style-name="Таблица44.L11" table:number-columns-spanned="15" office:value-type="string">
            <text:p text:style-name="P261"><text:span text:style-name="T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85"/>
          </table:table-cell>
          <table:covered-table-cell/>
          <table:covered-table-cell/>
          <table:table-cell table:style-name="Таблица44.a12" table:number-columns-spanned="2" office:value-type="string">
            <text:p text:style-name="P285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11</text:p>
          </table:table-cell>
          <table:table-cell table:style-name="Таблица44.K9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office:value-type="string">
            <text:p text:style-name="P227"/>
          </table:table-cell>
          <table:table-cell table:style-name="Таблица44.L11" table:number-columns-spanned="15" office:value-type="string">
            <text:p text:style-name="P257"><text:span text:style-name="T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85"/>
          </table:table-cell>
          <table:covered-table-cell/>
          <table:covered-table-cell/>
          <table:table-cell table:style-name="Таблица44.a12" table:number-columns-spanned="2" office:value-type="string">
            <text:p text:style-name="P285"/>
          </table:table-cell>
          <table:covered-table-cell/>
          <table:table-cell table:style-name="Таблица44.a12" table:number-columns-spanned="5" office:value-type="string">
            <text:p text:style-name="P285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12</text:p>
          </table:table-cell>
          <table:table-cell table:style-name="Таблица44.K9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office:value-type="string">
            <text:p text:style-name="P227"/>
          </table:table-cell>
          <table:table-cell table:style-name="Таблица44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75"/>
          </table:table-cell>
          <table:covered-table-cell/>
          <table:covered-table-cell/>
          <table:table-cell table:style-name="Таблица44.a12" table:number-columns-spanned="2" office:value-type="string">
            <text:p text:style-name="P275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13</text:p>
          </table:table-cell>
          <table:table-cell table:style-name="Таблица44.K9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office:value-type="string">
            <text:p text:style-name="P227"/>
          </table:table-cell>
          <table:table-cell table:style-name="Таблица44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83"/>
          </table:table-cell>
          <table:covered-table-cell/>
          <table:covered-table-cell/>
          <table:table-cell table:style-name="Таблица44.a12" table:number-columns-spanned="2" office:value-type="string">
            <text:p text:style-name="P283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14</text:p>
          </table:table-cell>
          <table:table-cell table:style-name="Таблица44.K9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23"/>
          </table:table-cell>
          <table:table-cell table:style-name="Таблица4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83"/>
          </table:table-cell>
          <table:covered-table-cell/>
          <table:covered-table-cell/>
          <table:table-cell table:style-name="Таблица44.a12" table:number-columns-spanned="2" office:value-type="string">
            <text:p text:style-name="P283"/>
          </table:table-cell>
          <table:covered-table-cell/>
          <table:table-cell table:style-name="Таблица44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15</text:p>
          </table:table-cell>
          <table:table-cell table:style-name="Таблица44.K9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23"/>
          </table:table-cell>
          <table:table-cell table:style-name="Таблица4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75"/>
          </table:table-cell>
          <table:covered-table-cell/>
          <table:covered-table-cell/>
          <table:table-cell table:style-name="Таблица44.a12" table:number-columns-spanned="2" office:value-type="string">
            <text:p text:style-name="P275"/>
          </table:table-cell>
          <table:covered-table-cell/>
          <table:table-cell table:style-name="Таблица44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K9" office:value-type="string">
            <text:p text:style-name="P95">16</text:p>
            <text:p text:style-name="P95"/>
          </table:table-cell>
          <table:table-cell table:style-name="Таблица44.K9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table:number-columns-spanned="3" office:value-type="string">
            <text:p text:style-name="P227"/>
          </table:table-cell>
          <table:covered-table-cell/>
          <table:covered-table-cell/>
          <table:table-cell table:style-name="Таблица44.E11" office:value-type="string">
            <text:p text:style-name="P227"/>
          </table:table-cell>
          <table:table-cell table:style-name="Таблица4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12" table:number-columns-spanned="3" office:value-type="string">
            <text:p text:style-name="P283"/>
          </table:table-cell>
          <table:covered-table-cell/>
          <table:covered-table-cell/>
          <table:table-cell table:style-name="Таблица44.a12" table:number-columns-spanned="2" office:value-type="string">
            <text:p text:style-name="P283"/>
          </table:table-cell>
          <table:covered-table-cell/>
          <table:table-cell table:style-name="Таблица44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4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4.11">
          <table:table-cell table:style-name="Таблица44.A27" office:value-type="string">
            <text:p text:style-name="P101">17</text:p>
          </table:table-cell>
          <table:table-cell table:style-name="Таблица44.A27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table:number-columns-spanned="3" office:value-type="string">
            <text:p text:style-name="P223"/>
          </table:table-cell>
          <table:covered-table-cell/>
          <table:covered-table-cell/>
          <table:table-cell table:style-name="Таблица44.E11" office:value-type="string">
            <text:p text:style-name="P223"/>
          </table:table-cell>
          <table:table-cell table:style-name="Таблица44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a27" table:number-columns-spanned="3" office:value-type="string">
            <text:p text:style-name="P283"/>
          </table:table-cell>
          <table:covered-table-cell/>
          <table:covered-table-cell/>
          <table:table-cell table:style-name="Таблица44.a27" table:number-columns-spanned="2" office:value-type="string">
            <text:p text:style-name="P283"/>
          </table:table-cell>
          <table:covered-table-cell/>
          <table:table-cell table:style-name="Таблица44.a27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4.k27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44.28">
          <table:table-cell table:style-name="Таблица44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4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4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4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column table:style-name="Таблица45.E"/>
        <table:table-column table:style-name="Таблица45.B"/>
        <table:table-column table:style-name="Таблица45.G"/>
        <table:table-column table:style-name="Таблица45.H"/>
        <table:table-column table:style-name="Таблица45.I"/>
        <table:table-column table:style-name="Таблица45.J"/>
        <table:table-column table:style-name="Таблица45.K"/>
        <table:table-column table:style-name="Таблица45.L"/>
        <table:table-column table:style-name="Таблица45.M"/>
        <table:table-column table:style-name="Таблица45.N"/>
        <table:table-column table:style-name="Таблица45.O"/>
        <table:table-column table:style-name="Таблица45.P"/>
        <table:table-column table:style-name="Таблица45.Q"/>
        <table:table-column table:style-name="Таблица45.R"/>
        <table:table-column table:style-name="Таблица45.S"/>
        <table:table-column table:style-name="Таблица45.T"/>
        <table:table-column table:style-name="Таблица45.U"/>
        <table:table-column table:style-name="Таблица45.V"/>
        <table:table-column table:style-name="Таблица45.W"/>
        <table:table-column table:style-name="Таблица45.X"/>
        <table:table-column table:style-name="Таблица45.Y"/>
        <table:table-column table:style-name="Таблица45.Z"/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column table:style-name="Таблица45.e"/>
        <table:table-column table:style-name="Таблица45.f"/>
        <table:table-column table:style-name="Таблица45.B"/>
        <table:table-column table:style-name="Таблица45.L"/>
        <table:table-column table:style-name="Таблица45.i"/>
        <table:table-column table:style-name="Таблица45.j"/>
        <table:table-column table:style-name="Таблица45.k"/>
        <table:table-column table:style-name="Таблица45.l"/>
        <table:table-column table:style-name="Таблица45.m"/>
        <table:table-column table:style-name="Таблица45.j"/>
        <table:table-column table:style-name="Таблица45.o"/>
        <table:table-row table:style-name="Таблица45.1"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A1" office:value-type="string">
            <text:p text:style-name="P186"/>
          </table:table-cell>
          <table:table-cell table:style-name="Таблица45.e1" table:number-columns-spanned="2" office:value-type="string">
            <text:p text:style-name="P83"/>
          </table:table-cell>
          <table:covered-table-cell/>
          <table:table-cell table:style-name="Таблица45.e1" table:number-columns-spanned="3" office:value-type="string">
            <text:p text:style-name="P83"/>
          </table:table-cell>
          <table:covered-table-cell/>
          <table:covered-table-cell/>
          <table:table-cell table:style-name="Таблица45.e1" table:number-columns-spanned="3" office:value-type="string">
            <text:p text:style-name="P83"/>
          </table:table-cell>
          <table:covered-table-cell/>
          <table:covered-table-cell/>
          <table:table-cell table:style-name="Таблица45.e1" table:number-columns-spanned="2" office:value-type="string">
            <text:p text:style-name="P83"/>
          </table:table-cell>
          <table:covered-table-cell/>
          <table:table-cell table:style-name="Таблица45.e1" office:value-type="string">
            <text:p text:style-name="P83"/>
          </table:table-cell>
        </table:table-row>
        <table:table-row table:style-name="Таблица45.1">
          <table:table-cell table:style-name="Таблица45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5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5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e1" table:number-columns-spanned="2" office:value-type="string">
            <text:p text:style-name="P5"/>
          </table:table-cell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office:value-type="string">
            <text:p text:style-name="P44"/>
          </table:table-cell>
        </table:table-row>
        <table:table-row table:style-name="Таблица45.1">
          <table:table-cell table:style-name="Таблица45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5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e1" office:value-type="string">
            <text:p text:style-name="P44"/>
          </table:table-cell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office:value-type="string">
            <text:p text:style-name="P44"/>
          </table:table-cell>
        </table:table-row>
        <table:table-row table:style-name="Таблица45.1">
          <table:table-cell table:style-name="Таблица45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5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e1" office:value-type="string">
            <text:p text:style-name="P44"/>
          </table:table-cell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office:value-type="string">
            <text:p text:style-name="P44"/>
          </table:table-cell>
        </table:table-row>
        <table:table-row table:style-name="Таблица45.5">
          <table:table-cell table:style-name="Таблица45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i5" office:value-type="string">
            <text:p text:style-name="P68"/>
          </table:table-cell>
        </table:table-row>
        <table:table-row table:style-name="Таблица45.1">
          <table:table-cell table:style-name="Таблица45.e1" table:number-rows-spanned="3" table:number-columns-spanned="2" office:value-type="string">
            <text:p text:style-name="P108"/>
          </table:table-cell>
          <table:covered-table-cell/>
          <table:table-cell table:style-name="Таблица45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office:value-type="string">
            <text:p text:style-name="P44"/>
          </table:table-cell>
          <table:table-cell table:style-name="Таблица45.e1" office:value-type="string">
            <text:p text:style-name="P44"/>
          </table:table-cell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W7" table:number-columns-spanned="2" office:value-type="string">
            <text:p text:style-name="P44"/>
          </table:table-cell>
          <table:covered-table-cell/>
          <table:table-cell table:style-name="Таблица45.Y7" table:number-columns-spanned="3" office:value-type="string">
            <text:p text:style-name="P44"/>
          </table:table-cell>
          <table:covered-table-cell/>
          <table:covered-table-cell/>
          <table:table-cell table:style-name="Таблица45.b6" table:number-rows-spanned="3" table:number-columns-spanned="10" office:value-type="string">
            <text:h text:style-name="P355" text:outline-level="8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5.1">
          <table:covered-table-cell/>
          <table:covered-table-cell/>
          <table:table-cell table:style-name="Таблица45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office:value-type="string">
            <text:p text:style-name="P44"/>
          </table:table-cell>
          <table:table-cell table:style-name="Таблица45.e1" office:value-type="string">
            <text:p text:style-name="P44"/>
          </table:table-cell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W7" table:number-columns-spanned="2" office:value-type="string">
            <text:p text:style-name="P44"/>
          </table:table-cell>
          <table:covered-table-cell/>
          <table:table-cell table:style-name="Таблица45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">
          <table:covered-table-cell/>
          <table:covered-table-cell/>
          <table:table-cell table:style-name="Таблица45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5.G8" table:number-columns-spanned="2" office:value-type="string">
            <text:p text:style-name="P146"/>
          </table:table-cell>
          <table:covered-table-cell/>
          <table:table-cell table:style-name="Таблица45.I8" table:number-columns-spanned="5" office:value-type="string">
            <text:p text:style-name="P150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P8" office:value-type="string">
            <text:p text:style-name="P44"/>
          </table:table-cell>
          <table:table-cell table:style-name="Таблица45.e1" office:value-type="string">
            <text:p text:style-name="P44"/>
          </table:table-cell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e1" table:number-columns-spanned="3" office:value-type="string">
            <text:p text:style-name="P44"/>
          </table:table-cell>
          <table:covered-table-cell/>
          <table:covered-table-cell/>
          <table:table-cell table:style-name="Таблица45.e1" table:number-columns-spanned="2" office:value-type="string">
            <text:p text:style-name="P44"/>
          </table:table-cell>
          <table:covered-table-cell/>
          <table:table-cell table:style-name="Таблица45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9">
          <table:table-cell table:style-name="Таблица45.A10" table:number-rows-spanned="2" office:value-type="string">
            <text:p text:style-name="P89"/>
          </table:table-cell>
          <table:table-cell table:style-name="Таблица45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5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5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5.K9" table:number-rows-spanned="2" office:value-type="string">
            <text:p text:style-name="P138">Опер</text:p>
          </table:table-cell>
          <table:table-cell table:style-name="Таблица45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k10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5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5.B9" table:number-columns-spanned="2" office:value-type="string">
            <text:p text:style-name="P89">Рук. уч.</text:p>
          </table:table-cell>
          <table:covered-table-cell/>
          <table:table-cell table:style-name="Таблица45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01</text:p>
          </table:table-cell>
          <table:table-cell table:style-name="Таблица45.K9" table:number-columns-spanned="3" office:value-type="string">
            <text:p text:style-name="P245"/>
          </table:table-cell>
          <table:covered-table-cell/>
          <table:covered-table-cell/>
          <table:table-cell table:style-name="Таблица45.E11" table:number-columns-spanned="3" office:value-type="string">
            <text:p text:style-name="P219"/>
          </table:table-cell>
          <table:covered-table-cell/>
          <table:covered-table-cell/>
          <table:table-cell table:style-name="Таблица45.E11" table:number-columns-spanned="3" office:value-type="string">
            <text:p text:style-name="P219"/>
          </table:table-cell>
          <table:covered-table-cell/>
          <table:covered-table-cell/>
          <table:table-cell table:style-name="Таблица45.E11" office:value-type="string">
            <text:p text:style-name="P235"/>
          </table:table-cell>
          <table:table-cell table:style-name="Таблица4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K9" table:number-columns-spanned="3" office:value-type="string">
            <text:p text:style-name="P275"/>
          </table:table-cell>
          <table:covered-table-cell/>
          <table:covered-table-cell/>
          <table:table-cell table:style-name="Таблица45.K9" table:number-columns-spanned="2" office:value-type="string">
            <text:p text:style-name="P275"/>
          </table:table-cell>
          <table:covered-table-cell/>
          <table:table-cell table:style-name="Таблица45.K9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02</text:p>
          </table:table-cell>
          <table:table-cell table:style-name="Таблица45.K9" table:number-columns-spanned="3" office:value-type="string">
            <text:p text:style-name="P231"/>
          </table:table-cell>
          <table:covered-table-cell/>
          <table:covered-table-cell/>
          <table:table-cell table:style-name="Таблица45.E11" table:number-columns-spanned="3" office:value-type="string">
            <text:p text:style-name="P231"/>
          </table:table-cell>
          <table:covered-table-cell/>
          <table:covered-table-cell/>
          <table:table-cell table:style-name="Таблица45.E11" table:number-columns-spanned="3" office:value-type="string">
            <text:p text:style-name="P231"/>
          </table:table-cell>
          <table:covered-table-cell/>
          <table:covered-table-cell/>
          <table:table-cell table:style-name="Таблица45.E11" office:value-type="string">
            <text:p text:style-name="P231"/>
          </table:table-cell>
          <table:table-cell table:style-name="Таблица4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83"/>
          </table:table-cell>
          <table:covered-table-cell/>
          <table:covered-table-cell/>
          <table:table-cell table:style-name="Таблица45.a12" table:number-columns-spanned="2" office:value-type="string">
            <text:p text:style-name="P283"/>
          </table:table-cell>
          <table:covered-table-cell/>
          <table:table-cell table:style-name="Таблица45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03</text:p>
          </table:table-cell>
          <table:table-cell table:style-name="Таблица45.K9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23"/>
          </table:table-cell>
          <table:table-cell table:style-name="Таблица4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83"/>
          </table:table-cell>
          <table:covered-table-cell/>
          <table:covered-table-cell/>
          <table:table-cell table:style-name="Таблица45.a12" table:number-columns-spanned="2" office:value-type="string">
            <text:p text:style-name="P283"/>
          </table:table-cell>
          <table:covered-table-cell/>
          <table:table-cell table:style-name="Таблица45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04</text:p>
          </table:table-cell>
          <table:table-cell table:style-name="Таблица45.K9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23"/>
          </table:table-cell>
          <table:table-cell table:style-name="Таблица45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6"/>
          </table:table-cell>
          <table:covered-table-cell/>
          <table:covered-table-cell/>
          <table:table-cell table:style-name="Таблица45.a12" table:number-columns-spanned="2" office:value-type="string">
            <text:p text:style-name="P276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<text:span text:style-name="T138">О</text:span>05</text:p>
          </table:table-cell>
          <table:table-cell table:style-name="Таблица45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38"><text:span text:style-name="T149"/></text:p>
          </table:table-cell>
          <table:table-cell table:style-name="Таблица45.L11" table:number-columns-spanned="15" office:value-type="string">
            <text:p text:style-name="P261"><text:span text:style-name="T9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85"/>
          </table:table-cell>
          <table:covered-table-cell/>
          <table:covered-table-cell/>
          <table:table-cell table:style-name="Таблица45.a12" table:number-columns-spanned="2" office:value-type="string">
            <text:p text:style-name="P285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06</text:p>
          </table:table-cell>
          <table:table-cell table:style-name="Таблица45.K9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23"/>
          </table:table-cell>
          <table:table-cell table:style-name="Таблица45.L11" table:number-columns-spanned="15" office:value-type="string">
            <text:p text:style-name="P261"><text:span text:style-name="T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6"/>
          </table:table-cell>
          <table:covered-table-cell/>
          <table:covered-table-cell/>
          <table:table-cell table:style-name="Таблица45.a12" table:number-columns-spanned="2" office:value-type="string">
            <text:p text:style-name="P276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07</text:p>
          </table:table-cell>
          <table:table-cell table:style-name="Таблица45.K9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office:value-type="string">
            <text:p text:style-name="P227"/>
          </table:table-cell>
          <table:table-cell table:style-name="Таблица45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6"/>
          </table:table-cell>
          <table:covered-table-cell/>
          <table:covered-table-cell/>
          <table:table-cell table:style-name="Таблица45.a12" table:number-columns-spanned="2" office:value-type="string">
            <text:p text:style-name="P276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<text:span text:style-name="T138">О</text:span>08</text:p>
          </table:table-cell>
          <table:table-cell table:style-name="Таблица45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38"><text:span text:style-name="T149"/></text:p>
          </table:table-cell>
          <table:table-cell table:style-name="Таблица45.L11" table:number-columns-spanned="15" office:value-type="string">
            <text:p text:style-name="P247"><text:span text:style-name="T3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6"/>
          </table:table-cell>
          <table:covered-table-cell/>
          <table:covered-table-cell/>
          <table:table-cell table:style-name="Таблица45.a12" table:number-columns-spanned="2" office:value-type="string">
            <text:p text:style-name="P276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09</text:p>
          </table:table-cell>
          <table:table-cell table:style-name="Таблица45.K9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23"/>
          </table:table-cell>
          <table:table-cell table:style-name="Таблица45.L11" table:number-columns-spanned="15" office:value-type="string">
            <text:p text:style-name="P261"><text:span text:style-name="T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6"/>
          </table:table-cell>
          <table:covered-table-cell/>
          <table:covered-table-cell/>
          <table:table-cell table:style-name="Таблица45.a12" table:number-columns-spanned="2" office:value-type="string">
            <text:p text:style-name="P276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10</text:p>
          </table:table-cell>
          <table:table-cell table:style-name="Таблица45.K9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23"/>
          </table:table-cell>
          <table:table-cell table:style-name="Таблица45.L11" table:number-columns-spanned="15" office:value-type="string">
            <text:p text:style-name="P261"><text:span text:style-name="T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6"/>
          </table:table-cell>
          <table:covered-table-cell/>
          <table:covered-table-cell/>
          <table:table-cell table:style-name="Таблица45.a12" table:number-columns-spanned="2" office:value-type="string">
            <text:p text:style-name="P276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11</text:p>
          </table:table-cell>
          <table:table-cell table:style-name="Таблица45.K9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office:value-type="string">
            <text:p text:style-name="P227"/>
          </table:table-cell>
          <table:table-cell table:style-name="Таблица45.L11" table:number-columns-spanned="15" office:value-type="string">
            <text:p text:style-name="P257"><text:span text:style-name="T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6"/>
          </table:table-cell>
          <table:covered-table-cell/>
          <table:covered-table-cell/>
          <table:table-cell table:style-name="Таблица45.a12" table:number-columns-spanned="2" office:value-type="string">
            <text:p text:style-name="P276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12</text:p>
          </table:table-cell>
          <table:table-cell table:style-name="Таблица45.K9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office:value-type="string">
            <text:p text:style-name="P227"/>
          </table:table-cell>
          <table:table-cell table:style-name="Таблица45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5"/>
          </table:table-cell>
          <table:covered-table-cell/>
          <table:covered-table-cell/>
          <table:table-cell table:style-name="Таблица45.a12" table:number-columns-spanned="2" office:value-type="string">
            <text:p text:style-name="P275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13</text:p>
          </table:table-cell>
          <table:table-cell table:style-name="Таблица45.K9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office:value-type="string">
            <text:p text:style-name="P227"/>
          </table:table-cell>
          <table:table-cell table:style-name="Таблица45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83"/>
          </table:table-cell>
          <table:covered-table-cell/>
          <table:covered-table-cell/>
          <table:table-cell table:style-name="Таблица45.a12" table:number-columns-spanned="2" office:value-type="string">
            <text:p text:style-name="P283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14</text:p>
          </table:table-cell>
          <table:table-cell table:style-name="Таблица45.K9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23"/>
          </table:table-cell>
          <table:table-cell table:style-name="Таблица4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83"/>
          </table:table-cell>
          <table:covered-table-cell/>
          <table:covered-table-cell/>
          <table:table-cell table:style-name="Таблица45.a12" table:number-columns-spanned="2" office:value-type="string">
            <text:p text:style-name="P283"/>
          </table:table-cell>
          <table:covered-table-cell/>
          <table:table-cell table:style-name="Таблица45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15</text:p>
          </table:table-cell>
          <table:table-cell table:style-name="Таблица45.K9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23"/>
          </table:table-cell>
          <table:table-cell table:style-name="Таблица4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75"/>
          </table:table-cell>
          <table:covered-table-cell/>
          <table:covered-table-cell/>
          <table:table-cell table:style-name="Таблица45.a12" table:number-columns-spanned="2" office:value-type="string">
            <text:p text:style-name="P275"/>
          </table:table-cell>
          <table:covered-table-cell/>
          <table:table-cell table:style-name="Таблица45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K9" office:value-type="string">
            <text:p text:style-name="P95">16</text:p>
            <text:p text:style-name="P95"/>
          </table:table-cell>
          <table:table-cell table:style-name="Таблица45.K9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table:number-columns-spanned="3" office:value-type="string">
            <text:p text:style-name="P227"/>
          </table:table-cell>
          <table:covered-table-cell/>
          <table:covered-table-cell/>
          <table:table-cell table:style-name="Таблица45.E11" office:value-type="string">
            <text:p text:style-name="P227"/>
          </table:table-cell>
          <table:table-cell table:style-name="Таблица4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12" table:number-columns-spanned="3" office:value-type="string">
            <text:p text:style-name="P283"/>
          </table:table-cell>
          <table:covered-table-cell/>
          <table:covered-table-cell/>
          <table:table-cell table:style-name="Таблица45.a12" table:number-columns-spanned="2" office:value-type="string">
            <text:p text:style-name="P283"/>
          </table:table-cell>
          <table:covered-table-cell/>
          <table:table-cell table:style-name="Таблица45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5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5.11">
          <table:table-cell table:style-name="Таблица45.A27" office:value-type="string">
            <text:p text:style-name="P101">17</text:p>
          </table:table-cell>
          <table:table-cell table:style-name="Таблица45.A27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table:number-columns-spanned="3" office:value-type="string">
            <text:p text:style-name="P223"/>
          </table:table-cell>
          <table:covered-table-cell/>
          <table:covered-table-cell/>
          <table:table-cell table:style-name="Таблица45.E11" office:value-type="string">
            <text:p text:style-name="P223"/>
          </table:table-cell>
          <table:table-cell table:style-name="Таблица45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a27" table:number-columns-spanned="3" office:value-type="string">
            <text:p text:style-name="P283"/>
          </table:table-cell>
          <table:covered-table-cell/>
          <table:covered-table-cell/>
          <table:table-cell table:style-name="Таблица45.a27" table:number-columns-spanned="2" office:value-type="string">
            <text:p text:style-name="P283"/>
          </table:table-cell>
          <table:covered-table-cell/>
          <table:table-cell table:style-name="Таблица45.a27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5.k27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45.28">
          <table:table-cell table:style-name="Таблица45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5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5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B"/>
        <table:table-column table:style-name="Таблица46.G"/>
        <table:table-column table:style-name="Таблица46.H"/>
        <table:table-column table:style-name="Таблица46.I"/>
        <table:table-column table:style-name="Таблица46.J"/>
        <table:table-column table:style-name="Таблица46.K"/>
        <table:table-column table:style-name="Таблица46.L"/>
        <table:table-column table:style-name="Таблица46.M"/>
        <table:table-column table:style-name="Таблица46.N"/>
        <table:table-column table:style-name="Таблица46.O"/>
        <table:table-column table:style-name="Таблица46.P"/>
        <table:table-column table:style-name="Таблица46.Q"/>
        <table:table-column table:style-name="Таблица46.R"/>
        <table:table-column table:style-name="Таблица46.S"/>
        <table:table-column table:style-name="Таблица46.T"/>
        <table:table-column table:style-name="Таблица46.U"/>
        <table:table-column table:style-name="Таблица46.V"/>
        <table:table-column table:style-name="Таблица46.W"/>
        <table:table-column table:style-name="Таблица46.X"/>
        <table:table-column table:style-name="Таблица46.Y"/>
        <table:table-column table:style-name="Таблица46.Z"/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column table:style-name="Таблица46.B"/>
        <table:table-column table:style-name="Таблица46.L"/>
        <table:table-column table:style-name="Таблица46.i"/>
        <table:table-column table:style-name="Таблица46.j"/>
        <table:table-column table:style-name="Таблица46.k"/>
        <table:table-column table:style-name="Таблица46.l"/>
        <table:table-column table:style-name="Таблица46.m"/>
        <table:table-column table:style-name="Таблица46.j"/>
        <table:table-column table:style-name="Таблица46.o"/>
        <table:table-row table:style-name="Таблица46.1"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A1" office:value-type="string">
            <text:p text:style-name="P186"/>
          </table:table-cell>
          <table:table-cell table:style-name="Таблица46.e1" table:number-columns-spanned="2" office:value-type="string">
            <text:p text:style-name="P83"/>
          </table:table-cell>
          <table:covered-table-cell/>
          <table:table-cell table:style-name="Таблица46.e1" table:number-columns-spanned="3" office:value-type="string">
            <text:p text:style-name="P83"/>
          </table:table-cell>
          <table:covered-table-cell/>
          <table:covered-table-cell/>
          <table:table-cell table:style-name="Таблица46.e1" table:number-columns-spanned="3" office:value-type="string">
            <text:p text:style-name="P83"/>
          </table:table-cell>
          <table:covered-table-cell/>
          <table:covered-table-cell/>
          <table:table-cell table:style-name="Таблица46.e1" table:number-columns-spanned="2" office:value-type="string">
            <text:p text:style-name="P83"/>
          </table:table-cell>
          <table:covered-table-cell/>
          <table:table-cell table:style-name="Таблица46.e1" office:value-type="string">
            <text:p text:style-name="P83"/>
          </table:table-cell>
        </table:table-row>
        <table:table-row table:style-name="Таблица46.1">
          <table:table-cell table:style-name="Таблица46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6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6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e1" table:number-columns-spanned="2" office:value-type="string">
            <text:p text:style-name="P5"/>
          </table:table-cell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office:value-type="string">
            <text:p text:style-name="P44"/>
          </table:table-cell>
        </table:table-row>
        <table:table-row table:style-name="Таблица46.1">
          <table:table-cell table:style-name="Таблица46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6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e1" office:value-type="string">
            <text:p text:style-name="P44"/>
          </table:table-cell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office:value-type="string">
            <text:p text:style-name="P44"/>
          </table:table-cell>
        </table:table-row>
        <table:table-row table:style-name="Таблица46.1">
          <table:table-cell table:style-name="Таблица46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6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e1" office:value-type="string">
            <text:p text:style-name="P44"/>
          </table:table-cell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office:value-type="string">
            <text:p text:style-name="P44"/>
          </table:table-cell>
        </table:table-row>
        <table:table-row table:style-name="Таблица46.5">
          <table:table-cell table:style-name="Таблица46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i5" office:value-type="string">
            <text:p text:style-name="P68"/>
          </table:table-cell>
        </table:table-row>
        <table:table-row table:style-name="Таблица46.1">
          <table:table-cell table:style-name="Таблица46.e1" table:number-rows-spanned="3" table:number-columns-spanned="2" office:value-type="string">
            <text:p text:style-name="P108"/>
          </table:table-cell>
          <table:covered-table-cell/>
          <table:table-cell table:style-name="Таблица46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office:value-type="string">
            <text:p text:style-name="P44"/>
          </table:table-cell>
          <table:table-cell table:style-name="Таблица46.e1" office:value-type="string">
            <text:p text:style-name="P44"/>
          </table:table-cell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W6" table:number-columns-spanned="2" office:value-type="string">
            <text:p text:style-name="P44"/>
          </table:table-cell>
          <table:covered-table-cell/>
          <table:table-cell table:style-name="Таблица46.Y6" table:number-columns-spanned="3" office:value-type="string">
            <text:p text:style-name="P44"/>
          </table:table-cell>
          <table:covered-table-cell/>
          <table:covered-table-cell/>
          <table:table-cell table:style-name="Таблица46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6.1">
          <table:covered-table-cell/>
          <table:covered-table-cell/>
          <table:table-cell table:style-name="Таблица46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office:value-type="string">
            <text:p text:style-name="P44"/>
          </table:table-cell>
          <table:table-cell table:style-name="Таблица46.e1" office:value-type="string">
            <text:p text:style-name="P44"/>
          </table:table-cell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W7" table:number-columns-spanned="2" office:value-type="string">
            <text:p text:style-name="P44"/>
          </table:table-cell>
          <table:covered-table-cell/>
          <table:table-cell table:style-name="Таблица46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">
          <table:covered-table-cell/>
          <table:covered-table-cell/>
          <table:table-cell table:style-name="Таблица46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6.G8" table:number-columns-spanned="2" office:value-type="string">
            <text:p text:style-name="P146"/>
          </table:table-cell>
          <table:covered-table-cell/>
          <table:table-cell table:style-name="Таблица46.I8" table:number-columns-spanned="5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P8" office:value-type="string">
            <text:p text:style-name="P44"/>
          </table:table-cell>
          <table:table-cell table:style-name="Таблица46.e1" office:value-type="string">
            <text:p text:style-name="P44"/>
          </table:table-cell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e1" table:number-columns-spanned="3" office:value-type="string">
            <text:p text:style-name="P44"/>
          </table:table-cell>
          <table:covered-table-cell/>
          <table:covered-table-cell/>
          <table:table-cell table:style-name="Таблица46.e1" table:number-columns-spanned="2" office:value-type="string">
            <text:p text:style-name="P44"/>
          </table:table-cell>
          <table:covered-table-cell/>
          <table:table-cell table:style-name="Таблица46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9">
          <table:table-cell table:style-name="Таблица46.A10" table:number-rows-spanned="2" office:value-type="string">
            <text:p text:style-name="P89"/>
          </table:table-cell>
          <table:table-cell table:style-name="Таблица46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6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6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6.K9" table:number-rows-spanned="2" office:value-type="string">
            <text:p text:style-name="P138">Опер</text:p>
          </table:table-cell>
          <table:table-cell table:style-name="Таблица46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k9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6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6.B9" table:number-columns-spanned="2" office:value-type="string">
            <text:p text:style-name="P89">Рук. уч.</text:p>
          </table:table-cell>
          <table:covered-table-cell/>
          <table:table-cell table:style-name="Таблица46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01</text:p>
          </table:table-cell>
          <table:table-cell table:style-name="Таблица46.K9" table:number-columns-spanned="3" office:value-type="string">
            <text:p text:style-name="P245"/>
          </table:table-cell>
          <table:covered-table-cell/>
          <table:covered-table-cell/>
          <table:table-cell table:style-name="Таблица46.E11" table:number-columns-spanned="3" office:value-type="string">
            <text:p text:style-name="P219"/>
          </table:table-cell>
          <table:covered-table-cell/>
          <table:covered-table-cell/>
          <table:table-cell table:style-name="Таблица46.E11" table:number-columns-spanned="3" office:value-type="string">
            <text:p text:style-name="P219"/>
          </table:table-cell>
          <table:covered-table-cell/>
          <table:covered-table-cell/>
          <table:table-cell table:style-name="Таблица46.E11" office:value-type="string">
            <text:p text:style-name="P235"/>
          </table:table-cell>
          <table:table-cell table:style-name="Таблица4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K9" table:number-columns-spanned="3" office:value-type="string">
            <text:p text:style-name="P275"/>
          </table:table-cell>
          <table:covered-table-cell/>
          <table:covered-table-cell/>
          <table:table-cell table:style-name="Таблица46.K9" table:number-columns-spanned="2" office:value-type="string">
            <text:p text:style-name="P275"/>
          </table:table-cell>
          <table:covered-table-cell/>
          <table:table-cell table:style-name="Таблица46.K9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02</text:p>
          </table:table-cell>
          <table:table-cell table:style-name="Таблица46.K9" table:number-columns-spanned="3" office:value-type="string">
            <text:p text:style-name="P231"/>
          </table:table-cell>
          <table:covered-table-cell/>
          <table:covered-table-cell/>
          <table:table-cell table:style-name="Таблица46.E11" table:number-columns-spanned="3" office:value-type="string">
            <text:p text:style-name="P231"/>
          </table:table-cell>
          <table:covered-table-cell/>
          <table:covered-table-cell/>
          <table:table-cell table:style-name="Таблица46.E11" table:number-columns-spanned="3" office:value-type="string">
            <text:p text:style-name="P231"/>
          </table:table-cell>
          <table:covered-table-cell/>
          <table:covered-table-cell/>
          <table:table-cell table:style-name="Таблица46.E11" office:value-type="string">
            <text:p text:style-name="P231"/>
          </table:table-cell>
          <table:table-cell table:style-name="Таблица4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83"/>
          </table:table-cell>
          <table:covered-table-cell/>
          <table:covered-table-cell/>
          <table:table-cell table:style-name="Таблица46.a12" table:number-columns-spanned="2" office:value-type="string">
            <text:p text:style-name="P283"/>
          </table:table-cell>
          <table:covered-table-cell/>
          <table:table-cell table:style-name="Таблица46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03</text:p>
          </table:table-cell>
          <table:table-cell table:style-name="Таблица46.K9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23"/>
          </table:table-cell>
          <table:table-cell table:style-name="Таблица4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83"/>
          </table:table-cell>
          <table:covered-table-cell/>
          <table:covered-table-cell/>
          <table:table-cell table:style-name="Таблица46.a12" table:number-columns-spanned="2" office:value-type="string">
            <text:p text:style-name="P283"/>
          </table:table-cell>
          <table:covered-table-cell/>
          <table:table-cell table:style-name="Таблица46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04</text:p>
          </table:table-cell>
          <table:table-cell table:style-name="Таблица46.K9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23"/>
          </table:table-cell>
          <table:table-cell table:style-name="Таблица46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76"/>
          </table:table-cell>
          <table:covered-table-cell/>
          <table:covered-table-cell/>
          <table:table-cell table:style-name="Таблица46.a12" table:number-columns-spanned="2" office:value-type="string">
            <text:p text:style-name="P276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<text:span text:style-name="T138">О</text:span>05</text:p>
          </table:table-cell>
          <table:table-cell table:style-name="Таблица46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38"><text:span text:style-name="T149"/></text:p>
          </table:table-cell>
          <table:table-cell table:style-name="Таблица46.L11" table:number-columns-spanned="15" office:value-type="string">
            <text:p text:style-name="P237"><text:span text:style-name="T4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85"/>
          </table:table-cell>
          <table:covered-table-cell/>
          <table:covered-table-cell/>
          <table:table-cell table:style-name="Таблица46.a12" table:number-columns-spanned="2" office:value-type="string">
            <text:p text:style-name="P285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36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06</text:p>
          </table:table-cell>
          <table:table-cell table:style-name="Таблица46.K9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23"/>
          </table:table-cell>
          <table:table-cell table:style-name="Таблица46.L11" table:number-columns-spanned="15" office:value-type="string">
            <text:p text:style-name="P237"><text:span text:style-name="T4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76"/>
          </table:table-cell>
          <table:covered-table-cell/>
          <table:covered-table-cell/>
          <table:table-cell table:style-name="Таблица46.a12" table:number-columns-spanned="2" office:value-type="string">
            <text:p text:style-name="P276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07</text:p>
          </table:table-cell>
          <table:table-cell table:style-name="Таблица46.K9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office:value-type="string">
            <text:p text:style-name="P227"/>
          </table:table-cell>
          <table:table-cell table:style-name="Таблица46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76"/>
          </table:table-cell>
          <table:covered-table-cell/>
          <table:covered-table-cell/>
          <table:table-cell table:style-name="Таблица46.a12" table:number-columns-spanned="2" office:value-type="string">
            <text:p text:style-name="P276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<text:span text:style-name="T138">О</text:span>08</text:p>
          </table:table-cell>
          <table:table-cell table:style-name="Таблица46.K9" table:number-columns-spanned="3" office:value-type="string">
            <text:p text:style-name="P324"><text:s/><text:span text:style-name="T149">-</text:span><text:span text:style-name="T150">"</text:span><text:span text:style-name="T149">-</text:span></text:p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38"><text:s text:c="3"/><text:span text:style-name="T149">-</text:span><text:span text:style-name="T150">"</text:span><text:span text:style-name="T149">-</text:span></text:p>
          </table:table-cell>
          <table:table-cell table:style-name="Таблица46.L11" table:number-columns-spanned="15" office:value-type="string">
            <text:p text:style-name="P247"><text:span text:style-name="T3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76"/>
          </table:table-cell>
          <table:covered-table-cell/>
          <table:covered-table-cell/>
          <table:table-cell table:style-name="Таблица46.a12" table:number-columns-spanned="2" office:value-type="string">
            <text:p text:style-name="P276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K9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09</text:p>
          </table:table-cell>
          <table:table-cell table:style-name="Таблица46.K9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23"/>
          </table:table-cell>
          <table:table-cell table:style-name="Таблица46.L11" table:number-columns-spanned="15" office:value-type="string">
            <text:p text:style-name="P237"><text:span text:style-name="T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76"/>
          </table:table-cell>
          <table:covered-table-cell/>
          <table:covered-table-cell/>
          <table:table-cell table:style-name="Таблица46.a12" table:number-columns-spanned="2" office:value-type="string">
            <text:p text:style-name="P276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K9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10</text:p>
          </table:table-cell>
          <table:table-cell table:style-name="Таблица46.K9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23"/>
          </table:table-cell>
          <table:table-cell table:style-name="Таблица46.L11" table:number-columns-spanned="15" office:value-type="string">
            <text:p text:style-name="P29"><text:span text:style-name="T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76"/>
          </table:table-cell>
          <table:covered-table-cell/>
          <table:covered-table-cell/>
          <table:table-cell table:style-name="Таблица46.a12" table:number-columns-spanned="2" office:value-type="string">
            <text:p text:style-name="P276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11</text:p>
          </table:table-cell>
          <table:table-cell table:style-name="Таблица46.K9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office:value-type="string">
            <text:p text:style-name="P227"/>
          </table:table-cell>
          <table:table-cell table:style-name="Таблица46.L11" table:number-columns-spanned="15" office:value-type="string">
            <text:p text:style-name="P247"><text:span text:style-name="T5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76"/>
          </table:table-cell>
          <table:covered-table-cell/>
          <table:covered-table-cell/>
          <table:table-cell table:style-name="Таблица46.a12" table:number-columns-spanned="2" office:value-type="string">
            <text:p text:style-name="P276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12</text:p>
          </table:table-cell>
          <table:table-cell table:style-name="Таблица46.K9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office:value-type="string">
            <text:p text:style-name="P227"/>
          </table:table-cell>
          <table:table-cell table:style-name="Таблица46.L11" table:number-columns-spanned="15" office:value-type="string">
            <text:p text:style-name="P247"><text:span text:style-name="T5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85"/>
          </table:table-cell>
          <table:covered-table-cell/>
          <table:covered-table-cell/>
          <table:table-cell table:style-name="Таблица46.a12" table:number-columns-spanned="2" office:value-type="string">
            <text:p text:style-name="P285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13</text:p>
          </table:table-cell>
          <table:table-cell table:style-name="Таблица46.K9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office:value-type="string">
            <text:p text:style-name="P227"/>
          </table:table-cell>
          <table:table-cell table:style-name="Таблица46.L11" table:number-columns-spanned="15" office:value-type="string">
            <text:p text:style-name="P247"><text:span text:style-name="T5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85"/>
          </table:table-cell>
          <table:covered-table-cell/>
          <table:covered-table-cell/>
          <table:table-cell table:style-name="Таблица46.a12" table:number-columns-spanned="2" office:value-type="string">
            <text:p text:style-name="P285"/>
          </table:table-cell>
          <table:covered-table-cell/>
          <table:table-cell table:style-name="Таблица46.a12" table:number-columns-spanned="5" office:value-type="string">
            <text:p text:style-name="P285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14</text:p>
          </table:table-cell>
          <table:table-cell table:style-name="Таблица46.K9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23"/>
          </table:table-cell>
          <table:table-cell table:style-name="Таблица46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75"/>
          </table:table-cell>
          <table:covered-table-cell/>
          <table:covered-table-cell/>
          <table:table-cell table:style-name="Таблица46.a12" table:number-columns-spanned="2" office:value-type="string">
            <text:p text:style-name="P275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11">
          <table:table-cell table:style-name="Таблица46.K9" office:value-type="string">
            <text:p text:style-name="P95">15</text:p>
          </table:table-cell>
          <table:table-cell table:style-name="Таблица46.K9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23"/>
          </table:table-cell>
          <table:table-cell table:style-name="Таблица46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83"/>
          </table:table-cell>
          <table:covered-table-cell/>
          <table:covered-table-cell/>
          <table:table-cell table:style-name="Таблица46.a12" table:number-columns-spanned="2" office:value-type="string">
            <text:p text:style-name="P283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26">
          <table:table-cell table:style-name="Таблица46.K9" office:value-type="string">
            <text:p text:style-name="P440">16</text:p>
          </table:table-cell>
          <table:table-cell table:style-name="Таблица46.K9" table:number-columns-spanned="3" office:value-type="string">
            <text:p text:style-name="P227"><text:s/></text:p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table:number-columns-spanned="3" office:value-type="string">
            <text:p text:style-name="P227"/>
          </table:table-cell>
          <table:covered-table-cell/>
          <table:covered-table-cell/>
          <table:table-cell table:style-name="Таблица46.E11" office:value-type="string">
            <text:p text:style-name="P227"/>
          </table:table-cell>
          <table:table-cell table:style-name="Таблица46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12" table:number-columns-spanned="3" office:value-type="string">
            <text:p text:style-name="P283"/>
          </table:table-cell>
          <table:covered-table-cell/>
          <table:covered-table-cell/>
          <table:table-cell table:style-name="Таблица46.a12" table:number-columns-spanned="2" office:value-type="string">
            <text:p text:style-name="P283"/>
          </table:table-cell>
          <table:covered-table-cell/>
          <table:table-cell table:style-name="Таблица46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6.e1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46.27">
          <table:table-cell table:style-name="Таблица46.A27" office:value-type="string">
            <text:p text:style-name="P101">17</text:p>
          </table:table-cell>
          <table:table-cell table:style-name="Таблица46.A27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table:number-columns-spanned="3" office:value-type="string">
            <text:p text:style-name="P223"/>
          </table:table-cell>
          <table:covered-table-cell/>
          <table:covered-table-cell/>
          <table:table-cell table:style-name="Таблица46.E11" office:value-type="string">
            <text:p text:style-name="P223"/>
          </table:table-cell>
          <table:table-cell table:style-name="Таблица46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a27" table:number-columns-spanned="3" office:value-type="string">
            <text:p text:style-name="P54"/>
          </table:table-cell>
          <table:covered-table-cell/>
          <table:covered-table-cell/>
          <table:table-cell table:style-name="Таблица46.a27" table:number-columns-spanned="2" office:value-type="string">
            <text:p text:style-name="P54"/>
          </table:table-cell>
          <table:covered-table-cell/>
          <table:table-cell table:style-name="Таблица46.a27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46.k27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6.28">
          <table:table-cell table:style-name="Таблица46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6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6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6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B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R"/>
        <table:table-column table:style-name="Таблица3.S"/>
        <table:table-column table:style-name="Таблица3.T"/>
        <table:table-column table:style-name="Таблица3.U"/>
        <table:table-column table:style-name="Таблица3.V"/>
        <table:table-column table:style-name="Таблица3.W"/>
        <table:table-column table:style-name="Таблица3.X"/>
        <table:table-column table:style-name="Таблица3.Y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B"/>
        <table:table-column table:style-name="Таблица3.L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j"/>
        <table:table-column table:style-name="Таблица3.o"/>
        <table:table-row table:style-name="Таблица3.1"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A1" office:value-type="string">
            <text:p text:style-name="P186"/>
          </table:table-cell>
          <table:table-cell table:style-name="Таблица3.e1" table:number-columns-spanned="2" office:value-type="string">
            <text:p text:style-name="P83"/>
          </table:table-cell>
          <table:covered-table-cell/>
          <table:table-cell table:style-name="Таблица3.e1" table:number-columns-spanned="3" office:value-type="string">
            <text:p text:style-name="P83"/>
          </table:table-cell>
          <table:covered-table-cell/>
          <table:covered-table-cell/>
          <table:table-cell table:style-name="Таблица3.e1" table:number-columns-spanned="3" office:value-type="string">
            <text:p text:style-name="P83"/>
          </table:table-cell>
          <table:covered-table-cell/>
          <table:covered-table-cell/>
          <table:table-cell table:style-name="Таблица3.e1" table:number-columns-spanned="2" office:value-type="string">
            <text:p text:style-name="P83"/>
          </table:table-cell>
          <table:covered-table-cell/>
          <table:table-cell table:style-name="Таблица3.e1" office:value-type="string">
            <text:p text:style-name="P83"/>
          </table:table-cell>
        </table:table-row>
        <table:table-row table:style-name="Таблица3.1">
          <table:table-cell table:style-name="Таблица3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3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3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5"/>
          </table:table-cell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office:value-type="string">
            <text:p text:style-name="P44"/>
          </table:table-cell>
        </table:table-row>
        <table:table-row table:style-name="Таблица3.1">
          <table:table-cell table:style-name="Таблица3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3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e1" office:value-type="string">
            <text:p text:style-name="P44"/>
          </table:table-cell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office:value-type="string">
            <text:p text:style-name="P44"/>
          </table:table-cell>
        </table:table-row>
        <table:table-row table:style-name="Таблица3.1">
          <table:table-cell table:style-name="Таблица3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3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e1" office:value-type="string">
            <text:p text:style-name="P44"/>
          </table:table-cell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office:value-type="string">
            <text:p text:style-name="P44"/>
          </table:table-cell>
        </table:table-row>
        <table:table-row table:style-name="Таблица3.5">
          <table:table-cell table:style-name="Таблица3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i5" office:value-type="string">
            <text:p text:style-name="P68"/>
          </table:table-cell>
        </table:table-row>
        <table:table-row table:style-name="Таблица3.1">
          <table:table-cell table:style-name="Таблица3.e1" table:number-rows-spanned="3" table:number-columns-spanned="2" office:value-type="string">
            <text:p text:style-name="P108"/>
          </table:table-cell>
          <table:covered-table-cell/>
          <table:table-cell table:style-name="Таблица3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office:value-type="string">
            <text:p text:style-name="P44"/>
          </table:table-cell>
          <table:table-cell table:style-name="Таблица3.e1" office:value-type="string">
            <text:p text:style-name="P44"/>
          </table:table-cell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W7" table:number-columns-spanned="2" office:value-type="string">
            <text:p text:style-name="P44"/>
          </table:table-cell>
          <table:covered-table-cell/>
          <table:table-cell table:style-name="Таблица3.Y7" table:number-columns-spanned="3" office:value-type="string">
            <text:p text:style-name="P44"/>
          </table:table-cell>
          <table:covered-table-cell/>
          <table:covered-table-cell/>
          <table:table-cell table:style-name="Таблица3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3.1">
          <table:covered-table-cell/>
          <table:covered-table-cell/>
          <table:table-cell table:style-name="Таблица3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office:value-type="string">
            <text:p text:style-name="P44"/>
          </table:table-cell>
          <table:table-cell table:style-name="Таблица3.e1" office:value-type="string">
            <text:p text:style-name="P44"/>
          </table:table-cell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W7" table:number-columns-spanned="2" office:value-type="string">
            <text:p text:style-name="P44"/>
          </table:table-cell>
          <table:covered-table-cell/>
          <table:table-cell table:style-name="Таблица3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covered-table-cell/>
          <table:covered-table-cell/>
          <table:table-cell table:style-name="Таблица3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3.G8" table:number-columns-spanned="2" office:value-type="string">
            <text:p text:style-name="P146"/>
          </table:table-cell>
          <table:covered-table-cell/>
          <table:table-cell table:style-name="Таблица3.I8" table:number-columns-spanned="5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P8" office:value-type="string">
            <text:p text:style-name="P44"/>
          </table:table-cell>
          <table:table-cell table:style-name="Таблица3.e1" office:value-type="string">
            <text:p text:style-name="P44"/>
          </table:table-cell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e1" table:number-columns-spanned="3" office:value-type="string">
            <text:p text:style-name="P44"/>
          </table:table-cell>
          <table:covered-table-cell/>
          <table:covered-table-cell/>
          <table:table-cell table:style-name="Таблица3.e1" table:number-columns-spanned="2" office:value-type="string">
            <text:p text:style-name="P44"/>
          </table:table-cell>
          <table:covered-table-cell/>
          <table:table-cell table:style-name="Таблица3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9">
          <table:table-cell table:style-name="Таблица3.A10" table:number-rows-spanned="2" office:value-type="string">
            <text:p text:style-name="P89"/>
          </table:table-cell>
          <table:table-cell table:style-name="Таблица3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3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3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3.K9" table:number-rows-spanned="2" office:value-type="string">
            <text:p text:style-name="P138">Опер</text:p>
          </table:table-cell>
          <table:table-cell table:style-name="Таблица3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10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3.B9" table:number-columns-spanned="2" office:value-type="string">
            <text:p text:style-name="P89">Рук. уч.</text:p>
          </table:table-cell>
          <table:covered-table-cell/>
          <table:table-cell table:style-name="Таблица3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01</text:p>
          </table:table-cell>
          <table:table-cell table:style-name="Таблица3.K9" table:number-columns-spanned="3" office:value-type="string">
            <text:p text:style-name="P245"/>
          </table:table-cell>
          <table:covered-table-cell/>
          <table:covered-table-cell/>
          <table:table-cell table:style-name="Таблица3.E11" table:number-columns-spanned="3" office:value-type="string">
            <text:p text:style-name="P219"/>
          </table:table-cell>
          <table:covered-table-cell/>
          <table:covered-table-cell/>
          <table:table-cell table:style-name="Таблица3.E11" table:number-columns-spanned="3" office:value-type="string">
            <text:p text:style-name="P219"/>
          </table:table-cell>
          <table:covered-table-cell/>
          <table:covered-table-cell/>
          <table:table-cell table:style-name="Таблица3.E11" office:value-type="string">
            <text:p text:style-name="P235"/>
          </table:table-cell>
          <table:table-cell table:style-name="Таблица3.L11" table:number-columns-spanned="15" office:value-type="string">
            <text:p text:style-name="P2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9" table:number-columns-spanned="3" office:value-type="string">
            <text:p text:style-name="P63"/>
          </table:table-cell>
          <table:covered-table-cell/>
          <table:covered-table-cell/>
          <table:table-cell table:style-name="Таблица3.K9" table:number-columns-spanned="2" office:value-type="string">
            <text:p text:style-name="P11"/>
          </table:table-cell>
          <table:covered-table-cell/>
          <table:table-cell table:style-name="Таблица3.K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02</text:p>
          </table:table-cell>
          <table:table-cell table:style-name="Таблица3.K9" table:number-columns-spanned="3" office:value-type="string">
            <text:p text:style-name="P231"/>
          </table:table-cell>
          <table:covered-table-cell/>
          <table:covered-table-cell/>
          <table:table-cell table:style-name="Таблица3.E11" table:number-columns-spanned="3" office:value-type="string">
            <text:p text:style-name="P231"/>
          </table:table-cell>
          <table:covered-table-cell/>
          <table:covered-table-cell/>
          <table:table-cell table:style-name="Таблица3.E11" table:number-columns-spanned="3" office:value-type="string">
            <text:p text:style-name="P231"/>
          </table:table-cell>
          <table:covered-table-cell/>
          <table:covered-table-cell/>
          <table:table-cell table:style-name="Таблица3.E11" office:value-type="string">
            <text:p text:style-name="P231"/>
          </table:table-cell>
          <table:table-cell table:style-name="Таблица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83"/>
          </table:table-cell>
          <table:covered-table-cell/>
          <table:covered-table-cell/>
          <table:table-cell table:style-name="Таблица3.a12" table:number-columns-spanned="2" office:value-type="string">
            <text:p text:style-name="P283"/>
          </table:table-cell>
          <table:covered-table-cell/>
          <table:table-cell table:style-name="Таблица3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03</text:p>
          </table:table-cell>
          <table:table-cell table:style-name="Таблица3.K9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83"/>
          </table:table-cell>
          <table:covered-table-cell/>
          <table:covered-table-cell/>
          <table:table-cell table:style-name="Таблица3.a12" table:number-columns-spanned="2" office:value-type="string">
            <text:p text:style-name="P283"/>
          </table:table-cell>
          <table:covered-table-cell/>
          <table:table-cell table:style-name="Таблица3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04</text:p>
          </table:table-cell>
          <table:table-cell table:style-name="Таблица3.K9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75"/>
          </table:table-cell>
          <table:covered-table-cell/>
          <table:covered-table-cell/>
          <table:table-cell table:style-name="Таблица3.a12" table:number-columns-spanned="2" office:value-type="string">
            <text:p text:style-name="P275"/>
          </table:table-cell>
          <table:covered-table-cell/>
          <table:table-cell table:style-name="Таблица3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05</text:p>
          </table:table-cell>
          <table:table-cell table:style-name="Таблица3.K9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83"/>
          </table:table-cell>
          <table:covered-table-cell/>
          <table:covered-table-cell/>
          <table:table-cell table:style-name="Таблица3.a12" table:number-columns-spanned="2" office:value-type="string">
            <text:p text:style-name="P283"/>
          </table:table-cell>
          <table:covered-table-cell/>
          <table:table-cell table:style-name="Таблица3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06</text:p>
          </table:table-cell>
          <table:table-cell table:style-name="Таблица3.K9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83"/>
          </table:table-cell>
          <table:covered-table-cell/>
          <table:covered-table-cell/>
          <table:table-cell table:style-name="Таблица3.a12" table:number-columns-spanned="2" office:value-type="string">
            <text:p text:style-name="P283"/>
          </table:table-cell>
          <table:covered-table-cell/>
          <table:table-cell table:style-name="Таблица3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07</text:p>
          </table:table-cell>
          <table:table-cell table:style-name="Таблица3.K9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office:value-type="string">
            <text:p text:style-name="P227"/>
          </table:table-cell>
          <table:table-cell table:style-name="Таблица3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76"/>
          </table:table-cell>
          <table:covered-table-cell/>
          <table:covered-table-cell/>
          <table:table-cell table:style-name="Таблица3.a12" table:number-columns-spanned="2" office:value-type="string">
            <text:p text:style-name="P276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<text:span text:style-name="T138">О</text:span>08</text:p>
          </table:table-cell>
          <table:table-cell table:style-name="Таблица3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38"><text:span text:style-name="T149"/></text:p>
          </table:table-cell>
          <table:table-cell table:style-name="Таблица3.L11" table:number-columns-spanned="15" office:value-type="string">
            <text:p text:style-name="P3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85"/>
          </table:table-cell>
          <table:covered-table-cell/>
          <table:covered-table-cell/>
          <table:table-cell table:style-name="Таблица3.a12" table:number-columns-spanned="2" office:value-type="string">
            <text:p text:style-name="P285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09</text:p>
          </table:table-cell>
          <table:table-cell table:style-name="Таблица3.K9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3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76"/>
          </table:table-cell>
          <table:covered-table-cell/>
          <table:covered-table-cell/>
          <table:table-cell table:style-name="Таблица3.a12" table:number-columns-spanned="2" office:value-type="string">
            <text:p text:style-name="P276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10</text:p>
          </table:table-cell>
          <table:table-cell table:style-name="Таблица3.K9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76"/>
          </table:table-cell>
          <table:covered-table-cell/>
          <table:covered-table-cell/>
          <table:table-cell table:style-name="Таблица3.a12" table:number-columns-spanned="2" office:value-type="string">
            <text:p text:style-name="P276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<text:span text:style-name="T138">О</text:span>11</text:p>
          </table:table-cell>
          <table:table-cell table:style-name="Таблица3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38"><text:span text:style-name="T149"/></text:p>
          </table:table-cell>
          <table:table-cell table:style-name="Таблица3.L11" table:number-columns-spanned="15" office:value-type="string">
            <text:p text:style-name="P247"><text:span text:style-name="T3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76"/>
          </table:table-cell>
          <table:covered-table-cell/>
          <table:covered-table-cell/>
          <table:table-cell table:style-name="Таблица3.a12" table:number-columns-spanned="2" office:value-type="string">
            <text:p text:style-name="P276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12</text:p>
          </table:table-cell>
          <table:table-cell table:style-name="Таблица3.K9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office:value-type="string">
            <text:p text:style-name="P227"/>
          </table:table-cell>
          <table:table-cell table:style-name="Таблица3.L11" table:number-columns-spanned="15" office:value-type="string">
            <text:p text:style-name="P386"><text:span text:style-name="T9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76"/>
          </table:table-cell>
          <table:covered-table-cell/>
          <table:covered-table-cell/>
          <table:table-cell table:style-name="Таблица3.a12" table:number-columns-spanned="2" office:value-type="string">
            <text:p text:style-name="P276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37"><text:span text:style-name="T124"/></text:p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13</text:p>
          </table:table-cell>
          <table:table-cell table:style-name="Таблица3.K9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office:value-type="string">
            <text:p text:style-name="P227"/>
          </table:table-cell>
          <table:table-cell table:style-name="Таблица3.L11" table:number-columns-spanned="15" office:value-type="string">
            <text:p text:style-name="P247"><text:span text:style-name="T5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76"/>
          </table:table-cell>
          <table:covered-table-cell/>
          <table:covered-table-cell/>
          <table:table-cell table:style-name="Таблица3.a12" table:number-columns-spanned="2" office:value-type="string">
            <text:p text:style-name="P276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14</text:p>
          </table:table-cell>
          <table:table-cell table:style-name="Таблица3.K9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237"><text:span text:style-name="T4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76"/>
          </table:table-cell>
          <table:covered-table-cell/>
          <table:covered-table-cell/>
          <table:table-cell table:style-name="Таблица3.a12" table:number-columns-spanned="2" office:value-type="string">
            <text:p text:style-name="P276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15</text:p>
          </table:table-cell>
          <table:table-cell table:style-name="Таблица3.K9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237"><text:span text:style-name="T5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85"/>
          </table:table-cell>
          <table:covered-table-cell/>
          <table:covered-table-cell/>
          <table:table-cell table:style-name="Таблица3.a12" table:number-columns-spanned="2" office:value-type="string">
            <text:p text:style-name="P285"/>
          </table:table-cell>
          <table:covered-table-cell/>
          <table:table-cell table:style-name="Таблица3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K9" office:value-type="string">
            <text:p text:style-name="P95">16</text:p>
            <text:p text:style-name="P95"/>
          </table:table-cell>
          <table:table-cell table:style-name="Таблица3.K9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table:number-columns-spanned="3" office:value-type="string">
            <text:p text:style-name="P227"/>
          </table:table-cell>
          <table:covered-table-cell/>
          <table:covered-table-cell/>
          <table:table-cell table:style-name="Таблица3.E11" office:value-type="string">
            <text:p text:style-name="P227"/>
          </table:table-cell>
          <table:table-cell table:style-name="Таблица3.L11" table:number-columns-spanned="15" office:value-type="string">
            <text:p text:style-name="P29"><text:span text:style-name="T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2" table:number-columns-spanned="3" office:value-type="string">
            <text:p text:style-name="P285"/>
          </table:table-cell>
          <table:covered-table-cell/>
          <table:covered-table-cell/>
          <table:table-cell table:style-name="Таблица3.a12" table:number-columns-spanned="2" office:value-type="string">
            <text:p text:style-name="P285"/>
          </table:table-cell>
          <table:covered-table-cell/>
          <table:table-cell table:style-name="Таблица3.a12" table:number-columns-spanned="5" office:value-type="string">
            <text:p text:style-name="P285"/>
          </table:table-cell>
          <table:covered-table-cell/>
          <table:covered-table-cell/>
          <table:covered-table-cell/>
          <table:covered-table-cell/>
          <table:table-cell table:style-name="Таблица3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3.11">
          <table:table-cell table:style-name="Таблица3.A27" office:value-type="string">
            <text:p text:style-name="P101">17</text:p>
          </table:table-cell>
          <table:table-cell table:style-name="Таблица3.A27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table:number-columns-spanned="3" office:value-type="string">
            <text:p text:style-name="P223"/>
          </table:table-cell>
          <table:covered-table-cell/>
          <table:covered-table-cell/>
          <table:table-cell table:style-name="Таблица3.E11" office:value-type="string">
            <text:p text:style-name="P223"/>
          </table:table-cell>
          <table:table-cell table:style-name="Таблица3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27" table:number-columns-spanned="3" office:value-type="string">
            <text:p text:style-name="P54"/>
          </table:table-cell>
          <table:covered-table-cell/>
          <table:covered-table-cell/>
          <table:table-cell table:style-name="Таблица3.a27" table:number-columns-spanned="2" office:value-type="string">
            <text:p text:style-name="P54"/>
          </table:table-cell>
          <table:covered-table-cell/>
          <table:table-cell table:style-name="Таблица3.a27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3.k27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3.28">
          <table:table-cell table:style-name="Таблица3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3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column table:style-name="Таблица48.B"/>
        <table:table-column table:style-name="Таблица48.G"/>
        <table:table-column table:style-name="Таблица48.H"/>
        <table:table-column table:style-name="Таблица48.I"/>
        <table:table-column table:style-name="Таблица48.J"/>
        <table:table-column table:style-name="Таблица48.K"/>
        <table:table-column table:style-name="Таблица48.L"/>
        <table:table-column table:style-name="Таблица48.M"/>
        <table:table-column table:style-name="Таблица48.N"/>
        <table:table-column table:style-name="Таблица48.O"/>
        <table:table-column table:style-name="Таблица48.P"/>
        <table:table-column table:style-name="Таблица48.Q"/>
        <table:table-column table:style-name="Таблица48.R"/>
        <table:table-column table:style-name="Таблица48.S"/>
        <table:table-column table:style-name="Таблица48.T"/>
        <table:table-column table:style-name="Таблица48.U"/>
        <table:table-column table:style-name="Таблица48.V"/>
        <table:table-column table:style-name="Таблица48.W"/>
        <table:table-column table:style-name="Таблица48.X"/>
        <table:table-column table:style-name="Таблица48.Y"/>
        <table:table-column table:style-name="Таблица48.Z"/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column table:style-name="Таблица48.f"/>
        <table:table-column table:style-name="Таблица48.B"/>
        <table:table-column table:style-name="Таблица48.L"/>
        <table:table-column table:style-name="Таблица48.i"/>
        <table:table-column table:style-name="Таблица48.j"/>
        <table:table-column table:style-name="Таблица48.k"/>
        <table:table-column table:style-name="Таблица48.l"/>
        <table:table-column table:style-name="Таблица48.m"/>
        <table:table-column table:style-name="Таблица48.j"/>
        <table:table-column table:style-name="Таблица48.o"/>
        <table:table-row table:style-name="Таблица48.1"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A1" office:value-type="string">
            <text:p text:style-name="P186"/>
          </table:table-cell>
          <table:table-cell table:style-name="Таблица48.e1" table:number-columns-spanned="2" office:value-type="string">
            <text:p text:style-name="P83"/>
          </table:table-cell>
          <table:covered-table-cell/>
          <table:table-cell table:style-name="Таблица48.e1" table:number-columns-spanned="3" office:value-type="string">
            <text:p text:style-name="P83"/>
          </table:table-cell>
          <table:covered-table-cell/>
          <table:covered-table-cell/>
          <table:table-cell table:style-name="Таблица48.e1" table:number-columns-spanned="3" office:value-type="string">
            <text:p text:style-name="P83"/>
          </table:table-cell>
          <table:covered-table-cell/>
          <table:covered-table-cell/>
          <table:table-cell table:style-name="Таблица48.e1" table:number-columns-spanned="2" office:value-type="string">
            <text:p text:style-name="P83"/>
          </table:table-cell>
          <table:covered-table-cell/>
          <table:table-cell table:style-name="Таблица48.e1" office:value-type="string">
            <text:p text:style-name="P83"/>
          </table:table-cell>
        </table:table-row>
        <table:table-row table:style-name="Таблица48.1">
          <table:table-cell table:style-name="Таблица48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8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8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e1" table:number-columns-spanned="2" office:value-type="string">
            <text:p text:style-name="P5"/>
          </table:table-cell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office:value-type="string">
            <text:p text:style-name="P44"/>
          </table:table-cell>
        </table:table-row>
        <table:table-row table:style-name="Таблица48.1">
          <table:table-cell table:style-name="Таблица48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8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e1" office:value-type="string">
            <text:p text:style-name="P44"/>
          </table:table-cell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office:value-type="string">
            <text:p text:style-name="P44"/>
          </table:table-cell>
        </table:table-row>
        <table:table-row table:style-name="Таблица48.1">
          <table:table-cell table:style-name="Таблица48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8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e1" office:value-type="string">
            <text:p text:style-name="P44"/>
          </table:table-cell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office:value-type="string">
            <text:p text:style-name="P44"/>
          </table:table-cell>
        </table:table-row>
        <table:table-row table:style-name="Таблица48.5">
          <table:table-cell table:style-name="Таблица48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i5" office:value-type="string">
            <text:p text:style-name="P68"/>
          </table:table-cell>
        </table:table-row>
        <table:table-row table:style-name="Таблица48.1">
          <table:table-cell table:style-name="Таблица48.e1" table:number-rows-spanned="3" table:number-columns-spanned="2" office:value-type="string">
            <text:p text:style-name="P108"/>
          </table:table-cell>
          <table:covered-table-cell/>
          <table:table-cell table:style-name="Таблица48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office:value-type="string">
            <text:p text:style-name="P44"/>
          </table:table-cell>
          <table:table-cell table:style-name="Таблица48.e1" office:value-type="string">
            <text:p text:style-name="P44"/>
          </table:table-cell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W7" table:number-columns-spanned="2" office:value-type="string">
            <text:p text:style-name="P44"/>
          </table:table-cell>
          <table:covered-table-cell/>
          <table:table-cell table:style-name="Таблица48.Y7" table:number-columns-spanned="3" office:value-type="string">
            <text:p text:style-name="P44"/>
          </table:table-cell>
          <table:covered-table-cell/>
          <table:covered-table-cell/>
          <table:table-cell table:style-name="Таблица48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8.1">
          <table:covered-table-cell/>
          <table:covered-table-cell/>
          <table:table-cell table:style-name="Таблица48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office:value-type="string">
            <text:p text:style-name="P44"/>
          </table:table-cell>
          <table:table-cell table:style-name="Таблица48.e1" office:value-type="string">
            <text:p text:style-name="P44"/>
          </table:table-cell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W7" table:number-columns-spanned="2" office:value-type="string">
            <text:p text:style-name="P44"/>
          </table:table-cell>
          <table:covered-table-cell/>
          <table:table-cell table:style-name="Таблица48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1">
          <table:covered-table-cell/>
          <table:covered-table-cell/>
          <table:table-cell table:style-name="Таблица48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8.G8" table:number-columns-spanned="2" office:value-type="string">
            <text:p text:style-name="P146"/>
          </table:table-cell>
          <table:covered-table-cell/>
          <table:table-cell table:style-name="Таблица48.I8" table:number-columns-spanned="5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P8" office:value-type="string">
            <text:p text:style-name="P44"/>
          </table:table-cell>
          <table:table-cell table:style-name="Таблица48.e1" office:value-type="string">
            <text:p text:style-name="P44"/>
          </table:table-cell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e1" table:number-columns-spanned="3" office:value-type="string">
            <text:p text:style-name="P44"/>
          </table:table-cell>
          <table:covered-table-cell/>
          <table:covered-table-cell/>
          <table:table-cell table:style-name="Таблица48.e1" table:number-columns-spanned="2" office:value-type="string">
            <text:p text:style-name="P44"/>
          </table:table-cell>
          <table:covered-table-cell/>
          <table:table-cell table:style-name="Таблица48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9">
          <table:table-cell table:style-name="Таблица48.A10" table:number-rows-spanned="2" office:value-type="string">
            <text:p text:style-name="P89"/>
          </table:table-cell>
          <table:table-cell table:style-name="Таблица48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8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8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8.K9" table:number-rows-spanned="2" office:value-type="string">
            <text:p text:style-name="P138">Опер</text:p>
          </table:table-cell>
          <table:table-cell table:style-name="Таблица48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k10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8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8.B9" table:number-columns-spanned="2" office:value-type="string">
            <text:p text:style-name="P89">Рук. уч.</text:p>
          </table:table-cell>
          <table:covered-table-cell/>
          <table:table-cell table:style-name="Таблица48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1</text:p>
          </table:table-cell>
          <table:table-cell table:style-name="Таблица48.K9" table:number-columns-spanned="3" office:value-type="string">
            <text:p text:style-name="P245"/>
          </table:table-cell>
          <table:covered-table-cell/>
          <table:covered-table-cell/>
          <table:table-cell table:style-name="Таблица48.E11" table:number-columns-spanned="3" office:value-type="string">
            <text:p text:style-name="P219"/>
          </table:table-cell>
          <table:covered-table-cell/>
          <table:covered-table-cell/>
          <table:table-cell table:style-name="Таблица48.E11" table:number-columns-spanned="3" office:value-type="string">
            <text:p text:style-name="P219"/>
          </table:table-cell>
          <table:covered-table-cell/>
          <table:covered-table-cell/>
          <table:table-cell table:style-name="Таблица48.E11" office:value-type="string">
            <text:p text:style-name="P235"/>
          </table:table-cell>
          <table:table-cell table:style-name="Таблица48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K9" table:number-columns-spanned="3" office:value-type="string">
            <text:p text:style-name="P275"/>
          </table:table-cell>
          <table:covered-table-cell/>
          <table:covered-table-cell/>
          <table:table-cell table:style-name="Таблица48.K9" table:number-columns-spanned="2" office:value-type="string">
            <text:p text:style-name="P275"/>
          </table:table-cell>
          <table:covered-table-cell/>
          <table:table-cell table:style-name="Таблица48.K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2</text:p>
          </table:table-cell>
          <table:table-cell table:style-name="Таблица48.K9" table:number-columns-spanned="3" office:value-type="string">
            <text:p text:style-name="P231"/>
          </table:table-cell>
          <table:covered-table-cell/>
          <table:covered-table-cell/>
          <table:table-cell table:style-name="Таблица48.E11" table:number-columns-spanned="3" office:value-type="string">
            <text:p text:style-name="P231"/>
          </table:table-cell>
          <table:covered-table-cell/>
          <table:covered-table-cell/>
          <table:table-cell table:style-name="Таблица48.E11" table:number-columns-spanned="3" office:value-type="string">
            <text:p text:style-name="P231"/>
          </table:table-cell>
          <table:covered-table-cell/>
          <table:covered-table-cell/>
          <table:table-cell table:style-name="Таблица48.E11" office:value-type="string">
            <text:p text:style-name="P231"/>
          </table:table-cell>
          <table:table-cell table:style-name="Таблица48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83"/>
          </table:table-cell>
          <table:covered-table-cell/>
          <table:covered-table-cell/>
          <table:table-cell table:style-name="Таблица48.a12" table:number-columns-spanned="2" office:value-type="string">
            <text:p text:style-name="P283"/>
          </table:table-cell>
          <table:covered-table-cell/>
          <table:table-cell table:style-name="Таблица48.a12" table:number-columns-spanned="5" office:value-type="string">
            <text:p text:style-name="P271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3</text:p>
          </table:table-cell>
          <table:table-cell table:style-name="Таблица48.K9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83"/>
          </table:table-cell>
          <table:covered-table-cell/>
          <table:covered-table-cell/>
          <table:table-cell table:style-name="Таблица48.a12" table:number-columns-spanned="2" office:value-type="string">
            <text:p text:style-name="P283"/>
          </table:table-cell>
          <table:covered-table-cell/>
          <table:table-cell table:style-name="Таблица48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4</text:p>
          </table:table-cell>
          <table:table-cell table:style-name="Таблица48.K9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63"/>
          </table:table-cell>
          <table:covered-table-cell/>
          <table:covered-table-cell/>
          <table:table-cell table:style-name="Таблица48.a12" table:number-columns-spanned="2" office:value-type="string">
            <text:p text:style-name="P11"/>
          </table:table-cell>
          <table:covered-table-cell/>
          <table:table-cell table:style-name="Таблица48.a1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5</text:p>
          </table:table-cell>
          <table:table-cell table:style-name="Таблица48.K9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83"/>
          </table:table-cell>
          <table:covered-table-cell/>
          <table:covered-table-cell/>
          <table:table-cell table:style-name="Таблица48.a12" table:number-columns-spanned="2" office:value-type="string">
            <text:p text:style-name="P283"/>
          </table:table-cell>
          <table:covered-table-cell/>
          <table:table-cell table:style-name="Таблица48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6</text:p>
          </table:table-cell>
          <table:table-cell table:style-name="Таблица48.K9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83"/>
          </table:table-cell>
          <table:covered-table-cell/>
          <table:covered-table-cell/>
          <table:table-cell table:style-name="Таблица48.a12" table:number-columns-spanned="2" office:value-type="string">
            <text:p text:style-name="P283"/>
          </table:table-cell>
          <table:covered-table-cell/>
          <table:table-cell table:style-name="Таблица48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7</text:p>
          </table:table-cell>
          <table:table-cell table:style-name="Таблица48.K9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office:value-type="string">
            <text:p text:style-name="P227"/>
          </table:table-cell>
          <table:table-cell table:style-name="Таблица4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75"/>
          </table:table-cell>
          <table:covered-table-cell/>
          <table:covered-table-cell/>
          <table:table-cell table:style-name="Таблица48.a12" table:number-columns-spanned="2" office:value-type="string">
            <text:p text:style-name="P275"/>
          </table:table-cell>
          <table:covered-table-cell/>
          <table:table-cell table:style-name="Таблица48.a12" table:number-columns-spanned="5" office:value-type="string">
            <text:p text:style-name="P275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8</text:p>
          </table:table-cell>
          <table:table-cell table:style-name="Таблица48.K9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office:value-type="string">
            <text:p text:style-name="P227"/>
          </table:table-cell>
          <table:table-cell table:style-name="Таблица4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83"/>
          </table:table-cell>
          <table:covered-table-cell/>
          <table:covered-table-cell/>
          <table:table-cell table:style-name="Таблица48.a12" table:number-columns-spanned="2" office:value-type="string">
            <text:p text:style-name="P283"/>
          </table:table-cell>
          <table:covered-table-cell/>
          <table:table-cell table:style-name="Таблица48.a12" table:number-columns-spanned="5" office:value-type="string">
            <text:p text:style-name="P283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09</text:p>
          </table:table-cell>
          <table:table-cell table:style-name="Таблица48.K9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83"/>
          </table:table-cell>
          <table:covered-table-cell/>
          <table:covered-table-cell/>
          <table:table-cell table:style-name="Таблица48.a12" table:number-columns-spanned="2" office:value-type="string">
            <text:p text:style-name="P283"/>
          </table:table-cell>
          <table:covered-table-cell/>
          <table:table-cell table:style-name="Таблица48.a12" table:number-columns-spanned="5" office:value-type="string">
            <text:p text:style-name="P283"><text:s/></text:p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10</text:p>
          </table:table-cell>
          <table:table-cell table:style-name="Таблица48.K9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76"/>
          </table:table-cell>
          <table:covered-table-cell/>
          <table:covered-table-cell/>
          <table:table-cell table:style-name="Таблица48.a12" table:number-columns-spanned="2" office:value-type="string">
            <text:p text:style-name="P276"/>
          </table:table-cell>
          <table:covered-table-cell/>
          <table:table-cell table:style-name="Таблица48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11</text:p>
          </table:table-cell>
          <table:table-cell table:style-name="Таблица48.K9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office:value-type="string">
            <text:p text:style-name="P227"/>
          </table:table-cell>
          <table:table-cell table:style-name="Таблица48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76"/>
          </table:table-cell>
          <table:covered-table-cell/>
          <table:covered-table-cell/>
          <table:table-cell table:style-name="Таблица48.a12" table:number-columns-spanned="2" office:value-type="string">
            <text:p text:style-name="P276"/>
          </table:table-cell>
          <table:covered-table-cell/>
          <table:table-cell table:style-name="Таблица48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12</text:p>
          </table:table-cell>
          <table:table-cell table:style-name="Таблица48.K9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office:value-type="string">
            <text:p text:style-name="P227"/>
          </table:table-cell>
          <table:table-cell table:style-name="Таблица48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76"/>
          </table:table-cell>
          <table:covered-table-cell/>
          <table:covered-table-cell/>
          <table:table-cell table:style-name="Таблица48.a12" table:number-columns-spanned="2" office:value-type="string">
            <text:p text:style-name="P276"/>
          </table:table-cell>
          <table:covered-table-cell/>
          <table:table-cell table:style-name="Таблица48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13</text:p>
          </table:table-cell>
          <table:table-cell table:style-name="Таблица48.K9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office:value-type="string">
            <text:p text:style-name="P227"/>
          </table:table-cell>
          <table:table-cell table:style-name="Таблица48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76"/>
          </table:table-cell>
          <table:covered-table-cell/>
          <table:covered-table-cell/>
          <table:table-cell table:style-name="Таблица48.a12" table:number-columns-spanned="2" office:value-type="string">
            <text:p text:style-name="P276"/>
          </table:table-cell>
          <table:covered-table-cell/>
          <table:table-cell table:style-name="Таблица48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14</text:p>
          </table:table-cell>
          <table:table-cell table:style-name="Таблица48.K9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76"/>
          </table:table-cell>
          <table:covered-table-cell/>
          <table:covered-table-cell/>
          <table:table-cell table:style-name="Таблица48.a12" table:number-columns-spanned="2" office:value-type="string">
            <text:p text:style-name="P276"/>
          </table:table-cell>
          <table:covered-table-cell/>
          <table:table-cell table:style-name="Таблица48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15</text:p>
          </table:table-cell>
          <table:table-cell table:style-name="Таблица48.K9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76"/>
          </table:table-cell>
          <table:covered-table-cell/>
          <table:covered-table-cell/>
          <table:table-cell table:style-name="Таблица48.a12" table:number-columns-spanned="2" office:value-type="string">
            <text:p text:style-name="P276"/>
          </table:table-cell>
          <table:covered-table-cell/>
          <table:table-cell table:style-name="Таблица48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K9" office:value-type="string">
            <text:p text:style-name="P95">16</text:p>
            <text:p text:style-name="P95"/>
          </table:table-cell>
          <table:table-cell table:style-name="Таблица48.K9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table:number-columns-spanned="3" office:value-type="string">
            <text:p text:style-name="P227"/>
          </table:table-cell>
          <table:covered-table-cell/>
          <table:covered-table-cell/>
          <table:table-cell table:style-name="Таблица48.E11" office:value-type="string">
            <text:p text:style-name="P227"/>
          </table:table-cell>
          <table:table-cell table:style-name="Таблица48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2" table:number-columns-spanned="3" office:value-type="string">
            <text:p text:style-name="P276"/>
          </table:table-cell>
          <table:covered-table-cell/>
          <table:covered-table-cell/>
          <table:table-cell table:style-name="Таблица48.a12" table:number-columns-spanned="2" office:value-type="string">
            <text:p text:style-name="P276"/>
          </table:table-cell>
          <table:covered-table-cell/>
          <table:table-cell table:style-name="Таблица48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8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11">
          <table:table-cell table:style-name="Таблица48.A27" office:value-type="string">
            <text:p text:style-name="P101">17</text:p>
          </table:table-cell>
          <table:table-cell table:style-name="Таблица48.A27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table:number-columns-spanned="3" office:value-type="string">
            <text:p text:style-name="P223"/>
          </table:table-cell>
          <table:covered-table-cell/>
          <table:covered-table-cell/>
          <table:table-cell table:style-name="Таблица48.E11" office:value-type="string">
            <text:p text:style-name="P223"/>
          </table:table-cell>
          <table:table-cell table:style-name="Таблица48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27" table:number-columns-spanned="3" office:value-type="string">
            <text:p text:style-name="P54"/>
          </table:table-cell>
          <table:covered-table-cell/>
          <table:covered-table-cell/>
          <table:table-cell table:style-name="Таблица48.a27" table:number-columns-spanned="2" office:value-type="string">
            <text:p text:style-name="P54"/>
          </table:table-cell>
          <table:covered-table-cell/>
          <table:table-cell table:style-name="Таблица48.a27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48.k27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8.28">
          <table:table-cell table:style-name="Таблица48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8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n28" table:number-columns-spanned="2" office:value-type="string">
            <text:p text:style-name="P129"/>
          </table:table-cell>
          <table:covered-table-cell/>
        </table:table-row>
      </table:table>
      <text:p text:style-name="P186"><text:soft-page-break/>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B"/>
        <table:table-column table:style-name="Таблица49.G"/>
        <table:table-column table:style-name="Таблица49.H"/>
        <table:table-column table:style-name="Таблица49.I"/>
        <table:table-column table:style-name="Таблица49.J"/>
        <table:table-column table:style-name="Таблица49.K"/>
        <table:table-column table:style-name="Таблица49.L"/>
        <table:table-column table:style-name="Таблица49.M"/>
        <table:table-column table:style-name="Таблица49.N"/>
        <table:table-column table:style-name="Таблица49.O"/>
        <table:table-column table:style-name="Таблица49.P"/>
        <table:table-column table:style-name="Таблица49.Q"/>
        <table:table-column table:style-name="Таблица49.R"/>
        <table:table-column table:style-name="Таблица49.S"/>
        <table:table-column table:style-name="Таблица49.T"/>
        <table:table-column table:style-name="Таблица49.U"/>
        <table:table-column table:style-name="Таблица49.V"/>
        <table:table-column table:style-name="Таблица49.W"/>
        <table:table-column table:style-name="Таблица49.X"/>
        <table:table-column table:style-name="Таблица49.Y"/>
        <table:table-column table:style-name="Таблица49.Z"/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column table:style-name="Таблица49.B"/>
        <table:table-column table:style-name="Таблица49.L"/>
        <table:table-column table:style-name="Таблица49.i"/>
        <table:table-column table:style-name="Таблица49.j"/>
        <table:table-column table:style-name="Таблица49.k"/>
        <table:table-column table:style-name="Таблица49.l"/>
        <table:table-column table:style-name="Таблица49.m"/>
        <table:table-column table:style-name="Таблица49.j"/>
        <table:table-column table:style-name="Таблица49.o"/>
        <table:table-row table:style-name="Таблица49.1"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A1" office:value-type="string">
            <text:p text:style-name="P186"/>
          </table:table-cell>
          <table:table-cell table:style-name="Таблица49.e1" table:number-columns-spanned="2" office:value-type="string">
            <text:p text:style-name="P83"/>
          </table:table-cell>
          <table:covered-table-cell/>
          <table:table-cell table:style-name="Таблица49.e1" table:number-columns-spanned="3" office:value-type="string">
            <text:p text:style-name="P83"/>
          </table:table-cell>
          <table:covered-table-cell/>
          <table:covered-table-cell/>
          <table:table-cell table:style-name="Таблица49.e1" table:number-columns-spanned="3" office:value-type="string">
            <text:p text:style-name="P83"/>
          </table:table-cell>
          <table:covered-table-cell/>
          <table:covered-table-cell/>
          <table:table-cell table:style-name="Таблица49.e1" table:number-columns-spanned="2" office:value-type="string">
            <text:p text:style-name="P83"/>
          </table:table-cell>
          <table:covered-table-cell/>
          <table:table-cell table:style-name="Таблица49.e1" office:value-type="string">
            <text:p text:style-name="P83"/>
          </table:table-cell>
        </table:table-row>
        <table:table-row table:style-name="Таблица49.1">
          <table:table-cell table:style-name="Таблица49.e1" table:number-columns-spanned="3" office:value-type="string">
            <text:p text:style-name="P83">Дубл.</text:p>
          </table:table-cell>
          <table:covered-table-cell/>
          <table:covered-table-cell/>
          <table:table-cell table:style-name="Таблица49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O2" table:number-columns-spanned="4" office:value-type="string">
            <text:p text:style-name="P44"><text:s text:c="15"/></text:p>
          </table:table-cell>
          <table:covered-table-cell/>
          <table:covered-table-cell/>
          <table:covered-table-cell/>
          <table:table-cell table:style-name="Таблица49.S2" table:number-columns-spanned="1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e1" table:number-columns-spanned="2" office:value-type="string">
            <text:p text:style-name="P5"/>
          </table:table-cell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office:value-type="string">
            <text:p text:style-name="P44"/>
          </table:table-cell>
        </table:table-row>
        <table:table-row table:style-name="Таблица49.1">
          <table:table-cell table:style-name="Таблица49.e1" table:number-columns-spanned="3" office:value-type="string">
            <text:p text:style-name="P83">Взам.</text:p>
          </table:table-cell>
          <table:covered-table-cell/>
          <table:covered-table-cell/>
          <table:table-cell table:style-name="Таблица49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e1" office:value-type="string">
            <text:p text:style-name="P44"/>
          </table:table-cell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office:value-type="string">
            <text:p text:style-name="P44"/>
          </table:table-cell>
        </table:table-row>
        <table:table-row table:style-name="Таблица49.1">
          <table:table-cell table:style-name="Таблица49.e1" table:number-columns-spanned="3" office:value-type="string">
            <text:p text:style-name="P83">Подл.</text:p>
          </table:table-cell>
          <table:covered-table-cell/>
          <table:covered-table-cell/>
          <table:table-cell table:style-name="Таблица49.e1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O3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e1" office:value-type="string">
            <text:p text:style-name="P44"/>
          </table:table-cell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office:value-type="string">
            <text:p text:style-name="P44"/>
          </table:table-cell>
        </table:table-row>
        <table:table-row table:style-name="Таблица49.5">
          <table:table-cell table:style-name="Таблица49.e1" table:number-columns-spanned="3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i5" table:number-columns-spanned="6" office:value-type="string">
            <text:h text:style-name="P348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i5" office:value-type="string">
            <text:p text:style-name="P68"/>
          </table:table-cell>
        </table:table-row>
        <table:table-row table:style-name="Таблица49.1">
          <table:table-cell table:style-name="Таблица49.e1" table:number-rows-spanned="3" table:number-columns-spanned="2" office:value-type="string">
            <text:p text:style-name="P108"/>
          </table:table-cell>
          <table:covered-table-cell/>
          <table:table-cell table:style-name="Таблица49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office:value-type="string">
            <text:p text:style-name="P44"/>
          </table:table-cell>
          <table:table-cell table:style-name="Таблица49.e1" office:value-type="string">
            <text:p text:style-name="P44"/>
          </table:table-cell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W7" table:number-columns-spanned="2" office:value-type="string">
            <text:p text:style-name="P44"/>
          </table:table-cell>
          <table:covered-table-cell/>
          <table:table-cell table:style-name="Таблица49.Y7" table:number-columns-spanned="3" office:value-type="string">
            <text:p text:style-name="P44"/>
          </table:table-cell>
          <table:covered-table-cell/>
          <table:covered-table-cell/>
          <table:table-cell table:style-name="Таблица49.b6" table:number-rows-spanned="3" table:number-columns-spanned="10" office:value-type="string">
            <text:h text:style-name="P35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l6" table:number-rows-spanned="3" table:number-columns-spanned="4" office:value-type="string">
            <text:h text:style-name="P363" text:outline-level="9"><text:s/></text:h>
          </table:table-cell>
          <table:covered-table-cell/>
          <table:covered-table-cell/>
          <table:covered-table-cell/>
        </table:table-row>
        <table:table-row table:style-name="Таблица49.1">
          <table:covered-table-cell/>
          <table:covered-table-cell/>
          <table:table-cell table:style-name="Таблица49.e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office:value-type="string">
            <text:p text:style-name="P44"/>
          </table:table-cell>
          <table:table-cell table:style-name="Таблица49.e1" office:value-type="string">
            <text:p text:style-name="P44"/>
          </table:table-cell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W7" table:number-columns-spanned="2" office:value-type="string">
            <text:p text:style-name="P44"/>
          </table:table-cell>
          <table:covered-table-cell/>
          <table:table-cell table:style-name="Таблица49.Y7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9.1">
          <table:covered-table-cell/>
          <table:covered-table-cell/>
          <table:table-cell table:style-name="Таблица49.C8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49.G8" table:number-columns-spanned="2" office:value-type="string">
            <text:p text:style-name="P146"/>
          </table:table-cell>
          <table:covered-table-cell/>
          <table:table-cell table:style-name="Таблица49.I8" table:number-columns-spanned="5" office:value-type="string">
            <text:p text:style-name="P150"><text:s/></text:p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P8" office:value-type="string">
            <text:p text:style-name="P44"/>
          </table:table-cell>
          <table:table-cell table:style-name="Таблица49.e1" office:value-type="string">
            <text:p text:style-name="P44"/>
          </table:table-cell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e1" table:number-columns-spanned="3" office:value-type="string">
            <text:p text:style-name="P44"/>
          </table:table-cell>
          <table:covered-table-cell/>
          <table:covered-table-cell/>
          <table:table-cell table:style-name="Таблица49.e1" table:number-columns-spanned="2" office:value-type="string">
            <text:p text:style-name="P44"/>
          </table:table-cell>
          <table:covered-table-cell/>
          <table:table-cell table:style-name="Таблица49.Y8" table:number-columns-spanned="3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9.9">
          <table:table-cell table:style-name="Таблица49.A10" table:number-rows-spanned="2" office:value-type="string">
            <text:p text:style-name="P89"/>
          </table:table-cell>
          <table:table-cell table:style-name="Таблица49.B9" table:number-rows-spanned="2" table:number-columns-spanned="3" office:value-type="string">
            <text:p text:style-name="P305">Цех</text:p>
          </table:table-cell>
          <table:covered-table-cell/>
          <table:covered-table-cell/>
          <table:table-cell table:style-name="Таблица49.B9" table:number-rows-spanned="2" table:number-columns-spanned="3" office:value-type="string">
            <text:p text:style-name="P138">Уч.</text:p>
          </table:table-cell>
          <table:covered-table-cell/>
          <table:covered-table-cell/>
          <table:table-cell table:style-name="Таблица49.B9" table:number-rows-spanned="2" table:number-columns-spanned="3" office:value-type="string">
            <text:p text:style-name="P138">РМ</text:p>
          </table:table-cell>
          <table:covered-table-cell/>
          <table:covered-table-cell/>
          <table:table-cell table:style-name="Таблица49.K9" table:number-rows-spanned="2" office:value-type="string">
            <text:p text:style-name="P138">Опер</text:p>
          </table:table-cell>
          <table:table-cell table:style-name="Таблица49.K9" table:number-rows-spanned="2" table:number-columns-spanned="15" office:value-type="string">
            <text:h text:style-name="P341" text:outline-level="6">Код, наименование операци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B9" table:number-columns-spanned="10" office:value-type="string">
            <text:p text:style-name="P138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k10" table:number-rows-spanned="2" table:number-columns-spanned="5" office:value-type="string">
            <text:p text:style-name="P138">Зав. №</text:p>
          </table:table-cell>
          <table:covered-table-cell/>
          <table:covered-table-cell/>
          <table:covered-table-cell/>
          <table:covered-table-cell/>
        </table:table-row>
        <table:table-row table:style-name="Таблица49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B9" table:number-columns-spanned="3" office:value-type="string">
            <text:p text:style-name="P89">Исполн.</text:p>
          </table:table-cell>
          <table:covered-table-cell/>
          <table:covered-table-cell/>
          <table:table-cell table:style-name="Таблица49.B9" table:number-columns-spanned="2" office:value-type="string">
            <text:p text:style-name="P89">Рук. уч.</text:p>
          </table:table-cell>
          <table:covered-table-cell/>
          <table:table-cell table:style-name="Таблица49.B9" table:number-columns-spanned="5" office:value-type="string">
            <text:p text:style-name="P299">Конт. ОТ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<text:s/>01</text:p>
          </table:table-cell>
          <table:table-cell table:style-name="Таблица49.K9" table:number-columns-spanned="3" office:value-type="string">
            <text:p text:style-name="P245"/>
          </table:table-cell>
          <table:covered-table-cell/>
          <table:covered-table-cell/>
          <table:table-cell table:style-name="Таблица49.E11" table:number-columns-spanned="3" office:value-type="string">
            <text:p text:style-name="P219"/>
          </table:table-cell>
          <table:covered-table-cell/>
          <table:covered-table-cell/>
          <table:table-cell table:style-name="Таблица49.E11" table:number-columns-spanned="3" office:value-type="string">
            <text:p text:style-name="P219"/>
          </table:table-cell>
          <table:covered-table-cell/>
          <table:covered-table-cell/>
          <table:table-cell table:style-name="Таблица49.E11" office:value-type="string">
            <text:p text:style-name="P235"/>
          </table:table-cell>
          <table:table-cell table:style-name="Таблица49.L11" table:number-columns-spanned="15" office:value-type="string">
            <text:p text:style-name="P26"><text:span text:style-name="T6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K9" table:number-columns-spanned="3" office:value-type="string">
            <text:p text:style-name="P69"/>
          </table:table-cell>
          <table:covered-table-cell/>
          <table:covered-table-cell/>
          <table:table-cell table:style-name="Таблица49.K9" table:number-columns-spanned="2" office:value-type="string">
            <text:p text:style-name="P13"/>
          </table:table-cell>
          <table:covered-table-cell/>
          <table:table-cell table:style-name="Таблица49.K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02</text:p>
          </table:table-cell>
          <table:table-cell table:style-name="Таблица49.K9" table:number-columns-spanned="3" office:value-type="string">
            <text:p text:style-name="P231"/>
          </table:table-cell>
          <table:covered-table-cell/>
          <table:covered-table-cell/>
          <table:table-cell table:style-name="Таблица49.E11" table:number-columns-spanned="3" office:value-type="string">
            <text:p text:style-name="P231"/>
          </table:table-cell>
          <table:covered-table-cell/>
          <table:covered-table-cell/>
          <table:table-cell table:style-name="Таблица49.E11" table:number-columns-spanned="3" office:value-type="string">
            <text:p text:style-name="P231"/>
          </table:table-cell>
          <table:covered-table-cell/>
          <table:covered-table-cell/>
          <table:table-cell table:style-name="Таблица49.E11" office:value-type="string">
            <text:p text:style-name="P231"/>
          </table:table-cell>
          <table:table-cell table:style-name="Таблица49.L11" table:number-columns-spanned="15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1"/>
          </table:table-cell>
          <table:covered-table-cell/>
          <table:covered-table-cell/>
          <table:table-cell table:style-name="Таблица49.a12" table:number-columns-spanned="2" office:value-type="string">
            <text:p text:style-name="P271"/>
          </table:table-cell>
          <table:covered-table-cell/>
          <table:table-cell table:style-name="Таблица49.a12" table:number-columns-spanned="5" office:value-type="string">
            <text:p text:style-name="P271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<text:s/>03</text:p>
          </table:table-cell>
          <table:table-cell table:style-name="Таблица49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38"><text:span text:style-name="T149"/></text:p>
          </table:table-cell>
          <table:table-cell table:style-name="Таблица49.L11" table:number-columns-spanned="15" office:value-type="string">
            <text:p text:style-name="P26"><text:span text:style-name="T6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85"/>
          </table:table-cell>
          <table:covered-table-cell/>
          <table:covered-table-cell/>
          <table:table-cell table:style-name="Таблица49.a12" table:number-columns-spanned="2" office:value-type="string">
            <text:p text:style-name="P285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04</text:p>
          </table:table-cell>
          <table:table-cell table:style-name="Таблица49.K9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23"/>
          </table:table-cell>
          <table:table-cell table:style-name="Таблица49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6"/>
          </table:table-cell>
          <table:covered-table-cell/>
          <table:covered-table-cell/>
          <table:table-cell table:style-name="Таблица49.a12" table:number-columns-spanned="2" office:value-type="string">
            <text:p text:style-name="P276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<text:s/>05</text:p>
          </table:table-cell>
          <table:table-cell table:style-name="Таблица49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38"><text:span text:style-name="T149"/></text:p>
          </table:table-cell>
          <table:table-cell table:style-name="Таблица49.L11" table:number-columns-spanned="15" office:value-type="string">
            <text:p text:style-name="P26"><text:span text:style-name="T6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85"/>
          </table:table-cell>
          <table:covered-table-cell/>
          <table:covered-table-cell/>
          <table:table-cell table:style-name="Таблица49.a12" table:number-columns-spanned="2" office:value-type="string">
            <text:p text:style-name="P285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06</text:p>
          </table:table-cell>
          <table:table-cell table:style-name="Таблица49.K9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23"/>
          </table:table-cell>
          <table:table-cell table:style-name="Таблица49.L11" table:number-columns-spanned="15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6"/>
          </table:table-cell>
          <table:covered-table-cell/>
          <table:covered-table-cell/>
          <table:table-cell table:style-name="Таблица49.a12" table:number-columns-spanned="2" office:value-type="string">
            <text:p text:style-name="P276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<text:s/>07</text:p>
          </table:table-cell>
          <table:table-cell table:style-name="Таблица49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38"><text:span text:style-name="T149"/></text:p>
          </table:table-cell>
          <table:table-cell table:style-name="Таблица49.L11" table:number-columns-spanned="15" office:value-type="string">
            <text:p text:style-name="P26"><text:span text:style-name="T6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85"/>
          </table:table-cell>
          <table:covered-table-cell/>
          <table:covered-table-cell/>
          <table:table-cell table:style-name="Таблица49.a12" table:number-columns-spanned="2" office:value-type="string">
            <text:p text:style-name="P285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08</text:p>
          </table:table-cell>
          <table:table-cell table:style-name="Таблица49.K9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office:value-type="string">
            <text:p text:style-name="P227"/>
          </table:table-cell>
          <table:table-cell table:style-name="Таблица49.L11" table:number-columns-spanned="15" office:value-type="string">
            <text:p text:style-name="P2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6"/>
          </table:table-cell>
          <table:covered-table-cell/>
          <table:covered-table-cell/>
          <table:table-cell table:style-name="Таблица49.a12" table:number-columns-spanned="2" office:value-type="string">
            <text:p text:style-name="P276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<text:s/>09</text:p>
          </table:table-cell>
          <table:table-cell table:style-name="Таблица49.K9" table:number-columns-spanned="3" office:value-type="string">
            <text:p text:style-name="P324"><text:span text:style-name="T149"/></text:p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38"><text:span text:style-name="T149"/></text:p>
          </table:table-cell>
          <table:table-cell table:style-name="Таблица49.L11" table:number-columns-spanned="15" office:value-type="string">
            <text:p text:style-name="P28"><text:span text:style-name="T12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6"/>
          </table:table-cell>
          <table:covered-table-cell/>
          <table:covered-table-cell/>
          <table:table-cell table:style-name="Таблица49.a12" table:number-columns-spanned="2" office:value-type="string">
            <text:p text:style-name="P276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10</text:p>
          </table:table-cell>
          <table:table-cell table:style-name="Таблица49.K9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23"/>
          </table:table-cell>
          <table:table-cell table:style-name="Таблица49.L11" table:number-columns-spanned="15" office:value-type="string">
            <text:p text:style-name="P22"><text:span text:style-name="T10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6"/>
          </table:table-cell>
          <table:covered-table-cell/>
          <table:covered-table-cell/>
          <table:table-cell table:style-name="Таблица49.a12" table:number-columns-spanned="2" office:value-type="string">
            <text:p text:style-name="P276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11</text:p>
          </table:table-cell>
          <table:table-cell table:style-name="Таблица49.K9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office:value-type="string">
            <text:p text:style-name="P227"/>
          </table:table-cell>
          <table:table-cell table:style-name="Таблица49.L11" table:number-columns-spanned="15" office:value-type="string">
            <text:p text:style-name="P31"><text:span text:style-name="T1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6"/>
          </table:table-cell>
          <table:covered-table-cell/>
          <table:covered-table-cell/>
          <table:table-cell table:style-name="Таблица49.a12" table:number-columns-spanned="2" office:value-type="string">
            <text:p text:style-name="P276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12</text:p>
          </table:table-cell>
          <table:table-cell table:style-name="Таблица49.K9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office:value-type="string">
            <text:p text:style-name="P227"/>
          </table:table-cell>
          <table:table-cell table:style-name="Таблица49.L11" table:number-columns-spanned="15" office:value-type="string">
            <text:p text:style-name="P31"><text:span text:style-name="T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6"/>
          </table:table-cell>
          <table:covered-table-cell/>
          <table:covered-table-cell/>
          <table:table-cell table:style-name="Таблица49.a12" table:number-columns-spanned="2" office:value-type="string">
            <text:p text:style-name="P276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13</text:p>
          </table:table-cell>
          <table:table-cell table:style-name="Таблица49.K9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office:value-type="string">
            <text:p text:style-name="P227"/>
          </table:table-cell>
          <table:table-cell table:style-name="Таблица49.L11" table:number-columns-spanned="15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75"/>
          </table:table-cell>
          <table:covered-table-cell/>
          <table:covered-table-cell/>
          <table:table-cell table:style-name="Таблица49.a12" table:number-columns-spanned="2" office:value-type="string">
            <text:p text:style-name="P275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14</text:p>
          </table:table-cell>
          <table:table-cell table:style-name="Таблица49.K9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23"/>
          </table:table-cell>
          <table:table-cell table:style-name="Таблица49.L11" table:number-columns-spanned="15" office:value-type="string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83"/>
          </table:table-cell>
          <table:covered-table-cell/>
          <table:covered-table-cell/>
          <table:table-cell table:style-name="Таблица49.a12" table:number-columns-spanned="2" office:value-type="string">
            <text:p text:style-name="P283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15</text:p>
          </table:table-cell>
          <table:table-cell table:style-name="Таблица49.K9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23"/>
          </table:table-cell>
          <table:table-cell table:style-name="Таблица49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283"/>
          </table:table-cell>
          <table:covered-table-cell/>
          <table:covered-table-cell/>
          <table:table-cell table:style-name="Таблица49.a12" table:number-columns-spanned="2" office:value-type="string">
            <text:p text:style-name="P283"/>
          </table:table-cell>
          <table:covered-table-cell/>
          <table:table-cell table:style-name="Таблица49.a12" table:number-columns-spanned="5" office:value-type="string">
            <text:p text:style-name="P276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K9" office:value-type="string">
            <text:p text:style-name="P95">16</text:p>
            <text:p text:style-name="P95"/>
          </table:table-cell>
          <table:table-cell table:style-name="Таблица49.K9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table:number-columns-spanned="3" office:value-type="string">
            <text:p text:style-name="P227"/>
          </table:table-cell>
          <table:covered-table-cell/>
          <table:covered-table-cell/>
          <table:table-cell table:style-name="Таблица49.E11" office:value-type="string">
            <text:p text:style-name="P227"/>
          </table:table-cell>
          <table:table-cell table:style-name="Таблица49.L11" table:number-columns-spanned="15" office:value-type="string">
            <text:p text:style-name="P2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12" table:number-columns-spanned="3" office:value-type="string">
            <text:p text:style-name="P63"/>
          </table:table-cell>
          <table:covered-table-cell/>
          <table:covered-table-cell/>
          <table:table-cell table:style-name="Таблица49.a12" table:number-columns-spanned="2" office:value-type="string">
            <text:p text:style-name="P11"/>
          </table:table-cell>
          <table:covered-table-cell/>
          <table:table-cell table:style-name="Таблица49.a1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49.e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11">
          <table:table-cell table:style-name="Таблица49.A27" office:value-type="string">
            <text:p text:style-name="P101">17</text:p>
          </table:table-cell>
          <table:table-cell table:style-name="Таблица49.A27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table:number-columns-spanned="3" office:value-type="string">
            <text:p text:style-name="P223"/>
          </table:table-cell>
          <table:covered-table-cell/>
          <table:covered-table-cell/>
          <table:table-cell table:style-name="Таблица49.E11" office:value-type="string">
            <text:p text:style-name="P223"/>
          </table:table-cell>
          <table:table-cell table:style-name="Таблица49.L11" table:number-columns-spanned="15" office:value-type="string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a27" table:number-columns-spanned="3" office:value-type="string">
            <text:p text:style-name="P283"/>
          </table:table-cell>
          <table:covered-table-cell/>
          <table:covered-table-cell/>
          <table:table-cell table:style-name="Таблица49.a27" table:number-columns-spanned="2" office:value-type="string">
            <text:p text:style-name="P283"/>
          </table:table-cell>
          <table:covered-table-cell/>
          <table:table-cell table:style-name="Таблица49.a27" table:number-columns-spanned="5" office:value-type="string">
            <text:p text:style-name="P283"><text:s/></text:p>
          </table:table-cell>
          <table:covered-table-cell/>
          <table:covered-table-cell/>
          <table:covered-table-cell/>
          <table:covered-table-cell/>
          <table:table-cell table:style-name="Таблица49.k27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49.28">
          <table:table-cell table:style-name="Таблица49.B9" table:number-columns-spanned="5" office:value-type="string">
            <text:p text:style-name="P129">ПТ</text:p>
          </table:table-cell>
          <table:covered-table-cell/>
          <table:covered-table-cell/>
          <table:covered-table-cell/>
          <table:covered-table-cell/>
          <table:table-cell table:style-name="Таблица49.F28" table:number-columns-spanned="28" office:value-type="string">
            <text:p text:style-name="P129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9.F28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9.n28" table:number-columns-spanned="2" office:value-type="string">
            <text:p text:style-name="P129"/>
          </table:table-cell>
          <table:covered-table-cell/>
        </table:table-row>
      </table:table>
      <text:p text:style-name="P47"><text:soft-page-break/><text:s text:c="28"/><text:tab/><text:tab/> <text:s text:c="122"/><text:span text:style-name="Основной_20_шрифт_20_абзаца"><text:span text:style-name="T4">СТО 07521831-17-2017</text:span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column table:style-name="Таблица5.L"/>
        <table:table-column table:style-name="Таблица5.E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F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F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table:number-columns-spanned="2" office:value-type="string">
            <text:p text:style-name="P80">Дубл.</text:p>
          </table:table-cell>
          <table:covered-table-cell/>
          <table:table-cell table:style-name="Таблица5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5.A1" office:value-type="string">
            <text:p text:style-name="P40"/>
          </table:table-cell>
          <table:table-cell table:style-name="Таблица5.H1" table:number-columns-spanned="3" office:value-type="string">
            <text:p text:style-name="P40"/>
          </table:table-cell>
          <table:covered-table-cell/>
          <table:covered-table-cell/>
          <table:table-cell table:style-name="Таблица5.K1" table:number-columns-spanned="4" office:value-type="string">
            <text:p text:style-name="P40"><text:s text:c="15"/></text:p>
          </table:table-cell>
          <table:covered-table-cell/>
          <table:covered-table-cell/>
          <table:covered-table-cell/>
          <table:table-cell table:style-name="Таблица5.O1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O1" table:number-columns-spanned="9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table:number-columns-spanned="2" office:value-type="string">
            <text:p text:style-name="P80">Взам.</text:p>
          </table:table-cell>
          <table:covered-table-cell/>
          <table:table-cell table:style-name="Таблица5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5.A1" office:value-type="string">
            <text:p text:style-name="P40"/>
          </table:table-cell>
          <table:table-cell table:style-name="Таблица5.H1" table:number-columns-spanned="3" office:value-type="string">
            <text:p text:style-name="P40"/>
          </table:table-cell>
          <table:covered-table-cell/>
          <table:covered-table-cell/>
          <table:table-cell table:style-name="Таблица5.K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O1" table:number-rows-spanned="2" table:number-columns-spanned="1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table:number-columns-spanned="2" office:value-type="string">
            <text:p text:style-name="P80">Подл.</text:p>
          </table:table-cell>
          <table:covered-table-cell/>
          <table:table-cell table:style-name="Таблица5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5.A1" office:value-type="string">
            <text:p text:style-name="P40"/>
          </table:table-cell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K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4">
          <table:table-cell table:style-name="Таблица5.A4" table:number-columns-spanned="21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4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b4" table:number-columns-spanned="5" office:value-type="string">
            <text:h text:style-name="P345" text:outline-level="7"><text:s/></text:h>
          </table:table-cell>
          <table:covered-table-cell/>
          <table:covered-table-cell/>
          <table:covered-table-cell/>
          <table:covered-table-cell/>
          <table:table-cell table:style-name="Таблица5.b4" office:value-type="string">
            <text:p text:style-name="P55"/>
          </table:table-cell>
        </table:table-row>
        <table:table-row table:style-name="Таблица5.1">
          <table:table-cell table:style-name="Таблица5.A4" table:number-rows-spanned="3" office:value-type="string">
            <text:p text:style-name="P126"/>
          </table:table-cell>
          <table:table-cell table:style-name="Таблица5.A4" table:number-columns-spanned="3" office:value-type="string">
            <text:p text:style-name="P126"/>
          </table:table-cell>
          <table:covered-table-cell/>
          <table:covered-table-cell/>
          <table:table-cell table:style-name="Таблица5.A4" office:value-type="string">
            <text:p text:style-name="P126"/>
          </table:table-cell>
          <table:table-cell table:style-name="Таблица5.A4" table:number-columns-spanned="3" office:value-type="string">
            <text:p text:style-name="P126"/>
          </table:table-cell>
          <table:covered-table-cell/>
          <table:covered-table-cell/>
          <table:table-cell table:style-name="Таблица5.A4" table:number-columns-spanned="3" office:value-type="string">
            <text:p text:style-name="P126"/>
          </table:table-cell>
          <table:covered-table-cell/>
          <table:covered-table-cell/>
          <table:table-cell table:style-name="Таблица5.A4" office:value-type="string">
            <text:p text:style-name="P126"/>
          </table:table-cell>
          <table:table-cell table:style-name="Таблица5.A4" office:value-type="string">
            <text:p text:style-name="P126"/>
          </table:table-cell>
          <table:table-cell table:style-name="Таблица5.A4" table:number-columns-spanned="2" office:value-type="string">
            <text:p text:style-name="P126"/>
          </table:table-cell>
          <table:covered-table-cell/>
          <table:table-cell table:style-name="Таблица5.A4" table:number-columns-spanned="3" office:value-type="string">
            <text:p text:style-name="P126"/>
          </table:table-cell>
          <table:covered-table-cell/>
          <table:covered-table-cell/>
          <table:table-cell table:style-name="Таблица5.S5" table:number-columns-spanned="2" office:value-type="string">
            <text:p text:style-name="P126"/>
          </table:table-cell>
          <table:covered-table-cell/>
          <table:table-cell table:style-name="Таблица5.U5" table:number-columns-spanned="2" office:value-type="string">
            <text:p text:style-name="P105"/>
          </table:table-cell>
          <table:covered-table-cell/>
          <table:table-cell table:style-name="Таблица5.W5" table:number-rows-spanned="3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d5" table:number-rows-spanned="3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5.1">
          <table:covered-table-cell/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A1" office:value-type="string">
            <text:p text:style-name="P40"/>
          </table:table-cell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0"/>
          </table:table-cell>
          <table:table-cell table:style-name="Таблица5.A1" table:number-columns-spanned="2" office:value-type="string">
            <text:p text:style-name="P40"/>
          </table:table-cell>
          <table:covered-table-cell/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H1" table:number-columns-spanned="2" office:value-type="string">
            <text:p text:style-name="P40"/>
          </table:table-cell>
          <table:covered-table-cell/>
          <table:table-cell table:style-name="Таблица5.U6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covered-table-cell/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A1" office:value-type="string">
            <text:p text:style-name="P40"/>
          </table:table-cell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0"/>
          </table:table-cell>
          <table:table-cell table:style-name="Таблица5.A1" table:number-columns-spanned="2" office:value-type="string">
            <text:p text:style-name="P40"/>
          </table:table-cell>
          <table:covered-table-cell/>
          <table:table-cell table:style-name="Таблица5.A1" table:number-columns-spanned="3" office:value-type="string">
            <text:p text:style-name="P40"/>
          </table:table-cell>
          <table:covered-table-cell/>
          <table:covered-table-cell/>
          <table:table-cell table:style-name="Таблица5.A1" table:number-columns-spanned="2" office:value-type="string">
            <text:p text:style-name="P40"/>
          </table:table-cell>
          <table:covered-table-cell/>
          <table:table-cell table:style-name="Таблица5.U7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8">
          <table:table-cell table:style-name="Таблица5.A4" table:number-columns-spanned="33" office:value-type="string">
            <text:h text:style-name="Heading_20_1" text:outline-level="1"><text:s text:c="40"/><text:span text:style-name="Основной_20_шрифт_20_абзаца"><text:span text:style-name="T12">Ведомость сырья и материалов <text:s/></text:span></text:span><text:s text:c="24"/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9">
          <table:table-cell table:style-name="Таблица5.S5" table:number-columns-spanned="9" office:value-type="string">
            <text:p text:style-name="P79">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4" table:number-columns-spanned="8" office:value-type="string">
            <text:p text:style-name="P79">Нормативно-техническая документ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S5" table:number-columns-spanned="2" office:value-type="string">
            <text:p text:style-name="P79">Партия №</text:p>
          </table:table-cell>
          <table:covered-table-cell/>
          <table:table-cell table:style-name="Таблица5.S5" table:number-columns-spanned="4" office:value-type="string">
            <text:p text:style-name="P293">Паспорт №</text:p>
          </table:table-cell>
          <table:covered-table-cell/>
          <table:covered-table-cell/>
          <table:covered-table-cell/>
          <table:table-cell table:style-name="Таблица5.S5" table:number-columns-spanned="2" office:value-type="string">
            <text:p text:style-name="P293">Дата изготов-ления</text:p>
          </table:table-cell>
          <table:covered-table-cell/>
          <table:table-cell table:style-name="Таблица5.S5" table:number-columns-spanned="3" office:value-type="string">
            <text:p text:style-name="P293">Гарантийный срок хранения</text:p>
          </table:table-cell>
          <table:covered-table-cell/>
          <table:covered-table-cell/>
          <table:table-cell table:style-name="Таблица5.S5" table:number-columns-spanned="2" office:value-type="string">
            <text:p text:style-name="P293">Дата исполь-зования</text:p>
          </table:table-cell>
          <table:covered-table-cell/>
          <table:table-cell table:style-name="Таблица5.S5" table:number-columns-spanned="3" office:value-type="string">
            <text:p text:style-name="P79">Приме-чание</text:p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Standard"/>
          </table:table-cell>
          <table:covered-table-cell/>
          <table:table-cell table:style-name="Таблица5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Standard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7"/>
          </table:table-cell>
          <table:covered-table-cell/>
          <table:table-cell table:style-name="Таблица5.A1" table:number-columns-spanned="3" office:value-type="string">
            <text:p text:style-name="P57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h text:style-name="P369" text:outline-level="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Standard"/>
          </table:table-cell>
          <table:covered-table-cell/>
          <table:table-cell table:style-name="Таблица5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Standard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3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Standard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2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113"/>
          </table:table-cell>
          <table:covered-table-cell/>
          <table:covered-table-cell/>
          <table:table-cell table:style-name="Таблица5.A1" table:number-columns-spanned="2" office:value-type="string">
            <text:p text:style-name="P51"/>
          </table:table-cell>
          <table:covered-table-cell/>
          <table:table-cell table:style-name="Таблица5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5.23">
          <table:table-cell table:style-name="Таблица5.A4" table:number-columns-spanned="33" office:value-type="string">
            <text:p text:style-name="P40"><text:s text:c="108"/><text:span text:style-name="Основной_20_шрифт_20_абзаца"><text:span text:style-name="T4">Технолог цеха (мастер) ___________________________________</text:span></text:span></text:p>
            <text:p text:style-name="P79"><text:s text:c="101"/><text:span text:style-name="Основной_20_шрифт_20_абзаца"><text:span text:style-name="T4">Контрольный мастер (контролер ОТК) <text:s/></text:span></text:span><text:span text:style-name="Основной_20_шрифт_20_абзаца"><text:span text:style-name="T13">______________________</text:span></text:span></text:p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4">
          <table:table-cell table:style-name="Таблица5.S5" table:number-columns-spanned="3" office:value-type="string">
            <text:p text:style-name="P126">ПТ</text:p>
          </table:table-cell>
          <table:covered-table-cell/>
          <table:covered-table-cell/>
          <table:table-cell table:style-name="Таблица5.D24" table:number-columns-spanned="23" office:value-type="string">
            <text:p text:style-name="P126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D24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Таблица5.f24" table:number-columns-spanned="2" office:value-type="string">
            <text:p text:style-name="P126"/>
          </table:table-cell>
          <table:covered-table-cell/>
        </table:table-row>
      </table:table>
      <text:p text:style-name="P175"><text:soft-page-break/><text:s text:c="47"/><text:tab/><text:tab/> <text:s text:c="122"/><text:span text:style-name="Основной_20_шрифт_20_абзаца"><text:span text:style-name="T4"><text:s text:c="3"/>СТО 07521831-17-2017</text:span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E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F"/>
        <table:table-column table:style-name="Таблица6.S"/>
        <table:table-column table:style-name="Таблица6.T"/>
        <table:table-column table:style-name="Таблица6.U"/>
        <table:table-column table:style-name="Таблица6.V"/>
        <table:table-column table:style-name="Таблица6.W"/>
        <table:table-column table:style-name="Таблица6.X"/>
        <table:table-column table:style-name="Таблица6.F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table:number-columns-spanned="2" office:value-type="string">
            <text:p text:style-name="P80">Дубл.</text:p>
          </table:table-cell>
          <table:covered-table-cell/>
          <table:table-cell table:style-name="Таблица6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40"/>
          </table:table-cell>
          <table:table-cell table:style-name="Таблица6.H1" table:number-columns-spanned="3" office:value-type="string">
            <text:p text:style-name="P40"/>
          </table:table-cell>
          <table:covered-table-cell/>
          <table:covered-table-cell/>
          <table:table-cell table:style-name="Таблица6.K1" table:number-columns-spanned="4" office:value-type="string">
            <text:p text:style-name="P40"><text:s text:c="15"/></text:p>
          </table:table-cell>
          <table:covered-table-cell/>
          <table:covered-table-cell/>
          <table:covered-table-cell/>
          <table:table-cell table:style-name="Таблица6.O1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O1" table:number-columns-spanned="9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1" table:number-columns-spanned="2" office:value-type="string">
            <text:p text:style-name="P80">Взам.</text:p>
          </table:table-cell>
          <table:covered-table-cell/>
          <table:table-cell table:style-name="Таблица6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40"/>
          </table:table-cell>
          <table:table-cell table:style-name="Таблица6.H1" table:number-columns-spanned="3" office:value-type="string">
            <text:p text:style-name="P40"/>
          </table:table-cell>
          <table:covered-table-cell/>
          <table:covered-table-cell/>
          <table:table-cell table:style-name="Таблица6.K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O1" table:number-rows-spanned="2" table:number-columns-spanned="1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1" table:number-columns-spanned="2" office:value-type="string">
            <text:p text:style-name="P80">Подл.</text:p>
          </table:table-cell>
          <table:covered-table-cell/>
          <table:table-cell table:style-name="Таблица6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40"/>
          </table:table-cell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K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4">
          <table:table-cell table:style-name="Таблица6.A4" table:number-columns-spanned="21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4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4" table:number-columns-spanned="5" office:value-type="string">
            <text:h text:style-name="P344" text:outline-level="7"/>
          </table:table-cell>
          <table:covered-table-cell/>
          <table:covered-table-cell/>
          <table:covered-table-cell/>
          <table:covered-table-cell/>
          <table:table-cell table:style-name="Таблица6.b4" office:value-type="string">
            <text:p text:style-name="P165"/>
          </table:table-cell>
        </table:table-row>
        <table:table-row table:style-name="Таблица6.1">
          <table:table-cell table:style-name="Таблица6.A4" table:number-rows-spanned="3" office:value-type="string">
            <text:p text:style-name="P126"/>
          </table:table-cell>
          <table:table-cell table:style-name="Таблица6.A4" table:number-columns-spanned="3" office:value-type="string">
            <text:p text:style-name="P126"/>
          </table:table-cell>
          <table:covered-table-cell/>
          <table:covered-table-cell/>
          <table:table-cell table:style-name="Таблица6.A4" office:value-type="string">
            <text:p text:style-name="P126"/>
          </table:table-cell>
          <table:table-cell table:style-name="Таблица6.A4" table:number-columns-spanned="3" office:value-type="string">
            <text:p text:style-name="P126"/>
          </table:table-cell>
          <table:covered-table-cell/>
          <table:covered-table-cell/>
          <table:table-cell table:style-name="Таблица6.A4" table:number-columns-spanned="3" office:value-type="string">
            <text:p text:style-name="P126"/>
          </table:table-cell>
          <table:covered-table-cell/>
          <table:covered-table-cell/>
          <table:table-cell table:style-name="Таблица6.A4" office:value-type="string">
            <text:p text:style-name="P126"/>
          </table:table-cell>
          <table:table-cell table:style-name="Таблица6.A4" office:value-type="string">
            <text:p text:style-name="P126"/>
          </table:table-cell>
          <table:table-cell table:style-name="Таблица6.A4" table:number-columns-spanned="2" office:value-type="string">
            <text:p text:style-name="P126"/>
          </table:table-cell>
          <table:covered-table-cell/>
          <table:table-cell table:style-name="Таблица6.A4" table:number-columns-spanned="3" office:value-type="string">
            <text:p text:style-name="P126"/>
          </table:table-cell>
          <table:covered-table-cell/>
          <table:covered-table-cell/>
          <table:table-cell table:style-name="Таблица6.S5" table:number-columns-spanned="2" office:value-type="string">
            <text:p text:style-name="P126"/>
          </table:table-cell>
          <table:covered-table-cell/>
          <table:table-cell table:style-name="Таблица6.U5" table:number-columns-spanned="2" office:value-type="string">
            <text:p text:style-name="P126"/>
          </table:table-cell>
          <table:covered-table-cell/>
          <table:table-cell table:style-name="Таблица6.W5" table:number-rows-spanned="3" table:number-columns-spanned="7" office:value-type="string">
            <text:h text:style-name="P359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5" table:number-rows-spanned="3" table:number-columns-spanned="4" office:value-type="string">
            <text:h text:style-name="P367" text:outline-level="9"/>
          </table:table-cell>
          <table:covered-table-cell/>
          <table:covered-table-cell/>
          <table:covered-table-cell/>
        </table:table-row>
        <table:table-row table:style-name="Таблица6.1">
          <table:covered-table-cell/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A1" office:value-type="string">
            <text:p text:style-name="P40"/>
          </table:table-cell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A1" office:value-type="string">
            <text:p text:style-name="P40"/>
          </table:table-cell>
          <table:table-cell table:style-name="Таблица6.A1" office:value-type="string">
            <text:p text:style-name="P40"/>
          </table:table-cell>
          <table:table-cell table:style-name="Таблица6.A1" table:number-columns-spanned="2" office:value-type="string">
            <text:p text:style-name="P40"/>
          </table:table-cell>
          <table:covered-table-cell/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H1" table:number-columns-spanned="2" office:value-type="string">
            <text:p text:style-name="P40"/>
          </table:table-cell>
          <table:covered-table-cell/>
          <table:table-cell table:style-name="Таблица6.U6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covered-table-cell/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A1" office:value-type="string">
            <text:p text:style-name="P40"/>
          </table:table-cell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A1" office:value-type="string">
            <text:p text:style-name="P40"/>
          </table:table-cell>
          <table:table-cell table:style-name="Таблица6.A1" office:value-type="string">
            <text:p text:style-name="P40"/>
          </table:table-cell>
          <table:table-cell table:style-name="Таблица6.A1" table:number-columns-spanned="2" office:value-type="string">
            <text:p text:style-name="P40"/>
          </table:table-cell>
          <table:covered-table-cell/>
          <table:table-cell table:style-name="Таблица6.A1" table:number-columns-spanned="3" office:value-type="string">
            <text:p text:style-name="P40"/>
          </table:table-cell>
          <table:covered-table-cell/>
          <table:covered-table-cell/>
          <table:table-cell table:style-name="Таблица6.A1" table:number-columns-spanned="2" office:value-type="string">
            <text:p text:style-name="P40"/>
          </table:table-cell>
          <table:covered-table-cell/>
          <table:table-cell table:style-name="Таблица6.U7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8">
          <table:table-cell table:style-name="Таблица6.A4" table:number-columns-spanned="33" office:value-type="string">
            <text:h text:style-name="Heading_20_1" text:outline-level="1"><text:s text:c="40"/><text:span text:style-name="Основной_20_шрифт_20_абзаца"><text:span text:style-name="T12">Ведомость сырья и материалов <text:s/></text:span></text:span><text:s text:c="24"/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S5" table:number-columns-spanned="9" office:value-type="string">
            <text:p text:style-name="P79">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4" table:number-columns-spanned="8" office:value-type="string">
            <text:p text:style-name="P79">Нормативно-техническая документ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S5" table:number-columns-spanned="2" office:value-type="string">
            <text:p text:style-name="P79">Партия №</text:p>
          </table:table-cell>
          <table:covered-table-cell/>
          <table:table-cell table:style-name="Таблица6.S5" table:number-columns-spanned="4" office:value-type="string">
            <text:p text:style-name="P293">Паспорт №</text:p>
          </table:table-cell>
          <table:covered-table-cell/>
          <table:covered-table-cell/>
          <table:covered-table-cell/>
          <table:table-cell table:style-name="Таблица6.S5" table:number-columns-spanned="2" office:value-type="string">
            <text:p text:style-name="P293">Дата изготов-ления</text:p>
          </table:table-cell>
          <table:covered-table-cell/>
          <table:table-cell table:style-name="Таблица6.S5" table:number-columns-spanned="3" office:value-type="string">
            <text:p text:style-name="P293">Гарантийный срок хранения</text:p>
          </table:table-cell>
          <table:covered-table-cell/>
          <table:covered-table-cell/>
          <table:table-cell table:style-name="Таблица6.S5" table:number-columns-spanned="2" office:value-type="string">
            <text:p text:style-name="P293">Дата исполь-зования</text:p>
          </table:table-cell>
          <table:covered-table-cell/>
          <table:table-cell table:style-name="Таблица6.S5" table:number-columns-spanned="3" office:value-type="string">
            <text:p text:style-name="P79">Приме-чание</text:p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7"/>
          </table:table-cell>
          <table:covered-table-cell/>
          <table:table-cell table:style-name="Таблица6.A1" table:number-columns-spanned="3" office:value-type="string">
            <text:p text:style-name="P57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Standard"/>
          </table:table-cell>
          <table:covered-table-cell/>
          <table:table-cell table:style-name="Таблица6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112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112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113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  <table:table-cell table:style-name="Таблица6.A1" table:number-columns-spanned="2" office:value-type="string">
            <text:p text:style-name="P51"/>
          </table:table-cell>
          <table:covered-table-cell/>
          <table:table-cell table:style-name="Таблица6.A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6.23">
          <table:table-cell table:style-name="Таблица6.A4" table:number-columns-spanned="33" office:value-type="string">
            <text:p text:style-name="P40"><text:s text:c="108"/><text:span text:style-name="Основной_20_шрифт_20_абзаца"><text:span text:style-name="T4">Технолог цеха (мастер) ___________________________________</text:span></text:span></text:p>
            <text:p text:style-name="P79"><text:s text:c="101"/><text:span text:style-name="Основной_20_шрифт_20_абзаца"><text:span text:style-name="T4">Контрольный мастер (контролер ОТК) <text:s/></text:span></text:span><text:span text:style-name="Основной_20_шрифт_20_абзаца"><text:span text:style-name="T13">______________________</text:span></text:span></text:p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24">
          <table:table-cell table:style-name="Таблица6.S5" table:number-columns-spanned="3" office:value-type="string">
            <text:p text:style-name="P126">ПТ</text:p>
          </table:table-cell>
          <table:covered-table-cell/>
          <table:covered-table-cell/>
          <table:table-cell table:style-name="Таблица6.D24" table:number-columns-spanned="23" office:value-type="string">
            <text:p text:style-name="P126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24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Таблица6.f24" table:number-columns-spanned="2" office:value-type="string">
            <text:p text:style-name="P126"/>
          </table:table-cell>
          <table:covered-table-cell/>
        </table:table-row>
      </table:table>
      <text:p text:style-name="P177"><text:soft-page-break/><text:span text:style-name="T2"><text:s text:c="79"/></text:span><text:span text:style-name="Основной_20_шрифт_20_абзаца"><text:span text:style-name="T2"><text:s text:c="134"/></text:span></text:span><text:span text:style-name="Основной_20_шрифт_20_абзаца"><text:span text:style-name="T4">СТО 07521831-17-2017</text:span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H"/>
        <table:table-column table:style-name="Таблица7.f"/>
        <table:table-column table:style-name="Таблица7.g"/>
        <table:table-row table:style-name="Таблица7.1">
          <table:table-cell table:style-name="Таблица7.A1" table:number-columns-spanned="3" office:value-type="string">
            <text:p text:style-name="P80">Дубл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office:value-type="string">
            <text:p text:style-name="P40"/>
          </table:table-cell>
          <table:table-cell table:style-name="Таблица7.H1" table:number-columns-spanned="2" office:value-type="string">
            <text:p text:style-name="P40"/>
          </table:table-cell>
          <table:covered-table-cell/>
          <table:table-cell table:style-name="Таблица7.J1" table:number-columns-spanned="5" office:value-type="string">
            <text:p text:style-name="P40"><text:s text:c="15"/></text:p>
          </table:table-cell>
          <table:covered-table-cell/>
          <table:covered-table-cell/>
          <table:covered-table-cell/>
          <table:covered-table-cell/>
          <table:table-cell table:style-name="Таблица7.O1" table:number-columns-spanned="9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table:number-columns-spanned="3" office:value-type="string">
            <text:p text:style-name="P80">Взам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office:value-type="string">
            <text:p text:style-name="P40"/>
          </table:table-cell>
          <table:table-cell table:style-name="Таблица7.H1" table:number-columns-spanned="2" office:value-type="string">
            <text:p text:style-name="P40"/>
          </table:table-cell>
          <table:covered-table-cell/>
          <table:table-cell table:style-name="Таблица7.J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" table:number-rows-spanned="2" table:number-columns-spanned="1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table:number-columns-spanned="3" office:value-type="string">
            <text:p text:style-name="P80">Подл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office:value-type="string">
            <text:p text:style-name="P40"/>
          </table:table-cell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J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4">
          <table:table-cell table:style-name="Таблица7.A4" table:number-columns-spanned="20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h text:style-name="P351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office:value-type="string">
            <text:p text:style-name="P170"/>
          </table:table-cell>
        </table:table-row>
        <table:table-row table:style-name="Таблица7.1">
          <table:table-cell table:style-name="Таблица7.A4" table:number-rows-spanned="3" table:number-columns-spanned="2" office:value-type="string">
            <text:p text:style-name="P126"/>
          </table:table-cell>
          <table:covered-table-cell/>
          <table:table-cell table:style-name="Таблица7.A4" table:number-columns-spanned="2" office:value-type="string">
            <text:p text:style-name="P126"/>
          </table:table-cell>
          <table:covered-table-cell/>
          <table:table-cell table:style-name="Таблица7.A4" office:value-type="string">
            <text:p text:style-name="P126"/>
          </table:table-cell>
          <table:table-cell table:style-name="Таблица7.A4" table:number-columns-spanned="3" office:value-type="string">
            <text:p text:style-name="P126"/>
          </table:table-cell>
          <table:covered-table-cell/>
          <table:covered-table-cell/>
          <table:table-cell table:style-name="Таблица7.A4" table:number-columns-spanned="2" office:value-type="string">
            <text:p text:style-name="P126"/>
          </table:table-cell>
          <table:covered-table-cell/>
          <table:table-cell table:style-name="Таблица7.A4" office:value-type="string">
            <text:p text:style-name="P126"/>
          </table:table-cell>
          <table:table-cell table:style-name="Таблица7.A4" table:number-columns-spanned="2" office:value-type="string">
            <text:p text:style-name="P126"/>
          </table:table-cell>
          <table:covered-table-cell/>
          <table:table-cell table:style-name="Таблица7.A4" table:number-columns-spanned="2" office:value-type="string">
            <text:p text:style-name="P126"/>
          </table:table-cell>
          <table:covered-table-cell/>
          <table:table-cell table:style-name="Таблица7.A4" table:number-columns-spanned="2" office:value-type="string">
            <text:p text:style-name="P126"/>
          </table:table-cell>
          <table:covered-table-cell/>
          <table:table-cell table:style-name="Таблица7.R5" table:number-columns-spanned="2" office:value-type="string">
            <text:p text:style-name="P126"/>
          </table:table-cell>
          <table:covered-table-cell/>
          <table:table-cell table:style-name="Таблица7.T5" table:number-columns-spanned="2" office:value-type="string">
            <text:p text:style-name="P126"/>
          </table:table-cell>
          <table:covered-table-cell/>
          <table:table-cell table:style-name="Таблица7.V5" table:number-rows-spanned="3" table:number-columns-spanned="7" office:value-type="string">
            <text:h text:style-name="Heading_20_8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c5" table:number-rows-spanned="3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</table:table-row>
        <table:table-row table:style-name="Таблица7.1"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office:value-type="string">
            <text:p text:style-name="P40"/>
          </table:table-cell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office:value-type="string">
            <text:p text:style-name="P40"/>
          </table:table-cell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H1" table:number-columns-spanned="2" office:value-type="string">
            <text:p text:style-name="P40"/>
          </table:table-cell>
          <table:covered-table-cell/>
          <table:table-cell table:style-name="Таблица7.T6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office:value-type="string">
            <text:p text:style-name="P40"/>
          </table:table-cell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office:value-type="string">
            <text:p text:style-name="P40"/>
          </table:table-cell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T7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8">
          <table:table-cell table:style-name="Таблица7.A4" table:number-columns-spanned="33" office:value-type="string">
            <text:h text:style-name="Heading_20_1" text:outline-level="1"><text:span text:style-name="Основной_20_шрифт_20_абзаца"><text:span text:style-name="T12">Ведомость комплектующих деталей и сборочных единиц <text:s/></text:span></text:span><text:s text:c="10"/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R5" table:number-columns-spanned="6" office:value-type="string">
            <text:p text:style-name="P79">Наименование детали,</text:p>
            <text:p text:style-name="P79">сб. единиц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9" table:number-columns-spanned="6" office:value-type="string">
            <text:p text:style-name="P79">Обозначени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p text:style-name="P79">Общее количеств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R5" table:number-columns-spanned="4" office:value-type="string">
            <text:p text:style-name="P79">Партия №</text:p>
          </table:table-cell>
          <table:covered-table-cell/>
          <table:covered-table-cell/>
          <table:covered-table-cell/>
          <table:table-cell table:style-name="Таблица7.R5" table:number-columns-spanned="2" office:value-type="string">
            <text:p text:style-name="P293">Паспорт №</text:p>
          </table:table-cell>
          <table:covered-table-cell/>
          <table:table-cell table:style-name="Таблица7.R5" table:number-columns-spanned="3" office:value-type="string">
            <text:p text:style-name="P293">Дата изготов-ления</text:p>
          </table:table-cell>
          <table:covered-table-cell/>
          <table:covered-table-cell/>
          <table:table-cell table:style-name="Таблица7.R5" table:number-columns-spanned="2" office:value-type="string">
            <text:p text:style-name="P293">Гарантийный срок хранения</text:p>
          </table:table-cell>
          <table:covered-table-cell/>
          <table:table-cell table:style-name="Таблица7.R5" table:number-columns-spanned="2" office:value-type="string">
            <text:p text:style-name="P293">Дата исполь-зования</text:p>
          </table:table-cell>
          <table:covered-table-cell/>
          <table:table-cell table:style-name="Таблица7.R5" table:number-columns-spanned="2" office:value-type="string">
            <text:p text:style-name="P79">Приме-чание</text:p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h text:style-name="P368" text:outline-level="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h text:style-name="P368" text:outline-level="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133"/>
          </table:table-cell>
          <table:covered-table-cell/>
          <table:table-cell table:style-name="Таблица7.A1" table:number-columns-spanned="3" office:value-type="string">
            <text:p text:style-name="P133"/>
          </table:table-cell>
          <table:covered-table-cell/>
          <table:covered-table-cell/>
          <table:table-cell table:style-name="Таблица7.A1" table:number-columns-spanned="2" office:value-type="string">
            <text:p text:style-name="Standard"/>
          </table:table-cell>
          <table:covered-table-cell/>
          <table:table-cell table:style-name="Таблица7.A1" table:number-columns-spanned="2" office:value-type="string">
            <text:p text:style-name="P133"/>
          </table:table-cell>
          <table:covered-table-cell/>
          <table:table-cell table:style-name="Таблица7.A1" table:number-columns-spanned="2" office:value-type="string">
            <text:p text:style-name="P133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18"/>
          </table:table-cell>
          <table:covered-table-cell/>
          <table:table-cell table:style-name="Таблица7.A1" table:number-columns-spanned="3" office:value-type="string">
            <text:p text:style-name="P18"/>
          </table:table-cell>
          <table:covered-table-cell/>
          <table:covered-table-cell/>
          <table:table-cell table:style-name="Таблица7.A1" table:number-columns-spanned="2" office:value-type="string">
            <text:p text:style-name="Standard"/>
          </table:table-cell>
          <table:covered-table-cell/>
          <table:table-cell table:style-name="Таблица7.A1" table:number-columns-spanned="2" office:value-type="string">
            <text:p text:style-name="P18"/>
          </table:table-cell>
          <table:covered-table-cell/>
          <table:table-cell table:style-name="Таблица7.A1" table:number-columns-spanned="2" office:value-type="string">
            <text:p text:style-name="P1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h text:style-name="P370" text:outline-level="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h text:style-name="P370" text:outline-level="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77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77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77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77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77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77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77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77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3" office:value-type="string">
            <text:p text:style-name="P40"/>
          </table:table-cell>
          <table:covered-table-cell/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10">
          <table:table-cell table:style-name="Таблица7.G9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2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M2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2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7.d22" table:number-columns-spanned="2" office:value-type="string">
            <text:p text:style-name="P40"/>
          </table:table-cell>
          <table:covered-table-cell/>
          <table:table-cell table:style-name="Таблица7.Y22" table:number-columns-spanned="3" office:value-type="string">
            <text:p text:style-name="P40"/>
          </table:table-cell>
          <table:covered-table-cell/>
          <table:covered-table-cell/>
          <table:table-cell table:style-name="Таблица7.b22" table:number-columns-spanned="2" office:value-type="string">
            <text:p text:style-name="P40"/>
          </table:table-cell>
          <table:covered-table-cell/>
          <table:table-cell table:style-name="Таблица7.d22" table:number-columns-spanned="2" office:value-type="string">
            <text:p text:style-name="P40"/>
          </table:table-cell>
          <table:covered-table-cell/>
          <table:table-cell table:style-name="Таблица7.A1" table:number-columns-spanned="2" office:value-type="string">
            <text:p text:style-name="P40"/>
          </table:table-cell>
          <table:covered-table-cell/>
        </table:table-row>
        <table:table-row table:style-name="Таблица7.23">
          <table:table-cell table:style-name="Таблица7.A4" table:number-columns-spanned="33" office:value-type="string">
            <text:p text:style-name="P40"><text:s text:c="143"/><text:span text:style-name="Основной_20_шрифт_20_абзаца"><text:span text:style-name="T13">Технолог <text:s text:c="2"/>цеха (мастер) _____________</text:span></text:span></text:p>
            <text:p text:style-name="P79"><text:s text:c="138"/><text:span text:style-name="Основной_20_шрифт_20_абзаца"><text:span text:style-name="T13">Мастер ОТК <text:s text:c="4"/>__________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4">
          <table:table-cell table:style-name="Таблица7.R5" office:value-type="string">
            <text:p text:style-name="P126">ПТ</text:p>
          </table:table-cell>
          <table:table-cell table:style-name="Таблица7.B24" table:number-columns-spanned="24" office:value-type="string">
            <text:p text:style-name="P126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24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Таблица7.e24" table:number-columns-spanned="3" office:value-type="string">
            <text:p text:style-name="P126"/>
          </table:table-cell>
          <table:covered-table-cell/>
          <table:covered-table-cell/>
        </table:table-row>
      </table:table>
      <text:p text:style-name="P176"><text:soft-page-break/><text:span text:style-name="Основной_20_шрифт_20_абзаца"><text:span text:style-name="T18"><text:s text:c="47"/></text:span></text:span><text:span text:style-name="Основной_20_шрифт_20_абзаца"><text:span text:style-name="T2"><text:s text:c="155"/></text:span></text:span><text:span text:style-name="Основной_20_шрифт_20_абзаца"><text:span text:style-name="T4"><text:s text:c="4"/></text:span></text:span><text:span text:style-name="Основной_20_шрифт_20_абзаца"><text:span text:style-name="T23">СТО 07521831-17-2017</text:span>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F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column table:style-name="Таблица10.R"/>
        <table:table-column table:style-name="Таблица10.S"/>
        <table:table-column table:style-name="Таблица10.T"/>
        <table:table-column table:style-name="Таблица10.U"/>
        <table:table-column table:style-name="Таблица10.V"/>
        <table:table-column table:style-name="Таблица10.W"/>
        <table:table-column table:style-name="Таблица10.X"/>
        <table:table-column table:style-name="Таблица10.Y"/>
        <table:table-column table:style-name="Таблица10.Z"/>
        <table:table-column table:style-name="Таблица10.N"/>
        <table:table-column table:style-name="Таблица10.b"/>
        <table:table-row table:style-name="Таблица10.1">
          <table:table-cell table:style-name="Таблица10.A1" table:number-columns-spanned="3" office:value-type="string">
            <text:p text:style-name="P80">Дубл.</text:p>
          </table:table-cell>
          <table:covered-table-cell/>
          <table:covered-table-cell/>
          <table:table-cell table:style-name="Таблица10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0.A1" office:value-type="string">
            <text:p text:style-name="P40"/>
          </table:table-cell>
          <table:table-cell table:style-name="Таблица10.I1" table:number-columns-spanned="2" office:value-type="string">
            <text:p text:style-name="P40"/>
          </table:table-cell>
          <table:covered-table-cell/>
          <table:table-cell table:style-name="Таблица10.K1" table:number-columns-spanned="4" office:value-type="string">
            <text:p text:style-name="P40"><text:s text:c="15"/></text:p>
          </table:table-cell>
          <table:covered-table-cell/>
          <table:covered-table-cell/>
          <table:covered-table-cell/>
          <table:table-cell table:style-name="Таблица10.O1" table:number-columns-spanned="8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O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80">Взам.</text:p>
          </table:table-cell>
          <table:covered-table-cell/>
          <table:covered-table-cell/>
          <table:table-cell table:style-name="Таблица10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0.A1" office:value-type="string">
            <text:p text:style-name="P40"/>
          </table:table-cell>
          <table:table-cell table:style-name="Таблица10.I1" table:number-columns-spanned="2" office:value-type="string">
            <text:p text:style-name="P40"/>
          </table:table-cell>
          <table:covered-table-cell/>
          <table:table-cell table:style-name="Таблица10.K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O1" table:number-rows-spanned="2" table:number-columns-spanned="1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80">Подл.</text:p>
          </table:table-cell>
          <table:covered-table-cell/>
          <table:covered-table-cell/>
          <table:table-cell table:style-name="Таблица10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0.A1" office:value-type="string">
            <text:p text:style-name="P40"/>
          </table:table-cell>
          <table:table-cell table:style-name="Таблица10.A1" table:number-columns-spanned="2" office:value-type="string">
            <text:p text:style-name="P40"/>
          </table:table-cell>
          <table:covered-table-cell/>
          <table:table-cell table:style-name="Таблица10.K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4">
          <table:table-cell table:style-name="Таблица10.A4" table:number-columns-spanned="20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4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10.Y4" table:number-columns-spanned="3" office:value-type="string">
            <text:h text:style-name="P344" text:outline-level="7"/>
          </table:table-cell>
          <table:covered-table-cell/>
          <table:covered-table-cell/>
          <table:table-cell table:style-name="Таблица10.Y4" office:value-type="string">
            <text:p text:style-name="P165"/>
          </table:table-cell>
        </table:table-row>
        <table:table-row table:style-name="Таблица10.1">
          <table:table-cell table:style-name="Таблица10.A4" table:number-rows-spanned="3" table:number-columns-spanned="2" office:value-type="string">
            <text:p text:style-name="P126"/>
          </table:table-cell>
          <table:covered-table-cell/>
          <table:table-cell table:style-name="Таблица10.A4" table:number-columns-spanned="3" office:value-type="string">
            <text:p text:style-name="P126"/>
          </table:table-cell>
          <table:covered-table-cell/>
          <table:covered-table-cell/>
          <table:table-cell table:style-name="Таблица10.A4" office:value-type="string">
            <text:p text:style-name="P126"/>
          </table:table-cell>
          <table:table-cell table:style-name="Таблица10.A4" table:number-columns-spanned="3" office:value-type="string">
            <text:p text:style-name="P126"/>
          </table:table-cell>
          <table:covered-table-cell/>
          <table:covered-table-cell/>
          <table:table-cell table:style-name="Таблица10.A4" table:number-columns-spanned="2" office:value-type="string">
            <text:p text:style-name="P126"/>
          </table:table-cell>
          <table:covered-table-cell/>
          <table:table-cell table:style-name="Таблица10.A4" office:value-type="string">
            <text:p text:style-name="P126"/>
          </table:table-cell>
          <table:table-cell table:style-name="Таблица10.A4" office:value-type="string">
            <text:p text:style-name="P126"/>
          </table:table-cell>
          <table:table-cell table:style-name="Таблица10.A4" table:number-columns-spanned="2" office:value-type="string">
            <text:p text:style-name="P126"/>
          </table:table-cell>
          <table:covered-table-cell/>
          <table:table-cell table:style-name="Таблица10.A4" table:number-columns-spanned="3" office:value-type="string">
            <text:p text:style-name="P126"/>
          </table:table-cell>
          <table:covered-table-cell/>
          <table:covered-table-cell/>
          <table:table-cell table:style-name="Таблица10.S5" office:value-type="string">
            <text:p text:style-name="P126"/>
          </table:table-cell>
          <table:table-cell table:style-name="Таблица10.T5" table:number-columns-spanned="2" office:value-type="string">
            <text:p text:style-name="P126"/>
          </table:table-cell>
          <table:covered-table-cell/>
          <table:table-cell table:style-name="Таблица10.V5" table:number-rows-spanned="3" table:number-columns-spanned="4" office:value-type="string">
            <text:h text:style-name="P359" text:outline-level="8"/>
          </table:table-cell>
          <table:covered-table-cell/>
          <table:covered-table-cell/>
          <table:covered-table-cell/>
          <table:table-cell table:style-name="Таблица10.Z5" table:number-rows-spanned="3" table:number-columns-spanned="3" office:value-type="string">
            <text:h text:style-name="P367" text:outline-level="9"/>
          </table:table-cell>
          <table:covered-table-cell/>
          <table:covered-table-cell/>
        </table:table-row>
        <table:table-row table:style-name="Таблица10.1">
          <table:covered-table-cell/>
          <table:covered-table-cell/>
          <table:table-cell table:style-name="Таблица10.A1" table:number-columns-spanned="3" office:value-type="string">
            <text:p text:style-name="P40"/>
          </table:table-cell>
          <table:covered-table-cell/>
          <table:covered-table-cell/>
          <table:table-cell table:style-name="Таблица10.A1" office:value-type="string">
            <text:p text:style-name="P40"/>
          </table:table-cell>
          <table:table-cell table:style-name="Таблица10.A1" table:number-columns-spanned="3" office:value-type="string">
            <text:p text:style-name="P40"/>
          </table:table-cell>
          <table:covered-table-cell/>
          <table:covered-table-cell/>
          <table:table-cell table:style-name="Таблица10.A1" table:number-columns-spanned="2" office:value-type="string">
            <text:p text:style-name="P40"/>
          </table:table-cell>
          <table:covered-table-cell/>
          <table:table-cell table:style-name="Таблица10.A1" office:value-type="string">
            <text:p text:style-name="P40"/>
          </table:table-cell>
          <table:table-cell table:style-name="Таблица10.A1" office:value-type="string">
            <text:p text:style-name="P40"/>
          </table:table-cell>
          <table:table-cell table:style-name="Таблица10.A1" table:number-columns-spanned="2" office:value-type="string">
            <text:p text:style-name="P40"/>
          </table:table-cell>
          <table:covered-table-cell/>
          <table:table-cell table:style-name="Таблица10.A1" table:number-columns-spanned="3" office:value-type="string">
            <text:p text:style-name="P40"/>
          </table:table-cell>
          <table:covered-table-cell/>
          <table:covered-table-cell/>
          <table:table-cell table:style-name="Таблица10.I1" office:value-type="string">
            <text:p text:style-name="P40"/>
          </table:table-cell>
          <table:table-cell table:style-name="Таблица10.T6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">
          <table:covered-table-cell/>
          <table:covered-table-cell/>
          <table:table-cell table:style-name="Таблица10.A1" table:number-columns-spanned="3" office:value-type="string">
            <text:p text:style-name="P40"/>
          </table:table-cell>
          <table:covered-table-cell/>
          <table:covered-table-cell/>
          <table:table-cell table:style-name="Таблица10.A1" office:value-type="string">
            <text:p text:style-name="P40"/>
          </table:table-cell>
          <table:table-cell table:style-name="Таблица10.A1" table:number-columns-spanned="3" office:value-type="string">
            <text:p text:style-name="P40"/>
          </table:table-cell>
          <table:covered-table-cell/>
          <table:covered-table-cell/>
          <table:table-cell table:style-name="Таблица10.A1" table:number-columns-spanned="2" office:value-type="string">
            <text:p text:style-name="P40"/>
          </table:table-cell>
          <table:covered-table-cell/>
          <table:table-cell table:style-name="Таблица10.A1" office:value-type="string">
            <text:p text:style-name="P40"/>
          </table:table-cell>
          <table:table-cell table:style-name="Таблица10.A1" office:value-type="string">
            <text:p text:style-name="P40"/>
          </table:table-cell>
          <table:table-cell table:style-name="Таблица10.A1" table:number-columns-spanned="2" office:value-type="string">
            <text:p text:style-name="P40"/>
          </table:table-cell>
          <table:covered-table-cell/>
          <table:table-cell table:style-name="Таблица10.A1" table:number-columns-spanned="3" office:value-type="string">
            <text:p text:style-name="P40"/>
          </table:table-cell>
          <table:covered-table-cell/>
          <table:covered-table-cell/>
          <table:table-cell table:style-name="Таблица10.A1" office:value-type="string">
            <text:p text:style-name="P40"/>
          </table:table-cell>
          <table:table-cell table:style-name="Таблица10.T7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8">
          <table:table-cell table:style-name="Таблица10.A4" table:number-columns-spanned="28" office:value-type="string">
            <text:h text:style-name="Heading_20_1" text:outline-level="1"><text:span text:style-name="Основной_20_шрифт_20_абзаца"><text:span text:style-name="T21">Лист учета замечаний</text:span></text:span><text:span text:style-name="Основной_20_шрифт_20_абзаца"><text:span text:style-name="T23"> <text:s text:c="19"/></text:span></text:span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A9" table:number-columns-spanned="4" office:value-type="string">
            <text:p text:style-name="P171">Номер операции перехода</text:p>
          </table:table-cell>
          <table:covered-table-cell/>
          <table:covered-table-cell/>
          <table:covered-table-cell/>
          <table:table-cell table:style-name="Таблица10.A9" table:number-columns-spanned="13" office:value-type="string">
            <text:p text:style-name="P171">Содержание замечаний по проведенным операциям, должность и подпись лица, сделавшего замеч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9" table:number-columns-spanned="7" office:value-type="string">
            <text:p text:style-name="P295">Решение по замечаниям, должности и подписи лиц, принявших решение</text:p>
            <text:p text:style-name="P2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4" table:number-columns-spanned="4" office:value-type="string">
            <text:p text:style-name="P310">Отметка об устранении замечаний, подпись ОТК</text:p>
            <text:p text:style-name="P171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h text:style-name="P368" text:outline-level="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133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h text:style-name="P370" text:outline-level="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A14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0" table:number-columns-spanned="13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R20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0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A14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0" table:number-columns-spanned="13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R20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0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A14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0" table:number-columns-spanned="13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R20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20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10.E21" table:number-columns-spanned="13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Таблица10.22">
          <table:table-cell table:style-name="Таблица10.S5" table:number-columns-spanned="28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3">
          <table:table-cell table:style-name="Таблица10.S5" office:value-type="string">
            <text:p text:style-name="P126">ПТ</text:p>
          </table:table-cell>
          <table:table-cell table:style-name="Таблица10.B23" table:number-columns-spanned="22" office:value-type="string">
            <text:p text:style-name="P126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B23" table:number-columns-spanned="3" office:value-type="string">
            <text:p text:style-name="P126"/>
          </table:table-cell>
          <table:covered-table-cell/>
          <table:covered-table-cell/>
          <table:table-cell table:style-name="Таблица10.a23" table:number-columns-spanned="2" office:value-type="string">
            <text:p text:style-name="P126"/>
          </table:table-cell>
          <table:covered-table-cell/>
        </table:table-row>
      </table:table>
      <text:p text:style-name="P313"><text:soft-page-break/><text:s text:c="169"/>СТО 07521831-17-2017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E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T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columns-spanned="3" office:value-type="string">
            <text:p text:style-name="P80">Дубл.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40"/>
          </table:table-cell>
          <table:covered-table-cell/>
          <table:covered-table-cell/>
          <table:table-cell table:style-name="Таблица11.A1" office:value-type="string">
            <text:p text:style-name="P40"/>
          </table:table-cell>
          <table:table-cell table:style-name="Таблица11.H1" table:number-columns-spanned="2" office:value-type="string">
            <text:p text:style-name="P40"/>
          </table:table-cell>
          <table:covered-table-cell/>
          <table:table-cell table:style-name="Таблица11.J1" table:number-columns-spanned="4" office:value-type="string">
            <text:p text:style-name="P40"><text:s text:c="15"/></text:p>
          </table:table-cell>
          <table:covered-table-cell/>
          <table:covered-table-cell/>
          <table:covered-table-cell/>
          <table:table-cell table:style-name="Таблица11.N1" table:number-columns-spanned="9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N1" table:number-columns-spanned="8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table-cell table:style-name="Таблица11.A1" table:number-columns-spanned="3" office:value-type="string">
            <text:p text:style-name="P80">Взам.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40"/>
          </table:table-cell>
          <table:covered-table-cell/>
          <table:covered-table-cell/>
          <table:table-cell table:style-name="Таблица11.A1" office:value-type="string">
            <text:p text:style-name="P40"/>
          </table:table-cell>
          <table:table-cell table:style-name="Таблица11.H1" table:number-columns-spanned="2" office:value-type="string">
            <text:p text:style-name="P40"/>
          </table:table-cell>
          <table:covered-table-cell/>
          <table:table-cell table:style-name="Таблица11.J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N1" table:number-rows-spanned="2" table:number-columns-spanned="15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table-cell table:style-name="Таблица11.A1" table:number-columns-spanned="3" office:value-type="string">
            <text:p text:style-name="P80">Подл.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40"/>
          </table:table-cell>
          <table:covered-table-cell/>
          <table:covered-table-cell/>
          <table:table-cell table:style-name="Таблица11.A1" office:value-type="string">
            <text:p text:style-name="P40"/>
          </table:table-cell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J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4">
          <table:table-cell table:style-name="Таблица11.A4" table:number-columns-spanned="19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4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Z4" table:number-columns-spanned="4" office:value-type="string">
            <text:h text:style-name="P344" text:outline-level="7"/>
          </table:table-cell>
          <table:covered-table-cell/>
          <table:covered-table-cell/>
          <table:covered-table-cell/>
          <table:table-cell table:style-name="Таблица11.Z4" office:value-type="string">
            <text:p text:style-name="P165"/>
          </table:table-cell>
        </table:table-row>
        <table:table-row table:style-name="Таблица11.1">
          <table:table-cell table:style-name="Таблица11.A4" table:number-rows-spanned="3" table:number-columns-spanned="2" office:value-type="string">
            <text:p text:style-name="P126"/>
          </table:table-cell>
          <table:covered-table-cell/>
          <table:table-cell table:style-name="Таблица11.A4" table:number-columns-spanned="2" office:value-type="string">
            <text:p text:style-name="P126"/>
          </table:table-cell>
          <table:covered-table-cell/>
          <table:table-cell table:style-name="Таблица11.A4" office:value-type="string">
            <text:p text:style-name="P126"/>
          </table:table-cell>
          <table:table-cell table:style-name="Таблица11.A4" table:number-columns-spanned="3" office:value-type="string">
            <text:p text:style-name="P126"/>
          </table:table-cell>
          <table:covered-table-cell/>
          <table:covered-table-cell/>
          <table:table-cell table:style-name="Таблица11.A4" table:number-columns-spanned="2" office:value-type="string">
            <text:p text:style-name="P126"/>
          </table:table-cell>
          <table:covered-table-cell/>
          <table:table-cell table:style-name="Таблица11.A4" office:value-type="string">
            <text:p text:style-name="P126"/>
          </table:table-cell>
          <table:table-cell table:style-name="Таблица11.A4" office:value-type="string">
            <text:p text:style-name="P126"/>
          </table:table-cell>
          <table:table-cell table:style-name="Таблица11.A4" table:number-columns-spanned="2" office:value-type="string">
            <text:p text:style-name="P126"/>
          </table:table-cell>
          <table:covered-table-cell/>
          <table:table-cell table:style-name="Таблица11.A4" table:number-columns-spanned="2" office:value-type="string">
            <text:p text:style-name="P126"/>
          </table:table-cell>
          <table:covered-table-cell/>
          <table:table-cell table:style-name="Таблица11.Q5" table:number-columns-spanned="2" office:value-type="string">
            <text:p text:style-name="P126"/>
          </table:table-cell>
          <table:covered-table-cell/>
          <table:table-cell table:style-name="Таблица11.S5" table:number-columns-spanned="2" office:value-type="string">
            <text:p text:style-name="P126"/>
          </table:table-cell>
          <table:covered-table-cell/>
          <table:table-cell table:style-name="Таблица11.U5" table:number-rows-spanned="3" table:number-columns-spanned="6" office:value-type="string">
            <text:h text:style-name="P359" text:outline-level="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a5" table:number-rows-spanned="3" table:number-columns-spanned="4" office:value-type="string">
            <text:h text:style-name="P367" text:outline-level="9"/>
          </table:table-cell>
          <table:covered-table-cell/>
          <table:covered-table-cell/>
          <table:covered-table-cell/>
        </table:table-row>
        <table:table-row table:style-name="Таблица11.1">
          <table:covered-table-cell/>
          <table:covered-table-cell/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A1" office:value-type="string">
            <text:p text:style-name="P40"/>
          </table:table-cell>
          <table:table-cell table:style-name="Таблица11.A1" table:number-columns-spanned="3" office:value-type="string">
            <text:p text:style-name="P40"/>
          </table:table-cell>
          <table:covered-table-cell/>
          <table:covered-table-cell/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A1" office:value-type="string">
            <text:p text:style-name="P40"/>
          </table:table-cell>
          <table:table-cell table:style-name="Таблица11.A1" office:value-type="string">
            <text:p text:style-name="P40"/>
          </table:table-cell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H1" table:number-columns-spanned="2" office:value-type="string">
            <text:p text:style-name="P40"/>
          </table:table-cell>
          <table:covered-table-cell/>
          <table:table-cell table:style-name="Таблица11.S6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covered-table-cell/>
          <table:covered-table-cell/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A1" office:value-type="string">
            <text:p text:style-name="P40"/>
          </table:table-cell>
          <table:table-cell table:style-name="Таблица11.A1" table:number-columns-spanned="3" office:value-type="string">
            <text:p text:style-name="P40"/>
          </table:table-cell>
          <table:covered-table-cell/>
          <table:covered-table-cell/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A1" office:value-type="string">
            <text:p text:style-name="P40"/>
          </table:table-cell>
          <table:table-cell table:style-name="Таблица11.A1" office:value-type="string">
            <text:p text:style-name="P40"/>
          </table:table-cell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A1" table:number-columns-spanned="2" office:value-type="string">
            <text:p text:style-name="P40"/>
          </table:table-cell>
          <table:covered-table-cell/>
          <table:table-cell table:style-name="Таблица11.S7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8">
          <table:table-cell table:style-name="Таблица11.A4" table:number-columns-spanned="30" office:value-type="string">
            <text:h text:style-name="Heading_20_1" text:outline-level="1"><text:span text:style-name="Основной_20_шрифт_20_абзаца"><text:span text:style-name="T21">Лист учета ИИ, ПИ, КР </text:span></text:span><text:span text:style-name="Основной_20_шрифт_20_абзаца"><text:span text:style-name="T23"><text:s text:c="18"/></text:span></text:span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Q5" table:number-rows-spanned="2" table:number-columns-spanned="17" office:value-type="string">
            <text:p text:style-name="P308">Номер ИИ, ПИ, К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Q5" table:number-columns-spanned="13" office:value-type="string">
            <text:p text:style-name="P310">Подпись о внедрен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0" table:number-columns-spanned="4" office:value-type="string">
            <text:p text:style-name="P310">Исполнитель</text:p>
          </table:table-cell>
          <table:covered-table-cell/>
          <table:covered-table-cell/>
          <table:covered-table-cell/>
          <table:table-cell table:style-name="Таблица11.R10" table:number-columns-spanned="2" office:value-type="string">
            <text:p text:style-name="P310">ОТК</text:p>
          </table:table-cell>
          <table:covered-table-cell/>
          <table:table-cell table:style-name="Таблица11.R10" table:number-columns-spanned="4" office:value-type="string">
            <text:p text:style-name="P310">Ведущий конструктор</text:p>
          </table:table-cell>
          <table:covered-table-cell/>
          <table:covered-table-cell/>
          <table:covered-table-cell/>
          <table:table-cell table:style-name="Таблица11.b10" table:number-columns-spanned="3" office:value-type="string">
            <text:p text:style-name="P310">Представитель 521 ВП МО РФ</text:p>
          </table:table-cell>
          <table:covered-table-cell/>
          <table:covered-table-cell/>
        </table:table-row>
        <table:table-row table:style-name="Таблица11.11">
          <table:table-cell table:style-name="Таблица11.A1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1" table:number-columns-spanned="2" office:value-type="string">
            <text:p text:style-name="Table_20_Contents"/>
          </table:table-cell>
          <table:covered-table-cell/>
          <table:table-cell table:style-name="Таблица11.X1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2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3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4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5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6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7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8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9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20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21">
          <table:table-cell table:style-name="Таблица11.A2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21" table:number-columns-spanned="2" office:value-type="string">
            <text:p text:style-name="Table_20_Contents"/>
          </table:table-cell>
          <table:covered-table-cell/>
          <table:table-cell table:style-name="Таблица11.X2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2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22">
          <table:table-cell table:style-name="Таблица11.A22" table:number-columns-spanned="3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3">
          <table:table-cell table:style-name="Таблица11.Q5" office:value-type="string">
            <text:p text:style-name="P126">ПТ</text:p>
          </table:table-cell>
          <table:table-cell table:style-name="Таблица11.B23" table:number-columns-spanned="23" office:value-type="string">
            <text:p text:style-name="P126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B23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11.c23" table:number-columns-spanned="2" office:value-type="string">
            <text:p text:style-name="P126"/>
          </table:table-cell>
          <table:covered-table-cell/>
        </table:table-row>
      </table:table>
      <text:p text:style-name="Standard"><text:soft-page-break/><text:s text:c="176"/><text:span text:style-name="Основной_20_шрифт_20_абзаца"><text:span text:style-name="T4"><text:s text:c="10"/>СТО 07521831-17-2017</text:span>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C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E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U"/>
        <table:table-column table:style-name="Таблица12.V"/>
        <table:table-column table:style-name="Таблица12.W"/>
        <table:table-column table:style-name="Таблица12.X"/>
        <table:table-column table:style-name="Таблица12.Y"/>
        <table:table-column table:style-name="Таблица12.Z"/>
        <table:table-row table:style-name="Таблица12.1">
          <table:table-cell table:style-name="Таблица12.A1" table:number-columns-spanned="3" office:value-type="string">
            <text:p text:style-name="P80">Дубл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40"/>
          </table:table-cell>
          <table:covered-table-cell/>
          <table:covered-table-cell/>
          <table:table-cell table:style-name="Таблица12.A1" office:value-type="string">
            <text:p text:style-name="P40"/>
          </table:table-cell>
          <table:table-cell table:style-name="Таблица12.H1" table:number-columns-spanned="2" office:value-type="string">
            <text:p text:style-name="P40"/>
          </table:table-cell>
          <table:covered-table-cell/>
          <table:table-cell table:style-name="Таблица12.J1" table:number-columns-spanned="4" office:value-type="string">
            <text:p text:style-name="P40"><text:s text:c="15"/></text:p>
          </table:table-cell>
          <table:covered-table-cell/>
          <table:covered-table-cell/>
          <table:covered-table-cell/>
          <table:table-cell table:style-name="Таблица12.N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1" table:number-columns-spanned="3" office:value-type="string">
            <text:p text:style-name="P80">Взам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40"/>
          </table:table-cell>
          <table:covered-table-cell/>
          <table:covered-table-cell/>
          <table:table-cell table:style-name="Таблица12.A1" office:value-type="string">
            <text:p text:style-name="P40"/>
          </table:table-cell>
          <table:table-cell table:style-name="Таблица12.H1" table:number-columns-spanned="2" office:value-type="string">
            <text:p text:style-name="P40"/>
          </table:table-cell>
          <table:covered-table-cell/>
          <table:table-cell table:style-name="Таблица12.J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N1" table:number-rows-spanned="2" table:number-columns-spanned="11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1" table:number-columns-spanned="3" office:value-type="string">
            <text:p text:style-name="P80">Подл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40"/>
          </table:table-cell>
          <table:covered-table-cell/>
          <table:covered-table-cell/>
          <table:table-cell table:style-name="Таблица12.A1" office:value-type="string">
            <text:p text:style-name="P40"/>
          </table:table-cell>
          <table:table-cell table:style-name="Таблица12.A1" table:number-columns-spanned="2" office:value-type="string">
            <text:p text:style-name="P40"/>
          </table:table-cell>
          <table:covered-table-cell/>
          <table:table-cell table:style-name="Таблица12.J1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4">
          <table:table-cell table:style-name="Таблица12.A4" table:number-columns-spanned="18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A4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12.W4" table:number-columns-spanned="3" office:value-type="string">
            <text:h text:style-name="P344" text:outline-level="7"/>
          </table:table-cell>
          <table:covered-table-cell/>
          <table:covered-table-cell/>
          <table:table-cell table:style-name="Таблица12.W4" office:value-type="string">
            <text:p text:style-name="P165"/>
          </table:table-cell>
        </table:table-row>
        <table:table-row table:style-name="Таблица12.1">
          <table:table-cell table:style-name="Таблица12.A4" table:number-rows-spanned="3" table:number-columns-spanned="2" office:value-type="string">
            <text:p text:style-name="P126"/>
          </table:table-cell>
          <table:covered-table-cell/>
          <table:table-cell table:style-name="Таблица12.A4" table:number-columns-spanned="2" office:value-type="string">
            <text:p text:style-name="P126"/>
          </table:table-cell>
          <table:covered-table-cell/>
          <table:table-cell table:style-name="Таблица12.A4" office:value-type="string">
            <text:p text:style-name="P126"/>
          </table:table-cell>
          <table:table-cell table:style-name="Таблица12.A4" table:number-columns-spanned="3" office:value-type="string">
            <text:p text:style-name="P126"/>
          </table:table-cell>
          <table:covered-table-cell/>
          <table:covered-table-cell/>
          <table:table-cell table:style-name="Таблица12.A4" table:number-columns-spanned="2" office:value-type="string">
            <text:p text:style-name="P126"/>
          </table:table-cell>
          <table:covered-table-cell/>
          <table:table-cell table:style-name="Таблица12.A4" office:value-type="string">
            <text:p text:style-name="P126"/>
          </table:table-cell>
          <table:table-cell table:style-name="Таблица12.A4" office:value-type="string">
            <text:p text:style-name="P126"/>
          </table:table-cell>
          <table:table-cell table:style-name="Таблица12.A4" table:number-columns-spanned="2" office:value-type="string">
            <text:p text:style-name="P126"/>
          </table:table-cell>
          <table:covered-table-cell/>
          <table:table-cell table:style-name="Таблица12.A4" table:number-columns-spanned="2" office:value-type="string">
            <text:p text:style-name="P126"/>
          </table:table-cell>
          <table:covered-table-cell/>
          <table:table-cell table:style-name="Таблица12.Q5" office:value-type="string">
            <text:p text:style-name="P126"/>
          </table:table-cell>
          <table:table-cell table:style-name="Таблица12.R5" table:number-columns-spanned="2" office:value-type="string">
            <text:p text:style-name="P126"/>
          </table:table-cell>
          <table:covered-table-cell/>
          <table:table-cell table:style-name="Таблица12.T5" table:number-rows-spanned="3" table:number-columns-spanned="4" office:value-type="string">
            <text:h text:style-name="P359" text:outline-level="8"/>
          </table:table-cell>
          <table:covered-table-cell/>
          <table:covered-table-cell/>
          <table:covered-table-cell/>
          <table:table-cell table:style-name="Таблица12.X5" table:number-rows-spanned="3" table:number-columns-spanned="3" office:value-type="string">
            <text:h text:style-name="P367" text:outline-level="9"/>
          </table:table-cell>
          <table:covered-table-cell/>
          <table:covered-table-cell/>
        </table:table-row>
        <table:table-row table:style-name="Таблица12.1">
          <table:covered-table-cell/>
          <table:covered-table-cell/>
          <table:table-cell table:style-name="Таблица12.A1" table:number-columns-spanned="2" office:value-type="string">
            <text:p text:style-name="P40"/>
          </table:table-cell>
          <table:covered-table-cell/>
          <table:table-cell table:style-name="Таблица12.A1" office:value-type="string">
            <text:p text:style-name="P40"/>
          </table:table-cell>
          <table:table-cell table:style-name="Таблица12.A1" table:number-columns-spanned="3" office:value-type="string">
            <text:p text:style-name="P40"/>
          </table:table-cell>
          <table:covered-table-cell/>
          <table:covered-table-cell/>
          <table:table-cell table:style-name="Таблица12.A1" table:number-columns-spanned="2" office:value-type="string">
            <text:p text:style-name="P40"/>
          </table:table-cell>
          <table:covered-table-cell/>
          <table:table-cell table:style-name="Таблица12.A1" office:value-type="string">
            <text:p text:style-name="P40"/>
          </table:table-cell>
          <table:table-cell table:style-name="Таблица12.A1" office:value-type="string">
            <text:p text:style-name="P40"/>
          </table:table-cell>
          <table:table-cell table:style-name="Таблица12.A1" table:number-columns-spanned="2" office:value-type="string">
            <text:p text:style-name="P40"/>
          </table:table-cell>
          <table:covered-table-cell/>
          <table:table-cell table:style-name="Таблица12.A1" table:number-columns-spanned="2" office:value-type="string">
            <text:p text:style-name="P40"/>
          </table:table-cell>
          <table:covered-table-cell/>
          <table:table-cell table:style-name="Таблица12.H1" office:value-type="string">
            <text:p text:style-name="P40"/>
          </table:table-cell>
          <table:table-cell table:style-name="Таблица12.R6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covered-table-cell/>
          <table:covered-table-cell/>
          <table:table-cell table:style-name="Таблица12.C7" table:number-columns-spanned="2" office:value-type="string">
            <text:p text:style-name="Text_20_body">1</text:p>
          </table:table-cell>
          <table:covered-table-cell/>
          <table:table-cell table:style-name="Таблица12.L7" office:value-type="string">
            <text:p text:style-name="Text_20_body"/>
          </table:table-cell>
          <table:table-cell table:style-name="Таблица12.F7" table:number-columns-spanned="3" office:value-type="string">
            <text:p text:style-name="P40"/>
          </table:table-cell>
          <table:covered-table-cell/>
          <table:covered-table-cell/>
          <table:table-cell table:style-name="Таблица12.I7" table:number-columns-spanned="2" office:value-type="string">
            <text:p text:style-name="P40"/>
          </table:table-cell>
          <table:covered-table-cell/>
          <table:table-cell table:style-name="Таблица12.K7" office:value-type="string">
            <text:p text:style-name="P40"/>
          </table:table-cell>
          <table:table-cell table:style-name="Таблица12.L7" office:value-type="string">
            <text:p text:style-name="P40"/>
          </table:table-cell>
          <table:table-cell table:style-name="Таблица12.M7" table:number-columns-spanned="2" office:value-type="string">
            <text:p text:style-name="P40"/>
          </table:table-cell>
          <table:covered-table-cell/>
          <table:table-cell table:style-name="Таблица12.O7" table:number-columns-spanned="2" office:value-type="string">
            <text:p text:style-name="P40"/>
          </table:table-cell>
          <table:covered-table-cell/>
          <table:table-cell table:style-name="Таблица12.Q7" office:value-type="string">
            <text:p text:style-name="P40"/>
          </table:table-cell>
          <table:table-cell table:style-name="Таблица12.R7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8">
          <table:table-cell table:style-name="Таблица12.A8" table:number-columns-spanned="26" office:value-type="string">
            <text:p text:style-name="P309"><text:s text:c="3"/>Заключение начальника цеха (начальника смены, производственного мастера) <text:s text:c="61"/></text:p>
            <text:p text:style-name="P311"><text:s text:c="3"/></text:p>
            <text:p text:style-name="P314"><text:s text:c="3"/>Начальник цеха (начальник смены, производственный мастер)</text:p>
            <text:p text:style-name="P315"><text:span text:style-name="T23"><text:s text:c="3"/></text:span><text:span text:style-name="Основной_20_шрифт_20_абзаца"><text:span text:style-name="T23">(подпись, фамилия, дата) <text:s text:c="2"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11438592">
          <table:table-cell table:style-name="Таблица12.A11" table:number-columns-spanned="26" office:value-type="string">
            <text:p text:style-name="P309"><text:s text:c="3"/>Заключение ОТК</text:p>
            <text:p text:style-name="P311"><text:s/></text:p>
            <text:p text:style-name="P312"><text:s text:c="3"/>Контрольный мастер (контролер ОТК)</text:p>
            <text:p text:style-name="P312"><text:s text:c="3"/>(подпись, фамилия, дата)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0">
          <table:table-cell table:style-name="Таблица12.A11" table:number-columns-spanned="26" office:value-type="string">
            <text:p text:style-name="P309"><text:s text:c="3"/>Заключение представителя 521 ВП МО РФ <text:s text:c="3"/></text:p>
            <text:p text:style-name="P311"><text:s text:c="7"/></text:p>
            <text:p text:style-name="P309"><text:s text:c="3"/>Представитель 521 ВП МО РФ (подпись, фамилия, дата) 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1">
          <table:table-cell table:style-name="Таблица12.A11" table:number-columns-spanned="26" office:value-type="string">
            <text:p text:style-name="P183"><text:s text:c="3"/>Гарантийный срок установлен __________ лет ____________</text:p>
            <text:p text:style-name="Text_20_body"><text:span text:style-name="T23"><text:s/></text:span><text:span text:style-name="Основной_20_шрифт_20_абзаца"><text:span text:style-name="T23"><text:s text:c="90"/>дата</text:span></text:span></text:p>
            <text:p text:style-name="P316"><text:span text:style-name="Основной_20_шрифт_20_абзаца"><text:span text:style-name="T23"><text:s text:c="3"/>(заполняется на товарную продукцию) <text:s text:c="4"/></text:span></text:span><text:span text:style-name="T23"><text:s text:c="34"/>Начальник цеха _________________________________</text:span></text:p>
            <text:p text:style-name="P315"><text:span text:style-name="T23"><text:s text:c="149"/></text:span><text:span text:style-name="Основной_20_шрифт_20_абзаца"><text:span text:style-name="T23"><text:s/>подпись, фамилия, дата <text:s text:c="3"/></text:span></text:span></text:p>
            <text:p text:style-name="P314"><text:s text:c="65"/></text:p>
            <text:p text:style-name="P314"><text:s text:c="71"/>Контрольный мастер (контролер ОТК) _________________________________</text:p>
            <text:p text:style-name="P315"><text:span text:style-name="T23"><text:s text:c="150"/></text:span><text:span text:style-name="Основной_20_шрифт_20_абзаца"><text:span text:style-name="T23">подпись, фамилия, дата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Q5" office:value-type="string">
            <text:p text:style-name="P126">ПТ</text:p>
          </table:table-cell>
          <table:table-cell table:style-name="Таблица12.B12" table:number-columns-spanned="20" office:value-type="string">
            <text:p text:style-name="P126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B12" table:number-columns-spanned="3" office:value-type="string">
            <text:p text:style-name="P126"/>
          </table:table-cell>
          <table:covered-table-cell/>
          <table:covered-table-cell/>
          <table:table-cell table:style-name="Таблица12.Y12" table:number-columns-spanned="2" office:value-type="string">
            <text:p text:style-name="P126"/>
          </table:table-cell>
          <table:covered-table-cell/>
        </table:table-row>
      </table:table>
      <text:p text:style-name="Standard"><text:soft-page-break/><text:s text:c="169"/><text:span text:style-name="Основной_20_шрифт_20_абзаца"><text:span text:style-name="T4">СТО 07521831-17-2017</text:span>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M"/>
        <table:table-column table:style-name="Таблица13.N"/>
        <table:table-column table:style-name="Таблица13.O"/>
        <table:table-column table:style-name="Таблица13.P"/>
        <table:table-column table:style-name="Таблица13.Q"/>
        <table:table-column table:style-name="Таблица13.R"/>
        <table:table-column table:style-name="Таблица13.S"/>
        <table:table-column table:style-name="Таблица13.T"/>
        <table:table-column table:style-name="Таблица13.U"/>
        <table:table-column table:style-name="Таблица13.V"/>
        <table:table-column table:style-name="Таблица13.W"/>
        <table:table-column table:style-name="Таблица13.X"/>
        <table:table-column table:style-name="Таблица13.Y"/>
        <table:table-column table:style-name="Таблица13.Z"/>
        <table:table-column table:style-name="Таблица13.a"/>
        <table:table-column table:style-name="Таблица13.b"/>
        <table:table-column table:style-name="Таблица13.D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column table:style-name="Таблица13.E"/>
        <table:table-column table:style-name="Таблица13.l"/>
        <table:table-row table:style-name="Таблица13.1">
          <table:table-cell table:style-name="Таблица13.A1" table:number-columns-spanned="2" office:value-type="string">
            <text:p text:style-name="P80">Дубл.</text:p>
          </table:table-cell>
          <table:covered-table-cell/>
          <table:table-cell table:style-name="Таблица13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G1" office:value-type="string">
            <text:p text:style-name="P40"/>
          </table:table-cell>
          <table:table-cell table:style-name="Таблица13.G1" table:number-columns-spanned="2" office:value-type="string">
            <text:p text:style-name="P40"/>
          </table:table-cell>
          <table:covered-table-cell/>
          <table:table-cell table:style-name="Таблица13.J1" table:number-columns-spanned="5" office:value-type="string">
            <text:p text:style-name="P40"><text:s text:c="15"/></text:p>
            <text:p text:style-name="P40"/>
          </table:table-cell>
          <table:covered-table-cell/>
          <table:covered-table-cell/>
          <table:covered-table-cell/>
          <table:covered-table-cell/>
          <table:table-cell table:style-name="Таблица13.O1" table:number-columns-spanned="13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2"/>
          </table:table-cell>
          <table:covered-table-cell/>
          <table:table-cell table:style-name="Таблица13.O1" table:number-columns-spanned="2" office:value-type="string">
            <text:p text:style-name="P182"/>
          </table:table-cell>
          <table:covered-table-cell/>
          <table:table-cell table:style-name="Таблица13.O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40"/>
          </table:table-cell>
          <table:covered-table-cell/>
          <table:table-cell table:style-name="Таблица13.j1" office:value-type="string">
            <text:p text:style-name="P40"/>
          </table:table-cell>
        </table:table-row>
        <table:table-row table:style-name="Таблица13.1">
          <table:table-cell table:style-name="Таблица13.A1" table:number-columns-spanned="2" office:value-type="string">
            <text:p text:style-name="P80">Взам.</text:p>
          </table:table-cell>
          <table:covered-table-cell/>
          <table:table-cell table:style-name="Таблица13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A1" office:value-type="string">
            <text:p text:style-name="P40"/>
          </table:table-cell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J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table:number-columns-spanned="3" office:value-type="string">
            <text:p text:style-name="P40"/>
          </table:table-cell>
          <table:covered-table-cell/>
          <table:covered-table-cell/>
          <table:table-cell table:style-name="Таблица13.O1" table:number-columns-spanned="3" office:value-type="string">
            <text:p text:style-name="P40"/>
          </table:table-cell>
          <table:covered-table-cell/>
          <table:covered-table-cell/>
          <table:table-cell table:style-name="Таблица13.O1" office:value-type="string">
            <text:p text:style-name="P40"/>
          </table:table-cell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office:value-type="string">
            <text:p text:style-name="P40"/>
          </table:table-cell>
        </table:table-row>
        <table:table-row table:style-name="Таблица13.1">
          <table:table-cell table:style-name="Таблица13.A1" table:number-columns-spanned="2" office:value-type="string">
            <text:p text:style-name="P80">Подл.</text:p>
          </table:table-cell>
          <table:covered-table-cell/>
          <table:table-cell table:style-name="Таблица13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A1" office:value-type="string">
            <text:p text:style-name="P40"/>
          </table:table-cell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J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table:number-columns-spanned="3" office:value-type="string">
            <text:p text:style-name="P40"/>
          </table:table-cell>
          <table:covered-table-cell/>
          <table:covered-table-cell/>
          <table:table-cell table:style-name="Таблица13.O1" table:number-columns-spanned="3" office:value-type="string">
            <text:p text:style-name="P40"/>
          </table:table-cell>
          <table:covered-table-cell/>
          <table:covered-table-cell/>
          <table:table-cell table:style-name="Таблица13.O1" office:value-type="string">
            <text:p text:style-name="P40"/>
          </table:table-cell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40"/>
          </table:table-cell>
          <table:covered-table-cell/>
          <table:table-cell table:style-name="Таблица13.O1" office:value-type="string">
            <text:p text:style-name="P40"/>
          </table:table-cell>
        </table:table-row>
        <table:table-row table:style-name="Таблица13.4">
          <table:table-cell table:style-name="Таблица13.A1" table:number-columns-spanned="2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A1" table:number-columns-spanned="10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4" table:number-columns-spanned="5" office:value-type="string">
            <text:h text:style-name="P344" text:outline-level="7"/>
          </table:table-cell>
          <table:covered-table-cell/>
          <table:covered-table-cell/>
          <table:covered-table-cell/>
          <table:covered-table-cell/>
          <table:table-cell table:style-name="Таблица13.g4" office:value-type="string">
            <text:p text:style-name="P165"/>
          </table:table-cell>
        </table:table-row>
        <table:table-row table:style-name="Таблица13.1">
          <table:table-cell table:style-name="Таблица13.A1" table:number-rows-spanned="3" office:value-type="string">
            <text:p text:style-name="P105"/>
          </table:table-cell>
          <table:table-cell table:style-name="Таблица13.A1" table:number-columns-spanned="3" office:value-type="string">
            <text:p text:style-name="P40"/>
          </table:table-cell>
          <table:covered-table-cell/>
          <table:covered-table-cell/>
          <table:table-cell table:style-name="Таблица13.A1" office:value-type="string">
            <text:p text:style-name="P40"/>
          </table:table-cell>
          <table:table-cell table:style-name="Таблица13.A1" table:number-columns-spanned="3" office:value-type="string">
            <text:p text:style-name="P40"/>
          </table:table-cell>
          <table:covered-table-cell/>
          <table:covered-table-cell/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office:value-type="string">
            <text:p text:style-name="P40"/>
          </table:table-cell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G1" table:number-columns-spanned="2" office:value-type="string">
            <text:p text:style-name="P40"/>
          </table:table-cell>
          <table:covered-table-cell/>
          <table:table-cell table:style-name="Таблица13.V6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13.Z5" table:number-rows-spanned="3" table:number-columns-spanned="8" office:value-type="string">
            <text:h text:style-name="P359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h5" table:number-rows-spanned="3" table:number-columns-spanned="5" office:value-type="string">
            <text:h text:style-name="P367" text:outline-level="9"/>
          </table:table-cell>
          <table:covered-table-cell/>
          <table:covered-table-cell/>
          <table:covered-table-cell/>
          <table:covered-table-cell/>
        </table:table-row>
        <table:table-row table:style-name="Таблица13.1">
          <table:covered-table-cell/>
          <table:table-cell table:style-name="Таблица13.A1" table:number-columns-spanned="3" office:value-type="string">
            <text:p text:style-name="P40"/>
          </table:table-cell>
          <table:covered-table-cell/>
          <table:covered-table-cell/>
          <table:table-cell table:style-name="Таблица13.A1" office:value-type="string">
            <text:p text:style-name="P40"/>
          </table:table-cell>
          <table:table-cell table:style-name="Таблица13.A1" table:number-columns-spanned="3" office:value-type="string">
            <text:p text:style-name="P40"/>
          </table:table-cell>
          <table:covered-table-cell/>
          <table:covered-table-cell/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office:value-type="string">
            <text:p text:style-name="P40"/>
          </table:table-cell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G1" table:number-columns-spanned="2" office:value-type="string">
            <text:p text:style-name="P40"/>
          </table:table-cell>
          <table:covered-table-cell/>
          <table:table-cell table:style-name="Таблица13.V6" table:number-columns-spanned="4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">
          <table:covered-table-cell/>
          <table:table-cell table:style-name="Таблица13.A1" table:number-columns-spanned="3" office:value-type="string">
            <text:p text:style-name="Standard">11</text:p>
          </table:table-cell>
          <table:covered-table-cell/>
          <table:covered-table-cell/>
          <table:table-cell table:style-name="Таблица13.A1" office:value-type="string">
            <text:p text:style-name="Standard"/>
          </table:table-cell>
          <table:table-cell table:style-name="Таблица13.A1" table:number-columns-spanned="3" office:value-type="string">
            <text:p text:style-name="P40"/>
          </table:table-cell>
          <table:covered-table-cell/>
          <table:covered-table-cell/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office:value-type="string">
            <text:p text:style-name="P40"/>
          </table:table-cell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A1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3.A1" table:number-columns-spanned="2" office:value-type="string">
            <text:p text:style-name="P40"/>
          </table:table-cell>
          <table:covered-table-cell/>
          <table:table-cell table:style-name="Таблица13.V7" table:number-columns-spanned="4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8">
          <table:table-cell table:style-name="Таблица13.G1" table:number-columns-spanned="38" office:value-type="string">
            <text:p text:style-name="Standard"><text:s text:c="158"/>Зав № <text:s text:c="5"/></text:p>
            <text:p text:style-name="Standard">Перечень документов, прилагаемых к паспорту технологическом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9">
          <table:table-cell table:style-name="Таблица13.G1" table:number-columns-spanned="17" office:value-type="string">
            <text:p text:style-name="P2"/>
            <text:p text:style-name="Standard">Наименование документ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9" table:number-columns-spanned="7" office:value-type="string">
            <text:p text:style-name="Standard">Обозначение или номер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9" table:number-columns-spanned="4" office:value-type="string">
            <text:p text:style-name="Standard">Количество документов</text:p>
          </table:table-cell>
          <table:covered-table-cell/>
          <table:covered-table-cell/>
          <table:covered-table-cell/>
          <table:table-cell table:style-name="Таблица13.R9" table:number-columns-spanned="6" office:value-type="string">
            <text:p text:style-name="Standard">Количество листов в документ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R9" table:number-columns-spanned="4" office:value-type="string">
            <text:p text:style-name="Standard">Примечание</text:p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A19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19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Y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c19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9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A19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19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Y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c19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9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A19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19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Y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c19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9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20">
          <table:table-cell table:style-name="Таблица13.A20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M20" table:number-columns-spanned="26" office:value-type="string">
            <text:p text:style-name="P2">Комплектовал __________________________________ <text:s/>____________ <text:s text:c="4"/>20 ____ <text:s/>г. <text:s text:c="6"/></text:p>
            <text:p text:style-name="P2">Проверил ______________________________________ <text:s/>____________ <text:s text:c="4"/>20 ____ <text:s/>г. <text:s text:c="11"/></text:p>
            <text:p text:style-name="P2">Контрольный мастер (контролер ОТК) _____________ <text:s/>____________ <text:s text:c="4"/>20 ____ <text:s/>г.</text:p>
            <text:p text:style-name="P2">Представитель 521 ВП МО РФ ____________________ <text:s/>____________ <text:s text:c="4"/>20 ____ <text:s/>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1">
          <table:table-cell table:style-name="Таблица13.G1" table:number-columns-spanned="3" office:value-type="string">
            <text:h text:style-name="Heading_20_7" text:outline-level="7">ПТ</text:h>
          </table:table-cell>
          <table:covered-table-cell/>
          <table:covered-table-cell/>
          <table:table-cell table:style-name="Таблица13.D21" table:number-columns-spanned="27" office:value-type="string">
            <text:h text:style-name="P360" text:outline-level="8"><text:s/>Паспорт технологически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e21" table:number-columns-spanned="6" office:value-type="string">
            <text:h text:style-name="Heading_20_8" text:outline-level="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k21" table:number-columns-spanned="2" office:value-type="string">
            <text:h text:style-name="Heading_20_8" text:outline-level="8"/>
          </table:table-cell>
          <table:covered-table-cell/>
        </table:table-row>
      </table:table>
      <text:p text:style-name="P398"><text:s text:c="4"/></text:p>
      <text:p text:style-name="P181"><text:s/></text:p>
      <text:p text:style-name="P202"/>
      <text:p text:style-name="P181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able:table table:name="Таблица" table:style-name="Таблица">
        <table:table-column table:style-name="Таблица.A"/>
        <table:table-column table:style-name="Таблица.B"/>
        <table:table-row table:style-name="TableLine511467680">
          <table:table-cell table:style-name="Таблица.A1" office:value-type="string">
            <text:p text:style-name="Table_20_Contents"/>
          </table:table-cell>
          <table:table-cell table:style-name="Таблица.A1" office:value-type="string">
            <text:p text:style-name="Table_20_Contents"/>
          </table:table-cell>
        </table:table-row>
        <table:table-row table:style-name="TableLine511469552">
          <table:table-cell table:style-name="Таблица.A1" office:value-type="string">
            <text:p text:style-name="Table_20_Contents"/>
          </table:table-cell>
          <table:table-cell table:style-name="Таблица.A1" office:value-type="string">
            <text:p text:style-name="Table_20_Contents"/>
          </table:table-cell>
        </table:table-row>
      </table:table>
      <table:table table:name="Таблица55" table:style-name="Таблица55">
        <table:table-column table:style-name="Таблица55.A"/>
        <table:table-column table:style-name="Таблица55.B"/>
        <table:table-row table:style-name="TableLine1016927736">
          <table:table-cell table:style-name="Таблица55.A1" office:value-type="string">
            <text:p text:style-name="Table_20_Contents"/>
          </table:table-cell>
          <table:table-cell table:style-name="Таблица55.A1" office:value-type="string">
            <text:p text:style-name="Table_20_Contents"/>
          </table:table-cell>
        </table:table-row>
        <text:soft-page-break/>
        <table:table-row table:style-name="TableLine1016929320">
          <table:table-cell table:style-name="Таблица55.A1" office:value-type="string">
            <text:p text:style-name="Table_20_Contents"/>
          </table:table-cell>
          <table:table-cell table:style-name="Таблица55.A1" office:value-type="string">
            <text:p text:style-name="Table_20_Contents"/>
          </table:table-cell>
        </table:table-row>
      </table:table>
      <text:section text:style-name="Sect1" text:name="Sect2">
        <table:table table:name="Таблица14" table:style-name="Таблица14">
          <table:table-column table:style-name="Таблица14.A"/>
          <table:table-column table:style-name="Таблица14.B"/>
          <table:table-column table:style-name="Таблица14.C"/>
          <table:table-column table:style-name="Таблица14.D"/>
          <table:table-column table:style-name="Таблица14.E"/>
          <table:table-column table:style-name="Таблица14.F"/>
          <table:table-column table:style-name="Таблица14.G"/>
          <table:table-column table:style-name="Таблица14.H"/>
          <table:table-column table:style-name="Таблица14.I"/>
          <table:table-column table:style-name="Таблица14.J"/>
          <table:table-column table:style-name="Таблица14.K"/>
          <table:table-column table:style-name="Таблица14.F"/>
          <table:table-column table:style-name="Таблица14.M"/>
          <table:table-column table:style-name="Таблица14.N"/>
          <table:table-row table:style-name="Таблица14.1">
            <table:table-cell table:style-name="Таблица14.A1" table:number-rows-spanned="36" office:value-type="string">
              <text:p text:style-name="Standard"/>
            </table:table-cell>
            <table:table-cell table:style-name="Таблица14.B1" table:number-columns-spanned="4" office:value-type="string">
              <text:p text:style-name="P2"/>
            </table:table-cell>
            <table:covered-table-cell/>
            <table:covered-table-cell/>
            <table:covered-table-cell/>
            <table:table-cell table:style-name="Таблица14.B1" table:number-columns-spanned="4" office:value-type="string">
              <text:p text:style-name="P40"/>
            </table:table-cell>
            <table:covered-table-cell/>
            <table:covered-table-cell/>
            <table:covered-table-cell/>
            <table:table-cell table:style-name="Таблица14.J1" table:number-columns-spanned="4" office:value-type="string">
              <text:h text:style-name="P354" text:outline-level="7"/>
            </table:table-cell>
            <table:covered-table-cell/>
            <table:covered-table-cell/>
            <table:covered-table-cell/>
            <table:table-cell table:style-name="Таблица14.J1" office:value-type="string">
              <text:p text:style-name="P170"/>
            </table:table-cell>
          </table:table-row>
          <table:table-row table:style-name="Таблица14.1">
            <table:covered-table-cell/>
            <table:table-cell table:style-name="Таблица14.B2" table:number-columns-spanned="6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Таблица14.H2" table:number-columns-spanned="4" office:value-type="string">
              <text:h text:style-name="Heading_20_8" text:outline-level="8"/>
            </table:table-cell>
            <table:covered-table-cell/>
            <table:covered-table-cell/>
            <table:covered-table-cell/>
            <table:table-cell table:style-name="Таблица14.L2" table:number-columns-spanned="3" office:value-type="string">
              <text:p text:style-name="P126"/>
            </table:table-cell>
            <table:covered-table-cell/>
            <table:covered-table-cell/>
          </table:table-row>
          <table:table-row table:style-name="Таблица14.1">
            <table:covered-table-cell/>
            <table:table-cell table:style-name="Таблица14.B1" table:number-rows-spanned="2" office:value-type="string">
              <text:p text:style-name="P80"/>
              <text:p text:style-name="P80">Изм.</text:p>
            </table:table-cell>
            <table:table-cell table:style-name="Таблица14.B1" table:number-columns-spanned="8" office:value-type="string">
              <text:p text:style-name="P135">Номера листов (страниц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4.K4" table:number-rows-spanned="2" table:number-columns-spanned="2" office:value-type="string">
              <text:p text:style-name="P80">Всего листов</text:p>
            </table:table-cell>
            <table:covered-table-cell/>
            <table:table-cell table:style-name="Таблица14.M4" table:number-rows-spanned="2" table:number-columns-spanned="2" office:value-type="string">
              <text:p text:style-name="P86">Номер</text:p>
              <text:p text:style-name="P86">документа</text:p>
            </table:table-cell>
            <table:covered-table-cell/>
          </table:table-row>
          <table:table-row table:style-name="Таблица14.1">
            <table:covered-table-cell/>
            <table:covered-table-cell/>
            <table:table-cell table:style-name="Таблица14.B1" table:number-columns-spanned="2" office:value-type="string">
              <text:p text:style-name="P86">измененных</text:p>
            </table:table-cell>
            <table:covered-table-cell/>
            <table:table-cell table:style-name="Таблица14.B1" table:number-columns-spanned="2" office:value-type="string">
              <text:p text:style-name="P86">замененных</text:p>
            </table:table-cell>
            <table:covered-table-cell/>
            <table:table-cell table:style-name="Таблица14.B1" table:number-columns-spanned="2" office:value-type="string">
              <text:p text:style-name="P86">новых</text:p>
            </table:table-cell>
            <table:covered-table-cell/>
            <table:table-cell table:style-name="Таблица14.B1" table:number-columns-spanned="2" office:value-type="string">
              <text:p text:style-name="P86">аннулированных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1" office:value-type="string">
              <text:p text:style-name="P40"/>
            </table:table-cell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40"/>
            </table:table-cell>
            <table:covered-table-cell/>
            <table:table-cell table:style-name="Таблица14.B1" table:number-columns-spanned="2" office:value-type="string">
              <text:p text:style-name="P80"/>
            </table:table-cell>
            <table:covered-table-cell/>
          </table:table-row>
          <table:table-row table:style-name="Таблица14.1">
            <table:covered-table-cell/>
            <table:table-cell table:style-name="Таблица14.B35" office:value-type="string">
              <text:p text:style-name="P40"/>
            </table:table-cell>
            <table:table-cell table:style-name="Таблица14.C35" table:number-columns-spanned="2" office:value-type="string">
              <text:p text:style-name="P40"/>
            </table:table-cell>
            <table:covered-table-cell/>
            <table:table-cell table:style-name="Таблица14.E35" table:number-columns-spanned="2" office:value-type="string">
              <text:p text:style-name="P40"/>
            </table:table-cell>
            <table:covered-table-cell/>
            <table:table-cell table:style-name="Таблица14.G35" table:number-columns-spanned="2" office:value-type="string">
              <text:p text:style-name="P40"/>
            </table:table-cell>
            <table:covered-table-cell/>
            <table:table-cell table:style-name="Таблица14.I35" table:number-columns-spanned="2" office:value-type="string">
              <text:p text:style-name="P40"/>
            </table:table-cell>
            <table:covered-table-cell/>
            <table:table-cell table:style-name="Таблица14.K35" table:number-columns-spanned="2" office:value-type="string">
              <text:p text:style-name="P40"/>
            </table:table-cell>
            <table:covered-table-cell/>
            <table:table-cell table:style-name="Таблица14.M35" table:number-columns-spanned="2" office:value-type="string">
              <text:p text:style-name="P80"/>
            </table:table-cell>
            <table:covered-table-cell/>
          </table:table-row>
          <table:table-row table:style-name="Таблица14.36">
            <table:covered-table-cell/>
            <table:table-cell table:style-name="Таблица14.B36" table:number-columns-spanned="2" office:value-type="string">
              <text:h text:style-name="Heading_20_1" text:outline-level="1">ЛР</text:h>
            </table:table-cell>
            <table:covered-table-cell/>
            <table:table-cell table:style-name="Таблица14.D36" table:number-columns-spanned="1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MS Mincho" svg:font-family="'MS Minch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style:font-name-asian="Times New Roman" style:font-size-asian="14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Обычный" style:class="text">
      <style:paragraph-properties fo:line-height="0.769cm" fo:orphans="2" fo:widows="2" fo:hyphenation-ladder-count="no-limit"/>
      <style:text-properties fo:font-size="18pt" style:font-size-asian="18pt"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center" style:justify-single-word="false" fo:orphans="2" fo:widows="2" fo:hyphenation-ladder-count="no-limit" fo:keep-with-next="always"/>
      <style:text-properties fo:font-size="18pt" fo:font-weight="bold" style:font-size-asian="18pt" style:font-weight-asian="bold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text-align="center" style:justify-single-word="false" fo:orphans="2" fo:widows="2" fo:hyphenation-ladder-count="no-limit" fo:keep-with-next="always"/>
      <style:text-properties fo:font-weight="bold" style:font-weight-asian="bold" fo:hyphenate="false" loext:hyphenation-no-caps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text-align="center" style:justify-single-word="false" fo:orphans="2" fo:widows="2" fo:hyphenation-ladder-count="no-limit" fo:keep-with-next="always"/>
      <style:text-properties fo:font-size="20pt" style:font-size-asian="20pt" fo:hyphenate="fals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orphans="2" fo:widows="2"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 fo:hyphenate="false" loext:hyphenation-no-caps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orphans="2" fo:widows="2"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 fo:hyphenate="false" loext:hyphenation-no-caps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text-align="center" style:justify-single-word="false" fo:orphans="2" fo:widows="2" fo:hyphenation-ladder-count="no-limit" fo:keep-with-next="always"/>
      <style:text-properties fo:font-size="16pt" style:font-size-asian="16pt" fo:hyphenate="false" loext:hyphenation-no-caps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text-align="center" style:justify-single-word="false" fo:orphans="2" fo:widows="2" fo:hyphenation-ladder-count="no-limit" fo:keep-with-next="always"/>
      <style:text-properties fo:font-size="18pt" style:font-size-asian="18pt" fo:hyphenate="false" loext:hyphenation-no-caps="false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orphans="2" fo:widows="2" fo:hyphenation-ladder-count="no-limit" fo:keep-with-next="always"/>
      <style:text-properties fo:font-size="18pt" style:font-size-asian="18pt" fo:hyphenate="false" loext:hyphenation-no-caps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orphans="2" fo:widows="2" fo:hyphenation-ladder-count="no-limit" fo:keep-with-next="always"/>
      <style:text-properties fo:font-size="16pt" style:font-size-asian="16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0.075cm" style:type="center"/>
          <style:tab-stop style:position="20.152cm" style:type="right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Обычный" style:class="text">
      <style:paragraph-properties fo:margin-left="1.005cm" fo:margin-right="0cm" fo:line-height="0.769cm" fo:text-align="justify" style:justify-single-word="false" fo:orphans="2" fo:widows="2" fo:hyphenation-ladder-count="no-limit" fo:text-indent="-0.847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1.005cm" fo:margin-right="0cm" fo:line-height="0.769cm" fo:text-align="justify" style:justify-single-word="false" fo:orphans="2" fo:widows="2" fo:hyphenation-ladder-count="no-limit" fo:text-indent="-1.005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1.505cm" fo:margin-right="0cm" fo:line-height="0.769cm" fo:text-align="justify" style:justify-single-word="false" fo:orphans="2" fo:widows="2" fo:hyphenation-ladder-count="no-limit" fo:text-indent="-1.505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X3AS7TABSTYLE" style:family="paragraph" style:parent-style-name="Footer">
      <style:paragraph-properties fo:hyphenation-ladder-count="no-limit">
        <style:tab-stops>
          <style:tab-stop style:position="2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text-properties fo:font-size="14pt"/>
    </style:style>
    <style:style style:name="header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X3AS7TOCHyperlink" style:family="text">
      <style:text-properties fo:color="#000000" loext:opacity="100%" style:text-underline-style="none"/>
    </style:style>
    <style:style style:name="BulletSymbol" style:family="text">
      <style:text-properties style:font-name="Symbol" fo:font-family="Symbol" style:font-family-generic="roman" style:font-pitch="variable" style:font-charset="x-symbol"/>
    </style:style>
    <style:style style:name="ID0ECOAE" style:family="text"/>
    <style:style style:name="ID0EXTAE" style:family="text"/>
    <style:style style:name="ID0EUUAE" style:family="text"/>
    <style:style style:name="ID0EJ1AE" style:family="text"/>
    <style:style style:name="ID0EG2AE" style:family="text"/>
    <style:style style:name="ID0E3AAG" style:family="text"/>
    <style:style style:name="ID0ERGAG" style:family="text"/>
    <style:style style:name="ID0EPMAG" style:family="text"/>
    <style:style style:name="ID0EMNAG" style:family="text"/>
    <style:style style:name="ID0EBTAG" style:family="text"/>
    <style:style style:name="ID0EWYAG" style:family="text"/>
    <style:style style:name="ID0EL5AG" style:family="text"/>
    <style:style style:name="ID0EAEBG" style:family="text"/>
    <style:style style:name="ID0EUJBG" style:family="text"/>
    <style:style style:name="ID0EJPBG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ID0EIWBG" style:family="text"/>
    <style:style style:name="ID0E42BG" style:family="text"/>
    <style:style style:name="ID0E3BAI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4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4%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0" number:min-decimal-places="0" number:min-integer-digits="2"/>
    </number:number-style>
    <number:number-style style:name="N108">
      <number:number number:decimal-places="0" number:min-decimal-places="0" number:min-integer-digits="3"/>
    </number:number-style>
    <number:number-style style:name="N109">
      <number:number number:decimal-places="3" number:min-decimal-places="3" number:min-integer-digits="1"/>
    </number:number-style>
    <number:number-style style:name="N110">
      <number:text>2-8</number:text>
    </number:number-style>
    <number:number-style style:name="N111">
      <number:text>9-15</number:text>
    </number:number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</style:style>
    <style:style style:name="MP2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  <style:text-properties fo:font-size="10.5pt" officeooo:paragraph-rsid="00118692" style:font-size-asian="9.14999961853027pt" style:font-size-complex="10.5pt"/>
    </style:style>
    <style:style style:name="MP3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fo:font-size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71cm" fo:margin-bottom="0.771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469cm" fo:margin-left="0cm" fo:margin-right="0cm" fo:margin-bottom="0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cm" fo:margin-bottom="0.771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5cm" fo:margin-left="0cm" fo:margin-right="0cm" fo:margin-bottom="0cm" style:dynamic-spacing="true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0cm" fo:margin-bottom="0cm" fo:margin-left="0.501cm" fo:margin-right="0.1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line-style="none" style:adjustment="left" style:rel-width="18%" style:color="#000000"/>
      </style:page-layout-properties>
      <style:header-style>
        <style:header-footer-properties fo:min-height="0.15cm" fo:margin-left="0cm" fo:margin-right="0cm" fo:margin-bottom="0.0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173"/>ГОСТ 3.1105 <text:s text:c="3"/>Форма 2 <text:s text:c="5"/><text:span text:style-name="Основной_20_шрифт_20_абзаца"><text:span text:style-name="MT1"><text:s text:c="64"/></text:span></text:span></text:p>
      </style:header>
    </style:master-page>
    <style:master-page style:name="MP1" style:page-layout-name="Mpm3">
      <style:header>
        <text:p text:style-name="MP2"/>
      </style:header>
    </style:master-page>
    <style:master-page style:name="H_5f_ID0EQ2PO" style:display-name="H_ID0EQ2PO" style:page-layout-name="Mpm4">
      <style:header>
        <text:p text:style-name="MP3"><text:s text:c="72"/><text:span text:style-name="MT2"><text:s text:c="64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 LibreOffice_project/d7547858d014d4cf69878db179d326fc3483e082</meta:generator>
    <dc:title>          ГОСТ 3</dc:title>
    <dc:description/>
    <dc:subject/>
    <meta:initial-creator>Neo5</meta:initial-creator>
    <meta:creation-date>2012-02-06T13:01:00Z</meta:creation-date>
    <dc:date>2024-07-09T11:28:00.277000000</dc:date>
    <meta:editing-cycles>175</meta:editing-cycles>
    <meta:editing-duration>P2DT11M31S</meta:editing-duration>
    <meta:print-date>2024-05-27T11:01:09.102000000</meta:print-date>
    <meta:document-statistic meta:table-count="33" meta:image-count="0" meta:object-count="0" meta:page-count="33" meta:paragraph-count="1064" meta:word-count="1457" meta:character-count="13244" meta:non-whitespace-character-count="7359"/>
    <meta:user-defined meta:name="Company">IVC</meta:user-defined>
    <meta:template xlink:type="simple" xlink:actuate="onRequest" xlink:title="" xlink:href="Normal"/>
  </office:meta>
</office:document-meta>
</file>